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style>
    <style:style style:name="P2" style:family="paragraph" style:parent-style-name="Standard">
      <style:paragraph-properties fo:margin-top="0in" fo:margin-bottom="0.1965in"/>
      <style:text-properties style:font-name="Atkinson Hyperlegible Next"/>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27"/>
    <style:style style:name="P26" style:family="paragraph" style:parent-style-name="Text_20_body" style:list-style-name="L28"/>
    <style:style style:name="P27" style:family="paragraph" style:parent-style-name="Text_20_body" style:list-style-name="L29"/>
    <style:style style:name="P28" style:family="paragraph" style:parent-style-name="Text_20_body" style:list-style-name="L30"/>
    <style:style style:name="P29" style:family="paragraph" style:parent-style-name="Text_20_body" style:list-style-name="L31"/>
    <style:style style:name="P30" style:family="paragraph" style:parent-style-name="Text_20_body" style:list-style-name="L32"/>
    <style:style style:name="P31" style:family="paragraph" style:parent-style-name="Text_20_body" style:list-style-name="L33"/>
    <style:style style:name="P32" style:family="paragraph" style:parent-style-name="Text_20_body" style:list-style-name="L34"/>
    <style:style style:name="P33" style:family="paragraph" style:parent-style-name="Text_20_body" style:list-style-name="L35"/>
    <style:style style:name="P34" style:family="paragraph" style:parent-style-name="Text_20_body" style:list-style-name="L36"/>
    <style:style style:name="P35" style:family="paragraph" style:parent-style-name="Text_20_body" style:list-style-name="L37"/>
    <style:style style:name="P36" style:family="paragraph" style:parent-style-name="Text_20_body" style:list-style-name="L38"/>
    <style:style style:name="P37" style:family="paragraph" style:parent-style-name="Text_20_body" style:list-style-name="L39"/>
    <style:style style:name="P38" style:family="paragraph" style:parent-style-name="Text_20_body" style:list-style-name="L40"/>
    <style:style style:name="P39" style:family="paragraph" style:parent-style-name="Text_20_body" style:list-style-name="L41"/>
    <style:style style:name="P40" style:family="paragraph" style:parent-style-name="Text_20_body" style:list-style-name="L42"/>
    <style:style style:name="P41" style:family="paragraph" style:parent-style-name="Text_20_body" style:list-style-name="L43"/>
    <style:style style:name="P42" style:family="paragraph" style:parent-style-name="Text_20_body" style:list-style-name="L44"/>
    <style:style style:name="P43" style:family="paragraph" style:parent-style-name="Text_20_body" style:list-style-name="L45"/>
    <style:style style:name="P44" style:family="paragraph" style:parent-style-name="Text_20_body" style:list-style-name="L46"/>
    <style:style style:name="P45" style:family="paragraph" style:parent-style-name="Text_20_body" style:list-style-name="L47"/>
    <style:style style:name="P46" style:family="paragraph" style:parent-style-name="Text_20_body" style:list-style-name="L48"/>
    <style:style style:name="P47" style:family="paragraph" style:parent-style-name="Text_20_body" style:list-style-name="L49"/>
    <style:style style:name="P48" style:family="paragraph" style:parent-style-name="Text_20_body" style:list-style-name="L50"/>
    <style:style style:name="P49" style:family="paragraph" style:parent-style-name="Text_20_body" style:list-style-name="L51"/>
    <style:style style:name="P50" style:family="paragraph" style:parent-style-name="Text_20_body" style:list-style-name="L52"/>
    <style:style style:name="P51" style:family="paragraph" style:parent-style-name="Text_20_body" style:list-style-name="L53"/>
    <style:style style:name="P52" style:family="paragraph" style:parent-style-name="Text_20_body" style:list-style-name="L54"/>
    <style:style style:name="P53" style:family="paragraph" style:parent-style-name="Text_20_body" style:list-style-name="L55"/>
    <style:style style:name="P54" style:family="paragraph" style:parent-style-name="Text_20_body" style:list-style-name="L56"/>
    <style:style style:name="P55" style:family="paragraph" style:parent-style-name="Text_20_body" style:list-style-name="L57"/>
    <style:style style:name="P56" style:family="paragraph" style:parent-style-name="Text_20_body" style:list-style-name="L58"/>
    <style:style style:name="P57" style:family="paragraph" style:parent-style-name="Text_20_body" style:list-style-name="L59"/>
    <style:style style:name="P58" style:family="paragraph" style:parent-style-name="Text_20_body" style:list-style-name="L60"/>
    <style:style style:name="P59" style:family="paragraph" style:parent-style-name="Text_20_body" style:list-style-name="L61"/>
    <style:style style:name="P60" style:family="paragraph" style:parent-style-name="Text_20_body" style:list-style-name="L62"/>
    <style:style style:name="P61" style:family="paragraph" style:parent-style-name="Text_20_body" style:list-style-name="L63"/>
    <style:style style:name="P62" style:family="paragraph" style:parent-style-name="Text_20_body" style:list-style-name="L65"/>
    <style:style style:name="P63" style:family="paragraph" style:parent-style-name="Text_20_body" style:list-style-name="L66"/>
    <style:style style:name="P64" style:family="paragraph" style:parent-style-name="Text_20_body" style:list-style-name="L67"/>
    <style:style style:name="P65" style:family="paragraph" style:parent-style-name="Text_20_body" style:list-style-name="L68"/>
    <style:style style:name="P66" style:family="paragraph" style:parent-style-name="Text_20_body" style:list-style-name="L69"/>
    <style:style style:name="P67" style:family="paragraph" style:parent-style-name="Text_20_body" style:list-style-name="L70"/>
    <style:style style:name="P68" style:family="paragraph" style:parent-style-name="Text_20_body" style:list-style-name="L71"/>
    <style:style style:name="P69" style:family="paragraph" style:parent-style-name="Text_20_body" style:list-style-name="L72"/>
    <style:style style:name="P70" style:family="paragraph" style:parent-style-name="Text_20_body" style:list-style-name="L74"/>
    <style:style style:name="P71" style:family="paragraph" style:parent-style-name="Text_20_body" style:list-style-name="L75"/>
    <style:style style:name="P72" style:family="paragraph" style:parent-style-name="Text_20_body" style:list-style-name="L76"/>
    <style:style style:name="P73" style:family="paragraph" style:parent-style-name="Text_20_body" style:list-style-name="L77"/>
    <style:style style:name="P74" style:family="paragraph" style:parent-style-name="Text_20_body" style:list-style-name="L78"/>
    <style:style style:name="P75" style:family="paragraph" style:parent-style-name="Text_20_body" style:list-style-name="L79"/>
    <style:style style:name="P76" style:family="paragraph" style:parent-style-name="Text_20_body" style:list-style-name="L80"/>
    <style:style style:name="P77" style:family="paragraph" style:parent-style-name="Text_20_body" style:list-style-name="L81"/>
    <style:style style:name="P78" style:family="paragraph" style:parent-style-name="Text_20_body" style:list-style-name="L82"/>
    <style:style style:name="P79" style:family="paragraph" style:parent-style-name="Text_20_body" style:list-style-name="L83"/>
    <style:style style:name="P80" style:family="paragraph" style:parent-style-name="Text_20_body" style:list-style-name="L84"/>
    <style:style style:name="P81" style:family="paragraph" style:parent-style-name="Text_20_body" style:list-style-name="L85"/>
    <style:style style:name="P82" style:family="paragraph" style:parent-style-name="Text_20_body" style:list-style-name="L86"/>
    <style:style style:name="P83" style:family="paragraph" style:parent-style-name="Text_20_body" style:list-style-name="L87"/>
    <style:style style:name="P84" style:family="paragraph" style:parent-style-name="Text_20_body" style:list-style-name="L88"/>
    <style:style style:name="P85" style:family="paragraph" style:parent-style-name="Text_20_body" style:list-style-name="L89"/>
    <style:style style:name="P86" style:family="paragraph" style:parent-style-name="Text_20_body" style:list-style-name="L90"/>
    <style:style style:name="P87" style:family="paragraph" style:parent-style-name="Text_20_body" style:list-style-name="L91"/>
    <style:style style:name="P88" style:family="paragraph" style:parent-style-name="Text_20_body" style:list-style-name="L92"/>
    <style:style style:name="P89" style:family="paragraph" style:parent-style-name="Text_20_body" style:list-style-name="L93"/>
    <style:style style:name="P90" style:family="paragraph" style:parent-style-name="Text_20_body" style:list-style-name="L94"/>
    <style:style style:name="P91" style:family="paragraph" style:parent-style-name="Text_20_body" style:list-style-name="L95"/>
    <style:style style:name="P92" style:family="paragraph" style:parent-style-name="Text_20_body" style:list-style-name="L96"/>
    <style:style style:name="P93" style:family="paragraph" style:parent-style-name="Text_20_body" style:list-style-name="L97"/>
    <style:style style:name="P94" style:family="paragraph" style:parent-style-name="Text_20_body" style:list-style-name="L98"/>
    <style:style style:name="P95" style:family="paragraph" style:parent-style-name="Text_20_body" style:list-style-name="L100"/>
    <style:style style:name="P96" style:family="paragraph" style:parent-style-name="Text_20_body" style:list-style-name="L101"/>
    <style:style style:name="P97" style:family="paragraph" style:parent-style-name="Text_20_body" style:list-style-name="L102"/>
    <style:style style:name="P98" style:family="paragraph" style:parent-style-name="Text_20_body" style:list-style-name="L104"/>
    <style:style style:name="P99" style:family="paragraph" style:parent-style-name="Text_20_body" style:list-style-name="L105"/>
    <style:style style:name="P100" style:family="paragraph" style:parent-style-name="Text_20_body" style:list-style-name="L106"/>
    <style:style style:name="P101" style:family="paragraph" style:parent-style-name="Text_20_body" style:list-style-name="L107"/>
    <style:style style:name="P102" style:family="paragraph" style:parent-style-name="Text_20_body" style:list-style-name="L108"/>
    <style:style style:name="P103" style:family="paragraph" style:parent-style-name="Text_20_body" style:list-style-name="L109"/>
    <style:style style:name="P104" style:family="paragraph" style:parent-style-name="Text_20_body" style:list-style-name="L110"/>
    <style:style style:name="P105" style:family="paragraph" style:parent-style-name="Text_20_body" style:list-style-name="L112"/>
    <style:style style:name="P106" style:family="paragraph" style:parent-style-name="Text_20_body" style:list-style-name="L113"/>
    <style:style style:name="P107" style:family="paragraph" style:parent-style-name="Text_20_body" style:list-style-name="L114"/>
    <style:style style:name="P108" style:family="paragraph" style:parent-style-name="Text_20_body" style:list-style-name="L115"/>
    <style:style style:name="P109" style:family="paragraph" style:parent-style-name="Text_20_body" style:list-style-name="L117"/>
    <style:style style:name="P110" style:family="paragraph" style:parent-style-name="Text_20_body" style:list-style-name="L118"/>
    <style:style style:name="P111" style:family="paragraph" style:parent-style-name="Text_20_body" style:list-style-name="L119"/>
    <style:style style:name="P112" style:family="paragraph" style:parent-style-name="Text_20_body" style:list-style-name="L120"/>
    <style:style style:name="P113" style:family="paragraph" style:parent-style-name="Text_20_body" style:list-style-name="L122"/>
    <style:style style:name="P114" style:family="paragraph" style:parent-style-name="Text_20_body" style:list-style-name="L123"/>
    <style:style style:name="P115" style:family="paragraph" style:parent-style-name="Text_20_body" style:list-style-name="L124"/>
    <style:style style:name="P116" style:family="paragraph" style:parent-style-name="Text_20_body" style:list-style-name="L126"/>
    <style:style style:name="P117" style:family="paragraph" style:parent-style-name="Text_20_body" style:list-style-name="L127"/>
    <style:style style:name="P118" style:family="paragraph" style:parent-style-name="Text_20_body" style:list-style-name="L128"/>
    <style:style style:name="P119" style:family="paragraph" style:parent-style-name="Text_20_body" style:list-style-name="L129"/>
    <style:style style:name="P120" style:family="paragraph" style:parent-style-name="Text_20_body" style:list-style-name="L130"/>
    <style:style style:name="P121" style:family="paragraph" style:parent-style-name="Text_20_body" style:list-style-name="L131"/>
    <style:style style:name="P122" style:family="paragraph" style:parent-style-name="Text_20_body" style:list-style-name="L132"/>
    <style:style style:name="P123" style:family="paragraph" style:parent-style-name="Text_20_body" style:list-style-name="L133"/>
    <style:style style:name="P124" style:family="paragraph" style:parent-style-name="Text_20_body" style:list-style-name="L134"/>
    <style:style style:name="P125" style:family="paragraph" style:parent-style-name="Text_20_body" style:list-style-name="L135"/>
    <style:style style:name="P126" style:family="paragraph" style:parent-style-name="Text_20_body" style:list-style-name="L136"/>
    <style:style style:name="P127" style:family="paragraph" style:parent-style-name="Text_20_body" style:list-style-name="L137"/>
    <style:style style:name="P128" style:family="paragraph" style:parent-style-name="Text_20_body" style:list-style-name="L138"/>
    <style:style style:name="P129" style:family="paragraph" style:parent-style-name="Text_20_body" style:list-style-name="L139"/>
    <style:style style:name="P130" style:family="paragraph" style:parent-style-name="Text_20_body" style:list-style-name="L140"/>
    <style:style style:name="P131" style:family="paragraph" style:parent-style-name="Text_20_body" style:list-style-name="L142"/>
    <style:style style:name="P132" style:family="paragraph" style:parent-style-name="Text_20_body" style:list-style-name="L143"/>
    <style:style style:name="P133" style:family="paragraph" style:parent-style-name="Text_20_body" style:list-style-name="L144"/>
    <style:style style:name="P134" style:family="paragraph" style:parent-style-name="Text_20_body" style:list-style-name="L145"/>
    <style:style style:name="P135" style:family="paragraph" style:parent-style-name="Text_20_body" style:list-style-name="L146"/>
    <style:style style:name="P136" style:family="paragraph" style:parent-style-name="Text_20_body" style:list-style-name="L147"/>
    <style:style style:name="P137" style:family="paragraph" style:parent-style-name="Text_20_body" style:list-style-name="L148"/>
    <style:style style:name="P138" style:family="paragraph" style:parent-style-name="Text_20_body" style:list-style-name="L150"/>
    <style:style style:name="P139" style:family="paragraph" style:parent-style-name="Text_20_body" style:list-style-name="L151"/>
    <style:style style:name="P140" style:family="paragraph" style:parent-style-name="Text_20_body" style:list-style-name="L152"/>
    <style:style style:name="P141" style:family="paragraph" style:parent-style-name="Text_20_body" style:list-style-name="L154"/>
    <style:style style:name="P142" style:family="paragraph" style:parent-style-name="Text_20_body" style:list-style-name="L155"/>
    <style:style style:name="P143" style:family="paragraph" style:parent-style-name="Text_20_body" style:list-style-name="L156"/>
    <style:style style:name="P144" style:family="paragraph" style:parent-style-name="Text_20_body" style:list-style-name="L157"/>
    <style:style style:name="P145" style:family="paragraph" style:parent-style-name="Text_20_body" style:list-style-name="L158"/>
    <style:style style:name="P146" style:family="paragraph" style:parent-style-name="Text_20_body" style:list-style-name="L159"/>
    <style:style style:name="P147" style:family="paragraph" style:parent-style-name="Text_20_body" style:list-style-name="L160"/>
    <style:style style:name="P148" style:family="paragraph" style:parent-style-name="Text_20_body" style:list-style-name="L161"/>
    <style:style style:name="P149" style:family="paragraph" style:parent-style-name="Text_20_body" style:list-style-name="L162"/>
    <style:style style:name="P150" style:family="paragraph" style:parent-style-name="Text_20_body" style:list-style-name="L164"/>
    <style:style style:name="P151" style:family="paragraph" style:parent-style-name="Text_20_body" style:list-style-name="L165"/>
    <style:style style:name="P152" style:family="paragraph" style:parent-style-name="Text_20_body" style:list-style-name="L167"/>
    <style:style style:name="P153" style:family="paragraph" style:parent-style-name="Text_20_body" style:list-style-name="L168"/>
    <style:style style:name="P154" style:family="paragraph" style:parent-style-name="Text_20_body" style:list-style-name="L170"/>
    <style:style style:name="P155" style:family="paragraph" style:parent-style-name="Text_20_body" style:list-style-name="L171"/>
    <style:style style:name="P156" style:family="paragraph" style:parent-style-name="Text_20_body" style:list-style-name="L172"/>
    <style:style style:name="P157" style:family="paragraph" style:parent-style-name="Text_20_body" style:list-style-name="L173"/>
    <style:style style:name="P158" style:family="paragraph" style:parent-style-name="Text_20_body" style:list-style-name="L175"/>
    <style:style style:name="P159" style:family="paragraph" style:parent-style-name="Text_20_body" style:list-style-name="L176"/>
    <style:style style:name="P160" style:family="paragraph" style:parent-style-name="Text_20_body" style:list-style-name="L177"/>
    <style:style style:name="P161" style:family="paragraph" style:parent-style-name="Text_20_body" style:list-style-name="L178"/>
    <style:style style:name="P162" style:family="paragraph" style:parent-style-name="Text_20_body" style:list-style-name="L179"/>
    <style:style style:name="P163" style:family="paragraph" style:parent-style-name="Text_20_body" style:list-style-name="L180"/>
    <style:style style:name="P164" style:family="paragraph" style:parent-style-name="Text_20_body" style:list-style-name="L181"/>
    <style:style style:name="P165" style:family="paragraph" style:parent-style-name="Text_20_body" style:list-style-name="L182"/>
    <style:style style:name="P166" style:family="paragraph" style:parent-style-name="Text_20_body" style:list-style-name="L184"/>
    <style:style style:name="P167" style:family="paragraph" style:parent-style-name="Text_20_body" style:list-style-name="L185"/>
    <style:style style:name="P168" style:family="paragraph" style:parent-style-name="Text_20_body" style:list-style-name="L187"/>
    <style:style style:name="P169" style:family="paragraph" style:parent-style-name="Text_20_body" style:list-style-name="L188"/>
    <style:style style:name="P170" style:family="paragraph" style:parent-style-name="Text_20_body" style:list-style-name="L189"/>
    <style:style style:name="P171" style:family="paragraph" style:parent-style-name="Text_20_body" style:list-style-name="L191"/>
    <style:style style:name="P172" style:family="paragraph" style:parent-style-name="Text_20_body" style:list-style-name="L192"/>
    <style:style style:name="P173" style:family="paragraph" style:parent-style-name="Text_20_body" style:list-style-name="L193"/>
    <style:style style:name="P174" style:family="paragraph" style:parent-style-name="Text_20_body" style:list-style-name="L194"/>
    <style:style style:name="P175" style:family="paragraph" style:parent-style-name="Text_20_body" style:list-style-name="L195"/>
    <style:style style:name="P176" style:family="paragraph" style:parent-style-name="Text_20_body" style:list-style-name="L196"/>
    <style:style style:name="P177" style:family="paragraph" style:parent-style-name="Text_20_body" style:list-style-name="L197"/>
    <style:style style:name="P178" style:family="paragraph" style:parent-style-name="Text_20_body" style:list-style-name="L198"/>
    <style:style style:name="P179" style:family="paragraph" style:parent-style-name="Text_20_body" style:list-style-name="L199"/>
    <style:style style:name="P180" style:family="paragraph" style:parent-style-name="Text_20_body" style:list-style-name="L200"/>
    <style:style style:name="P181" style:family="paragraph" style:parent-style-name="Text_20_body" style:list-style-name="L201"/>
    <style:style style:name="P182" style:family="paragraph" style:parent-style-name="Text_20_body" style:list-style-name="L202"/>
    <style:style style:name="P183" style:family="paragraph" style:parent-style-name="Text_20_body" style:list-style-name="L203"/>
    <style:style style:name="P184" style:family="paragraph" style:parent-style-name="Text_20_body" style:list-style-name="L206"/>
    <style:style style:name="P185" style:family="paragraph" style:parent-style-name="Text_20_body" style:list-style-name="L207"/>
    <style:style style:name="P186" style:family="paragraph" style:parent-style-name="Text_20_body" style:list-style-name="L208"/>
    <style:style style:name="P187" style:family="paragraph" style:parent-style-name="Text_20_body" style:list-style-name="L209"/>
    <style:style style:name="P188" style:family="paragraph" style:parent-style-name="Text_20_body" style:list-style-name="L210"/>
    <style:style style:name="P189" style:family="paragraph" style:parent-style-name="Text_20_body" style:list-style-name="L211"/>
    <style:style style:name="P190" style:family="paragraph" style:parent-style-name="Text_20_body" style:list-style-name="L212"/>
    <style:style style:name="P191" style:family="paragraph" style:parent-style-name="Text_20_body" style:list-style-name="L213"/>
    <style:style style:name="P192" style:family="paragraph" style:parent-style-name="Text_20_body" style:list-style-name="L214"/>
    <style:style style:name="P193" style:family="paragraph" style:parent-style-name="Text_20_body" style:list-style-name="L215"/>
    <style:style style:name="P194" style:family="paragraph" style:parent-style-name="Text_20_body" style:list-style-name="L216"/>
    <style:style style:name="P195" style:family="paragraph" style:parent-style-name="Text_20_body" style:list-style-name="L217"/>
    <style:style style:name="P196" style:family="paragraph" style:parent-style-name="Text_20_body" style:list-style-name="L218"/>
    <style:style style:name="P197" style:family="paragraph" style:parent-style-name="Text_20_body" style:list-style-name="L219"/>
    <style:style style:name="P198" style:family="paragraph" style:parent-style-name="Text_20_body" style:list-style-name="L220"/>
    <style:style style:name="P199" style:family="paragraph" style:parent-style-name="Text_20_body" style:list-style-name="L221"/>
    <style:style style:name="P200" style:family="paragraph" style:parent-style-name="Text_20_body" style:list-style-name="L222"/>
    <style:style style:name="P201" style:family="paragraph" style:parent-style-name="Text_20_body" style:list-style-name="L223"/>
    <style:style style:name="P202" style:family="paragraph" style:parent-style-name="Text_20_body" style:list-style-name="L224"/>
    <style:style style:name="P203" style:family="paragraph" style:parent-style-name="Text_20_body" style:list-style-name="L225"/>
    <style:style style:name="P204" style:family="paragraph" style:parent-style-name="Text_20_body" style:list-style-name="L226"/>
    <style:style style:name="P205" style:family="paragraph" style:parent-style-name="Text_20_body" style:list-style-name="L227"/>
    <style:style style:name="P206" style:family="paragraph" style:parent-style-name="Text_20_body" style:list-style-name="L228"/>
    <style:style style:name="P207" style:family="paragraph" style:parent-style-name="Text_20_body" style:list-style-name="L229"/>
    <style:style style:name="P208" style:family="paragraph" style:parent-style-name="Text_20_body" style:list-style-name="L230"/>
    <style:style style:name="P209" style:family="paragraph" style:parent-style-name="Text_20_body" style:list-style-name="L231"/>
    <style:style style:name="P210" style:family="paragraph" style:parent-style-name="Text_20_body" style:list-style-name="L232"/>
    <style:style style:name="P211" style:family="paragraph" style:parent-style-name="Text_20_body" style:list-style-name="L235"/>
    <style:style style:name="P212" style:family="paragraph" style:parent-style-name="Text_20_body">
      <style:text-properties style:font-name="Atkinson Hyperlegible Next"/>
    </style:style>
    <style:style style:name="P213" style:family="paragraph" style:parent-style-name="Text_20_body" style:list-style-name="L1">
      <style:text-properties style:font-name="Atkinson Hyperlegible Next"/>
    </style:style>
    <style:style style:name="P214" style:family="paragraph" style:parent-style-name="Text_20_body" style:list-style-name="L2">
      <style:text-properties style:font-name="Atkinson Hyperlegible Next"/>
    </style:style>
    <style:style style:name="P215" style:family="paragraph" style:parent-style-name="Text_20_body" style:list-style-name="L3">
      <style:text-properties style:font-name="Atkinson Hyperlegible Next"/>
    </style:style>
    <style:style style:name="P216" style:family="paragraph" style:parent-style-name="Text_20_body" style:list-style-name="L10">
      <style:text-properties style:font-name="Atkinson Hyperlegible Next"/>
    </style:style>
    <style:style style:name="P217" style:family="paragraph" style:parent-style-name="Text_20_body" style:list-style-name="L64">
      <style:text-properties style:font-name="Atkinson Hyperlegible Next"/>
    </style:style>
    <style:style style:name="P218" style:family="paragraph" style:parent-style-name="Text_20_body" style:list-style-name="L73">
      <style:text-properties style:font-name="Atkinson Hyperlegible Next"/>
    </style:style>
    <style:style style:name="P219" style:family="paragraph" style:parent-style-name="Text_20_body" style:list-style-name="L99">
      <style:text-properties style:font-name="Atkinson Hyperlegible Next"/>
    </style:style>
    <style:style style:name="P220" style:family="paragraph" style:parent-style-name="Text_20_body" style:list-style-name="L103">
      <style:text-properties style:font-name="Atkinson Hyperlegible Next"/>
    </style:style>
    <style:style style:name="P221" style:family="paragraph" style:parent-style-name="Text_20_body" style:list-style-name="L108">
      <style:text-properties style:font-name="Atkinson Hyperlegible Next"/>
    </style:style>
    <style:style style:name="P222" style:family="paragraph" style:parent-style-name="Text_20_body" style:list-style-name="L111">
      <style:text-properties style:font-name="Atkinson Hyperlegible Next"/>
    </style:style>
    <style:style style:name="P223" style:family="paragraph" style:parent-style-name="Text_20_body" style:list-style-name="L116">
      <style:text-properties style:font-name="Atkinson Hyperlegible Next"/>
    </style:style>
    <style:style style:name="P224" style:family="paragraph" style:parent-style-name="Text_20_body" style:list-style-name="L121">
      <style:text-properties style:font-name="Atkinson Hyperlegible Next"/>
    </style:style>
    <style:style style:name="P225" style:family="paragraph" style:parent-style-name="Text_20_body" style:list-style-name="L125">
      <style:text-properties style:font-name="Atkinson Hyperlegible Next"/>
    </style:style>
    <style:style style:name="P226" style:family="paragraph" style:parent-style-name="Text_20_body" style:list-style-name="L141">
      <style:text-properties style:font-name="Atkinson Hyperlegible Next"/>
    </style:style>
    <style:style style:name="P227" style:family="paragraph" style:parent-style-name="Text_20_body" style:list-style-name="L149">
      <style:text-properties style:font-name="Atkinson Hyperlegible Next"/>
    </style:style>
    <style:style style:name="P228" style:family="paragraph" style:parent-style-name="Text_20_body" style:list-style-name="L153">
      <style:text-properties style:font-name="Atkinson Hyperlegible Next"/>
    </style:style>
    <style:style style:name="P229" style:family="paragraph" style:parent-style-name="Text_20_body" style:list-style-name="L163">
      <style:text-properties style:font-name="Atkinson Hyperlegible Next"/>
    </style:style>
    <style:style style:name="P230" style:family="paragraph" style:parent-style-name="Text_20_body" style:list-style-name="L166">
      <style:text-properties style:font-name="Atkinson Hyperlegible Next"/>
    </style:style>
    <style:style style:name="P231" style:family="paragraph" style:parent-style-name="Text_20_body" style:list-style-name="L169">
      <style:text-properties style:font-name="Atkinson Hyperlegible Next"/>
    </style:style>
    <style:style style:name="P232" style:family="paragraph" style:parent-style-name="Text_20_body" style:list-style-name="L174">
      <style:text-properties style:font-name="Atkinson Hyperlegible Next"/>
    </style:style>
    <style:style style:name="P233" style:family="paragraph" style:parent-style-name="Text_20_body" style:list-style-name="L183">
      <style:text-properties style:font-name="Atkinson Hyperlegible Next"/>
    </style:style>
    <style:style style:name="P234" style:family="paragraph" style:parent-style-name="Text_20_body" style:list-style-name="L186">
      <style:text-properties style:font-name="Atkinson Hyperlegible Next"/>
    </style:style>
    <style:style style:name="P235" style:family="paragraph" style:parent-style-name="Text_20_body" style:list-style-name="L190">
      <style:text-properties style:font-name="Atkinson Hyperlegible Next"/>
    </style:style>
    <style:style style:name="P236" style:family="paragraph" style:parent-style-name="Text_20_body" style:list-style-name="L204">
      <style:text-properties style:font-name="Atkinson Hyperlegible Next"/>
    </style:style>
    <style:style style:name="P237" style:family="paragraph" style:parent-style-name="Text_20_body" style:list-style-name="L205">
      <style:text-properties style:font-name="Atkinson Hyperlegible Next"/>
    </style:style>
    <style:style style:name="P238" style:family="paragraph" style:parent-style-name="Text_20_body" style:list-style-name="L233">
      <style:text-properties style:font-name="Atkinson Hyperlegible Next"/>
    </style:style>
    <style:style style:name="P239" style:family="paragraph" style:parent-style-name="Text_20_body" style:list-style-name="L234">
      <style:text-properties style:font-name="Atkinson Hyperlegible Next"/>
    </style:style>
    <style:style style:name="P240" style:family="paragraph" style:parent-style-name="Text_20_body" style:list-style-name="L2">
      <style:paragraph-properties fo:margin-top="0in" fo:margin-bottom="0in"/>
    </style:style>
    <style:style style:name="P241" style:family="paragraph" style:parent-style-name="Text_20_body" style:list-style-name="L3">
      <style:paragraph-properties fo:margin-top="0in" fo:margin-bottom="0in"/>
    </style:style>
    <style:style style:name="P242" style:family="paragraph" style:parent-style-name="Text_20_body" style:list-style-name="L4">
      <style:paragraph-properties fo:margin-top="0in" fo:margin-bottom="0in"/>
    </style:style>
    <style:style style:name="P243" style:family="paragraph" style:parent-style-name="Text_20_body" style:list-style-name="L5">
      <style:paragraph-properties fo:margin-top="0in" fo:margin-bottom="0in"/>
    </style:style>
    <style:style style:name="P244" style:family="paragraph" style:parent-style-name="Text_20_body" style:list-style-name="L6">
      <style:paragraph-properties fo:margin-top="0in" fo:margin-bottom="0in"/>
    </style:style>
    <style:style style:name="P245" style:family="paragraph" style:parent-style-name="Text_20_body" style:list-style-name="L7">
      <style:paragraph-properties fo:margin-top="0in" fo:margin-bottom="0in"/>
    </style:style>
    <style:style style:name="P246" style:family="paragraph" style:parent-style-name="Text_20_body" style:list-style-name="L8">
      <style:paragraph-properties fo:margin-top="0in" fo:margin-bottom="0in"/>
    </style:style>
    <style:style style:name="P247" style:family="paragraph" style:parent-style-name="Text_20_body" style:list-style-name="L9">
      <style:paragraph-properties fo:margin-top="0in" fo:margin-bottom="0in"/>
    </style:style>
    <style:style style:name="P248" style:family="paragraph" style:parent-style-name="Text_20_body" style:list-style-name="L11">
      <style:paragraph-properties fo:margin-top="0in" fo:margin-bottom="0in"/>
    </style:style>
    <style:style style:name="P249" style:family="paragraph" style:parent-style-name="Text_20_body" style:list-style-name="L12">
      <style:paragraph-properties fo:margin-top="0in" fo:margin-bottom="0in"/>
    </style:style>
    <style:style style:name="P250" style:family="paragraph" style:parent-style-name="Text_20_body" style:list-style-name="L13">
      <style:paragraph-properties fo:margin-top="0in" fo:margin-bottom="0in"/>
    </style:style>
    <style:style style:name="P251" style:family="paragraph" style:parent-style-name="Text_20_body" style:list-style-name="L14">
      <style:paragraph-properties fo:margin-top="0in" fo:margin-bottom="0in"/>
    </style:style>
    <style:style style:name="P252" style:family="paragraph" style:parent-style-name="Text_20_body" style:list-style-name="L16">
      <style:paragraph-properties fo:margin-top="0in" fo:margin-bottom="0in"/>
    </style:style>
    <style:style style:name="P253" style:family="paragraph" style:parent-style-name="Text_20_body" style:list-style-name="L17">
      <style:paragraph-properties fo:margin-top="0in" fo:margin-bottom="0in"/>
    </style:style>
    <style:style style:name="P254" style:family="paragraph" style:parent-style-name="Text_20_body" style:list-style-name="L18">
      <style:paragraph-properties fo:margin-top="0in" fo:margin-bottom="0in"/>
    </style:style>
    <style:style style:name="P255" style:family="paragraph" style:parent-style-name="Text_20_body" style:list-style-name="L20">
      <style:paragraph-properties fo:margin-top="0in" fo:margin-bottom="0in"/>
    </style:style>
    <style:style style:name="P256" style:family="paragraph" style:parent-style-name="Text_20_body" style:list-style-name="L21">
      <style:paragraph-properties fo:margin-top="0in" fo:margin-bottom="0in"/>
    </style:style>
    <style:style style:name="P257" style:family="paragraph" style:parent-style-name="Text_20_body" style:list-style-name="L22">
      <style:paragraph-properties fo:margin-top="0in" fo:margin-bottom="0in"/>
    </style:style>
    <style:style style:name="P258" style:family="paragraph" style:parent-style-name="Text_20_body" style:list-style-name="L24">
      <style:paragraph-properties fo:margin-top="0in" fo:margin-bottom="0in"/>
    </style:style>
    <style:style style:name="P259" style:family="paragraph" style:parent-style-name="Text_20_body" style:list-style-name="L25">
      <style:paragraph-properties fo:margin-top="0in" fo:margin-bottom="0in"/>
    </style:style>
    <style:style style:name="P260" style:family="paragraph" style:parent-style-name="Text_20_body" style:list-style-name="L26">
      <style:paragraph-properties fo:margin-top="0in" fo:margin-bottom="0in"/>
    </style:style>
    <style:style style:name="P261" style:family="paragraph" style:parent-style-name="Text_20_body" style:list-style-name="L27">
      <style:paragraph-properties fo:margin-top="0in" fo:margin-bottom="0in"/>
    </style:style>
    <style:style style:name="P262" style:family="paragraph" style:parent-style-name="Text_20_body" style:list-style-name="L29">
      <style:paragraph-properties fo:margin-top="0in" fo:margin-bottom="0in"/>
    </style:style>
    <style:style style:name="P263" style:family="paragraph" style:parent-style-name="Text_20_body" style:list-style-name="L30">
      <style:paragraph-properties fo:margin-top="0in" fo:margin-bottom="0in"/>
    </style:style>
    <style:style style:name="P264" style:family="paragraph" style:parent-style-name="Text_20_body" style:list-style-name="L31">
      <style:paragraph-properties fo:margin-top="0in" fo:margin-bottom="0in"/>
    </style:style>
    <style:style style:name="P265" style:family="paragraph" style:parent-style-name="Text_20_body" style:list-style-name="L32">
      <style:paragraph-properties fo:margin-top="0in" fo:margin-bottom="0in"/>
    </style:style>
    <style:style style:name="P266" style:family="paragraph" style:parent-style-name="Text_20_body" style:list-style-name="L33">
      <style:paragraph-properties fo:margin-top="0in" fo:margin-bottom="0in"/>
    </style:style>
    <style:style style:name="P267" style:family="paragraph" style:parent-style-name="Text_20_body" style:list-style-name="L35">
      <style:paragraph-properties fo:margin-top="0in" fo:margin-bottom="0in"/>
    </style:style>
    <style:style style:name="P268" style:family="paragraph" style:parent-style-name="Text_20_body" style:list-style-name="L36">
      <style:paragraph-properties fo:margin-top="0in" fo:margin-bottom="0in"/>
    </style:style>
    <style:style style:name="P269" style:family="paragraph" style:parent-style-name="Text_20_body" style:list-style-name="L37">
      <style:paragraph-properties fo:margin-top="0in" fo:margin-bottom="0in"/>
    </style:style>
    <style:style style:name="P270" style:family="paragraph" style:parent-style-name="Text_20_body" style:list-style-name="L38">
      <style:paragraph-properties fo:margin-top="0in" fo:margin-bottom="0in"/>
    </style:style>
    <style:style style:name="P271" style:family="paragraph" style:parent-style-name="Text_20_body" style:list-style-name="L40">
      <style:paragraph-properties fo:margin-top="0in" fo:margin-bottom="0in"/>
    </style:style>
    <style:style style:name="P272" style:family="paragraph" style:parent-style-name="Text_20_body" style:list-style-name="L41">
      <style:paragraph-properties fo:margin-top="0in" fo:margin-bottom="0in"/>
    </style:style>
    <style:style style:name="P273" style:family="paragraph" style:parent-style-name="Text_20_body" style:list-style-name="L42">
      <style:paragraph-properties fo:margin-top="0in" fo:margin-bottom="0in"/>
    </style:style>
    <style:style style:name="P274" style:family="paragraph" style:parent-style-name="Text_20_body" style:list-style-name="L43">
      <style:paragraph-properties fo:margin-top="0in" fo:margin-bottom="0in"/>
    </style:style>
    <style:style style:name="P275" style:family="paragraph" style:parent-style-name="Text_20_body" style:list-style-name="L44">
      <style:paragraph-properties fo:margin-top="0in" fo:margin-bottom="0in"/>
    </style:style>
    <style:style style:name="P276" style:family="paragraph" style:parent-style-name="Text_20_body" style:list-style-name="L46">
      <style:paragraph-properties fo:margin-top="0in" fo:margin-bottom="0in"/>
    </style:style>
    <style:style style:name="P277" style:family="paragraph" style:parent-style-name="Text_20_body" style:list-style-name="L47">
      <style:paragraph-properties fo:margin-top="0in" fo:margin-bottom="0in"/>
    </style:style>
    <style:style style:name="P278" style:family="paragraph" style:parent-style-name="Text_20_body" style:list-style-name="L48">
      <style:paragraph-properties fo:margin-top="0in" fo:margin-bottom="0in"/>
    </style:style>
    <style:style style:name="P279" style:family="paragraph" style:parent-style-name="Text_20_body" style:list-style-name="L49">
      <style:paragraph-properties fo:margin-top="0in" fo:margin-bottom="0in"/>
    </style:style>
    <style:style style:name="P280" style:family="paragraph" style:parent-style-name="Text_20_body" style:list-style-name="L51">
      <style:paragraph-properties fo:margin-top="0in" fo:margin-bottom="0in"/>
    </style:style>
    <style:style style:name="P281" style:family="paragraph" style:parent-style-name="Text_20_body" style:list-style-name="L52">
      <style:paragraph-properties fo:margin-top="0in" fo:margin-bottom="0in"/>
    </style:style>
    <style:style style:name="P282" style:family="paragraph" style:parent-style-name="Text_20_body" style:list-style-name="L53">
      <style:paragraph-properties fo:margin-top="0in" fo:margin-bottom="0in"/>
    </style:style>
    <style:style style:name="P283" style:family="paragraph" style:parent-style-name="Text_20_body" style:list-style-name="L54">
      <style:paragraph-properties fo:margin-top="0in" fo:margin-bottom="0in"/>
    </style:style>
    <style:style style:name="P284" style:family="paragraph" style:parent-style-name="Text_20_body" style:list-style-name="L55">
      <style:paragraph-properties fo:margin-top="0in" fo:margin-bottom="0in"/>
    </style:style>
    <style:style style:name="P285" style:family="paragraph" style:parent-style-name="Text_20_body" style:list-style-name="L56">
      <style:paragraph-properties fo:margin-top="0in" fo:margin-bottom="0in"/>
    </style:style>
    <style:style style:name="P286" style:family="paragraph" style:parent-style-name="Text_20_body" style:list-style-name="L59">
      <style:paragraph-properties fo:margin-top="0in" fo:margin-bottom="0in"/>
    </style:style>
    <style:style style:name="P287" style:family="paragraph" style:parent-style-name="Text_20_body" style:list-style-name="L62">
      <style:paragraph-properties fo:margin-top="0in" fo:margin-bottom="0in"/>
    </style:style>
    <style:style style:name="P288" style:family="paragraph" style:parent-style-name="Text_20_body" style:list-style-name="L63">
      <style:paragraph-properties fo:margin-top="0in" fo:margin-bottom="0in"/>
    </style:style>
    <style:style style:name="P289" style:family="paragraph" style:parent-style-name="Text_20_body" style:list-style-name="L64">
      <style:paragraph-properties fo:margin-top="0in" fo:margin-bottom="0in"/>
    </style:style>
    <style:style style:name="P290" style:family="paragraph" style:parent-style-name="Text_20_body" style:list-style-name="L66">
      <style:paragraph-properties fo:margin-top="0in" fo:margin-bottom="0in"/>
    </style:style>
    <style:style style:name="P291" style:family="paragraph" style:parent-style-name="Text_20_body" style:list-style-name="L68">
      <style:paragraph-properties fo:margin-top="0in" fo:margin-bottom="0in"/>
    </style:style>
    <style:style style:name="P292" style:family="paragraph" style:parent-style-name="Text_20_body" style:list-style-name="L70">
      <style:paragraph-properties fo:margin-top="0in" fo:margin-bottom="0in"/>
    </style:style>
    <style:style style:name="P293" style:family="paragraph" style:parent-style-name="Text_20_body" style:list-style-name="L71">
      <style:paragraph-properties fo:margin-top="0in" fo:margin-bottom="0in"/>
    </style:style>
    <style:style style:name="P294" style:family="paragraph" style:parent-style-name="Text_20_body" style:list-style-name="L74">
      <style:paragraph-properties fo:margin-top="0in" fo:margin-bottom="0in"/>
    </style:style>
    <style:style style:name="P295" style:family="paragraph" style:parent-style-name="Text_20_body" style:list-style-name="L76">
      <style:paragraph-properties fo:margin-top="0in" fo:margin-bottom="0in"/>
    </style:style>
    <style:style style:name="P296" style:family="paragraph" style:parent-style-name="Text_20_body" style:list-style-name="L77">
      <style:paragraph-properties fo:margin-top="0in" fo:margin-bottom="0in"/>
    </style:style>
    <style:style style:name="P297" style:family="paragraph" style:parent-style-name="Text_20_body" style:list-style-name="L78">
      <style:paragraph-properties fo:margin-top="0in" fo:margin-bottom="0in"/>
    </style:style>
    <style:style style:name="P298" style:family="paragraph" style:parent-style-name="Text_20_body" style:list-style-name="L80">
      <style:paragraph-properties fo:margin-top="0in" fo:margin-bottom="0in"/>
    </style:style>
    <style:style style:name="P299" style:family="paragraph" style:parent-style-name="Text_20_body" style:list-style-name="L81">
      <style:paragraph-properties fo:margin-top="0in" fo:margin-bottom="0in"/>
    </style:style>
    <style:style style:name="P300" style:family="paragraph" style:parent-style-name="Text_20_body" style:list-style-name="L83">
      <style:paragraph-properties fo:margin-top="0in" fo:margin-bottom="0in"/>
    </style:style>
    <style:style style:name="P301" style:family="paragraph" style:parent-style-name="Text_20_body" style:list-style-name="L84">
      <style:paragraph-properties fo:margin-top="0in" fo:margin-bottom="0in"/>
    </style:style>
    <style:style style:name="P302" style:family="paragraph" style:parent-style-name="Text_20_body" style:list-style-name="L86">
      <style:paragraph-properties fo:margin-top="0in" fo:margin-bottom="0in"/>
    </style:style>
    <style:style style:name="P303" style:family="paragraph" style:parent-style-name="Text_20_body" style:list-style-name="L88">
      <style:paragraph-properties fo:margin-top="0in" fo:margin-bottom="0in"/>
    </style:style>
    <style:style style:name="P304" style:family="paragraph" style:parent-style-name="Text_20_body" style:list-style-name="L89">
      <style:paragraph-properties fo:margin-top="0in" fo:margin-bottom="0in"/>
    </style:style>
    <style:style style:name="P305" style:family="paragraph" style:parent-style-name="Text_20_body" style:list-style-name="L91">
      <style:paragraph-properties fo:margin-top="0in" fo:margin-bottom="0in"/>
    </style:style>
    <style:style style:name="P306" style:family="paragraph" style:parent-style-name="Text_20_body" style:list-style-name="L92">
      <style:paragraph-properties fo:margin-top="0in" fo:margin-bottom="0in"/>
    </style:style>
    <style:style style:name="P307" style:family="paragraph" style:parent-style-name="Text_20_body" style:list-style-name="L95">
      <style:paragraph-properties fo:margin-top="0in" fo:margin-bottom="0in"/>
    </style:style>
    <style:style style:name="P308" style:family="paragraph" style:parent-style-name="Text_20_body" style:list-style-name="L97">
      <style:paragraph-properties fo:margin-top="0in" fo:margin-bottom="0in"/>
    </style:style>
    <style:style style:name="P309" style:family="paragraph" style:parent-style-name="Text_20_body" style:list-style-name="L98">
      <style:paragraph-properties fo:margin-top="0in" fo:margin-bottom="0in"/>
    </style:style>
    <style:style style:name="P310" style:family="paragraph" style:parent-style-name="Text_20_body" style:list-style-name="L99">
      <style:paragraph-properties fo:margin-top="0in" fo:margin-bottom="0in"/>
    </style:style>
    <style:style style:name="P311" style:family="paragraph" style:parent-style-name="Text_20_body" style:list-style-name="L101">
      <style:paragraph-properties fo:margin-top="0in" fo:margin-bottom="0in"/>
    </style:style>
    <style:style style:name="P312" style:family="paragraph" style:parent-style-name="Text_20_body" style:list-style-name="L104">
      <style:paragraph-properties fo:margin-top="0in" fo:margin-bottom="0in"/>
    </style:style>
    <style:style style:name="P313" style:family="paragraph" style:parent-style-name="Text_20_body" style:list-style-name="L105">
      <style:paragraph-properties fo:margin-top="0in" fo:margin-bottom="0in"/>
    </style:style>
    <style:style style:name="P314" style:family="paragraph" style:parent-style-name="Text_20_body" style:list-style-name="L106">
      <style:paragraph-properties fo:margin-top="0in" fo:margin-bottom="0in"/>
    </style:style>
    <style:style style:name="P315" style:family="paragraph" style:parent-style-name="Text_20_body" style:list-style-name="L108">
      <style:paragraph-properties fo:margin-top="0in" fo:margin-bottom="0in"/>
    </style:style>
    <style:style style:name="P316" style:family="paragraph" style:parent-style-name="Text_20_body" style:list-style-name="L109">
      <style:paragraph-properties fo:margin-top="0in" fo:margin-bottom="0in"/>
    </style:style>
    <style:style style:name="P317" style:family="paragraph" style:parent-style-name="Text_20_body" style:list-style-name="L112">
      <style:paragraph-properties fo:margin-top="0in" fo:margin-bottom="0in"/>
    </style:style>
    <style:style style:name="P318" style:family="paragraph" style:parent-style-name="Text_20_body" style:list-style-name="L114">
      <style:paragraph-properties fo:margin-top="0in" fo:margin-bottom="0in"/>
    </style:style>
    <style:style style:name="P319" style:family="paragraph" style:parent-style-name="Text_20_body" style:list-style-name="L115">
      <style:paragraph-properties fo:margin-top="0in" fo:margin-bottom="0in"/>
    </style:style>
    <style:style style:name="P320" style:family="paragraph" style:parent-style-name="Text_20_body" style:list-style-name="L117">
      <style:paragraph-properties fo:margin-top="0in" fo:margin-bottom="0in"/>
    </style:style>
    <style:style style:name="P321" style:family="paragraph" style:parent-style-name="Text_20_body" style:list-style-name="L118">
      <style:paragraph-properties fo:margin-top="0in" fo:margin-bottom="0in"/>
    </style:style>
    <style:style style:name="P322" style:family="paragraph" style:parent-style-name="Text_20_body" style:list-style-name="L120">
      <style:paragraph-properties fo:margin-top="0in" fo:margin-bottom="0in"/>
    </style:style>
    <style:style style:name="P323" style:family="paragraph" style:parent-style-name="Text_20_body" style:list-style-name="L122">
      <style:paragraph-properties fo:margin-top="0in" fo:margin-bottom="0in"/>
    </style:style>
    <style:style style:name="P324" style:family="paragraph" style:parent-style-name="Text_20_body" style:list-style-name="L123">
      <style:paragraph-properties fo:margin-top="0in" fo:margin-bottom="0in"/>
    </style:style>
    <style:style style:name="P325" style:family="paragraph" style:parent-style-name="Text_20_body" style:list-style-name="L126">
      <style:paragraph-properties fo:margin-top="0in" fo:margin-bottom="0in"/>
    </style:style>
    <style:style style:name="P326" style:family="paragraph" style:parent-style-name="Text_20_body" style:list-style-name="L127">
      <style:paragraph-properties fo:margin-top="0in" fo:margin-bottom="0in"/>
    </style:style>
    <style:style style:name="P327" style:family="paragraph" style:parent-style-name="Text_20_body" style:list-style-name="L128">
      <style:paragraph-properties fo:margin-top="0in" fo:margin-bottom="0in"/>
    </style:style>
    <style:style style:name="P328" style:family="paragraph" style:parent-style-name="Text_20_body" style:list-style-name="L129">
      <style:paragraph-properties fo:margin-top="0in" fo:margin-bottom="0in"/>
    </style:style>
    <style:style style:name="P329" style:family="paragraph" style:parent-style-name="Text_20_body" style:list-style-name="L131">
      <style:paragraph-properties fo:margin-top="0in" fo:margin-bottom="0in"/>
    </style:style>
    <style:style style:name="P330" style:family="paragraph" style:parent-style-name="Text_20_body" style:list-style-name="L132">
      <style:paragraph-properties fo:margin-top="0in" fo:margin-bottom="0in"/>
    </style:style>
    <style:style style:name="P331" style:family="paragraph" style:parent-style-name="Text_20_body" style:list-style-name="L133">
      <style:paragraph-properties fo:margin-top="0in" fo:margin-bottom="0in"/>
    </style:style>
    <style:style style:name="P332" style:family="paragraph" style:parent-style-name="Text_20_body" style:list-style-name="L134">
      <style:paragraph-properties fo:margin-top="0in" fo:margin-bottom="0in"/>
    </style:style>
    <style:style style:name="P333" style:family="paragraph" style:parent-style-name="Text_20_body" style:list-style-name="L135">
      <style:paragraph-properties fo:margin-top="0in" fo:margin-bottom="0in"/>
    </style:style>
    <style:style style:name="P334" style:family="paragraph" style:parent-style-name="Text_20_body" style:list-style-name="L137">
      <style:paragraph-properties fo:margin-top="0in" fo:margin-bottom="0in"/>
    </style:style>
    <style:style style:name="P335" style:family="paragraph" style:parent-style-name="Text_20_body" style:list-style-name="L138">
      <style:paragraph-properties fo:margin-top="0in" fo:margin-bottom="0in"/>
    </style:style>
    <style:style style:name="P336" style:family="paragraph" style:parent-style-name="Text_20_body" style:list-style-name="L139">
      <style:paragraph-properties fo:margin-top="0in" fo:margin-bottom="0in"/>
    </style:style>
    <style:style style:name="P337" style:family="paragraph" style:parent-style-name="Text_20_body" style:list-style-name="L142">
      <style:paragraph-properties fo:margin-top="0in" fo:margin-bottom="0in"/>
    </style:style>
    <style:style style:name="P338" style:family="paragraph" style:parent-style-name="Text_20_body" style:list-style-name="L144">
      <style:paragraph-properties fo:margin-top="0in" fo:margin-bottom="0in"/>
    </style:style>
    <style:style style:name="P339" style:family="paragraph" style:parent-style-name="Text_20_body" style:list-style-name="L145">
      <style:paragraph-properties fo:margin-top="0in" fo:margin-bottom="0in"/>
    </style:style>
    <style:style style:name="P340" style:family="paragraph" style:parent-style-name="Text_20_body" style:list-style-name="L146">
      <style:paragraph-properties fo:margin-top="0in" fo:margin-bottom="0in"/>
    </style:style>
    <style:style style:name="P341" style:family="paragraph" style:parent-style-name="Text_20_body" style:list-style-name="L148">
      <style:paragraph-properties fo:margin-top="0in" fo:margin-bottom="0in"/>
    </style:style>
    <style:style style:name="P342" style:family="paragraph" style:parent-style-name="Text_20_body" style:list-style-name="L150">
      <style:paragraph-properties fo:margin-top="0in" fo:margin-bottom="0in"/>
    </style:style>
    <style:style style:name="P343" style:family="paragraph" style:parent-style-name="Text_20_body" style:list-style-name="L152">
      <style:paragraph-properties fo:margin-top="0in" fo:margin-bottom="0in"/>
    </style:style>
    <style:style style:name="P344" style:family="paragraph" style:parent-style-name="Text_20_body" style:list-style-name="L153">
      <style:paragraph-properties fo:margin-top="0in" fo:margin-bottom="0in"/>
    </style:style>
    <style:style style:name="P345" style:family="paragraph" style:parent-style-name="Text_20_body" style:list-style-name="L154">
      <style:paragraph-properties fo:margin-top="0in" fo:margin-bottom="0in"/>
    </style:style>
    <style:style style:name="P346" style:family="paragraph" style:parent-style-name="Text_20_body" style:list-style-name="L156">
      <style:paragraph-properties fo:margin-top="0in" fo:margin-bottom="0in"/>
    </style:style>
    <style:style style:name="P347" style:family="paragraph" style:parent-style-name="Text_20_body" style:list-style-name="L157">
      <style:paragraph-properties fo:margin-top="0in" fo:margin-bottom="0in"/>
    </style:style>
    <style:style style:name="P348" style:family="paragraph" style:parent-style-name="Text_20_body" style:list-style-name="L158">
      <style:paragraph-properties fo:margin-top="0in" fo:margin-bottom="0in"/>
    </style:style>
    <style:style style:name="P349" style:family="paragraph" style:parent-style-name="Text_20_body" style:list-style-name="L159">
      <style:paragraph-properties fo:margin-top="0in" fo:margin-bottom="0in"/>
    </style:style>
    <style:style style:name="P350" style:family="paragraph" style:parent-style-name="Text_20_body" style:list-style-name="L160">
      <style:paragraph-properties fo:margin-top="0in" fo:margin-bottom="0in"/>
    </style:style>
    <style:style style:name="P351" style:family="paragraph" style:parent-style-name="Text_20_body" style:list-style-name="L161">
      <style:paragraph-properties fo:margin-top="0in" fo:margin-bottom="0in"/>
    </style:style>
    <style:style style:name="P352" style:family="paragraph" style:parent-style-name="Text_20_body" style:list-style-name="L164">
      <style:paragraph-properties fo:margin-top="0in" fo:margin-bottom="0in"/>
    </style:style>
    <style:style style:name="P353" style:family="paragraph" style:parent-style-name="Text_20_body" style:list-style-name="L167">
      <style:paragraph-properties fo:margin-top="0in" fo:margin-bottom="0in"/>
    </style:style>
    <style:style style:name="P354" style:family="paragraph" style:parent-style-name="Text_20_body" style:list-style-name="L168">
      <style:paragraph-properties fo:margin-top="0in" fo:margin-bottom="0in"/>
    </style:style>
    <style:style style:name="P355" style:family="paragraph" style:parent-style-name="Text_20_body" style:list-style-name="L170">
      <style:paragraph-properties fo:margin-top="0in" fo:margin-bottom="0in"/>
    </style:style>
    <style:style style:name="P356" style:family="paragraph" style:parent-style-name="Text_20_body" style:list-style-name="L172">
      <style:paragraph-properties fo:margin-top="0in" fo:margin-bottom="0in"/>
    </style:style>
    <style:style style:name="P357" style:family="paragraph" style:parent-style-name="Text_20_body" style:list-style-name="L173">
      <style:paragraph-properties fo:margin-top="0in" fo:margin-bottom="0in"/>
    </style:style>
    <style:style style:name="P358" style:family="paragraph" style:parent-style-name="Text_20_body" style:list-style-name="L175">
      <style:paragraph-properties fo:margin-top="0in" fo:margin-bottom="0in"/>
    </style:style>
    <style:style style:name="P359" style:family="paragraph" style:parent-style-name="Text_20_body" style:list-style-name="L177">
      <style:paragraph-properties fo:margin-top="0in" fo:margin-bottom="0in"/>
    </style:style>
    <style:style style:name="P360" style:family="paragraph" style:parent-style-name="Text_20_body" style:list-style-name="L178">
      <style:paragraph-properties fo:margin-top="0in" fo:margin-bottom="0in"/>
    </style:style>
    <style:style style:name="P361" style:family="paragraph" style:parent-style-name="Text_20_body" style:list-style-name="L180">
      <style:paragraph-properties fo:margin-top="0in" fo:margin-bottom="0in"/>
    </style:style>
    <style:style style:name="P362" style:family="paragraph" style:parent-style-name="Text_20_body" style:list-style-name="L181">
      <style:paragraph-properties fo:margin-top="0in" fo:margin-bottom="0in"/>
    </style:style>
    <style:style style:name="P363" style:family="paragraph" style:parent-style-name="Text_20_body" style:list-style-name="L184">
      <style:paragraph-properties fo:margin-top="0in" fo:margin-bottom="0in"/>
    </style:style>
    <style:style style:name="P364" style:family="paragraph" style:parent-style-name="Text_20_body" style:list-style-name="L187">
      <style:paragraph-properties fo:margin-top="0in" fo:margin-bottom="0in"/>
    </style:style>
    <style:style style:name="P365" style:family="paragraph" style:parent-style-name="Text_20_body" style:list-style-name="L189">
      <style:paragraph-properties fo:margin-top="0in" fo:margin-bottom="0in"/>
    </style:style>
    <style:style style:name="P366" style:family="paragraph" style:parent-style-name="Text_20_body" style:list-style-name="L190">
      <style:paragraph-properties fo:margin-top="0in" fo:margin-bottom="0in"/>
    </style:style>
    <style:style style:name="P367" style:family="paragraph" style:parent-style-name="Text_20_body" style:list-style-name="L191">
      <style:paragraph-properties fo:margin-top="0in" fo:margin-bottom="0in"/>
    </style:style>
    <style:style style:name="P368" style:family="paragraph" style:parent-style-name="Text_20_body" style:list-style-name="L193">
      <style:paragraph-properties fo:margin-top="0in" fo:margin-bottom="0in"/>
    </style:style>
    <style:style style:name="P369" style:family="paragraph" style:parent-style-name="Text_20_body" style:list-style-name="L194">
      <style:paragraph-properties fo:margin-top="0in" fo:margin-bottom="0in"/>
    </style:style>
    <style:style style:name="P370" style:family="paragraph" style:parent-style-name="Text_20_body" style:list-style-name="L195">
      <style:paragraph-properties fo:margin-top="0in" fo:margin-bottom="0in"/>
    </style:style>
    <style:style style:name="P371" style:family="paragraph" style:parent-style-name="Text_20_body" style:list-style-name="L197">
      <style:paragraph-properties fo:margin-top="0in" fo:margin-bottom="0in"/>
    </style:style>
    <style:style style:name="P372" style:family="paragraph" style:parent-style-name="Text_20_body" style:list-style-name="L198">
      <style:paragraph-properties fo:margin-top="0in" fo:margin-bottom="0in"/>
    </style:style>
    <style:style style:name="P373" style:family="paragraph" style:parent-style-name="Text_20_body" style:list-style-name="L200">
      <style:paragraph-properties fo:margin-top="0in" fo:margin-bottom="0in"/>
    </style:style>
    <style:style style:name="P374" style:family="paragraph" style:parent-style-name="Text_20_body" style:list-style-name="L201">
      <style:paragraph-properties fo:margin-top="0in" fo:margin-bottom="0in"/>
    </style:style>
    <style:style style:name="P375" style:family="paragraph" style:parent-style-name="Text_20_body" style:list-style-name="L202">
      <style:paragraph-properties fo:margin-top="0in" fo:margin-bottom="0in"/>
    </style:style>
    <style:style style:name="P376" style:family="paragraph" style:parent-style-name="Text_20_body" style:list-style-name="L205">
      <style:paragraph-properties fo:margin-top="0in" fo:margin-bottom="0in"/>
    </style:style>
    <style:style style:name="P377" style:family="paragraph" style:parent-style-name="Text_20_body" style:list-style-name="L206">
      <style:paragraph-properties fo:margin-top="0in" fo:margin-bottom="0in"/>
    </style:style>
    <style:style style:name="P378" style:family="paragraph" style:parent-style-name="Text_20_body" style:list-style-name="L208">
      <style:paragraph-properties fo:margin-top="0in" fo:margin-bottom="0in"/>
    </style:style>
    <style:style style:name="P379" style:family="paragraph" style:parent-style-name="Text_20_body" style:list-style-name="L209">
      <style:paragraph-properties fo:margin-top="0in" fo:margin-bottom="0in"/>
    </style:style>
    <style:style style:name="P380" style:family="paragraph" style:parent-style-name="Text_20_body" style:list-style-name="L211">
      <style:paragraph-properties fo:margin-top="0in" fo:margin-bottom="0in"/>
    </style:style>
    <style:style style:name="P381" style:family="paragraph" style:parent-style-name="Text_20_body" style:list-style-name="L212">
      <style:paragraph-properties fo:margin-top="0in" fo:margin-bottom="0in"/>
    </style:style>
    <style:style style:name="P382" style:family="paragraph" style:parent-style-name="Text_20_body" style:list-style-name="L214">
      <style:paragraph-properties fo:margin-top="0in" fo:margin-bottom="0in"/>
    </style:style>
    <style:style style:name="P383" style:family="paragraph" style:parent-style-name="Text_20_body" style:list-style-name="L215">
      <style:paragraph-properties fo:margin-top="0in" fo:margin-bottom="0in"/>
    </style:style>
    <style:style style:name="P384" style:family="paragraph" style:parent-style-name="Text_20_body" style:list-style-name="L216">
      <style:paragraph-properties fo:margin-top="0in" fo:margin-bottom="0in"/>
    </style:style>
    <style:style style:name="P385" style:family="paragraph" style:parent-style-name="Text_20_body" style:list-style-name="L218">
      <style:paragraph-properties fo:margin-top="0in" fo:margin-bottom="0in"/>
    </style:style>
    <style:style style:name="P386" style:family="paragraph" style:parent-style-name="Text_20_body" style:list-style-name="L219">
      <style:paragraph-properties fo:margin-top="0in" fo:margin-bottom="0in"/>
    </style:style>
    <style:style style:name="P387" style:family="paragraph" style:parent-style-name="Text_20_body" style:list-style-name="L221">
      <style:paragraph-properties fo:margin-top="0in" fo:margin-bottom="0in"/>
    </style:style>
    <style:style style:name="P388" style:family="paragraph" style:parent-style-name="Text_20_body" style:list-style-name="L223">
      <style:paragraph-properties fo:margin-top="0in" fo:margin-bottom="0in"/>
    </style:style>
    <style:style style:name="P389" style:family="paragraph" style:parent-style-name="Text_20_body" style:list-style-name="L225">
      <style:paragraph-properties fo:margin-top="0in" fo:margin-bottom="0in"/>
    </style:style>
    <style:style style:name="P390" style:family="paragraph" style:parent-style-name="Text_20_body" style:list-style-name="L226">
      <style:paragraph-properties fo:margin-top="0in" fo:margin-bottom="0in"/>
    </style:style>
    <style:style style:name="P391" style:family="paragraph" style:parent-style-name="Text_20_body" style:list-style-name="L227">
      <style:paragraph-properties fo:margin-top="0in" fo:margin-bottom="0in"/>
    </style:style>
    <style:style style:name="P392" style:family="paragraph" style:parent-style-name="Text_20_body" style:list-style-name="L228">
      <style:paragraph-properties fo:margin-top="0in" fo:margin-bottom="0in"/>
    </style:style>
    <style:style style:name="P393" style:family="paragraph" style:parent-style-name="Text_20_body" style:list-style-name="L229">
      <style:paragraph-properties fo:margin-top="0in" fo:margin-bottom="0in"/>
    </style:style>
    <style:style style:name="P394" style:family="paragraph" style:parent-style-name="Text_20_body" style:list-style-name="L230">
      <style:paragraph-properties fo:margin-top="0in" fo:margin-bottom="0in"/>
    </style:style>
    <style:style style:name="P395" style:family="paragraph" style:parent-style-name="Text_20_body" style:list-style-name="L231">
      <style:paragraph-properties fo:margin-top="0in" fo:margin-bottom="0in"/>
    </style:style>
    <style:style style:name="P396" style:family="paragraph" style:parent-style-name="Text_20_body" style:list-style-name="L232">
      <style:paragraph-properties fo:margin-top="0in" fo:margin-bottom="0in"/>
    </style:style>
    <style:style style:name="P397" style:family="paragraph" style:parent-style-name="Text_20_body" style:list-style-name="L233">
      <style:paragraph-properties fo:margin-top="0in" fo:margin-bottom="0in"/>
    </style:style>
    <style:style style:name="P398" style:family="paragraph" style:parent-style-name="Text_20_body" style:list-style-name="L234">
      <style:paragraph-properties fo:margin-top="0in" fo:margin-bottom="0in"/>
    </style:style>
    <style:style style:name="P399" style:family="paragraph" style:parent-style-name="Text_20_body" style:list-style-name="L235">
      <style:paragraph-properties fo:margin-top="0in" fo:margin-bottom="0in"/>
    </style:style>
    <style:style style:name="P400" style:family="paragraph" style:parent-style-name="Text_20_body">
      <style:paragraph-properties fo:margin-top="0in" fo:margin-bottom="0in"/>
      <style:text-properties style:font-name="Atkinson Hyperlegible Next"/>
    </style:style>
    <style:style style:name="P401" style:family="paragraph" style:parent-style-name="Text_20_body" style:list-style-name="L1">
      <style:paragraph-properties fo:margin-top="0in" fo:margin-bottom="0in"/>
      <style:text-properties style:font-name="Atkinson Hyperlegible Next"/>
    </style:style>
    <style:style style:name="P402" style:family="paragraph" style:parent-style-name="Text_20_body" style:list-style-name="L2">
      <style:paragraph-properties fo:margin-top="0in" fo:margin-bottom="0in"/>
      <style:text-properties style:font-name="Atkinson Hyperlegible Next"/>
    </style:style>
    <style:style style:name="P403" style:family="paragraph" style:parent-style-name="Text_20_body" style:list-style-name="L3">
      <style:paragraph-properties fo:margin-top="0in" fo:margin-bottom="0in"/>
      <style:text-properties style:font-name="Atkinson Hyperlegible Next"/>
    </style:style>
    <style:style style:name="P404" style:family="paragraph" style:parent-style-name="Text_20_body" style:list-style-name="L4">
      <style:paragraph-properties fo:margin-top="0in" fo:margin-bottom="0in"/>
      <style:text-properties style:font-name="Atkinson Hyperlegible Next"/>
    </style:style>
    <style:style style:name="P405" style:family="paragraph" style:parent-style-name="Text_20_body" style:list-style-name="L7">
      <style:paragraph-properties fo:margin-top="0in" fo:margin-bottom="0in"/>
      <style:text-properties style:font-name="Atkinson Hyperlegible Next"/>
    </style:style>
    <style:style style:name="P406" style:family="paragraph" style:parent-style-name="Text_20_body" style:list-style-name="L10">
      <style:paragraph-properties fo:margin-top="0in" fo:margin-bottom="0in"/>
      <style:text-properties style:font-name="Atkinson Hyperlegible Next"/>
    </style:style>
    <style:style style:name="P407" style:family="paragraph" style:parent-style-name="Text_20_body" style:list-style-name="L21">
      <style:paragraph-properties fo:margin-top="0in" fo:margin-bottom="0in"/>
      <style:text-properties style:font-name="Atkinson Hyperlegible Next"/>
    </style:style>
    <style:style style:name="P408" style:family="paragraph" style:parent-style-name="Text_20_body" style:list-style-name="L26">
      <style:paragraph-properties fo:margin-top="0in" fo:margin-bottom="0in"/>
      <style:text-properties style:font-name="Atkinson Hyperlegible Next"/>
    </style:style>
    <style:style style:name="P409" style:family="paragraph" style:parent-style-name="Text_20_body" style:list-style-name="L31">
      <style:paragraph-properties fo:margin-top="0in" fo:margin-bottom="0in"/>
      <style:text-properties style:font-name="Atkinson Hyperlegible Next"/>
    </style:style>
    <style:style style:name="P410" style:family="paragraph" style:parent-style-name="Text_20_body" style:list-style-name="L32">
      <style:paragraph-properties fo:margin-top="0in" fo:margin-bottom="0in"/>
      <style:text-properties style:font-name="Atkinson Hyperlegible Next"/>
    </style:style>
    <style:style style:name="P411" style:family="paragraph" style:parent-style-name="Text_20_body" style:list-style-name="L42">
      <style:paragraph-properties fo:margin-top="0in" fo:margin-bottom="0in"/>
      <style:text-properties style:font-name="Atkinson Hyperlegible Next"/>
    </style:style>
    <style:style style:name="P412" style:family="paragraph" style:parent-style-name="Text_20_body" style:list-style-name="L64">
      <style:paragraph-properties fo:margin-top="0in" fo:margin-bottom="0in"/>
      <style:text-properties style:font-name="Atkinson Hyperlegible Next"/>
    </style:style>
    <style:style style:name="P413" style:family="paragraph" style:parent-style-name="Text_20_body" style:list-style-name="L73">
      <style:paragraph-properties fo:margin-top="0in" fo:margin-bottom="0in"/>
      <style:text-properties style:font-name="Atkinson Hyperlegible Next"/>
    </style:style>
    <style:style style:name="P414" style:family="paragraph" style:parent-style-name="Text_20_body" style:list-style-name="L94">
      <style:paragraph-properties fo:margin-top="0in" fo:margin-bottom="0in"/>
      <style:text-properties style:font-name="Atkinson Hyperlegible Next"/>
    </style:style>
    <style:style style:name="P415" style:family="paragraph" style:parent-style-name="Text_20_body" style:list-style-name="L99">
      <style:paragraph-properties fo:margin-top="0in" fo:margin-bottom="0in"/>
      <style:text-properties style:font-name="Atkinson Hyperlegible Next"/>
    </style:style>
    <style:style style:name="P416" style:family="paragraph" style:parent-style-name="Text_20_body" style:list-style-name="L103">
      <style:paragraph-properties fo:margin-top="0in" fo:margin-bottom="0in"/>
      <style:text-properties style:font-name="Atkinson Hyperlegible Next"/>
    </style:style>
    <style:style style:name="P417" style:family="paragraph" style:parent-style-name="Text_20_body" style:list-style-name="L108">
      <style:paragraph-properties fo:margin-top="0in" fo:margin-bottom="0in"/>
      <style:text-properties style:font-name="Atkinson Hyperlegible Next"/>
    </style:style>
    <style:style style:name="P418" style:family="paragraph" style:parent-style-name="Text_20_body" style:list-style-name="L111">
      <style:paragraph-properties fo:margin-top="0in" fo:margin-bottom="0in"/>
      <style:text-properties style:font-name="Atkinson Hyperlegible Next"/>
    </style:style>
    <style:style style:name="P419" style:family="paragraph" style:parent-style-name="Text_20_body" style:list-style-name="L116">
      <style:paragraph-properties fo:margin-top="0in" fo:margin-bottom="0in"/>
      <style:text-properties style:font-name="Atkinson Hyperlegible Next"/>
    </style:style>
    <style:style style:name="P420" style:family="paragraph" style:parent-style-name="Text_20_body" style:list-style-name="L121">
      <style:paragraph-properties fo:margin-top="0in" fo:margin-bottom="0in"/>
      <style:text-properties style:font-name="Atkinson Hyperlegible Next"/>
    </style:style>
    <style:style style:name="P421" style:family="paragraph" style:parent-style-name="Text_20_body" style:list-style-name="L125">
      <style:paragraph-properties fo:margin-top="0in" fo:margin-bottom="0in"/>
      <style:text-properties style:font-name="Atkinson Hyperlegible Next"/>
    </style:style>
    <style:style style:name="P422" style:family="paragraph" style:parent-style-name="Text_20_body" style:list-style-name="L141">
      <style:paragraph-properties fo:margin-top="0in" fo:margin-bottom="0in"/>
      <style:text-properties style:font-name="Atkinson Hyperlegible Next"/>
    </style:style>
    <style:style style:name="P423" style:family="paragraph" style:parent-style-name="Text_20_body" style:list-style-name="L149">
      <style:paragraph-properties fo:margin-top="0in" fo:margin-bottom="0in"/>
      <style:text-properties style:font-name="Atkinson Hyperlegible Next"/>
    </style:style>
    <style:style style:name="P424" style:family="paragraph" style:parent-style-name="Text_20_body" style:list-style-name="L153">
      <style:paragraph-properties fo:margin-top="0in" fo:margin-bottom="0in"/>
      <style:text-properties style:font-name="Atkinson Hyperlegible Next"/>
    </style:style>
    <style:style style:name="P425" style:family="paragraph" style:parent-style-name="Text_20_body" style:list-style-name="L157">
      <style:paragraph-properties fo:margin-top="0in" fo:margin-bottom="0in"/>
      <style:text-properties style:font-name="Atkinson Hyperlegible Next"/>
    </style:style>
    <style:style style:name="P426" style:family="paragraph" style:parent-style-name="Text_20_body" style:list-style-name="L163">
      <style:paragraph-properties fo:margin-top="0in" fo:margin-bottom="0in"/>
      <style:text-properties style:font-name="Atkinson Hyperlegible Next"/>
    </style:style>
    <style:style style:name="P427" style:family="paragraph" style:parent-style-name="Text_20_body" style:list-style-name="L166">
      <style:paragraph-properties fo:margin-top="0in" fo:margin-bottom="0in"/>
      <style:text-properties style:font-name="Atkinson Hyperlegible Next"/>
    </style:style>
    <style:style style:name="P428" style:family="paragraph" style:parent-style-name="Text_20_body" style:list-style-name="L169">
      <style:paragraph-properties fo:margin-top="0in" fo:margin-bottom="0in"/>
      <style:text-properties style:font-name="Atkinson Hyperlegible Next"/>
    </style:style>
    <style:style style:name="P429" style:family="paragraph" style:parent-style-name="Text_20_body" style:list-style-name="L174">
      <style:paragraph-properties fo:margin-top="0in" fo:margin-bottom="0in"/>
      <style:text-properties style:font-name="Atkinson Hyperlegible Next"/>
    </style:style>
    <style:style style:name="P430" style:family="paragraph" style:parent-style-name="Text_20_body" style:list-style-name="L183">
      <style:paragraph-properties fo:margin-top="0in" fo:margin-bottom="0in"/>
      <style:text-properties style:font-name="Atkinson Hyperlegible Next"/>
    </style:style>
    <style:style style:name="P431" style:family="paragraph" style:parent-style-name="Text_20_body" style:list-style-name="L186">
      <style:paragraph-properties fo:margin-top="0in" fo:margin-bottom="0in"/>
      <style:text-properties style:font-name="Atkinson Hyperlegible Next"/>
    </style:style>
    <style:style style:name="P432" style:family="paragraph" style:parent-style-name="Text_20_body" style:list-style-name="L190">
      <style:paragraph-properties fo:margin-top="0in" fo:margin-bottom="0in"/>
      <style:text-properties style:font-name="Atkinson Hyperlegible Next"/>
    </style:style>
    <style:style style:name="P433" style:family="paragraph" style:parent-style-name="Text_20_body" style:list-style-name="L197">
      <style:paragraph-properties fo:margin-top="0in" fo:margin-bottom="0in"/>
      <style:text-properties style:font-name="Atkinson Hyperlegible Next"/>
    </style:style>
    <style:style style:name="P434" style:family="paragraph" style:parent-style-name="Text_20_body" style:list-style-name="L204">
      <style:paragraph-properties fo:margin-top="0in" fo:margin-bottom="0in"/>
      <style:text-properties style:font-name="Atkinson Hyperlegible Next"/>
    </style:style>
    <style:style style:name="P435" style:family="paragraph" style:parent-style-name="Text_20_body" style:list-style-name="L205">
      <style:paragraph-properties fo:margin-top="0in" fo:margin-bottom="0in"/>
      <style:text-properties style:font-name="Atkinson Hyperlegible Next"/>
    </style:style>
    <style:style style:name="P436" style:family="paragraph" style:parent-style-name="Text_20_body" style:list-style-name="L208">
      <style:paragraph-properties fo:margin-top="0in" fo:margin-bottom="0in"/>
      <style:text-properties style:font-name="Atkinson Hyperlegible Next"/>
    </style:style>
    <style:style style:name="P437" style:family="paragraph" style:parent-style-name="Text_20_body" style:list-style-name="L226">
      <style:paragraph-properties fo:margin-top="0in" fo:margin-bottom="0in"/>
      <style:text-properties style:font-name="Atkinson Hyperlegible Next"/>
    </style:style>
    <style:style style:name="P438" style:family="paragraph" style:parent-style-name="Text_20_body" style:list-style-name="L233">
      <style:paragraph-properties fo:margin-top="0in" fo:margin-bottom="0in"/>
      <style:text-properties style:font-name="Atkinson Hyperlegible Next"/>
    </style:style>
    <style:style style:name="P439" style:family="paragraph" style:parent-style-name="Text_20_body" style:list-style-name="L234">
      <style:paragraph-properties fo:margin-top="0in" fo:margin-bottom="0in"/>
      <style:text-properties style:font-name="Atkinson Hyperlegible Next"/>
    </style:style>
    <style:style style:name="P440" style:family="paragraph" style:parent-style-name="Text_20_body">
      <style:paragraph-properties style:writing-mode="lr-tb"/>
      <style:text-properties style:font-name="Atkinson Hyperlegible Next"/>
    </style:style>
    <style:style style:name="P441" style:family="paragraph" style:parent-style-name="Heading_20_1">
      <style:text-properties style:font-name="Atkinson Hyperlegible Next"/>
    </style:style>
    <style:style style:name="P442" style:family="paragraph" style:parent-style-name="Horizontal_20_Line">
      <style:text-properties style:font-name="Atkinson Hyperlegible Next"/>
    </style:style>
    <style:style style:name="T1" style:family="text">
      <style:text-properties style:font-name="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mini Advanced </text:p>
      <text:p text:style-name="P1">2.5 Pro (experimental)</text:p>
      <text:p text:style-name="P2">Percakapan baru</text:p>
      <text:h text:style-name="P441" text:outline-level="1">Terbaru </text:h>
      <text:section text:style-name="Sect1" text:name="conversations-list-0">
        <text:p text:style-name="P400">[+] FUTRE - Mencetak Organ Tubuh: Harapan Baru Medis </text:p>
        <text:p text:style-name="P400">[@] FUTRE - Robot Cerdas: Teman atau Ancaman? </text:p>
        <text:p text:style-name="P400">[@] FUTRE - Manusia Abadi: Mungkinkah Kita Hidup Selamanya? </text:p>
        <text:p text:style-name="P400">#[@] FUTRE - Liburan ke Luar Angkasa: Kapan Giliran Kita? </text:p>
        <text:p text:style-name="P400">#[@] FUTRE - Energi Tak Terbatas: Solusi Krisis Energi </text:p>
        <text:p text:style-name="P400">Lainnya</text:p>
      </text:section>
      <text:h text:style-name="P441" text:outline-level="1">Gem</text:h>
      <text:p text:style-name="P400">Pencari ide</text:p>
      <text:p text:style-name="P400">Konsultan karier</text:p>
      <text:p text:style-name="P400">Partner coding</text:p>
      <text:p text:style-name="P400">Lainnya</text:p>
      <text:p text:style-name="P400">Pengelola Gem</text:p>
      <text:p text:style-name="P400">Bantuan</text:p>
      <text:p text:style-name="P400">Aktivitas</text:p>
      <text:p text:style-name="P400">Setelan</text:p>
      <text:p text:style-name="P212">Kota Medan, Sumatera Utara, Indonesia <text:line-break/>Dari alamat IP Anda • Perbarui lokasi</text:p>
      <text:h text:style-name="P441" text:outline-level="1">Percakapan dengan Gemini</text:h>
      <text:section text:style-name="Sect1" text:name="chat-history">
        <text:p text:style-name="P212"/>
        <text:section text:style-name="Sect1" text:name="b5547654d731dc0c">
          <text:p text:style-name="P212"/>
          <text:section text:style-name="Sect1" text:name="user-query-content-0">
            <text:p text:style-name="P440">Gemini Anda Telah dilatih sehingga menjadi ahli dalam menyusun buku [non-fiksi] untuk tema-tema [Sains Futuristik] . </text:p>
            <text:p text:style-name="P440">Gemini yang Kreatif, Saya Sedang menyusun Buku : </text:p>
            <text:p text:style-name="P440"><text:soft-page-break/>Judul : 'Manusia Abadi: Mungkinkah Kita Hidup Selamanya?. </text:p>
            <text:p text:style-name="P440">Deskripsi:'Buku ini membahas penelitian tentang penuaan dan upaya-upaya untuk memperpanjang usia manusia. Apa yang menyebabkan penuaan? Teknologi apa yang bisa memperlambat atau bahkan menghentikan penuaan? Apa implikasinya bagi masyarakat jika manusia bisa hidup lebih lama?' . </text:p>
            <text:p text:style-name="P440">Topik Utama : Penuaan, genetika, bioteknologi, etika. </text:p>
            <text:p text:style-name="P440">Target Pembaca : Remaja ( Usia 13 sampai 22 Tahun ).  </text:p>
            <text:p text:style-name="P440">Tugas Anda adalah : </text:p>
            <text:p text:style-name="P440">1. Menyusun Outline/Kerangka/Daftar Isi buku ini yang terdiri atas Bab dan Subbab yang dikembangkan dari Deskripsi buku yang sedang saya susun. </text:p>
            <text:p text:style-name="P440">2. Memberi Saran Gaya Bahasa Penulisan Yang Sesuai dengan Target Pembaca. </text:p>
            <text:p text:style-name="P440">3. Memberikan Tips Tambahan yang memperkaya isi dan bobot buku ini . </text:p>
          </text:section>
          <text:p text:style-name="P400">Tampilkan alur berpikir</text:p>
          <text:section text:style-name="Sect2" text:name="model-response-message-contentr_b5547654d731dc0c">
            <text:p text:style-name="P212">Tentu, Gemini siap membantu! Dengan senang hati saya akan membantu menyusun kerangka buku "Manusia Abadi: Mungkinkah Kita Hidup Selamanya?" serta memberikan saran gaya bahasa dan tips tambahan. Tema sains futuristik ini sangat menarik, terutama untuk target pembaca remaja.</text:p>
            <text:p text:style-name="P212">Mari kita mulai:</text:p>
            <text:p text:style-name="Text_20_body"><text:span text:style-name="Strong_20_Emphasis"><text:span text:style-name="T1">1. Outline/Kerangka/Daftar Isi Buku</text:span></text:span></text:p>
            <text:p text:style-name="P212">Berikut adalah draf kerangka yang bisa dikembangkan, dirancang agar mengalir secara logis dan menarik bagi remaja:</text:p>
            <text:p text:style-name="P442"/>
            <text:p text:style-name="Text_20_body"><text:span text:style-name="Strong_20_Emphasis"><text:span text:style-name="T1">Judul Buku:</text:span></text:span><text:span text:style-name="T1"> Manusia Abadi: Mungkinkah Kita Hidup Selamanya?</text:span></text:p>
            <text:p text:style-name="Text_20_body"><text:span text:style-name="Strong_20_Emphasis"><text:span text:style-name="T1">Kata Pengantar:</text:span></text:span></text:p>
            <text:list xml:id="list1601268895308010235" text:style-name="L1">
              <text:list-item>
                <text:p text:style-name="P401">Mengapa topik keabadian relevan dan menarik? </text:p>
              </text:list-item>
              <text:list-item>
                <text:p text:style-name="P401">Apa yang akan pembaca temukan dalam buku ini? </text:p>
              </text:list-item>
              <text:list-item>
                <text:p text:style-name="P213">Menyapa pembaca remaja dan membangkitkan rasa ingin tahu. </text:p>
              </text:list-item>
            </text:list>
            <text:p text:style-name="Text_20_body"><text:soft-page-break/><text:span text:style-name="Strong_20_Emphasis"><text:span text:style-name="T1">Bab 1: Mimpi Lama Umat Manusia: Hidup Selamanya</text:span></text:span></text:p>
            <text:list xml:id="list1061609049906495890" text:style-name="L2">
              <text:list-item>
                <text:p text:style-name="P240"><text:span text:style-name="Strong_20_Emphasis"><text:span text:style-name="T1">Subbab 1.1:</text:span></text:span><text:span text:style-name="T1"> Jejak Sejarah: Dari Mitos Keabadian hingga Pencarian Ilmiah </text:span></text:p>
                <text:list>
                  <text:list-item>
                    <text:p text:style-name="P402">(Contoh: Air mancur awet muda, Elixir kehidupan, tokoh mitologi) </text:p>
                  </text:list-item>
                </text:list>
              </text:list-item>
              <text:list-item>
                <text:p text:style-name="P240"><text:span text:style-name="Strong_20_Emphasis"><text:span text:style-name="T1">Subbab 1.2:</text:span></text:span><text:span text:style-name="T1"> Apa Sih "Hidup Selamanya" Itu? Mendefinisikan Keabadian &amp; Perpanjangan Usia Radikal </text:span></text:p>
                <text:list>
                  <text:list-item>
                    <text:p text:style-name="P402">(Membedakan antara benar-benar abadi vs. hidup jauh lebih lama dan sehat) </text:p>
                  </text:list-item>
                </text:list>
              </text:list-item>
              <text:list-item>
                <text:p text:style-name="P240"><text:span text:style-name="Strong_20_Emphasis"><text:span text:style-name="T1">Subbab 1.3:</text:span></text:span><text:span text:style-name="T1"> Pertanyaan Besar: Kenapa Kita </text:span><text:span text:style-name="Emphasis"><text:span text:style-name="T1">Ingin</text:span></text:span><text:span text:style-name="T1"> Hidup Lebih Lama? </text:span></text:p>
                <text:list>
                  <text:list-item>
                    <text:p text:style-name="P214">(Menjelajahi motivasi personal dan kolektif) </text:p>
                  </text:list-item>
                </text:list>
              </text:list-item>
            </text:list>
            <text:p text:style-name="Text_20_body"><text:span text:style-name="Strong_20_Emphasis"><text:span text:style-name="T1">Bab 2: Tik-Tok Jam Biologis: Memahami Penuaan</text:span></text:span></text:p>
            <text:list xml:id="list6851270879458341627" text:style-name="L3">
              <text:list-item>
                <text:p text:style-name="P241"><text:span text:style-name="Strong_20_Emphasis"><text:span text:style-name="T1">Subbab 2.1:</text:span></text:span><text:span text:style-name="T1"> Apa Itu Penuaan? Bukan Sekadar Keriput dan Uban </text:span></text:p>
                <text:list>
                  <text:list-item>
                    <text:p text:style-name="P403">(Penjelasan sederhana tentang proses biologis di tingkat sel dan organ) </text:p>
                  </text:list-item>
                </text:list>
              </text:list-item>
              <text:list-item>
                <text:p text:style-name="P241"><text:span text:style-name="Strong_20_Emphasis"><text:span text:style-name="T1">Subbab 2.2:</text:span></text:span><text:span text:style-name="T1"> Mengapa Tubuh Kita Menua? Teori-Teori Utama </text:span></text:p>
                <text:list>
                  <text:list-item>
                    <text:p text:style-name="P403">Kerusakan DNA: Seperti Kesalahan Ketik yang Menumpuk </text:p>
                  </text:list-item>
                  <text:list-item>
                    <text:p text:style-name="P403">Telomer: Ujung Pelindung Kromosom yang Memendek </text:p>
                  </text:list-item>
                  <text:list-item>
                    <text:p text:style-name="P403">Sel Senescence: "Sel Zombie" yang Berhenti Membelah tapi Tidak Mati </text:p>
                  </text:list-item>
                  <text:list-item>
                    <text:p text:style-name="P403">Teori Radikal Bebas dan Stres Oksidatif </text:p>
                  </text:list-item>
                  <text:list-item>
                    <text:p text:style-name="P403">(Disajikan dengan analogi yang mudah dipahami) </text:p>
                  </text:list-item>
                </text:list>
              </text:list-item>
              <text:list-item>
                <text:p text:style-name="P241"><text:span text:style-name="Strong_20_Emphasis"><text:span text:style-name="T1">Subbab 2.3:</text:span></text:span><text:span text:style-name="T1"> Apakah Penuaan Itu Penyakit yang Bisa Disembuhkan? </text:span></text:p>
                <text:list>
                  <text:list-item>
                    <text:p text:style-name="P215">(Memperkenalkan perdebatan di kalangan ilmuwan) </text:p>
                  </text:list-item>
                </text:list>
              </text:list-item>
            </text:list>
            <text:p text:style-name="Text_20_body"><text:span text:style-name="Strong_20_Emphasis"><text:span text:style-name="T1">Bab 3: Membongkar Kode Kehidupan: Peran Genetika</text:span></text:span></text:p>
            <text:list xml:id="list218416555588149300" text:style-name="L4">
              <text:list-item>
                <text:p text:style-name="P242"><text:span text:style-name="Strong_20_Emphasis"><text:span text:style-name="T1">Subbab 3.1:</text:span></text:span><text:span text:style-name="T1"> DNA: Buku Instruksi Tubuh Kita </text:span></text:p>
                <text:list>
                  <text:list-item>
                    <text:p text:style-name="P404">(Pengantar singkat &amp; mudah tentang gen, kromosom, dan DNA) </text:p>
                  </text:list-item>
                </text:list>
              </text:list-item>
              <text:list-item>
                <text:p text:style-name="P242"><text:span text:style-name="Strong_20_Emphasis"><text:span text:style-name="T1">Subbab 3.2:</text:span></text:span><text:span text:style-name="T1"> Gen Awet Muda: Belajar dari Makhluk yang Berumur Panjang </text:span></text:p>
                <text:list>
                  <text:list-item>
                    <text:p text:style-name="P404">(Contoh: Lobster, Turritopsis dohrnii si 'ubur-ubur abadi', tikus mol telanjang) </text:p>
                  </text:list-item>
                </text:list>
              </text:list-item>
              <text:list-item>
                <text:p text:style-name="P242"><text:span text:style-name="Strong_20_Emphasis"><text:span text:style-name="T1">Subbab 3.3:</text:span></text:span><text:span text:style-name="T1"> Bisakah Kita Mengedit Gen untuk Hidup Lebih Lama? </text:span></text:p>
                <text:list>
                  <text:list-item>
                    <text:p text:style-name="P404"><text:soft-page-break/>(Pengenalan sederhana tentang teknologi seperti CRISPR dan potensinya dalam penuaan) </text:p>
                  </text:list-item>
                </text:list>
              </text:list-item>
              <text:list-item>
                <text:p text:style-name="P3"><text:span text:style-name="Strong_20_Emphasis"><text:span text:style-name="T1">Subbab 3.4:</text:span></text:span><text:span text:style-name="T1"> Warisan vs. Pilihan: Seberapa Besar Pengaruh Gen pada Usia Kita? </text:span></text:p>
              </text:list-item>
            </text:list>
            <text:p text:style-name="Text_20_body"><text:span text:style-name="Strong_20_Emphasis"><text:span text:style-name="T1">Bab 4: Alat Canggih Melawan Waktu: Bioteknologi Anti-Penuaan</text:span></text:span></text:p>
            <text:list xml:id="list301513348010429985" text:style-name="L5">
              <text:list-item>
                <text:p text:style-name="P243"><text:span text:style-name="Strong_20_Emphasis"><text:span text:style-name="T1">Subbab 4.1:</text:span></text:span><text:span text:style-name="T1"> Terapi Sel Punca (Stem Cell): Memperbaiki Jaringan yang Rusak </text:span></text:p>
              </text:list-item>
              <text:list-item>
                <text:p text:style-name="P243"><text:span text:style-name="Strong_20_Emphasis"><text:span text:style-name="T1">Subbab 4.2:</text:span></text:span><text:span text:style-name="T1"> Obat Senolitik: Menyingkirkan "Sel Zombie" </text:span></text:p>
              </text:list-item>
              <text:list-item>
                <text:p text:style-name="P243"><text:span text:style-name="Strong_20_Emphasis"><text:span text:style-name="T1">Subbab 4.3:</text:span></text:span><text:span text:style-name="T1"> Nanoteknologi: Robot Mini di Dalam Tubuh? </text:span></text:p>
              </text:list-item>
              <text:list-item>
                <text:p text:style-name="P243"><text:span text:style-name="Strong_20_Emphasis"><text:span text:style-name="T1">Subbab 4.4:</text:span></text:span><text:span text:style-name="T1"> Mencetak Organ Baru: Solusi Pengganti Organ yang Menua? </text:span></text:p>
              </text:list-item>
              <text:list-item>
                <text:p text:style-name="P4"><text:span text:style-name="Strong_20_Emphasis"><text:span text:style-name="T1">Subbab 4.5:</text:span></text:span><text:span text:style-name="T1"> Dari Laboratorium ke Manusia: Tantangan Uji Klinis </text:span></text:p>
              </text:list-item>
            </text:list>
            <text:p text:style-name="Text_20_body"><text:span text:style-name="Strong_20_Emphasis"><text:span text:style-name="T1">Bab 5: Bukan Hanya Teknologi: Gaya Hidup dan Awet Muda</text:span></text:span></text:p>
            <text:list xml:id="list6331871743751743350" text:style-name="L6">
              <text:list-item>
                <text:p text:style-name="P244"><text:span text:style-name="Strong_20_Emphasis"><text:span text:style-name="T1">Subbab 5.1:</text:span></text:span><text:span text:style-name="T1"> Rahasia Zona Biru (Blue Zones): Pelajaran dari Komunitas Berumur Panjang </text:span></text:p>
              </text:list-item>
              <text:list-item>
                <text:p text:style-name="P244"><text:span text:style-name="Strong_20_Emphasis"><text:span text:style-name="T1">Subbab 5.2:</text:span></text:span><text:span text:style-name="T1"> Makanan untuk Kehidupan Panjang: Nutrisi dan Anti-Penuaan </text:span></text:p>
              </text:list-item>
              <text:list-item>
                <text:p text:style-name="P244"><text:span text:style-name="Strong_20_Emphasis"><text:span text:style-name="T1">Subbab 5.3:</text:span></text:span><text:span text:style-name="T1"> Gerak Badan: Olahraga sebagai Obat Awet Muda </text:span></text:p>
              </text:list-item>
              <text:list-item>
                <text:p text:style-name="P5"><text:span text:style-name="Strong_20_Emphasis"><text:span text:style-name="T1">Subbab 5.4:</text:span></text:span><text:span text:style-name="T1"> Tidur dan Stres: Pengaruhnya pada Jam Biologis Kita </text:span></text:p>
              </text:list-item>
            </text:list>
            <text:p text:style-name="Text_20_body"><text:span text:style-name="Strong_20_Emphasis"><text:span text:style-name="T1">Bab 6: Jika Manusia Hidup (Sangat) Lama: Pertanyaan Etika</text:span></text:span></text:p>
            <text:list xml:id="list8306226795401149238" text:style-name="L7">
              <text:list-item>
                <text:p text:style-name="P245"><text:span text:style-name="Strong_20_Emphasis"><text:span text:style-name="T1">Subbab 6.1:</text:span></text:span><text:span text:style-name="T1"> Siapa yang Berhak Hidup Lama? Kesenjangan Akses Teknologi </text:span></text:p>
                <text:list>
                  <text:list-item>
                    <text:p text:style-name="P405">(Kaya vs. Miskin, Negara Maju vs. Berkembang) </text:p>
                  </text:list-item>
                </text:list>
              </text:list-item>
              <text:list-item>
                <text:p text:style-name="P245"><text:span text:style-name="Strong_20_Emphasis"><text:span text:style-name="T1">Subbab 6.2:</text:span></text:span><text:span text:style-name="T1"> Bumi yang Makin Sesak: Dampak Overpopulasi </text:span></text:p>
                <text:list>
                  <text:list-item>
                    <text:p text:style-name="P405">(Sumber daya alam, lingkungan, lapangan kerja) </text:p>
                  </text:list-item>
                </text:list>
              </text:list-item>
              <text:list-item>
                <text:p text:style-name="P245"><text:span text:style-name="Strong_20_Emphasis"><text:span text:style-name="T1">Subbab 6.3:</text:span></text:span><text:span text:style-name="T1"> Arti Kehidupan Jika Kematian Tertunda: Kebosanan atau Kesempatan Baru? </text:span></text:p>
              </text:list-item>
              <text:list-item>
                <text:p text:style-name="P245"><text:span text:style-name="Strong_20_Emphasis"><text:span text:style-name="T1">Subbab 6.4:</text:span></text:span><text:span text:style-name="T1"> Hubungan Antar Generasi: Bagaimana Jika Nenek Buyut Masih Ada Saat Kamu Punya Cucu? </text:span></text:p>
              </text:list-item>
              <text:list-item>
                <text:p text:style-name="P6"><text:span text:style-name="Strong_20_Emphasis"><text:span text:style-name="T1">Subbab 6.5:</text:span></text:span><text:span text:style-name="T1"> Batasan Alami: Haruskah Manusia Mengubah Takdir Biologisnya? </text:span></text:p>
              </text:list-item>
            </text:list>
            <text:p text:style-name="Text_20_body"><text:span text:style-name="Strong_20_Emphasis"><text:span text:style-name="T1">Bab 7: Masyarakat Masa Depan: Dunia yang Berubah</text:span></text:span></text:p>
            <text:list xml:id="list5527328323559330900" text:style-name="L8">
              <text:list-item>
                <text:p text:style-name="P246"><text:span text:style-name="Strong_20_Emphasis"><text:span text:style-name="T1">Subbab 7.1:</text:span></text:span><text:span text:style-name="T1"> Ekonomi Panjang Umur: Karir, Pensiun, dan </text:span><text:soft-page-break/><text:span text:style-name="T1">Produktivitas </text:span></text:p>
              </text:list-item>
              <text:list-item>
                <text:p text:style-name="P246"><text:span text:style-name="Strong_20_Emphasis"><text:span text:style-name="T1">Subbab 7.2:</text:span></text:span><text:span text:style-name="T1"> Politik dan Kekuasaan: Bagaimana Pengaruh Pemimpin yang Berkuasa Lebih Lama? </text:span></text:p>
              </text:list-item>
              <text:list-item>
                <text:p text:style-name="P246"><text:span text:style-name="Strong_20_Emphasis"><text:span text:style-name="T1">Subbab 7.3:</text:span></text:span><text:span text:style-name="T1"> Budaya dan Nilai: Perubahan Pandangan tentang Hidup, Mati, dan Keluarga </text:span></text:p>
              </text:list-item>
              <text:list-item>
                <text:p text:style-name="P7"><text:span text:style-name="Strong_20_Emphasis"><text:span text:style-name="T1">Subbab 7.4:</text:span></text:span><text:span text:style-name="T1"> Tantangan Baru yang Tak Terduga </text:span></text:p>
              </text:list-item>
            </text:list>
            <text:p text:style-name="Text_20_body"><text:span text:style-name="Strong_20_Emphasis"><text:span text:style-name="T1">Bab 8: Menuju Keabadian? Mimpi atau Kenyataan di Depan Mata</text:span></text:span></text:p>
            <text:list xml:id="list7457518811397266741" text:style-name="L9">
              <text:list-item>
                <text:p text:style-name="P247"><text:span text:style-name="Strong_20_Emphasis"><text:span text:style-name="T1">Subbab 8.1:</text:span></text:span><text:span text:style-name="T1"> Rangkuman Penemuan Kunci: Apa yang Sudah Kita Capai? </text:span></text:p>
              </text:list-item>
              <text:list-item>
                <text:p text:style-name="P247"><text:span text:style-name="Strong_20_Emphasis"><text:span text:style-name="T1">Subbab 8.2:</text:span></text:span><text:span text:style-name="T1"> Jalan Masih Panjang: Hambatan Ilmiah dan Teknologi Terbesar </text:span></text:p>
              </text:list-item>
              <text:list-item>
                <text:p text:style-name="P247"><text:span text:style-name="Strong_20_Emphasis"><text:span text:style-name="T1">Subbab 8.3:</text:span></text:span><text:span text:style-name="T1"> Sains vs. Fiksi Ilmiah: Memisahkan Harapan dan Hype </text:span></text:p>
              </text:list-item>
              <text:list-item>
                <text:p text:style-name="P8"><text:span text:style-name="Strong_20_Emphasis"><text:span text:style-name="T1">Subbab 8.4:</text:span></text:span><text:span text:style-name="T1"> Masa Depan Ada di Tanganmu: Mengajak Pembaca Berpikir Kritis </text:span></text:p>
              </text:list-item>
            </text:list>
            <text:p text:style-name="Text_20_body"><text:span text:style-name="Strong_20_Emphasis"><text:span text:style-name="T1">Penutup:</text:span></text:span></text:p>
            <text:list xml:id="list5297026126852259954" text:style-name="L10">
              <text:list-item>
                <text:p text:style-name="P406">Refleksi akhir tentang kemungkinan dan implikasi hidup abadi. </text:p>
              </text:list-item>
              <text:list-item>
                <text:p text:style-name="P216">Pesan tentang pentingnya menjalani hidup saat ini dengan bermakna, terlepas dari panjang usia. </text:p>
              </text:list-item>
            </text:list>
            <text:p text:style-name="Text_20_body"><text:span text:style-name="Strong_20_Emphasis"><text:span text:style-name="T1">Glosarium:</text:span></text:span><text:span text:style-name="T1"> Daftar istilah-istilah penting (misal: Telomer, Senescence, CRISPR, Sel Punca, Senolitik) dengan penjelasan sederhana.</text:span></text:p>
            <text:p text:style-name="Text_20_body"><text:span text:style-name="Strong_20_Emphasis"><text:span text:style-name="T1">Sumber Bacaan Lebih Lanjut:</text:span></text:span><text:span text:style-name="T1"> Rekomendasi buku, artikel, website, atau dokumenter yang kredibel untuk pembaca yang ingin tahu lebih banyak.</text:span></text:p>
            <text:p text:style-name="P442"/>
            <text:p text:style-name="Text_20_body"><text:span text:style-name="Strong_20_Emphasis"><text:span text:style-name="T1">2. Saran Gaya Bahasa Penulisan</text:span></text:span></text:p>
            <text:p text:style-name="P212">Mengingat target pembaca adalah remaja (13-22 tahun), gaya bahasa harus:</text:p>
            <text:list xml:id="list1836961165748499782" text:style-name="L11">
              <text:list-item>
                <text:p text:style-name="P248"><text:span text:style-name="Strong_20_Emphasis"><text:span text:style-name="T1">Komunikatif dan Lugas:</text:span></text:span><text:span text:style-name="T1"> Gunakan Bahasa Indonesia yang baik dan benar, namun hindari kalimat yang terlalu panjang dan kompleks. Gunakan bahasa sehari-hari yang sopan di mana memungkinkan, tapi jangan terlalu slang. </text:span></text:p>
              </text:list-item>
              <text:list-item>
                <text:p text:style-name="P248"><text:span text:style-name="Strong_20_Emphasis"><text:span text:style-name="T1">Menarik dan Antusias:</text:span></text:span><text:span text:style-name="T1"> Tunjukkan semangat dan kekaguman pada sains, namun tetap objektif. Gunakan pertanyaan retoris untuk memancing pemikiran pembaca. </text:span></text:p>
              </text:list-item>
              <text:list-item>
                <text:p text:style-name="P248"><text:soft-page-break/><text:span text:style-name="Strong_20_Emphasis"><text:span text:style-name="T1">Jelas dan Sederhana:</text:span></text:span><text:span text:style-name="T1"> Jelaskan konsep-konsep ilmiah yang rumit dengan bahasa yang mudah dipahami. Gunakan analogi atau perumpamaan yang relevan dengan dunia remaja (misalnya, membandingkan DNA dengan kode komputer, telomer dengan ujung tali sepatu plastik). </text:span></text:p>
              </text:list-item>
              <text:list-item>
                <text:p text:style-name="P248"><text:span text:style-name="Strong_20_Emphasis"><text:span text:style-name="T1">Visual:</text:span></text:span><text:span text:style-name="T1"> Sangat disarankan menggunakan banyak ilustrasi, diagram sederhana, infografis, dan mungkin foto (jika relevan dan etis) untuk membantu visualisasi konsep. </text:span></text:p>
              </text:list-item>
              <text:list-item>
                <text:p text:style-name="P248"><text:span text:style-name="Strong_20_Emphasis"><text:span text:style-name="T1">Interaktif:</text:span></text:span><text:span text:style-name="T1"> Sisipkan "Kotak Fakta Menarik", "Tahukah Kamu?", atau "Pikirkan Ini" untuk memecah teks dan menjaga keterlibatan pembaca. </text:span></text:p>
              </text:list-item>
              <text:list-item>
                <text:p text:style-name="P248"><text:span text:style-name="Strong_20_Emphasis"><text:span text:style-name="T1">Hindari Jargon Berlebihan:</text:span></text:span><text:span text:style-name="T1"> Jika harus menggunakan istilah teknis, langsung jelaskan artinya dengan sederhana atau rujuk ke glosarium. </text:span></text:p>
              </text:list-item>
              <text:list-item>
                <text:p text:style-name="P248"><text:span text:style-name="Strong_20_Emphasis"><text:span text:style-name="T1">Seimbang:</text:span></text:span><text:span text:style-name="T1"> Sajikan berbagai sudut pandang, terutama dalam bab etika, tanpa terkesan menggurui. Biarkan pembaca membentuk opininya sendiri. </text:span></text:p>
              </text:list-item>
              <text:list-item>
                <text:p text:style-name="P9"><text:span text:style-name="Strong_20_Emphasis"><text:span text:style-name="T1">Relatable:</text:span></text:span><text:span text:style-name="T1"> Hubungkan pembahasan dengan hal-hal yang mungkin mereka alami atau pikirkan, seperti kesehatan, masa depan, atau bahkan karakter di film/buku fiksi (sambil tetap menekankan perbedaan antara fiksi dan sains). </text:span></text:p>
              </text:list-item>
            </text:list>
            <text:p text:style-name="Text_20_body"><text:span text:style-name="Strong_20_Emphasis"><text:span text:style-name="T1">Contoh Penerapan:</text:span></text:span></text:p>
            <text:list xml:id="list8532047985488145109" text:style-name="L12">
              <text:list-item>
                <text:p text:style-name="P249"><text:span text:style-name="Emphasis"><text:span text:style-name="T1">Kurang cocok:</text:span></text:span><text:span text:style-name="T1"> "Proses senesensi seluler melibatkan penghentian siklus sel yang diinduksi oleh berbagai stresor, mengakibatkan akumulasi sel disfungsional yang mensekresikan faktor pro-inflamasi." </text:span></text:p>
              </text:list-item>
              <text:list-item>
                <text:p text:style-name="P10"><text:span text:style-name="Emphasis"><text:span text:style-name="T1">Lebih cocok:</text:span></text:span><text:span text:style-name="T1"> "Bayangkan ada sel di tubuh kita yang 'mogok kerja'. Namanya sel senescent. Sel ini berhenti membelah diri seperti sel sehat, tapi dia juga nggak mau mati. Malah, sel 'zombie' ini bisa mengganggu sel-sel sehat di sekitarnya. Para ilmuwan berpikir, menumpuknya sel zombie ini adalah salah satu alasan utama kita menua." </text:span></text:p>
              </text:list-item>
            </text:list>
            <text:p text:style-name="P442"/>
            <text:p text:style-name="Text_20_body"><text:span text:style-name="Strong_20_Emphasis"><text:span text:style-name="T1">3. Tips Tambahan untuk Memperkaya Buku</text:span></text:span></text:p>
            <text:list xml:id="list1522552232817364534" text:style-name="L13">
              <text:list-item>
                <text:p text:style-name="P250"><text:span text:style-name="Strong_20_Emphasis"><text:span text:style-name="T1">Wawancara (Fiktif atau Nyata):</text:span></text:span><text:span text:style-name="T1"> Sertakan kutipan atau 'wawancara </text:span><text:soft-page-break/><text:span text:style-name="T1">singkat' (bisa fiktif berdasarkan pandangan umum ilmuwan/etis, atau jika memungkinkan, wawancara nyata singkat) dengan ahli biologi, genetika, atau filsuf etika untuk memberikan perspektif berbeda. </text:span></text:p>
              </text:list-item>
              <text:list-item>
                <text:p text:style-name="P250"><text:span text:style-name="Strong_20_Emphasis"><text:span text:style-name="T1">Studi Kasus Sederhana:</text:span></text:span><text:span text:style-name="T1"> Jelaskan secara singkat penelitian penting atau penemuan kunci dalam sejarah riset penuaan. </text:span></text:p>
              </text:list-item>
              <text:list-item>
                <text:p text:style-name="P250"><text:span text:style-name="Strong_20_Emphasis"><text:span text:style-name="T1">Profil Singkat:</text:span></text:span><text:span text:style-name="T1"> Ceritakan sedikit tentang ilmuwan-ilmuwan kunci di balik penemuan besar terkait penuaan atau bioteknologi. </text:span></text:p>
              </text:list-item>
              <text:list-item>
                <text:p text:style-name="P250"><text:span text:style-name="Strong_20_Emphasis"><text:span text:style-name="T1">Skenario "Bagaimana Jika...":</text:span></text:span><text:span text:style-name="T1"> Buat skenario singkat yang menggambarkan dilema etis atau dampak sosial dari perpanjangan usia (misalnya, "Bayangkan jika kamu bisa hidup 150 tahun, apa yang akan kamu lakukan setelah 'pensiun' di usia 65?"). </text:span></text:p>
              </text:list-item>
              <text:list-item>
                <text:p text:style-name="P250"><text:span text:style-name="Strong_20_Emphasis"><text:span text:style-name="T1">Timeline:</text:span></text:span><text:span text:style-name="T1"> Buat timeline sederhana yang menunjukkan sejarah pemahaman manusia tentang penuaan dan pencapaian kunci dalam bioteknologi terkait. </text:span></text:p>
              </text:list-item>
              <text:list-item>
                <text:p text:style-name="P250"><text:span text:style-name="Strong_20_Emphasis"><text:span text:style-name="T1">Bedakan Jelas Sains dan Fiksi:</text:span></text:span><text:span text:style-name="T1"> Beri penekanan khusus untuk membedakan apa yang saat ini mungkin secara ilmiah, apa yang masih spekulatif, dan apa yang murni fiksi ilmiah yang sering muncul di film atau buku. Ini penting agar tidak menimbulkan harapan palsu. </text:span></text:p>
              </text:list-item>
              <text:list-item>
                <text:p text:style-name="P250"><text:span text:style-name="Strong_20_Emphasis"><text:span text:style-name="T1">Fokus pada Pertanyaan, Bukan Jawaban Definitif:</text:span></text:span><text:span text:style-name="T1"> Karena ini adalah bidang yang berkembang pesat dan penuh ketidakpastian, tekankan bahwa buku ini mengeksplorasi </text:span><text:span text:style-name="Emphasis"><text:span text:style-name="T1">pertanyaan</text:span></text:span><text:span text:style-name="T1"> dan </text:span><text:span text:style-name="Emphasis"><text:span text:style-name="T1">kemungkinan</text:span></text:span><text:span text:style-name="T1">, bukan memberikan jawaban pasti tentang keabadian. </text:span></text:p>
              </text:list-item>
              <text:list-item>
                <text:p text:style-name="P11"><text:span text:style-name="Strong_20_Emphasis"><text:span text:style-name="T1">Desain Visual Menarik:</text:span></text:span><text:span text:style-name="T1"> Investasikan pada desain sampul dan tata letak isi yang modern, penuh warna, dan menarik secara visual untuk audiens remaja. </text:span></text:p>
              </text:list-item>
            </text:list>
            <text:p text:style-name="P212">Semoga kerangka dan saran ini bermanfaat untuk menyusun buku "Manusia Abadi: Mungkinkah Kita Hidup Selamanya?". Selamat menulis!</text:p>
          </text:section>
          <text:section text:style-name="Sect1" text:name="feedback-form-0">
            <text:p text:style-name="P400"/>
          </text:section>
        </text:section>
        <text:section text:style-name="Sect1" text:name="95bac1c16326f706">
          <text:p text:style-name="P212"/>
          <text:section text:style-name="Sect1" text:name="user-query-content-1">
            <text:p text:style-name="P440">Pada Pendahuluan/Kata Pengantar , Tambahkan prompt pada subbab untuk mendapatkan isinya </text:p>
          </text:section>
          <text:p text:style-name="P400">Tampilkan alur berpikir</text:p>
          <text:section text:style-name="Sect2" text:name="model-response-message-contentr_95bac1c16326f706">
            <text:p text:style-name="P212">Baik, mari kita tambahkan prompt yang lebih spesifik untuk setiap subbab di bagian Pendahuluan/Kata Pengantar. Prompt ini akan membantu Anda <text:soft-page-break/>atau penulis lain untuk menghasilkan konten yang sesuai dengan tujuan masing-masing subbab:</text:p>
            <text:p text:style-name="P442"/>
            <text:p text:style-name="Text_20_body"><text:span text:style-name="Strong_20_Emphasis"><text:span text:style-name="T1">Pendahuluan / Kata Pengantar</text:span></text:span></text:p>
            <text:list xml:id="list2181433211627836036" text:style-name="L14">
              <text:list-item>
                <text:p text:style-name="P12"><text:span text:style-name="Strong_20_Emphasis"><text:span text:style-name="T1">(Secara Keseluruhan):</text:span></text:span><text:span text:style-name="T1"> Tulis bagian ini dengan gaya yang langsung menyapa pembaca remaja, membangkitkan rasa ingin tahu mereka tentang konsep "hidup selamanya" atau setidaknya hidup </text:span><text:span text:style-name="Emphasis"><text:span text:style-name="T1">jauh</text:span></text:span><text:span text:style-name="T1"> lebih lama, dan menjelaskan mengapa topik ini penting dan menarik untuk mereka jelajahi sekarang.</text:span></text:p>
              </text:list-item>
              <text:list-item>
                <text:p text:style-name="P12"><text:span text:style-name="Strong_20_Emphasis"><text:span text:style-name="T1">Subbab 1: Mengapa topik keabadian relevan dan menarik?</text:span></text:span></text:p>
                <text:list>
                  <text:list-item>
                    <text:p text:style-name="P251"><text:span text:style-name="Strong_20_Emphasis"><text:span text:style-name="T1">Prompt:</text:span></text:span><text:span text:style-name="T1"> "Mulailah dengan sebuah 'kail' (hook) yang kuat. Bisa berupa pertanyaan reflektif tentang waktu, kehidupan, dan kematian yang mungkin pernah dipikirkan remaja (Contoh: </text:span><text:span text:style-name="Emphasis"><text:span text:style-name="T1">'Pernahkah kamu berharap punya lebih banyak waktu untuk belajar skill baru, traveling, atau sekadar main game?'</text:span></text:span><text:span text:style-name="T1"> atau </text:span><text:span text:style-name="Emphasis"><text:span text:style-name="T1">'Melihat film sci-fi, pernahkah terpikir, mungkinkah manusia benar-benar bisa hidup ratusan tahun?'</text:span></text:span><text:span text:style-name="T1">). Hubungkan rasa penasaran alami ini dengan fakta bahwa para ilmuwan </text:span><text:span text:style-name="Emphasis"><text:span text:style-name="T1">saat ini</text:span></text:span><text:span text:style-name="T1"> sedang serius meneliti cara memperlambat penuaan. Tekankan bahwa ini bukan lagi sekadar mitos atau fiksi ilmiah, tapi sudah menjadi ranah penelitian sains yang serius dan sangat relevan dengan masa depan mereka." </text:span></text:p>
                  </text:list-item>
                </text:list>
              </text:list-item>
              <text:list-item>
                <text:p text:style-name="P12"><text:span text:style-name="Strong_20_Emphasis"><text:span text:style-name="T1">Subbab 2: Apa yang akan pembaca temukan dalam buku ini?</text:span></text:span></text:p>
                <text:list>
                  <text:list-item>
                    <text:p text:style-name="P251"><text:span text:style-name="Strong_20_Emphasis"><text:span text:style-name="T1">Prompt:</text:span></text:span><text:span text:style-name="T1"> "Berikan 'peta jalan' singkat tentang isi buku dalam bahasa yang menarik, bukan sekadar daftar bab. Gambarkan perjalanan yang akan dilalui pembaca. Contoh: </text:span><text:span text:style-name="Emphasis"><text:span text:style-name="T1">'Dalam buku ini, kita akan jadi detektif biologi, mengintip rahasia di balik mengapa tubuh kita menua. Kita akan menjelajahi laboratorium masa depan, melihat teknologi canggih seperti 'gunting gen' CRISPR dan 'pasukan perbaikan' sel punca. Tapi tidak hanya itu, kita juga akan memakai 'kacamata filsuf', memikirkan pertanyaan-pertanyaan sulit: Kalau bisa hidup lama, apakah itu adil? Apa dampaknya bagi bumi kita? Bagaimana rasanya hidup tanpa batas waktu?'</text:span></text:span><text:span text:style-name="T1">. Sebutkan </text:span><text:soft-page-break/><text:span text:style-name="T1">secara singkat topik utama (penuaan, genetika, bioteknologi, etika) yang akan dibahas." </text:span></text:p>
                  </text:list-item>
                </text:list>
              </text:list-item>
              <text:list-item>
                <text:p text:style-name="P12"><text:span text:style-name="Strong_20_Emphasis"><text:span text:style-name="T1">Subbab 3: Menyapa pembaca remaja dan membangkitkan rasa ingin tahu.</text:span></text:span></text:p>
                <text:list>
                  <text:list-item>
                    <text:p text:style-name="P12"><text:span text:style-name="Strong_20_Emphasis"><text:span text:style-name="T1">Prompt:</text:span></text:span><text:span text:style-name="T1"> "Akhiri pendahuluan dengan menyapa langsung pembaca remaja ('Kamu', 'Kalian'). Sampaikan bahwa buku ini ditulis </text:span><text:span text:style-name="Emphasis"><text:span text:style-name="T1">untuk</text:span></text:span><text:span text:style-name="T1"> mereka. Tekankan bahwa sebagai generasi yang akan mewarisi masa depan, pemahaman tentang potensi dan tantangan perpanjangan usia sangatlah penting. Hindari kesan menggurui. Sebaliknya, ajak mereka untuk bergabung dalam eksplorasi yang seru dan penuh tanda tanya ini. Gunakan kalimat penutup yang memotivasi dan membuat mereka ingin segera membuka halaman berikutnya. Contoh: </text:span><text:span text:style-name="Emphasis"><text:span text:style-name="T1">'Buku ini tidak menawarkan jawaban pasti, tapi mengajakmu berpikir dan berimajinasi. Jadi, siapkan pikiranmu, mari kita ungkap bersama misteri dan kemungkinan di balik mimpi manusia untuk hidup abadi!'</text:span></text:span><text:span text:style-name="T1">." </text:span></text:p>
                  </text:list-item>
                </text:list>
              </text:list-item>
            </text:list>
            <text:p text:style-name="P442"/>
            <text:p text:style-name="P212">Dengan prompt ini, Anda dapat mulai menulis bagian Pendahuluan/Kata Pengantar yang fokus, menarik, dan tepat sasaran untuk audiens remaja buku "Manusia Abadi: Mungkinkah Kita Hidup Selamanya?".</text:p>
          </text:section>
          <text:section text:style-name="Sect1" text:name="feedback-form-1">
            <text:p text:style-name="P400"/>
          </text:section>
        </text:section>
        <text:section text:style-name="Sect1" text:name="794fc99336ac7cef">
          <text:p text:style-name="P212"/>
          <text:section text:style-name="Sect1" text:name="user-query-content-2">
            <text:p text:style-name="P440">Pada Bab 1 Tambahkan prompt pada tiap bab untuk mendapatkan pengantar , pada tiap subbab/sub-subab untuk mendapatkan isi dengan pembahasan mendalam </text:p>
          </text:section>
          <text:p text:style-name="P400">Tampilkan alur berpikir</text:p>
          <text:section text:style-name="Sect2" text:name="model-response-message-contentr_794fc99336ac7cef">
            <text:p text:style-name="P212">Oke, mari kita buat prompt yang lebih detail untuk Bab 1, termasuk pengantar bab dan isi mendalam untuk setiap subbabnya:</text:p>
            <text:p text:style-name="P442"/>
            <text:p text:style-name="Text_20_body"><text:span text:style-name="Strong_20_Emphasis"><text:span text:style-name="T1">Bab 1: Mimpi Lama Umat Manusia: Hidup Selamanya</text:span></text:span></text:p>
            <text:list xml:id="list8516208423717928945" text:style-name="L15">
              <text:list-item>
                <text:p text:style-name="P13"><text:span text:style-name="Strong_20_Emphasis"><text:span text:style-name="T1">Prompt untuk Pengantar Bab 1:</text:span></text:span><text:span text:style-name="T1"> "Tulis sebuah paragraf pengantar yang menarik untuk Bab 1. Mulailah dengan menyatakan bahwa </text:span><text:soft-page-break/><text:span text:style-name="T1">keinginan untuk menipu kematian atau setidaknya hidup jauh lebih lama bukanlah sekadar obsesi modern yang dipicu oleh kemajuan teknologi. Sebaliknya, ini adalah salah satu </text:span><text:span text:style-name="Emphasis"><text:span text:style-name="T1">mimpi</text:span></text:span><text:span text:style-name="T1"> atau </text:span><text:span text:style-name="Emphasis"><text:span text:style-name="T1">pencarian</text:span></text:span><text:span text:style-name="T1"> paling kuno yang bisa ditemukan dalam berbagai peradaban di seluruh dunia. Gunakan kalimat yang membangkitkan imajinasi, seolah mengajak pembaca melakukan perjalanan waktu singkat. Sebutkan bahwa bab ini akan menggali akar dari mimpi keabadian ini—mulai dari kisah-kisah para dewa dan pahlawan mitologi, ramuan ajaib yang dicari para raja dan alkemis, hingga akhirnya bertanya: </text:span><text:span text:style-name="Emphasis"><text:span text:style-name="T1">apa sebenarnya</text:span></text:span><text:span text:style-name="T1"> yang kita maksud dengan 'hidup selamanya' di zaman sekarang? Tujuannya adalah menetapkan konteks historis dan konseptual sebelum masuk ke pembahasan ilmiah di bab berikutnya." </text:span></text:p>
              </text:list-item>
            </text:list>
            <text:p text:style-name="P442"/>
            <text:list xml:id="list5555680797399471603" text:style-name="L16">
              <text:list-item>
                <text:p text:style-name="P252"><text:span text:style-name="Strong_20_Emphasis"><text:span text:style-name="T1">Subbab 1.1: Jejak Sejarah: Dari Mitos Keabadian hingga Pencarian Ilmiah</text:span></text:span><text:span text:style-name="T1"> </text:span></text:p>
                <text:list>
                  <text:list-item>
                    <text:p text:style-name="P252"><text:span text:style-name="Strong_20_Emphasis"><text:span text:style-name="T1">Prompt untuk Isi Mendalam:</text:span></text:span><text:span text:style-name="T1"> "Bahasa secara mendalam bagaimana konsep keabadian atau umur panjang muncul dalam sejarah pemikiran manusia, sebelum era sains modern. Fokus pada narasi dan contoh konkret: </text:span></text:p>
                    <text:list>
                      <text:list-item>
                        <text:p text:style-name="P252"><text:span text:style-name="Strong_20_Emphasis"><text:span text:style-name="T1">Mitologi Kuno:</text:span></text:span><text:span text:style-name="T1"> Pilih 2-3 contoh mitos yang paling representatif dan ceritakan secara ringkas namun menarik. Misalnya: </text:span></text:p>
                        <text:list>
                          <text:list-item>
                            <text:p text:style-name="P252"><text:span text:style-name="Emphasis"><text:span text:style-name="T1">Epos Gilgamesh:</text:span></text:span><text:span text:style-name="T1"> Jelaskan pencarian Raja Gilgamesh akan tanaman yang bisa mengembalikan masa muda setelah kematian sahabatnya, Enkidu. Apa makna dari kegagalannya? </text:span></text:p>
                          </text:list-item>
                          <text:list-item>
                            <text:p text:style-name="P252"><text:span text:style-name="Emphasis"><text:span text:style-name="T1">Mitos Yunani/Romawi:</text:span></text:span><text:span text:style-name="T1"> Ceritakan tentang dewa-dewi Olympian yang abadi (immortal). Jelaskan juga kisah manusia fana yang mencoba atau diberi keabadian (seperti Tithonus yang menua selamanya tapi tak bisa mati). Apa pelajaran dari kisah-kisah ini? </text:span></text:p>
                          </text:list-item>
                          <text:list-item>
                            <text:p text:style-name="P252"><text:span text:style-name="Emphasis"><text:span text:style-name="T1">Konsep Timur (Contoh):</text:span></text:span><text:span text:style-name="T1"> Singgung secara singkat </text:span><text:soft-page-break/><text:span text:style-name="T1">konsep seperti Amrita (minuman dewa Hindu yang memberi keabadian) atau pencarian 'obat dewa' oleh kaisar Tiongkok kuno (seperti Qin Shi Huang yang mengirim ekspedisi). </text:span></text:p>
                          </text:list-item>
                        </text:list>
                      </text:list-item>
                      <text:list-item>
                        <text:p text:style-name="P252"><text:span text:style-name="Strong_20_Emphasis"><text:span text:style-name="T1">Pencarian 'Elixir Kehidupan':</text:span></text:span><text:span text:style-name="T1"> Jelaskan peran para alkemis (ahli kimia/filsuf abad pertengahan) di Eropa, Tiongkok, atau dunia Islam dalam mencari 'Batu Bertuah' (Philosopher's Stone) atau 'Elixir Kehidupan' yang dipercaya bisa memberikan umur panjang atau keabadian. Tekankan perbedaan antara pendekatan mereka yang bersifat mistis/spiritual/proto-ilmiah dengan metode ilmiah modern. </text:span></text:p>
                      </text:list-item>
                      <text:list-item>
                        <text:p text:style-name="P252"><text:span text:style-name="Strong_20_Emphasis"><text:span text:style-name="T1">Legenda Populer:</text:span></text:span><text:span text:style-name="T1"> Singgung legenda seperti 'Air Mancur Awet Muda' (Fountain of Youth) yang dicari oleh penjelajah seperti Ponce de León. Bagaimana legenda ini mencerminkan harapan kolektif? </text:span></text:p>
                      </text:list-item>
                      <text:list-item>
                        <text:p text:style-name="P14"><text:span text:style-name="Strong_20_Emphasis"><text:span text:style-name="T1">Kesimpulan Subbab:</text:span></text:span><text:span text:style-name="T1"> Tarik benang merah bahwa meskipun bentuk pencariannya berbeda-beda (doa, sihir, ramuan, eksplorasi), </text:span><text:span text:style-name="Emphasis"><text:span text:style-name="T1">keinginan</text:span></text:span><text:span text:style-name="T1"> dasar untuk mengatasi keterbatasan usia dan kematian sudah ada sejak lama dalam diri manusia. Bedakan dengan jelas bahwa ini adalah upaya pra-ilmiah." </text:span></text:p>
                      </text:list-item>
                    </text:list>
                  </text:list-item>
                </text:list>
              </text:list-item>
            </text:list>
            <text:p text:style-name="P442"/>
            <text:list xml:id="list967613688214148234" text:style-name="L17">
              <text:list-item>
                <text:p text:style-name="P253"><text:span text:style-name="Strong_20_Emphasis"><text:span text:style-name="T1">Subbab 1.2: Apa Sih "Hidup Selamanya" Itu? Mendefinisikan Keabadian &amp; Perpanjangan Usia Radikal</text:span></text:span><text:span text:style-name="T1"> </text:span></text:p>
                <text:list>
                  <text:list-item>
                    <text:p text:style-name="P253"><text:span text:style-name="Strong_20_Emphasis"><text:span text:style-name="T1">Prompt untuk Isi Mendalam:</text:span></text:span><text:span text:style-name="T1"> "Jelaskan secara rinci dan klarifikasi berbagai istilah yang sering digunakan (dan disalahpahami) terkait umur panjang, agar pembaca remaja memiliki pemahaman yang jelas. Gunakan bahasa sederhana dan analogi jika perlu: </text:span></text:p>
                    <text:list>
                      <text:list-item>
                        <text:p text:style-name="P253"><text:span text:style-name="Strong_20_Emphasis"><text:span text:style-name="T1">Keabadian (Immortality) vs. Umur Panjang (Longevity):</text:span></text:span><text:span text:style-name="T1"> Bedakan secara fundamental. Keabadian sering berarti tidak bisa mati </text:span><text:span text:style-name="Emphasis"><text:span text:style-name="T1">sama sekali</text:span></text:span><text:span text:style-name="T1"> (seperti di fiksi). Umur panjang berarti hidup lebih lama dari rata-rata. Tekankan bahwa sains modern fokus pada </text:span><text:span text:style-name="Emphasis"><text:span text:style-name="T1">umur </text:span></text:span><text:soft-page-break/><text:span text:style-name="Emphasis"><text:span text:style-name="T1">panjang</text:span></text:span><text:span text:style-name="T1">, bukan keabadian absolut. </text:span></text:p>
                      </text:list-item>
                      <text:list-item>
                        <text:p text:style-name="P253"><text:span text:style-name="Strong_20_Emphasis"><text:span text:style-name="T1">Keabadian Biologis:</text:span></text:span><text:span text:style-name="T1"> Jelaskan konsep ini sebagai kondisi di mana suatu organisme tidak mengalami penuaan atau bahkan bisa kembali muda (contoh: </text:span><text:span text:style-name="Emphasis"><text:span text:style-name="T1">Turritopsis dohrnii</text:span></text:span><text:span text:style-name="T1"> si 'ubur-ubur abadi', </text:span><text:span text:style-name="Emphasis"><text:span text:style-name="T1">Hydra</text:span></text:span><text:span text:style-name="T1">). Jelaskan mengapa organisme sederhana ini bisa melakukannya (regenerasi sel, dll.) dan mengapa ini </text:span><text:span text:style-name="Emphasis"><text:span text:style-name="T1">sangat berbeda</text:span></text:span><text:span text:style-name="T1"> serta jauh lebih kompleks untuk diterapkan pada manusia. </text:span></text:p>
                      </text:list-item>
                      <text:list-item>
                        <text:p text:style-name="P253"><text:span text:style-name="Strong_20_Emphasis"><text:span text:style-name="T1">Perpanjangan Usia (Lifespan Extension):</text:span></text:span><text:span text:style-name="T1"> Definisikan sebagai peningkatan usia harapan hidup maksimum atau rata-rata. </text:span></text:p>
                      </text:list-item>
                      <text:list-item>
                        <text:p text:style-name="P253"><text:span text:style-name="Strong_20_Emphasis"><text:span text:style-name="T1">Perpanjangan Masa Sehat (Healthspan Extension):</text:span></text:span><text:span text:style-name="T1"> Ini adalah konsep </text:span><text:span text:style-name="Emphasis"><text:span text:style-name="T1">kunci</text:span></text:span><text:span text:style-name="T1">. Jelaskan secara mendalam mengapa fokus ilmuwan modern bukan hanya menambah </text:span><text:span text:style-name="Emphasis"><text:span text:style-name="T1">angka</text:span></text:span><text:span text:style-name="T1"> tahun, tapi menambah </text:span><text:span text:style-name="Emphasis"><text:span text:style-name="T1">kualitas</text:span></text:span><text:span text:style-name="T1"> tahun hidup. Gunakan analogi: </text:span><text:span text:style-name="Emphasis"><text:span text:style-name="T1">'Buat apa hidup sampai 150 tahun kalau 50 tahun terakhir hanya bisa terbaring sakit?'</text:span></text:span><text:span text:style-name="T1">. Tekankan pentingnya hidup lebih lama </text:span><text:span text:style-name="Emphasis"><text:span text:style-name="T1">dalam kondisi sehat dan aktif</text:span></text:span><text:span text:style-name="T1">. </text:span></text:p>
                      </text:list-item>
                      <text:list-item>
                        <text:p text:style-name="P253"><text:span text:style-name="Strong_20_Emphasis"><text:span text:style-name="T1">Perpanjangan Usia Radikal (Radical Life Extension):</text:span></text:span><text:span text:style-name="T1"> Definisikan ini sebagai tujuan ambisius untuk memperpanjang usia sehat secara </text:span><text:span text:style-name="Emphasis"><text:span text:style-name="T1">signifikan</text:span></text:span><text:span text:style-name="T1"> melampaui batas saat ini (misal, target 120, 150, 200 tahun atau lebih). Jelaskan bahwa inilah 'keabadian' yang dikejar oleh sains anti-penuaan modern—bukan tidak bisa mati, tapi menunda penuaan dan penyakit terkait usia sejauh mungkin. </text:span></text:p>
                      </text:list-item>
                      <text:list-item>
                        <text:p text:style-name="P15"><text:span text:style-name="Strong_20_Emphasis"><text:span text:style-name="T1">Kesimpulan Subbab:</text:span></text:span><text:span text:style-name="T1"> Ringkas kembali perbedaan utama dan tegaskan bahwa fokus buku ini adalah pada potensi dan implikasi dari </text:span><text:span text:style-name="Emphasis"><text:span text:style-name="T1">perpanjangan usia radikal yang sehat</text:span></text:span><text:span text:style-name="T1"> yang mungkin dicapai melalui sains dan teknologi." </text:span></text:p>
                      </text:list-item>
                    </text:list>
                  </text:list-item>
                </text:list>
              </text:list-item>
            </text:list>
            <text:p text:style-name="P442"/>
            <text:list xml:id="list8256751228548827320" text:style-name="L18">
              <text:list-item>
                <text:p text:style-name="P254"><text:span text:style-name="Strong_20_Emphasis"><text:span text:style-name="T1">Subbab 1.3: Pertanyaan Besar: Kenapa Kita </text:span></text:span><text:span text:style-name="Strong_20_Emphasis"><text:span text:style-name="Emphasis"><text:span text:style-name="T1">Ingin</text:span></text:span></text:span><text:span text:style-name="Strong_20_Emphasis"><text:span text:style-name="T1"> Hidup Lebih </text:span></text:span><text:soft-page-break/><text:span text:style-name="Strong_20_Emphasis"><text:span text:style-name="T1">Lama?</text:span></text:span><text:span text:style-name="T1"> </text:span></text:p>
                <text:list>
                  <text:list-item>
                    <text:p text:style-name="P254"><text:span text:style-name="Strong_20_Emphasis"><text:span text:style-name="T1">Prompt untuk Isi Mendalam:</text:span></text:span><text:span text:style-name="T1"> "Gali secara mendalam berbagai motivasi—baik personal maupun kolektif—di balik keinginan manusia untuk hidup lebih lama. Jangan hanya membuat daftar, tapi eksplorasi nuansanya: </text:span></text:p>
                    <text:list>
                      <text:list-item>
                        <text:p text:style-name="P254"><text:span text:style-name="Strong_20_Emphasis"><text:span text:style-name="T1">Mengatasi Ketakutan Eksistensial:</text:span></text:span><text:span text:style-name="T1"> Bahas rasa takut akan kematian, kehilangan kesadaran, perpisahan dengan orang terkasih, dan ketidakpastian akan 'akhir'. Bagaimana keinginan hidup lebih lama menjadi respons terhadap ketakutan ini? </text:span></text:p>
                      </text:list-item>
                      <text:list-item>
                        <text:p text:style-name="P254"><text:span text:style-name="Strong_20_Emphasis"><text:span text:style-name="T1">Memaksimalkan Pengalaman Hidup:</text:span></text:span><text:span text:style-name="T1"> Jelaskan dorongan untuk merasakan, belajar, dan melihat lebih banyak hal di dunia. Waktu ekstra berarti lebih banyak kesempatan untuk traveling, menguasai hobi/keahlian, membaca buku, menyaksikan perkembangan zaman, dll. Hubungkan ini dengan rasa ingin tahu alami manusia. </text:span></text:p>
                      </text:list-item>
                      <text:list-item>
                        <text:p text:style-name="P254"><text:span text:style-name="Strong_20_Emphasis"><text:span text:style-name="T1">Memperdalam Hubungan:</text:span></text:span><text:span text:style-name="T1"> Bahas keinginan untuk memiliki lebih banyak waktu berkualitas bersama keluarga (melihat anak-cucu tumbuh), teman, dan pasangan. Bagaimana umur panjang bisa mengubah dinamika hubungan? </text:span></text:p>
                      </text:list-item>
                      <text:list-item>
                        <text:p text:style-name="P254"><text:span text:style-name="Strong_20_Emphasis"><text:span text:style-name="T1">Mencapai Potensi dan Kontribusi:</text:span></text:span><text:span text:style-name="T1"> Jelaskan perasaan bahwa hidup saat ini terlalu singkat untuk benar-benar mencapai potensi diri atau memberikan kontribusi yang signifikan kepada masyarakat atau ilmu pengetahuan. Keinginan untuk 'menyelesaikan misi' atau 'meninggalkan jejak'. </text:span></text:p>
                      </text:list-item>
                      <text:list-item>
                        <text:p text:style-name="P254"><text:span text:style-name="Strong_20_Emphasis"><text:span text:style-name="T1">Menghindari Penderitaan:</text:span></text:span><text:span text:style-name="T1"> Tekankan bahwa keinginan ini sering kali terkait erat dengan keinginan untuk menghindari penderitaan akibat penyakit degeneratif dan kelemahan di usia tua (terhubung dengan konsep </text:span><text:span text:style-name="Emphasis"><text:span text:style-name="T1">healthspan</text:span></text:span><text:span text:style-name="T1">). </text:span></text:p>
                      </text:list-item>
                      <text:list-item>
                        <text:p text:style-name="P254"><text:span text:style-name="Strong_20_Emphasis"><text:span text:style-name="T1">Refleksi untuk Pembaca:</text:span></text:span><text:span text:style-name="T1"> Ajak pembaca (dengan pertanyaan langsung atau tidak langsung) untuk merenungkan motivasi mereka sendiri jika diberi </text:span><text:soft-page-break/><text:span text:style-name="T1">kesempatan hidup jauh lebih lama. Apakah alasan mereka sama? Apakah ada alasan lain? </text:span></text:p>
                      </text:list-item>
                      <text:list-item>
                        <text:p text:style-name="P16"><text:span text:style-name="Strong_20_Emphasis"><text:span text:style-name="T1">Kesimpulan Subbab:</text:span></text:span><text:span text:style-name="T1"> Simpulkan bahwa keinginan untuk hidup lebih lama adalah dorongan yang kompleks, berakar pada ketakutan, harapan, cinta, dan rasa ingin tahu kita sebagai manusia. Ini bukan sekadar keinginan egois, tapi juga terkait dengan makna hidup itu sendiri." </text:span></text:p>
                      </text:list-item>
                    </text:list>
                  </text:list-item>
                </text:list>
              </text:list-item>
            </text:list>
            <text:p text:style-name="P442"/>
            <text:p text:style-name="P212">Gunakan prompt ini sebagai panduan untuk mengembangkan setiap bagian Bab 1 dengan detail, kedalaman, dan gaya bahasa yang sesuai untuk pembaca remaja. Selamat menulis!</text:p>
          </text:section>
          <text:section text:style-name="Sect1" text:name="feedback-form-2">
            <text:p text:style-name="P400"/>
          </text:section>
        </text:section>
        <text:section text:style-name="Sect1" text:name="0075fa051e6c1cd8">
          <text:p text:style-name="P212"/>
          <text:section text:style-name="Sect1" text:name="user-query-content-3">
            <text:p text:style-name="P440">Pada Bab 2 Tambahkan prompt pada awal bab untuk mendapatkan pengantar , pada tiap subbab/sub-subab untuk mendapatkan isi dengan pembahasan mendalam </text:p>
          </text:section>
          <text:p text:style-name="P400">Tampilkan alur berpikir</text:p>
          <text:section text:style-name="Sect2" text:name="model-response-message-contentr_0075fa051e6c1cd8">
            <text:p text:style-name="P400"/>
          </text:section>
          <text:section text:style-name="Sect1" text:name="feedback-form-3">
            <text:p text:style-name="P400"/>
          </text:section>
        </text:section>
        <text:section text:style-name="Sect1" text:name="712ba2c272dc4c6c">
          <text:p text:style-name="P212"/>
          <text:section text:style-name="Sect1" text:name="user-query-content-4">
            <text:p text:style-name="P440">presnet it </text:p>
          </text:section>
          <text:p text:style-name="P400">Tampilkan alur berpikir</text:p>
          <text:section text:style-name="Sect2" text:name="model-response-message-contentr_712ba2c272dc4c6c">
            <text:p text:style-name="P212">Tentu, ini adalah prompt yang lebih rinci untuk Bab 2, mencakup pengantar bab dan pembahasan mendalam untuk setiap subbab, yang dirancang untuk memandu penulisan konten bagi pembaca remaja:</text:p>
            <text:p text:style-name="P442"/>
            <text:p text:style-name="Text_20_body"><text:span text:style-name="Strong_20_Emphasis"><text:span text:style-name="T1">Bab 2: Tik-Tok Jam Biologis: Memahami Penuaan</text:span></text:span></text:p>
            <text:list xml:id="list7498183117241062257" text:style-name="L19">
              <text:list-item>
                <text:p text:style-name="P17"><text:span text:style-name="Strong_20_Emphasis"><text:span text:style-name="T1">Prompt untuk Pengantar Bab 2:</text:span></text:span><text:span text:style-name="T1"> "Tulis paragraf pengantar untuk Bab 2. Mulai dengan menghubungkan ke Bab 1 (mimpi umur panjang) dan kemudian geser fokus ke pertanyaan fundamental: </text:span><text:span text:style-name="Emphasis"><text:span text:style-name="T1">'Tapi, tunggu dulu... sebenarnya apa sih penuaan itu dari kacamata </text:span></text:span><text:soft-page-break/><text:span text:style-name="Emphasis"><text:span text:style-name="T1">sains? Mengapa tubuh kita tidak bisa terus-menerus memperbaiki diri dan tetap muda selamanya?'</text:span></text:span><text:span text:style-name="T1"> Gunakan metafora 'jam biologis' atau 'kode program' penuaan (sambil berhati-hati agar tidak terlalu menyederhanakan). Sampaikan bahwa bab ini akan mengajak pembaca menyelami dunia sel dan molekul untuk memahami mekanisme dasar di balik proses penuaan—musuh utama yang ingin ditaklukkan oleh para ilmuwan anti-penuaan. Janjikan penjelasan yang mudah dipahami tentang mengapa kita melihat tanda-tanda penuaan seiring bertambahnya usia." </text:span></text:p>
              </text:list-item>
            </text:list>
            <text:p text:style-name="P442"/>
            <text:list xml:id="list7693699593450940590" text:style-name="L20">
              <text:list-item>
                <text:p text:style-name="P255"><text:span text:style-name="Strong_20_Emphasis"><text:span text:style-name="T1">Subbab 2.1: Apa Itu Penuaan? Bukan Sekadar Keriput dan Uban</text:span></text:span><text:span text:style-name="T1"> </text:span></text:p>
                <text:list>
                  <text:list-item>
                    <text:p text:style-name="P255"><text:span text:style-name="Strong_20_Emphasis"><text:span text:style-name="T1">Prompt untuk Isi Mendalam:</text:span></text:span><text:span text:style-name="T1"> "Bahasa secara mendalam apa yang dimaksud dengan penuaan dari sudut pandang biologi, melampaui tanda-tanda luar yang kasat mata. </text:span></text:p>
                    <text:list>
                      <text:list-item>
                        <text:p text:style-name="P255"><text:span text:style-name="Strong_20_Emphasis"><text:span text:style-name="T1">Lebih dari Penampilan:</text:span></text:span><text:span text:style-name="T1"> Mulai dengan mengakui tanda-tanda umum (keriput, uban, penurunan energi), tapi segera tekankan bahwa ini hanyalah </text:span><text:span text:style-name="Emphasis"><text:span text:style-name="T1">gejala</text:span></text:span><text:span text:style-name="T1"> dari perubahan yang lebih dalam di tingkat sel, jaringan, dan organ. </text:span></text:p>
                      </text:list-item>
                      <text:list-item>
                        <text:p text:style-name="P255"><text:span text:style-name="Strong_20_Emphasis"><text:span text:style-name="T1">Definisi Biologis Sederhana:</text:span></text:span><text:span text:style-name="T1"> Jelaskan penuaan sebagai akumulasi kerusakan bertahap pada molekul dan sel seiring waktu, yang menyebabkan penurunan fungsi fisiologis secara keseluruhan dan peningkatan kerentanan terhadap penyakit serta kematian. Gunakan analogi yang relevan (misal: </text:span><text:span text:style-name="Emphasis"><text:span text:style-name="T1">'Seperti mesin mobil yang makin tua, beberapa komponennya mulai aus dan kinerjanya menurun.'</text:span></text:span><text:span text:style-name="T1"> atau </text:span><text:span text:style-name="Emphasis"><text:span text:style-name="T1">'Seperti bangunan tua yang mulai rapuh di beberapa bagian.'</text:span></text:span><text:span text:style-name="T1">). </text:span></text:p>
                      </text:list-item>
                      <text:list-item>
                        <text:p text:style-name="P255"><text:span text:style-name="Strong_20_Emphasis"><text:span text:style-name="T1">Penurunan Fungsi:</text:span></text:span><text:span text:style-name="T1"> Berikan contoh-contoh konkret bagaimana fungsi organ atau sistem tubuh menurun seiring penuaan (misal: sistem imun melemah sehingga lebih mudah sakit, tulang menjadi lebih rapuh, kemampuan jantung memompa darah berkurang, penyembuhan luka melambat, ingatan mungkin sedikit menurun). </text:span></text:p>
                      </text:list-item>
                      <text:list-item>
                        <text:p text:style-name="P255"><text:soft-page-break/><text:span text:style-name="Strong_20_Emphasis"><text:span text:style-name="T1">Universal tapi Bervariasi:</text:span></text:span><text:span text:style-name="T1"> Sebutkan bahwa penuaan adalah proses alami yang terjadi pada hampir semua organisme kompleks, tetapi </text:span><text:span text:style-name="Emphasis"><text:span text:style-name="T1">kecepatan</text:span></text:span><text:span text:style-name="T1"> penuaan bisa sangat bervariasi antar individu (dan antar spesies). Kaitkan dengan faktor genetik dan gaya hidup yang akan dibahas nanti. </text:span></text:p>
                      </text:list-item>
                      <text:list-item>
                        <text:p text:style-name="P18"><text:span text:style-name="Strong_20_Emphasis"><text:span text:style-name="T1">Kesimpulan Subbab:</text:span></text:span><text:span text:style-name="T1"> Tegaskan bahwa memahami penuaan sebagai proses biologis fundamental adalah langkah pertama untuk bisa mencari cara memperlambat atau mengatasinya." </text:span></text:p>
                      </text:list-item>
                    </text:list>
                  </text:list-item>
                </text:list>
              </text:list-item>
            </text:list>
            <text:p text:style-name="P442"/>
            <text:list xml:id="list3198364555870430917" text:style-name="L21">
              <text:list-item>
                <text:p text:style-name="P256"><text:span text:style-name="Strong_20_Emphasis"><text:span text:style-name="T1">Subbab 2.2: Mengapa Tubuh Kita Menua? Teori-Teori Utama</text:span></text:span><text:span text:style-name="T1"> </text:span></text:p>
                <text:list>
                  <text:list-item>
                    <text:p text:style-name="P256"><text:span text:style-name="Strong_20_Emphasis"><text:span text:style-name="T1">Prompt untuk Pengantar Subbab 2.2:</text:span></text:span><text:span text:style-name="T1"> "Jelaskan bahwa tidak ada satu penyebab tunggal mengapa kita menua. Ibarat detektif yang menyelidiki kasus rumit, ilmuwan menemukan beberapa 'tersangka' utama yang bekerja sama menyebabkan penuaan. Subbab ini akan memperkenalkan beberapa 'tersangka' utama tersebut—teori-teori ilmiah yang menjelaskan mekanisme di balik jam biologis kita." </text:span></text:p>
                  </text:list-item>
                  <text:list-item>
                    <text:p text:style-name="P256"><text:span text:style-name="Strong_20_Emphasis"><text:span text:style-name="T1">Prompt untuk Sub-subbab: Kerusakan DNA: Seperti Kesalahan Ketik yang Menumpuk</text:span></text:span><text:span text:style-name="T1"> </text:span></text:p>
                    <text:list>
                      <text:list-item>
                        <text:p text:style-name="P407">Jelaskan DNA sebagai 'buku resep raksasa' atau 'kode program' yang berisi semua instruksi untuk membuat dan menjalankan tubuh kita. Terangkan bagaimana 'kesalahan ketik' (kerusakan) bisa muncul di buku resep ini, baik karena kesalahan saat 'menyalin resep' (replikasi sel) maupun karena faktor luar seperti asap rokok, polusi, atau sinar UV matahari. Jelaskan bahwa tubuh punya 'editor' (sistem perbaikan DNA), tapi seiring waktu, 'editor' ini bisa kewalahan atau membuat kesalahan, sehingga 'kesalahan ketik' menumpuk dan membuat instruksi menjadi kacau, mengganggu fungsi sel. </text:p>
                      </text:list-item>
                    </text:list>
                  </text:list-item>
                  <text:list-item>
                    <text:p text:style-name="P256"><text:span text:style-name="Strong_20_Emphasis"><text:span text:style-name="T1">Prompt for Sub-subbab: Telomer: Ujung Pelindung Kromosom yang Memendek</text:span></text:span><text:span text:style-name="T1"> </text:span></text:p>
                    <text:list>
                      <text:list-item>
                        <text:p text:style-name="P407"><text:soft-page-break/>Jelaskan kromosom sebagai 'bab' dalam buku resep DNA. Gunakan analogi populer: telomer adalah 'ujung plastik tali sepatu' (aglet) yang melindungi ujung kromosom agar tidak rusak atau saling menempel. Terangkan bahwa setiap kali sel ('buku resep') disalin, 'ujung plastik' ini menjadi sedikit lebih pendek. Apa yang terjadi ketika 'ujung plastik' ini menjadi terlalu pendek? Sel bisa berhenti menyalin ('pensiun') atau bahkan rusak. Kaitkan dengan enzim telomerase, 'mesin perbaikan ujung plastik' yang aktif di beberapa sel tapi tidak di sebagian besar sel tubuh orang dewasa. Jelaskan mengapa ini menjadi target menarik dalam riset anti-penuaan. </text:p>
                      </text:list-item>
                    </text:list>
                  </text:list-item>
                  <text:list-item>
                    <text:p text:style-name="P256"><text:span text:style-name="Strong_20_Emphasis"><text:span text:style-name="T1">Prompt for Sub-subbab: Sel Senescence: "Sel Zombie" yang Berhenti Membelah tapi Tidak Mati</text:span></text:span><text:span text:style-name="T1"> </text:span></text:p>
                    <text:list>
                      <text:list-item>
                        <text:p text:style-name="P407">Jelaskan sel senescence dengan analogi yang menarik bagi remaja: 'sel zombie' atau 'sel pembuat onar'. Terangkan bahwa sel ini seperti teman sekelas yang 'mogok belajar' (berhenti membelah diri, mungkin untuk mencegah kanker) tapi dia juga 'tidak mau pulang' (tidak mati). Lebih parah lagi, 'sel zombie' ini suka 'mengganggu teman lain' (mengeluarkan zat kimia berbahaya, SASP) yang menyebabkan peradangan dan merusak sel-sel sehat di sekitarnya. Jelaskan bagaimana penumpukan 'sel zombie' ini seiring usia berkontribusi pada banyak penyakit tua. </text:p>
                      </text:list-item>
                    </text:list>
                  </text:list-item>
                  <text:list-item>
                    <text:p text:style-name="P256"><text:span text:style-name="Strong_20_Emphasis"><text:span text:style-name="T1">Prompt for Sub-subbab: Teori Radikal Bebas dan Stres Oksidatif</text:span></text:span><text:span text:style-name="T1"> </text:span></text:p>
                    <text:list>
                      <text:list-item>
                        <text:p text:style-name="P407">Jelaskan radikal bebas sebagai 'percikan api kecil yang liar' atau 'molekul pengacau' yang dihasilkan saat tubuh 'membakar energi' (metabolisme) atau karena paparan polusi/asap rokok. Terangkan bahwa percikan ini bisa merusak bagian-bagian penting sel seperti mesin kecil di dalamnya. Jelaskan 'stres oksidatif' sebagai kondisi ketika 'percikan api' ini terlalu banyak dan 'pemadam api' (antioksidan) tubuh tidak cukup. Bagaimana <text:soft-page-break/>kerusakan akibat 'percikan api' ini berkontribusi pada penuaan? Singgung peran antioksidan dari makanan sehat. </text:p>
                      </text:list-item>
                    </text:list>
                  </text:list-item>
                  <text:list-item>
                    <text:p text:style-name="P19"><text:span text:style-name="Strong_20_Emphasis"><text:span text:style-name="T1">Kesimpulan Subbab 2.2:</text:span></text:span><text:span text:style-name="T1"> Tekankan kembali bahwa 'tersangka-tersangka' ini (kerusakan DNA, pemendekan telomer, sel zombie, radikal bebas) seringkali bekerja sama dan saling mempengaruhi dalam menyebabkan proses penuaan yang kompleks. </text:span></text:p>
                  </text:list-item>
                </text:list>
              </text:list-item>
            </text:list>
            <text:p text:style-name="P442"/>
            <text:list xml:id="list6337034378692391786" text:style-name="L22">
              <text:list-item>
                <text:p text:style-name="P257"><text:span text:style-name="Strong_20_Emphasis"><text:span text:style-name="T1">Subbab 2.3: Apakah Penuaan Itu Penyakit yang Bisa Disembuhkan?</text:span></text:span><text:span text:style-name="T1"> </text:span></text:p>
                <text:list>
                  <text:list-item>
                    <text:p text:style-name="P257"><text:span text:style-name="Strong_20_Emphasis"><text:span text:style-name="T1">Prompt untuk Isi Mendalam:</text:span></text:span><text:span text:style-name="T1"> "Bahasa secara mendalam perdebatan penting dan menarik di kalangan ilmuwan: Haruskah kita melihat penuaan sebagai bagian alami dari kehidupan, seperti pubertas, atau sebagai penyakit yang mendasari banyak masalah kesehatan lain, seperti kanker atau penyakit jantung? </text:span></text:p>
                    <text:list>
                      <text:list-item>
                        <text:p text:style-name="P257"><text:span text:style-name="Strong_20_Emphasis"><text:span text:style-name="T1">Argumen 'Penuaan itu Alami':</text:span></text:span><text:span text:style-name="T1"> Jelaskan pandangan bahwa penuaan adalah proses universal dan normal. Menganggapnya penyakit bisa membuat orang merasa 'sakit' hanya karena bertambah usia, padahal itu normal. Seperti halnya kita tidak mengobati masa kanak-kanak atau remaja. </text:span></text:p>
                      </text:list-item>
                      <text:list-item>
                        <text:p text:style-name="P257"><text:span text:style-name="Strong_20_Emphasis"><text:span text:style-name="T1">Argumen 'Penuaan itu Akar Penyakit':</text:span></text:span><text:span text:style-name="T1"> Jelaskan pandangan sebaliknya. Jika penuaan adalah penyebab utama mengapa orang tua lebih rentan terkena penyakit jantung, Alzheimer, kanker, dll., mengapa tidak fokus 'mengobati' penuaan itu sendiri? Ibaratnya, daripada memperbaiki banyak cabang pohon yang rusak, lebih baik perbaiki akarnya. Sampaikan kutipan dari ilmuwan yang mendukung pandangan ini (misal, David Sinclair yang menyebut penuaan sebagai penyakit yang bisa diobati). </text:span></text:p>
                      </text:list-item>
                      <text:list-item>
                        <text:p text:style-name="P257"><text:span text:style-name="Strong_20_Emphasis"><text:span text:style-name="T1">Mengapa Perdebatan Ini Penting?:</text:span></text:span><text:span text:style-name="T1"> Jelaskan </text:span><text:span text:style-name="Emphasis"><text:span text:style-name="T1">konsekuensi</text:span></text:span><text:span text:style-name="T1"> dari cara pandang ini. Jika penuaan resmi </text:span><text:soft-page-break/><text:span text:style-name="T1">dianggap 'penyakit', akan lebih mudah mendapatkan izin dan dana untuk mengembangkan 'obat anti-penuaan'. Jika tidak, obat hanya bisa ditujukan untuk penyakit spesifik (misal, obat untuk osteoporosis, bukan untuk 'penuaan tulang'). Bagaimana klasifikasi ini bisa mempercepat atau memperlambat penemuan di masa depan? </text:span></text:p>
                      </text:list-item>
                      <text:list-item>
                        <text:p text:style-name="P20"><text:span text:style-name="Strong_20_Emphasis"><text:span text:style-name="T1">Kesimpulan Subbab:</text:span></text:span><text:span text:style-name="T1"> Sampaikan bahwa ini adalah perdebatan yang masih berlangsung dengan argumen kuat di kedua sisi. Bagaimana kita mendefinisikan penuaan akan membentuk cara kita mendekati riset dan pengobatan di masa depan. Ajak pembaca untuk memikirkan pendapat mereka sendiri tentang pertanyaan ini." </text:span></text:p>
                      </text:list-item>
                    </text:list>
                  </text:list-item>
                </text:list>
              </text:list-item>
            </text:list>
            <text:p text:style-name="P442"/>
            <text:p text:style-name="P212">Semoga prompt ini membantu Anda mengembangkan Bab 2 dengan penjelasan ilmiah yang akurat namun tetap menarik dan mudah dipahami oleh pembaca remaja.</text:p>
          </text:section>
          <text:section text:style-name="Sect1" text:name="feedback-form-4">
            <text:p text:style-name="P400"/>
          </text:section>
        </text:section>
        <text:section text:style-name="Sect1" text:name="0940a0e5ea042da6">
          <text:p text:style-name="P212"/>
          <text:section text:style-name="Sect1" text:name="user-query-content-5">
            <text:p text:style-name="P440">Pada Bab 3 Tambahkan prompt pada tiap bab untuk mendapatkan pengantar , pada tiap subbab/sub-subab untuk mendapatkan isi dengan pembahasan mendalam </text:p>
          </text:section>
          <text:p text:style-name="P400">Tampilkan alur berpikir</text:p>
          <text:section text:style-name="Sect2" text:name="model-response-message-contentr_0940a0e5ea042da6">
            <text:p text:style-name="P400"/>
          </text:section>
          <text:section text:style-name="Sect1" text:name="feedback-form-5">
            <text:p text:style-name="P400"/>
          </text:section>
        </text:section>
        <text:section text:style-name="Sect1" text:name="da332a02b942df85">
          <text:p text:style-name="P212"/>
          <text:section text:style-name="Sect1" text:name="user-query-content-6">
            <text:p text:style-name="P440">present it </text:p>
          </text:section>
          <text:p text:style-name="P400">Tampilkan alur berpikir</text:p>
          <text:section text:style-name="Sect2" text:name="model-response-message-contentr_da332a02b942df85">
            <text:p text:style-name="P212">Tentu, ini adalah prompt yang lebih rinci untuk Bab 3, mencakup pengantar bab dan pembahasan mendalam untuk setiap subbab, dirancang untuk memandu penulisan konten bagi pembaca remaja:</text:p>
            <text:p text:style-name="P442"/>
            <text:p text:style-name="Text_20_body"><text:soft-page-break/><text:span text:style-name="Strong_20_Emphasis"><text:span text:style-name="T1">Bab 3: Membongkar Kode Kehidupan: Peran Genetika</text:span></text:span></text:p>
            <text:list xml:id="list4032736505585763405" text:style-name="L23">
              <text:list-item>
                <text:p text:style-name="P21"><text:span text:style-name="Strong_20_Emphasis"><text:span text:style-name="T1">Prompt untuk Pengantar Bab 3:</text:span></text:span><text:span text:style-name="T1"> "Tulis paragraf pengantar untuk Bab 3. Mulai dengan menghubungkan temuan dari Bab 2 (mekanisme penuaan seperti kerusakan DNA, pemendekan telomer) ke 'arsitek' atau 'sutradara' di baliknya: yaitu kode genetik kita yang tersimpan dalam DNA. Gunakan metafora DNA sebagai 'buku instruksi raksasa', 'perpustakaan informasi', atau 'blueprint kehidupan'. Sampaikan bahwa bab ini akan mengajak pembaca untuk 'membaca' beberapa bagian penting dari buku instruksi tersebut. Kita akan mencari tahu: Bagaimana persisnya gen mengatur jam biologis kita? Apakah ada 'gen super' untuk awet muda yang tersembunyi pada makhluk lain? Dan pertanyaan yang paling futuristik: mungkinkah suatu hari nanti kita bisa 'mengedit' buku instruksi kita sendiri untuk hidup lebih lama dan lebih sehat? Bangkitkan rasa penasaran tentang peran sentral kode genetik dalam menentukan nasib penuaan kita." </text:span></text:p>
              </text:list-item>
            </text:list>
            <text:p text:style-name="P442"/>
            <text:list xml:id="list1236433982131236383" text:style-name="L24">
              <text:list-item>
                <text:p text:style-name="P258"><text:span text:style-name="Strong_20_Emphasis"><text:span text:style-name="T1">Subbab 3.1: DNA: Buku Instruksi Tubuh Kita</text:span></text:span><text:span text:style-name="T1"> </text:span></text:p>
                <text:list>
                  <text:list-item>
                    <text:p text:style-name="P258"><text:span text:style-name="Strong_20_Emphasis"><text:span text:style-name="T1">Prompt untuk Isi Mendalam:</text:span></text:span><text:span text:style-name="T1"> "Jelaskan secara mendalam konsep dasar genetika (DNA, gen, kromosom) dengan bahasa yang sangat sederhana, visual, dan menggunakan analogi yang konsisten agar mudah dipahami remaja. Hindari jargon biokimia yang berlebihan. Contoh analogi: </text:span></text:p>
                    <text:list>
                      <text:list-item>
                        <text:p text:style-name="P258"><text:span text:style-name="Strong_20_Emphasis"><text:span text:style-name="T1">DNA sebagai Perpustakaan Raksasa:</text:span></text:span><text:span text:style-name="T1"> Setiap sel tubuh kita punya perpustakaan super lengkap berisi </text:span><text:span text:style-name="Emphasis"><text:span text:style-name="T1">semua</text:span></text:span><text:span text:style-name="T1"> informasi untuk membangun dan menjalankan seluruh 'kota' tubuh kita. </text:span></text:p>
                      </text:list-item>
                      <text:list-item>
                        <text:p text:style-name="P258"><text:span text:style-name="Strong_20_Emphasis"><text:span text:style-name="T1">Kromosom sebagai Rak Buku:</text:span></text:span><text:span text:style-name="T1"> Di dalam perpustakaan itu ada 46 'rak buku' (23 pasang kromosom) yang tersusun rapi. </text:span></text:p>
                      </text:list-item>
                      <text:list-item>
                        <text:p text:style-name="P258"><text:span text:style-name="Strong_20_Emphasis"><text:span text:style-name="T1">Gen sebagai Buku Resep:</text:span></text:span><text:span text:style-name="T1"> Setiap rak berisi ribuan 'buku resep' spesifik yang disebut gen. Setiap buku resep (gen) berisi instruksi detail untuk membuat satu 'bahan bangunan' atau 'mesin' penting bagi kota tubuh kita (biasanya protein, misalnya resep membuat pigmen </text:span><text:soft-page-break/><text:span text:style-name="T1">mata, resep enzim pencernaan, atau resep 'petugas perbaikan' sel). Sebutkan ada sekitar 20.000-25.000 buku resep (gen) di perpustakaan kita. </text:span></text:p>
                      </text:list-item>
                      <text:list-item>
                        <text:p text:style-name="P258"><text:span text:style-name="Strong_20_Emphasis"><text:span text:style-name="T1">Kode Huruf A-T-C-G:</text:span></text:span><text:span text:style-name="T1"> Jelaskan bahwa semua instruksi di buku resep itu ditulis hanya menggunakan empat 'huruf' kimia (Adenin, Timin, Sitosin, Guanin). Kombinasi huruf-huruf inilah yang membentuk 'kata' dan 'kalimat' instruksi. Singgung bentuk unik DNA sebagai 'tangga spiral' (double helix). </text:span></text:p>
                      </text:list-item>
                      <text:list-item>
                        <text:p text:style-name="P258"><text:span text:style-name="Strong_20_Emphasis"><text:span text:style-name="T1">Pentingnya Instruksi Akurat:</text:span></text:span><text:span text:style-name="T1"> Tekankan betapa pentingnya instruksi di setiap buku resep harus benar. Jika ada 'kesalahan ketik' (mutasi atau kerusakan DNA seperti dibahas di Bab 2), maka 'bahan bangunan' atau 'mesin' yang dihasilkan bisa rusak dan mengganggu fungsi 'kota' tubuh kita. </text:span></text:p>
                      </text:list-item>
                      <text:list-item>
                        <text:p text:style-name="P22"><text:span text:style-name="Strong_20_Emphasis"><text:span text:style-name="T1">Kesimpulan Subbab:</text:span></text:span><text:span text:style-name="T1"> Ringkas kembali bahwa DNA adalah pusat informasi kehidupan, dan memahami strukturnya (perpustakaan, rak, buku resep, huruf kode) adalah fondasi untuk mengerti bagaimana genetika memengaruhi penuaan." </text:span></text:p>
                      </text:list-item>
                    </text:list>
                  </text:list-item>
                </text:list>
              </text:list-item>
            </text:list>
            <text:p text:style-name="P442"/>
            <text:list xml:id="list2566963534995854206" text:style-name="L25">
              <text:list-item>
                <text:p text:style-name="P259"><text:span text:style-name="Strong_20_Emphasis"><text:span text:style-name="T1">Subbab 3.2: Gen Awet Muda: Belajar dari Makhluk yang Berumur Panjang</text:span></text:span><text:span text:style-name="T1"> </text:span></text:p>
                <text:list>
                  <text:list-item>
                    <text:p text:style-name="P259"><text:span text:style-name="Strong_20_Emphasis"><text:span text:style-name="T1">Prompt untuk Isi Mendalam:</text:span></text:span><text:span text:style-name="T1"> "Bahasa secara mendalam bagaimana alam sendiri memberikan petunjuk tentang peran gen dalam umur panjang melalui studi organisme yang hidup jauh lebih lama dari rata-rata. Fokus pada contoh-contoh menarik dan jelaskan (secara sederhana) </text:span><text:span text:style-name="Emphasis"><text:span text:style-name="T1">mengapa</text:span></text:span><text:span text:style-name="T1"> mereka bisa hidup lama dari sudut pandang genetika: </text:span></text:p>
                    <text:list>
                      <text:list-item>
                        <text:p text:style-name="P259"><text:span text:style-name="Strong_20_Emphasis"><text:span text:style-name="T1">Pilih 'Superstar' Awet Muda:</text:span></text:span><text:span text:style-name="T1"> Ceritakan kisah beberapa makhluk luar biasa: </text:span></text:p>
                        <text:list>
                          <text:list-item>
                            <text:p text:style-name="P259"><text:span text:style-name="Strong_20_Emphasis"><text:span text:style-name="Emphasis"><text:span text:style-name="T1">Turritopsis dohrnii</text:span></text:span></text:span><text:span text:style-name="Strong_20_Emphasis"><text:span text:style-name="T1"> (Ubur-ubur 'Abadi'):</text:span></text:span><text:span text:style-name="T1"> Jelaskan kemampuannya yang 'ajaib' untuk kembali menjadi muda (dari dewasa menjadi polip) saat terancam. Sebut ini seperti menekan </text:span><text:soft-page-break/><text:span text:style-name="T1">tombol 'reset'. Kaitkan ini dengan kemampuan selnya 'mengubah identitas' (transdifferensiasi) yang diatur oleh gen tertentu. </text:span></text:p>
                          </text:list-item>
                          <text:list-item>
                            <text:p text:style-name="P259"><text:span text:style-name="Strong_20_Emphasis"><text:span text:style-name="T1">Tikus Mol Telanjang (Naked Mole Rat):</text:span></text:span><text:span text:style-name="T1"> Mengapa hewan 'aneh' ini bisa hidup 10 kali lebih lama dari tikus biasa dan sangat jarang kena kanker? Singgung gen-gen unik mereka yang terkait dengan stabilitas protein, perbaikan DNA super efisien, dan mekanisme anti-kanker khusus. </text:span></text:p>
                          </text:list-item>
                          <text:list-item>
                            <text:p text:style-name="P259"><text:span text:style-name="Strong_20_Emphasis"><text:span text:style-name="T1">Paus Bowhead (Paus Greenland):</text:span></text:span><text:span text:style-name="T1"> Hewan raksasa yang bisa hidup lebih dari 200 tahun! Jelaskan penemuan tentang gen-gen unik pada paus ini yang terlibat dalam perbaikan kerusakan DNA, pengaturan siklus sel, dan respons imun yang mungkin berkontribusi pada umur panjang dan resistensi kanker mereka. </text:span></text:p>
                          </text:list-item>
                          <text:list-item>
                            <text:p text:style-name="P259"><text:span text:style-name="Strong_20_Emphasis"><text:span text:style-name="T1">(Mungkin) Lobster:</text:span></text:span><text:span text:style-name="T1"> Singgung kemampuan lobster untuk terus tumbuh dan tidak menunjukkan tanda penuaan yang jelas. Kaitkan dengan enzim telomerase (perbaikan 'ujung tali sepatu' kromosom) yang tetap aktif di banyak selnya. Tapi, luruskan juga mitos 'abadi'-nya; mereka tetap bisa mati karena penyakit atau dimangsa. </text:span></text:p>
                          </text:list-item>
                        </text:list>
                      </text:list-item>
                      <text:list-item>
                        <text:p text:style-name="P259"><text:span text:style-name="Strong_20_Emphasis"><text:span text:style-name="T1">Pelajaran Apa yang Didapat?:</text:span></text:span><text:span text:style-name="T1"> Untuk setiap contoh, jelaskan secara sederhana </text:span><text:span text:style-name="Emphasis"><text:span text:style-name="T1">mekanisme atau jenis gen</text:span></text:span><text:span text:style-name="T1"> apa yang berperan (misal: gen perbaikan DNA, gen anti-kanker, gen pengatur stres sel, telomerase). Tekankan bahwa ini menunjukkan variasi genetik memang bisa menghasilkan umur panjang. </text:span></text:p>
                      </text:list-item>
                      <text:list-item>
                        <text:p text:style-name="P259"><text:span text:style-name="Strong_20_Emphasis"><text:span text:style-name="T1">Bisakah Ditiru Manusia?:</text:span></text:span><text:span text:style-name="T1"> Jelaskan bahwa meskipun sangat menarik, mengaplikasikan 'trik' genetik hewan ini ke manusia itu </text:span><text:span text:style-name="Emphasis"><text:span text:style-name="T1">sangat</text:span></text:span><text:span text:style-name="T1"> rumit karena perbedaan biologi yang fundamental. Kita tidak bisa begitu saja memasukkan gen paus ke manusia. </text:span></text:p>
                      </text:list-item>
                      <text:list-item>
                        <text:p text:style-name="P23"><text:soft-page-break/><text:span text:style-name="Strong_20_Emphasis"><text:span text:style-name="T1">Kesimpulan Subbab:</text:span></text:span><text:span text:style-name="T1"> Simpulkan bahwa alam menunjukkan bukti bahwa umur panjang bisa 'dikodekan' dalam gen. Ini memberi inspirasi bagi ilmuwan untuk mencari gen serupa pada manusia atau memahami bagaimana gen-gen tersebut bekerja." </text:span></text:p>
                      </text:list-item>
                    </text:list>
                  </text:list-item>
                </text:list>
              </text:list-item>
            </text:list>
            <text:p text:style-name="P442"/>
            <text:list xml:id="list5806571217979114648" text:style-name="L26">
              <text:list-item>
                <text:p text:style-name="P260"><text:span text:style-name="Strong_20_Emphasis"><text:span text:style-name="T1">Subbab 3.3: Bisakah Kita Mengedit Gen untuk Hidup Lebih Lama?</text:span></text:span><text:span text:style-name="T1"> </text:span></text:p>
                <text:list>
                  <text:list-item>
                    <text:p text:style-name="P260"><text:span text:style-name="Strong_20_Emphasis"><text:span text:style-name="T1">Prompt untuk Isi Mendalam:</text:span></text:span><text:span text:style-name="T1"> "Bahasa secara mendalam tentang teknologi pengeditan gen, khususnya CRISPR-Cas9, sebagai alat potensial (namun masih sangat baru) dalam upaya melawan penuaan di tingkat genetik. </text:span></text:p>
                    <text:list>
                      <text:list-item>
                        <text:p text:style-name="P260"><text:span text:style-name="Strong_20_Emphasis"><text:span text:style-name="T1">CRISPR: Gunting Super Presisi untuk DNA:</text:span></text:span><text:span text:style-name="T1"> Jelaskan CRISPR dengan analogi yang mudah dipahami: 'gunting molekuler' yang bisa diarahkan ke 'halaman' dan 'kalimat' tertentu di 'buku resep' DNA kita, atau seperti fungsi 'Find &amp; Replace' di komputer. Jelaskan cara kerjanya secara sederhana (ada 'pemandu' yang mencari lokasi, lalu 'gunting' Cas9 memotong DNA di sana). </text:span></text:p>
                      </text:list-item>
                      <text:list-item>
                        <text:p text:style-name="P260"><text:span text:style-name="Strong_20_Emphasis"><text:span text:style-name="T1">Potensi Melawan Penuaan (Secara Teori):</text:span></text:span><text:span text:style-name="T1"> Jelaskan </text:span><text:span text:style-name="Emphasis"><text:span text:style-name="T1">kemungkinan</text:span></text:span><text:span text:style-name="T1"> (hipotesis) penggunaannya di masa depan: </text:span></text:p>
                        <text:list>
                          <text:list-item>
                            <text:p text:style-name="P408">'Mengoreksi kesalahan ketik' pada gen yang menyebabkan penyakit penuaan dini (seperti progeria). </text:p>
                          </text:list-item>
                          <text:list-item>
                            <text:p text:style-name="P408">'Menghapus' atau 'mematikan' gen yang diketahui mempercepat penuaan atau meningkatkan risiko penyakit tua. </text:p>
                          </text:list-item>
                          <text:list-item>
                            <text:p text:style-name="P408">Lebih jauh lagi (sangat spekulatif): 'Menyisipkan' versi gen 'awet muda' yang ditemukan pada orang-orang yang hidup sangat lama (centenarian) atau dari hewan berumur panjang. </text:p>
                          </text:list-item>
                        </text:list>
                      </text:list-item>
                      <text:list-item>
                        <text:p text:style-name="P260"><text:span text:style-name="Strong_20_Emphasis"><text:span text:style-name="T1">Tantangan Besar dan Risiko:</text:span></text:span><text:span text:style-name="T1"> Tekankan bahwa ini </text:span><text:span text:style-name="Emphasis"><text:span text:style-name="T1">bukan</text:span></text:span><text:span text:style-name="T1"> teknologi yang siap pakai dan punya banyak </text:span><text:soft-page-break/><text:span text:style-name="T1">masalah serius: </text:span></text:p>
                        <text:list>
                          <text:list-item>
                            <text:p text:style-name="P260"><text:span text:style-name="Emphasis"><text:span text:style-name="T1">Pengiriman:</text:span></text:span><text:span text:style-name="T1"> Bagaimana cara mengirim 'gunting' ini ke triliunan sel di tubuh dengan aman dan efisien? </text:span></text:p>
                          </text:list-item>
                          <text:list-item>
                            <text:p text:style-name="P260"><text:span text:style-name="Emphasis"><text:span text:style-name="T1">Ketepatan:</text:span></text:span><text:span text:style-name="T1"> Apa risikonya jika 'gunting' salah potong di tempat lain (</text:span><text:span text:style-name="Emphasis"><text:span text:style-name="T1">off-target effect</text:span></text:span><text:span text:style-name="T1">)? Ini bisa menyebabkan masalah baru, bahkan kanker. </text:span></text:p>
                          </text:list-item>
                          <text:list-item>
                            <text:p text:style-name="P260"><text:span text:style-name="Emphasis"><text:span text:style-name="T1">Efek Jangka Panjang:</text:span></text:span><text:span text:style-name="T1"> Kita belum tahu apa efek sampingnya dalam jangka waktu puluhan tahun. </text:span></text:p>
                          </text:list-item>
                        </text:list>
                      </text:list-item>
                      <text:list-item>
                        <text:p text:style-name="P260"><text:span text:style-name="Strong_20_Emphasis"><text:span text:style-name="T1">Sekilas Masalah Etika:</text:span></text:span><text:span text:style-name="T1"> Singgung secara singkat pertanyaan etis awal yang muncul: Apakah ini aman? Siapa yang akan mendapat akses (hanya orang kaya)? Apa batasannya? Apakah kita 'bermain Tuhan'? (Akan dibahas lebih dalam di Bab 6). </text:span></text:p>
                      </text:list-item>
                      <text:list-item>
                        <text:p text:style-name="P24"><text:span text:style-name="Strong_20_Emphasis"><text:span text:style-name="T1">Kesimpulan Subbab:</text:span></text:span><text:span text:style-name="T1"> Simpulkan bahwa CRISPR adalah alat yang sangat menjanjikan dan revolusioner, membuka pintu untuk mengatasi penuaan di level kode genetik. Namun, jalan masih sangat panjang, penuh tantangan teknis dan pertanyaan etis yang harus dijawab dengan sangat hati-hati." </text:span></text:p>
                      </text:list-item>
                    </text:list>
                  </text:list-item>
                </text:list>
              </text:list-item>
            </text:list>
            <text:p text:style-name="P442"/>
            <text:list xml:id="list6760782972589685918" text:style-name="L27">
              <text:list-item>
                <text:p text:style-name="P261"><text:span text:style-name="Strong_20_Emphasis"><text:span text:style-name="T1">Subbab 3.4: Warisan vs. Pilihan: Seberapa Besar Pengaruh Gen pada Usia Kita?</text:span></text:span><text:span text:style-name="T1"> </text:span></text:p>
                <text:list>
                  <text:list-item>
                    <text:p text:style-name="P261"><text:span text:style-name="Strong_20_Emphasis"><text:span text:style-name="T1">Prompt untuk Isi Mendalam:</text:span></text:span><text:span text:style-name="T1"> "Bahasa secara mendalam perdebatan klasik 'nature vs. nurture' dalam konteks umur panjang. Fokus pada seberapa besar peran gen ('warisan') dibandingkan dengan gaya hidup ('pilihan') dalam menentukan berapa lama kita hidup dan seberapa sehat kita saat tua. </text:span></text:p>
                    <text:list>
                      <text:list-item>
                        <text:p text:style-name="P261"><text:span text:style-name="Strong_20_Emphasis"><text:span text:style-name="T1">Peran Gen (Nature):</text:span></text:span><text:span text:style-name="T1"> Akui bahwa penelitian (termasuk pada orang-orang berusia 100+ tahun) menunjukkan gen memang punya andil—diperkirakan sekitar 15-30% dalam menentukan umur panjang. Sebutkan contoh gen spesifik yang sering dikaitkan dengan umur panjang pada manusia (misal, varian gen FOXO3 atau APOE – jelaskan fungsinya secara sangat sederhana jika </text:span><text:soft-page-break/><text:span text:style-name="T1">memungkinkan, misal terkait respons stres atau metabolisme lemak). </text:span></text:p>
                      </text:list-item>
                      <text:list-item>
                        <text:p text:style-name="P261"><text:span text:style-name="Strong_20_Emphasis"><text:span text:style-name="T1">Bukti dari Studi Kembar:</text:span></text:span><text:span text:style-name="T1"> Jelaskan bagaimana membandingkan kembar identik (gen 100% sama) dengan kembar fraternal (gen mirip saudara kandung biasa) membantu ilmuwan mengukur pengaruh genetik. Apa hasilnya? Studi ini secara konsisten menunjukkan bahwa </text:span><text:span text:style-name="Emphasis"><text:span text:style-name="T1">kedua</text:span></text:span><text:span text:style-name="T1"> faktor (gen dan lingkungan/gaya hidup) berperan. </text:span></text:p>
                      </text:list-item>
                      <text:list-item>
                        <text:p text:style-name="P261"><text:span text:style-name="Strong_20_Emphasis"><text:span text:style-name="T1">Kekuatan Gaya Hidup (Nurture):</text:span></text:span><text:span text:style-name="T1"> Tekankan dengan kuat bahwa mayoritas faktor (sekitar 70-85%) yang menentukan berapa lama </text:span><text:span text:style-name="Emphasis"><text:span text:style-name="T1">kebanyakan</text:span></text:span><text:span text:style-name="T1"> orang hidup dan seberapa sehat mereka menua adalah faktor gaya hidup dan lingkungan. Sebutkan contoh konkret: pola makan sehat, olahraga teratur, tidak merokok, tidur cukup, manajemen stres, lingkungan yang bersih (akan dibahas detail di Bab 5). Gunakan perbandingan: </text:span><text:span text:style-name="Emphasis"><text:span text:style-name="T1">'Seseorang dengan 'gen biasa' tapi gaya hidup super sehat sangat mungkin hidup lebih lama dan lebih sehat daripada seseorang dengan 'gen spesial' tapi punya gaya hidup buruk (merokok, makan sembarangan, jarang gerak)'</text:span></text:span><text:span text:style-name="T1">. </text:span></text:p>
                      </text:list-item>
                      <text:list-item>
                        <text:p text:style-name="P261"><text:span text:style-name="Strong_20_Emphasis"><text:span text:style-name="T1">Epigenetika: Jembatan Nature &amp; Nurture:</text:span></text:span><text:span text:style-name="T1"> Perkenalkan konsep epigenetika secara sederhana. Ibaratkan DNA sebagai 'piano' (gen), dan epigenetika sebagai 'pemain piano' yang menentukan lagu apa yang dimainkan (gen mana yang aktif/nonaktif). Jelaskan bahwa 'pemain piano' ini (epigenetika) bisa dipengaruhi oleh gaya hidup kita (makanan, stres, olahraga). Jadi, gaya hidup kita bisa mengubah 'musik' yang dimainkan oleh gen kita, tanpa mengubah 'tuts piano'-nya sendiri. </text:span></text:p>
                      </text:list-item>
                      <text:list-item>
                        <text:p text:style-name="P25"><text:span text:style-name="Strong_20_Emphasis"><text:span text:style-name="T1">Kesimpulan Subbab:</text:span></text:span><text:span text:style-name="T1"> Simpulkan dengan pesan yang memberdayakan: Meskipun kita mewarisi gen dari orang tua, gen bukanlah takdir mutlak untuk umur panjang. Pilihan gaya hidup kita sehari-hari memiliki pengaruh yang </text:span><text:span text:style-name="Emphasis"><text:span text:style-name="T1">sangat besar</text:span></text:span><text:span text:style-name="T1"> dalam menentukan </text:span><text:soft-page-break/><text:span text:style-name="T1">kualitas dan kuantitas hidup kita." </text:span></text:p>
                      </text:list-item>
                    </text:list>
                  </text:list-item>
                </text:list>
              </text:list-item>
            </text:list>
            <text:p text:style-name="P442"/>
            <text:p text:style-name="P212">Prompt ini dirancang untuk memandu penulisan Bab 3 agar kaya informasi genetik yang relevan dengan penuaan, namun tetap disampaikan dengan cara yang menarik, mudah dipahami, dan relevan bagi pembaca remaja.</text:p>
          </text:section>
          <text:section text:style-name="Sect1" text:name="feedback-form-6">
            <text:p text:style-name="P400"/>
          </text:section>
        </text:section>
        <text:section text:style-name="Sect1" text:name="3428f86e2322a110">
          <text:p text:style-name="P212"/>
          <text:section text:style-name="Sect1" text:name="user-query-content-7">
            <text:p text:style-name="P440">Pada Bab 4 Tambahkan prompt pada awal bab untuk mendapatkan pengantar , pada tiap subbab/sub-subab untuk mendapatkan isi dengan pembahasan mendalam </text:p>
          </text:section>
          <text:p text:style-name="P400">Tampilkan alur berpikir</text:p>
          <text:section text:style-name="Sect2" text:name="model-response-message-contentr_3428f86e2322a110">
            <text:p text:style-name="P212">Tentu, mari kita buat prompt yang detail untuk Bab 4, mencakup pengantar bab dan pembahasan mendalam untuk setiap subbab, dengan fokus pada bioteknologi anti-penuaan yang relevan dan menarik bagi remaja:</text:p>
            <text:p text:style-name="P442"/>
            <text:p text:style-name="Text_20_body"><text:span text:style-name="Strong_20_Emphasis"><text:span text:style-name="T1">Bab 4: Alat Canggih Melawan Waktu: Bioteknologi Anti-Penuaan</text:span></text:span></text:p>
            <text:list xml:id="list6933044323714119317" text:style-name="L28">
              <text:list-item>
                <text:p text:style-name="P26"><text:span text:style-name="Strong_20_Emphasis"><text:span text:style-name="T1">Prompt untuk Pengantar Bab 4:</text:span></text:span><text:span text:style-name="T1"> "Tulis sebuah paragraf pengantar yang membangkitkan semangat untuk Bab 4. Mulai dengan merangkum bahwa kita sekarang sudah paham </text:span><text:span text:style-name="Emphasis"><text:span text:style-name="T1">mengapa</text:span></text:span><text:span text:style-name="T1"> tubuh menua (Bab 2) dan bagaimana 'buku instruksi' genetik kita berperan (Bab 3). Sekarang, saatnya beralih dari 'mengapa' ke 'bagaimana caranya'. Gunakan metafora seperti 'membuka kotak peralatan masa depan' atau 'mengintip bengkel perbaikan tubuh tercanggih'. Sampaikan bahwa bab ini akan menjelajahi berbagai bioteknologi revolusioner yang sedang dikembangkan para ilmuwan untuk mencoba memperlambat, menghentikan, atau bahkan membalikkan proses penuaan. Ajak pembaca untuk melihat bagaimana sains tidak hanya bermimpi, tetapi aktif menciptakan alat-alat untuk menantang batasan usia, mulai dari memanfaatkan kekuatan sel super hingga mencetak organ baru. Tujuannya adalah menunjukkan sisi praktis dan futuristik dari riset anti-penuaan." </text:span></text:p>
              </text:list-item>
            </text:list>
            <text:p text:style-name="P442"/>
            <text:list xml:id="list4571546258653583161" text:style-name="L29">
              <text:list-item>
                <text:p text:style-name="P262"><text:soft-page-break/><text:span text:style-name="Strong_20_Emphasis"><text:span text:style-name="T1">Subbab 4.1: Terapi Sel Punca (Stem Cell): Memperbaiki Jaringan yang Rusak</text:span></text:span><text:span text:style-name="T1"> </text:span></text:p>
                <text:list>
                  <text:list-item>
                    <text:p text:style-name="P262"><text:span text:style-name="Strong_20_Emphasis"><text:span text:style-name="T1">Prompt untuk Isi Mendalam:</text:span></text:span><text:span text:style-name="T1"> "Bahasa secara mendalam tentang sel punca (stem cell) sebagai 'pasukan perbaikan' alami tubuh dan potensinya dalam melawan kerusakan akibat penuaan. </text:span></text:p>
                    <text:list>
                      <text:list-item>
                        <text:p text:style-name="P262"><text:span text:style-name="Strong_20_Emphasis"><text:span text:style-name="T1">Si 'Sel Super' Serba Bisa:</text:span></text:span><text:span text:style-name="T1"> Jelaskan apa itu sel punca dengan analogi yang mudah dicerna remaja: 'sel master' yang belum punya 'pekerjaan' spesifik, 'sel bunglon' yang bisa berubah jadi sel lain, atau 'adonan play-doh' yang bisa dibentuk jadi apa saja. Tekankan dua kekuatan utamanya: bisa membuat salinan dirinya sendiri (memperbanyak diri) dan bisa berubah (berdiferensiasi) menjadi sel spesialis (sel otot, saraf, kulit, darah, dll.). Kenalkan secara singkat jenisnya (embrionik – dari embrio, dewasa – ada di tubuh kita, iPSCs – sel dewasa yang 'diprogram ulang' jadi seperti embrionik). </text:span></text:p>
                      </text:list-item>
                      <text:list-item>
                        <text:p text:style-name="P262"><text:span text:style-name="Strong_20_Emphasis"><text:span text:style-name="T1">Mengapa Penting untuk Penuaan?:</text:span></text:span><text:span text:style-name="T1"> Jelaskan bahwa seiring bertambahnya usia, jumlah 'pasukan perbaikan' (sel punca) di tubuh kita berkurang dan kemampuannya menurun. Akibatnya? Tubuh lebih sulit memperbaiki kerusakan, penyembuhan melambat, organ mulai aus. Ini adalah salah satu alasan mengapa kita merasa 'menua'. </text:span></text:p>
                      </text:list-item>
                      <text:list-item>
                        <text:p text:style-name="P262"><text:span text:style-name="Strong_20_Emphasis"><text:span text:style-name="T1">Ide Terapi Sel Punca:</text:span></text:span><text:span text:style-name="T1"> Jelaskan konsep terapinya: menyuntikkan sel punca baru (dari pasien sendiri atau donor) ke area yang rusak atau menua. Tujuannya agar sel punca ini bisa: 1) Menggantikan sel-sel yang sudah mati/rusak, 2) Mengeluarkan sinyal kimia yang 'membangunkan' sel punca lokal atau mengurangi peradangan, 3) Membantu regenerasi jaringan. Berikan contoh potensi aplikasinya yang relevan (misalnya: memperbaiki kerusakan jantung setelah serangan, mengatasi radang sendi, mungkin untuk penyakit otak seperti Parkinson, atau bahkan peremajaan kulit). </text:span></text:p>
                      </text:list-item>
                      <text:list-item>
                        <text:p text:style-name="P262"><text:soft-page-break/><text:span text:style-name="Strong_20_Emphasis"><text:span text:style-name="T1">Masih Jauh atau Sudah Dekat?:</text:span></text:span><text:span text:style-name="T1"> Jelaskan tantangan besar yang masih dihadapi: memastikan sel punca tidak malah jadi tumor, mengarahkan mereka menjadi sel yang </text:span><text:span text:style-name="Emphasis"><text:span text:style-name="T1">tepat</text:span></text:span><text:span text:style-name="T1"> di tempat yang </text:span><text:span text:style-name="Emphasis"><text:span text:style-name="T1">tepat</text:span></text:span><text:span text:style-name="T1">, mengatasi risiko penolakan jika dari donor, dan masalah etika (khususnya sel punca embrionik). Peringatkan tentang banyaknya klinik 'abal-abal' yang menawarkan terapi sel punca belum terbukti. Bedakan harapan realistis dari hype. </text:span></text:p>
                      </text:list-item>
                      <text:list-item>
                        <text:p text:style-name="P27"><text:span text:style-name="Strong_20_Emphasis"><text:span text:style-name="T1">Kesimpulan Subbab:</text:span></text:span><text:span text:style-name="T1"> Simpulkan bahwa terapi sel punca adalah bidang yang sangat menjanjikan untuk 'mengisi ulang' kemampuan perbaikan tubuh yang menurun karena usia, menawarkan harapan untuk regenerasi jaringan, meskipun masih butuh banyak penelitian untuk membuatnya aman dan efektif secara luas." </text:span></text:p>
                      </text:list-item>
                    </text:list>
                  </text:list-item>
                </text:list>
              </text:list-item>
            </text:list>
            <text:p text:style-name="P442"/>
            <text:list xml:id="list932740666305015400" text:style-name="L30">
              <text:list-item>
                <text:p text:style-name="P263"><text:span text:style-name="Strong_20_Emphasis"><text:span text:style-name="T1">Subbab 4.2: Obat Senolitik: Menyingkirkan "Sel Zombie"</text:span></text:span><text:span text:style-name="T1"> </text:span></text:p>
                <text:list>
                  <text:list-item>
                    <text:p text:style-name="P263"><text:span text:style-name="Strong_20_Emphasis"><text:span text:style-name="T1">Prompt untuk Isi Mendalam:</text:span></text:span><text:span text:style-name="T1"> "Bahasa secara mendalam tentang obat senolitik sebagai strategi baru untuk 'membersihkan' tubuh dari sel-sel perusak yang menumpuk seiring usia. </text:span></text:p>
                    <text:list>
                      <text:list-item>
                        <text:p text:style-name="P263"><text:span text:style-name="Strong_20_Emphasis"><text:span text:style-name="T1">Ingat 'Sel Zombie'?:</text:span></text:span><text:span text:style-name="T1"> Awali dengan mengingatkan kembali konsep sel senescence dari Bab 2.2. Gunakan lagi analogi 'sel zombie' atau 'sel pembuat onar'—sel yang sudah 'pensiun' (berhenti membelah) tapi tidak mau 'pergi' (mati) dan malah 'mengganggu tetangga' (mengeluarkan zat kimia berbahaya SASP yang menyebabkan peradangan dan merusak jaringan sehat). Tekankan bahwa penumpukan sel inilah salah satu biang keladi utama banyak penyakit tua. </text:span></text:p>
                      </text:list-item>
                      <text:list-item>
                        <text:p text:style-name="P263"><text:span text:style-name="Strong_20_Emphasis"><text:span text:style-name="T1">Senolitik: Sang Pembasmi Zombie:</text:span></text:span><text:span text:style-name="T1"> Jelaskan senolitik sebagai jenis obat baru yang sedang dikembangkan dengan misi khusus: mencari dan menghancurkan sel-sel zombie ini secara selektif, tanpa membahayakan </text:span><text:soft-page-break/><text:span text:style-name="T1">sel-sel sehat di sekitarnya. Ibaratkan sebagai 'pasukan khusus pembersih sel'. </text:span></text:p>
                      </text:list-item>
                      <text:list-item>
                        <text:p text:style-name="P263"><text:span text:style-name="Strong_20_Emphasis"><text:span text:style-name="T1">Bagaimana Cara Kerjanya? (Versi Sederhana):</text:span></text:span><text:span text:style-name="T1"> Jelaskan secara umum bahwa sel zombie punya 'titik lemah' atau 'mekanisme pertahanan hidup' yang sedikit berbeda dari sel sehat. Obat senolitik ini dirancang untuk menyerang titik lemah tersebut, sehingga memicu sel zombie untuk akhirnya 'bunuh diri' (apoptosis). </text:span></text:p>
                      </text:list-item>
                      <text:list-item>
                        <text:p text:style-name="P263"><text:span text:style-name="Strong_20_Emphasis"><text:span text:style-name="T1">Hasil Menjanjikan di Lab:</text:span></text:span><text:span text:style-name="T1"> Ceritakan hasil-hasil menarik dari penelitian pada hewan (biasanya tikus). Bagaimana pemberian obat senolitik (kadang hanya sesekali) bisa meningkatkan kesehatan tikus tua? (Contoh: fungsi jantung dan ginjal membaik, tulang lebih kuat, bulu tumbuh lagi, bahkan aktivitas fisik meningkat dan hidup sedikit lebih lama). </text:span></text:p>
                      </text:list-item>
                      <text:list-item>
                        <text:p text:style-name="P263"><text:span text:style-name="Strong_20_Emphasis"><text:span text:style-name="T1">Bagaimana dengan Manusia?:</text:span></text:span><text:span text:style-name="T1"> Sebutkan bahwa uji klinis pada manusia </text:span><text:span text:style-name="Emphasis"><text:span text:style-name="T1">sudah dimulai</text:span></text:span><text:span text:style-name="T1"> untuk menguji senolitik pada penyakit-penyakit spesifik yang terkait dengan penumpukan sel zombie (misalnya: radang sendi lutut, penyakit ginjal kronis, fibrosis paru, bahkan Alzheimer). Tekankan bahwa ini masih tahap </text:span><text:span text:style-name="Emphasis"><text:span text:style-name="T1">awal</text:span></text:span><text:span text:style-name="T1"> dan hasilnya ditunggu dengan penuh harap. </text:span></text:p>
                      </text:list-item>
                      <text:list-item>
                        <text:p text:style-name="P263"><text:span text:style-name="Strong_20_Emphasis"><text:span text:style-name="T1">Risiko dan Tantangan:</text:span></text:span><text:span text:style-name="T1"> Apa saja yang perlu diwaspadai? (Efek samping—apakah obat ini bisa 'salah sasaran' dan merusak sel sehat? Dosis yang tepat? Seberapa sering harus diminum?). </text:span></text:p>
                      </text:list-item>
                      <text:list-item>
                        <text:p text:style-name="P28"><text:span text:style-name="Strong_20_Emphasis"><text:span text:style-name="T1">Kesimpulan Subbab:</text:span></text:span><text:span text:style-name="T1"> Simpulkan bahwa senolitik adalah pendekatan yang sangat logis dan menarik untuk mengatasi salah satu akar penyebab penuaan dengan cara 'membersihkan' tubuh dari sel-sel berbahaya. Potensinya untuk meningkatkan </text:span><text:span text:style-name="Emphasis"><text:span text:style-name="T1">healthspan</text:span></text:span><text:span text:style-name="T1"> (masa hidup sehat) sangat besar." </text:span></text:p>
                      </text:list-item>
                    </text:list>
                  </text:list-item>
                </text:list>
              </text:list-item>
            </text:list>
            <text:p text:style-name="P442"/>
            <text:list xml:id="list3607980886332546952" text:style-name="L31">
              <text:list-item>
                <text:p text:style-name="P264"><text:span text:style-name="Strong_20_Emphasis"><text:span text:style-name="T1">Subbab 4.3: Nanoteknologi: Robot Mini di Dalam Tubuh?</text:span></text:span><text:span text:style-name="T1"> </text:span></text:p>
                <text:list>
                  <text:list-item>
                    <text:p text:style-name="P264"><text:soft-page-break/><text:span text:style-name="Strong_20_Emphasis"><text:span text:style-name="T1">Prompt untuk Isi Mendalam:</text:span></text:span><text:span text:style-name="T1"> "Jelajahi dunia nanoteknologi yang super kecil dan potensinya (terutama yang bersifat jangka panjang) dalam merevolusi pengobatan, termasuk anti-penuaan. </text:span></text:p>
                    <text:list>
                      <text:list-item>
                        <text:p text:style-name="P264"><text:span text:style-name="Strong_20_Emphasis"><text:span text:style-name="T1">Sekecil Apa 'Nano' Itu?:</text:span></text:span><text:span text:style-name="T1"> Jelaskan skala nano dengan perbandingan yang bisa dibayangkan remaja: satu nanometer itu sepermiliar meter! Jauh lebih kecil dari sel, bahkan lebih kecil dari virus. Seukuran beberapa molekul saja. Ibaratkan seperti bermain dengan 'lego' terkecil di alam semesta. </text:span></text:p>
                      </text:list-item>
                      <text:list-item>
                        <text:p text:style-name="P264"><text:span text:style-name="Strong_20_Emphasis"><text:span text:style-name="T1">Visi Nanobot (Mimpi Masa Depan):</text:span></text:span><text:span text:style-name="T1"> Lukiskan gambaran futuristik (jelaskan bahwa ini masih jauh) tentang 'nanobot' atau 'dokter nano' seukuran molekul yang bisa: </text:span></text:p>
                        <text:list>
                          <text:list-item>
                            <text:p text:style-name="P409">Berenang di aliran darah seperti kapal selam mini, mencari sel kanker atau plak di pembuluh darah. </text:p>
                          </text:list-item>
                          <text:list-item>
                            <text:p text:style-name="P409">Masuk ke dalam sel untuk memperbaiki 'kesalahan ketik' DNA secara langsung. </text:p>
                          </text:list-item>
                          <text:list-item>
                            <text:p text:style-name="P409">Mengantarkan obat dengan presisi mikroskopis hanya ke sel yang sakit, seperti 'kurir pintar'. </text:p>
                          </text:list-item>
                          <text:list-item>
                            <text:p text:style-name="P409">Membersihkan 'sampah' molekuler yang menumpuk di sel tua. </text:p>
                          </text:list-item>
                        </text:list>
                      </text:list-item>
                      <text:list-item>
                        <text:p text:style-name="P264"><text:span text:style-name="Strong_20_Emphasis"><text:span text:style-name="T1">Yang Lebih Dekat dengan Kenyataan:</text:span></text:span><text:span text:style-name="T1"> Bawa kembali ke aplikasi nanoteknologi yang </text:span><text:span text:style-name="Emphasis"><text:span text:style-name="T1">sudah mulai ada</text:span></text:span><text:span text:style-name="T1"> atau sedang dikembangkan pesat saat ini: </text:span></text:p>
                        <text:list>
                          <text:list-item>
                            <text:p text:style-name="P264"><text:span text:style-name="Emphasis"><text:span text:style-name="T1">Pengantaran Obat Nano (Nano Drug Delivery):</text:span></text:span><text:span text:style-name="T1"> Partikel nano sebagai 'kapsul pintar' untuk membawa obat agar lebih efektif, tidak mudah rusak di tubuh, dan bisa dilepaskan perlahan-lahan (contoh: beberapa obat kanker atau vaksin sudah pakai teknologi ini). </text:span></text:p>
                          </text:list-item>
                          <text:list-item>
                            <text:p text:style-name="P264"><text:span text:style-name="Emphasis"><text:span text:style-name="T1">Diagnostik Super Sensitif:</text:span></text:span><text:span text:style-name="T1"> Sensor nano untuk mendeteksi penyakit (seperti kanker) jauh lebih dini dari metode biasa, saat jumlah molekul penandanya masih sangat sedikit. </text:span></text:p>
                          </text:list-item>
                          <text:list-item>
                            <text:p text:style-name="P264"><text:soft-page-break/><text:span text:style-name="Emphasis"><text:span text:style-name="T1">Material Nano:</text:span></text:span><text:span text:style-name="T1"> Bahan super kecil untuk membuat 'perancah' (scaffold) yang lebih baik untuk menumbuhkan jaringan baru (rekayasa jaringan). </text:span></text:p>
                          </text:list-item>
                        </text:list>
                      </text:list-item>
                      <text:list-item>
                        <text:p text:style-name="P264"><text:span text:style-name="Strong_20_Emphasis"><text:span text:style-name="T1">Mengapa Masih Lama?:</text:span></text:span><text:span text:style-name="T1"> Tekankan tantangan besar untuk mewujudkan nanobot patroli: Sumber energinya dari mana? Bagaimana mengontrol triliunan nanobot? Bagaimana memastikan mereka aman dan tidak ditolak tubuh? Bagaimana membuatnya secara massal dan murah? </text:span></text:p>
                      </text:list-item>
                      <text:list-item>
                        <text:p text:style-name="P29"><text:span text:style-name="Strong_20_Emphasis"><text:span text:style-name="T1">Kesimpulan Subbab:</text:span></text:span><text:span text:style-name="T1"> Simpulkan bahwa nanoteknologi membuka jendela ke dunia pengobatan di level molekuler yang tak terbayangkan sebelumnya. Meskipun 'dokter nano' masih di ranah fiksi ilmiah, aplikasi nano dalam pengantaran obat dan diagnosis sudah mulai memberikan dampak nyata dan punya potensi besar untuk masa depan pengobatan, termasuk anti-penuaan." </text:span></text:p>
                      </text:list-item>
                    </text:list>
                  </text:list-item>
                </text:list>
              </text:list-item>
            </text:list>
            <text:p text:style-name="P442"/>
            <text:list xml:id="list6123022675621503620" text:style-name="L32">
              <text:list-item>
                <text:p text:style-name="P265"><text:span text:style-name="Strong_20_Emphasis"><text:span text:style-name="T1">Subbab 4.4: Mencetak Organ Baru: Solusi Pengganti Organ yang Menua?</text:span></text:span><text:span text:style-name="T1"> </text:span></text:p>
                <text:list>
                  <text:list-item>
                    <text:p text:style-name="P265"><text:span text:style-name="Strong_20_Emphasis"><text:span text:style-name="T1">Prompt untuk Isi Mendalam:</text:span></text:span><text:span text:style-name="T1"> "Bahasa secara mendalam upaya 'membangun' organ baru di laboratorium menggunakan rekayasa jaringan dan 3D bioprinting sebagai solusi potensial untuk masalah kegagalan organ di usia tua. </text:span></text:p>
                    <text:list>
                      <text:list-item>
                        <text:p text:style-name="P265"><text:span text:style-name="Strong_20_Emphasis"><text:span text:style-name="T1">Problem Utama: Organ Aus:</text:span></text:span><text:span text:style-name="T1"> Mulai dengan masalah yang dihadapi banyak orang tua: organ vital (jantung, ginjal, hati) fungsinya menurun drastis atau rusak total. Solusi saat ini (transplantasi) punya keterbatasan besar (donor langka, risiko penolakan, perlu minum obat seumur hidup). </text:span></text:p>
                      </text:list-item>
                      <text:list-item>
                        <text:p text:style-name="P265"><text:span text:style-name="Strong_20_Emphasis"><text:span text:style-name="T1">Rekayasa Jaringan: Menumbuhkan 'Suku Cadang':</text:span></text:span><text:span text:style-name="T1"> Jelaskan konsep dasar rekayasa jaringan: seperti 'berkebun' organ di lab. 'Bibitnya' adalah sel (idealnya sel pasien sendiri agar tidak ditolak), 'tanahnya' adalah 'kerangka' (scaffold) dari biomaterial yang memberi </text:span><text:soft-page-break/><text:span text:style-name="T1">bentuk, dan 'pupuknya' adalah faktor pertumbuhan kimiawi yang merangsang sel tumbuh jadi jaringan. </text:span></text:p>
                      </text:list-item>
                      <text:list-item>
                        <text:p text:style-name="P265"><text:span text:style-name="Strong_20_Emphasis"><text:span text:style-name="T1">3D Bioprinting: Printer Kehidupan?:</text:span></text:span><text:span text:style-name="T1"> Jelaskan 3D bioprinting sebagai versi canggih dari rekayasa jaringan. Ibaratkan seperti printer 3D biasa, tapi 'tinta'-nya bukan plastik, melainkan 'bio-ink'—campuran sel hidup dan gel khusus. Jelaskan bagaimana printer ini bisa menyusun 'tinta' itu lapis demi lapis mengikuti desain komputer untuk membentuk struktur 3D jaringan atau organ. </text:span></text:p>
                      </text:list-item>
                      <text:list-item>
                        <text:p text:style-name="P265"><text:span text:style-name="Strong_20_Emphasis"><text:span text:style-name="T1">Sukses Awal:</text:span></text:span><text:span text:style-name="T1"> Sebutkan contoh-contoh jaringan atau organ yang </text:span><text:span text:style-name="Emphasis"><text:span text:style-name="T1">sudah berhasil</text:span></text:span><text:span text:style-name="T1"> dibuat dengan teknik ini dan bahkan mulai diuji pada manusia (walau masih terbatas): kulit buatan untuk luka bakar, tulang rawan untuk sendi, pembuluh darah kecil, bahkan kandung kemih sederhana. </text:span></text:p>
                      </text:list-item>
                      <text:list-item>
                        <text:p text:style-name="P265"><text:span text:style-name="Strong_20_Emphasis"><text:span text:style-name="T1">Tantangan Organ Kompleks (Jantung, Ginjal):</text:span></text:span><text:span text:style-name="T1"> Jelaskan mengapa membuat organ padat dan rumit seperti jantung atau ginjal itu </text:span><text:span text:style-name="Emphasis"><text:span text:style-name="T1">jauh</text:span></text:span><text:span text:style-name="T1"> lebih susah: </text:span></text:p>
                        <text:list>
                          <text:list-item>
                            <text:p text:style-name="P410">Butuh banyak jenis sel berbeda yang harus diletakkan di posisi yang super presisi. </text:p>
                          </text:list-item>
                          <text:list-item>
                            <text:p text:style-name="P410">Tantangan terbesar: membuat jaringan pembuluh darah kapiler yang sangat rumit di seluruh organ agar sel mendapat nutrisi dan oksigen (vaskularisasi). Tanpa ini, organ cetakan akan mati. </text:p>
                          </text:list-item>
                          <text:list-item>
                            <text:p text:style-name="P410">Memastikan organ cetakan bisa berfungsi normal saat disambungkan ke tubuh. </text:p>
                          </text:list-item>
                        </text:list>
                      </text:list-item>
                      <text:list-item>
                        <text:p text:style-name="P265"><text:span text:style-name="Strong_20_Emphasis"><text:span text:style-name="T1">Prospek Masa Depan:</text:span></text:span><text:span text:style-name="T1"> Sampaikan optimism bahwa meskipun butuh waktu (mungkin beberapa dekade), kemajuan sangat pesat. Mungkin langkah awalnya adalah mencetak 'tambalan' jaringan, bukan seluruh organ. </text:span></text:p>
                      </text:list-item>
                      <text:list-item>
                        <text:p text:style-name="P30"><text:span text:style-name="Strong_20_Emphasis"><text:span text:style-name="T1">Kesimpulan Subbab:</text:span></text:span><text:span text:style-name="T1"> Simpulkan bahwa 3D bioprinting dan rekayasa jaringan adalah salah satu bidang paling menarik dalam biomedis, menawarkan harapan radikal </text:span><text:soft-page-break/><text:span text:style-name="T1">untuk mengganti organ yang rusak karena usia atau penyakit, dan berpotensi mengubah nasib pasien gagal organ di masa depan." </text:span></text:p>
                      </text:list-item>
                    </text:list>
                  </text:list-item>
                </text:list>
              </text:list-item>
            </text:list>
            <text:p text:style-name="P442"/>
            <text:list xml:id="list4633168018803209465" text:style-name="L33">
              <text:list-item>
                <text:p text:style-name="P266"><text:span text:style-name="Strong_20_Emphasis"><text:span text:style-name="T1">Subbab 4.5: Dari Laboratorium ke Manusia: Tantangan Uji Klinis</text:span></text:span><text:span text:style-name="T1"> </text:span></text:p>
                <text:list>
                  <text:list-item>
                    <text:p text:style-name="P266"><text:span text:style-name="Strong_20_Emphasis"><text:span text:style-name="T1">Prompt untuk Isi Mendalam:</text:span></text:span><text:span text:style-name="T1"> "Jelaskan secara mendalam proses krusial namun sering dilupakan: bagaimana sebuah penemuan hebat di laboratorium (seperti teknologi di bab ini) bisa sampai ke tangan pasien sebagai pengobatan yang aman dan efektif. Fokus pada tantangan uji klinis. </text:span></text:p>
                    <text:list>
                      <text:list-item>
                        <text:p text:style-name="P266"><text:span text:style-name="Strong_20_Emphasis"><text:span text:style-name="T1">Perjalanan Panjang &amp; Berliku:</text:span></text:span><text:span text:style-name="T1"> Tekankan bahwa ide cemerlang atau hasil positif pada tikus itu baru </text:span><text:span text:style-name="Emphasis"><text:span text:style-name="T1">awal mula</text:span></text:span><text:span text:style-name="T1">. Butuh proses panjang, mahal, dan seringkali gagal untuk membawa sebuah terapi baru ke klinik. </text:span></text:p>
                      </text:list-item>
                      <text:list-item>
                        <text:p text:style-name="P266"><text:span text:style-name="Strong_20_Emphasis"><text:span text:style-name="T1">Ujian Bertahap (Uji Klinis):</text:span></text:span><text:span text:style-name="T1"> Jelaskan tahapan utama uji klinis pada manusia secara sederhana, fokus pada </text:span><text:span text:style-name="Emphasis"><text:span text:style-name="T1">tujuan</text:span></text:span><text:span text:style-name="T1"> setiap fase: </text:span></text:p>
                        <text:list>
                          <text:list-item>
                            <text:p text:style-name="P266"><text:span text:style-name="Emphasis"><text:span text:style-name="T1">Pra-klinis:</text:span></text:span><text:span text:style-name="T1"> Pengujian ekstensif di laboratorium (sel, hewan) untuk melihat potensi dan keamanan awal. </text:span></text:p>
                          </text:list-item>
                          <text:list-item>
                            <text:p text:style-name="P266"><text:span text:style-name="Emphasis"><text:span text:style-name="T1">Fase 1 (Keamanan):</text:span></text:span><text:span text:style-name="T1"> Uji pada sedikit sukarelawan sehat. Pertanyaan utama: Apakah ini aman? Apa efek sampingnya? Berapa dosis yang bisa ditoleransi? </text:span></text:p>
                          </text:list-item>
                          <text:list-item>
                            <text:p text:style-name="P266"><text:span text:style-name="Emphasis"><text:span text:style-name="T1">Fase 2 (Efektivitas Awal &amp; Dosis):</text:span></text:span><text:span text:style-name="T1"> Uji pada kelompok pasien yang lebih besar (puluhan hingga ratusan). Pertanyaan utama: Apakah ini menunjukkan tanda-tanda bekerja? Berapa dosis terbaik? Efek samping lebih lanjut? </text:span></text:p>
                          </text:list-item>
                          <text:list-item>
                            <text:p text:style-name="P266"><text:span text:style-name="Emphasis"><text:span text:style-name="T1">Fase 3 (Konfirmasi Efektivitas &amp; Perbandingan):</text:span></text:span><text:span text:style-name="T1"> Uji pada </text:span><text:span text:style-name="Emphasis"><text:span text:style-name="T1">ribuan</text:span></text:span><text:span text:style-name="T1"> pasien, seringkali dibandingkan dengan obat standar atau plasebo (obat kosong). Pertanyaan utama: Apakah terapi ini </text:span><text:span text:style-name="Emphasis"><text:span text:style-name="T1">benar-benar</text:span></text:span><text:span text:style-name="T1"> lebih baik dari yang sudah ada atau dari tidak melakukan apa-apa? Apakah manfaatnya lebih </text:span><text:soft-page-break/><text:span text:style-name="T1">besar dari risikonya? </text:span></text:p>
                          </text:list-item>
                          <text:list-item>
                            <text:p text:style-name="P266"><text:span text:style-name="Emphasis"><text:span text:style-name="T1">Persetujuan Regulator (BPOM/FDA):</text:span></text:span><text:span text:style-name="T1"> Jika Fase 3 sukses, semua data diserahkan ke badan pemerintah untuk ditinjau dan (semoga) disetujui untuk dipasarkan. </text:span></text:p>
                          </text:list-item>
                          <text:list-item>
                            <text:p text:style-name="P266"><text:span text:style-name="Emphasis"><text:span text:style-name="T1">Fase 4 (Pengawasan Pasar):</text:span></text:span><text:span text:style-name="T1"> Pemantauan terus-menerus setelah obat beredar untuk efek samping jangka panjang. </text:span></text:p>
                          </text:list-item>
                        </text:list>
                      </text:list-item>
                      <text:list-item>
                        <text:p text:style-name="P266"><text:span text:style-name="Strong_20_Emphasis"><text:span text:style-name="T1">Mengapa Butuh Waktu Lama (10+ Tahun) &amp; Mahal?:</text:span></text:span><text:span text:style-name="T1"> Jelaskan alasannya: perlu merekrut banyak pasien, memantau mereka dengan cermat, menganalisis data yang kompleks, dan terutama: prioritas utama adalah </text:span><text:span text:style-name="Emphasis"><text:span text:style-name="T1">keamanan</text:span></text:span><text:span text:style-name="T1"> pasien. Kesalahan bisa berakibat fatal. </text:span></text:p>
                      </text:list-item>
                      <text:list-item>
                        <text:p text:style-name="P266"><text:span text:style-name="Strong_20_Emphasis"><text:span text:style-name="T1">Tantangan Khusus Uji Anti-Penuaan:</text:span></text:span><text:span text:style-name="T1"> Jelaskan mengapa menguji terapi untuk 'penuaan' itu sendiri lebih rumit: </text:span></text:p>
                        <text:list>
                          <text:list-item>
                            <text:p text:style-name="P266"><text:span text:style-name="Emphasis"><text:span text:style-name="T1">Definisi &amp; Pengukuran:</text:span></text:span><text:span text:style-name="T1"> Apa artinya 'memperlambat penuaan'? Bagaimana mengukurnya secara akurat dan cepat? (Perlu biomarker penuaan yang valid). </text:span></text:p>
                          </text:list-item>
                          <text:list-item>
                            <text:p text:style-name="P266"><text:span text:style-name="Emphasis"><text:span text:style-name="T1">Durasi Uji:</text:span></text:span><text:span text:style-name="T1"> Idealnya, uji anti-penuaan perlu diikuti selama puluhan tahun untuk melihat efek pada umur panjang atau pencegahan penyakit tua—ini sangat tidak praktis dan mahal. </text:span></text:p>
                          </text:list-item>
                          <text:list-item>
                            <text:p text:style-name="P266"><text:span text:style-name="Emphasis"><text:span text:style-name="T1">Etika Subjek Sehat:</text:span></text:span><text:span text:style-name="T1"> Menguji obat pencegahan pada orang sehat untuk jangka panjang menimbulkan pertanyaan etis. </text:span></text:p>
                          </text:list-item>
                          <text:list-item>
                            <text:p text:style-name="P266"><text:span text:style-name="Emphasis"><text:span text:style-name="T1">Status 'Penyakit':</text:span></text:span><text:span text:style-name="T1"> Seperti dibahas sebelumnya, karena penuaan belum dianggap penyakit resmi, sulit mendapat persetujuan untuk obat 'anti-penuaan'. Biasanya diuji untuk penyakit spesifik terkait usia. </text:span></text:p>
                          </text:list-item>
                        </text:list>
                      </text:list-item>
                      <text:list-item>
                        <text:p text:style-name="P31"><text:span text:style-name="Strong_20_Emphasis"><text:span text:style-name="T1">Kesimpulan Subbab:</text:span></text:span><text:span text:style-name="T1"> Simpulkan dengan pesan penting: Antusiasme terhadap teknologi baru itu bagus, tapi kita harus realistis dan sabar. Proses uji klinis yang ketat adalah 'penjaga gerbang' vital untuk memastikan </text:span><text:soft-page-break/><text:span text:style-name="T1">inovasi medis benar-benar aman dan bermanfaat bagi umat manusia, bukan hanya janji kosong atau bahkan berbahaya." </text:span></text:p>
                      </text:list-item>
                    </text:list>
                  </text:list-item>
                </text:list>
              </text:list-item>
            </text:list>
            <text:p text:style-name="P442"/>
            <text:p text:style-name="P212">Prompt ini dirancang untuk memberikan panduan komprehensif dalam menulis Bab 4, menjelaskan teknologi-teknologi kunci dengan cara yang menarik bagi remaja, sambil tetap menjaga perspektif ilmiah yang seimbang mengenai potensi dan tantangannya.</text:p>
          </text:section>
          <text:section text:style-name="Sect1" text:name="feedback-form-7">
            <text:p text:style-name="P400"/>
          </text:section>
        </text:section>
        <text:section text:style-name="Sect1" text:name="7452482f201b3096">
          <text:p text:style-name="P212"/>
          <text:section text:style-name="Sect1" text:name="user-query-content-8">
            <text:p text:style-name="P440">Pada Bab 5 Tambahkan prompt pada awal bab untuk mendapatkan pengantar , pada tiap subbab/sub-subab untuk mendapatkan isi dengan pembahasan mendalam </text:p>
          </text:section>
          <text:p text:style-name="P400">Tampilkan alur berpikir</text:p>
          <text:section text:style-name="Sect2" text:name="model-response-message-contentr_7452482f201b3096">
            <text:p text:style-name="P400"/>
          </text:section>
          <text:section text:style-name="Sect1" text:name="feedback-form-8">
            <text:p text:style-name="P400"/>
          </text:section>
        </text:section>
        <text:section text:style-name="Sect1" text:name="108dd1e3ae188d49">
          <text:p text:style-name="P212"/>
          <text:section text:style-name="Sect1" text:name="user-query-content-9">
            <text:p text:style-name="P440">present it </text:p>
          </text:section>
          <text:p text:style-name="P400">Tampilkan alur berpikir</text:p>
          <text:section text:style-name="Sect2" text:name="model-response-message-contentr_108dd1e3ae188d49">
            <text:p text:style-name="P212">Tentu, ini adalah prompt yang lebih rinci untuk Bab 5, mencakup pengantar bab dan pembahasan mendalam untuk setiap subbab, yang dirancang untuk memberikan wawasan praktis tentang peran gaya hidup dalam umur panjang bagi pembaca remaja:</text:p>
            <text:p text:style-name="P442"/>
            <text:p text:style-name="Text_20_body"><text:span text:style-name="Strong_20_Emphasis"><text:span text:style-name="T1">Bab 5: Bukan Hanya Teknologi: Gaya Hidup dan Awet Muda</text:span></text:span></text:p>
            <text:list xml:id="list1496010367959045199" text:style-name="L34">
              <text:list-item>
                <text:p text:style-name="P32"><text:span text:style-name="Strong_20_Emphasis"><text:span text:style-name="T1">Prompt untuk Pengantar Bab 5:</text:span></text:span><text:span text:style-name="T1"> "Tulis paragraf pengantar untuk Bab 5. Awali dengan mengingatkan kembali tentang potensi teknologi canggih dari Bab 4. Lalu, buatlah transisi yang kuat dengan menyatakan: </text:span><text:span text:style-name="Emphasis"><text:span text:style-name="T1">'Tapi, haruskah kita hanya duduk menunggu teknologi masa depan datang? Kabar baiknya, TIDAK!'</text:span></text:span><text:span text:style-name="T1">. Tekankan bahwa ada kekuatan luar biasa yang sudah kita miliki </text:span><text:span text:style-name="Emphasis"><text:span text:style-name="T1">saat ini</text:span></text:span><text:span text:style-name="T1"> untuk memengaruhi kesehatan dan potensi umur panjang kita, yaitu </text:span><text:soft-page-break/><text:span text:style-name="T1">melalui pilihan gaya hidup sehari-hari. Sampaikan bahwa bab ini akan fokus pada 'teknologi' paling dasar dan terbukti: cara kita makan, bergerak, tidur, dan mengelola pikiran. Kita akan belajar dari 'laboratorium kehidupan nyata'—komunitas-komunitas paling sehat di dunia—dan menemukan 'resep awet muda' yang bisa kita mulai racik sendiri hari ini. Tujuan utama bab ini adalah memberdayakan pembaca, menunjukkan bahwa mereka adalah agen aktif dalam menentukan kualitas hidup mereka di masa depan." </text:span></text:p>
              </text:list-item>
            </text:list>
            <text:p text:style-name="P442"/>
            <text:list xml:id="list828636840275206953" text:style-name="L35">
              <text:list-item>
                <text:p text:style-name="P267"><text:span text:style-name="Strong_20_Emphasis"><text:span text:style-name="T1">Subbab 5.1: Rahasia Zona Biru (Blue Zones): Pelajaran dari Komunitas Berumur Panjang</text:span></text:span><text:span text:style-name="T1"> </text:span></text:p>
                <text:list>
                  <text:list-item>
                    <text:p text:style-name="P267"><text:span text:style-name="Strong_20_Emphasis"><text:span text:style-name="T1">Prompt untuk Isi Mendalam:</text:span></text:span><text:span text:style-name="T1"> "Bahasa secara mendalam fenomena Zona Biru (Blue Zones) sebagai bukti nyata kekuatan gaya hidup dalam mencapai umur panjang yang sehat. </text:span></text:p>
                    <text:list>
                      <text:list-item>
                        <text:p text:style-name="P267"><text:span text:style-name="Strong_20_Emphasis"><text:span text:style-name="T1">Perkenalkan Zona Biru:</text:span></text:span><text:span text:style-name="T1"> Jelaskan apa itu Zona Biru: beberapa wilayah 'ajaib' di dunia (sebutkan contoh utama: Okinawa di Jepang, Sardinia di Italia, Nicoya di Kosta Rika, Ikaria di Yunani, dan komunitas Advent di Loma Linda, California) di mana orang-orangnya hidup jauh lebih lama dari rata-rata global, dengan banyak yang mencapai usia 100 tahun dalam kondisi relatif sehat. </text:span></text:p>
                      </text:list-item>
                      <text:list-item>
                        <text:p text:style-name="P267"><text:span text:style-name="Strong_20_Emphasis"><text:span text:style-name="T1">Bukan Sihir, Tapi Gaya Hidup:</text:span></text:span><text:span text:style-name="T1"> Tekankan bahwa keistimewaan mereka bukanlah karena genetika unggul semata atau akses ke pengobatan super canggih, melainkan pola hidup tradisional yang mereka jalani secara konsisten. </text:span></text:p>
                      </text:list-item>
                      <text:list-item>
                        <text:p text:style-name="P267"><text:span text:style-name="Strong_20_Emphasis"><text:span text:style-name="T1">Bongkar Rahasianya (Konsep 'Power 9'):</text:span></text:span><text:span text:style-name="T1"> Jelaskan secara rinci 9 pilar gaya hidup yang ditemukan peneliti Dan Buettner sebagai benang merah di semua Zona Biru. Gunakan bahasa yang menarik dan berikan contoh konkret yang relevan untuk remaja: </text:span></text:p>
                        <text:list>
                          <text:list-item>
                            <text:p text:style-name="P267"><text:span text:style-name="Emphasis"><text:span text:style-name="T1">Gerak Alami (Move Naturally):</text:span></text:span><text:span text:style-name="T1"> Mereka tidak nge-gym berjam-jam, tapi hidup mereka penuh </text:span><text:soft-page-break/><text:span text:style-name="T1">gerakan alami: jalan kaki ke mana-mana, berkebun, naik turun bukit, melakukan pekerjaan rumah tanpa banyak mesin. </text:span><text:span text:style-name="Emphasis"><text:span text:style-name="T1">Bagaimana remaja bisa lebih banyak bergerak alami?</text:span></text:span><text:span text:style-name="T1"> </text:span></text:p>
                          </text:list-item>
                          <text:list-item>
                            <text:p text:style-name="P267"><text:span text:style-name="Emphasis"><text:span text:style-name="T1">Punya Tujuan (Purpose / 'Ikigai'):</text:span></text:span><text:span text:style-name="T1"> Tahu alasan mengapa mereka bangun pagi. Punya peran dalam komunitas atau keluarga. </text:span><text:span text:style-name="Emphasis"><text:span text:style-name="T1">Bagaimana remaja bisa mulai menemukan tujuan atau hal yang berarti bagi mereka?</text:span></text:span><text:span text:style-name="T1"> </text:span></text:p>
                          </text:list-item>
                          <text:list-item>
                            <text:p text:style-name="P267"><text:span text:style-name="Emphasis"><text:span text:style-name="T1">Santai Sejenak (Down Shift):</text:span></text:span><text:span text:style-name="T1"> Punya cara rutin untuk melepas stres harian (tidur siang, berdoa, kumpul santai dengan teman, meditasi). </text:span><text:span text:style-name="Emphasis"><text:span text:style-name="T1">Apa rutinitas santai yang bisa dicoba remaja?</text:span></text:span><text:span text:style-name="T1"> </text:span></text:p>
                          </text:list-item>
                          <text:list-item>
                            <text:p text:style-name="P267"><text:span text:style-name="Emphasis"><text:span text:style-name="T1">Aturan 80% (Hara Hachi Bu):</text:span></text:span><text:span text:style-name="T1"> Berhenti makan saat perut terasa 80% kenyang, bukan sampai 'begah'. </text:span><text:span text:style-name="Emphasis"><text:span text:style-name="T1">Mengapa ini penting? Bagaimana melatihnya?</text:span></text:span><text:span text:style-name="T1"> </text:span></text:p>
                          </text:list-item>
                          <text:list-item>
                            <text:p text:style-name="P267"><text:span text:style-name="Emphasis"><text:span text:style-name="T1">Condong ke Nabati (Plant Slant):</text:span></text:span><text:span text:style-name="T1"> Mayoritas makanan mereka dari tumbuhan (sayur, buah, kacang, biji-bijian). Daging hanya sesekali sebagai 'lauk sampingan'. Sebutkan contoh makanan khas mereka. </text:span><text:span text:style-name="Emphasis"><text:span text:style-name="T1">Bagaimana remaja bisa menambah porsi nabati?</text:span></text:span><text:span text:style-name="T1"> </text:span></text:p>
                          </text:list-item>
                          <text:list-item>
                            <text:p text:style-name="P267"><text:span text:style-name="Emphasis"><text:span text:style-name="T1">Anggur Merah? (Wine @ 5 - Sampaikan Hati-hati):</text:span></text:span><text:span text:style-name="T1"> Jelaskan konteksnya: minum anggur merah (kaya antioksidan) secara </text:span><text:span text:style-name="Emphasis"><text:span text:style-name="T1">moderat</text:span></text:span><text:span text:style-name="T1"> (1-2 gelas kecil) saat makan atau bersosialisasi adalah kebiasaan di beberapa zona (kecuali Advent). </text:span><text:span text:style-name="Strong_20_Emphasis"><text:span text:style-name="T1">PENTING:</text:span></text:span><text:span text:style-name="T1"> Sampaikan dengan sangat hati-hati untuk audiens remaja, tekankan bahwa ini </text:span><text:span text:style-name="Emphasis"><text:span text:style-name="T1">tidak</text:span></text:span><text:span text:style-name="T1"> berlaku untuk mereka dan alkohol berbahaya bagi perkembangan otak remaja. Fokus pada aspek sosialnya atau alternatif minuman sehat. </text:span></text:p>
                          </text:list-item>
                          <text:list-item>
                            <text:p text:style-name="P267"><text:span text:style-name="Emphasis"><text:span text:style-name="T1">Komunitas yang Tepat (Right Tribe):</text:span></text:span><text:span text:style-name="T1"> Dikelilingi teman atau komunitas yang mendukung gaya hidup sehat. </text:span><text:span text:style-name="Emphasis"><text:span text:style-name="T1">Seberapa penting pengaruh teman </text:span></text:span><text:soft-page-break/><text:span text:style-name="Emphasis"><text:span text:style-name="T1">sebaya bagi remaja?</text:span></text:span><text:span text:style-name="T1"> </text:span></text:p>
                          </text:list-item>
                          <text:list-item>
                            <text:p text:style-name="P267"><text:span text:style-name="Emphasis"><text:span text:style-name="T1">Ikut Komunitas (Belong):</text:span></text:span><text:span text:style-name="T1"> Terlibat dalam komunitas berbasis kepercayaan, spiritualitas, atau minat yang sama. Memberi rasa memiliki. </text:span></text:p>
                          </text:list-item>
                          <text:list-item>
                            <text:p text:style-name="P267"><text:span text:style-name="Emphasis"><text:span text:style-name="T1">Keluarga Nomor Satu (Loved Ones First):</text:span></text:span><text:span text:style-name="T1"> Menjaga hubungan erat dengan keluarga, merawat orang tua dan anak. </text:span></text:p>
                          </text:list-item>
                        </text:list>
                      </text:list-item>
                      <text:list-item>
                        <text:p text:style-name="P267"><text:span text:style-name="Strong_20_Emphasis"><text:span text:style-name="T1">Adaptasi untuk Kita:</text:span></text:span><text:span text:style-name="T1"> Diskusikan bagaimana prinsip-prinsip ini, meskipun dari budaya berbeda, bisa diadaptasi dalam kehidupan modern remaja masa kini. </text:span></text:p>
                      </text:list-item>
                      <text:list-item>
                        <text:p text:style-name="P33"><text:span text:style-name="Strong_20_Emphasis"><text:span text:style-name="T1">Kesimpulan Subbab:</text:span></text:span><text:span text:style-name="T1"> Simpulkan bahwa Zona Biru adalah inspirasi hidup yang menunjukkan bahwa umur panjang yang sehat bukanlah kebetulan, melainkan hasil dari serangkaian kebiasaan gaya hidup positif yang dijalani bersama komunitas." </text:span></text:p>
                      </text:list-item>
                    </text:list>
                  </text:list-item>
                </text:list>
              </text:list-item>
            </text:list>
            <text:p text:style-name="P442"/>
            <text:list xml:id="list4322988239260658568" text:style-name="L36">
              <text:list-item>
                <text:p text:style-name="P268"><text:span text:style-name="Strong_20_Emphasis"><text:span text:style-name="T1">Subbab 5.2: Makanan untuk Kehidupan Panjang: Nutrisi dan Anti-Penuaan</text:span></text:span><text:span text:style-name="T1"> </text:span></text:p>
                <text:list>
                  <text:list-item>
                    <text:p text:style-name="P268"><text:span text:style-name="Strong_20_Emphasis"><text:span text:style-name="T1">Prompt untuk Isi Mendalam:</text:span></text:span><text:span text:style-name="T1"> "Fokus pada peran penting nutrisi dalam mendukung kesehatan jangka panjang, dengan tips praktis yang bisa diterapkan remaja. </text:span></text:p>
                    <text:list>
                      <text:list-item>
                        <text:p text:style-name="P268"><text:span text:style-name="Strong_20_Emphasis"><text:span text:style-name="T1">You Are What You Eat (Literally!):</text:span></text:span><text:span text:style-name="T1"> Jelaskan bagaimana makanan yang kita konsumsi menjadi 'bahan bakar' dan 'bahan bangunan' untuk triliunan sel tubuh kita. Makanan berkualitas baik membantu sel berfungsi optimal dan memperbaiki diri, sementara makanan buruk bisa menyebabkan peradangan dan kerusakan yang mempercepat penuaan. Kaitkan dengan konsep radikal bebas dan antioksidan (Bab 2). </text:span></text:p>
                      </text:list-item>
                      <text:list-item>
                        <text:p text:style-name="P268"><text:span text:style-name="Strong_20_Emphasis"><text:span text:style-name="T1">Pola Makan 'Anti-Penuaan' (Terinspirasi Riset &amp; Blue Zones):</text:span></text:span><text:span text:style-name="T1"> Jabarkan prinsip utama, bukan aturan diet kaku: </text:span></text:p>
                        <text:list>
                          <text:list-item>
                            <text:p text:style-name="P268"><text:span text:style-name="Emphasis"><text:span text:style-name="T1">Warnai Piringmu (Dominasi Nabati):</text:span></text:span><text:span text:style-name="T1"> Dorong konsumsi beragam sayuran (semua warna!), buah-buahan segar, kacang-kacangan (almond, </text:span><text:soft-page-break/><text:span text:style-name="T1">kenari), biji-bijian (chia seed, flaxseed), biji-bijian utuh (roti gandum utuh, beras merah, oatmeal), dan polong-polongan (kedelai/tahu/tempe, kacang merah, lentil). Jelaskan </text:span><text:span text:style-name="Emphasis"><text:span text:style-name="T1">mengapa</text:span></text:span><text:span text:style-name="T1"> ini bagus: kaya serat (baik untuk pencernaan &amp; kenyang lebih lama), vitamin, mineral, dan antioksidan kuat. </text:span></text:p>
                          </text:list-item>
                          <text:list-item>
                            <text:p text:style-name="P268"><text:span text:style-name="Emphasis"><text:span text:style-name="T1">Pilih Lemak Baik:</text:span></text:span><text:span text:style-name="T1"> Jelaskan perbedaan lemak jahat (trans fat di gorengan, lemak jenuh berlebih di daging merah/olahan) vs lemak baik (tak jenuh tunggal/ganda di alpukat, minyak zaitun, ikan berlemak seperti salmon/tuna). Lemak baik penting untuk otak dan jantung. </text:span></text:p>
                          </text:list-item>
                          <text:list-item>
                            <text:p text:style-name="P268"><text:span text:style-name="Emphasis"><text:span text:style-name="T1">Protein yang Cerdas:</text:span></text:span><text:span text:style-name="T1"> Protein penting untuk pertumbuhan remaja, tapi tidak harus dari daging melulu. Dorong sumber protein nabati atau ikan. Sarankan batasi konsumsi daging merah dan </text:span><text:span text:style-name="Emphasis"><text:span text:style-name="T1">hindari</text:span></text:span><text:span text:style-name="T1"> daging olahan (sosis, kornet, nugget). </text:span></text:p>
                          </text:list-item>
                          <text:list-item>
                            <text:p text:style-name="P268"><text:span text:style-name="Emphasis"><text:span text:style-name="T1">Waspadai Gula Tersembunyi &amp; Makanan Ultra-Proses:</text:span></text:span><text:span text:style-name="T1"> Jelaskan bahaya konsumsi gula tambahan berlebih (minuman manis, permen, kue) dan makanan ultra-proses (snack kemasan, makanan instan) yang miskin nutrisi tapi tinggi garam, gula, lemak tidak sehat, dan bahan kimia tambahan. Kaitkan dengan risiko obesitas, diabetes, dan peradangan. </text:span></text:p>
                          </text:list-item>
                          <text:list-item>
                            <text:p text:style-name="P268"><text:span text:style-name="Emphasis"><text:span text:style-name="T1">Jangan Lupakan Air!</text:span></text:span><text:span text:style-name="T1"> Ingatkan pentingnya minum air putih cukup untuk semua fungsi tubuh, termasuk kesehatan kulit. </text:span></text:p>
                          </text:list-item>
                        </text:list>
                      </text:list-item>
                      <text:list-item>
                        <text:p text:style-name="P268"><text:span text:style-name="Strong_20_Emphasis"><text:span text:style-name="T1">Tips Realistis untuk Remaja:</text:span></text:span><text:span text:style-name="T1"> Berikan ide praktis: bawa bekal buah/kacang ke sekolah, pilih air putih/jus buah asli daripada soda, coba resep simpel berbahan sayur, belajar membaca label nutrisi saat jajan, kurangi frekuensi makan makanan cepat saji/gorengan. </text:span></text:p>
                      </text:list-item>
                      <text:list-item>
                        <text:p text:style-name="P268"><text:span text:style-name="Strong_20_Emphasis"><text:span text:style-name="T1">Mindful Eating:</text:span></text:span><text:span text:style-name="T1"> Singgung sedikit tentang pentingnya </text:span><text:soft-page-break/><text:span text:style-name="T1">makan dengan sadar (tidak sambil main HP/nonton TV) untuk mengenali rasa kenyang (ingat aturan 80%). </text:span></text:p>
                      </text:list-item>
                      <text:list-item>
                        <text:p text:style-name="P34"><text:span text:style-name="Strong_20_Emphasis"><text:span text:style-name="T1">Kesimpulan Subbab:</text:span></text:span><text:span text:style-name="T1"> Simpulkan bahwa membangun kebiasaan makan sehat sejak remaja adalah salah satu 'investasi' terbaik untuk kesehatan fisik dan mental di masa depan, membantu tubuh berfungsi optimal lebih lama." </text:span></text:p>
                      </text:list-item>
                    </text:list>
                  </text:list-item>
                </text:list>
              </text:list-item>
            </text:list>
            <text:p text:style-name="P442"/>
            <text:list xml:id="list1367265690409856612" text:style-name="L37">
              <text:list-item>
                <text:p text:style-name="P269"><text:span text:style-name="Strong_20_Emphasis"><text:span text:style-name="T1">Subbab 5.3: Gerak Badan: Olahraga sebagai Obat Awet Muda</text:span></text:span><text:span text:style-name="T1"> </text:span></text:p>
                <text:list>
                  <text:list-item>
                    <text:p text:style-name="P269"><text:span text:style-name="Strong_20_Emphasis"><text:span text:style-name="T1">Prompt untuk Isi Mendalam:</text:span></text:span><text:span text:style-name="T1"> "Jelaskan secara mendalam mengapa bergerak aktif secara teratur adalah 'obat mujarab' alami untuk kesehatan fisik dan mental, serta umur panjang. Buat agar menarik dan memotivasi remaja. </text:span></text:p>
                    <text:list>
                      <text:list-item>
                        <text:p text:style-name="P269"><text:span text:style-name="Strong_20_Emphasis"><text:span text:style-name="T1">Manfaat dari Ujung Rambut ke Ujung Kaki:</text:span></text:span><text:span text:style-name="T1"> Jabarkan berbagai keuntungan olahraga: </text:span></text:p>
                        <text:list>
                          <text:list-item>
                            <text:p text:style-name="P269"><text:span text:style-name="Emphasis"><text:span text:style-name="T1">Jantung &amp; Paru-paru Kuat:</text:span></text:span><text:span text:style-name="T1"> Mengurangi risiko penyakit jantung dan stroke di kemudian hari. </text:span></text:p>
                          </text:list-item>
                          <text:list-item>
                            <text:p text:style-name="P269"><text:span text:style-name="Emphasis"><text:span text:style-name="T1">Otot &amp; Tulang Kokoh:</text:span></text:span><text:span text:style-name="T1"> Membangun dan menjaga massa otot (penting agar tidak lemah saat tua), meningkatkan kepadatan tulang (mencegah osteoporosis). </text:span></text:p>
                          </text:list-item>
                          <text:list-item>
                            <text:p text:style-name="P269"><text:span text:style-name="Emphasis"><text:span text:style-name="T1">Berat Badan Ideal:</text:span></text:span><text:span text:style-name="T1"> Membantu membakar kalori dan menjaga metabolisme. </text:span></text:p>
                          </text:list-item>
                          <text:list-item>
                            <text:p text:style-name="P269"><text:span text:style-name="Emphasis"><text:span text:style-name="T1">Mood Booster &amp; Anti-Stres:</text:span></text:span><text:span text:style-name="T1"> Melepaskan endorfin (hormon bahagia), mengurangi kecemasan dan gejala depresi. </text:span></text:p>
                          </text:list-item>
                          <text:list-item>
                            <text:p text:style-name="P269"><text:span text:style-name="Emphasis"><text:span text:style-name="T1">Otak Lebih Tajam:</text:span></text:span><text:span text:style-name="T1"> Meningkatkan aliran darah ke otak, baik untuk memori dan konsentrasi. </text:span></text:p>
                          </text:list-item>
                          <text:list-item>
                            <text:p text:style-name="P269"><text:span text:style-name="Emphasis"><text:span text:style-name="T1">Tidur Lebih Nyenyak.</text:span></text:span><text:span text:style-name="T1"> </text:span></text:p>
                          </text:list-item>
                        </text:list>
                      </text:list-item>
                      <text:list-item>
                        <text:p text:style-name="P269"><text:span text:style-name="Strong_20_Emphasis"><text:span text:style-name="T1">'Olahraga' Bukan Hanya Lari Maraton:</text:span></text:span><text:span text:style-name="T1"> Luruskan persepsi bahwa olahraga harus berat atau kompetitif. Aktivitas fisik adalah </text:span><text:span text:style-name="Emphasis"><text:span text:style-name="T1">semua</text:span></text:span><text:span text:style-name="T1"> gerakan yang membuat otot bekerja dan membakar energi. </text:span></text:p>
                      </text:list-item>
                      <text:list-item>
                        <text:p text:style-name="P269"><text:span text:style-name="Strong_20_Emphasis"><text:span text:style-name="T1">Ragam Pilihan Aktivitas:</text:span></text:span><text:span text:style-name="T1"> Jelaskan jenis-jenis aktivitas dan pentingnya variasi: </text:span></text:p>
                        <text:list>
                          <text:list-item>
                            <text:p text:style-name="P269"><text:soft-page-break/><text:span text:style-name="Emphasis"><text:span text:style-name="T1">Kardio (Bikin Ngos-ngosan):</text:span></text:span><text:span text:style-name="T1"> Jalan cepat, jogging, bersepeda, berenang, menari, futsal, basket, senam aerobik. Pilih yang disuka! </text:span></text:p>
                          </text:list-item>
                          <text:list-item>
                            <text:p text:style-name="P269"><text:span text:style-name="Emphasis"><text:span text:style-name="T1">Kekuatan (Bikin Otot Kerja):</text:span></text:span><text:span text:style-name="T1"> Push-up, sit-up, squat, angkat beban (sesuai kemampuan), panjat dinding, yoga/pilates. Penting untuk kekuatan fungsional. </text:span></text:p>
                          </text:list-item>
                          <text:list-item>
                            <text:p text:style-name="P269"><text:span text:style-name="Emphasis"><text:span text:style-name="T1">Fleksibilitas:</text:span></text:span><text:span text:style-name="T1"> Peregangan, yoga. Menjaga kelenturan sendi. </text:span></text:p>
                          </text:list-item>
                        </text:list>
                      </text:list-item>
                      <text:list-item>
                        <text:p text:style-name="P269"><text:span text:style-name="Strong_20_Emphasis"><text:span text:style-name="T1">Selipkan Gerak di Keseharian:</text:span></text:span><text:span text:style-name="T1"> Dorong 'NEAT' (Non-Exercise Activity Thermogenesis) atau gerak alami ala Blue Zones: pilih naik tangga, jalan kaki/sepeda jika jarak dekat, bantu bersih-bersih rumah, berdiri/berjalan saat istirahat belajar. </text:span></text:p>
                      </text:list-item>
                      <text:list-item>
                        <text:p text:style-name="P269"><text:span text:style-name="Strong_20_Emphasis"><text:span text:style-name="T1">Kuncinya: Cari yang Seru!</text:span></text:span><text:span text:style-name="T1"> Tekankan bahwa aktivitas fisik yang paling efektif adalah yang </text:span><text:span text:style-name="Emphasis"><text:span text:style-name="T1">dinikmati</text:span></text:span><text:span text:style-name="T1"> sehingga bisa dilakukan secara konsisten. Ajak pembaca bereksperimen: coba olahraga tim, aktivitas outdoor, kelas menari, bela diri, dll. Lakukan bersama teman bisa lebih memotivasi. </text:span></text:p>
                      </text:list-item>
                      <text:list-item>
                        <text:p text:style-name="P269"><text:span text:style-name="Strong_20_Emphasis"><text:span text:style-name="T1">Berapa Banyak?:</text:span></text:span><text:span text:style-name="T1"> Sebutkan rekomendasi umum untuk remaja (target sekitar 60 menit aktivitas sedang-berat setiap hari), tapi tekankan bahwa </text:span><text:span text:style-name="Emphasis"><text:span text:style-name="T1">memulai</text:span></text:span><text:span text:style-name="T1"> itu lebih penting. Sedikit aktivitas lebih baik daripada tidak sama sekali. </text:span></text:p>
                      </text:list-item>
                      <text:list-item>
                        <text:p text:style-name="P35"><text:span text:style-name="Strong_20_Emphasis"><text:span text:style-name="T1">Kesimpulan Subbab:</text:span></text:span><text:span text:style-name="T1"> Simpulkan bahwa menjadikan aktivitas fisik sebagai bagian tak terpisahkan dari gaya hidup adalah hadiah terbaik yang bisa kita berikan untuk tubuh dan pikiran kita, sekarang dan nanti. Bergeraklah dengan cara yang kamu sukai!" </text:span></text:p>
                      </text:list-item>
                    </text:list>
                  </text:list-item>
                </text:list>
              </text:list-item>
            </text:list>
            <text:p text:style-name="P442"/>
            <text:list xml:id="list3419064029158420638" text:style-name="L38">
              <text:list-item>
                <text:p text:style-name="P270"><text:span text:style-name="Strong_20_Emphasis"><text:span text:style-name="T1">Subbab 5.4: Tidur dan Stres: Pengaruhnya pada Jam Biologis Kita</text:span></text:span><text:span text:style-name="T1"> </text:span></text:p>
                <text:list>
                  <text:list-item>
                    <text:p text:style-name="P270"><text:span text:style-name="Strong_20_Emphasis"><text:span text:style-name="T1">Prompt untuk Isi Mendalam:</text:span></text:span><text:span text:style-name="T1"> "Fokus pada dua 'penjaga gerbang' kesehatan yang sering diabaikan remaja: tidur yang </text:span><text:soft-page-break/><text:span text:style-name="T1">cukup dan manajemen stres yang efektif. Jelaskan dampaknya pada penuaan dan berikan solusi praktis. </text:span></text:p>
                    <text:list>
                      <text:list-item>
                        <text:p text:style-name="P270"><text:span text:style-name="Strong_20_Emphasis"><text:span text:style-name="T1">Tidur: Bukan Malas, Tapi Vital!</text:span></text:span><text:span text:style-name="T1"> Jelaskan mengapa tidur berkualitas sangat penting, ibarat waktu 'charge' dan 'servis' besar-besaran bagi tubuh dan otak: </text:span></text:p>
                        <text:list>
                          <text:list-item>
                            <text:p text:style-name="P270"><text:span text:style-name="Emphasis"><text:span text:style-name="T1">Perbaikan &amp; Regenerasi:</text:span></text:span><text:span text:style-name="T1"> Sel-sel tubuh memperbaiki kerusakan, otot tumbuh, otak 'membersihkan sampah' metabolik. </text:span></text:p>
                          </text:list-item>
                          <text:list-item>
                            <text:p text:style-name="P270"><text:span text:style-name="Emphasis"><text:span text:style-name="T1">Memori &amp; Belajar:</text:span></text:span><text:span text:style-name="T1"> Tidur mengkonsolidasikan apa yang dipelajari di siang hari. </text:span></text:p>
                          </text:list-item>
                          <text:list-item>
                            <text:p text:style-name="P270"><text:span text:style-name="Emphasis"><text:span text:style-name="T1">Regulasi Hormon:</text:span></text:span><text:span text:style-name="T1"> Mengatur hormon nafsu makan, pertumbuhan, dan stres. </text:span></text:p>
                          </text:list-item>
                          <text:list-item>
                            <text:p text:style-name="P270"><text:span text:style-name="Emphasis"><text:span text:style-name="T1">Sistem Imun Kuat:</text:span></text:span><text:span text:style-name="T1"> Tidur cukup penting agar tidak gampang sakit. </text:span></text:p>
                          </text:list-item>
                          <text:list-item>
                            <text:p text:style-name="P270"><text:span text:style-name="T1">Kaitkan </text:span><text:span text:style-name="Emphasis"><text:span text:style-name="T1">kurang tidur kronis</text:span></text:span><text:span text:style-name="T1"> dengan dampak negatif: sulit konsentrasi, mood buruk, gampang sakit, peningkatan risiko obesitas/diabetes, dan bahkan percepatan penuaan kulit (produksi kolagen terganggu) serta penuaan seluler. </text:span></text:p>
                          </text:list-item>
                        </text:list>
                      </text:list-item>
                      <text:list-item>
                        <text:p text:style-name="P270"><text:span text:style-name="Strong_20_Emphasis"><text:span text:style-name="T1">Kebutuhan Tidur vs. Realita Remaja:</text:span></text:span><text:span text:style-name="T1"> Sebutkan kebutuhan ideal remaja (8-10 jam). Akui tantangannya (tugas sekolah, ekskul, gadget, tekanan sosial, jam biologis yang bergeser). </text:span></text:p>
                      </text:list-item>
                      <text:list-item>
                        <text:p text:style-name="P270"><text:span text:style-name="Strong_20_Emphasis"><text:span text:style-name="T1">Strategi 'Menaklukkan' Tidur:</text:span></text:span><text:span text:style-name="T1"> Berikan tips praktis 'sleep hygiene': jadwal tidur-bangun konsisten (usahakan sama di hari libur), ciptakan lingkungan tidur ideal (gelap, tenang, sejuk), hindari layar biru (HP, TV, laptop) 1-2 jam sebelum tidur, batasi kafein/minuman energi sore hari, hindari makan berat dekat waktu tidur, lakukan rutinitas relaksasi (baca buku, dengar musik tenang). </text:span></text:p>
                      </text:list-item>
                      <text:list-item>
                        <text:p text:style-name="P270"><text:span text:style-name="Strong_20_Emphasis"><text:span text:style-name="T1">Stres: Kawan atau Lawan?</text:span></text:span><text:span text:style-name="T1"> Jelaskan bahwa stres jangka pendek (misal: sebelum ujian/presentasi) itu normal dan bisa memotivasi. Yang berbahaya adalah </text:span><text:span text:style-name="Emphasis"><text:span text:style-name="T1">stres kronis</text:span></text:span><text:span text:style-name="T1"> (tekanan terus-menerus tanpa henti). Jelaskan bagaimana stres kronis membuat tubuh terus-</text:span><text:soft-page-break/><text:span text:style-name="T1">menerus dalam mode 'siaga tempur', membanjiri tubuh dengan hormon kortisol, menyebabkan peradangan, melemahkan imun, mengganggu tidur, dan bisa mempercepat penuaan sel (merusak DNA/telomer). </text:span></text:p>
                      </text:list-item>
                      <text:list-item>
                        <text:p text:style-name="P270"><text:span text:style-name="Strong_20_Emphasis"><text:span text:style-name="T1">Toolkit Manajemen Stres Remaja:</text:span></text:span><text:span text:style-name="T1"> Tawarkan berbagai cara sehat untuk 'mengelola' stres, bukan 'menghilangkan' (karena stres bagian hidup): </text:span></text:p>
                        <text:list>
                          <text:list-item>
                            <text:p text:style-name="P270"><text:span text:style-name="Emphasis"><text:span text:style-name="T1">Olahraga:</text:span></text:span><text:span text:style-name="T1"> (Sudah dibahas) sebagai pereda stres ampuh. </text:span></text:p>
                          </text:list-item>
                          <text:list-item>
                            <text:p text:style-name="P270"><text:span text:style-name="Emphasis"><text:span text:style-name="T1">Ekspresikan Diri:</text:span></text:span><text:span text:style-name="T1"> Curhat ke orang tepercaya (teman, keluarga, guru, konselor), menulis jurnal. </text:span></text:p>
                          </text:list-item>
                          <text:list-item>
                            <text:p text:style-name="P270"><text:span text:style-name="Emphasis"><text:span text:style-name="T1">Relaksasi Aktif:</text:span></text:span><text:span text:style-name="T1"> Teknik pernapasan dalam (contoh: tarik napas 4 detik, tahan 4 detik, buang 6 detik), meditasi singkat (banyak aplikasi), yoga, mendengarkan musik. </text:span></text:p>
                          </text:list-item>
                          <text:list-item>
                            <text:p text:style-name="P270"><text:span text:style-name="Emphasis"><text:span text:style-name="T1">Hobi &amp; Kesenangan:</text:span></text:span><text:span text:style-name="T1"> Luangkan waktu untuk hal yang disukai. </text:span></text:p>
                          </text:list-item>
                          <text:list-item>
                            <text:p text:style-name="P270"><text:span text:style-name="Emphasis"><text:span text:style-name="T1">Manajemen Waktu:</text:span></text:span><text:span text:style-name="T1"> Belajar memprioritaskan tugas, jangan menunda-nunda. </text:span></text:p>
                          </text:list-item>
                          <text:list-item>
                            <text:p text:style-name="P270"><text:span text:style-name="Emphasis"><text:span text:style-name="T1">Batasi Pemicu Stres (jika mungkin):</text:span></text:span><text:span text:style-name="T1"> Misal, kurangi paparan berita negatif atau drama sosial media. </text:span></text:p>
                          </text:list-item>
                          <text:list-item>
                            <text:p text:style-name="P270"><text:span text:style-name="Emphasis"><text:span text:style-name="T1">Tidur Cukup:</text:span></text:span><text:span text:style-name="T1"> Lingkaran setan: stres bikin susah tidur, kurang tidur bikin makin stres. Putuskan lingkarannya. </text:span></text:p>
                          </text:list-item>
                        </text:list>
                      </text:list-item>
                      <text:list-item>
                        <text:p text:style-name="P36"><text:span text:style-name="Strong_20_Emphasis"><text:span text:style-name="T1">Kesimpulan Subbab:</text:span></text:span><text:span text:style-name="T1"> Simpulkan bahwa memprioritaskan tidur berkualitas dan belajar mengelola stres secara sehat adalah dua 'skill' kehidupan yang sangat penting untuk menjaga kesehatan fisik, mental, dan 'jam biologis' kita tetap berjalan baik, memberikan fondasi kuat untuk masa depan yang lebih sehat dan panjang umur." </text:span></text:p>
                      </text:list-item>
                    </text:list>
                  </text:list-item>
                </text:list>
              </text:list-item>
            </text:list>
            <text:p text:style-name="P442"/>
            <text:p text:style-name="P212">Prompt ini bertujuan untuk menjadikan Bab 5 sebagai bagian yang paling praktis dan memberdayakan dalam buku, menunjukkan kepada remaja <text:soft-page-break/>bahwa mereka memiliki kendali signifikan atas kesehatan dan potensi umur panjang mereka melalui pilihan gaya hidup sehari-hari.</text:p>
          </text:section>
          <text:section text:style-name="Sect1" text:name="feedback-form-9">
            <text:p text:style-name="P400"/>
          </text:section>
        </text:section>
        <text:section text:style-name="Sect1" text:name="d929fc330c96c936">
          <text:p text:style-name="P212"/>
          <text:section text:style-name="Sect1" text:name="user-query-content-10">
            <text:p text:style-name="P440">Pada Bab 6 Tambahkan prompt pada awal bab untuk mendapatkan pengantar , pada tiap subbab/sub-subab untuk mendapatkan isi dengan pembahasan mendalam </text:p>
          </text:section>
          <text:p text:style-name="P400">Tampilkan alur berpikir</text:p>
          <text:section text:style-name="Sect2" text:name="model-response-message-contentr_d929fc330c96c936">
            <text:p text:style-name="P212">Tentu, mari kita susun prompt yang detail untuk Bab 6, yang fokus pada pertanyaan-pertanyaan etika seputar perpanjangan usia radikal, disesuaikan untuk audiens remaja:</text:p>
            <text:p text:style-name="P442"/>
            <text:p text:style-name="Text_20_body"><text:span text:style-name="Strong_20_Emphasis"><text:span text:style-name="T1">Bab 6: Jika Manusia Hidup (Sangat) Lama: Pertanyaan Etika</text:span></text:span></text:p>
            <text:list xml:id="list4236412975146122323" text:style-name="L39">
              <text:list-item>
                <text:p text:style-name="P37"><text:span text:style-name="Strong_20_Emphasis"><text:span text:style-name="T1">Prompt untuk Pengantar Bab 6:</text:span></text:span><text:span text:style-name="T1"> "Tulis paragraf pengantar yang menggugah pemikiran untuk Bab 6. Mulailah dengan mengakui betapa menariknya kemajuan sains dan teknologi yang telah dibahas, yang mungkin suatu hari nanti memungkinkan kita hidup jauh lebih lama. </text:span><text:span text:style-name="Emphasis"><text:span text:style-name="T1">Tetapi</text:span></text:span><text:span text:style-name="T1">, segera ajukan pertanyaan reflektif: 'Hanya karena kita </text:span><text:span text:style-name="Emphasis"><text:span text:style-name="T1">bisa</text:span></text:span><text:span text:style-name="T1"> melakukannya, apakah berarti kita </text:span><text:span text:style-name="Emphasis"><text:span text:style-name="T1">harus</text:span></text:span><text:span text:style-name="T1"> melakukannya? Dan jika kita melakukannya, apa konsekuensinya bagi kita sebagai individu dan masyarakat?'. Perkenalkan bahwa bab ini akan membawa kita keluar sejenak dari laboratorium sains dan masuk ke dalam ranah </text:span><text:span text:style-name="Emphasis"><text:span text:style-name="T1">etika</text:span></text:span><text:span text:style-name="T1">—yaitu memikirkan tentang apa yang benar dan salah, adil dan tidak adil. Sampaikan bahwa kita akan bergulat dengan beberapa dilema moral paling pelik yang muncul dari mimpi keabadian ini. Ajak pembaca untuk menyiapkan 'kacamata berpikir kritis' mereka, karena bab ini akan penuh dengan pertanyaan besar yang jawabannya mungkin tidak hitam-putih." </text:span></text:p>
              </text:list-item>
            </text:list>
            <text:p text:style-name="P442"/>
            <text:list xml:id="list5497795257593262372" text:style-name="L40">
              <text:list-item>
                <text:p text:style-name="P271"><text:span text:style-name="Strong_20_Emphasis"><text:span text:style-name="T1">Subbab 6.1: Siapa yang Berhak Hidup Lama? Kesenjangan Akses Teknologi</text:span></text:span><text:span text:style-name="T1"> </text:span></text:p>
                <text:list>
                  <text:list-item>
                    <text:p text:style-name="P271"><text:span text:style-name="Strong_20_Emphasis"><text:span text:style-name="T1">Prompt untuk Isi Mendalam:</text:span></text:span><text:span text:style-name="T1"> "Bahasa secara mendalam masalah </text:span><text:span text:style-name="Strong_20_Emphasis"><text:span text:style-name="T1">keadilan sosial dan potensi kesenjangan</text:span></text:span><text:span text:style-name="T1"> yang bisa </text:span><text:soft-page-break/><text:span text:style-name="T1">timbul jika teknologi anti-penuaan menjadi kenyataan, terutama jika mahal. </text:span></text:p>
                    <text:list>
                      <text:list-item>
                        <text:p text:style-name="P271"><text:span text:style-name="Strong_20_Emphasis"><text:span text:style-name="T1">Skenario Dunia Dua Tingkat:</text:span></text:span><text:span text:style-name="T1"> Gambarkan skenario yang mungkin terjadi di masa depan: Obat atau terapi anti-penuaan super canggih ditemukan, tapi harganya selangit. Siapa yang paling mungkin bisa menikmatinya pertama kali? (Orang-orang super kaya, selebriti, pemimpin negara, orang di negara maju). Apa jadinya jika ada kelompok elit yang bisa hidup sehat 150 tahun, sementara mayoritas orang lain masih menua dan meninggal di usia 70-80 tahun? Bayangkan kesenjangan yang tercipta. </text:span></text:p>
                      </text:list-item>
                      <text:list-item>
                        <text:p text:style-name="P271"><text:span text:style-name="Strong_20_Emphasis"><text:span text:style-name="T1">Memperdalam Jurang Ketidakadilan:</text:span></text:span><text:span text:style-name="T1"> Jelaskan bagaimana akses yang tidak merata ini bisa memperburuk masalah ketidakadilan yang sudah ada sekarang (kemiskinan, akses kesehatan, pendidikan). Apakah ini akan menciptakan 'kasta biologis' baru? Bagaimana dampaknya pada kesempatan hidup, kekuasaan politik, dan akumulasi kekayaan antar generasi? </text:span></text:p>
                      </text:list-item>
                      <text:list-item>
                        <text:p text:style-name="P271"><text:span text:style-name="Strong_20_Emphasis"><text:span text:style-name="T1">Argumen Pro &amp; Kontra:</text:span></text:span><text:span text:style-name="T1"> Sajikan dua sisi argumen secara seimbang: </text:span></text:p>
                        <text:list>
                          <text:list-item>
                            <text:p text:style-name="P271"><text:span text:style-name="Emphasis"><text:span text:style-name="T1">Argumen Pasar:</text:span></text:span><text:span text:style-name="T1"> 'Biasa saja, teknologi baru memang mahal di awal, nanti juga turun harganya seperti HP atau komputer. Biarkan pasar yang mengatur.' </text:span></text:p>
                          </text:list-item>
                          <text:list-item>
                            <text:p text:style-name="P271"><text:span text:style-name="Emphasis"><text:span text:style-name="T1">Argumen Keadilan:</text:span></text:span><text:span text:style-name="T1"> 'Kesehatan dan kesempatan hidup panjang yang sehat seharusnya hak semua orang, bukan cuma hak orang kaya. Pemerintah atau lembaga internasional harus turun tangan memastikan akses yang lebih adil.' </text:span></text:p>
                          </text:list-item>
                        </text:list>
                      </text:list-item>
                      <text:list-item>
                        <text:p text:style-name="P271"><text:span text:style-name="Strong_20_Emphasis"><text:span text:style-name="T1">Pertanyaan Etis Kunci:</text:span></text:span><text:span text:style-name="T1"> Ajukan pertanyaan untuk direnungkan pembaca: Apakah secara moral dapat diterima jika umur panjang menjadi 'kemewahan'? Jika tidak, bagaimana cara memastikan akses yang lebih adil? Haruskah penelitian ditunda sampai teknologinya </text:span><text:soft-page-break/><text:span text:style-name="T1">murah (tapi kapan itu terjadi)? Siapa yang bertanggung jawab: ilmuwan, perusahaan, pemerintah, atau kita semua? </text:span></text:p>
                      </text:list-item>
                      <text:list-item>
                        <text:p text:style-name="P38"><text:span text:style-name="Strong_20_Emphasis"><text:span text:style-name="T1">Kesimpulan Subbab:</text:span></text:span><text:span text:style-name="T1"> Simpulkan bahwa pertanyaan tentang keadilan akses adalah salah satu tantangan etis paling nyata dan mendesak yang harus kita pikirkan </text:span><text:span text:style-name="Emphasis"><text:span text:style-name="T1">sebelum</text:span></text:span><text:span text:style-name="T1"> teknologi ini benar-benar hadir." </text:span></text:p>
                      </text:list-item>
                    </text:list>
                  </text:list-item>
                </text:list>
              </text:list-item>
            </text:list>
            <text:p text:style-name="P442"/>
            <text:list xml:id="list8784110693836238755" text:style-name="L41">
              <text:list-item>
                <text:p text:style-name="P272"><text:span text:style-name="Strong_20_Emphasis"><text:span text:style-name="T1">Subbab 6.2: Bumi yang Makin Sesak: Dampak Overpopulasi</text:span></text:span><text:span text:style-name="T1"> </text:span></text:p>
                <text:list>
                  <text:list-item>
                    <text:p text:style-name="P272"><text:span text:style-name="Strong_20_Emphasis"><text:span text:style-name="T1">Prompt untuk Isi Mendalam:</text:span></text:span><text:span text:style-name="T1"> "Jelajahi kekhawatiran serius mengenai </text:span><text:span text:style-name="Strong_20_Emphasis"><text:span text:style-name="T1">dampak lingkungan dan tekanan pada sumber daya planet</text:span></text:span><text:span text:style-name="T1"> jika rata-rata usia harapan hidup manusia meningkat secara drastis. </text:span></text:p>
                    <text:list>
                      <text:list-item>
                        <text:p text:style-name="P272"><text:span text:style-name="Strong_20_Emphasis"><text:span text:style-name="T1">Logika Angka:</text:span></text:span><text:span text:style-name="T1"> Jelaskan secara sederhana: Jika orang hidup jauh lebih lama (misalnya rata-rata 120 tahun daripada 80 tahun) dan tingkat kelahiran tidak turun drastis, populasi dunia akan meledak. Gambarkan seperti 'pesta' yang tamunya tidak pulang-pulang tapi tamu baru terus berdatangan. </text:span></text:p>
                      </text:list-item>
                      <text:list-item>
                        <text:p text:style-name="P272"><text:span text:style-name="Strong_20_Emphasis"><text:span text:style-name="T1">Bumi Bisa Menampung?:</text:span></text:span><text:span text:style-name="T1"> Angkat pertanyaan tentang daya dukung planet: </text:span></text:p>
                        <text:list>
                          <text:list-item>
                            <text:p text:style-name="P272"><text:span text:style-name="Emphasis"><text:span text:style-name="T1">Sumber Daya Alam:</text:span></text:span><text:span text:style-name="T1"> Cukupkah makanan, air bersih, lahan untuk menampung miliaran orang yang hidup lebih lama? Bagaimana dengan energi? </text:span></text:p>
                          </text:list-item>
                          <text:list-item>
                            <text:p text:style-name="P272"><text:span text:style-name="Emphasis"><text:span text:style-name="T1">Lingkungan:</text:span></text:span><text:span text:style-name="T1"> Apa dampaknya terhadap polusi, perubahan iklim, kepunahan spesies lain? Bisakah planet kita menanggung beban populasi yang jauh lebih besar dan lebih lama? </text:span></text:p>
                          </text:list-item>
                        </text:list>
                      </text:list-item>
                      <text:list-item>
                        <text:p text:style-name="P272"><text:span text:style-name="Strong_20_Emphasis"><text:span text:style-name="T1">Masalah Sosial &amp; Ekonomi Ikutan:</text:span></text:span><text:span text:style-name="T1"> Bahas juga konsekuensi sosial-ekonominya: </text:span></text:p>
                        <text:list>
                          <text:list-item>
                            <text:p text:style-name="P272"><text:span text:style-name="Emphasis"><text:span text:style-name="T1">Persaingan Generasi:</text:span></text:span><text:span text:style-name="T1"> Jika orang tidak pensiun sampai usia 100+, bagaimana nasib generasi muda yang butuh pekerjaan dan kesempatan naik jabatan? Apakah akan ada konflik antar </text:span><text:soft-page-break/><text:span text:style-name="T1">generasi? </text:span></text:p>
                          </text:list-item>
                          <text:list-item>
                            <text:p text:style-name="P272"><text:span text:style-name="Emphasis"><text:span text:style-name="T1">Beban Sistem Sosial:</text:span></text:span><text:span text:style-name="T1"> Bagaimana sistem pensiun, jaminan kesehatan, dan layanan publik bisa menanggung populasi lansia (meskipun sehat) yang jumlahnya sangat besar dan hidup sangat lama? </text:span></text:p>
                          </text:list-item>
                        </text:list>
                      </text:list-item>
                      <text:list-item>
                        <text:p text:style-name="P272"><text:span text:style-name="Strong_20_Emphasis"><text:span text:style-name="T1">Sanggahan &amp; Solusi?:</text:span></text:span><text:span text:style-name="T1"> Sebutkan kemungkinan argumen balasan atau solusi potensial (sambil tetap kritis): mungkinkah manusia akan secara alami mengurangi angka kelahiran? Mungkinkah inovasi teknologi (pertanian efisien, energi bersih) bisa mengatasi masalah sumber daya? Apakah solusi radikal seperti kolonisasi planet lain realistis? </text:span></text:p>
                      </text:list-item>
                      <text:list-item>
                        <text:p text:style-name="P272"><text:span text:style-name="Strong_20_Emphasis"><text:span text:style-name="T1">Dilema Tanggung Jawab:</text:span></text:span><text:span text:style-name="T1"> Ajukan pertanyaan etis: Apakah kita egois jika mengejar umur panjang individu tanpa memikirkan dampaknya pada kelestarian bumi dan kesejahteraan generasi mendatang? Bagaimana menyeimbangkan hak individu untuk hidup lama dengan tanggung jawab kolektif kita? </text:span></text:p>
                      </text:list-item>
                      <text:list-item>
                        <text:p text:style-name="P39"><text:span text:style-name="Strong_20_Emphasis"><text:span text:style-name="T1">Kesimpulan Subbab:</text:span></text:span><text:span text:style-name="T1"> Simpulkan bahwa isu overpopulasi dan keterbatasan sumber daya adalah 'gajah di dalam ruangan' yang tidak bisa diabaikan dalam diskusi tentang perpanjangan usia radikal. Ini adalah masalah etis global yang kompleks." </text:span></text:p>
                      </text:list-item>
                    </text:list>
                  </text:list-item>
                </text:list>
              </text:list-item>
            </text:list>
            <text:p text:style-name="P442"/>
            <text:list xml:id="list6764822555213364806" text:style-name="L42">
              <text:list-item>
                <text:p text:style-name="P273"><text:span text:style-name="Strong_20_Emphasis"><text:span text:style-name="T1">Subbab 6.3: Arti Kehidupan Jika Kematian Tertunda: Kebosanan atau Kesempatan Baru?</text:span></text:span><text:span text:style-name="T1"> </text:span></text:p>
                <text:list>
                  <text:list-item>
                    <text:p text:style-name="P273"><text:span text:style-name="Strong_20_Emphasis"><text:span text:style-name="T1">Prompt untuk Isi Mendalam:</text:span></text:span><text:span text:style-name="T1"> "Selami pertanyaan </text:span><text:span text:style-name="Strong_20_Emphasis"><text:span text:style-name="T1">filosofis yang mendalam</text:span></text:span><text:span text:style-name="T1"> tentang bagaimana persepsi kita mengenai </text:span><text:span text:style-name="Strong_20_Emphasis"><text:span text:style-name="T1">makna, nilai, dan tujuan hidup</text:span></text:span><text:span text:style-name="T1"> bisa berubah jika 'batas waktu' kematian menjadi sangat jauh atau tidak pasti. </text:span></text:p>
                    <text:list>
                      <text:list-item>
                        <text:p text:style-name="P273"><text:span text:style-name="Strong_20_Emphasis"><text:span text:style-name="T1">Peran Kematian dalam Hidup:</text:span></text:span><text:span text:style-name="T1"> Ajak pembaca merenungkan: Apakah kesadaran bahwa waktu kita terbatas justru yang membuat hidup ini berharga? Apakah 'deadline' kematian memotivasi kita untuk </text:span><text:soft-page-break/><text:span text:style-name="T1">berkarya, mencintai, mengambil risiko, dan menghargai setiap momen? Jika 'deadline' itu hilang atau sangat jauh, apakah hidup akan kehilangan urgensinya? </text:span></text:p>
                      </text:list-item>
                      <text:list-item>
                        <text:p text:style-name="P273"><text:span text:style-name="Strong_20_Emphasis"><text:span text:style-name="T1">Ancaman Kebosanan Abadi (Ennui):</text:span></text:span><text:span text:style-name="T1"> Jelajahi kemungkinan negatif: jika hidup ratusan tahun, setelah mencoba semua karir, hobi, traveling ke seluruh dunia, apakah kita akan dilanda kebosanan eksistensial yang tak tertahankan? Apakah semua akan terasa monoton dan kehilangan daya tarik? </text:span></text:p>
                      </text:list-item>
                      <text:list-item>
                        <text:p text:style-name="P273"><text:span text:style-name="Strong_20_Emphasis"><text:span text:style-name="T1">Peluang Emas Kehidupan Super Panjang:</text:span></text:span><text:span text:style-name="T1"> Tawarkan sisi positifnya: bayangkan kesempatan luar biasa yang terbuka: </text:span></text:p>
                        <text:list>
                          <text:list-item>
                            <text:p text:style-name="P411">Menguasai berbagai bidang ilmu atau seni secara mendalam. </text:p>
                          </text:list-item>
                          <text:list-item>
                            <text:p text:style-name="P411">Mengalami beberapa siklus karir yang berbeda. </text:p>
                          </text:list-item>
                          <text:list-item>
                            <text:p text:style-name="P411">Menyaksikan perubahan dunia dan peradaban dalam rentang waktu yang panjang. </text:p>
                          </text:list-item>
                          <text:list-item>
                            <text:p text:style-name="P411">Waktu yang 'tak terbatas' untuk pengembangan diri, refleksi, dan mengejar passion. </text:p>
                          </text:list-item>
                        </text:list>
                      </text:list-item>
                      <text:list-item>
                        <text:p text:style-name="P273"><text:span text:style-name="Strong_20_Emphasis"><text:span text:style-name="T1">Siklus Hidup yang Baru?:</text:span></text:span><text:span text:style-name="T1"> Bagaimana fase kehidupan (remaja, dewasa, tua) akan didefinisikan ulang? Mungkin akan muncul fase-fase baru dalam rentang hidup ratusan tahun? </text:span></text:p>
                      </text:list-item>
                      <text:list-item>
                        <text:p text:style-name="P273"><text:span text:style-name="Strong_20_Emphasis"><text:span text:style-name="T1">Inovasi vs Stagnasi:</text:span></text:span><text:span text:style-name="T1"> Apakah masyarakat yang berisi banyak orang sangat tua akan cenderung konservatif dan sulit berubah? Atau justru kebijaksanaan dan pengalaman panjang mereka akan mendorong inovasi yang lebih matang? </text:span></text:p>
                      </text:list-item>
                      <text:list-item>
                        <text:p text:style-name="P273"><text:span text:style-name="Strong_20_Emphasis"><text:span text:style-name="T1">Pertanyaan Pribadi:</text:span></text:span><text:span text:style-name="T1"> Tantang pembaca: </text:span><text:span text:style-name="Emphasis"><text:span text:style-name="T1">'Jika kamu dijamin hidup sehat sampai 200 tahun, apa 5 hal pertama yang akan kamu lakukan dengan waktu ekstra itu? Menurutmu, hidup akan terasa lebih berarti atau malah membosankan?'</text:span></text:span><text:span text:style-name="T1"> </text:span></text:p>
                      </text:list-item>
                      <text:list-item>
                        <text:p text:style-name="P40"><text:span text:style-name="Strong_20_Emphasis"><text:span text:style-name="T1">Kesimpulan Subbab:</text:span></text:span><text:span text:style-name="T1"> Simpulkan bahwa dampak umur panjang pada makna hidup adalah misteri filosofis yang belum terpecahkan. Mungkin jawabannya akan berbeda </text:span><text:soft-page-break/><text:span text:style-name="T1">bagi setiap individu, dan kita hanya bisa berspekulasi tentang keseimbangan antara potensi kebosanan dan peluang yang tak terhingga." </text:span></text:p>
                      </text:list-item>
                    </text:list>
                  </text:list-item>
                </text:list>
              </text:list-item>
            </text:list>
            <text:p text:style-name="P442"/>
            <text:list xml:id="list4642527165930148718" text:style-name="L43">
              <text:list-item>
                <text:p text:style-name="P274"><text:span text:style-name="Strong_20_Emphasis"><text:span text:style-name="T1">Subbab 6.4: Hubungan Antar Generasi: Bagaimana Jika Nenek Buyut Masih Ada Saat Kamu Punya Cucu?</text:span></text:span><text:span text:style-name="T1"> </text:span></text:p>
                <text:list>
                  <text:list-item>
                    <text:p text:style-name="P274"><text:span text:style-name="Strong_20_Emphasis"><text:span text:style-name="T1">Prompt untuk Isi Mendalam:</text:span></text:span><text:span text:style-name="T1"> "Fokus pada bagaimana umur panjang radikal bisa </text:span><text:span text:style-name="Strong_20_Emphasis"><text:span text:style-name="T1">mengubah total struktur dan dinamika hubungan keluarga dan antar generasi</text:span></text:span><text:span text:style-name="T1"> seperti yang kita kenal. Gunakan skenario konkret. </text:span></text:p>
                    <text:list>
                      <text:list-item>
                        <text:p text:style-name="P274"><text:span text:style-name="Strong_20_Emphasis"><text:span text:style-name="T1">Keluarga Super Panjang:</text:span></text:span><text:span text:style-name="T1"> Bayangkan sebuah reuni keluarga di masa depan di mana ada kakek-nenek, buyut, bahkan mungkin 'canggah' (generasi di atas buyut) yang semuanya masih hidup, sehat, dan aktif. Bagaimana rasanya? Bagaimana struktur keluarga (siapa tinggal dengan siapa, siapa mengasuh siapa) akan berubah? </text:span></text:p>
                      </text:list-item>
                      <text:list-item>
                        <text:p text:style-name="P274"><text:span text:style-name="Strong_20_Emphasis"><text:span text:style-name="T1">Orang Tua 'Abadi'?:</text:span></text:span><text:span text:style-name="T1"> Bagaimana hubunganmu dengan orang tua jika mereka tetap terlihat dan merasa 'muda' saat kamu sendiri sudah paruh baya atau lansia? Apakah dinamika kekuasaan dan kemandirian akan berubah? </text:span></text:p>
                      </text:list-item>
                      <text:list-item>
                        <text:p text:style-name="P274"><text:span text:style-name="Strong_20_Emphasis"><text:span text:style-name="T1">Definisi Ulang Peran Kakek-Nenek:</text:span></text:span><text:span text:style-name="T1"> Jika kakek-nenekmu masih bekerja penuh waktu atau bahkan memulai karir baru di usia 80, bagaimana peran tradisional mereka sebagai pengasuh cucu atau sumber kebijaksanaan 'sepuh' akan berubah? </text:span></text:p>
                      </text:list-item>
                      <text:list-item>
                        <text:p text:style-name="P274"><text:span text:style-name="Strong_20_Emphasis"><text:span text:style-name="T1">Cinta &amp; Pernikahan Jangka Panjang (Sangat Panjang!):</text:span></text:span><text:span text:style-name="T1"> Bagaimana konsep pernikahan 'seumur hidup' jika hidup bisa ratusan tahun? Bagaimana jika pasangan menua dengan kecepatan berbeda (karena akses terapi yang beda)? Bagaimana mengatasi kebosanan dalam hubungan yang berlangsung 150 tahun? Apakah akan lebih umum memiliki beberapa pasangan serius sepanjang hidup? </text:span></text:p>
                      </text:list-item>
                      <text:list-item>
                        <text:p text:style-name="P274"><text:soft-page-break/><text:span text:style-name="Strong_20_Emphasis"><text:span text:style-name="T1">Warisan yang Tertunda:</text:span></text:span><text:span text:style-name="T1"> Jika generasi orang tua dan kakek-nenek hidup sangat lama, kapan generasi muda akan menerima warisan atau mengambil alih bisnis keluarga? Bagaimana dampaknya pada kemandirian finansial generasi muda? </text:span></text:p>
                      </text:list-item>
                      <text:list-item>
                        <text:p text:style-name="P274"><text:span text:style-name="Strong_20_Emphasis"><text:span text:style-name="T1">Siapa yang 'Tua'?:</text:span></text:span><text:span text:style-name="T1"> Jika usia 100 tahun jadi biasa, kapan seseorang dianggap 'tua'? Bagaimana kita akan mendefinisikan masa remaja, dewasa awal, paruh baya, dll.? </text:span></text:p>
                      </text:list-item>
                      <text:list-item>
                        <text:p text:style-name="P274"><text:span text:style-name="Strong_20_Emphasis"><text:span text:style-name="T1">Potensi Konflik vs. Kekayaan Pengalaman:</text:span></text:span><text:span text:style-name="T1"> Jelajahi kemungkinan gesekan antar generasi (perebutan sumber daya, perbedaan nilai) tapi juga potensi positifnya (transfer ilmu dan pengalaman hidup yang jauh lebih kaya antar generasi). </text:span></text:p>
                      </text:list-item>
                      <text:list-item>
                        <text:p text:style-name="P41"><text:span text:style-name="Strong_20_Emphasis"><text:span text:style-name="T1">Kesimpulan Subbab:</text:span></text:span><text:span text:style-name="T1"> Simpulkan bahwa jika umur panjang radikal terjadi, kita harus siap mendefinisikan ulang makna 'keluarga' dan 'hubungan antar generasi' secara fundamental, dengan segala kompleksitasnya." </text:span></text:p>
                      </text:list-item>
                    </text:list>
                  </text:list-item>
                </text:list>
              </text:list-item>
            </text:list>
            <text:p text:style-name="P442"/>
            <text:list xml:id="list1953028523185346812" text:style-name="L44">
              <text:list-item>
                <text:p text:style-name="P275"><text:span text:style-name="Strong_20_Emphasis"><text:span text:style-name="T1">Subbab 6.5: Batasan Alami: Haruskah Manusia Mengubah Takdir Biologisnya?</text:span></text:span><text:span text:style-name="T1"> </text:span></text:p>
                <text:list>
                  <text:list-item>
                    <text:p text:style-name="P275"><text:span text:style-name="Strong_20_Emphasis"><text:span text:style-name="T1">Prompt untuk Isi Mendalam:</text:span></text:span><text:span text:style-name="T1"> "Gali argumen etis mendasar (filosofis/religius) tentang apakah manusia </text:span><text:span text:style-name="Strong_20_Emphasis"><text:span text:style-name="T1">memiliki hak moral</text:span></text:span><text:span text:style-name="T1"> untuk mengintervensi proses penuaan dan kematian yang dianggap 'alami'. </text:span></text:p>
                    <text:list>
                      <text:list-item>
                        <text:p text:style-name="P275"><text:span text:style-name="Strong_20_Emphasis"><text:span text:style-name="T1">Argumen 'Menentang Alam' / 'Bermain Tuhan':</text:span></text:span><text:span text:style-name="T1"> Jelaskan pandangan bahwa penuaan dan kematian adalah bagian intrinsik dari siklus kehidupan, mungkin memiliki tujuan dalam skema alam semesta atau rencana ilahi. Mengubahnya secara drastis dianggap sebagai tindakan kesombongan (hubris), melanggar batas kodrat manusia, dan berpotensi membawa konsekuensi tak terduga yang berbahaya bagi keseimbangan alam atau tatanan spiritual. </text:span></text:p>
                      </text:list-item>
                      <text:list-item>
                        <text:p text:style-name="P275"><text:span text:style-name="Strong_20_Emphasis"><text:span text:style-name="T1">Argumen Tandingan: Kemajuan Medis adalah </text:span></text:span><text:soft-page-break/><text:span text:style-name="Strong_20_Emphasis"><text:span text:style-name="T1">Intervensi:</text:span></text:span><text:span text:style-name="T1"> Sajikan perspektif bahwa </text:span><text:span text:style-name="Emphasis"><text:span text:style-name="T1">semua</text:span></text:span><text:span text:style-name="T1"> kemajuan medis (dari vaksin hingga operasi bypass jantung) pada dasarnya adalah upaya manusia untuk 'mengintervensi' proses alamiah penyakit dan kematian demi kehidupan yang lebih baik dan lebih lama. Jika kita menerima pengobatan kanker atau penyakit jantung, mengapa mengobati 'penuaan' (sebagai akar dari banyak penyakit itu) harus dianggap berbeda atau terlarang? Di mana batas antara 'pengobatan' yang diterima dan 'peningkatan' (enhancement) atau 'penentangan kodrat' yang dipertanyakan? </text:span></text:p>
                      </text:list-item>
                      <text:list-item>
                        <text:p text:style-name="P275"><text:span text:style-name="Strong_20_Emphasis"><text:span text:style-name="T1">Apa yang Membuat Penuaan Spesial?:</text:span></text:span><text:span text:style-name="T1"> Ajak pembaca berpikir mengapa penuaan sering diperlakukan berbeda dari penyakit lain. Apakah karena sifatnya yang universal (semua orang mengalaminya)? Apakah karena kematian dianggap sebagai akhir yang tak terelakkan dan mungkin 'sakral'? </text:span></text:p>
                      </text:list-item>
                      <text:list-item>
                        <text:p text:style-name="P275"><text:span text:style-name="Strong_20_Emphasis"><text:span text:style-name="T1">Perspektif Beragam (Opsional):</text:span></text:span><text:span text:style-name="T1"> Jika memungkinkan, singgung secara netral bagaimana tradisi filsafat atau agama yang berbeda mungkin memiliki pandangan yang beragam tentang intervensi terhadap proses kehidupan dan kematian. </text:span></text:p>
                      </text:list-item>
                      <text:list-item>
                        <text:p text:style-name="P275"><text:span text:style-name="Strong_20_Emphasis"><text:span text:style-name="T1">Esensi Kemanusiaan:</text:span></text:span><text:span text:style-name="T1"> Apakah kerentanan kita terhadap penuaan dan kematian justru merupakan bagian penting dari pengalaman menjadi manusia? Jika kita menghilangkannya, apakah kita mengubah sesuatu yang fundamental tentang identitas kita? </text:span></text:p>
                      </text:list-item>
                      <text:list-item>
                        <text:p text:style-name="P42"><text:span text:style-name="Strong_20_Emphasis"><text:span text:style-name="T1">Kesimpulan Subbab:</text:span></text:span><text:span text:style-name="T1"> Simpulkan bahwa pertanyaan tentang 'batasan alami' ini menyentuh inti keyakinan kita tentang kehidupan, kematian, peran manusia di alam semesta, dan tanggung jawab kita terhadap kekuatan ilmu pengetahuan. Ini adalah debat etis mendalam yang kemungkinan akan terus berlanjut seiring kemajuan sains." </text:span></text:p>
                      </text:list-item>
                    </text:list>
                  </text:list-item>
                </text:list>
              </text:list-item>
            </text:list>
            <text:p text:style-name="P442"/>
            <text:p text:style-name="P212"><text:soft-page-break/>Prompt ini dirancang untuk memandu penulisan Bab 6 agar dapat mengeksplorasi dilema etika yang kompleks dengan cara yang seimbang, merangsang pemikiran kritis, dan relevan bagi pemahaman pembaca remaja tentang implikasi luas dari sains umur panjang.</text:p>
          </text:section>
          <text:section text:style-name="Sect1" text:name="feedback-form-10">
            <text:p text:style-name="P400"/>
          </text:section>
        </text:section>
        <text:section text:style-name="Sect1" text:name="51ee8df4d4dc452b">
          <text:p text:style-name="P212"/>
          <text:section text:style-name="Sect1" text:name="user-query-content-11">
            <text:p text:style-name="P440">Pada Bab 7 Tambahkan prompt pada awal bab untuk mendapatkan pengantar , pada tiap subbab/sub-subab untuk mendapatkan isi dengan pembahasan mendalam </text:p>
          </text:section>
          <text:p text:style-name="P400">Tampilkan alur berpikir</text:p>
          <text:section text:style-name="Sect2" text:name="model-response-message-contentr_51ee8df4d4dc452b">
            <text:p text:style-name="P400"/>
          </text:section>
          <text:section text:style-name="Sect1" text:name="feedback-form-11">
            <text:p text:style-name="P400"/>
          </text:section>
        </text:section>
        <text:section text:style-name="Sect1" text:name="f412fccacdf4bb31">
          <text:p text:style-name="P212"/>
          <text:section text:style-name="Sect1" text:name="user-query-content-12">
            <text:p text:style-name="P440">present it </text:p>
          </text:section>
          <text:p text:style-name="P400">Tampilkan alur berpikir</text:p>
          <text:section text:style-name="Sect2" text:name="model-response-message-contentr_f412fccacdf4bb31">
            <text:p text:style-name="P212">Tentu, berikut adalah prompt yang lebih rinci untuk Bab 7, mencakup pengantar bab dan pembahasan mendalam untuk setiap subbab, dirancang untuk memandu penulisan tentang dampak sosial dari umur panjang bagi pembaca remaja:</text:p>
            <text:p text:style-name="P442"/>
            <text:p text:style-name="Text_20_body"><text:span text:style-name="Strong_20_Emphasis"><text:span text:style-name="T1">Bab 7: Masyarakat Masa Depan: Dunia yang Berubah</text:span></text:span></text:p>
            <text:list xml:id="list6867351807133563075" text:style-name="L45">
              <text:list-item>
                <text:p text:style-name="P43"><text:span text:style-name="Strong_20_Emphasis"><text:span text:style-name="T1">Prompt untuk Pengantar Bab 7:</text:span></text:span><text:span text:style-name="T1"> "Tulis paragraf pengantar untuk Bab 7. Mulai dengan menyatakan bahwa dampak dari perpanjangan usia radikal tidak hanya akan terasa pada level individu atau keluarga (seperti dibahas di Bab 6), tetapi akan merambat dan membentuk ulang </text:span><text:span text:style-name="Emphasis"><text:span text:style-name="T1">seluruh struktur masyarakat</text:span></text:span><text:span text:style-name="T1"> kita. Gunakan analogi seperti 'gempa bumi sosial' atau 'gelombang besar' yang akan mengubah lanskap sosial, ekonomi, politik, dan budaya. Sampaikan bahwa bab ini akan mencoba memetakan beberapa perubahan besar yang mungkin terjadi—bagaimana kita akan bekerja, siapa yang akan memimpin, apa yang akan kita anggap penting, dan tantangan-tantangan baru apa yang mungkin muncul di dunia yang dihuni oleh manusia yang hidup jauh lebih lama. Ajak pembaca untuk bersiap </text:span><text:soft-page-break/><text:span text:style-name="T1">melakukan 'perjalanan imajinatif' ke masyarakat masa depan, melihat bagaimana 'aturan main' bisa berubah total." </text:span></text:p>
              </text:list-item>
            </text:list>
            <text:p text:style-name="P442"/>
            <text:list xml:id="list4352022284581555231" text:style-name="L46">
              <text:list-item>
                <text:p text:style-name="P276"><text:span text:style-name="Strong_20_Emphasis"><text:span text:style-name="T1">Subbab 7.1: Ekonomi Panjang Umur: Karir, Pensiun, dan Produktivitas</text:span></text:span><text:span text:style-name="T1"> </text:span></text:p>
                <text:list>
                  <text:list-item>
                    <text:p text:style-name="P276"><text:span text:style-name="Strong_20_Emphasis"><text:span text:style-name="T1">Prompt untuk Isi Mendalam:</text:span></text:span><text:span text:style-name="T1"> "Bahasa secara mendalam bagaimana perpanjangan usia radikal dapat </text:span><text:span text:style-name="Strong_20_Emphasis"><text:span text:style-name="T1">mengubah lanskap ekonomi</text:span></text:span><text:span text:style-name="T1"> secara fundamental, termasuk konsep karir, pensiun, dan produktivitas. </text:span></text:p>
                    <text:list>
                      <text:list-item>
                        <text:p text:style-name="P276"><text:span text:style-name="Strong_20_Emphasis"><text:span text:style-name="T1">Pensiun? Apa Itu?:</text:span></text:span><text:span text:style-name="T1"> Jelaskan bagaimana konsep pensiun di usia 60-an, yang baru muncul di era industri, mungkin menjadi usang jika orang tetap sehat dan mampu bekerja hingga usia 100 atau lebih. Apakah orang akan 'pensiun' berkali-kali? Atau konsep pensiun akan hilang sama sekali? </text:span></text:p>
                      </text:list-item>
                      <text:list-item>
                        <text:p text:style-name="P276"><text:span text:style-name="Strong_20_Emphasis"><text:span text:style-name="T1">Multi-Karir Sepanjang Hidup:</text:span></text:span><text:span text:style-name="T1"> Jelajahi ide menarik bahwa orang mungkin akan memiliki 3, 4, atau bahkan 5 karir yang berbeda selama hidup mereka yang panjang. Bagaimana sistem pendidikan harus berubah total untuk mendukung 'belajar seumur hidup' (lifelong learning) agar orang bisa terus berganti keahlian? </text:span></text:p>
                      </text:list-item>
                      <text:list-item>
                        <text:p text:style-name="P276"><text:span text:style-name="Strong_20_Emphasis"><text:span text:style-name="T1">Produktivitas: Naik atau Turun?:</text:span></text:span><text:span text:style-name="T1"> Diskusikan perdebatan: Akankah masyarakat dengan banyak 'senior' yang berpengalaman menjadi super produktif dan bijaksana? Atau justru menjadi lamban, kurang inovatif, dan enggan mengambil risiko dibandingkan masyarakat yang lebih muda dan dinamis? </text:span></text:p>
                      </text:list-item>
                      <text:list-item>
                        <text:p text:style-name="P276"><text:span text:style-name="Strong_20_Emphasis"><text:span text:style-name="T1">Pasar Kerja Generasi 'Tumpuk':</text:span></text:span><text:span text:style-name="T1"> Kembali ke isu persaingan kerja (Bab 6). Bagaimana perusahaan mengatur promosi jika atasan tidak pensiun? Bagaimana anak muda bisa mendapat kesempatan jika posisi senior 'dikuasai' lebih lama? Apakah akan muncul model kerja yang lebih fleksibel atau berbasis proyek? </text:span></text:p>
                      </text:list-item>
                      <text:list-item>
                        <text:p text:style-name="P276"><text:span text:style-name="Strong_20_Emphasis"><text:span text:style-name="T1">Industri Baru Bermunculan:</text:span></text:span><text:span text:style-name="T1"> Spekulasikan tentang bisnis dan industri baru yang akan tumbuh subur: </text:span><text:soft-page-break/><text:span text:style-name="T1">pariwisata dan hiburan khusus 'lansia aktif', layanan peremajaan berkelanjutan, konsultan perencanaan hidup 150 tahun, pendidikan dan pelatihan ulang untuk karir kedua/ketiga, dll. </text:span></text:p>
                      </text:list-item>
                      <text:list-item>
                        <text:p text:style-name="P276"><text:span text:style-name="Strong_20_Emphasis"><text:span text:style-name="T1">Mesin Ekonomi Jangka Panjang:</text:span></text:span><text:span text:style-name="T1"> Apakah ekonomi global akan tumbuh pesat karena lebih banyak orang produktif lebih lama? Atau malah tertekan oleh biaya dukungan sosial untuk populasi yang sangat besar, meskipun sehat? </text:span></text:p>
                      </text:list-item>
                      <text:list-item>
                        <text:p text:style-name="P44"><text:span text:style-name="Strong_20_Emphasis"><text:span text:style-name="T1">Kesimpulan Subbab:</text:span></text:span><text:span text:style-name="T1"> Simpulkan bahwa 'ekonomi panjang umur' akan memaksa kita mendesain ulang cara kita belajar, bekerja, menabung, dan berkontribusi sepanjang hidup yang mungkin dua kali lebih panjang dari sekarang." </text:span></text:p>
                      </text:list-item>
                    </text:list>
                  </text:list-item>
                </text:list>
              </text:list-item>
            </text:list>
            <text:p text:style-name="P442"/>
            <text:list xml:id="list3952248069728965582" text:style-name="L47">
              <text:list-item>
                <text:p text:style-name="P277"><text:span text:style-name="Strong_20_Emphasis"><text:span text:style-name="T1">Subbab 7.2: Politik dan Kekuasaan: Bagaimana Pengaruh Pemimpin yang Berkuasa Lebih Lama?</text:span></text:span><text:span text:style-name="T1"> </text:span></text:p>
                <text:list>
                  <text:list-item>
                    <text:p text:style-name="P277"><text:span text:style-name="Strong_20_Emphasis"><text:span text:style-name="T1">Prompt untuk Isi Mendalam:</text:span></text:span><text:span text:style-name="T1"> "Bahasa secara mendalam potensi dampak perpanjangan usia radikal pada </text:span><text:span text:style-name="Strong_20_Emphasis"><text:span text:style-name="T1">sistem politik, siapa yang memegang kekuasaan, dan bagaimana suara rakyat (terutama generasi muda) didengar.</text:span></text:span><text:span text:style-name="T1"> </text:span></text:p>
                    <text:list>
                      <text:list-item>
                        <text:p text:style-name="P277"><text:span text:style-name="Strong_20_Emphasis"><text:span text:style-name="T1">Pemimpin 'Seumur Hidup'?:</text:span></text:span><text:span text:style-name="T1"> Bayangkan jika presiden, perdana menteri, anggota parlemen, hakim agung, atau CEO perusahaan raksasa bisa tetap sehat dan menjabat selama 50, 70, atau 100 tahun. Apa plus minusnya? (Plus: pengalaman, stabilitas? Minus: kekuasaan absolut, ide usang, sulit diganti?). </text:span></text:p>
                      </text:list-item>
                      <text:list-item>
                        <text:p text:style-name="P277"><text:span text:style-name="Strong_20_Emphasis"><text:span text:style-name="T1">Ancaman Gerontokrasi:</text:span></text:span><text:span text:style-name="T1"> Jelaskan istilah 'gerontokrasi' (pemerintahan oleh orang tua) dan diskusikan risikonya. Jika generasi tua memegang posisi kunci terlalu lama, bagaimana ide-ide baru dan kepemimpinan segar bisa muncul? Apakah ini sehat untuk demokrasi? </text:span></text:p>
                      </text:list-item>
                      <text:list-item>
                        <text:p text:style-name="P277"><text:span text:style-name="Strong_20_Emphasis"><text:span text:style-name="T1">Demokrasi Perlu Update?:</text:span></text:span><text:span text:style-name="T1"> Bagaimana sistem demokrasi seperti pemilu berkala atau batasan masa jabatan perlu disesuaikan? Apakah perlu ada batasan </text:span><text:soft-page-break/><text:span text:style-name="T1">usia </text:span><text:span text:style-name="Emphasis"><text:span text:style-name="T1">maksimal</text:span></text:span><text:span text:style-name="T1"> untuk menjadi pejabat publik, selain batasan minimal? Bagaimana memastikan semua kelompok usia merasa terwakili? </text:span></text:p>
                      </text:list-item>
                      <text:list-item>
                        <text:p text:style-name="P277"><text:span text:style-name="Strong_20_Emphasis"><text:span text:style-name="T1">Arah Kebijakan Publik:</text:span></text:span><text:span text:style-name="T1"> Jika mayoritas pemilih dan pemimpin adalah 'lansia' (meski sehat), apakah fokus kebijakan pemerintah akan lebih banyak ke isu mereka (jaminan hari tua, perawatan jangka panjang) dan mengabaikan isu penting bagi kaum muda (pendidikan, lapangan kerja, lingkungan)? </text:span></text:p>
                      </text:list-item>
                      <text:list-item>
                        <text:p text:style-name="P277"><text:span text:style-name="Strong_20_Emphasis"><text:span text:style-name="T1">Politik &amp; Kesenjangan Akses:</text:span></text:span><text:span text:style-name="T1"> Hubungkan lagi dengan Bab 6.1. Jika hanya elit kaya yang bisa panjang umur, bagaimana ini akan semakin mengonsentrasikan kekuasaan politik di tangan mereka? </text:span></text:p>
                      </text:list-item>
                      <text:list-item>
                        <text:p text:style-name="P277"><text:span text:style-name="Strong_20_Emphasis"><text:span text:style-name="T1">Stabilitas vs. Stagnasi:</text:span></text:span><text:span text:style-name="T1"> Diskusikan tarik-menarik antara stabilitas yang mungkin ditawarkan oleh pemimpin berpengalaman jangka panjang versus risiko stagnasi, di mana masyarakat menjadi terlalu kaku dan tidak mampu beradaptasi dengan perubahan zaman. </text:span></text:p>
                      </text:list-item>
                      <text:list-item>
                        <text:p text:style-name="P45"><text:span text:style-name="Strong_20_Emphasis"><text:span text:style-name="T1">Kesimpulan Subbab:</text:span></text:span><text:span text:style-name="T1"> Simpulkan bahwa politik di era umur panjang bisa sangat berbeda, memunculkan tantangan baru bagi demokrasi, representasi, dan pergantian kekuasaan yang sehat." </text:span></text:p>
                      </text:list-item>
                    </text:list>
                  </text:list-item>
                </text:list>
              </text:list-item>
            </text:list>
            <text:p text:style-name="P442"/>
            <text:list xml:id="list8665076865950757469" text:style-name="L48">
              <text:list-item>
                <text:p text:style-name="P278"><text:span text:style-name="Strong_20_Emphasis"><text:span text:style-name="T1">Subbab 7.3: Budaya dan Nilai: Perubahan Pandangan tentang Hidup, Mati, dan Keluarga</text:span></text:span><text:span text:style-name="T1"> </text:span></text:p>
                <text:list>
                  <text:list-item>
                    <text:p text:style-name="P278"><text:span text:style-name="Strong_20_Emphasis"><text:span text:style-name="T1">Prompt untuk Isi Mendalam:</text:span></text:span><text:span text:style-name="T1"> "Jelajahi secara mendalam bagaimana umur panjang radikal dapat </text:span><text:span text:style-name="Strong_20_Emphasis"><text:span text:style-name="T1">menggeser nilai-nilai budaya, norma sosial, dan cara kita memaknai tahapan kehidupan, kematian, serta hubungan.</text:span></text:span><text:span text:style-name="T1"> </text:span></text:p>
                    <text:list>
                      <text:list-item>
                        <text:p text:style-name="P278"><text:span text:style-name="Strong_20_Emphasis"><text:span text:style-name="T1">'Tua' Itu Relatif:</text:span></text:span><text:span text:style-name="T1"> Bagaimana kita akan memandang usia jika bertemu orang berusia 120 tahun yang masih lincah seperti usia 60 tahun saat ini? Apakah konsep 'lansia' akan hilang atau bergeser jauh? Bagaimana status sosial berdasarkan usia akan berubah? </text:span></text:p>
                      </text:list-item>
                      <text:list-item>
                        <text:p text:style-name="P278"><text:span text:style-name="Strong_20_Emphasis"><text:span text:style-name="T1">Kematian yang 'Tertunda':</text:span></text:span><text:span text:style-name="T1"> Jika kematian karena usia </text:span><text:soft-page-break/><text:span text:style-name="T1">tua menjadi sangat jarang, bagaimana sikap kita menghadapinya? Apakah kita akan lebih takut karena jarang terjadi? Apakah ritual pemakaman dan cara kita berduka akan berubah? Bagaimana ini memengaruhi pandangan agama atau spiritualitas tentang kehidupan setelah kematian? </text:span></text:p>
                      </text:list-item>
                      <text:list-item>
                        <text:p text:style-name="P278"><text:span text:style-name="Strong_20_Emphasis"><text:span text:style-name="T1">Keluarga &amp; Pernikahan (Lagi):</text:span></text:span><text:span text:style-name="T1"> (Menyambung Bab 6.4) Bagaimana institusi pernikahan akan beradaptasi? Apakah monogami seumur hidup (ratusan tahun) realistis? Apakah akan lebih umum memiliki beberapa 'siklus' keluarga atau hubungan serius? Bagaimana peran gender dan pengasuhan anak akan berevolusi? </text:span></text:p>
                      </text:list-item>
                      <text:list-item>
                        <text:p text:style-name="P278"><text:span text:style-name="Strong_20_Emphasis"><text:span text:style-name="T1">Nilai Waktu:</text:span></text:span><text:span text:style-name="T1"> Apakah kita akan menjadi lebih sabar dan fokus pada tujuan jangka panjang karena 'punya banyak waktu'? Atau sebaliknya, kita malah kehilangan rasa urgensi, menunda-nunda, dan hidup lebih 'santai' tanpa tekanan 'deadline' kematian? </text:span></text:p>
                      </text:list-item>
                      <text:list-item>
                        <text:p text:style-name="P278"><text:span text:style-name="Strong_20_Emphasis"><text:span text:style-name="T1">Identitas yang Cair:</text:span></text:span><text:span text:style-name="T1"> Jika hidup 150 tahun, mungkinkah kita 'menjadi' beberapa orang yang berbeda sepanjang hidup? Mengubah karir, minat, bahkan mungkin kepribadian secara drastis? Bagaimana konsep 'diri' yang stabil akan bertahan? </text:span></text:p>
                      </text:list-item>
                      <text:list-item>
                        <text:p text:style-name="P278"><text:span text:style-name="Strong_20_Emphasis"><text:span text:style-name="T1">Cerminan di Seni &amp; Budaya:</text:span></text:span><text:span text:style-name="T1"> Bagaimana tema-tema baru ini (hidup super panjang, kematian yang jauh, transformasi diri) akan muncul dan dieksplorasi dalam novel, film, musik, dan seni visual di masa depan? </text:span></text:p>
                      </text:list-item>
                      <text:list-item>
                        <text:p text:style-name="P46"><text:span text:style-name="Strong_20_Emphasis"><text:span text:style-name="T1">Kesimpulan Subbab:</text:span></text:span><text:span text:style-name="T1"> Simpulkan bahwa umur panjang akan menjadi 'revolusi budaya', mengubah cara kita memandang diri sendiri, hubungan kita, waktu, dan makna eksistensi kita sebagai manusia." </text:span></text:p>
                      </text:list-item>
                    </text:list>
                  </text:list-item>
                </text:list>
              </text:list-item>
            </text:list>
            <text:p text:style-name="P442"/>
            <text:list xml:id="list5752093940555640223" text:style-name="L49">
              <text:list-item>
                <text:p text:style-name="P279"><text:span text:style-name="Strong_20_Emphasis"><text:span text:style-name="T1">Subbab 7.4: Tantangan Baru yang Tak Terduga</text:span></text:span><text:span text:style-name="T1"> </text:span></text:p>
                <text:list>
                  <text:list-item>
                    <text:p text:style-name="P279"><text:span text:style-name="Strong_20_Emphasis"><text:span text:style-name="T1">Prompt untuk Isi Mendalam:</text:span></text:span><text:span text:style-name="T1"> "Akhiri bab ini dengan sikap rendah hati, mengakui bahwa kita </text:span><text:span text:style-name="Strong_20_Emphasis"><text:span text:style-name="T1">tidak bisa meramal semua dampak</text:span></text:span><text:span text:style-name="T1"> dari perubahan sebesar ini, dan ajak pembaca </text:span><text:soft-page-break/><text:span text:style-name="T1">memikirkan </text:span><text:span text:style-name="Strong_20_Emphasis"><text:span text:style-name="T1">konsekuensi tak terduga (unforeseen consequences).</text:span></text:span><text:span text:style-name="T1"> </text:span></text:p>
                    <text:list>
                      <text:list-item>
                        <text:p text:style-name="P279"><text:span text:style-name="Strong_20_Emphasis"><text:span text:style-name="T1">Efek Domino yang Rumit:</text:span></text:span><text:span text:style-name="T1"> Jelaskan bahwa masyarakat itu seperti jaring laba-laba yang rumit. Mengubah satu benang besar (harapan hidup) pasti akan menggetarkan seluruh jaring dengan cara yang sulit diprediksi. </text:span></text:p>
                      </text:list-item>
                      <text:list-item>
                        <text:p text:style-name="P279"><text:span text:style-name="Strong_20_Emphasis"><text:span text:style-name="T1">'Bagaimana Jika...' yang Liar:</text:span></text:span><text:span text:style-name="T1"> Ajak pembaca berimajinasi tentang kemungkinan masalah atau fenomena baru yang belum kita pikirkan: </text:span></text:p>
                        <text:list>
                          <text:list-item>
                            <text:p text:style-name="P279"><text:span text:style-name="Emphasis"><text:span text:style-name="T1">Psikologi Usia Super Tua:</text:span></text:span><text:span text:style-name="T1"> Munculnya jenis gangguan mental atau krisis eksistensial baru yang khas untuk usia 150+? </text:span></text:p>
                          </text:list-item>
                          <text:list-item>
                            <text:p text:style-name="P279"><text:span text:style-name="Emphasis"><text:span text:style-name="T1">Penyakit 'Abad Kedua':</text:span></text:span><text:span text:style-name="T1"> Jika penyakit tua saat ini teratasi, akankah muncul penyakit degeneratif baru yang menyerang di usia sangat tua? </text:span></text:p>
                          </text:list-item>
                          <text:list-item>
                            <text:p text:style-name="P279"><text:span text:style-name="Emphasis"><text:span text:style-name="T1">Perubahan Sosial Aneh:</text:span></text:span><text:span text:style-name="T1"> Munculnya kasta berdasarkan 'generasi terapi anti-penuaan'? Konflik antara 'alami' vs 'diperpanjang'? Norma sosial baru yang terdengar aneh sekarang? </text:span></text:p>
                          </text:list-item>
                          <text:list-item>
                            <text:p text:style-name="P279"><text:span text:style-name="Emphasis"><text:span text:style-name="T1">Ketergantungan Fatal pada Teknologi:</text:span></text:span><text:span text:style-name="T1"> Apa jadinya jika sistem atau obat penunjang umur panjang tiba-tiba gagal total atau sumber dayanya habis? </text:span></text:p>
                          </text:list-item>
                        </text:list>
                      </text:list-item>
                      <text:list-item>
                        <text:p text:style-name="P279"><text:span text:style-name="Strong_20_Emphasis"><text:span text:style-name="T1">Pentingnya Adaptasi &amp; Antisipasi:</text:span></text:span><text:span text:style-name="T1"> Tekankan bahwa karena ketidakpastian ini, masyarakat masa depan harus sangat fleksibel, adaptif, dan terus-menerus mengevaluasi dampak positif dan negatif dari umur panjang. Kemampuan belajar dan berubah akan sangat krusial. </text:span></text:p>
                      </text:list-item>
                      <text:list-item>
                        <text:p text:style-name="P279"><text:span text:style-name="Strong_20_Emphasis"><text:span text:style-name="T1">Bukan untuk Menakuti:</text:span></text:span><text:span text:style-name="T1"> Sampaikan bahwa tujuannya bukan meramal kiamat, tapi menumbuhkan kesadaran akan kompleksitas perubahan sosial dan pentingnya berpikir jauh ke depan. Bisa jadi ada juga banyak dampak positif tak terduga. </text:span></text:p>
                      </text:list-item>
                      <text:list-item>
                        <text:p text:style-name="P47"><text:span text:style-name="Strong_20_Emphasis"><text:span text:style-name="T1">Kesimpulan Subbab (Menuju Bab Akhir):</text:span></text:span><text:span text:style-name="T1"> Simpulkan bahwa masa depan dengan umur panjang radikal </text:span><text:soft-page-break/><text:span text:style-name="T1">adalah wilayah yang belum terpetakan, penuh potensi luar biasa sekaligus tantangan tak terbayangkan. Kesiapan untuk menghadapi ketidakpastian dengan bijaksana dan etis akan menentukan bagaimana kita menavigasi era baru ini." </text:span></text:p>
                      </text:list-item>
                    </text:list>
                  </text:list-item>
                </text:list>
              </text:list-item>
            </text:list>
            <text:p text:style-name="P442"/>
            <text:p text:style-name="P212">Prompt ini dirancang untuk membantu mengeksplorasi dampak sosial yang luas dari perpanjangan usia dalam Bab 7, mendorong pemikiran spekulatif namun tetap berpijak pada logika konsekuensi bagi pembaca remaja.</text:p>
          </text:section>
          <text:section text:style-name="Sect1" text:name="feedback-form-12">
            <text:p text:style-name="P400"/>
          </text:section>
        </text:section>
        <text:section text:style-name="Sect1" text:name="08d40f1843363109">
          <text:p text:style-name="P212"/>
          <text:section text:style-name="Sect1" text:name="user-query-content-13">
            <text:p text:style-name="P440">Pada Bab 8 Tambahkan prompt pada tiap bab untuk mendapatkan pengantar , pada tiap subbab/sub-subab untuk mendapatkan isi dengan pembahasan mendalam </text:p>
          </text:section>
          <text:p text:style-name="P400">Tampilkan alur berpikir</text:p>
          <text:section text:style-name="Sect2" text:name="model-response-message-contentr_08d40f1843363109">
            <text:p text:style-name="P212">Tentu, mari kita susun prompt yang detail untuk Bab 8, bab penutup buku ini, yang bertujuan merangkum, memberi perspektif, dan meninggalkan kesan mendalam bagi pembaca remaja:</text:p>
            <text:p text:style-name="P442"/>
            <text:p text:style-name="Text_20_body"><text:span text:style-name="Strong_20_Emphasis"><text:span text:style-name="T1">Bab 8: Menuju Keabadian? Mimpi atau Kenyataan di Depan Mata</text:span></text:span></text:p>
            <text:list xml:id="list2240143162235151668" text:style-name="L50">
              <text:list-item>
                <text:p text:style-name="P48"><text:span text:style-name="Strong_20_Emphasis"><text:span text:style-name="T1">Prompt untuk Pengantar Bab 8:</text:span></text:span><text:span text:style-name="T1"> "Tulis paragraf pengantar untuk Bab 8, bab penutup buku ini. Mulailah dengan merefleksikan perjalanan yang telah dilalui pembaca—dari menelusuri mimpi kuno keabadian (Bab 1), memahami 'mesin' biologis penuaan (Bab 2-3), menjelajahi 'alat-alat' teknologi futuristik (Bab 4), menyadari kekuatan gaya hidup kita sendiri (Bab 5), hingga bergulat dengan pertanyaan 'benar atau salah' dan 'bagaimana jika' terkait dampak sosialnya (Bab 6-7). Sampaikan bahwa kini saatnya untuk mencoba menyatukan semua kepingan puzzle ini: Mengingat semua kemajuan dan tantangan yang ada, seberapa dekatkah kita sebenarnya dengan kemungkinan hidup yang jauh lebih panjang atau bahkan 'abadi'? Bab ini akan menjadi rangkuman akhir, penyorotan rintangan terbesar, panduan untuk membedakan harapan realistis dari fiksi ilmiah, dan </text:span><text:soft-page-break/><text:span text:style-name="T1">yang terpenting, sebuah ajakan bagi pembaca untuk berpikir tentang peran mereka di masa depan yang mungkin sangat berbeda ini." </text:span></text:p>
              </text:list-item>
            </text:list>
            <text:p text:style-name="P442"/>
            <text:list xml:id="list2291057988702137932" text:style-name="L51">
              <text:list-item>
                <text:p text:style-name="P280"><text:span text:style-name="Strong_20_Emphasis"><text:span text:style-name="T1">Subbab 8.1: Rangkuman Penemuan Kunci: Apa yang Sudah Kita Capai?</text:span></text:span><text:span text:style-name="T1"> </text:span></text:p>
                <text:list>
                  <text:list-item>
                    <text:p text:style-name="P280"><text:span text:style-name="Strong_20_Emphasis"><text:span text:style-name="T1">Prompt untuk Isi Mendalam:</text:span></text:span><text:span text:style-name="T1"> "Sajikan rangkuman singkat namun </text:span><text:span text:style-name="Strong_20_Emphasis"><text:span text:style-name="T1">berdampak</text:span></text:span><text:span text:style-name="T1"> mengenai </text:span><text:span text:style-name="Strong_20_Emphasis"><text:span text:style-name="T1">pencapaian-pencapaian kunci dalam sains dan teknologi</text:span></text:span><text:span text:style-name="T1"> yang membuat topik umur panjang ini relevan dibahas secara serius saat ini. Fokus pada kemajuan nyata. </text:span></text:p>
                    <text:list>
                      <text:list-item>
                        <text:p text:style-name="P280"><text:span text:style-name="Strong_20_Emphasis"><text:span text:style-name="T1">Menguak Misteri Penuaan:</text:span></text:span><text:span text:style-name="T1"> Tekankan bahwa pemahaman kita tentang </text:span><text:span text:style-name="Emphasis"><text:span text:style-name="T1">mengapa</text:span></text:span><text:span text:style-name="T1"> kita menua di level sel dan molekul (ingatkan secara singkat tentang peran telomer, sel senescence, kerusakan DNA, epigenetika - dari Bab 2 &amp; 3) sudah jauh lebih dalam. Ini bukan lagi 'kotak hitam' misterius. </text:span></text:p>
                      </text:list-item>
                      <text:list-item>
                        <text:p text:style-name="P280"><text:span text:style-name="Strong_20_Emphasis"><text:span text:style-name="T1">Alat Intervensi Mulai Terlihat:</text:span></text:span><text:span text:style-name="T1"> Sebutkan kembali secara ringkas beberapa 'alat' paling menjanjikan dari 'bengkel perbaikan tubuh' (Bab 4) yang sedang dikembangkan atau diuji: </text:span></text:p>
                        <text:list>
                          <text:list-item>
                            <text:p text:style-name="P280"><text:span text:style-name="Emphasis"><text:span text:style-name="T1">Terapi Regeneratif:</text:span></text:span><text:span text:style-name="T1"> Potensi sel punca untuk memperbaiki jaringan. </text:span></text:p>
                          </text:list-item>
                          <text:list-item>
                            <text:p text:style-name="P280"><text:span text:style-name="Emphasis"><text:span text:style-name="T1">Pembersihan Seluler:</text:span></text:span><text:span text:style-name="T1"> Obat senolitik yang menargetkan 'sel zombie'. </text:span></text:p>
                          </text:list-item>
                          <text:list-item>
                            <text:p text:style-name="P280"><text:span text:style-name="Emphasis"><text:span text:style-name="T1">Pengeditan Presisi:</text:span></text:span><text:span text:style-name="T1"> Kemampuan CRISPR untuk 'mengoreksi' kode genetik (meski aplikasinya untuk penuaan masih jauh). </text:span></text:p>
                          </text:list-item>
                        </text:list>
                      </text:list-item>
                      <text:list-item>
                        <text:p text:style-name="P280"><text:span text:style-name="Strong_20_Emphasis"><text:span text:style-name="T1">Bukti dari Kehidupan:</text:span></text:span><text:span text:style-name="T1"> Ingatkan pelajaran dari alam (organisme berumur panjang - Bab 3) dan manusia (Zona Biru, studi centenarian - Bab 5) yang menunjukkan bahwa umur panjang yang sehat itu </text:span><text:span text:style-name="Emphasis"><text:span text:style-name="T1">memang mungkin</text:span></text:span><text:span text:style-name="T1"> secara biologis. </text:span></text:p>
                      </text:list-item>
                      <text:list-item>
                        <text:p text:style-name="P280"><text:span text:style-name="Strong_20_Emphasis"><text:span text:style-name="T1">Pergeseran Fokus ke </text:span></text:span><text:span text:style-name="Strong_20_Emphasis"><text:span text:style-name="Emphasis"><text:span text:style-name="T1">Healthspan</text:span></text:span></text:span><text:span text:style-name="Strong_20_Emphasis"><text:span text:style-name="T1">:</text:span></text:span><text:span text:style-name="T1"> Tegaskan kembali bahwa tujuan utama para ilmuwan serius saat ini bukanlah sekadar menambah tahun hidup, tetapi </text:span><text:soft-page-break/><text:span text:style-name="T1">menambah </text:span><text:span text:style-name="Emphasis"><text:span text:style-name="T1">tahun hidup yang sehat, aktif, dan bebas penyakit</text:span></text:span><text:span text:style-name="T1"> (kualitas hidup). </text:span></text:p>
                      </text:list-item>
                      <text:list-item>
                        <text:p text:style-name="P49"><text:span text:style-name="Strong_20_Emphasis"><text:span text:style-name="T1">Kesimpulan Subbab:</text:span></text:span><text:span text:style-name="T1"> Simpulkan dengan nada optimis yang hati-hati: Sains telah membuat langkah besar. Mimpi memperpanjang usia sehat secara signifikan kini menjadi target penelitian ilmiah yang aktif, bukan lagi sekadar fantasi." </text:span></text:p>
                      </text:list-item>
                    </text:list>
                  </text:list-item>
                </text:list>
              </text:list-item>
            </text:list>
            <text:p text:style-name="P442"/>
            <text:list xml:id="list5764049917150326079" text:style-name="L52">
              <text:list-item>
                <text:p text:style-name="P281"><text:span text:style-name="Strong_20_Emphasis"><text:span text:style-name="T1">Subbab 8.2: Jalan Masih Panjang: Hambatan Ilmiah dan Teknologi Terbesar</text:span></text:span><text:span text:style-name="T1"> </text:span></text:p>
                <text:list>
                  <text:list-item>
                    <text:p text:style-name="P281"><text:span text:style-name="Strong_20_Emphasis"><text:span text:style-name="T1">Prompt untuk Isi Mendalam:</text:span></text:span><text:span text:style-name="T1"> "Sajikan perspektif </text:span><text:span text:style-name="Strong_20_Emphasis"><text:span text:style-name="T1">penyeimbang</text:span></text:span><text:span text:style-name="T1"> dengan menguraikan secara jujur </text:span><text:span text:style-name="Strong_20_Emphasis"><text:span text:style-name="T1">tantangan-tantangan terbesar</text:span></text:span><text:span text:style-name="T1"> yang masih menghadang di depan mata sebelum visi umur panjang radikal bisa terwujud. </text:span></text:p>
                    <text:list>
                      <text:list-item>
                        <text:p text:style-name="P281"><text:span text:style-name="Strong_20_Emphasis"><text:span text:style-name="T1">Kerumitan Tak Terhingga:</text:span></text:span><text:span text:style-name="T1"> Tekankan lagi bahwa penuaan bukanlah satu masalah tunggal, melainkan jaringan proses biologis yang sangat kompleks dan saling terkait. Menargetkan satu jalur mungkin tidak cukup; perlu pendekatan holistik yang belum kita kuasai sepenuhnya. </text:span></text:p>
                      </text:list-item>
                      <text:list-item>
                        <text:p text:style-name="P281"><text:span text:style-name="Strong_20_Emphasis"><text:span text:style-name="T1">'Lembah Kematian' Translasi:</text:span></text:span><text:span text:style-name="T1"> Jelaskan fenomena 'Valley of Death' dalam pengembangan obat/terapi: banyak penemuan hebat di laboratorium (pada sel atau hewan) gagal total saat diuji pada manusia karena perbedaan biologi atau munculnya efek samping tak terduga. </text:span></text:p>
                      </text:list-item>
                      <text:list-item>
                        <text:p text:style-name="P281"><text:span text:style-name="Strong_20_Emphasis"><text:span text:style-name="T1">Keamanan, Keamanan, Keamanan:</text:span></text:span><text:span text:style-name="T1"> Ingatkan kembali risiko spesifik teknologi canggih (Bab 4): potensi CRISPR menyebabkan mutasi tak diinginkan, risiko sel punca menjadi kanker, efek samping jangka panjang obat senolitik yang belum diketahui. Keselamatan harus jadi prioritas utama. </text:span></text:p>
                      </text:list-item>
                      <text:list-item>
                        <text:p text:style-name="P281"><text:span text:style-name="Strong_20_Emphasis"><text:span text:style-name="T1">Ujian yang Sulit &amp; Lama:</text:span></text:span><text:span text:style-name="T1"> Ingatkan tantangan uji klinis untuk anti-penuaan (Bab 4.5): sulitnya mengukur 'penuaan', butuh waktu puluhan tahun untuk melihat </text:span><text:soft-page-break/><text:span text:style-name="T1">hasil, biaya yang sangat mahal, dan masalah etika pengujian pada orang sehat. </text:span></text:p>
                      </text:list-item>
                      <text:list-item>
                        <text:p text:style-name="P281"><text:span text:style-name="Strong_20_Emphasis"><text:span text:style-name="T1">Biaya &amp; Akses (Lagi):</text:span></text:span><text:span text:style-name="T1"> Singgung kembali bahwa bahkan jika teknologinya berhasil, tantangan besar berikutnya adalah membuatnya terjangkau dan dapat diakses secara adil oleh banyak orang, bukan hanya segelintir elit (Bab 6.1). </text:span></text:p>
                      </text:list-item>
                      <text:list-item>
                        <text:p text:style-name="P50"><text:span text:style-name="Strong_20_Emphasis"><text:span text:style-name="T1">Kesimpulan Subbab:</text:span></text:span><text:span text:style-name="T1"> Simpulkan bahwa antusiasme harus diimbangi dengan realisme. Jalan menuju solusi anti-penuaan yang aman, efektif, dan terjangkau masih sangat panjang, terjal, dan penuh ketidakpastian. Dibutuhkan kesabaran, ketekunan, dan investasi besar." </text:span></text:p>
                      </text:list-item>
                    </text:list>
                  </text:list-item>
                </text:list>
              </text:list-item>
            </text:list>
            <text:p text:style-name="P442"/>
            <text:list xml:id="list7744013711854634383" text:style-name="L53">
              <text:list-item>
                <text:p text:style-name="P282"><text:span text:style-name="Strong_20_Emphasis"><text:span text:style-name="T1">Subbab 8.3: Sains vs. Fiksi Ilmiah: Memisahkan Harapan dan Hype</text:span></text:span><text:span text:style-name="T1"> </text:span></text:p>
                <text:list>
                  <text:list-item>
                    <text:p text:style-name="P282"><text:span text:style-name="Strong_20_Emphasis"><text:span text:style-name="T1">Prompt untuk Isi Mendalam:</text:span></text:span><text:span text:style-name="T1"> "Berikan panduan </text:span><text:span text:style-name="Strong_20_Emphasis"><text:span text:style-name="T1">praktis</text:span></text:span><text:span text:style-name="T1"> kepada pembaca remaja untuk </text:span><text:span text:style-name="Strong_20_Emphasis"><text:span text:style-name="T1">membedakan antara sains yang kredibel, klaim berlebihan (hype), dan fantasi murni</text:span></text:span><text:span text:style-name="T1"> yang sering muncul di media populer terkait anti-penuaan dan keabadian. </text:span></text:p>
                    <text:list>
                      <text:list-item>
                        <text:p text:style-name="P282"><text:span text:style-name="Strong_20_Emphasis"><text:span text:style-name="T1">Yang Mungkin Dicapai Sains (Realistis):</text:span></text:span><text:span text:style-name="T1"> Tegaskan kembali fokus sains saat ini: memperlambat laju penuaan, menekan penyakit terkait usia, memperpanjang </text:span><text:span text:style-name="Emphasis"><text:span text:style-name="T1">healthspan</text:span></text:span><text:span text:style-name="T1"> secara signifikan (mungkin hidup sehat hingga 90-an atau 100+). Ini adalah target yang </text:span><text:span text:style-name="Emphasis"><text:span text:style-name="T1">menantang tapi mungkin</text:span></text:span><text:span text:style-name="T1"> dalam beberapa dekade ke depan dengan kemajuan berkelanjutan. </text:span></text:p>
                      </text:list-item>
                      <text:list-item>
                        <text:p text:style-name="P282"><text:span text:style-name="Strong_20_Emphasis"><text:span text:style-name="T1">Yang Masih Spekulatif (Harapan Jangka Panjang):</text:span></text:span><text:span text:style-name="T1"> Akui adanya visi yang lebih jauh, seperti hidup sehat rutin hingga 120 atau 150 tahun. Jelaskan bahwa ini membutuhkan </text:span><text:span text:style-name="Emphasis"><text:span text:style-name="T1">terobosan fundamental</text:span></text:span><text:span text:style-name="T1"> di berbagai bidang dan masih sangat tidak pasti kapan (atau apakah) bisa dicapai. </text:span></text:p>
                      </text:list-item>
                      <text:list-item>
                        <text:p text:style-name="P282"><text:span text:style-name="Strong_20_Emphasis"><text:span text:style-name="T1">Yang Murni Fiksi Ilmiah (Saat Ini):</text:span></text:span><text:span text:style-name="T1"> Berikan contoh jelas konsep yang sering muncul di film/buku tapi </text:span><text:span text:style-name="Emphasis"><text:span text:style-name="T1">tidak</text:span></text:span><text:span text:style-name="T1"> </text:span><text:soft-page-break/><text:span text:style-name="T1">ada dasar ilmiahnya saat ini: </text:span></text:p>
                        <text:list>
                          <text:list-item>
                            <text:p text:style-name="P282"><text:span text:style-name="Emphasis"><text:span text:style-name="T1">Keabadian Absolut:</text:span></text:span><text:span text:style-name="T1"> Tidak bisa mati sama sekali karena sebab apapun (melawan hukum fisika). </text:span></text:p>
                          </text:list-item>
                          <text:list-item>
                            <text:p text:style-name="P282"><text:span text:style-name="Emphasis"><text:span text:style-name="T1">Transfer Kesadaran:</text:span></text:span><text:span text:style-name="T1"> Memindahkan pikiran ke komputer atau tubuh robot (masalah filosofis dan teknis yang luar biasa). </text:span></text:p>
                          </text:list-item>
                          <text:list-item>
                            <text:p text:style-name="P282"><text:span text:style-name="Emphasis"><text:span text:style-name="T1">Pembekuan Krio &amp; Hidup Lagi (Cryonics):</text:span></text:span><text:span text:style-name="T1"> Belum ada bukti bisa mengembalikan fungsi otak dan tubuh setelah pembekuan jangka panjang. </text:span></text:p>
                          </text:list-item>
                          <text:list-item>
                            <text:p text:style-name="P282"><text:span text:style-name="Emphasis"><text:span text:style-name="T1">Ramuan Awet Muda Instan.</text:span></text:span><text:span text:style-name="T1"> </text:span></text:p>
                          </text:list-item>
                        </text:list>
                      </text:list-item>
                      <text:list-item>
                        <text:p text:style-name="P282"><text:span text:style-name="Strong_20_Emphasis"><text:span text:style-name="T1">Tips Menjadi Konsumen Informasi Cerdas:</text:span></text:span><text:span text:style-name="T1"> Berikan tips untuk bersikap kritis: Waspadai judul berita yang terlalu heboh. Cari sumber berita sains yang kredibel. Perhatikan apakah klaim didukung oleh penelitian pada manusia (bukan hanya tikus atau sel). Curigai produk yang menjanjikan hasil instan atau terlalu bagus untuk jadi kenyataan. Jangan mudah termakan iklan suplemen 'anti-aging' yang tidak jelas buktinya. </text:span></text:p>
                      </text:list-item>
                      <text:list-item>
                        <text:p text:style-name="P51"><text:span text:style-name="Strong_20_Emphasis"><text:span text:style-name="T1">Kesimpulan Subbab:</text:span></text:span><text:span text:style-name="T1"> Simpulkan dengan menekankan pentingnya keseimbangan antara antusiasme terhadap potensi sains dan skeptisisme yang sehat terhadap klaim yang tidak berdasar. Menjadi pembaca dan penilai informasi yang cerdas adalah kunci." </text:span></text:p>
                      </text:list-item>
                    </text:list>
                  </text:list-item>
                </text:list>
              </text:list-item>
            </text:list>
            <text:p text:style-name="P442"/>
            <text:list xml:id="list4073293034073142508" text:style-name="L54">
              <text:list-item>
                <text:p text:style-name="P283"><text:span text:style-name="Strong_20_Emphasis"><text:span text:style-name="T1">Subbab 8.4: Masa Depan Ada di Tanganmu: Mengajak Pembaca Berpikir Kritis</text:span></text:span><text:span text:style-name="T1"> </text:span></text:p>
                <text:list>
                  <text:list-item>
                    <text:p text:style-name="P283"><text:span text:style-name="Strong_20_Emphasis"><text:span text:style-name="T1">Prompt untuk Isi Mendalam:</text:span></text:span><text:span text:style-name="T1"> "Akhiri buku dengan </text:span><text:span text:style-name="Strong_20_Emphasis"><text:span text:style-name="T1">pesan langsung yang kuat dan memberdayakan</text:span></text:span><text:span text:style-name="T1"> kepada pembaca remaja, mengundang mereka untuk terus terlibat dengan topik ini dan menghubungkannya dengan kehidupan mereka. </text:span></text:p>
                    <text:list>
                      <text:list-item>
                        <text:p text:style-name="P283"><text:span text:style-name="Strong_20_Emphasis"><text:span text:style-name="T1">Refleksi Akhir:</text:span></text:span><text:span text:style-name="T1"> Ajak pembaca kembali ke pertanyaan inti buku: </text:span><text:span text:style-name="Emphasis"><text:span text:style-name="T1">'Manusia Abadi: Mungkinkah Kita Hidup Selamanya?'</text:span></text:span><text:span text:style-name="T1">. Setelah membaca semua bab, apa kesimpulan pribadi mereka sekarang? Apakah mereka lebih optimis, pesimis, atau justru punya lebih banyak </text:span><text:soft-page-break/><text:span text:style-name="T1">pertanyaan? </text:span></text:p>
                      </text:list-item>
                      <text:list-item>
                        <text:p text:style-name="P283"><text:span text:style-name="Strong_20_Emphasis"><text:span text:style-name="T1">Kamu adalah Generasi Berikutnya:</text:span></text:span><text:span text:style-name="T1"> Tekankan bahwa mereka adalah generasi yang akan tumbuh dewasa di era ketika isu umur panjang ini kemungkinan akan menjadi semakin nyata dan relevan. Mereka akan menjadi saksi, pengguna, dan mungkin juga pembuat kebijakan terkait teknologi ini. </text:span></text:p>
                      </text:list-item>
                      <text:list-item>
                        <text:p text:style-name="P283"><text:span text:style-name="Strong_20_Emphasis"><text:span text:style-name="T1">Undangan untuk Terus Belajar &amp; Bertanya:</text:span></text:span><text:span text:style-name="T1"> Dorong mereka untuk tidak berhenti belajar setelah menutup buku ini. Terus ikuti perkembangan sains dengan kritis, pertanyakan klaim-klaim baru, dan jangan takut untuk membentuk opini sendiri berdasarkan informasi yang valid. </text:span></text:p>
                      </text:list-item>
                      <text:list-item>
                        <text:p text:style-name="P283"><text:span text:style-name="Strong_20_Emphasis"><text:span text:style-name="T1">Berani Berdiskusi:</text:span></text:span><text:span text:style-name="T1"> Ajak mereka untuk membicarakan dilema etis dan sosial yang rumit ini dengan teman, keluarga, guru. Pertukaran pikiran penting untuk mencari solusi bersama di masa depan. </text:span></text:p>
                      </text:list-item>
                      <text:list-item>
                        <text:p text:style-name="P283"><text:span text:style-name="Strong_20_Emphasis"><text:span text:style-name="T1">Kembali ke Hari Ini (Pesan Gaya Hidup):</text:span></text:span><text:span text:style-name="T1"> Ingatkan dengan kuat pesan dari Bab 5: Apa pun yang terjadi dengan teknologi masa depan, tindakan </text:span><text:span text:style-name="Emphasis"><text:span text:style-name="T1">terbaik</text:span></text:span><text:span text:style-name="T1"> yang bisa mereka lakukan untuk kesehatan dan umur panjang </text:span><text:span text:style-name="Emphasis"><text:span text:style-name="T1">sekarang</text:span></text:span><text:span text:style-name="T1"> adalah menerapkan gaya hidup sehat (makan bergizi, aktif bergerak, tidur cukup, kelola stres). Ini adalah 'teknologi anti-penuaan' yang sudah terbukti dan ada dalam kendali mereka. </text:span></text:p>
                      </text:list-item>
                      <text:list-item>
                        <text:p text:style-name="P52"><text:span text:style-name="Strong_20_Emphasis"><text:span text:style-name="T1">Kata Penutup (Inspiratif &amp; Membumi):</text:span></text:span><text:span text:style-name="T1"> Tutup buku dengan beberapa kalimat yang menggugah semangat namun tetap membumi. Bisa tentang potensi luar biasa kecerdasan manusia, pentingnya kebijaksanaan dan etika dalam menggunakan sains, atau ajakan untuk menghargai setiap fase kehidupan yang dijalani saat ini, sambil tetap menatap masa depan dengan mata terbuka dan pikiran kritis. Tinggalkan kesan harapan yang realistis dan rasa tanggung jawab pribadi. </text:span></text:p>
                      </text:list-item>
                    </text:list>
                  </text:list-item>
                </text:list>
              </text:list-item>
            </text:list>
            <text:p text:style-name="P442"/>
            <text:p text:style-name="P212"><text:soft-page-break/>Prompt ini dirancang untuk membantu Bab 8 berfungsi sebagai kesimpulan yang efektif, merangkum poin-poin penting, memberikan perspektif yang seimbang, dan memberdayakan pembaca remaja untuk terus berpikir dan bertindak secara bertanggung jawab terkait masa depan umur panjang.</text:p>
          </text:section>
          <text:section text:style-name="Sect1" text:name="feedback-form-13">
            <text:p text:style-name="P400"/>
          </text:section>
        </text:section>
        <text:section text:style-name="Sect1" text:name="fc6df481eb4d428e">
          <text:p text:style-name="P212"/>
          <text:section text:style-name="Sect1" text:name="user-query-content-14">
            <text:p text:style-name="P440">Pada Penutup , Tambahkan prompt pada subbab mendapatkan isinya </text:p>
          </text:section>
          <text:p text:style-name="P400">Tampilkan alur berpikir</text:p>
          <text:section text:style-name="Sect2" text:name="model-response-message-contentr_fc6df481eb4d428e">
            <text:p text:style-name="P212">Tentu, mari kita tambahkan prompt untuk bagian "Penutup", yang biasanya berfungsi sebagai kata akhir atau epilog setelah bab kesimpulan utama (Bab 8). Bagian ini seringkali lebih singkat dan reflektif.</text:p>
            <text:p text:style-name="P442"/>
            <text:p text:style-name="Text_20_body"><text:span text:style-name="Strong_20_Emphasis"><text:span text:style-name="T1">Penutup</text:span></text:span></text:p>
            <text:list xml:id="list7983016443718107751" text:style-name="L55">
              <text:list-item>
                <text:p text:style-name="P53"><text:span text:style-name="Strong_20_Emphasis"><text:span text:style-name="T1">(Secara Keseluruhan):</text:span></text:span><text:span text:style-name="T1"> Tulis bagian penutup ini sebagai refleksi singkat dan pesan terakhir untuk pembaca. Nadanya bisa sedikit lebih personal atau filosofis dibandingkan bab-bab sebelumnya. Tujuannya adalah memberikan kesan akhir yang mendalam dan mengikat kembali tema besar buku dengan kehidupan pembaca saat ini.</text:span></text:p>
              </text:list-item>
              <text:list-item>
                <text:p text:style-name="P53"><text:span text:style-name="Strong_20_Emphasis"><text:span text:style-name="T1">Subbab (jika ingin dibagi): Refleksi Akhir: Antara Mimpi dan Kenyataan</text:span></text:span></text:p>
                <text:list>
                  <text:list-item>
                    <text:p text:style-name="P284"><text:span text:style-name="Strong_20_Emphasis"><text:span text:style-name="T1">Prompt:</text:span></text:span><text:span text:style-name="T1"> "Tulis sebuah paragraf reflektif yang singkat. Kembali sentuh pertanyaan besar tentang mimpi keabadian atau umur panjang yang telah menemani manusia sepanjang sejarah. Akui bahwa batas antara mimpi dan kenyataan di bidang ini terus bergeser berkat sains, namun jawaban pasti masih berada di cakrawala masa depan. Sampaikan bahwa perjalanan menjelajahi topik ini—dengan segala potensi luar biasa dan dilema rumitnya—mengajarkan kita banyak tentang harapan, ketakutan, dan kecerdasan manusia itu sendiri. Biarkan pembaca merenungkan kembali keajaiban sekaligus kerumitan dari upaya manusia untuk memahami dan mungkin 'mengakali' waktu." </text:span></text:p>
                  </text:list-item>
                </text:list>
              </text:list-item>
              <text:list-item>
                <text:p text:style-name="P53"><text:soft-page-break/><text:span text:style-name="Strong_20_Emphasis"><text:span text:style-name="T1">Subbab (jika ingin dibagi): Pesan untuk Kehidupan Saat Ini</text:span></text:span></text:p>
                <text:list>
                  <text:list-item>
                    <text:p text:style-name="P53"><text:span text:style-name="Strong_20_Emphasis"><text:span text:style-name="T1">Prompt:</text:span></text:span><text:span text:style-name="T1"> "Tulis sebuah paragraf penutup yang kuat dan inspiratif, membawa fokus kembali ke </text:span><text:span text:style-name="Emphasis"><text:span text:style-name="T1">saat ini</text:span></text:span><text:span text:style-name="T1">. Tekankan bahwa terlepas dari apakah manusia kelak bisa hidup 150 atau 200 tahun, yang paling berharga adalah </text:span><text:span text:style-name="Emphasis"><text:span text:style-name="T1">kualitas</text:span></text:span><text:span text:style-name="T1"> hidup yang kita jalani setiap hari </text:span><text:span text:style-name="Emphasis"><text:span text:style-name="T1">sekarang</text:span></text:span><text:span text:style-name="T1">. Ajak pembaca untuk tidak terpaku menunggu 'obat awet muda' atau masa depan yang belum pasti, melainkan untuk mengisi masa remaja dan setiap fase kehidupan mereka dengan penuh makna: belajar hal baru, membangun hubungan yang baik, mengejar passion, berkontribusi pada sekitar, dan menghargai setiap momen. Sampaikan pesan bahwa hidup yang dijalani dengan baik, penuh kesadaran, dan kaya pengalaman adalah 'keabadian' dalam bentuk lain yang bisa kita raih saat ini juga. Tutup dengan nada positif dan memberdayakan." </text:span></text:p>
                  </text:list-item>
                </text:list>
              </text:list-item>
            </text:list>
            <text:p text:style-name="P442"/>
            <text:p text:style-name="P212">Prompt ini bertujuan untuk membantu Anda menulis bagian Penutup yang ringkas, bermakna, dan memberikan 'kata terakhir' yang pas untuk buku ini, meninggalkan pembaca dengan bahan renungan tentang masa depan sekaligus apresiasi terhadap kehidupan mereka saat ini.</text:p>
          </text:section>
          <text:section text:style-name="Sect1" text:name="feedback-form-14">
            <text:p text:style-name="P400"/>
          </text:section>
        </text:section>
        <text:section text:style-name="Sect1" text:name="4a18b4529be9e665">
          <text:p text:style-name="P212"/>
          <text:section text:style-name="Sect1" text:name="user-query-content-15">
            <text:p text:style-name="P440">Jawablah setiap prompt yang telah anda buat secara bertahap satu persatu dan jangan pindah prompt sebelum saya memerintahkan “YAX” dengan ketentuan sebagai berikut : </text:p>
            <text:p text:style-name="P440">Gaya Bahasa : Sesuai yang telah Anda sarankan sebelumnya </text:p>
            <text:p text:style-name="P440">Catatan :  </text:p>
            <text:p text:style-name="P440">- Gunakan tips sesuai yang telah anda sarankan untuk menambah bobot jawaban </text:p>
            <text:p text:style-name="P440">- Tambahkan prompt pembuatan gambar ilustrasi yang relevan dengan jawaban ( opsional ) </text:p>
          </text:section>
          <text:p text:style-name="P400">Tampilkan alur berpikir</text:p>
          <text:section text:style-name="Sect2" text:name="model-response-message-contentr_4a18b4529be9e665">
            <text:p text:style-name="Text_20_body"><text:soft-page-break/><text:span text:style-name="T1">Oke, saya siap! Saya akan menjawab prompt pertama, yaitu untuk </text:span><text:span text:style-name="Strong_20_Emphasis"><text:span text:style-name="T1">Pengantar Bab 1</text:span></text:span><text:span text:style-name="T1">. Saya akan menggunakan gaya bahasa yang disarankan (komunikatif, menarik, jelas untuk remaja) dan menyertakan tips tambahan serta prompt gambar.</text:span></text:p>
            <text:p text:style-name="P212">Silakan berikan perintah "YAX" jika Anda sudah siap untuk saya melanjutkan ke prompt berikutnya.</text:p>
            <text:p text:style-name="P442"/>
            <text:p text:style-name="Text_20_body"><text:span text:style-name="Strong_20_Emphasis"><text:span text:style-name="T1">(Jawaban untuk Prompt Pengantar Bab 1)</text:span></text:span></text:p>
            <text:p text:style-name="Text_20_body"><text:span text:style-name="Strong_20_Emphasis"><text:span text:style-name="T1">Bab 1: Mimpi Lama Umat Manusia: Hidup Selamanya</text:span></text:span></text:p>
            <text:p text:style-name="P212">Pernah nggak sih kamu nonton film superhero atau baca komik tentang karakter yang bisa hidup ratusan, bahkan ribuan tahun, dan bertanya-tanya, "Wah, keren banget! Kira-kira beneran bisa nggak ya manusia kayak gitu?" Atau mungkin kamu pernah berharap punya waktu lebih banyak untuk main game favoritmu, belajar main gitar sampai jago, atau keliling dunia? Nah, keinginan untuk punya waktu lebih lama, atau bahkan hidup selamanya, ternyata bukan ide baru yang muncul gara-gara teknologi canggih zaman sekarang, lho!</text:p>
            <text:p text:style-name="Text_20_body"><text:span text:style-name="T1">Percaya atau tidak, mimpi untuk menipu kematian atau setidaknya menunda 'garis finis' kehidupan adalah salah satu </text:span><text:span text:style-name="Emphasis"><text:span text:style-name="T1">mimpi tertua</text:span></text:span><text:span text:style-name="T1"> umat manusia. Sejak zaman peradaban kuno, orang sudah terobsesi dengan ide awet muda dan umur panjang. Di bab ini, kita akan mundur sejenak, melakukan perjalanan waktu singkat untuk mengintip bagaimana mimpi ini muncul dalam berbagai bentuk di masa lalu. Kita akan lihat kisah-kisah para raja yang mencari ramuan ajaib, para pahlawan mitologi yang berburu tanaman keabadian, sampai para ahli kimia kuno (alkemis) yang mencoba meracik 'elixir kehidupan'.</text:span></text:p>
            <text:p text:style-name="P212">Dengan memahami akar sejarah dari obsesi ini, kita jadi punya bekal keren sebelum melompat ke pembahasan sains dan teknologi canggih di bab-bab selanjutnya. Jadi, siap untuk menggali salah satu misteri dan mimpi paling universal dalam sejarah manusia? Yuk, kita mulai petualangan ini!</text:p>
            <text:p text:style-name="P442"/>
            <text:p text:style-name="Text_20_body"><text:span text:style-name="Strong_20_Emphasis"><text:span text:style-name="T1">[Tips Tambahan yang Digunakan:]</text:span></text:span></text:p>
            <text:list xml:id="list372812762423015573" text:style-name="L56">
              <text:list-item>
                <text:p text:style-name="P285"><text:soft-page-break/><text:span text:style-name="Strong_20_Emphasis"><text:span text:style-name="T1">Gaya Bahasa:</text:span></text:span><text:span text:style-name="T1"> Menggunakan sapaan akrab ("kamu"), pertanyaan retoris ("Pernah nggak sih...?"), bahasa komunikatif ("gara-gara", "lho"), dan analogi sederhana (perjalanan waktu). </text:span></text:p>
              </text:list-item>
              <text:list-item>
                <text:p text:style-name="P285"><text:span text:style-name="Strong_20_Emphasis"><text:span text:style-name="T1">Menarik &amp; Antusias:</text:span></text:span><text:span text:style-name="T1"> Menggunakan kata-kata seperti "keren banget", "mimpi tertua", "bekal keren", "petualangan ini" untuk membangkitkan minat. </text:span></text:p>
              </text:list-item>
              <text:list-item>
                <text:p text:style-name="P54"><text:span text:style-name="Strong_20_Emphasis"><text:span text:style-name="T1">Konteks:</text:span></text:span><text:span text:style-name="T1"> Menghubungkan dengan pengalaman remaja (nonton film, main game, belajar skill) dan menetapkan konteks sejarah sebelum masuk ke sains. </text:span></text:p>
              </text:list-item>
            </text:list>
            <text:p text:style-name="Text_20_body"><text:span text:style-name="Strong_20_Emphasis"><text:span text:style-name="T1">[Prompt untuk Ilustrasi Gambar (Opsional)]</text:span></text:span></text:p>
            <text:list xml:id="list3273912279686187313" text:style-name="L57">
              <text:list-item>
                <text:p text:style-name="P55"><text:span text:style-name="Strong_20_Emphasis"><text:span text:style-name="T1">Saran Prompt Gambar:</text:span></text:span><text:span text:style-name="T1"> "Gambarkan sebuah kolase visual yang menarik: di satu sisi ada siluet tokoh-tokoh mitologi atau kuno (seperti Gilgamesh, alkemis dengan botol ramuannya, air mancur awet muda) dengan nuansa 'lama' atau fantasi, dan di sisi lain ada simbol sains modern (untaian DNA, mikroskop, robot nano) dengan nuansa futuristik. Di tengahnya ada jam pasir atau jam besar sebagai simbol waktu." </text:span></text:p>
              </text:list-item>
            </text:list>
            <text:p text:style-name="P442"/>
            <text:p text:style-name="P212">Saya akan menunggu perintah "YAX" dari Anda untuk melanjutkan ke prompt berikutnya (Subbab 1.1: Jejak Sejarah).</text:p>
          </text:section>
          <text:section text:style-name="Sect1" text:name="feedback-form-15">
            <text:p text:style-name="P400"/>
          </text:section>
        </text:section>
        <text:section text:style-name="Sect1" text:name="0b5b81a63cf39b63">
          <text:p text:style-name="P212"/>
          <text:section text:style-name="Sect1" text:name="user-query-content-16">
            <text:p text:style-name="P440">YAX </text:p>
          </text:section>
          <text:p text:style-name="P400">Tampilkan alur berpikir</text:p>
          <text:section text:style-name="Sect2" text:name="model-response-message-contentr_0b5b81a63cf39b63">
            <text:p text:style-name="Text_20_body"><text:span text:style-name="T1">Baik, saya lanjutkan dengan </text:span><text:span text:style-name="Strong_20_Emphasis"><text:span text:style-name="T1">Subbab 1.1: Jejak Sejarah: Dari Mitos Keabadian hingga Pencarian Ilmiah</text:span></text:span><text:span text:style-name="T1">.</text:span></text:p>
            <text:p text:style-name="P442"/>
            <text:p text:style-name="Text_20_body"><text:span text:style-name="Strong_20_Emphasis"><text:span text:style-name="T1">(Jawaban untuk Prompt Subbab 1.1)</text:span></text:span></text:p>
            <text:p text:style-name="Text_20_body"><text:span text:style-name="Strong_20_Emphasis"><text:span text:style-name="T1">Subbab 1.1: Jejak Sejarah: Dari Mitos Keabadian hingga Pencarian Ilmiah</text:span></text:span></text:p>
            <text:p text:style-name="P212">Jauh sebelum para ilmuwan modern punya laboratorium canggih, manusia sudah membayangkan dan mencari cara untuk hidup lebih lama. Keinginan <text:soft-page-break/>ini muncul dalam bentuk cerita-cerita hebat, legenda yang tersebar luas, dan bahkan upaya nekat para penguasa. Yuk, kita intip beberapa jejaknya!</text:p>
            <text:list xml:id="list9107564772515464661" text:style-name="L58">
              <text:list-item>
                <text:p text:style-name="P56"><text:span text:style-name="Strong_20_Emphasis"><text:span text:style-name="T1">Kisah Raja Gilgamesh: Mencari Tanaman Anti-Tua</text:span></text:span><text:span text:style-name="T1"> Salah satu cerita tertulis tertua di dunia (dari Mesopotamia kuno, ribuan tahun lalu!) adalah Epos Gilgamesh. Gilgamesh ini raja gagah berani, tapi hatinya hancur saat sahabat baiknya, Enkidu, meninggal. Tiba-tiba, Gilgamesh jadi takut banget sama kematian. Dia pun melakukan perjalanan berbahaya mencari rahasia keabadian. Dia dengar ada tanaman ajaib di dasar laut yang bisa bikin orang jadi muda lagi. Dengan susah payah, dia berhasil mendapatkannya! Tapi, apesnya, saat dia lengah mandi, tanaman itu dicuri ular (konon inilah kenapa ular bisa ganti kulit dan tampak 'baru' lagi). Akhirnya, Gilgamesh pulang dengan tangan hampa, menyadari bahwa keabadian mungkin bukan untuk manusia, tapi dia jadi lebih menghargai kehidupan yang dia punya. Kisah ini nunjukkin gimana rasa takut akan kematian dan kehilangan sudah ada sejak dulu banget.</text:span></text:p>
              </text:list-item>
              <text:list-item>
                <text:p text:style-name="P56"><text:span text:style-name="Strong_20_Emphasis"><text:span text:style-name="T1">Air Mancur Awet Muda &amp; Ramuan Kehidupan Abadi</text:span></text:span><text:span text:style-name="T1"> Pernah dengar legenda </text:span><text:span text:style-name="Emphasis"><text:span text:style-name="T1">Fountain of Youth</text:span></text:span><text:span text:style-name="T1"> atau Air Mancur Awet Muda? Konon, siapa pun yang minum atau mandi air dari mata air ajaib ini bakal jadi muda lagi dan nggak bisa tua. Banyak penjelajah Eropa zaman dulu, seperti Ponce de León, dikabarkan sampai berlayar jauh mencari mata air ini (meskipun nggak pernah ketemu, sih). Selain itu, ada juga konsep </text:span><text:span text:style-name="Emphasis"><text:span text:style-name="T1">Elixir of Life</text:span></text:span><text:span text:style-name="T1"> atau Ramuan Kehidupan Abadi. Para alkemis (ahli kimia kuno yang kadang campur aduk sains, sihir, dan filsafat) di Eropa, Tiongkok, dan dunia Islam menghabiskan waktu bertahun-tahun mencoba meracik ramuan ini. Mereka percaya ramuan ini nggak cuma bisa menyembuhkan segala penyakit tapi juga bikin hidup selamanya. Salah satu tokoh sejarah terkenal yang terobsesi dengan ramuan ini adalah Kaisar Pertama Tiongkok, Qin Shi Huang. Dia sampai mengirim banyak ekspedisi untuk mencari ramuan dewa dan mempekerjakan banyak alkemis, tapi sayangnya (atau untungnya?), usahanya gagal. Malah, ada yang bilang dia justru meninggal karena minum ramuan berbahaya yang dikira bisa bikin abadi.</text:span></text:p>
              </text:list-item>
              <text:list-item>
                <text:p text:style-name="P56"><text:span text:style-name="Strong_20_Emphasis"><text:span text:style-name="T1">Dewa-Dewi yang Tak Bisa Mati</text:span></text:span><text:span text:style-name="T1"> Di hampir semua mitologi kuno, </text:span><text:soft-page-break/><text:span text:style-name="T1">ada dewa-dewi yang digambarkan abadi alias </text:span><text:span text:style-name="Emphasis"><text:span text:style-name="T1">immortal</text:span></text:span><text:span text:style-name="T1">. Dewa-dewi Olympian di Yunani Kuno (Zeus, Hera, Poseidon, dll.) misalnya, mereka hidup selamanya di Gunung Olympus. Mereka punya kekuatan super, tapi kadang sifatnya nggak beda jauh sama manusia (bisa marah, cemburu, jatuh cinta). Cerita tentang dewa-dewi ini mungkin jadi semacam proyeksi impian manusia sendiri: bisa hidup tanpa takut mati dan punya kekuatan luar biasa. Tapi kadang, ada juga cerita tentang manusia yang </text:span><text:span text:style-name="Emphasis"><text:span text:style-name="T1">diberi</text:span></text:span><text:span text:style-name="T1"> keabadian tapi malah sengsara, seperti Tithonus yang minta hidup abadi tapi lupa minta awet muda, akhirnya dia menua terus sampai jadi jangkrik! Ini seolah jadi peringatan bahwa keabadian belum tentu membahagiakan.</text:span></text:p>
              </text:list-item>
            </text:list>
            <text:p text:style-name="Text_20_body"><text:span text:style-name="Strong_20_Emphasis"><text:span text:style-name="T1">[Kotak Fakta Menarik: Alkemis &amp; Sains Modern]</text:span></text:span><text:span text:style-name="T1"> Meskipun tujuan alkemis mencari Elixir Kehidupan itu terdengar kayak sihir, usaha mereka nggak sia-sia lho! Dalam prosesnya, mereka banyak melakukan eksperimen, menemukan zat-zat kimia baru, dan mengembangkan teknik-teknik laboratorium awal. Bisa dibilang, alkimia ini jadi salah satu 'nenek moyang'-nya ilmu kimia modern!</text:span></text:p>
            <text:p text:style-name="P212">Dari semua kisah dan upaya ini, satu hal jadi jelas: keinginan untuk melawan penuaan dan kematian sudah mengakar kuat dalam diri manusia sejak ribuan tahun lalu. Bedanya, kalau dulu pendekatannya lewat mitos, sihir, atau ramuan misterius, sekarang para 'pencari keabadian' modern menggunakan metode ilmiah, penelitian DNA, dan teknologi canggih yang akan kita bahas nanti. Tapi, dorongan dasarnya tetap sama: sebuah mimpi besar untuk bisa punya waktu lebih lama di dunia ini.</text:p>
            <text:p text:style-name="P442"/>
            <text:p text:style-name="Text_20_body"><text:span text:style-name="Strong_20_Emphasis"><text:span text:style-name="T1">[Tips Tambahan yang Digunakan:]</text:span></text:span></text:p>
            <text:list xml:id="list3224579130020837707" text:style-name="L59">
              <text:list-item>
                <text:p text:style-name="P286"><text:span text:style-name="Strong_20_Emphasis"><text:span text:style-name="T1">Storytelling:</text:span></text:span><text:span text:style-name="T1"> Menceritakan kisah Gilgamesh, Qin Shi Huang, dan Tithonus secara naratif. </text:span></text:p>
              </text:list-item>
              <text:list-item>
                <text:p text:style-name="P286"><text:span text:style-name="Strong_20_Emphasis"><text:span text:style-name="T1">Relatability:</text:span></text:span><text:span text:style-name="T1"> Menghubungkan dengan konsep yang mungkin dikenal remaja (superhero, film). </text:span></text:p>
              </text:list-item>
              <text:list-item>
                <text:p text:style-name="P286"><text:span text:style-name="Strong_20_Emphasis"><text:span text:style-name="T1">Penjelasan Konsep:</text:span></text:span><text:span text:style-name="T1"> Menjelaskan istilah seperti 'immortal', 'alkemis', 'Elixir of Life'. </text:span></text:p>
              </text:list-item>
              <text:list-item>
                <text:p text:style-name="P286"><text:span text:style-name="Strong_20_Emphasis"><text:span text:style-name="T1">Fakta Menarik:</text:span></text:span><text:span text:style-name="T1"> Menyisipkan kotak fakta tentang hubungan alkimia dan kimia modern. </text:span></text:p>
              </text:list-item>
              <text:list-item>
                <text:p text:style-name="P57"><text:soft-page-break/><text:span text:style-name="Strong_20_Emphasis"><text:span text:style-name="T1">Benang Merah:</text:span></text:span><text:span text:style-name="T1"> Menekankan kesamaan keinginan dasar antara upaya kuno dan sains modern. </text:span></text:p>
              </text:list-item>
            </text:list>
            <text:p text:style-name="Text_20_body"><text:span text:style-name="Strong_20_Emphasis"><text:span text:style-name="T1">[Prompt untuk Ilustrasi Gambar (Opsional)]</text:span></text:span></text:p>
            <text:list xml:id="list4934187564743291767" text:style-name="L60">
              <text:list-item>
                <text:p text:style-name="P58"><text:span text:style-name="Strong_20_Emphasis"><text:span text:style-name="T1">Saran Prompt Gambar:</text:span></text:span><text:span text:style-name="T1"> "Gambarkan peta dunia kuno yang artistik dengan ilustrasi kecil di beberapa lokasi: Gilgamesh memegang tanaman di Mesopotamia, Air Mancur Awet Muda di daerah Karibia/Florida, seorang alkemis Eropa di laboratoriumnya, Kaisar Qin Shi Huang di Tiongkok, dan mungkin siluet dewa-dewi Yunani di Gunung Olympus. Beri judul 'Pencarian Keabadian di Masa Lalu'." </text:span></text:p>
              </text:list-item>
            </text:list>
            <text:p text:style-name="P442"/>
            <text:p text:style-name="P212">Saya akan menunggu perintah "YAX" dari Anda untuk melanjutkan ke prompt berikutnya (Subbab 1.2: Mendefinisikan Keabadian &amp; Perpanjangan Usia Radikal).</text:p>
          </text:section>
          <text:section text:style-name="Sect1" text:name="feedback-form-16">
            <text:p text:style-name="P400"/>
          </text:section>
        </text:section>
        <text:section text:style-name="Sect1" text:name="d27bf32d2604cc5c">
          <text:p text:style-name="P212"/>
          <text:section text:style-name="Sect1" text:name="user-query-content-17">
            <text:p text:style-name="P440">YAX </text:p>
          </text:section>
          <text:p text:style-name="P400">Tampilkan alur berpikir</text:p>
          <text:section text:style-name="Sect2" text:name="model-response-message-contentr_d27bf32d2604cc5c">
            <text:p text:style-name="Text_20_body"><text:span text:style-name="T1">Baik, saya lanjutkan dengan </text:span><text:span text:style-name="Strong_20_Emphasis"><text:span text:style-name="T1">Subbab 1.2: Apa Sih "Hidup Selamanya" Itu? Mendefinisikan Keabadian &amp; Perpanjangan Usia Radikal</text:span></text:span><text:span text:style-name="T1">.</text:span></text:p>
            <text:p text:style-name="P442"/>
            <text:p text:style-name="Text_20_body"><text:span text:style-name="Strong_20_Emphasis"><text:span text:style-name="T1">(Jawaban untuk Prompt Subbab 1.2)</text:span></text:span></text:p>
            <text:p text:style-name="Text_20_body"><text:span text:style-name="Strong_20_Emphasis"><text:span text:style-name="T1">Subbab 1.2: Apa Sih "Hidup Selamanya" Itu? Mendefinisikan Keabadian &amp; Perpanjangan Usia Radikal</text:span></text:span></text:p>
            <text:p text:style-name="P212">Oke, kita sudah lihat kalau mimpi hidup selamanya itu sudah ada sejak zaman baheula. Tapi, tunggu dulu, kalau kita ngomongin "hidup selamanya" di zaman sains ini, apa sih maksudnya sebenarnya? Apakah kayak vampir di film yang nggak bisa mati sama sekali? Atau ada arti lain? Biar nggak salah kaprah, yuk kita bedah istilah-istilah penting ini!</text:p>
            <text:list xml:id="list7812404865757816061" text:style-name="L61">
              <text:list-item>
                <text:p text:style-name="P59"><text:span text:style-name="Strong_20_Emphasis"><text:span text:style-name="T1">Keabadian Absolut (Absolute Immortality): Nggak Bisa Mati Sama Sekali</text:span></text:span><text:span text:style-name="T1"> Ini biasanya yang muncul di cerita fantasi atau mitologi. Makhluk dengan keabadian absolut itu benar-benar nggak </text:span><text:soft-page-break/><text:span text:style-name="T1">bisa mati, titik! Mau kena penyakit, kecelakaan parah, bahkan mungkin kiamat sekalipun, dia tetap hidup. Contohnya? Dewa-dewi mitologi atau superhero tertentu di komik. Nah, penting banget dicatat: </text:span><text:span text:style-name="Strong_20_Emphasis"><text:span text:style-name="T1">ini BUKAN tujuan sains modern saat ini</text:span></text:span><text:span text:style-name="T1">. Ilmuwan nggak lagi mencari cara bikin manusia jadi kebal total terhadap kematian. Itu masih di ranah fiksi.</text:span></text:p>
              </text:list-item>
              <text:list-item>
                <text:p text:style-name="P59"><text:span text:style-name="Strong_20_Emphasis"><text:span text:style-name="T1">Keabadian Biologis (Biological Immortality): Nggak Mati Karena Tua</text:span></text:span><text:span text:style-name="T1"> Istilah ini sedikit lebih 'ilmiah'. Artinya, suatu makhluk hidup nggak mengalami proses penuaan yang menyebabkan kematian. Tubuhnya bisa terus memperbaiki diri atau bahkan kembali muda. Contoh di alam beneran ada lho! Misalnya, Hydra (hewan air tawar super kecil) atau </text:span><text:span text:style-name="Emphasis"><text:span text:style-name="T1">Turritopsis dohrnii</text:span></text:span><text:span text:style-name="T1"> (ubur-ubur yang bisa 'mundur' ke fase muda lagi). Tapi, meskipun mereka nggak mati karena tua, mereka </text:span><text:span text:style-name="Emphasis"><text:span text:style-name="T1">masih bisa mati</text:span></text:span><text:span text:style-name="T1"> kalau dimakan predator, kena penyakit, atau lingkungannya rusak. Dan lagi, mekanisme mereka sangat beda dan jauh lebih simpel dibanding tubuh manusia yang super kompleks. Jadi, meniru mereka itu susahnya minta ampun!</text:span></text:p>
              </text:list-item>
              <text:list-item>
                <text:p text:style-name="P59"><text:span text:style-name="Strong_20_Emphasis"><text:span text:style-name="T1">Perpanjangan Usia (Lifespan Extension): Hidup Lebih Lama</text:span></text:span><text:span text:style-name="T1"> Ini istilah yang lebih umum dipakai dalam sains. Artinya ya sederhana: upaya untuk meningkatkan rata-rata usia harapan hidup manusia, atau batas usia maksimal yang bisa dicapai. Misalnya, kalau sekarang rata-rata usia harapan hidup global sekitar 70-an tahun, perpanjangan usia bertujuan membuatnya jadi 80, 90, atau lebih.</text:span></text:p>
              </text:list-item>
              <text:list-item>
                <text:p text:style-name="P59"><text:span text:style-name="Strong_20_Emphasis"><text:span text:style-name="T1">Perpanjangan Masa Sehat (Healthspan Extension): Hidup Sehat Lebih Lama (INI KUNCINYA!)</text:span></text:span><text:span text:style-name="T1"> Nah, ini dia konsep yang </text:span><text:span text:style-name="Emphasis"><text:span text:style-name="T1">paling penting</text:span></text:span><text:span text:style-name="T1"> dalam riset anti-penuaan modern! Coba bayangin, apa gunanya bisa hidup sampai 150 tahun kalau 50 tahun terakhir cuma bisa terbaring di tempat tidur, sakit-sakitan, dan nggak bisa ngapa-ngapain? Pasti nggak enak, kan? Makanya, tujuan utama ilmuwan sekarang bukan cuma nambah </text:span><text:span text:style-name="Emphasis"><text:span text:style-name="T1">jumlah</text:span></text:span><text:span text:style-name="T1"> tahun hidup (lifespan), tapi nambah </text:span><text:span text:style-name="Emphasis"><text:span text:style-name="T1">jumlah tahun hidup yang dijalani dengan sehat, aktif, dan berkualitas</text:span></text:span><text:span text:style-name="T1"> (healthspan). Mereka ingin kita bisa tetap fit, bugar, bebas penyakit kronis, dan menikmati hidup lebih lama. Jadi, fokusnya adalah </text:span><text:span text:style-name="Strong_20_Emphasis"><text:span text:style-name="T1">kualitas hidup di usia panjang</text:span></text:span><text:span text:style-name="T1">.</text:span></text:p>
              </text:list-item>
              <text:list-item>
                <text:p text:style-name="P59"><text:soft-page-break/><text:span text:style-name="Strong_20_Emphasis"><text:span text:style-name="T1">Perpanjangan Usia Radikal (Radical Life Extension): Lompatan Besar Umur Panjang</text:span></text:span><text:span text:style-name="T1"> Ini adalah tujuan yang lebih ambisius lagi. Bukan cuma nambah beberapa tahun, tapi memperpanjang usia </text:span><text:span text:style-name="Emphasis"><text:span text:style-name="T1">secara signifikan</text:span></text:span><text:span text:style-name="T1">—misalnya, bisa hidup sehat sampai 120, 150, 200 tahun, atau bahkan lebih! Inilah 'keabadian' versi sains modern yang paling sering jadi fokus penelitian canggih yang akan kita bahas di buku ini. Tujuannya adalah menaklukkan penyakit-penyakit terkait usia dan memperlambat proses penuaan itu sendiri sejauh mungkin, sehingga kita bisa menikmati </text:span><text:span text:style-name="Emphasis"><text:span text:style-name="T1">healthspan</text:span></text:span><text:span text:style-name="T1"> yang super panjang.</text:span></text:p>
              </text:list-item>
            </text:list>
            <text:p text:style-name="Text_20_body"><text:span text:style-name="Strong_20_Emphasis"><text:span text:style-name="T1">[Analog: Upgrade Komputer]</text:span></text:span><text:span text:style-name="T1"> Bayangin tubuh kita kayak komputer.</text:span></text:p>
            <text:list xml:id="list4776488444332361773" text:style-name="L62">
              <text:list-item>
                <text:p text:style-name="P287"><text:span text:style-name="Strong_20_Emphasis"><text:span text:style-name="T1">Perpanjangan Lifespan:</text:span></text:span><text:span text:style-name="T1"> Bikin komputer tetap nyala lebih lama, meskipun mungkin udah lemot dan banyak error. </text:span></text:p>
              </text:list-item>
              <text:list-item>
                <text:p text:style-name="P287"><text:span text:style-name="Strong_20_Emphasis"><text:span text:style-name="T1">Perpanjangan Healthspan (INI YANG DICARI!):</text:span></text:span><text:span text:style-name="T1"> Upgrade komponen komputer (prosesor, RAM, software) biar tetap berjalan cepat, lancar, bebas virus, dan berguna lebih lama. </text:span></text:p>
              </text:list-item>
              <text:list-item>
                <text:p text:style-name="P60"><text:span text:style-name="Strong_20_Emphasis"><text:span text:style-name="T1">Keabadian Absolut (Fiksi):</text:span></text:span><text:span text:style-name="T1"> Bikin komputer yang nggak bisa rusak sama sekali, tahan air, tahan banting, tahan ledakan nuklir sekalipun. </text:span></text:p>
              </text:list-item>
            </text:list>
            <text:p text:style-name="Text_20_body"><text:span text:style-name="T1">Jadi, kalau dengar ilmuwan bicara soal 'anti-penuaan' atau 'umur panjang', yang paling sering mereka maksud adalah </text:span><text:span text:style-name="Strong_20_Emphasis"><text:span text:style-name="T1">memperpanjang masa hidup sehat (healthspan)</text:span></text:span><text:span text:style-name="T1">, mungkin hingga mencapai </text:span><text:span text:style-name="Strong_20_Emphasis"><text:span text:style-name="T1">perpanjangan usia radikal</text:span></text:span><text:span text:style-name="T1">. Bukan bikin kita jadi makhluk fantasi yang nggak bisa mati sama sekali, ya! Paham bedanya itu penting banget biar kita punya ekspektasi yang realistis.</text:span></text:p>
            <text:p text:style-name="P442"/>
            <text:p text:style-name="Text_20_body"><text:span text:style-name="Strong_20_Emphasis"><text:span text:style-name="T1">[Tips Tambahan yang Digunakan:]</text:span></text:span></text:p>
            <text:list xml:id="list3306857335909442451" text:style-name="L63">
              <text:list-item>
                <text:p text:style-name="P288"><text:span text:style-name="Strong_20_Emphasis"><text:span text:style-name="T1">Definisi Jelas:</text:span></text:span><text:span text:style-name="T1"> Mendefinisikan setiap istilah kunci dengan bahasa sederhana. </text:span></text:p>
              </text:list-item>
              <text:list-item>
                <text:p text:style-name="P288"><text:span text:style-name="Strong_20_Emphasis"><text:span text:style-name="T1">Pembedaan Konsep:</text:span></text:span><text:span text:style-name="T1"> Menekankan perbedaan antara keabadian fantasi dan tujuan sains riil. </text:span></text:p>
              </text:list-item>
              <text:list-item>
                <text:p text:style-name="P288"><text:span text:style-name="Strong_20_Emphasis"><text:span text:style-name="T1">Penekanan pada Healthspan:</text:span></text:span><text:span text:style-name="T1"> Menyoroti pentingnya konsep </text:span><text:span text:style-name="Emphasis"><text:span text:style-name="T1">healthspan</text:span></text:span><text:span text:style-name="T1"> sebagai tujuan utama riset modern. </text:span></text:p>
              </text:list-item>
              <text:list-item>
                <text:p text:style-name="P288"><text:span text:style-name="Strong_20_Emphasis"><text:span text:style-name="T1">Analogi:</text:span></text:span><text:span text:style-name="T1"> Menggunakan analogi komputer untuk mempermudah pemahaman perbedaan konsep. </text:span></text:p>
              </text:list-item>
              <text:list-item>
                <text:p text:style-name="P61"><text:span text:style-name="Strong_20_Emphasis"><text:span text:style-name="T1">Relatability:</text:span></text:span><text:span text:style-name="T1"> Mengajukan pertanyaan retoris yang relevan ("Apa gunanya...?"). </text:span></text:p>
              </text:list-item>
            </text:list>
            <text:p text:style-name="Text_20_body"><text:soft-page-break/><text:span text:style-name="Strong_20_Emphasis"><text:span text:style-name="T1">[Prompt untuk Ilustrasi Gambar (Opsional)]</text:span></text:span></text:p>
            <text:list xml:id="list6224106095978157456" text:style-name="L64">
              <text:list-item>
                <text:p text:style-name="P289"><text:span text:style-name="Strong_20_Emphasis"><text:span text:style-name="T1">Saran Prompt Gambar:</text:span></text:span><text:span text:style-name="T1"> "Buat infografis perbandingan yang jelas: </text:span></text:p>
                <text:list>
                  <text:list-item>
                    <text:p text:style-name="P412">Kolom 1 (Keabadian Absolut): Gambar superhero/vampir dengan simbol 'tak terkalahkan'. </text:p>
                  </text:list-item>
                  <text:list-item>
                    <text:p text:style-name="P412">Kolom 2 (Keabadian Biologis): Gambar Hydra atau ubur-ubur Turritopsis dengan panah siklus hidup yang kembali muda. </text:p>
                  </text:list-item>
                  <text:list-item>
                    <text:p text:style-name="P412">Kolom 3 (Lifespan): Grafik usia harapan hidup yang sedikit menanjak. </text:p>
                  </text:list-item>
                  <text:list-item>
                    <text:p text:style-name="P412">Kolom 4 (Healthspan - Diberi Bintang/Highlight): Grafik usia harapan hidup dengan bagian 'sehat &amp; aktif' yang jauh lebih panjang dibandingkan bagian 'sakit'. </text:p>
                  </text:list-item>
                  <text:list-item>
                    <text:p text:style-name="P217">Kolom 5 (Perpanjangan Usia Radikal): Grafik usia harapan hidup yang melonjak tinggi (misal 150+) dengan mayoritas area adalah 'healthspan'. Beri judul 'Memahami Istilah Umur Panjang'." </text:p>
                  </text:list-item>
                </text:list>
              </text:list-item>
            </text:list>
            <text:p text:style-name="P442"/>
            <text:p text:style-name="P212">Saya akan menunggu perintah "YAX" dari Anda untuk melanjutkan ke prompt berikutnya (Subbab 1.3: Pertanyaan Besar: Kenapa Kita Ingin Hidup Lebih Lama?).</text:p>
          </text:section>
          <text:section text:style-name="Sect1" text:name="feedback-form-17">
            <text:p text:style-name="P400"/>
          </text:section>
        </text:section>
        <text:section text:style-name="Sect1" text:name="6c3f6f92f8846219">
          <text:p text:style-name="P212"/>
          <text:section text:style-name="Sect1" text:name="user-query-content-18">
            <text:p text:style-name="P440">YAX </text:p>
          </text:section>
          <text:p text:style-name="P400">Tampilkan alur berpikir</text:p>
          <text:section text:style-name="Sect2" text:name="model-response-message-contentr_6c3f6f92f8846219">
            <text:p text:style-name="Text_20_body"><text:span text:style-name="T1">Baik, saya lanjutkan (Jumat, 25 April 2025, 07:53 WIB). Berikut adalah jawaban untuk </text:span><text:span text:style-name="Strong_20_Emphasis"><text:span text:style-name="T1">Subbab 1.3: Pertanyaan Besar: Kenapa Kita </text:span></text:span><text:span text:style-name="Strong_20_Emphasis"><text:span text:style-name="Emphasis"><text:span text:style-name="T1">Ingin</text:span></text:span></text:span><text:span text:style-name="Strong_20_Emphasis"><text:span text:style-name="T1"> Hidup Lebih Lama?</text:span></text:span><text:span text:style-name="T1">.</text:span></text:p>
            <text:p text:style-name="P442"/>
            <text:p text:style-name="Text_20_body"><text:span text:style-name="Strong_20_Emphasis"><text:span text:style-name="T1">(Jawaban untuk Prompt Subbab 1.3)</text:span></text:span></text:p>
            <text:p text:style-name="Text_20_body"><text:span text:style-name="Strong_20_Emphasis"><text:span text:style-name="T1">Subbab 1.3: Pertanyaan Besar: Kenapa Kita </text:span></text:span><text:span text:style-name="Strong_20_Emphasis"><text:span text:style-name="Emphasis"><text:span text:style-name="T1">Ingin</text:span></text:span></text:span><text:span text:style-name="Strong_20_Emphasis"><text:span text:style-name="T1"> Hidup Lebih Lama?</text:span></text:span></text:p>
            <text:p text:style-name="Text_20_body"><text:span text:style-name="T1">Oke, kita sudah tahu kalau mimpi umur panjang itu sudah ada sejak lama, dan kita juga sudah paham apa bedanya 'awet muda' versi sains dengan versi fantasi. Tapi, pernah nggak kamu berhenti sejenak dan bertanya: </text:span><text:soft-page-break/><text:span text:style-name="Emphasis"><text:span text:style-name="T1">kenapa</text:span></text:span><text:span text:style-name="T1"> sih sebenarnya kita, sebagai manusia, begitu terobsesi dengan ide hidup lebih lama? Apa yang mendorong kita mencari 'obat awet muda' atau bahkan memimpikan keabadian? Ternyata alasannya cukup kompleks dan menyentuh sisi terdalam kemanusiaan kita. Yuk, kita coba gali beberapa motivasi utamanya:</text:span></text:p>
            <text:list xml:id="list8004830787676418779" text:style-name="L65">
              <text:list-item>
                <text:p text:style-name="P62"><text:span text:style-name="Strong_20_Emphasis"><text:span text:style-name="T1">Rasa Takut Akan Kematian (dan Kehilangan)</text:span></text:span><text:span text:style-name="T1"> Jujur saja, ini mungkin alasan paling mendasar. Kebanyakan dari kita punya rasa takut alami terhadap kematian—takut akan akhir dari kesadaran kita, takut tidak tahu apa yang terjadi setelahnya, takut akan ketiadaan (oblivion). Kita juga takut kehilangan orang-orang yang kita sayangi, dan membayangkan perpisahan selamanya itu menyakitkan. Keinginan untuk hidup lebih lama bisa jadi adalah cara kita merespons rasa takut fundamental ini, sebuah harapan untuk menunda 'akhir' yang tak terhindarkan itu sejauh mungkin.</text:span></text:p>
              </text:list-item>
              <text:list-item>
                <text:p text:style-name="P62"><text:span text:style-name="Strong_20_Emphasis"><text:span text:style-name="T1">Haus Pengalaman dan Pengetahuan</text:span></text:span><text:span text:style-name="T1"> Dunia ini begitu luas dan menarik! Ada begitu banyak tempat untuk dijelajahi, buku untuk dibaca, skill baru untuk dipelajari (main musik, bahasa baru, coding, memasak), film untuk ditonton, orang menarik untuk ditemui. Rasanya, hidup yang 'standar' sekarang ini terlalu singkat untuk bisa merasakan dan mempelajari semuanya. Waktu hidup yang lebih panjang menawarkan janji kesempatan tanpa batas untuk memuaskan rasa ingin tahu kita, memperkaya pengalaman, dan terus belajar hal baru. Siapa sih yang nggak mau punya waktu ekstra buat nonton semua serial favorit atau traveling ke semua negara impian?</text:span></text:p>
              </text:list-item>
              <text:list-item>
                <text:p text:style-name="P62"><text:span text:style-name="Strong_20_Emphasis"><text:span text:style-name="T1">Ikatan Cinta dan Hubungan</text:span></text:span><text:span text:style-name="T1"> Manusia adalah makhluk sosial. Hubungan kita dengan keluarga, teman, pasangan adalah sumber kebahagiaan dan makna hidup yang besar. Kita ingin menghabiskan waktu sebanyak mungkin dengan orang-orang terkasih, melihat anak-anak (atau mungkin kelak cucu-cucu) tumbuh besar, berbagi momen suka dan duka bersama sahabat. Keinginan untuk memperpanjang usia seringkali didorong oleh keinginan sederhana namun kuat ini: agar bisa lebih lama bersama orang-orang yang berarti dalam hidup kita.</text:span></text:p>
              </text:list-item>
              <text:list-item>
                <text:p text:style-name="P62"><text:span text:style-name="Strong_20_Emphasis"><text:span text:style-name="T1">Mencapai Potensi &amp; Meninggalkan Jejak (Legacy)</text:span></text:span><text:span text:style-name="T1"> Banyak orang </text:span><text:soft-page-break/><text:span text:style-name="T1">merasa punya potensi besar dalam diri mereka—bakat, ide, kontribusi—yang rasanya butuh waktu lebih dari sekadar 70-80 tahun untuk bisa diwujudkan sepenuhnya. Mungkin kamu ingin jadi ilmuwan hebat yang menemukan obat penting, seniman yang karyanya dikenang, atau pengusaha yang membangun sesuatu yang bermanfaat bagi banyak orang. Umur panjang bisa dilihat sebagai kesempatan untuk benar-benar memaksimalkan potensi diri dan meninggalkan 'warisan' atau jejak yang berarti di dunia.</text:span></text:p>
              </text:list-item>
              <text:list-item>
                <text:p text:style-name="P62"><text:span text:style-name="Strong_20_Emphasis"><text:span text:style-name="T1">Rasa Penasaran Akan Masa Depan</text:span></text:span><text:span text:style-name="T1"> Pernah kepikiran nggak, bakal kayak gimana ya dunia 50 atau 100 tahun lagi? Teknologi apa yang bakal muncul? Apakah manusia sudah sampai ke Mars? Bagaimana gaya hidup, musik, atau fashion di masa depan? Rasa penasaran murni tentang bagaimana cerita peradaban manusia akan berlanjut juga bisa jadi salah satu pendorong keinginan untuk hidup lebih lama—kita ingin jadi saksi mata perubahan dan perkembangan dunia.</text:span></text:p>
              </text:list-item>
              <text:list-item>
                <text:p text:style-name="P62"><text:span text:style-name="Strong_20_Emphasis"><text:span text:style-name="T1">Menghindari Penderitaan Usia Tua</text:span></text:span><text:span text:style-name="T1"> Seperti yang sudah kita bahas (konsep </text:span><text:span text:style-name="Emphasis"><text:span text:style-name="T1">healthspan</text:span></text:span><text:span text:style-name="T1">), keinginan hidup lebih lama seringkali nggak terpisahkan dari keinginan untuk </text:span><text:span text:style-name="Emphasis"><text:span text:style-name="T1">menghindari</text:span></text:span><text:span text:style-name="T1"> penyakit, rasa sakit, dan keterbatasan fisik yang sering dikaitkan dengan usia tua. Kita tidak hanya ingin tahun yang lebih banyak, tapi tahun yang lebih banyak </text:span><text:span text:style-name="Emphasis"><text:span text:style-name="T1">dalam kondisi sehat dan bugar</text:span></text:span><text:span text:style-name="T1">. Jadi, motivasinya juga tentang meningkatkan kualitas hidup di usia senja.</text:span></text:p>
              </text:list-item>
            </text:list>
            <text:p text:style-name="Text_20_body"><text:span text:style-name="Strong_20_Emphasis"><text:span text:style-name="T1">[Ayo Merenung Sejenak]</text:span></text:span><text:span text:style-name="T1"> Coba deh kamu pikirkan, kalau kamu diberi pilihan untuk hidup sehat sampai usia 150 tahun, alasan mana yang paling kuat buatmu? Apakah ada alasan lain yang belum disebutkan di sini? Tidak ada jawaban benar atau salah, karena ini menyangkut nilai dan harapan pribadi masing-masing.</text:span></text:p>
            <text:p text:style-name="P212">Pada akhirnya, keinginan untuk hidup lebih lama adalah campuran kompleks dari berbagai dorongan manusiawi: rasa takut kita, harapan kita, cinta kita, rasa ingin tahu kita, dan pencarian kita akan makna dalam bentangan waktu yang kita miliki.</text:p>
            <text:p text:style-name="P442"/>
            <text:p text:style-name="Text_20_body"><text:span text:style-name="Strong_20_Emphasis"><text:span text:style-name="T1">[Tips Tambahan yang Digunakan:]</text:span></text:span></text:p>
            <text:list xml:id="list4374972691708671047" text:style-name="L66">
              <text:list-item>
                <text:p text:style-name="P290"><text:soft-page-break/><text:span text:style-name="Strong_20_Emphasis"><text:span text:style-name="T1">Eksplorasi Motivasi:</text:span></text:span><text:span text:style-name="T1"> Menggali berbagai alasan psikologis, emosional, dan filosofis. </text:span></text:p>
              </text:list-item>
              <text:list-item>
                <text:p text:style-name="P290"><text:span text:style-name="Strong_20_Emphasis"><text:span text:style-name="T1">Relatability:</text:span></text:span><text:span text:style-name="T1"> Menghubungkan dengan perasaan dan harapan umum (takut mati, ingin belajar, cinta keluarga, penasaran). </text:span></text:p>
              </text:list-item>
              <text:list-item>
                <text:p text:style-name="P290"><text:span text:style-name="Strong_20_Emphasis"><text:span text:style-name="T1">Pertanyaan Reflektif:</text:span></text:span><text:span text:style-name="T1"> Mengajak pembaca merenungkan motivasi pribadi mereka sendiri. </text:span></text:p>
              </text:list-item>
              <text:list-item>
                <text:p text:style-name="P290"><text:span text:style-name="Strong_20_Emphasis"><text:span text:style-name="T1">Struktur Jelas:</text:span></text:span><text:span text:style-name="T1"> Menggunakan poin-poin bernomor untuk memaparkan alasan-alasan yang berbeda. </text:span></text:p>
              </text:list-item>
              <text:list-item>
                <text:p text:style-name="P63"><text:span text:style-name="Strong_20_Emphasis"><text:span text:style-name="T1">Nada Empati:</text:span></text:span><text:span text:style-name="T1"> Mengakui kompleksitas perasaan manusia terkait hidup dan mati. </text:span></text:p>
              </text:list-item>
            </text:list>
            <text:p text:style-name="Text_20_body"><text:span text:style-name="Strong_20_Emphasis"><text:span text:style-name="T1">[Prompt untuk Ilustrasi Gambar (Opsional)]</text:span></text:span></text:p>
            <text:list xml:id="list372056343214128406" text:style-name="L67">
              <text:list-item>
                <text:p text:style-name="P64"><text:span text:style-name="Strong_20_Emphasis"><text:span text:style-name="T1">Saran Prompt Gambar:</text:span></text:span><text:span text:style-name="T1"> "Gambarkan siluet kepala manusia yang sedang berpikir, di dalamnya ada gelembung-gelembung pikiran (thought bubbles) yang berisi simbol-simbol motivasi: hati (cinta), buku/bola lampu (pengetahuan/ide), peta dunia (pengalaman), tanda tanya (penasaran), jam dinding retak (takut waktu habis), dan mungkin perisai (menghindari penderitaan). Beri judul 'Mengapa Kita Ingin Hidup Lebih Lama?'." </text:span></text:p>
              </text:list-item>
            </text:list>
            <text:p text:style-name="P442"/>
            <text:p text:style-name="P212">Saya akan menunggu perintah "YAX" dari Anda untuk melanjutkan ke prompt berikutnya (Pengantar Bab 2).</text:p>
          </text:section>
          <text:section text:style-name="Sect1" text:name="feedback-form-18">
            <text:p text:style-name="P400"/>
          </text:section>
        </text:section>
        <text:section text:style-name="Sect1" text:name="e38216c08404c4c1">
          <text:p text:style-name="P212"/>
          <text:section text:style-name="Sect1" text:name="user-query-content-19">
            <text:p text:style-name="P440">YAX </text:p>
          </text:section>
          <text:p text:style-name="P400">Tampilkan alur berpikir</text:p>
          <text:section text:style-name="Sect2" text:name="model-response-message-contentr_e38216c08404c4c1">
            <text:p text:style-name="Text_20_body"><text:span text:style-name="T1">Baik, saya lanjutkan (Jumat, 25 April 2025, 07:54 WIB di Banda Aceh). Berikut adalah jawaban untuk </text:span><text:span text:style-name="Strong_20_Emphasis"><text:span text:style-name="T1">Pengantar Bab 2</text:span></text:span><text:span text:style-name="T1">.</text:span></text:p>
            <text:p text:style-name="P442"/>
            <text:p text:style-name="Text_20_body"><text:span text:style-name="Strong_20_Emphasis"><text:span text:style-name="T1">(Jawaban untuk Prompt Pengantar Bab 2)</text:span></text:span></text:p>
            <text:p text:style-name="Text_20_body"><text:span text:style-name="Strong_20_Emphasis"><text:span text:style-name="T1">Bab 2: Tik-Tok Jam Biologis: Memahami Penuaan</text:span></text:span></text:p>
            <text:p text:style-name="Text_20_body"><text:span text:style-name="T1">Di Bab 1, kita sudah menjelajahi mimpi panjang manusia tentang keabadian dan mengapa kita begitu menginginkannya. Rasanya keren ya, </text:span><text:soft-page-break/><text:span text:style-name="T1">membayangkan bisa hidup lebih lama! Tapi, sebelum kita terlalu jauh bermimpi atau membahas teknologi canggih, ada pertanyaan mendasar yang harus kita jawab dulu: </text:span><text:span text:style-name="Emphasis"><text:span text:style-name="T1">Sebenarnya, apa sih penuaan itu kalau dilihat dari kacamata sains? Kenapa tubuh kita yang hebat ini, yang bisa menyembuhkan luka dan melawan kuman, kok nggak bisa terus-menerus memperbaiki diri dan tetap muda selamanya?</text:span></text:span></text:p>
            <text:p text:style-name="P212">Rasanya seperti ada 'jam biologis' tak terlihat yang terus berdetak di dalam setiap sel kita, atau mungkin semacam 'program' yang berjalan pelan-pelan seiring waktu. Nah, di Bab 2 ini, kita akan coba mengintip cara kerja 'jam' atau 'program' misterius itu. Kita akan menyelam lebih dalam, masuk ke dunia sel dan molekul super kecil yang menyusun tubuh kita, untuk memahami mekanisme dasar di balik proses penuaan.</text:p>
            <text:p text:style-name="P212">Kenapa sih kulit mulai keriput? Kenapa energi kita kadang terasa berkurang saat usia bertambah? Kenapa orang tua lebih rentan terhadap penyakit tertentu? Bab ini akan mencoba menjawab pertanyaan-pertanyaan itu dengan bahasa yang mudah dipahami. Kita akan bongkar beberapa 'biang keladi' utama yang menurut para ilmuwan jadi penyebab kita menua. Memahami musuh utama ini adalah langkah pertama yang super penting kalau kita mau mencari cara untuk melawannya! Siap jadi detektif biologi? Yuk, kita mulai investigasi proses penuaan!</text:p>
            <text:p text:style-name="P442"/>
            <text:p text:style-name="Text_20_body"><text:span text:style-name="Strong_20_Emphasis"><text:span text:style-name="T1">[Tips Tambahan yang Digunakan:]</text:span></text:span></text:p>
            <text:list xml:id="list3966853232498383224" text:style-name="L68">
              <text:list-item>
                <text:p text:style-name="P291"><text:span text:style-name="Strong_20_Emphasis"><text:span text:style-name="T1">Bridging:</text:span></text:span><text:span text:style-name="T1"> Menghubungkan secara jelas ke pembahasan di Bab 1. </text:span></text:p>
              </text:list-item>
              <text:list-item>
                <text:p text:style-name="P291"><text:span text:style-name="Strong_20_Emphasis"><text:span text:style-name="T1">Metaphor:</text:span></text:span><text:span text:style-name="T1"> Menggunakan metafora 'jam biologis' dan 'program penuaan' (dengan hati-hati). </text:span></text:p>
              </text:list-item>
              <text:list-item>
                <text:p text:style-name="P291"><text:span text:style-name="Strong_20_Emphasis"><text:span text:style-name="T1">Engaging Questions:</text:span></text:span><text:span text:style-name="T1"> Mengajukan pertanyaan-pertanyaan kunci yang akan dijawab dalam bab tersebut. </text:span></text:p>
              </text:list-item>
              <text:list-item>
                <text:p text:style-name="P291"><text:span text:style-name="Strong_20_Emphasis"><text:span text:style-name="T1">Setting Expectation:</text:span></text:span><text:span text:style-name="T1"> Menjanjikan penjelasan yang mudah dipahami tentang mekanisme seluler dan molekuler. </text:span></text:p>
              </text:list-item>
              <text:list-item>
                <text:p text:style-name="P65"><text:span text:style-name="Strong_20_Emphasis"><text:span text:style-name="T1">Building Anticipation:</text:span></text:span><text:span text:style-name="T1"> Menggunakan frasa seperti "mengintip cara kerja", "menyelam lebih dalam", "bongkar biang keladi", "detektif biologi", "investigasi" untuk membuat pembaca penasaran. </text:span></text:p>
              </text:list-item>
            </text:list>
            <text:p text:style-name="Text_20_body"><text:span text:style-name="Strong_20_Emphasis"><text:span text:style-name="T1">[Prompt untuk Ilustrasi Gambar (Opsional)]</text:span></text:span></text:p>
            <text:list xml:id="list4984975208802151988" text:style-name="L69">
              <text:list-item>
                <text:p text:style-name="P66"><text:soft-page-break/><text:span text:style-name="Strong_20_Emphasis"><text:span text:style-name="T1">Saran Prompt Gambar:</text:span></text:span><text:span text:style-name="T1"> "Gambarkan sebuah jam besar yang artistik, tetapi roda giginya bukan terbuat dari logam, melainkan dari untaian DNA, sel-sel tubuh, dan kromosom. Jarum jam bergerak maju. Di latar belakang jam, ada siluet tubuh manusia yang perlahan berubah dari muda ke tua. Beri judul 'Jam Biologis di Dalam Diri Kita'." </text:span></text:p>
              </text:list-item>
            </text:list>
            <text:p text:style-name="P442"/>
            <text:p text:style-name="P212">Saya akan menunggu perintah "YAX" dari Anda untuk melanjutkan ke prompt berikutnya (Subbab 2.1: Apa Itu Penuaan? Bukan Sekadar Keriput dan Uban).</text:p>
          </text:section>
          <text:section text:style-name="Sect1" text:name="feedback-form-19">
            <text:p text:style-name="P400"/>
          </text:section>
        </text:section>
        <text:section text:style-name="Sect1" text:name="36a9651d7e9ef96d">
          <text:p text:style-name="P212"/>
          <text:section text:style-name="Sect1" text:name="user-query-content-20">
            <text:p text:style-name="P440">YAX </text:p>
          </text:section>
          <text:p text:style-name="P400">Tampilkan alur berpikir</text:p>
          <text:section text:style-name="Sect2" text:name="model-response-message-contentr_36a9651d7e9ef96d">
            <text:p text:style-name="Text_20_body"><text:span text:style-name="T1">Baik, saya lanjutkan (Jumat, 25 April 2025, 07:56 WIB di Banda Aceh). Berikut adalah jawaban untuk </text:span><text:span text:style-name="Strong_20_Emphasis"><text:span text:style-name="T1">Subbab 2.1: Apa Itu Penuaan? Bukan Sekadar Keriput dan Uban</text:span></text:span><text:span text:style-name="T1">.</text:span></text:p>
            <text:p text:style-name="P442"/>
            <text:p text:style-name="Text_20_body"><text:span text:style-name="Strong_20_Emphasis"><text:span text:style-name="T1">(Jawaban untuk Prompt Subbab 2.1)</text:span></text:span></text:p>
            <text:p text:style-name="Text_20_body"><text:span text:style-name="Strong_20_Emphasis"><text:span text:style-name="T1">Subbab 2.1: Apa Itu Penuaan? Bukan Sekadar Keriput dan Uban</text:span></text:span></text:p>
            <text:p text:style-name="Text_20_body"><text:span text:style-name="T1">Kalau kita bicara soal "tua" atau "menua", apa sih yang pertama kali muncul di kepalamu? Mungkin gambar kakek-nenek dengan rambut putih, kulit keriput, atau kacamata tebal? Atau mungkin kamu kepikiran soal energi yang nggak sekuat dulu? Ya, itu semua memang tanda-tanda penuaan yang bisa kita lihat dari luar. Tapi, penting banget untuk tahu kalau penuaan itu </text:span><text:span text:style-name="Emphasis"><text:span text:style-name="T1">jauh lebih</text:span></text:span><text:span text:style-name="T1"> dari sekadar perubahan penampilan. Itu semua hanyalah </text:span><text:span text:style-name="Strong_20_Emphasis"><text:span text:style-name="T1">gejala</text:span></text:span><text:span text:style-name="T1"> dari perubahan besar yang terjadi di </text:span><text:span text:style-name="Emphasis"><text:span text:style-name="T1">dalam</text:span></text:span><text:span text:style-name="T1"> tubuh kita, sampai ke level sel dan molekul yang super kecil.</text:span></text:p>
            <text:p text:style-name="Text_20_body"><text:span text:style-name="T1">Jadi, apa dong penuaan itu menurut kacamata biologi? Secara sederhana, </text:span><text:span text:style-name="Strong_20_Emphasis"><text:span text:style-name="T1">penuaan adalah proses penumpukan kerusakan secara bertahap di dalam sel dan jaringan tubuh kita seiring berjalannya waktu.</text:span></text:span><text:span text:style-name="T1"> Kerusakan ini pelan-pelan bikin fungsi organ dan sistem tubuh kita menurun. Akibatnya? Tubuh jadi lebih rentan terhadap penyakit dan akhirnya, </text:span><text:soft-page-break/><text:span text:style-name="T1">kemungkinan meninggal pun meningkat.</text:span></text:p>
            <text:p text:style-name="Text_20_body"><text:span text:style-name="Strong_20_Emphasis"><text:span text:style-name="T1">[Analogi: Mobil Tua]</text:span></text:span><text:span text:style-name="T1"> Bayangkan tubuh kita seperti mobil kesayangan. Waktu baru, semua komponennya kinclong, mesinnya halus, larinya kencang. Tapi seiring waktu dipakai terus-menerus, terkena panas, hujan, jalan berlubang, beberapa komponennya pasti mulai aus, kan? Mungkin catnya mulai kusam (kayak kulit keriput), mesinnya nggak sehalus dulu (kayak organ dalam yang fungsinya menurun), atau kadang mogok (kayak kita jadi gampang sakit). Nah, penuaan biologis itu mirip-mirip begitu. Ini adalah proses 'keausan' alami yang terjadi pada 'mesin' tubuh kita.</text:span></text:p>
            <text:p text:style-name="P212">Penurunan fungsi ini terjadi di mana-mana. Contohnya:</text:p>
            <text:list xml:id="list2883412243766159281" text:style-name="L70">
              <text:list-item>
                <text:p text:style-name="P292"><text:span text:style-name="Strong_20_Emphasis"><text:span text:style-name="T1">Sistem Imun:</text:span></text:span><text:span text:style-name="T1"> 'Tentara' pelindung tubuh kita jadi nggak sekuat dulu, makanya orang tua lebih gampang kena infeksi seperti flu atau pneumonia. </text:span></text:p>
              </text:list-item>
              <text:list-item>
                <text:p text:style-name="P292"><text:span text:style-name="Strong_20_Emphasis"><text:span text:style-name="T1">Tulang:</text:span></text:span><text:span text:style-name="T1"> Kepadatan tulang berkurang, jadi lebih rapuh dan gampang patah (osteoporosis). </text:span></text:p>
              </text:list-item>
              <text:list-item>
                <text:p text:style-name="P292"><text:span text:style-name="Strong_20_Emphasis"><text:span text:style-name="T1">Jantung &amp; Pembuluh Darah:</text:span></text:span><text:span text:style-name="T1"> Jantung mungkin jadi nggak seefisien dulu memompa darah, pembuluh darah bisa jadi lebih kaku. </text:span></text:p>
              </text:list-item>
              <text:list-item>
                <text:p text:style-name="P292"><text:span text:style-name="Strong_20_Emphasis"><text:span text:style-name="T1">Penyembuhan Luka:</text:span></text:span><text:span text:style-name="T1"> Kalau waktu kecil jatuh luka cepat sembuh, saat tua prosesnya jadi lebih lambat. </text:span></text:p>
              </text:list-item>
              <text:list-item>
                <text:p text:style-name="P67"><text:span text:style-name="Strong_20_Emphasis"><text:span text:style-name="T1">Otak:</text:span></text:span><text:span text:style-name="T1"> Mungkin ada sedikit penurunan dalam kecepatan berpikir atau mengingat. </text:span></text:p>
              </text:list-item>
            </text:list>
            <text:p text:style-name="Text_20_body"><text:span text:style-name="T1">Satu hal penting lagi: meskipun penuaan itu dialami oleh hampir semua makhluk hidup kompleks (termasuk kita, kucing peliharaanmu, sampai pohon mangga di halaman), </text:span><text:span text:style-name="Emphasis"><text:span text:style-name="T1">kecepatan</text:span></text:span><text:span text:style-name="T1"> penuaan itu bisa beda-beda banget! Ada orang yang di usia 70 masih bugar banget kayak usia 50, ada juga yang sebaliknya. Kecepatan ini dipengaruhi banyak faktor, termasuk genetik (yang kita bahas di bab berikutnya) dan terutama gaya hidup (yang kita bahas nanti).</text:span></text:p>
            <text:p text:style-name="P212">Intinya, memahami penuaan sebagai proses kerusakan biologis yang bertahap ini adalah langkah pertama yang krusial. Kalau kita tahu apa yang 'rusak' dan kenapa bisa 'rusak', barulah kita bisa mulai mencari cara untuk 'memperbaiki' atau setidaknya memperlambat 'keausan' itu.</text:p>
            <text:p text:style-name="P442"/>
            <text:p text:style-name="Text_20_body"><text:soft-page-break/><text:span text:style-name="Strong_20_Emphasis"><text:span text:style-name="T1">[Tips Tambahan yang Digunakan:]</text:span></text:span></text:p>
            <text:list xml:id="list3905904115886574495" text:style-name="L71">
              <text:list-item>
                <text:p text:style-name="P293"><text:span text:style-name="Strong_20_Emphasis"><text:span text:style-name="T1">Definisi Jelas &amp; Sederhana:</text:span></text:span><text:span text:style-name="T1"> Memberikan definisi biologis penuaan yang mudah dipahami. </text:span></text:p>
              </text:list-item>
              <text:list-item>
                <text:p text:style-name="P293"><text:span text:style-name="Strong_20_Emphasis"><text:span text:style-name="T1">Melampaui Gejala Luar:</text:span></text:span><text:span text:style-name="T1"> Menekankan perbedaan antara tanda luar dan proses internal. </text:span></text:p>
              </text:list-item>
              <text:list-item>
                <text:p text:style-name="P293"><text:span text:style-name="Strong_20_Emphasis"><text:span text:style-name="T1">Analogi:</text:span></text:span><text:span text:style-name="T1"> Menggunakan analogi mobil tua untuk memvisualisasikan proses 'keausan'. </text:span></text:p>
              </text:list-item>
              <text:list-item>
                <text:p text:style-name="P293"><text:span text:style-name="Strong_20_Emphasis"><text:span text:style-name="T1">Contoh Konkret:</text:span></text:span><text:span text:style-name="T1"> Memberikan contoh penurunan fungsi pada berbagai sistem tubuh. </text:span></text:p>
              </text:list-item>
              <text:list-item>
                <text:p text:style-name="P293"><text:span text:style-name="Strong_20_Emphasis"><text:span text:style-name="T1">Konteks Universal &amp; Variabel:</text:span></text:span><text:span text:style-name="T1"> Menjelaskan bahwa penuaan itu umum tapi kecepatannya bervariasi. </text:span></text:p>
              </text:list-item>
              <text:list-item>
                <text:p text:style-name="P68"><text:span text:style-name="Strong_20_Emphasis"><text:span text:style-name="T1">Menekankan Tujuan Pemahaman:</text:span></text:span><text:span text:style-name="T1"> Menghubungkan pemahaman proses penuaan dengan upaya intervensi. </text:span></text:p>
              </text:list-item>
            </text:list>
            <text:p text:style-name="Text_20_body"><text:span text:style-name="Strong_20_Emphasis"><text:span text:style-name="T1">[Prompt untuk Ilustrasi Gambar (Opsional)]</text:span></text:span></text:p>
            <text:list xml:id="list4636306423417696103" text:style-name="L72">
              <text:list-item>
                <text:p text:style-name="P69"><text:span text:style-name="Strong_20_Emphasis"><text:span text:style-name="T1">Saran Prompt Gambar:</text:span></text:span><text:span text:style-name="T1"> "Buat diagram sederhana perbandingan: Di sisi kiri, gambar organ-organ tubuh (jantung, otak, tulang, kulit) versi 'muda' yang terlihat sehat dan optimal. Di sisi kanan, gambar organ yang sama versi 'tua' dengan tanda-tanda penurunan fungsi (misal: jantung sedikit membesar, tulang keropos, kulit keriput, sedikit 'kerusakan' atau 'karat' di beberapa bagian). Beri panah waktu di antara keduanya. Judul: 'Penuaan: Bukan Hanya di Permukaan'." </text:span></text:p>
              </text:list-item>
            </text:list>
            <text:p text:style-name="P442"/>
            <text:p text:style-name="P212">Saya akan menunggu perintah "YAX" dari Anda untuk melanjutkan ke prompt berikutnya (Pengantar Subbab 2.2: Mengapa Tubuh Kita Menua? Teori-Teori Utama).</text:p>
          </text:section>
          <text:section text:style-name="Sect1" text:name="feedback-form-20">
            <text:p text:style-name="P400"/>
          </text:section>
        </text:section>
        <text:section text:style-name="Sect1" text:name="7b79a7b82494c35d">
          <text:p text:style-name="P212"/>
          <text:section text:style-name="Sect1" text:name="user-query-content-21">
            <text:p text:style-name="P440">yax </text:p>
          </text:section>
          <text:p text:style-name="P400">Tampilkan alur berpikir</text:p>
          <text:section text:style-name="Sect2" text:name="model-response-message-contentr_7b79a7b82494c35d">
            <text:p text:style-name="Text_20_body"><text:span text:style-name="T1">Baik, saya lanjutkan (Jumat, 25 April 2025, 09:56 WIB di Tapak Tuan, Aceh). Berikut adalah jawaban untuk </text:span><text:span text:style-name="Strong_20_Emphasis"><text:span text:style-name="T1">Pengantar Subbab 2.2</text:span></text:span><text:span text:style-name="T1">, yang akan mengantarkan kita pada teori-teori utama mengapa kita menua.</text:span></text:p>
            <text:p text:style-name="P442"/>
            <text:p text:style-name="Text_20_body"><text:soft-page-break/><text:span text:style-name="Strong_20_Emphasis"><text:span text:style-name="T1">(Jawaban untuk Prompt Pengantar Subbab 2.2)</text:span></text:span></text:p>
            <text:p text:style-name="Text_20_body"><text:span text:style-name="Strong_20_Emphasis"><text:span text:style-name="T1">Subbab 2.2: Mengapa Tubuh Kita Menua? Teori-Teori Utama</text:span></text:span></text:p>
            <text:p text:style-name="Text_20_body"><text:span text:style-name="T1">Oke, sekarang kita tahu kalau penuaan itu adalah proses kerusakan bertahap di dalam tubuh kita. Pertanyaan berikutnya yang super penting adalah: </text:span><text:span text:style-name="Emphasis"><text:span text:style-name="T1">Kenapa</text:span></text:span><text:span text:style-name="T1"> kerusakan itu terjadi? Apa sih sebenarnya 'biang keladi' di balik semua perubahan yang bikin kita jadi tua?</text:span></text:p>
            <text:p text:style-name="Text_20_body"><text:span text:style-name="T1">Kalau kamu berharap jawabannya simpel, mungkin kamu bakal sedikit kecewa (tapi sekaligus kagum sama rumitnya tubuh kita!). Ternyata, nggak ada satu penyebab tunggal kenapa kita menua. Ini bukan kasus sederhana kayak satu penjahat yang jadi dalang semua masalah. Justru, para ilmuwan yang jadi 'detektif biologi' menemukan ada </text:span><text:span text:style-name="Strong_20_Emphasis"><text:span text:style-name="T1">beberapa 'tersangka' utama</text:span></text:span><text:span text:style-name="T1"> yang sepertinya bekerja sama dan saling mempengaruhi, menyebabkan jam biologis kita terus berdetak maju.</text:span></text:p>
            <text:p text:style-name="P212">Di subbab ini, kita akan kenalan lebih dekat dengan beberapa 'tersangka' utama tersebut. Kita akan bongkar teori-teori ilmiah paling populer yang mencoba menjelaskan mekanisme di balik proses penuaan. Siap-siap ya, kita akan mengintip:</text:p>
            <text:list xml:id="list4264106251377176981" text:style-name="L73">
              <text:list-item>
                <text:p text:style-name="P413">Bagaimana 'kesalahan ketik' di buku resep DNA kita bisa menumpuk? </text:p>
              </text:list-item>
              <text:list-item>
                <text:p text:style-name="P413">Apa yang terjadi dengan 'ujung pelindung' kromosom kita seiring waktu? </text:p>
              </text:list-item>
              <text:list-item>
                <text:p text:style-name="P413">Siapa sebenarnya 'sel zombie' yang bikin onar di dalam tubuh? </text:p>
              </text:list-item>
              <text:list-item>
                <text:p text:style-name="P218">Dan apa hubungannya 'percikan api' sisa metabolisme dengan penuaan? </text:p>
              </text:list-item>
            </text:list>
            <text:p text:style-name="P212">Memahami teori-teori ini bakal ngasih kita gambaran yang lebih jelas tentang betapa kompleksnya proses menua, sekaligus membuka petunjuk tentang di mana para ilmuwan mencari cara untuk mengintervensinya. Yuk, kita mulai investigasi para 'tersangka' ini satu per satu!</text:p>
            <text:p text:style-name="P442"/>
            <text:p text:style-name="Text_20_body"><text:span text:style-name="Strong_20_Emphasis"><text:span text:style-name="T1">[Tips Tambahan yang Digunakan:]</text:span></text:span></text:p>
            <text:list xml:id="list7033477341226879372" text:style-name="L74">
              <text:list-item>
                <text:p text:style-name="P294"><text:span text:style-name="Strong_20_Emphasis"><text:span text:style-name="T1">Transisi &amp; Pertanyaan:</text:span></text:span><text:span text:style-name="T1"> Mengajukan pertanyaan lanjutan dari subbab sebelumnya. </text:span></text:p>
              </text:list-item>
              <text:list-item>
                <text:p text:style-name="P294"><text:span text:style-name="Strong_20_Emphasis"><text:span text:style-name="T1">Mengelola Ekspektasi:</text:span></text:span><text:span text:style-name="T1"> Menyatakan bahwa tidak ada jawaban tunggal dan prosesnya kompleks. </text:span></text:p>
              </text:list-item>
              <text:list-item>
                <text:p text:style-name="P294"><text:soft-page-break/><text:span text:style-name="Strong_20_Emphasis"><text:span text:style-name="T1">Analogi:</text:span></text:span><text:span text:style-name="T1"> Menggunakan analogi 'detektif biologi' dan 'tersangka utama' untuk menjelaskan teori penuaan. </text:span></text:p>
              </text:list-item>
              <text:list-item>
                <text:p text:style-name="P294"><text:span text:style-name="Strong_20_Emphasis"><text:span text:style-name="T1">Roadmap:</text:span></text:span><text:span text:style-name="T1"> Memberikan daftar singkat (preview) tentang teori-teori spesifik yang akan dibahas di sub-subbab berikutnya. </text:span></text:p>
              </text:list-item>
              <text:list-item>
                <text:p text:style-name="P70"><text:span text:style-name="Strong_20_Emphasis"><text:span text:style-name="T1">Menghubungkan ke Tujuan:</text:span></text:span><text:span text:style-name="T1"> Mengaitkan pemahaman teori dengan upaya intervensi/solusi. </text:span></text:p>
              </text:list-item>
            </text:list>
            <text:p text:style-name="Text_20_body"><text:span text:style-name="Strong_20_Emphasis"><text:span text:style-name="T1">[Prompt untuk Ilustrasi Gambar (Opsional)]</text:span></text:span></text:p>
            <text:list xml:id="list3946027531384403287" text:style-name="L75">
              <text:list-item>
                <text:p text:style-name="P71"><text:span text:style-name="Strong_20_Emphasis"><text:span text:style-name="T1">Saran Prompt Gambar:</text:span></text:span><text:span text:style-name="T1"> "Gambarkan sebuah papan investigasi detektif (seperti di film-film). Di tengahnya ada tulisan besar 'MENGAPA KITA MENUA?'. Di sekelilingnya ada 'foto-foto tersangka' atau simbol-simbol yang mewakili teori utama (misal: untaian DNA rusak, ujung kromosom (telomer) yang memendek, sel bergambar 'zombie', molekul radikal bebas seperti percikan api) yang dihubungkan dengan benang-benang merah, menunjukkan bahwa mereka saling terkait." </text:span></text:p>
              </text:list-item>
            </text:list>
            <text:p text:style-name="P442"/>
            <text:p text:style-name="P212">Saya akan menunggu perintah "YAX" dari Anda untuk melanjutkan ke prompt berikutnya (Sub-subbab: Kerusakan DNA: Seperti Kesalahan Ketik yang Menumpuk).</text:p>
          </text:section>
          <text:section text:style-name="Sect1" text:name="feedback-form-21">
            <text:p text:style-name="P400"/>
          </text:section>
        </text:section>
        <text:section text:style-name="Sect1" text:name="6ea68c8c00add5ca">
          <text:p text:style-name="P212"/>
          <text:section text:style-name="Sect1" text:name="user-query-content-22">
            <text:p text:style-name="P440">YAX </text:p>
          </text:section>
          <text:p text:style-name="P400">Tampilkan alur berpikir</text:p>
          <text:section text:style-name="Sect2" text:name="model-response-message-contentr_6ea68c8c00add5ca">
            <text:p text:style-name="Text_20_body"><text:span text:style-name="T1">Baik, saya lanjutkan (Jumat, 25 April 2025, 10:34 WIB di Tapak Tuan, Aceh). Mari kita bahas 'tersangka' pertama dalam kasus penuaan: </text:span><text:span text:style-name="Strong_20_Emphasis"><text:span text:style-name="T1">Kerusakan DNA</text:span></text:span><text:span text:style-name="T1">.</text:span></text:p>
            <text:p text:style-name="P442"/>
            <text:p text:style-name="Text_20_body"><text:span text:style-name="Strong_20_Emphasis"><text:span text:style-name="T1">(Jawaban untuk Prompt Sub-subbab: Kerusakan DNA: Seperti Kesalahan Ketik yang Menumpuk)</text:span></text:span></text:p>
            <text:p text:style-name="P212">Kamu ingat kan di Bab 1 kita sempat menyinggung DNA sebagai 'buku resep raksasa' atau 'kode program' yang berisi semua instruksi untuk membangun dan menjalankan seluruh bagian tubuh kita? Mulai dari warna mata, tinggi badan, sampai cara sel kita bekerja, semuanya diatur oleh <text:soft-page-break/>instruksi di dalam DNA ini. Buku resep ini super penting!</text:p>
            <text:p text:style-name="P212">Nah, bayangkan kalau buku resep sepenting itu ternyata bisa mengalami 'kesalahan ketik' atau kerusakan. Inilah yang terjadi pada DNA kita setiap saat! Kerusakan ini bisa disebabkan oleh banyak hal:</text:p>
            <text:list xml:id="list6593601306240384840" text:style-name="L76">
              <text:list-item>
                <text:p text:style-name="P295"><text:span text:style-name="Strong_20_Emphasis"><text:span text:style-name="T1">Faktor Internal:</text:span></text:span><text:span text:style-name="T1"> Kadang, pas sel kita menyalin DNA untuk membuat sel baru (proses replikasi), bisa terjadi 'salah ketik' alami. Atau, sisa-sisa proses metabolisme normal di dalam sel juga bisa menghasilkan zat kimia yang merusak DNA. </text:span></text:p>
              </text:list-item>
              <text:list-item>
                <text:p text:style-name="P72"><text:span text:style-name="Strong_20_Emphasis"><text:span text:style-name="T1">Faktor Eksternal:</text:span></text:span><text:span text:style-name="T1"> Ini datang dari luar tubuh kita. Contoh paling umum adalah sinar ultraviolet (UV) dari matahari, polusi udara, asap rokok, radiasi, atau bahkan bahan kimia tertentu dalam makanan atau lingkungan. Semua ini bisa 'menyerang' dan merusak untaian DNA kita. </text:span></text:p>
              </text:list-item>
            </text:list>
            <text:p text:style-name="Text_20_body"><text:span text:style-name="Strong_20_Emphasis"><text:span text:style-name="T1">[Analogi: Buku Resep dengan Kesalahan Ketik]</text:span></text:span><text:span text:style-name="T1"> Bayangkan kamu punya buku resep masakan warisan nenek yang super detail. Tapi, seiring waktu, kena tumpahan air, beberapa halaman robek, atau ada coretan-coretan yang bikin tulisannya susah dibaca. Kalau kamu coba masak pakai resep yang sudah banyak 'rusak' ini, hasilnya pasti nggak bakal sebagus resep aslinya, kan? Bisa jadi masakannya gagal total!</text:span></text:p>
            <text:p text:style-name="P212">Begitu juga dengan sel kita. Kalau DNA-nya rusak, instruksi yang dibaca sel untuk membuat protein atau menjalankan fungsinya jadi kacau. Akibatnya? Sel bisa jadi nggak berfungsi dengan baik, atau malah melakukan hal yang salah.</text:p>
            <text:p text:style-name="P212">"Tapi, tunggu dulu," mungkin kamu bertanya, "kalau DNA rusak terus, kenapa kita nggak langsung sakit parah atau cepat tua?" Jawabannya: karena tubuh kita punya 'tim editor' atau 'mekanik perbaikan' DNA yang super canggih! Sistem perbaikan DNA ini bekerja non-stop mencari dan memperbaiki 'kesalahan ketik' atau kerusakan pada DNA. Hebat banget, kan?</text:p>
            <text:p text:style-name="P212">Masalahnya, seiring bertambahnya usia, ada dua hal yang bisa terjadi:</text:p>
            <text:list xml:id="list8323715606132011113" text:style-name="L77">
              <text:list-item>
                <text:p text:style-name="P296"><text:span text:style-name="Strong_20_Emphasis"><text:span text:style-name="T1">Kerusakan Terlalu Banyak:</text:span></text:span><text:span text:style-name="T1"> 'Tim editor' kita jadi kewalahan karena jumlah kerusakan yang harus diperbaiki terlalu banyak. Ibaratnya, kerjaannya numpuk terus! </text:span></text:p>
              </text:list-item>
              <text:list-item>
                <text:p text:style-name="P73"><text:soft-page-break/><text:span text:style-name="Strong_20_Emphasis"><text:span text:style-name="T1">'Tim Editor' Mulai Lelah:</text:span></text:span><text:span text:style-name="T1"> Kemampuan sistem perbaikan DNA itu sendiri bisa menurun efisiensinya seiring waktu. Mereka jadi lebih lambat atau kadang 'salah' memperbaiki. </text:span></text:p>
              </text:list-item>
            </text:list>
            <text:p text:style-name="Text_20_body"><text:span text:style-name="T1">Akibatnya? Pelan tapi pasti, 'kesalahan ketik' atau kerusakan DNA mulai menumpuk di dalam sel-sel kita. Semakin banyak kerusakan yang nggak terperbaiki, semakin kacaulah fungsi sel tersebut. Nah, penumpukan kerusakan DNA inilah yang diyakini oleh banyak ilmuwan sebagai salah satu </text:span><text:span text:style-name="Strong_20_Emphasis"><text:span text:style-name="T1">penyebab utama</text:span></text:span><text:span text:style-name="T1"> mengapa sel dan akhirnya seluruh tubuh kita mengalami penuaan.</text:span></text:p>
            <text:p text:style-name="P442"/>
            <text:p text:style-name="Text_20_body"><text:span text:style-name="Strong_20_Emphasis"><text:span text:style-name="T1">[Tips Tambahan yang Digunakan:]</text:span></text:span></text:p>
            <text:list xml:id="list1837844369137575891" text:style-name="L78">
              <text:list-item>
                <text:p text:style-name="P297"><text:span text:style-name="Strong_20_Emphasis"><text:span text:style-name="T1">Analogi Konsisten:</text:span></text:span><text:span text:style-name="T1"> Menggunakan analogi 'buku resep' dan 'kesalahan ketik' untuk menjelaskan kerusakan DNA. </text:span></text:p>
              </text:list-item>
              <text:list-item>
                <text:p text:style-name="P297"><text:span text:style-name="Strong_20_Emphasis"><text:span text:style-name="T1">Penjelasan Mekanisme:</text:span></text:span><text:span text:style-name="T1"> Menjelaskan sumber kerusakan (internal/eksternal) dan peran sistem perbaikan DNA serta keterbatasannya seiring waktu. </text:span></text:p>
              </text:list-item>
              <text:list-item>
                <text:p text:style-name="P297"><text:span text:style-name="Strong_20_Emphasis"><text:span text:style-name="T1">Relatability:</text:span></text:span><text:span text:style-name="T1"> Menggunakan contoh sederhana (resep masakan) untuk menjelaskan konsep kompleks. </text:span></text:p>
              </text:list-item>
              <text:list-item>
                <text:p text:style-name="P74"><text:span text:style-name="Strong_20_Emphasis"><text:span text:style-name="T1">Struktur Jelas:</text:span></text:span><text:span text:style-name="T1"> Menggunakan poin-poin untuk sumber kerusakan dan masalah sistem perbaikan. </text:span></text:p>
              </text:list-item>
            </text:list>
            <text:p text:style-name="Text_20_body"><text:span text:style-name="Strong_20_Emphasis"><text:span text:style-name="T1">[Prompt untuk Ilustrasi Gambar (Opsional)]</text:span></text:span></text:p>
            <text:list xml:id="list8730015481498156885" text:style-name="L79">
              <text:list-item>
                <text:p text:style-name="P75"><text:span text:style-name="Strong_20_Emphasis"><text:span text:style-name="T1">Saran Prompt Gambar:</text:span></text:span><text:span text:style-name="T1"> "Gambarkan untaian DNA (double helix). Di beberapa bagian untaian itu, tunjukkan adanya 'kerusakan' atau 'kesalahan ketik' (misalnya huruf A-T-C-G yang salah pasang, ada bagian yang putus, atau ada molekul 'asing' menempel). Di dekatnya, gambarkan 'mekanik' atau 'editor' kecil (bisa berupa enzim kartun) yang sedang mencoba memperbaiki kerusakan, tapi terlihat kewalahan karena kerusakannya banyak. Beri judul 'DNA Kita: Terus Menerus Diserang &amp; Diperbaiki'." </text:span></text:p>
              </text:list-item>
            </text:list>
            <text:p text:style-name="P442"/>
            <text:p text:style-name="P212">Saya akan menunggu perintah "YAX" dari Anda untuk melanjutkan ke prompt berikutnya (Sub-subbab: Telomer: Ujung Pelindung Kromosom yang Memendek).</text:p>
          </text:section>
          <text:section text:style-name="Sect1" text:name="feedback-form-22">
            <text:p text:style-name="P400"><text:soft-page-break/></text:p>
          </text:section>
        </text:section>
        <text:section text:style-name="Sect1" text:name="4dc3641d6f7827e4">
          <text:p text:style-name="P212"/>
          <text:section text:style-name="Sect1" text:name="user-query-content-23">
            <text:p text:style-name="P440">YAX </text:p>
          </text:section>
          <text:p text:style-name="P400">Tampilkan alur berpikir</text:p>
          <text:section text:style-name="Sect2" text:name="model-response-message-contentr_4dc3641d6f7827e4">
            <text:p text:style-name="Text_20_body"><text:span text:style-name="T1">Baik, saya lanjutkan (Jumat, 25 April 2025, 10:44 WIB di Tapak Tuan, Aceh). Kita beralih ke 'tersangka' kedua dalam misteri penuaan: </text:span><text:span text:style-name="Strong_20_Emphasis"><text:span text:style-name="T1">Telomer</text:span></text:span><text:span text:style-name="T1">.</text:span></text:p>
            <text:p text:style-name="P442"/>
            <text:p text:style-name="Text_20_body"><text:span text:style-name="Strong_20_Emphasis"><text:span text:style-name="T1">(Jawaban untuk Prompt Sub-subbab: Telomer: Ujung Pelindung Kromosom yang Memendek)</text:span></text:span></text:p>
            <text:p text:style-name="P212">Kalau DNA kita ibarat 'buku resep raksasa', maka kromosom itu seperti 'bab-bab' tebal di dalam buku itu. Di dalam setiap sel manusia (kecuali sel sperma dan sel telur), ada 46 'bab' kromosom ini, yang tersusun berpasang-pasangan. Kromosom inilah yang membawa ribuan 'resep' gen kita.</text:p>
            <text:p text:style-name="Text_20_body"><text:span text:style-name="T1">Nah, sekarang coba bayangkan ujung tali sepatumu. Ada bagian plastik kecil keras di ujungnya, kan? Namanya </text:span><text:span text:style-name="Emphasis"><text:span text:style-name="T1">aglet</text:span></text:span><text:span text:style-name="T1">. Fungsinya apa? Supaya ujung tali sepatu nggak berjumbai, nggak gampang rusak, dan gampang dimasukkan ke lubang sepatu.</text:span></text:p>
            <text:p text:style-name="Text_20_body"><text:span text:style-name="T1">Ternyata, ujung 'bab' kromosom kita juga punya pelindung mirip aglet tali sepatu! Pelindung ini namanya </text:span><text:span text:style-name="Strong_20_Emphasis"><text:span text:style-name="T1">Telomer</text:span></text:span><text:span text:style-name="T1">. Telomer adalah untaian DNA khusus (tapi nggak berisi 'resep' gen penting) yang letaknya persis di ujung setiap kromosom. Fungsinya mirip banget sama aglet: melindungi ujung kromosom yang berisi gen-gen penting agar tidak rusak atau malah 'nyambung' ke kromosom lain saat sel membelah diri. Telomer ini ibaratnya 'topi pelindung' buat kromosom kita.</text:span></text:p>
            <text:p text:style-name="Text_20_body"><text:span text:style-name="T1">"Terus, apa hubungannya sama penuaan?" Nah, ini dia bagian pentingnya: Setiap kali sel kita membelah diri (untuk pertumbuhan, perbaikan jaringan, dll.), proses penyalinan DNA di ujung kromosom itu nggak sempurna. Akibatnya, </text:span><text:span text:style-name="Strong_20_Emphasis"><text:span text:style-name="T1">telomer ini jadi sedikit lebih pendek setiap kali sel membelah!</text:span></text:span><text:span text:style-name="T1"> Ibaratnya, 'topi pelindung' itu terkikis sedikit demi sedikit setiap kali dipakai.</text:span></text:p>
            <text:p text:style-name="Text_20_body"><text:span text:style-name="T1">Awalnya sih nggak masalah, karena telomernya cukup panjang. Tapi, setelah sel membelah berkali-kali (misalnya sekitar 50-70 kali untuk kebanyakan sel manusia - ini dikenal sebagai 'Batas Hayflick'), telomer ini </text:span><text:soft-page-break/><text:span text:style-name="T1">akhirnya jadi </text:span><text:span text:style-name="Emphasis"><text:span text:style-name="T1">terlalu pendek</text:span></text:span><text:span text:style-name="T1">.</text:span></text:p>
            <text:p text:style-name="P212">Apa yang terjadi kalau 'topi pelindung' ini sudah terlalu pendek? Kromosom jadi 'telanjang' dan rentan rusak. Sel kita punya sistem alarm canggih. Kalau dia mendeteksi telomer sudah kritis, sel akan dapat sinyal bahaya dan melakukan salah satu dari dua hal:</text:p>
            <text:list xml:id="list1646819702925655839" text:style-name="L80">
              <text:list-item>
                <text:p text:style-name="P298"><text:span text:style-name="Strong_20_Emphasis"><text:span text:style-name="T1">Berhenti Membelah Diri (Senescence):</text:span></text:span><text:span text:style-name="T1"> Selnya 'pensiun' dini untuk mencegah kerusakan lebih parah atau potensi jadi sel kanker. (Kita akan bahas sel 'pensiun' ini lebih lanjut di bagian berikutnya). </text:span></text:p>
              </text:list-item>
              <text:list-item>
                <text:p text:style-name="P76"><text:span text:style-name="Strong_20_Emphasis"><text:span text:style-name="T1">Memicu 'Bunuh Diri' Sel (Apoptosis):</text:span></text:span><text:span text:style-name="T1"> Selnya mati secara terprogram demi kebaikan seluruh organisme. </text:span></text:p>
              </text:list-item>
            </text:list>
            <text:p text:style-name="P212">Jadi, pemendekan telomer ini seperti 'jam hitung mundur' internal yang membatasi berapa kali sebuah sel bisa membelah diri. Semakin banyak sel di tubuh kita yang telomernya memendek dan berhenti membelah atau mati, semakin menurunlah kemampuan tubuh kita untuk memperbaiki diri dan beregenerasi. Inilah mengapa pemendekan telomer dianggap sebagai salah satu mekanisme penting di balik proses penuaan.</text:p>
            <text:p text:style-name="Text_20_body"><text:span text:style-name="Strong_20_Emphasis"><text:span text:style-name="T1">[Info Ekstra: Enzim Telomerase]</text:span></text:span><text:span text:style-name="T1"> Ada enzim khusus bernama </text:span><text:span text:style-name="Emphasis"><text:span text:style-name="T1">telomerase</text:span></text:span><text:span text:style-name="T1"> yang tugasnya bisa 'memperbaiki' atau memperpanjang telomer yang memendek. Enzim ini sangat aktif di sel-sel yang perlu terus membelah, seperti sel punca atau sel sperma. Tapi sayangnya, di sebagian besar sel tubuh kita yang lain (sel somatik), aktivitas telomerase ini sangat rendah atau bahkan tidak ada setelah kita dewasa. Para ilmuwan sangat tertarik mempelajari telomerase ini. Bisakah kita mengaktifkannya lagi di sel-sel tua untuk memperpanjang telomer? Ini jadi salah satu area riset anti-penuaan yang panas, tapi juga penuh tantangan (karena sel kanker juga sering mengaktifkan telomerase untuk bisa membelah tanpa henti!).</text:span></text:p>
            <text:p text:style-name="P442"/>
            <text:p text:style-name="Text_20_body"><text:span text:style-name="Strong_20_Emphasis"><text:span text:style-name="T1">[Tips Tambahan yang Digunakan:]</text:span></text:span></text:p>
            <text:list xml:id="list1226729117799948743" text:style-name="L81">
              <text:list-item>
                <text:p text:style-name="P299"><text:span text:style-name="Strong_20_Emphasis"><text:span text:style-name="T1">Analogi Kuat:</text:span></text:span><text:span text:style-name="T1"> Menggunakan analogi 'ujung tali sepatu' (aglet) atau 'topi pelindung' untuk telomer. </text:span></text:p>
              </text:list-item>
              <text:list-item>
                <text:p text:style-name="P299"><text:span text:style-name="Strong_20_Emphasis"><text:span text:style-name="T1">Penjelasan Mekanisme Bertahap:</text:span></text:span><text:span text:style-name="T1"> Menjelaskan fungsi telomer, proses pemendekannya saat sel membelah, dan konsekuensinya (senescence/apoptosis). </text:span></text:p>
              </text:list-item>
              <text:list-item>
                <text:p text:style-name="P299"><text:soft-page-break/><text:span text:style-name="Strong_20_Emphasis"><text:span text:style-name="T1">Menghubungkan dengan Konsep Lain:</text:span></text:span><text:span text:style-name="T1"> Mengaitkan pemendekan telomer dengan Batas Hayflick dan potensi senescence (yang akan dibahas berikutnya). </text:span></text:p>
              </text:list-item>
              <text:list-item>
                <text:p text:style-name="P77"><text:span text:style-name="Strong_20_Emphasis"><text:span text:style-name="T1">Info Ekstra:</text:span></text:span><text:span text:style-name="T1"> Memberikan penjelasan singkat tentang enzim telomerase dan relevansinya dalam riset (serta kaitannya dengan kanker). </text:span></text:p>
              </text:list-item>
            </text:list>
            <text:p text:style-name="Text_20_body"><text:span text:style-name="Strong_20_Emphasis"><text:span text:style-name="T1">[Prompt untuk Ilustrasi Gambar (Opsional)]</text:span></text:span></text:p>
            <text:list xml:id="list5345502490818807594" text:style-name="L82">
              <text:list-item>
                <text:p text:style-name="P78"><text:span text:style-name="Strong_20_Emphasis"><text:span text:style-name="T1">Saran Prompt Gambar:</text:span></text:span><text:span text:style-name="T1"> "Gambarkan sebuah kromosom (bentuk X yang khas). Fokus pada bagian ujung-ujungnya (telomer), beri warna berbeda atau highlight. Buat urutan gambar kecil di bawahnya: (1) Kromosom dengan telomer panjang. (2) Setelah beberapa kali pembelahan sel, telomer terlihat lebih pendek. (3) Setelah lebih banyak pembelahan, telomer sangat pendek, diberi tanda 'bahaya' atau 'stop'. Mungkin tambahkan ikon 'jam hitung mundur' di sampingnya. Judul: 'Telomer: Pelindung Ujung Kromosom yang Terus Memendek'." </text:span></text:p>
              </text:list-item>
            </text:list>
            <text:p text:style-name="P442"/>
            <text:p text:style-name="P212">Saya akan menunggu perintah "YAX" dari Anda untuk melanjutkan ke prompt berikutnya (Sub-subbab: Sel Senescence: "Sel Zombie" yang Berhenti Membelah tapi Tidak Mati).</text:p>
          </text:section>
          <text:section text:style-name="Sect1" text:name="feedback-form-23">
            <text:p text:style-name="P400"/>
          </text:section>
        </text:section>
        <text:section text:style-name="Sect1" text:name="ba6c36d581ec7e7a">
          <text:p text:style-name="P212"/>
          <text:section text:style-name="Sect1" text:name="user-query-content-24">
            <text:p text:style-name="P440">YAX </text:p>
          </text:section>
          <text:p text:style-name="P400">Tampilkan alur berpikir</text:p>
          <text:section text:style-name="Sect2" text:name="model-response-message-contentr_ba6c36d581ec7e7a">
            <text:p text:style-name="Text_20_body"><text:span text:style-name="T1">Baik, saya lanjutkan (Jumat, 25 April 2025, 10:47 WIB di Tapak Tuan, Aceh). Sekarang kita akan membahas 'tersangka' ketiga yang cukup bikin penasaran: </text:span><text:span text:style-name="Strong_20_Emphasis"><text:span text:style-name="T1">Sel Senescence</text:span></text:span><text:span text:style-name="T1">, alias si </text:span><text:span text:style-name="Strong_20_Emphasis"><text:span text:style-name="T1">"Sel Zombie"</text:span></text:span><text:span text:style-name="T1">.</text:span></text:p>
            <text:p text:style-name="P442"/>
            <text:p text:style-name="Text_20_body"><text:span text:style-name="Strong_20_Emphasis"><text:span text:style-name="T1">(Jawaban untuk Prompt Sub-subbab: Sel Senescence: "Sel Zombie" yang Berhenti Membelah tapi Tidak Mati)</text:span></text:span></text:p>
            <text:p text:style-name="Text_20_body"><text:span text:style-name="T1">Di bagian sebelumnya, kita sudah singgung kalau sel yang telomernya terlalu pendek bisa 'pensiun' dini alias berhenti membelah diri. Nah, kondisi </text:span><text:soft-page-break/><text:span text:style-name="T1">'pensiun' ini punya nama keren: </text:span><text:span text:style-name="Strong_20_Emphasis"><text:span text:style-name="T1">Senescence Seluler</text:span></text:span><text:span text:style-name="T1">. Tapi, senescence ini nggak cuma disebabkan oleh telomer pendek, lho. Sel juga bisa jadi senescent kalau mengalami kerusakan DNA yang parah (ingat 'tersangka' pertama?) atau stres berat lainnya.</text:span></text:p>
            <text:p text:style-name="P212">Awalnya, senescence ini sebenarnya mekanisme pertahanan diri yang bagus! Dengan berhenti membelah, sel yang rusak parah ini mencegah dirinya berubah jadi sel kanker yang membelah tak terkendali. Jadi, senescence ini seperti 'rem darurat' untuk mencegah tumor.</text:p>
            <text:p text:style-name="Text_20_body"><text:span text:style-name="T1">Masalahnya muncul kemudian. Idealnya, sel yang sudah 'pensiun' (senescent) ini akan 'dibersihkan' oleh sistem imun kita atau memicu 'bunuh diri' sel (apoptosis). Tapi, karena berbagai alasan (termasuk sistem imun yang mungkin melemah seiring usia), beberapa sel senescent ini bandel! Mereka </text:span><text:span text:style-name="Strong_20_Emphasis"><text:span text:style-name="T1">berhenti membelah, tapi juga menolak untuk mati</text:span></text:span><text:span text:style-name="T1">. Mereka tetap hidup tapi dalam kondisi 'setengah hidup', nggak berfungsi normal lagi. Inilah kenapa mereka sering dijuluki </text:span><text:span text:style-name="Strong_20_Emphasis"><text:span text:style-name="T1">"Sel Zombie"</text:span></text:span><text:span text:style-name="T1">.</text:span></text:p>
            <text:p text:style-name="Text_20_body"><text:span text:style-name="T1">Kenapa disebut 'zombie'? Karena mereka nggak cuma diam saja. Sel-sel zombie ini ternyata sangat 'berisik' dan jadi 'pembuat onar'. Mereka mengeluarkan banyak sekali sinyal kimia berbahaya ke lingkungan sekitarnya. Kumpulan zat kimia ini punya nama ilmiah </text:span><text:span text:style-name="Emphasis"><text:span text:style-name="T1">Senescence-Associated Secretory Phenotype</text:span></text:span><text:span text:style-name="T1"> (SASP), tapi gampangnya, anggap saja mereka 'teriak-teriak' mengeluarkan 'racun' ke sel-sel tetangga yang masih sehat.</text:span></text:p>
            <text:p text:style-name="P212">'Racun' SASP ini bisa menyebabkan banyak masalah:</text:p>
            <text:list xml:id="list5350530454341002693" text:style-name="L83">
              <text:list-item>
                <text:p text:style-name="P300"><text:span text:style-name="Strong_20_Emphasis"><text:span text:style-name="T1">Peradangan Kronis:</text:span></text:span><text:span text:style-name="T1"> SASP memicu peradangan tingkat rendah tapi terus-menerus di jaringan sekitar. Peradangan kronis ini jadi biang keladi banyak penyakit tua, seperti penyakit jantung, arthritis (radang sendi), dan penyakit neurodegeneratif (seperti Alzheimer). </text:span></text:p>
              </text:list-item>
              <text:list-item>
                <text:p text:style-name="P300"><text:span text:style-name="Strong_20_Emphasis"><text:span text:style-name="T1">Merusak Sel Tetangga:</text:span></text:span><text:span text:style-name="T1"> Zat kimia dari sel zombie bisa merusak fungsi sel-sel sehat di dekatnya, bahkan bisa 'menularkan' kondisi senescence ke sel lain! </text:span></text:p>
              </text:list-item>
              <text:list-item>
                <text:p text:style-name="P79"><text:span text:style-name="Strong_20_Emphasis"><text:span text:style-name="T1">Mengganggu Fungsi Jaringan:</text:span></text:span><text:span text:style-name="T1"> Penumpukan sel zombie dan peradangan yang ditimbulkannya membuat jaringan dan organ tidak bisa berfungsi seoptimal dulu. </text:span></text:p>
              </text:list-item>
            </text:list>
            <text:p text:style-name="P212">Seiring bertambahnya usia, jumlah sel zombie ini cenderung menumpuk di <text:soft-page-break/>berbagai jaringan tubuh kita. Semakin banyak sel zombie, semakin banyak 'racun' SASP yang dilepaskan, semakin besar peradangan kronis, dan semakin cepat pula proses penuaan serta munculnya penyakit-penyakit terkait usia.</text:p>
            <text:p text:style-name="P212">Makanya, para ilmuwan sekarang sangat fokus pada sel zombie ini. Mereka berpikir, kalau kita bisa menemukan cara untuk 'membersihkan' atau menyingkirkan sel-sel zombie ini dari tubuh orang tua, mungkin kita bisa mengurangi peradangan, memperbaiki fungsi jaringan, dan memperlambat proses penuaan secara signifikan. (Ingat obat senolitik yang kita singgung di pengantar Bab 4? Nah, targetnya ya sel zombie ini!).</text:p>
            <text:p text:style-name="P442"/>
            <text:p text:style-name="Text_20_body"><text:span text:style-name="Strong_20_Emphasis"><text:span text:style-name="T1">[Tips Tambahan yang Digunakan:]</text:span></text:span></text:p>
            <text:list xml:id="list3305566984584679827" text:style-name="L84">
              <text:list-item>
                <text:p text:style-name="P301"><text:span text:style-name="Strong_20_Emphasis"><text:span text:style-name="T1">Analogi Kuat &amp; Konsisten:</text:span></text:span><text:span text:style-name="T1"> Menggunakan analogi 'sel zombie' atau 'pembuat onar' untuk menjelaskan sel senescence. </text:span></text:p>
              </text:list-item>
              <text:list-item>
                <text:p text:style-name="P301"><text:span text:style-name="Strong_20_Emphasis"><text:span text:style-name="T1">Penjelasan Sebab-Akibat:</text:span></text:span><text:span text:style-name="T1"> Menjelaskan mengapa sel jadi senescent (pertahanan), masalah utamanya (tidak mati &amp; SASP), dan konsekuensinya (peradangan, kerusakan jaringan, penuaan). </text:span></text:p>
              </text:list-item>
              <text:list-item>
                <text:p text:style-name="P301"><text:span text:style-name="Strong_20_Emphasis"><text:span text:style-name="T1">Menghubungkan Antar Konsep:</text:span></text:span><text:span text:style-name="T1"> Mengaitkan senescence dengan kerusakan DNA, pemendekan telomer, dan potensi terapi senolitik. </text:span></text:p>
              </text:list-item>
              <text:list-item>
                <text:p text:style-name="P80"><text:span text:style-name="Strong_20_Emphasis"><text:span text:style-name="T1">Bahasa Sederhana:</text:span></text:span><text:span text:style-name="T1"> Menjelaskan SASP sebagai 'racun' atau 'teriakan' sel zombie. </text:span></text:p>
              </text:list-item>
            </text:list>
            <text:p text:style-name="Text_20_body"><text:span text:style-name="Strong_20_Emphasis"><text:span text:style-name="T1">[Prompt untuk Ilustrasi Gambar (Opsional)]</text:span></text:span></text:p>
            <text:list xml:id="list3177939362734376132" text:style-name="L85">
              <text:list-item>
                <text:p text:style-name="P81"><text:span text:style-name="Strong_20_Emphasis"><text:span text:style-name="T1">Saran Prompt Gambar:</text:span></text:span><text:span text:style-name="T1"> "Gambarkan beberapa sel. Ada sel sehat yang ceria. Lalu ada satu sel 'zombie' (mungkin digambarkan agak kuyu, warna beda, atau dengan tanda 'stop' di atasnya). Dari sel zombie ini, keluarkan panah-panah kecil atau 'asap' berwarna (mewakili SASP) yang mengenai sel-sel sehat di sekitarnya. Sel sehat yang terkena asap ini terlihat mulai 'sakit' atau sedikit berubah warna. Beri judul 'Sel Zombie: Berhenti Membelah, Tapi Menebar Masalah'." </text:span></text:p>
              </text:list-item>
            </text:list>
            <text:p text:style-name="P442"/>
            <text:p text:style-name="P212">Saya akan menunggu perintah "YAX" dari Anda untuk melanjutkan ke prompt berikutnya (Sub-subbab: Teori Radikal Bebas dan Stres Oksidatif).</text:p>
          </text:section>
          <text:section text:style-name="Sect1" text:name="feedback-form-24">
            <text:p text:style-name="P400"><text:soft-page-break/></text:p>
          </text:section>
        </text:section>
        <text:section text:style-name="Sect1" text:name="c4f8e42db0ed619a">
          <text:p text:style-name="P212"/>
          <text:section text:style-name="Sect1" text:name="user-query-content-25">
            <text:p text:style-name="P440">YAX </text:p>
          </text:section>
          <text:p text:style-name="P400">Tampilkan alur berpikir</text:p>
          <text:section text:style-name="Sect2" text:name="model-response-message-contentr_c4f8e42db0ed619a">
            <text:p text:style-name="Text_20_body"><text:span text:style-name="T1">Baik, saya lanjutkan (Jumat, 25 April 2025, 10:50 WIB di Tapak Tuan, Aceh). 'Tersangka' berikutnya yang sering disebut-sebut dalam kasus penuaan adalah </text:span><text:span text:style-name="Strong_20_Emphasis"><text:span text:style-name="T1">Radikal Bebas</text:span></text:span><text:span text:style-name="T1"> dan kondisi yang disebut </text:span><text:span text:style-name="Strong_20_Emphasis"><text:span text:style-name="T1">Stres Oksidatif</text:span></text:span><text:span text:style-name="T1">.</text:span></text:p>
            <text:p text:style-name="P442"/>
            <text:p text:style-name="Text_20_body"><text:span text:style-name="Strong_20_Emphasis"><text:span text:style-name="T1">(Jawaban untuk Prompt Sub-subbab: Teori Radikal Bebas dan Stres Oksidatif)</text:span></text:span></text:p>
            <text:p text:style-name="Text_20_body"><text:span text:style-name="T1">Pernah lihat percikan api kecil saat kayu bakar dibakar? Atau mungkin kamu pernah dengar soal molekul oksigen yang kita hirup? Nah, tubuh kita ini ibarat 'mesin' super canggih yang terus-menerus 'membakar' makanan dan oksigen untuk menghasilkan energi agar kita bisa beraktivitas. Proses 'pembakaran' energi ini (disebut metabolisme) sangat penting, tapi sayangnya, proses ini juga menghasilkan 'produk sampingan' berupa molekul-molekul yang sangat reaktif dan tidak stabil. Molekul inilah yang disebut </text:span><text:span text:style-name="Strong_20_Emphasis"><text:span text:style-name="T1">Radikal Bebas</text:span></text:span><text:span text:style-name="T1">.</text:span></text:p>
            <text:p text:style-name="P212">Selain dari metabolisme normal, radikal bebas juga bisa datang dari luar tubuh, misalnya dari polusi udara, asap rokok, radiasi matahari (sinar UV), atau bahkan makanan yang digoreng terlalu lama.</text:p>
            <text:p text:style-name="Text_20_body"><text:span text:style-name="Strong_20_Emphasis"><text:span text:style-name="T1">[Analogi: Percikan Api Liar]</text:span></text:span><text:span text:style-name="T1"> Bayangkan radikal bebas ini seperti </text:span><text:span text:style-name="Strong_20_Emphasis"><text:span text:style-name="T1">'percikan api kecil yang liar'</text:span></text:span><text:span text:style-name="T1"> di dalam sel kita. Kalau jumlahnya sedikit, mungkin nggak terlalu masalah. Tapi kalau terlalu banyak, percikan api ini bisa 'membakar' atau merusak apa saja yang ada di dekatnya! Mereka bisa merusak 'buku resep' DNA kita (seperti yang sudah dibahas), merusak 'mesin-mesin' protein penting di dalam sel, atau merusak 'dinding' sel yang terbuat dari lemak.</text:span></text:p>
            <text:p text:style-name="Text_20_body"><text:span text:style-name="T1">Tubuh kita sebenarnya punya 'pemadam api' alami yang disebut </text:span><text:span text:style-name="Strong_20_Emphasis"><text:span text:style-name="T1">Antioksidan</text:span></text:span><text:span text:style-name="T1">. Antioksidan ini bisa berasal dari dalam tubuh sendiri atau dari makanan yang kita makan (terutama buah-buahan dan sayuran berwarna cerah). Tugas antioksidan adalah menetralisir atau 'memadamkan' percikan api liar radikal bebas ini sebelum mereka sempat bikin kerusakan.</text:span></text:p>
            <text:p text:style-name="Text_20_body"><text:soft-page-break/><text:span text:style-name="T1">Nah, masalah muncul ketika terjadi ketidakseimbangan: jumlah 'percikan api liar' (radikal bebas) jadi </text:span><text:span text:style-name="Strong_20_Emphasis"><text:span text:style-name="T1">lebih banyak</text:span></text:span><text:span text:style-name="T1"> daripada jumlah 'pemadam api' (antioksidan) yang tersedia. Kondisi ketidakseimbangan inilah yang disebut </text:span><text:span text:style-name="Strong_20_Emphasis"><text:span text:style-name="T1">Stres Oksidatif</text:span></text:span><text:span text:style-name="T1">.</text:span></text:p>
            <text:p text:style-name="P212">Kalau stres oksidatif ini terjadi terus-menerus (kronis), kerusakan akibat radikal bebas akan menumpuk di berbagai sel dan jaringan tubuh kita. Sama seperti 'kesalahan ketik' DNA atau penumpukan 'sel zombie', akumulasi kerusakan oksidatif ini juga diyakini oleh banyak ilmuwan sebagai salah satu faktor penting yang berkontribusi terhadap proses penuaan dan munculnya berbagai penyakit terkait usia, seperti penyakit jantung, kanker, dan penurunan fungsi otak.</text:p>
            <text:p text:style-name="P212">Teori ini menjelaskan mengapa gaya hidup sehat itu penting. Misalnya, makan banyak buah dan sayur (kaya antioksidan) bisa membantu 'memadamkan' radikal bebas, sementara kebiasaan buruk seperti merokok atau terlalu banyak makan makanan olahan bisa menambah jumlah 'percikan api liar' di tubuh kita.</text:p>
            <text:p text:style-name="P212">Jadi, meskipun radikal bebas itu produk alami metabolisme, menjaga keseimbangan antara radikal bebas dan antioksidan lewat gaya hidup sehat dianggap bisa membantu memperlambat kerusakan seluler dan proses penuaan.</text:p>
            <text:p text:style-name="P442"/>
            <text:p text:style-name="Text_20_body"><text:span text:style-name="Strong_20_Emphasis"><text:span text:style-name="T1">[Tips Tambahan yang Digunakan:]</text:span></text:span></text:p>
            <text:list xml:id="list1306396355572825616" text:style-name="L86">
              <text:list-item>
                <text:p text:style-name="P302"><text:span text:style-name="Strong_20_Emphasis"><text:span text:style-name="T1">Analogi:</text:span></text:span><text:span text:style-name="T1"> Menggunakan analogi 'percikan api liar' dan 'pemadam api' untuk radikal bebas dan antioksidan. </text:span></text:p>
              </text:list-item>
              <text:list-item>
                <text:p text:style-name="P302"><text:span text:style-name="Strong_20_Emphasis"><text:span text:style-name="T1">Penjelasan Sumber &amp; Akibat:</text:span></text:span><text:span text:style-name="T1"> Menjelaskan dari mana radikal bebas berasal (internal/eksternal) dan apa saja yang bisa dirusaknya di dalam sel. </text:span></text:p>
              </text:list-item>
              <text:list-item>
                <text:p text:style-name="P302"><text:span text:style-name="Strong_20_Emphasis"><text:span text:style-name="T1">Definisi Jelas:</text:span></text:span><text:span text:style-name="T1"> Menjelaskan konsep kunci 'stres oksidatif' sebagai ketidakseimbangan. </text:span></text:p>
              </text:list-item>
              <text:list-item>
                <text:p text:style-name="P302"><text:span text:style-name="Strong_20_Emphasis"><text:span text:style-name="T1">Menghubungkan dengan Gaya Hidup:</text:span></text:span><text:span text:style-name="T1"> Mengaitkan teori ini secara langsung dengan pentingnya pola makan sehat dan menghindari kebiasaan buruk. </text:span></text:p>
              </text:list-item>
              <text:list-item>
                <text:p text:style-name="P82"><text:span text:style-name="Strong_20_Emphasis"><text:span text:style-name="T1">Konteks Penuaan:</text:span></text:span><text:span text:style-name="T1"> Menjelaskan bagaimana akumulasi kerusakan oksidatif berkontribusi pada penuaan. </text:span></text:p>
              </text:list-item>
            </text:list>
            <text:p text:style-name="Text_20_body"><text:soft-page-break/><text:span text:style-name="Strong_20_Emphasis"><text:span text:style-name="T1">[Prompt untuk Ilustrasi Gambar (Opsional)]</text:span></text:span></text:p>
            <text:list xml:id="list3037726614480831037" text:style-name="L87">
              <text:list-item>
                <text:p text:style-name="P83"><text:span text:style-name="Strong_20_Emphasis"><text:span text:style-name="T1">Saran Prompt Gambar:</text:span></text:span><text:span text:style-name="T1"> "Gambarkan sebuah sel kartun. Di dalamnya ada beberapa 'percikan api' kecil (radikal bebas) yang mengenai dan merusak bagian-bagian sel (DNA, protein, dinding sel). Lalu, gambarkan juga 'perisai' atau 'alat pemadam api' kecil (antioksidan) yang mencoba menetralisir percikan api tersebut. Buat visual yang menunjukkan kondisi 'Stres Oksidatif' di mana jumlah percikan api lebih banyak daripada pemadam apinya. Beri judul 'Perang Kecil di Dalam Sel: Radikal Bebas vs. Antioksidan'." </text:span></text:p>
              </text:list-item>
            </text:list>
            <text:p text:style-name="P442"/>
            <text:p text:style-name="Text_20_body"><text:span text:style-name="T1">Saya akan menunggu perintah "YAX" dari Anda untuk melanjutkan ke prompt berikutnya (Kesimpulan Subbab 2.2 - jika ada - atau Subbab 2.3: Apakah Penuaan Itu Penyakit yang Bisa Disembuhkan?). </text:span><text:span text:style-name="Emphasis"><text:span text:style-name="T1">Melihat struktur sebelumnya, sepertinya ada prompt Kesimpulan untuk 2.2.</text:span></text:span></text:p>
          </text:section>
          <text:section text:style-name="Sect1" text:name="feedback-form-25">
            <text:p text:style-name="P400"/>
          </text:section>
        </text:section>
        <text:section text:style-name="Sect1" text:name="c0b830aa0224d34d">
          <text:p text:style-name="P212"/>
          <text:section text:style-name="Sect1" text:name="user-query-content-26">
            <text:p text:style-name="P440">YAX </text:p>
          </text:section>
          <text:p text:style-name="P400">Tampilkan alur berpikir</text:p>
          <text:section text:style-name="Sect2" text:name="model-response-message-contentr_c0b830aa0224d34d">
            <text:p text:style-name="P212">Baik, saya lanjutkan (Jumat, 25 April 2025, 11:05 WIB di Tapak Tuan, Aceh). Setelah kita membahas beberapa 'tersangka' utama penuaan, sekarang mari kita simpulkan sejenak temuan dari investigasi kita di Subbab 2.2 ini.</text:p>
            <text:p text:style-name="P442"/>
            <text:p text:style-name="Text_20_body"><text:span text:style-name="Strong_20_Emphasis"><text:span text:style-name="T1">(Jawaban untuk Prompt Kesimpulan Subbab 2.2)</text:span></text:span></text:p>
            <text:p text:style-name="P212">Jadi, kita sudah kenalan dengan beberapa 'biang keladi' utama yang diduga kuat menyebabkan tubuh kita menua:</text:p>
            <text:list xml:id="list7579014441683849042" text:style-name="L88">
              <text:list-item>
                <text:p text:style-name="P303"><text:span text:style-name="Strong_20_Emphasis"><text:span text:style-name="T1">Kerusakan DNA</text:span></text:span><text:span text:style-name="T1"> yang menumpuk seperti 'kesalahan ketik' di buku resep sel. </text:span></text:p>
              </text:list-item>
              <text:list-item>
                <text:p text:style-name="P303"><text:span text:style-name="Strong_20_Emphasis"><text:span text:style-name="T1">Pemendekan Telomer</text:span></text:span><text:span text:style-name="T1">, si 'topi pelindung' kromosom yang terus terkikis. </text:span></text:p>
              </text:list-item>
              <text:list-item>
                <text:p text:style-name="P303"><text:span text:style-name="Strong_20_Emphasis"><text:span text:style-name="T1">Sel Senescence</text:span></text:span><text:span text:style-name="T1">, si 'sel zombie' yang menolak mati dan malah bikin onar. </text:span></text:p>
              </text:list-item>
              <text:list-item>
                <text:p text:style-name="P84"><text:span text:style-name="Strong_20_Emphasis"><text:span text:style-name="T1">Radikal Bebas</text:span></text:span><text:span text:style-name="T1"> dan </text:span><text:span text:style-name="Strong_20_Emphasis"><text:span text:style-name="T1">Stres Oksidatif</text:span></text:span><text:span text:style-name="T1">, si 'percikan api liar' yang </text:span><text:soft-page-break/><text:span text:style-name="T1">merusak komponen sel. </text:span></text:p>
              </text:list-item>
            </text:list>
            <text:p text:style-name="Text_20_body"><text:span text:style-name="T1">Penting banget untuk diingat: para 'tersangka' ini </text:span><text:span text:style-name="Strong_20_Emphasis"><text:span text:style-name="T1">tidak bekerja sendirian</text:span></text:span><text:span text:style-name="T1">! Mereka ini seperti komplotan penjahat yang saling terkait dan seringkali bekerja sama untuk menimbulkan 'kerusakan' yang kita kenal sebagai penuaan.</text:span></text:p>
            <text:p text:style-name="P212">Misalnya, kerusakan DNA yang parah bisa memicu sel menjadi senescent (jadi 'zombie'). Pemendekan telomer juga bisa memicu senescence. Stres oksidatif bisa memperparah kerusakan DNA dan mungkin juga mempercepat pemendekan telomer. Sel zombie sendiri mengeluarkan zat kimia yang bisa merusak DNA sel tetangga dan menyebabkan peradangan, yang mungkin juga menghasilkan lebih banyak radikal bebas. Pusing? Memang!</text:p>
            <text:p text:style-name="Text_20_body"><text:span text:style-name="T1">Ini menunjukkan betapa </text:span><text:span text:style-name="Strong_20_Emphasis"><text:span text:style-name="T1">rumit dan kompleksnya</text:span></text:span><text:span text:style-name="T1"> proses penuaan itu. Bukan cuma satu mekanisme, tapi jalinan berbagai proses biologis yang saling mempengaruhi di tingkat seluler dan molekuler.</text:span></text:p>
            <text:p text:style-name="P212">Memahami berbagai teori ini—meskipun rumit—sangatlah penting. Karena dengan mengetahui 'biang keladi' dan cara kerja mereka, para ilmuwan jadi punya target yang lebih jelas dalam upaya mengembangkan strategi atau teknologi untuk memperlambat, mencegah, atau bahkan mungkin suatu hari nanti membalikkan proses penuaan.</text:p>
            <text:p text:style-name="P442"/>
            <text:p text:style-name="Text_20_body"><text:span text:style-name="Strong_20_Emphasis"><text:span text:style-name="T1">[Tips Tambahan yang Digunakan:]</text:span></text:span></text:p>
            <text:list xml:id="list5054200920564983091" text:style-name="L89">
              <text:list-item>
                <text:p text:style-name="P304"><text:span text:style-name="Strong_20_Emphasis"><text:span text:style-name="T1">Rangkuman Ringkas:</text:span></text:span><text:span text:style-name="T1"> Menyebutkan kembali teori-teori utama yang telah dibahas. </text:span></text:p>
              </text:list-item>
              <text:list-item>
                <text:p text:style-name="P304"><text:span text:style-name="Strong_20_Emphasis"><text:span text:style-name="T1">Penekanan Interkoneksi:</text:span></text:span><text:span text:style-name="T1"> Menjelaskan bahwa teori-teori tersebut saling terkait dan tidak berdiri sendiri. </text:span></text:p>
              </text:list-item>
              <text:list-item>
                <text:p text:style-name="P304"><text:span text:style-name="Strong_20_Emphasis"><text:span text:style-name="T1">Menekankan Kompleksitas:</text:span></text:span><text:span text:style-name="T1"> Menggarisbawahi kerumitan proses penuaan. </text:span></text:p>
              </text:list-item>
              <text:list-item>
                <text:p text:style-name="P85"><text:span text:style-name="Strong_20_Emphasis"><text:span text:style-name="T1">Menghubungkan ke Solusi:</text:span></text:span><text:span text:style-name="T1"> Mengaitkan pemahaman teori dengan pengembangan intervensi anti-penuaan. </text:span></text:p>
              </text:list-item>
            </text:list>
            <text:p text:style-name="Text_20_body"><text:span text:style-name="Strong_20_Emphasis"><text:span text:style-name="T1">[Prompt untuk Ilustrasi Gambar (Opsional)]</text:span></text:span></text:p>
            <text:list xml:id="list6592931941943941977" text:style-name="L90">
              <text:list-item>
                <text:p text:style-name="P86"><text:span text:style-name="Strong_20_Emphasis"><text:span text:style-name="T1">Saran Prompt Gambar:</text:span></text:span><text:span text:style-name="T1"> "Gambarkan sebuah diagram lingkaran atau jaring laba-laba yang kompleks. Di tengahnya ada tulisan 'PENUAAN'. </text:span><text:soft-page-break/><text:span text:style-name="T1">Di sekelilingnya ada ikon-ikon yang mewakili teori-teori utama (DNA rusak, telomer pendek, sel zombie, radikal bebas). Gambarkan panah-panah yang menghubungkan ikon-ikon ini satu sama lain, menunjukkan bahwa mereka saling mempengaruhi dan bekerja sama menyebabkan penuaan. Beri kesan bahwa ini adalah proses yang rumit dan multifaktorial." </text:span></text:p>
              </text:list-item>
            </text:list>
            <text:p text:style-name="P442"/>
            <text:p text:style-name="P212">Saya akan menunggu perintah "YAX" dari Anda untuk melanjutkan ke prompt berikutnya (Subbab 2.3: Apakah Penuaan Itu Penyakit yang Bisa Disembuhkan?).</text:p>
          </text:section>
          <text:section text:style-name="Sect1" text:name="feedback-form-26">
            <text:p text:style-name="P400"/>
          </text:section>
        </text:section>
        <text:section text:style-name="Sect1" text:name="73e56efd894b1ebb">
          <text:p text:style-name="P212"/>
          <text:section text:style-name="Sect1" text:name="user-query-content-27">
            <text:p text:style-name="P440">YAX </text:p>
          </text:section>
          <text:p text:style-name="P400">Tampilkan alur berpikir</text:p>
          <text:section text:style-name="Sect2" text:name="model-response-message-contentr_73e56efd894b1ebb">
            <text:p text:style-name="Text_20_body"><text:span text:style-name="T1">Baik, saya lanjutkan (Jumat, 25 April 2025, 11:06 WIB di Tapak Tuan, Aceh). Setelah memahami berbagai mekanisme biologis di balik penuaan, sekarang kita sampai pada pertanyaan yang cukup filosofis tapi punya dampak praktis yang besar: </text:span><text:span text:style-name="Strong_20_Emphasis"><text:span text:style-name="T1">Apakah penuaan itu sebenarnya sebuah penyakit yang bisa (dan mungkin seharusnya) kita sembuhkan?</text:span></text:span></text:p>
            <text:p text:style-name="P442"/>
            <text:p text:style-name="Text_20_body"><text:span text:style-name="Strong_20_Emphasis"><text:span text:style-name="T1">(Jawaban untuk Prompt Subbab 2.3)</text:span></text:span></text:p>
            <text:p text:style-name="Text_20_body"><text:span text:style-name="Strong_20_Emphasis"><text:span text:style-name="T1">Subbab 2.3: Apakah Penuaan Itu Penyakit yang Bisa Disembuhkan?</text:span></text:span></text:p>
            <text:p text:style-name="P212">Ini mungkin terdengar agak aneh awalnya. Bukankah menua itu hal yang wajar dan alami? Semua orang pasti mengalaminya kalau diberi umur panjang, kan? Seperti halnya kita melewati masa bayi, anak-anak, remaja, lalu dewasa. Kita tidak menganggap masa remaja sebagai 'penyakit', jadi mengapa harus menganggap masa tua sebagai penyakit?</text:p>
            <text:p text:style-name="Text_20_body"><text:span text:style-name="T1">Pandangan ini, bahwa </text:span><text:span text:style-name="Strong_20_Emphasis"><text:span text:style-name="T1">penuaan adalah proses alami</text:span></text:span><text:span text:style-name="T1">, dipegang oleh banyak orang, termasuk sebagian ilmuwan dan dokter. Mereka berpendapat bahwa menua adalah bagian normal dari siklus kehidupan, bukan suatu kondisi 'sakit' atau patologis seperti diabetes atau kanker. Menganggap penuaan sebagai penyakit dikhawatirkan bisa berisiko 'memedisinkan' </text:span><text:soft-page-break/><text:span text:style-name="T1">kehidupan—membuat orang merasa 'sakit' hanya karena mereka bertambah tua, padahal itu adalah bagian dari menjadi manusia.</text:span></text:p>
            <text:p text:style-name="Text_20_body"><text:span text:style-name="Emphasis"><text:span text:style-name="T1">Tetapi</text:span></text:span><text:span text:style-name="T1">, ada juga sudut pandang lain yang semakin kuat digaungkan oleh para peneliti di garis depan riset anti-penuaan. Mereka berargumen begini: Coba pikirkan penyakit-penyakit kronis yang paling banyak menyebabkan penderitaan dan kematian di usia tua—penyakit jantung, stroke, Alzheimer, kanker, diabetes tipe 2, osteoporosis, radang sendi. Apa faktor risiko terbesar untuk semua penyakit itu? Jawabannya hampir selalu sama: </text:span><text:span text:style-name="Strong_20_Emphasis"><text:span text:style-name="T1">usia</text:span></text:span><text:span text:style-name="T1"> atau </text:span><text:span text:style-name="Strong_20_Emphasis"><text:span text:style-name="T1">proses penuaan itu sendiri!</text:span></text:span></text:p>
            <text:p text:style-name="Text_20_body"><text:span text:style-name="T1">Nah, para pendukung pandangan </text:span><text:span text:style-name="Strong_20_Emphasis"><text:span text:style-name="T1">'penuaan adalah akar penyakit'</text:span></text:span><text:span text:style-name="T1"> ini berpikir: Daripada kita sibuk mengobati masing-masing penyakit tua itu satu per satu (ibarat memangkas ranting-ranting pohon yang sakit), kenapa tidak kita coba 'mengobati' akarnya saja, yaitu proses penuaan itu sendiri? Jika kita bisa memperlambat atau mengatasi penuaan, mungkin kita bisa mencegah atau menunda </text:span><text:span text:style-name="Emphasis"><text:span text:style-name="T1">banyak</text:span></text:span><text:span text:style-name="T1"> penyakit sekaligus! Salah satu ilmuwan terkenal dari Harvard, David Sinclair (yang banyak meneliti soal ini), bahkan dengan tegas mengatakan, "Penuaan adalah penyakit... dan itu bisa diobati."</text:span></text:p>
            <text:p text:style-name="Text_20_body"><text:span text:style-name="Strong_20_Emphasis"><text:span text:style-name="T1">Kenapa Perdebatan Ini Penting Banget?</text:span></text:span></text:p>
            <text:p text:style-name="Text_20_body"><text:span text:style-name="T1">Ini bukan cuma soal adu argumen filosofis, lho. Cara kita mengklasifikasikan penuaan punya </text:span><text:span text:style-name="Strong_20_Emphasis"><text:span text:style-name="T1">konsekuensi nyata</text:span></text:span><text:span text:style-name="T1"> yang sangat besar:</text:span></text:p>
            <text:list xml:id="list3658506005167373718" text:style-name="L91">
              <text:list-item>
                <text:p text:style-name="P305"><text:span text:style-name="Strong_20_Emphasis"><text:span text:style-name="T1">Pendanaan Riset:</text:span></text:span><text:span text:style-name="T1"> Jika penuaan dianggap penyakit, akan lebih mudah bagi para ilmuwan untuk mendapatkan dana penelitian besar-besaran untuk mencari 'obat' anti-penuaan. </text:span></text:p>
              </text:list-item>
              <text:list-item>
                <text:p text:style-name="P87"><text:span text:style-name="Strong_20_Emphasis"><text:span text:style-name="T1">Pengembangan &amp; Persetujuan Obat:</text:span></text:span><text:span text:style-name="T1"> Badan regulator obat (seperti BPOM di Indonesia atau FDA di Amerika) biasanya hanya menyetujui obat untuk mengobati </text:span><text:span text:style-name="Emphasis"><text:span text:style-name="T1">penyakit spesifik</text:span></text:span><text:span text:style-name="T1">. Kalau penuaan tidak dianggap penyakit, akan sangat sulit bagi perusahaan farmasi untuk mengembangkan dan mendapatkan izin edar obat yang tujuannya secara eksplisit adalah 'melawan penuaan'. Mereka harus mengujinya untuk penyakit terkait usia tertentu (misal, menguji senolitik untuk radang sendi, bukan untuk 'penuaan' secara umum). Jika penuaan diakui sebagai penyakit, ini bisa membuka jalan bagi pengembangan terapi anti-penuaan secara langsung. </text:span></text:p>
              </text:list-item>
            </text:list>
            <text:p text:style-name="Text_20_body"><text:span text:style-name="Strong_20_Emphasis"><text:span text:style-name="T1">Jadi, Mana yang Benar?</text:span></text:span></text:p>
            <text:p text:style-name="Text_20_body"><text:soft-page-break/><text:span text:style-name="T1">Sampai saat ini, </text:span><text:span text:style-name="Strong_20_Emphasis"><text:span text:style-name="T1">belum ada kesepakatan final</text:span></text:span><text:span text:style-name="T1"> di dunia ilmiah maupun medis. Perdebatan ini terus berlangsung. Masing-masing pandangan punya argumen yang kuat. Yang jelas, bagaimana kita akhirnya memutuskan untuk melihat dan mengklasifikasikan penuaan akan sangat memengaruhi arah penelitian, pengembangan teknologi, dan bahkan cara kita merawat kesehatan di masa depan.</text:span></text:p>
            <text:p text:style-name="P212">Bagaimana menurutmu? Apakah penuaan itu proses alami yang harus diterima, atau penyakit yang harus dilawan? Ini pertanyaan bagus untuk kamu renungkan.</text:p>
            <text:p text:style-name="P442"/>
            <text:p text:style-name="Text_20_body"><text:span text:style-name="Strong_20_Emphasis"><text:span text:style-name="T1">[Tips Tambahan yang Digunakan:]</text:span></text:span></text:p>
            <text:list xml:id="list435012817396696324" text:style-name="L92">
              <text:list-item>
                <text:p text:style-name="P306"><text:span text:style-name="Strong_20_Emphasis"><text:span text:style-name="T1">Menyajikan Dua Sisi:</text:span></text:span><text:span text:style-name="T1"> Memaparkan argumen untuk pandangan 'penuaan alami' dan 'penuaan sebagai penyakit' secara seimbang. </text:span></text:p>
              </text:list-item>
              <text:list-item>
                <text:p text:style-name="P306"><text:span text:style-name="Strong_20_Emphasis"><text:span text:style-name="T1">Menjelaskan Implikasi Praktis:</text:span></text:span><text:span text:style-name="T1"> Menekankan mengapa klasifikasi ini penting (dana riset, persetujuan obat). </text:span></text:p>
              </text:list-item>
              <text:list-item>
                <text:p text:style-name="P306"><text:span text:style-name="Strong_20_Emphasis"><text:span text:style-name="T1">Menggunakan Contoh/Kutipan:</text:span></text:span><text:span text:style-name="T1"> Menyebut pandangan David Sinclair sebagai contoh konkret. </text:span></text:p>
              </text:list-item>
              <text:list-item>
                <text:p text:style-name="P306"><text:span text:style-name="Strong_20_Emphasis"><text:span text:style-name="T1">Mendorong Refleksi Pembaca:</text:span></text:span><text:span text:style-name="T1"> Mengajukan pertanyaan langsung kepada pembaca di akhir. </text:span></text:p>
              </text:list-item>
              <text:list-item>
                <text:p text:style-name="P88"><text:span text:style-name="Strong_20_Emphasis"><text:span text:style-name="T1">Menyatakan Ketidakpastian:</text:span></text:span><text:span text:style-name="T1"> Mengakui bahwa belum ada konsensus final. </text:span></text:p>
              </text:list-item>
            </text:list>
            <text:p text:style-name="Text_20_body"><text:span text:style-name="Strong_20_Emphasis"><text:span text:style-name="T1">[Prompt untuk Ilustrasi Gambar (Opsional)]</text:span></text:span></text:p>
            <text:list xml:id="list776321833993308815" text:style-name="L93">
              <text:list-item>
                <text:p text:style-name="P89"><text:span text:style-name="Strong_20_Emphasis"><text:span text:style-name="T1">Saran Prompt Gambar:</text:span></text:span><text:span text:style-name="T1"> "Gambarkan sebuah timbangan. Di satu sisi timbangan, letakkan simbol 'alami' (misal: daun, siklus kehidupan matahari/bulan) dengan label 'Proses Alami'. Di sisi lain timbangan, letakkan simbol 'penyakit' (misal: botol obat, stetoskop, grafik penyakit menurun) dengan label 'Penyakit yang Bisa Diobati?'. Timbangan ini terlihat seimbang atau sedikit condong ke salah satu sisi (terserah interpretasi), menunjukkan adanya perdebatan. Beri judul 'Penuaan: Proses Alami atau Penyakit?'." </text:span></text:p>
              </text:list-item>
            </text:list>
            <text:p text:style-name="P442"/>
            <text:p text:style-name="P212">Saya akan menunggu perintah "YAX" dari Anda untuk melanjutkan ke prompt berikutnya (Pengantar Bab 3).</text:p>
          </text:section>
          <text:section text:style-name="Sect1" text:name="feedback-form-27">
            <text:p text:style-name="P400"><text:soft-page-break/></text:p>
          </text:section>
        </text:section>
        <text:section text:style-name="Sect1" text:name="8e625cdbe61bf9a7">
          <text:p text:style-name="P212"/>
          <text:section text:style-name="Sect1" text:name="user-query-content-28">
            <text:p text:style-name="P440">YAX </text:p>
          </text:section>
          <text:p text:style-name="P400">Tampilkan alur berpikir</text:p>
          <text:section text:style-name="Sect2" text:name="model-response-message-contentr_8e625cdbe61bf9a7">
            <text:p text:style-name="Text_20_body"><text:span text:style-name="T1">Baik, saya lanjutkan (Jumat, 25 April 2025, 11:07 WIB di Tapak Tuan, Aceh). Kita sekarang masuk ke </text:span><text:span text:style-name="Strong_20_Emphasis"><text:span text:style-name="T1">Pengantar Bab 3</text:span></text:span><text:span text:style-name="T1">.</text:span></text:p>
            <text:p text:style-name="P442"/>
            <text:p text:style-name="Text_20_body"><text:span text:style-name="Strong_20_Emphasis"><text:span text:style-name="T1">(Jawaban untuk Prompt Pengantar Bab 3)</text:span></text:span></text:p>
            <text:p text:style-name="Text_20_body"><text:span text:style-name="Strong_20_Emphasis"><text:span text:style-name="T1">Bab 3: Membongkar Kode Kehidupan: Peran Genetika</text:span></text:span></text:p>
            <text:p text:style-name="P212">Di Bab 2, kita sudah jadi 'detektif biologi' dan menginvestigasi beberapa 'biang keladi' utama di balik proses penuaan—mulai dari kerusakan DNA yang menumpuk sampai pemendekan si pelindung ujung kromosom, telomer. Kita jadi tahu kalau penuaan itu proses biologis yang rumit di tingkat sel.</text:p>
            <text:p text:style-name="Text_20_body"><text:span text:style-name="T1">Tapi, pernah nggak kamu kepikiran: </text:span><text:span text:style-name="Emphasis"><text:span text:style-name="T1">Siapa sih yang ngasih 'perintah' atau 'instruksi' agar semua proses itu terjadi? Siapa 'dalang' di balik layar yang menentukan seberapa cepat sel kita rusak atau seberapa efisien tubuh kita memperbaiki diri?</text:span></text:span><text:span text:style-name="T1"> Jawabannya terletak pada inti terdalam dari setiap sel kita: </text:span><text:span text:style-name="Strong_20_Emphasis"><text:span text:style-name="T1">Kode Genetik</text:span></text:span><text:span text:style-name="T1">, yang tersimpan rapi dalam molekul ajaib bernama DNA!</text:span></text:p>
            <text:p text:style-name="Text_20_body"><text:span text:style-name="T1">Ibaratnya, DNA ini adalah </text:span><text:span text:style-name="Strong_20_Emphasis"><text:span text:style-name="T1">'buku resep' super tebal</text:span></text:span><text:span text:style-name="T1"> atau </text:span><text:span text:style-name="Strong_20_Emphasis"><text:span text:style-name="T1">'kode program' utama</text:span></text:span><text:span text:style-name="T1"> yang berisi semua instruksi untuk membangun dan menjalankan 'mesin' tubuh kita. Nah, di Bab 3 ini, kita akan mencoba 'membaca' beberapa bagian penting dari buku resep atau kode program ini. Kita akan fokus pada peran </text:span><text:span text:style-name="Strong_20_Emphasis"><text:span text:style-name="T1">genetika</text:span></text:span><text:span text:style-name="T1">—ilmu tentang gen dan pewarisan sifat—dalam menentukan bagaimana dan seberapa cepat kita menua.</text:span></text:p>
            <text:p text:style-name="P212">Kita akan mencari jawaban untuk pertanyaan-pertanyaan seru seperti:</text:p>
            <text:list xml:id="list6599410301496005428" text:style-name="L94">
              <text:list-item>
                <text:p text:style-name="P414">Bagaimana sih sebenarnya gen-gen kita mengatur 'jam biologis' penuaan? </text:p>
              </text:list-item>
              <text:list-item>
                <text:p text:style-name="P414">Apakah benar ada 'gen awet muda' yang bikin beberapa orang atau bahkan makhluk hidup lain bisa hidup super lama? Bisakah kita belajar dari mereka? </text:p>
              </text:list-item>
              <text:list-item>
                <text:p text:style-name="P90"><text:soft-page-break/><text:span text:style-name="T1">Dan pertanyaan yang paling bikin penasaran sekaligus sedikit </text:span><text:span text:style-name="Emphasis"><text:span text:style-name="T1">nge-sci-fi</text:span></text:span><text:span text:style-name="T1">: Mungkinkah suatu hari nanti kita bisa 'mengedit' atau 'memperbaiki' buku resep genetik kita sendiri untuk melawan penuaan? </text:span></text:p>
              </text:list-item>
            </text:list>
            <text:p text:style-name="P212">Siap untuk membongkar rahasia yang tersimpan dalam kode kehidupan kita? Yuk, kita selami dunia genetika dan perannya dalam mimpi (atau potensi kenyataan?) umur panjang!</text:p>
            <text:p text:style-name="P442"/>
            <text:p text:style-name="Text_20_body"><text:span text:style-name="Strong_20_Emphasis"><text:span text:style-name="T1">[Tips Tambahan yang Digunakan:]</text:span></text:span></text:p>
            <text:list xml:id="list6228666385368860623" text:style-name="L95">
              <text:list-item>
                <text:p text:style-name="P307"><text:span text:style-name="Strong_20_Emphasis"><text:span text:style-name="T1">Bridging:</text:span></text:span><text:span text:style-name="T1"> Menghubungkan secara jelas ke mekanisme penuaan yang dibahas di Bab 2. </text:span></text:p>
              </text:list-item>
              <text:list-item>
                <text:p text:style-name="P307"><text:span text:style-name="Strong_20_Emphasis"><text:span text:style-name="T1">Metaphor:</text:span></text:span><text:span text:style-name="T1"> Menggunakan metafora DNA sebagai 'buku resep', 'kode program', 'blueprint', dan genetika sebagai 'dalang'. </text:span></text:p>
              </text:list-item>
              <text:list-item>
                <text:p text:style-name="P307"><text:span text:style-name="Strong_20_Emphasis"><text:span text:style-name="T1">Engaging Questions:</text:span></text:span><text:span text:style-name="T1"> Mengajukan pertanyaan-pertanyaan kunci yang akan dijawab dalam bab ini (peran gen, gen awet muda, potensi editing gen). </text:span></text:p>
              </text:list-item>
              <text:list-item>
                <text:p text:style-name="P307"><text:span text:style-name="Strong_20_Emphasis"><text:span text:style-name="T1">Building Anticipation:</text:span></text:span><text:span text:style-name="T1"> Menggunakan frasa seperti "membongkar rahasia", "selami dunia genetika" untuk menarik minat pembaca. </text:span></text:p>
              </text:list-item>
              <text:list-item>
                <text:p text:style-name="P91"><text:span text:style-name="Strong_20_Emphasis"><text:span text:style-name="T1">Setting the Stage:</text:span></text:span><text:span text:style-name="T1"> Menjelaskan fokus bab pada aspek genetik penuaan. </text:span></text:p>
              </text:list-item>
            </text:list>
            <text:p text:style-name="Text_20_body"><text:span text:style-name="Strong_20_Emphasis"><text:span text:style-name="T1">[Prompt untuk Ilustrasi Gambar (Opsional)]</text:span></text:span></text:p>
            <text:list xml:id="list3596453434116842363" text:style-name="L96">
              <text:list-item>
                <text:p text:style-name="P92"><text:span text:style-name="Strong_20_Emphasis"><text:span text:style-name="T1">Saran Prompt Gambar:</text:span></text:span><text:span text:style-name="T1"> "Gambarkan sebuah buku resep kuno yang tebal dan terbuka. Halaman buku itu bukan berisi tulisan biasa, tapi untaian DNA (double helix) yang rumit. Dari buku itu, muncul cahaya atau 'kekuatan' yang mempengaruhi simbol-simbol penuaan (seperti jam yang melambat, sel yang memperbaiki diri). Beri judul 'DNA: Buku Resep Kehidupan (dan Penuaan?)'." </text:span></text:p>
              </text:list-item>
            </text:list>
            <text:p text:style-name="P442"/>
            <text:p text:style-name="P212">Saya akan menunggu perintah "YAX" dari Anda untuk melanjutkan ke prompt berikutnya (Subbab 3.1: DNA: Buku Instruksi Tubuh Kita).</text:p>
          </text:section>
          <text:section text:style-name="Sect1" text:name="feedback-form-28">
            <text:p text:style-name="P400"/>
          </text:section>
        </text:section>
        <text:section text:style-name="Sect1" text:name="fad955f5b5f955da">
          <text:p text:style-name="P212"/>
          <text:section text:style-name="Sect1" text:name="user-query-content-29">
            <text:p text:style-name="P440"><text:soft-page-break/>YAX </text:p>
          </text:section>
          <text:p text:style-name="P400">Tampilkan alur berpikir</text:p>
          <text:section text:style-name="Sect2" text:name="model-response-message-contentr_fad955f5b5f955da">
            <text:p text:style-name="Text_20_body"><text:span text:style-name="T1">Baik, saya lanjutkan (Jumat, 25 April 2025, 11:07 WIB di Tapak Tuan, Aceh). Sekarang kita akan masuk lebih dalam ke dasar-dasar genetika di </text:span><text:span text:style-name="Strong_20_Emphasis"><text:span text:style-name="T1">Subbab 3.1: DNA: Buku Instruksi Tubuh Kita</text:span></text:span><text:span text:style-name="T1">.</text:span></text:p>
            <text:p text:style-name="P442"/>
            <text:p text:style-name="Text_20_body"><text:span text:style-name="Strong_20_Emphasis"><text:span text:style-name="T1">(Jawaban untuk Prompt Subbab 3.1)</text:span></text:span></text:p>
            <text:p text:style-name="Text_20_body"><text:span text:style-name="Strong_20_Emphasis"><text:span text:style-name="T1">Subbab 3.1: DNA: Buku Instruksi Tubuh Kita</text:span></text:span></text:p>
            <text:p text:style-name="P212">Untuk mengerti peran genetika dalam penuaan, kita perlu kenalan dulu sama 'pemeran utamanya', yaitu DNA dan teman-temannya. Tenang, kita nggak akan bahas rumus kimia yang bikin pusing kok. Kita akan pakai analogi biar lebih gampang dibayangkan!</text:p>
            <text:p text:style-name="Text_20_body"><text:span text:style-name="Strong_20_Emphasis"><text:span text:style-name="T1">Analogi: Perpustakaan Raksasa di Setiap Sel</text:span></text:span></text:p>
            <text:p text:style-name="Text_20_body"><text:span text:style-name="T1">Bayangkan setiap sel di tubuhmu itu punya </text:span><text:span text:style-name="Strong_20_Emphasis"><text:span text:style-name="T1">perpustakaan raksasa</text:span></text:span><text:span text:style-name="T1"> yang super lengkap. Perpustakaan ini menyimpan </text:span><text:span text:style-name="Emphasis"><text:span text:style-name="T1">semua</text:span></text:span><text:span text:style-name="T1"> informasi yang dibutuhkan untuk membangun dan menjalankan seluruh 'kota' tubuhmu. Nama perpustakaan raksasa ini adalah </text:span><text:span text:style-name="Strong_20_Emphasis"><text:span text:style-name="T1">DNA (Deoxyribonucleic Acid)</text:span></text:span><text:span text:style-name="T1">. Isinya benar-benar cetak biru alias </text:span><text:span text:style-name="Emphasis"><text:span text:style-name="T1">blueprint</text:span></text:span><text:span text:style-name="T1"> dirimu!</text:span></text:p>
            <text:p text:style-name="Text_20_body"><text:span text:style-name="T1">Di dalam perpustakaan DNA ini, informasinya nggak berantakan, tapi tersusun rapi di </text:span><text:span text:style-name="Strong_20_Emphasis"><text:span text:style-name="T1">46 rak buku</text:span></text:span><text:span text:style-name="T1"> yang kokoh (kalau di manusia). Rak-rak buku ini kita sebut </text:span><text:span text:style-name="Strong_20_Emphasis"><text:span text:style-name="T1">Kromosom</text:span></text:span><text:span text:style-name="T1">. Kita mewarisi 23 rak buku dari ayah dan 23 rak buku dari ibu, jadi totalnya 46 rak atau 23 pasang.</text:span></text:p>
            <text:p text:style-name="Text_20_body"><text:span text:style-name="T1">Nah, di setiap rak buku kromosom ini, tersimpan ribuan </text:span><text:span text:style-name="Strong_20_Emphasis"><text:span text:style-name="T1">buku resep</text:span></text:span><text:span text:style-name="T1"> individual. Setiap buku resep ini namanya </text:span><text:span text:style-name="Strong_20_Emphasis"><text:span text:style-name="T1">Gen</text:span></text:span><text:span text:style-name="T1">. Masing-masing gen berisi instruksi super spesifik untuk membuat satu 'bahan bangunan' atau 'mesin' penting di kota tubuh kita. Biasanya sih, instruksi ini adalah resep untuk membuat protein. Misalnya, ada gen 'resep warna mata cokelat', gen 'resep enzim pencerna gula', gen 'resep petugas perbaikan sel', dan lain-lain. Diperkirakan ada sekitar 20.000 sampai 25.000 'buku resep' gen di dalam perpustakaan DNA manusia!</text:span></text:p>
            <text:p text:style-name="Text_20_body"><text:span text:style-name="Strong_20_Emphasis"><text:span text:style-name="T1">Huruf Kode Rahasia: A, T, C, G</text:span></text:span></text:p>
            <text:p text:style-name="Text_20_body"><text:span text:style-name="T1">Kalau kamu buka salah satu 'buku resep' gen itu, isinya bukan huruf A-Z </text:span><text:soft-page-break/><text:span text:style-name="T1">biasa. Instruksinya ditulis pakai 'bahasa kode' khusus yang cuma terdiri dari </text:span><text:span text:style-name="Strong_20_Emphasis"><text:span text:style-name="T1">empat huruf kimia</text:span></text:span><text:span text:style-name="T1">:</text:span></text:p>
            <text:list xml:id="list181576292984033465" text:style-name="L97">
              <text:list-item>
                <text:p text:style-name="P308"><text:span text:style-name="Strong_20_Emphasis"><text:span text:style-name="T1">A</text:span></text:span><text:span text:style-name="T1"> (Adenin) </text:span></text:p>
              </text:list-item>
              <text:list-item>
                <text:p text:style-name="P308"><text:span text:style-name="Strong_20_Emphasis"><text:span text:style-name="T1">T</text:span></text:span><text:span text:style-name="T1"> (Timin) </text:span></text:p>
              </text:list-item>
              <text:list-item>
                <text:p text:style-name="P308"><text:span text:style-name="Strong_20_Emphasis"><text:span text:style-name="T1">C</text:span></text:span><text:span text:style-name="T1"> (Sitosin) </text:span></text:p>
              </text:list-item>
              <text:list-item>
                <text:p text:style-name="P93"><text:span text:style-name="Strong_20_Emphasis"><text:span text:style-name="T1">G</text:span></text:span><text:span text:style-name="T1"> (Guanin) </text:span></text:p>
              </text:list-item>
            </text:list>
            <text:p text:style-name="Text_20_body"><text:span text:style-name="T1">Keempat huruf ini disusun berurutan membentuk 'kata-kata' dan 'kalimat' yang sangat panjang di sepanjang untaian DNA. Urutan huruf inilah yang menentukan instruksi apa yang diberikan oleh sebuah gen. Oh iya, untaian DNA ini bentuknya unik banget, seperti tangga yang dipilin atau spiral ganda, yang sering disebut </text:span><text:span text:style-name="Strong_20_Emphasis"><text:span text:style-name="T1">Double Helix</text:span></text:span><text:span text:style-name="T1">.</text:span></text:p>
            <text:p text:style-name="Text_20_body"><text:span text:style-name="Strong_20_Emphasis"><text:span text:style-name="T1">Kenapa Instruksi Harus Tepat?</text:span></text:span></text:p>
            <text:p text:style-name="P212">Sekarang kamu kebayang kan, betapa pentingnya instruksi di setiap 'buku resep' gen ini harus akurat? Kalau ada 'kesalahan ketik' (mutasi atau kerusakan DNA, seperti yang kita bahas di Bab 2), resepnya jadi salah. Akibatnya, 'bahan bangunan' atau 'mesin' (protein) yang dibuat bisa jadi cacat atau nggak berfungsi sama sekali. Kalau banyak instruksi yang salah, tentu saja 'kota' tubuh kita bisa jadi kacau balau. Inilah kenapa menjaga keutuhan perpustakaan DNA kita itu penting banget.</text:p>
            <text:p text:style-name="P212">Memahami dasar-dasar tentang perpustakaan DNA, rak buku kromosom, dan buku resep gen ini adalah kunci awal kita untuk bisa mengerti bagaimana faktor keturunan atau genetika bisa ikut menentukan proses penuaan kita di bab-bab selanjutnya.</text:p>
            <text:p text:style-name="P442"/>
            <text:p text:style-name="Text_20_body"><text:span text:style-name="Strong_20_Emphasis"><text:span text:style-name="T1">[Tips Tambahan yang Digunakan:]</text:span></text:span></text:p>
            <text:list xml:id="list4332541645741914122" text:style-name="L98">
              <text:list-item>
                <text:p text:style-name="P309"><text:span text:style-name="Strong_20_Emphasis"><text:span text:style-name="T1">Analogi Sentral Konsisten:</text:span></text:span><text:span text:style-name="T1"> Menggunakan analogi 'Perpustakaan Raksasa' (DNA), 'Rak Buku' (Kromosom), dan 'Buku Resep' (Gen) secara berulang. </text:span></text:p>
              </text:list-item>
              <text:list-item>
                <text:p text:style-name="P309"><text:span text:style-name="Strong_20_Emphasis"><text:span text:style-name="T1">Visualisasi:</text:span></text:span><text:span text:style-name="T1"> Menjelaskan konsep abstrak (DNA, gen, kromosom) dengan perumpamaan benda konkret. </text:span></text:p>
              </text:list-item>
              <text:list-item>
                <text:p text:style-name="P309"><text:span text:style-name="Strong_20_Emphasis"><text:span text:style-name="T1">Penyederhanaan:</text:span></text:span><text:span text:style-name="T1"> Menjelaskan kode A-T-C-G sebagai 'huruf' dan double helix sebagai 'tangga spiral'. </text:span></text:p>
              </text:list-item>
              <text:list-item>
                <text:p text:style-name="P94"><text:span text:style-name="Strong_20_Emphasis"><text:span text:style-name="T1">Menghubungkan ke Bab Sebelumnya:</text:span></text:span><text:span text:style-name="T1"> Mengaitkan pentingnya </text:span><text:soft-page-break/><text:span text:style-name="T1">instruksi DNA yang benar dengan konsep kerusakan DNA di Bab 2. </text:span></text:p>
              </text:list-item>
            </text:list>
            <text:p text:style-name="Text_20_body"><text:span text:style-name="Strong_20_Emphasis"><text:span text:style-name="T1">[Prompt untuk Ilustrasi Gambar (Opsional)]</text:span></text:span></text:p>
            <text:list xml:id="list4883247303421216007" text:style-name="L99">
              <text:list-item>
                <text:p text:style-name="P310"><text:span text:style-name="Strong_20_Emphasis"><text:span text:style-name="T1">Saran Prompt Gambar:</text:span></text:span><text:span text:style-name="T1"> "Buat ilustrasi bergaya kartun yang menarik: </text:span></text:p>
                <text:list>
                  <text:list-item>
                    <text:p text:style-name="P415">Gambar sebuah perpustakaan megah berlabel 'DNA'. </text:p>
                  </text:list-item>
                  <text:list-item>
                    <text:p text:style-name="P415">Di dalamnya ada rak-rak buku tinggi berlabel 'Kromosom 1', 'Kromosom 2', dst. </text:p>
                  </text:list-item>
                  <text:list-item>
                    <text:p text:style-name="P415">Di salah satu rak, perbesar gambar beberapa buku dengan judul seperti 'Gen Warna Mata', 'Gen Enzim X', 'Gen Perbaikan Sel'. </text:p>
                  </text:list-item>
                  <text:list-item>
                    <text:p text:style-name="P219">Tunjukkan satu halaman buku resep yang terbuka, isinya bukan teks biasa tapi urutan huruf A, T, C, G yang membentuk untaian double helix kecil. Beri judul 'Mengenal Perpustakaan DNA Kita'." </text:p>
                  </text:list-item>
                </text:list>
              </text:list-item>
            </text:list>
            <text:p text:style-name="P442"/>
            <text:p text:style-name="P212">Saya akan menunggu perintah "YAX" dari Anda untuk melanjutkan ke prompt berikutnya (Subbab 3.2: Gen Awet Muda: Belajar dari Makhluk yang Berumur Panjang).</text:p>
          </text:section>
          <text:section text:style-name="Sect1" text:name="feedback-form-29">
            <text:p text:style-name="P400"/>
          </text:section>
        </text:section>
        <text:section text:style-name="Sect1" text:name="ddcfadf8408bbb54">
          <text:p text:style-name="P212"/>
          <text:section text:style-name="Sect1" text:name="user-query-content-30">
            <text:p text:style-name="P440">YAX </text:p>
          </text:section>
          <text:p text:style-name="P400">Tampilkan alur berpikir</text:p>
          <text:section text:style-name="Sect2" text:name="model-response-message-contentr_ddcfadf8408bbb54">
            <text:p text:style-name="Text_20_body"><text:span text:style-name="T1">Baik, saya lanjutkan (Jumat, 25 April 2025, 11:17 WIB di Tapak Tuan, Aceh). Sekarang kita akan melihat bukti nyata dari alam tentang peran gen dalam umur panjang di </text:span><text:span text:style-name="Strong_20_Emphasis"><text:span text:style-name="T1">Subbab 3.2: Gen Awet Muda: Belajar dari Makhluk yang Berumur Panjang</text:span></text:span><text:span text:style-name="T1">.</text:span></text:p>
            <text:p text:style-name="P442"/>
            <text:p text:style-name="Text_20_body"><text:span text:style-name="Strong_20_Emphasis"><text:span text:style-name="T1">(Jawaban untuk Prompt Subbab 3.2)</text:span></text:span></text:p>
            <text:p text:style-name="Text_20_body"><text:span text:style-name="Strong_20_Emphasis"><text:span text:style-name="T1">Subbab 3.2: Gen Awet Muda: Belajar dari Makhluk yang Berumur Panjang</text:span></text:span></text:p>
            <text:p text:style-name="Text_20_body"><text:span text:style-name="T1">Kalau kamu perhatikan dunia hewan, kamu pasti sadar kalau umur mereka beda-beda banget, kan? Ada serangga yang hidupnya cuma beberapa hari, tikus yang mungkin cuma 2-3 tahun, anjing belasan tahun, tapi ada juga </text:span><text:soft-page-break/><text:span text:style-name="T1">kura-kura atau paus yang bisa hidup sampai ratusan tahun! Perbedaan drastis ini jadi petunjuk kuat kalau ada faktor </text:span><text:span text:style-name="Strong_20_Emphasis"><text:span text:style-name="T1">genetik</text:span></text:span><text:span text:style-name="T1"> yang ikut menentukan batas usia maksimal suatu spesies.</text:span></text:p>
            <text:p text:style-name="P212">Nah, para ilmuwan pun penasaran banget sama makhluk-makhluk yang dianugerahi umur super panjang atau punya kemampuan 'anti-tua' yang luar biasa. Dengan mempelajari 'buku resep' DNA mereka, kita mungkin bisa menemukan petunjuk atau 'gen rahasia' untuk awet muda. Yuk, kenalan sama beberapa 'superstar' umur panjang di dunia hewan:</text:p>
            <text:list xml:id="list8135348311496556806" text:style-name="L100">
              <text:list-item>
                <text:p text:style-name="P95"><text:span text:style-name="Strong_20_Emphasis"><text:span text:style-name="T1">Si Ubur-ubur 'Abadi' (</text:span></text:span><text:span text:style-name="Strong_20_Emphasis"><text:span text:style-name="Emphasis"><text:span text:style-name="T1">Turritopsis dohrnii</text:span></text:span></text:span><text:span text:style-name="Strong_20_Emphasis"><text:span text:style-name="T1">)</text:span></text:span><text:span text:style-name="T1"> Ini dia juara bertahan 'anti-penuaan'! Ubur-ubur kecil seukuran kuku kelingking ini punya trik super keren: kalau dia stres, terluka, atau lingkungannya nggak enak, dia bisa </text:span><text:span text:style-name="Strong_20_Emphasis"><text:span text:style-name="T1">'mundur' ke masa kecilnya!</text:span></text:span><text:span text:style-name="T1"> Dari fase dewasa (medusa), dia bisa balik lagi jadi gumpalan sel muda (polip), lalu tumbuh dewasa lagi. Proses ini namanya </text:span><text:span text:style-name="Emphasis"><text:span text:style-name="T1">transdifferensiasi</text:span></text:span><text:span text:style-name="T1">, di mana sel-selnya bisa 'ganti profesi'. Bayangin kalau manusia bisa balik jadi bayi lagi pas sakit! Kemampuan 'reset' ini jelas diatur oleh gen-gen khusus yang memungkinkan selnya memprogram ulang dirinya. Gila, kan?</text:span></text:p>
              </text:list-item>
              <text:list-item>
                <text:p text:style-name="P95"><text:span text:style-name="Strong_20_Emphasis"><text:span text:style-name="T1">Tikus Mol Telanjang (Naked Mole Rat)</text:span></text:span><text:span text:style-name="T1"> Jangan lihat penampilannya yang mungkin agak aneh (mirip sosis keriput tanpa bulu ?). Hewan pengerat yang hidup di bawah tanah Afrika ini adalah anomali. Kalau tikus biasa umurnya cuma 2-3 tahun, tikus mol telanjang ini bisa hidup sampai </text:span><text:span text:style-name="Strong_20_Emphasis"><text:span text:style-name="T1">30 tahun lebih!</text:span></text:span><text:span text:style-name="T1"> Rahasianya? Mereka </text:span><text:span text:style-name="Strong_20_Emphasis"><text:span text:style-name="T1">super tahan terhadap kanker</text:span></text:span><text:span text:style-name="T1">. Sel-sel mereka punya mekanisme unik untuk mencegah pertumbuhan tumor yang tidak terkendali. Selain itu, mereka juga jago banget mengatasi 'stres protein' (kondisi di mana protein di sel rusak atau menggumpal) dan punya sistem perbaikan DNA yang efisien. Gen-gen yang mengatur semua kemampuan super inilah yang jadi kunci umur panjang mereka.</text:span></text:p>
              </text:list-item>
              <text:list-item>
                <text:p text:style-name="P95"><text:span text:style-name="Strong_20_Emphasis"><text:span text:style-name="T1">Paus Bowhead (Paus Kepala Busur)</text:span></text:span><text:span text:style-name="T1"> Mamalia laut raksasa yang hidup di perairan Arktik ini adalah salah satu mamalia dengan umur terpanjang, bisa mencapai </text:span><text:span text:style-name="Strong_20_Emphasis"><text:span text:style-name="T1">lebih dari 200 tahun!</text:span></text:span><text:span text:style-name="T1"> Penelitian pada genom (keseluruhan 'buku resep' DNA) paus ini menemukan adanya variasi unik pada gen-gen yang terlibat dalam </text:span><text:span text:style-name="Strong_20_Emphasis"><text:span text:style-name="T1">perbaikan kerusakan </text:span></text:span><text:soft-page-break/><text:span text:style-name="Strong_20_Emphasis"><text:span text:style-name="T1">DNA</text:span></text:span><text:span text:style-name="T1">, pengaturan siklus sel, dan </text:span><text:span text:style-name="Strong_20_Emphasis"><text:span text:style-name="T1">pertahanan terhadap kanker</text:span></text:span><text:span text:style-name="T1">. Sepertinya, evolusi telah membekali mereka dengan 'perangkat lunak' genetik yang lebih tangguh untuk melawan kerusakan yang menyebabkan penuaan dan kanker.</text:span></text:p>
              </text:list-item>
              <text:list-item>
                <text:p text:style-name="P95"><text:span text:style-name="Strong_20_Emphasis"><text:span text:style-name="T1">Lobster (Si Capit yang Terus Tumbuh?)</text:span></text:span><text:span text:style-name="T1"> Kamu mungkin pernah dengar mitos kalau lobster itu 'abadi' karena nggak berhenti tumbuh. Ini nggak sepenuhnya benar (mereka tetap bisa mati karena dimangsa, sakit, atau kelelahan saat ganti cangkang), tapi memang ada yang istimewa. Di banyak jaringan tubuh lobster, enzim </text:span><text:span text:style-name="Strong_20_Emphasis"><text:span text:style-name="T1">telomerase</text:span></text:span><text:span text:style-name="T1"> (ingat? si 'perbaiki ujung tali sepatu' kromosom) tetap aktif sepanjang hidup mereka. Ini membuat telomer mereka tidak memendek drastis seperti pada manusia, sehingga sel-sel mereka bisa terus membelah dan mereka bisa terus tumbuh. Ini contoh nyata bagaimana regulasi gen telomerase bisa sangat berbeda antar spesies.</text:span></text:p>
              </text:list-item>
            </text:list>
            <text:p text:style-name="Text_20_body"><text:span text:style-name="Strong_20_Emphasis"><text:span text:style-name="T1">Apa Pelajarannya Buat Kita?</text:span></text:span></text:p>
            <text:p text:style-name="Text_20_body"><text:span text:style-name="T1">Mempelajari makhluk-makhluk ini keren banget karena membuktikan kalau secara biologis, umur panjang yang ekstrem atau resistensi terhadap penuaan itu </text:span><text:span text:style-name="Emphasis"><text:span text:style-name="T1">mungkin</text:span></text:span><text:span text:style-name="T1"> dicapai melalui 'trik' genetik tertentu (perbaikan DNA super, anti-kanker canggih, regenerasi sel, telomerase aktif, dll.). Ini memberi harapan bahwa kita bisa mengidentifikasi gen-gen kunci tersebut dan memahami cara kerjanya.</text:span></text:p>
            <text:p text:style-name="Text_20_body"><text:span text:style-name="Emphasis"><text:span text:style-name="T1">Tapi</text:span></text:span><text:span text:style-name="T1">, penting untuk diingat, kita nggak bisa serta-merta 'menyalin' gen ubur-ubur atau paus ke manusia. Biologi kita jauh lebih kompleks, dan apa yang bekerja di satu spesies belum tentu aman atau efektif di spesies lain. Namun, setidaknya, makhluk-makhluk unik ini memberi kita inspirasi dan 'peta jalan' tentang jalur-jalur genetik mana yang perlu dieksplorasi lebih lanjut dalam upaya memahami dan mungkin memperlambat penuaan pada manusia.</text:span></text:p>
            <text:p text:style-name="P442"/>
            <text:p text:style-name="Text_20_body"><text:span text:style-name="Strong_20_Emphasis"><text:span text:style-name="T1">[Tips Tambahan yang Digunakan:]</text:span></text:span></text:p>
            <text:list xml:id="list5325104727423060957" text:style-name="L101">
              <text:list-item>
                <text:p text:style-name="P311"><text:span text:style-name="Strong_20_Emphasis"><text:span text:style-name="T1">Contoh Menarik:</text:span></text:span><text:span text:style-name="T1"> Menggunakan contoh hewan yang unik dan punya kemampuan luar biasa (ubur-ubur 'abadi', tikus mol telanjang, paus </text:span><text:soft-page-break/><text:span text:style-name="T1">200 tahun, lobster). </text:span></text:p>
              </text:list-item>
              <text:list-item>
                <text:p text:style-name="P311"><text:span text:style-name="Strong_20_Emphasis"><text:span text:style-name="T1">Penjelasan Mekanisme Sederhana:</text:span></text:span><text:span text:style-name="T1"> Memberikan penjelasan singkat tentang kemungkinan alasan genetik/biologis di balik umur panjang masing-masing hewan (transdifferensiasi, resistensi kanker, perbaikan DNA, telomerase). </text:span></text:p>
              </text:list-item>
              <text:list-item>
                <text:p text:style-name="P311"><text:span text:style-name="Strong_20_Emphasis"><text:span text:style-name="T1">Mengelola Ekspektasi:</text:span></text:span><text:span text:style-name="T1"> Menjelaskan potensi pelajaran yang didapat sambil menekankan keterbatasan aplikasi langsung ke manusia. </text:span></text:p>
              </text:list-item>
              <text:list-item>
                <text:p text:style-name="P96"><text:span text:style-name="Strong_20_Emphasis"><text:span text:style-name="T1">Membuat Koneksi:</text:span></text:span><text:span text:style-name="T1"> Menghubungkan contoh (lobster &amp; telomerase) dengan konsep yang sudah dibahas sebelumnya. </text:span></text:p>
              </text:list-item>
            </text:list>
            <text:p text:style-name="Text_20_body"><text:span text:style-name="Strong_20_Emphasis"><text:span text:style-name="T1">[Prompt untuk Ilustrasi Gambar (Opsional)]</text:span></text:span></text:p>
            <text:list xml:id="list7375861461096652435" text:style-name="L102">
              <text:list-item>
                <text:p text:style-name="P97"><text:span text:style-name="Strong_20_Emphasis"><text:span text:style-name="T1">Saran Prompt Gambar:</text:span></text:span><text:span text:style-name="T1"> "Buat ilustrasi 4 panel yang menampilkan 4 hewan 'superstar' umur panjang: (1) Ubur-ubur </text:span><text:span text:style-name="Emphasis"><text:span text:style-name="T1">Turritopsis dohrnii</text:span></text:span><text:span text:style-name="T1"> dengan panah siklus hidup bolak-balik. (2) Tikus Mol Telanjang di liangnya dengan simbol 'anti-kanker'. (3) Paus Bowhead berenang gagah dengan simbol untaian DNA yang kuat/diperbaiki. (4) Lobster dengan capit besar dan simbol enzim telomerase aktif di dekatnya. Beri judul 'Guru Umur Panjang dari Dunia Hewan'." </text:span></text:p>
              </text:list-item>
            </text:list>
            <text:p text:style-name="P442"/>
            <text:p text:style-name="P212">Saya akan menunggu perintah "YAX" dari Anda untuk melanjutkan ke prompt berikutnya (Subbab 3.3: Bisakah Kita Mengedit Gen untuk Hidup Lebih Lama?).</text:p>
          </text:section>
          <text:section text:style-name="Sect1" text:name="feedback-form-30">
            <text:p text:style-name="P400"/>
          </text:section>
        </text:section>
        <text:section text:style-name="Sect1" text:name="90c3836a33d0436c">
          <text:p text:style-name="P212"/>
          <text:section text:style-name="Sect1" text:name="user-query-content-31">
            <text:p text:style-name="P440">YAX </text:p>
          </text:section>
          <text:p text:style-name="P400">Tampilkan alur berpikir</text:p>
          <text:section text:style-name="Sect2" text:name="model-response-message-contentr_90c3836a33d0436c">
            <text:p text:style-name="Text_20_body"><text:span text:style-name="T1">Baik, saya lanjutkan (Jumat, 25 April 2025, 11:21 WIB di Tapak Tuan, Aceh). Setelah melihat bagaimana gen bisa mempengaruhi umur panjang di alam, sekarang kita masuk ke pertanyaan yang sangat futuristik di </text:span><text:span text:style-name="Strong_20_Emphasis"><text:span text:style-name="T1">Subbab 3.3: Bisakah Kita Mengedit Gen untuk Hidup Lebih Lama?</text:span></text:span><text:span text:style-name="T1">.</text:span></text:p>
            <text:p text:style-name="P442"/>
            <text:p text:style-name="Text_20_body"><text:span text:style-name="Strong_20_Emphasis"><text:span text:style-name="T1">(Jawaban untuk Prompt Subbab 3.3)</text:span></text:span></text:p>
            <text:p text:style-name="Text_20_body"><text:span text:style-name="Strong_20_Emphasis"><text:span text:style-name="T1">Subbab 3.3: Bisakah Kita Mengedit Gen untuk Hidup Lebih Lama?</text:span></text:span></text:p>
            <text:p text:style-name="Text_20_body"><text:soft-page-break/><text:span text:style-name="T1">Kamu sudah tahu kan kalau DNA itu ibarat 'buku resep' kehidupan kita? Nah, bayangkan kalau kita punya alat super canggih yang bisa masuk ke dalam buku resep itu dan melakukan 'edit'—memperbaiki 'kesalahan ketik', menghapus 'kalimat' yang bermasalah, atau bahkan menambahkan 'resep' baru yang bermanfaat. Kedengarannya kayak di film fiksi ilmiah, ya? Tapi, teknologi untuk melakukan hal ini benar-benar ada dan sedang berkembang pesat! Namanya </text:span><text:span text:style-name="Strong_20_Emphasis"><text:span text:style-name="T1">Teknologi Pengeditan Gen (Gene Editing)</text:span></text:span><text:span text:style-name="T1">, dan 'bintang'-nya saat ini adalah sistem bernama </text:span><text:span text:style-name="Strong_20_Emphasis"><text:span text:style-name="T1">CRISPR-Cas9</text:span></text:span><text:span text:style-name="T1"> (dibaca: Krisper-Kas-Nain).</text:span></text:p>
            <text:p text:style-name="Text_20_body"><text:span text:style-name="Strong_20_Emphasis"><text:span text:style-name="T1">CRISPR: Si 'Gunting' Ajaib untuk DNA</text:span></text:span></text:p>
            <text:p text:style-name="Text_20_body"><text:span text:style-name="T1">Apa sih CRISPR itu? Anggap saja CRISPR-Cas9 ini seperti </text:span><text:span text:style-name="Strong_20_Emphasis"><text:span text:style-name="T1">'gunting molekuler'</text:span></text:span><text:span text:style-name="T1"> yang super presisi. Dia bisa diarahkan untuk mencari urutan huruf DNA yang spesifik di dalam 'buku resep' kita yang super tebal, lalu 'memotong' untaian DNA tepat di lokasi tersebut. Setelah dipotong, sel punya mekanisme alami untuk menyambungnya kembali. Nah, proses penyambungan inilah yang bisa 'dimanfaatkan' oleh ilmuwan:</text:span></text:p>
            <text:list xml:id="list2856230025392179911" text:style-name="L103">
              <text:list-item>
                <text:p text:style-name="P416">Bisa dibiarkan menyambung dengan sedikit 'kesalahan', sehingga gen target jadi 'rusak' atau nonaktif. </text:p>
              </text:list-item>
              <text:list-item>
                <text:p text:style-name="P220">Bisa juga disisipkan 'template' DNA baru saat proses perbaikan, sehingga kita bisa 'mengganti' atau 'memperbaiki' urutan huruf DNA yang salah, atau bahkan memasukkan gen baru! </text:p>
              </text:list-item>
            </text:list>
            <text:p text:style-name="Text_20_body"><text:span text:style-name="T1">Gampangnya, CRISPR ini kayak fitur </text:span><text:span text:style-name="Strong_20_Emphasis"><text:span text:style-name="T1">'Cari dan Ganti' (Find and Replace)</text:span></text:span><text:span text:style-name="T1"> di komputer, tapi untuk kode genetik kita!</text:span></text:p>
            <text:p text:style-name="Text_20_body"><text:span text:style-name="Strong_20_Emphasis"><text:span text:style-name="T1">Potensi (Hipotetis) untuk Melawan Penuaan</text:span></text:span></text:p>
            <text:p text:style-name="P212">Dengan kemampuan sekeren ini, tentu saja para ilmuwan langsung berpikir: Bisakah CRISPR dipakai untuk 'mengedit' gen-gen yang terkait dengan penuaan? Secara teori, potensinya besar banget:</text:p>
            <text:list xml:id="list1610207174128533436" text:style-name="L104">
              <text:list-item>
                <text:p text:style-name="P312"><text:span text:style-name="Strong_20_Emphasis"><text:span text:style-name="T1">Memperbaiki Gen 'Rusak':</text:span></text:span><text:span text:style-name="T1"> Bisa dipakai untuk mengoreksi mutasi genetik yang menyebabkan penyakit penuaan dini yang langka (seperti Progeria), atau memperbaiki gen-gen yang penting untuk perbaikan DNA yang fungsinya menurun seiring usia. </text:span></text:p>
              </text:list-item>
              <text:list-item>
                <text:p text:style-name="P312"><text:span text:style-name="Strong_20_Emphasis"><text:span text:style-name="T1">'Mematikan' Gen 'Jahat':</text:span></text:span><text:span text:style-name="T1"> Mungkin bisa digunakan untuk menonaktifkan gen-gen yang diketahui berkontribusi pada proses </text:span><text:soft-page-break/><text:span text:style-name="T1">penuaan atau meningkatkan risiko penyakit tua. </text:span></text:p>
              </text:list-item>
              <text:list-item>
                <text:p text:style-name="P98"><text:span text:style-name="Strong_20_Emphasis"><text:span text:style-name="T1">Menambah Gen 'Baik' (Lebih Spekulatif):</text:span></text:span><text:span text:style-name="T1"> Yang paling futuristik, mungkin suatu hari nanti bisa dipakai untuk 'memasukkan' versi gen 'awet muda' yang ditemukan pada orang-orang super-centenarian (usia 110+) atau pada hewan berumur panjang yang kita bahas sebelumnya. </text:span></text:p>
              </text:list-item>
            </text:list>
            <text:p text:style-name="Text_20_body"><text:span text:style-name="Strong_20_Emphasis"><text:span text:style-name="T1">TAPI... Jalan Masih Sangat Panjang dan Berliku!</text:span></text:span></text:p>
            <text:p text:style-name="Text_20_body"><text:span text:style-name="T1">Meskipun potensinya luar biasa, penting banget untuk diingat bahwa menggunakan CRISPR untuk 'mengedit' penuaan pada manusia itu </text:span><text:span text:style-name="Strong_20_Emphasis"><text:span text:style-name="T1">masih sangat jauh dari kenyataan</text:span></text:span><text:span text:style-name="T1"> dan punya </text:span><text:span text:style-name="Strong_20_Emphasis"><text:span text:style-name="T1">tantangan serta risiko besar</text:span></text:span><text:span text:style-name="T1">:</text:span></text:p>
            <text:list xml:id="list4417250499089445757" text:style-name="L105">
              <text:list-item>
                <text:p text:style-name="P313"><text:span text:style-name="Strong_20_Emphasis"><text:span text:style-name="T1">Masalah Pengiriman:</text:span></text:span><text:span text:style-name="T1"> Bagaimana cara mengirim 'gunting' CRISPR ini dengan aman dan efisien ke triliunan sel di seluruh tubuh yang perlu diedit? Ini tantangan teknis yang super sulit. </text:span></text:p>
              </text:list-item>
              <text:list-item>
                <text:p text:style-name="P313"><text:span text:style-name="Strong_20_Emphasis"><text:span text:style-name="T1">Risiko 'Salah Potong' (Off-target effects):</text:span></text:span><text:span text:style-name="T1"> CRISPR memang presisi, tapi tidak 100% sempurna. Ada risiko 'gunting' ini malah memotong DNA di tempat yang salah, yang bisa menyebabkan mutasi berbahaya baru, bahkan kanker! </text:span></text:p>
              </text:list-item>
              <text:list-item>
                <text:p text:style-name="P313"><text:span text:style-name="Strong_20_Emphasis"><text:span text:style-name="T1">Efek Jangka Panjang:</text:span></text:span><text:span text:style-name="T1"> Kita belum tahu apa efek samping penggunaan CRISPR pada manusia dalam jangka waktu puluhan tahun. Apakah aman? Apakah ada konsekuensi tak terduga? </text:span></text:p>
              </text:list-item>
              <text:list-item>
                <text:p text:style-name="P99"><text:span text:style-name="Strong_20_Emphasis"><text:span text:style-name="T1">Isu Etika yang Pelik:</text:span></text:span><text:span text:style-name="T1"> Pertanyaan etisnya banyak banget! Apakah aman? Siapa yang boleh 'diedit'? Hanya untuk penyakit, atau boleh untuk 'peningkatan' (enhancement) seperti anti-penuaan? Bagaimana jika hanya orang kaya yang bisa mengaksesnya (balik lagi ke isu keadilan)? Apakah kita 'bermain Tuhan' dengan mengubah kode genetik dasar manusia? (Isu etika ini akan kita kupas lebih dalam di Bab 6). </text:span></text:p>
              </text:list-item>
            </text:list>
            <text:p text:style-name="Text_20_body"><text:span text:style-name="Strong_20_Emphasis"><text:span text:style-name="T1">[Waspada Hype!]</text:span></text:span><text:span text:style-name="T1"> Karena CRISPR ini teknologi yang 'seksi', sering banget muncul berita heboh tentang potensinya. Penting untuk selalu kritis dan membedakan antara hasil riset awal di laboratorium (pada sel atau hewan) dengan aplikasi nyata pada manusia yang masih butuh waktu bertahun-tahun (bahkan puluhan tahun) dan uji keamanan super ketat.</text:span></text:p>
            <text:p text:style-name="Text_20_body"><text:span text:style-name="Strong_20_Emphasis"><text:span text:style-name="T1">Kesimpulan:</text:span></text:span><text:span text:style-name="T1"> CRISPR dan teknologi pengeditan gen lainnya adalah terobosan ilmiah yang revolusioner. Mereka membuka pintu kemungkinan </text:span><text:soft-page-break/><text:span text:style-name="T1">untuk mengatasi penyakit dan mungkin penuaan di tingkat paling dasar. Tapi, seperti pedang bermata dua, kekuatannya besar, risikonya juga besar. Kita perlu melangkah dengan sangat hati-hati, mengedepankan keamanan dan pertimbangan etis yang matang.</text:span></text:p>
            <text:p text:style-name="P442"/>
            <text:p text:style-name="Text_20_body"><text:span text:style-name="Strong_20_Emphasis"><text:span text:style-name="T1">[Tips Tambahan yang Digunakan:]</text:span></text:span></text:p>
            <text:list xml:id="list6135594988255501861" text:style-name="L106">
              <text:list-item>
                <text:p text:style-name="P314"><text:span text:style-name="Strong_20_Emphasis"><text:span text:style-name="T1">Analogi:</text:span></text:span><text:span text:style-name="T1"> Menggunakan analogi 'gunting molekuler' dan 'Find and Replace' untuk CRISPR. </text:span></text:p>
              </text:list-item>
              <text:list-item>
                <text:p text:style-name="P314"><text:span text:style-name="Strong_20_Emphasis"><text:span text:style-name="T1">Menjelaskan Potensi &amp; Risiko:</text:span></text:span><text:span text:style-name="T1"> Memaparkan kemungkinan aplikasi anti-penuaan secara hipotetis, namun segera menyeimbangkannya dengan tantangan teknis dan risiko keamanan yang signifikan. </text:span></text:p>
              </text:list-item>
              <text:list-item>
                <text:p text:style-name="P314"><text:span text:style-name="Strong_20_Emphasis"><text:span text:style-name="T1">Foreshadowing Etika:</text:span></text:span><text:span text:style-name="T1"> Menyebutkan isu etika secara singkat sebagai pengantar untuk pembahasan lebih dalam di Bab 6. </text:span></text:p>
              </text:list-item>
              <text:list-item>
                <text:p text:style-name="P314"><text:span text:style-name="Strong_20_Emphasis"><text:span text:style-name="T1">Peringatan Kritis:</text:span></text:span><text:span text:style-name="T1"> Menyisipkan catatan untuk waspada terhadap hype dan klaim berlebihan. </text:span></text:p>
              </text:list-item>
              <text:list-item>
                <text:p text:style-name="P100"><text:span text:style-name="Strong_20_Emphasis"><text:span text:style-name="T1">Bahasa Seimbang:</text:span></text:span><text:span text:style-name="T1"> Menggunakan kata-kata seperti 'potensi', 'hipotetis', 'mungkin', 'masih jauh', 'risiko' untuk menjaga perspektif yang seimbang. </text:span></text:p>
              </text:list-item>
            </text:list>
            <text:p text:style-name="Text_20_body"><text:span text:style-name="Strong_20_Emphasis"><text:span text:style-name="T1">[Prompt untuk Ilustrasi Gambar (Opsional)]</text:span></text:span></text:p>
            <text:list xml:id="list7102081192306080082" text:style-name="L107">
              <text:list-item>
                <text:p text:style-name="P101"><text:span text:style-name="Strong_20_Emphasis"><text:span text:style-name="T1">Saran Prompt Gambar:</text:span></text:span><text:span text:style-name="T1"> "Gambarkan untaian DNA yang besar. Lalu ada ikon 'gunting' (mewakili CRISPR) yang sedang diarahkan oleh 'pemandu' (guide RNA) untuk memotong bagian tertentu dari DNA tersebut. Di sekelilingnya, beri gelembung pikiran berisi tanda tanya besar (?), simbol peringatan bahaya (!), dan mungkin simbol dolar ($) serta timbangan keadilan, untuk merepresentasikan berbagai tantangan dan pertanyaan (keamanan, biaya, etika). Beri judul 'CRISPR: Mengedit Kode Kehidupan - Harapan &amp; Tantangan'." </text:span></text:p>
              </text:list-item>
            </text:list>
            <text:p text:style-name="P442"/>
            <text:p text:style-name="P212">Saya akan menunggu perintah "YAX" dari Anda untuk melanjutkan ke prompt berikutnya (Subbab 3.4: Warisan vs. Pilihan: Seberapa Besar Pengaruh Gen pada Usia Kita?).</text:p>
          </text:section>
          <text:section text:style-name="Sect1" text:name="feedback-form-31">
            <text:p text:style-name="P400"/>
          </text:section>
        </text:section>
        <text:section text:style-name="Sect1" text:name="ff1cc079a372cca8">
          <text:p text:style-name="P212"/>
          <text:section text:style-name="Sect1" text:name="user-query-content-32">
            <text:p text:style-name="P440"><text:soft-page-break/>YAX </text:p>
          </text:section>
          <text:p text:style-name="P400">Tampilkan alur berpikir</text:p>
          <text:section text:style-name="Sect2" text:name="model-response-message-contentr_ff1cc079a372cca8">
            <text:p text:style-name="Text_20_body"><text:span text:style-name="T1">Baik, saya lanjutkan (Jumat, 25 April 2025, 11:23 WIB di Tapak Tuan, Aceh). Kita sampai pada bagian akhir Bab 3, yang membahas pertanyaan klasik: Mana yang lebih menentukan umur kita, </text:span><text:span text:style-name="Strong_20_Emphasis"><text:span text:style-name="T1">Warisan (Gen) atau Pilihan (Gaya Hidup)?</text:span></text:span></text:p>
            <text:p text:style-name="P442"/>
            <text:p text:style-name="Text_20_body"><text:span text:style-name="Strong_20_Emphasis"><text:span text:style-name="T1">(Jawaban untuk Prompt Subbab 3.4)</text:span></text:span></text:p>
            <text:p text:style-name="Text_20_body"><text:span text:style-name="Strong_20_Emphasis"><text:span text:style-name="T1">Subbab 3.4: Warisan vs. Pilihan: Seberapa Besar Pengaruh Gen pada Usia Kita?</text:span></text:span></text:p>
            <text:p text:style-name="Text_20_body"><text:span text:style-name="T1">Kamu mungkin pernah dengar ada orang bilang, "Wah, dia awet muda banget, pasti keturunan!" atau sebaliknya, "Keluarganya rata-rata umurnya pendek, sih." Seberapa besar sih sebenarnya pengaruh 'warisan' genetik yang kita dapat dari orang tua terhadap berapa lama kita akan hidup? Dan seberapa besar peran 'pilihan' gaya hidup yang kita jalani sehari-hari? Ini adalah perdebatan klasik dalam biologi: </text:span><text:span text:style-name="Strong_20_Emphasis"><text:span text:style-name="T1">Nature vs. Nurture</text:span></text:span><text:span text:style-name="T1">.</text:span></text:p>
            <text:list xml:id="list6852721809352785120" text:style-name="L108">
              <text:list-item>
                <text:p text:style-name="P102"><text:span text:style-name="Strong_20_Emphasis"><text:span text:style-name="T1">Peran Gen (Nature / Warisan)</text:span></text:span><text:span text:style-name="T1"> Nggak bisa dipungkiri, gen memang punya peran. Penelitian pada manusia, termasuk pada orang-orang yang hidup super lama (centenarian, usia 100+), menunjukkan bahwa faktor genetik memang berkontribusi terhadap perbedaan umur panjang antar individu. Perkiraannya bervariasi, tapi umumnya </text:span><text:span text:style-name="Strong_20_Emphasis"><text:span text:style-name="T1">genetika menyumbang sekitar 15% hingga 30%</text:span></text:span><text:span text:style-name="T1"> dari faktor penentu umur panjang. Ada beberapa gen spesifik yang sudah diidentifikasi sering muncul pada orang-orang berumur panjang, misalnya varian gen bernama FOXO3 (yang terlibat dalam respons sel terhadap stres) atau APOE (yang terkait metabolisme lemak dan risiko penyakit jantung/Alzheimer). Jadi, ya, punya 'warisan' genetik yang 'bagus' bisa memberi sedikit keuntungan awal.</text:span></text:p>
                <text:list>
                  <text:list-item>
                    <text:p text:style-name="P315"><text:span text:style-name="Strong_20_Emphasis"><text:span text:style-name="T1">[Info Tambahan: Studi Kembar]</text:span></text:span><text:span text:style-name="T1"> Salah satu cara ilmuwan meneliti ini adalah lewat studi pada anak kembar. Kembar identik punya DNA 100% sama, sedangkan kembar fraternal (tidak identik) punya DNA sekitar 50% sama (seperti kakak-adik biasa). Dengan membandingkan kesehatan dan umur </text:span><text:soft-page-break/><text:span text:style-name="T1">panjang kedua jenis kembar ini, ilmuwan bisa memperkirakan seberapa besar pengaruh gen dibandingkan pengaruh lingkungan atau gaya hidup. Hasilnya? Studi kembar secara konsisten menunjukkan bahwa </text:span><text:span text:style-name="Emphasis"><text:span text:style-name="T1">keduanya</text:span></text:span><text:span text:style-name="T1"> berperan, tapi pengaruh non-genetik tampak lebih dominan untuk umur panjang pada populasi umum. </text:span></text:p>
                  </text:list-item>
                </text:list>
              </text:list-item>
              <text:list-item>
                <text:p text:style-name="P102"><text:span text:style-name="Strong_20_Emphasis"><text:span text:style-name="T1">Kekuatan Gaya Hidup (Nurture / Pilihan)</text:span></text:span><text:span text:style-name="T1"> Nah, ini kabar baiknya! Meskipun gen memberi 'modal' awal, ternyata faktor </text:span><text:span text:style-name="Strong_20_Emphasis"><text:span text:style-name="T1">gaya hidup dan lingkungan</text:span></text:span><text:span text:style-name="T1"> memainkan peran yang </text:span><text:span text:style-name="Strong_20_Emphasis"><text:span text:style-name="T1">jauh lebih besar</text:span></text:span><text:span text:style-name="T1"> dalam menentukan seberapa lama dan seberapa sehat kita hidup. Diperkirakan sekitar </text:span><text:span text:style-name="Strong_20_Emphasis"><text:span text:style-name="T1">70% hingga 85%</text:span></text:span><text:span text:style-name="T1"> faktor penentu umur panjang datang dari 'pilihan' kita sehari-hari! Apa saja itu?</text:span></text:p>
                <text:list>
                  <text:list-item>
                    <text:p text:style-name="P417">Pola makan (apa yang kita makan) </text:p>
                  </text:list-item>
                  <text:list-item>
                    <text:p text:style-name="P417">Aktivitas fisik (seberapa sering kita bergerak) </text:p>
                  </text:list-item>
                  <text:list-item>
                    <text:p text:style-name="P417">Kebiasaan (merokok atau tidak, minum alkohol atau tidak) </text:p>
                  </text:list-item>
                  <text:list-item>
                    <text:p text:style-name="P417">Manajemen stres (cara kita menghadapi tekanan) </text:p>
                  </text:list-item>
                  <text:list-item>
                    <text:p text:style-name="P417">Kualitas tidur </text:p>
                  </text:list-item>
                  <text:list-item>
                    <text:p text:style-name="P417">Lingkungan tempat kita tinggal (polusi, akses ke layanan kesehatan) </text:p>
                  </text:list-item>
                  <text:list-item>
                    <text:p text:style-name="P221">Hubungan sosial </text:p>
                  </text:list-item>
                </text:list>
                <text:p text:style-name="P102"><text:span text:style-name="T1">Artinya? Seseorang yang secara genetik mungkin 'biasa saja' tapi punya gaya hidup super sehat (rajin olahraga, makan bergizi, tidak merokok, tidur cukup, bisa kelola stres) punya peluang </text:span><text:span text:style-name="Emphasis"><text:span text:style-name="T1">jauh lebih besar</text:span></text:span><text:span text:style-name="T1"> untuk hidup panjang dan sehat dibandingkan seseorang yang punya 'gen awet muda' tapi gaya hidupnya berantakan (merokok, makan sembarangan, malas gerak, stres terus-menerus). </text:span><text:span text:style-name="Strong_20_Emphasis"><text:span text:style-name="T1">Gen bukanlah takdir mutlak!</text:span></text:span></text:p>
              </text:list-item>
              <text:list-item>
                <text:p text:style-name="P102"><text:span text:style-name="Strong_20_Emphasis"><text:span text:style-name="T1">Epigenetika: Jembatan Antara Gen dan Gaya Hidup</text:span></text:span><text:span text:style-name="T1"> Ada konsep keren namanya </text:span><text:span text:style-name="Emphasis"><text:span text:style-name="T1">epigenetika</text:span></text:span><text:span text:style-name="T1"> yang jadi semacam 'jembatan' antara warisan gen dan pilihan gaya hidup. Gampangnya gini: bayangkan DNA kamu itu seperti tuts-tuts piano. Gen adalah lagunya. Nah, epigenetika itu seperti 'pemain piano' atau 'penanda' di atas tuts yang menentukan lagu mana yang dimainkan lebih keras, mana yang lebih pelan, atau mana yang tidak dimainkan sama sekali—</text:span><text:span text:style-name="Emphasis"><text:span text:style-name="T1">tanpa mengubah tuts pianonya sendiri</text:span></text:span><text:span text:style-name="T1">. 'Pemain piano' atau 'penanda' </text:span><text:soft-page-break/><text:span text:style-name="T1">epigenetik ini ternyata bisa dipengaruhi oleh gaya hidup kita! Makanan yang kita makan, tingkat stres kita, polusi yang kita hirup, semua itu bisa mengubah 'penanda' epigenetik dan memengaruhi gen mana saja yang 'aktif' atau 'nonaktif'. Jadi, gaya hidup kita bisa secara langsung 'berbicara' pada gen kita dan memengaruhi cara kerjanya!</text:span></text:p>
              </text:list-item>
            </text:list>
            <text:p text:style-name="Text_20_body"><text:span text:style-name="Strong_20_Emphasis"><text:span text:style-name="T1">Kesimpulan:</text:span></text:span><text:span text:style-name="T1"> Meskipun kita tidak bisa memilih 'kartu' genetik yang kita dapat saat lahir, kita punya kendali yang sangat besar atas bagaimana 'kartu' itu akan dimainkan sepanjang hidup kita. Pilihan gaya hidup sehat yang kita buat setiap hari adalah kekuatan terbesar kita untuk membangun fondasi kesehatan jangka panjang dan meningkatkan peluang untuk hidup lebih lama dengan berkualitas. Jadi, jangan hanya menyalahkan 'keturunan', tapi fokuslah pada 'pilihan' yang bisa kamu buat mulai hari ini!</text:span></text:p>
            <text:p text:style-name="P442"/>
            <text:p text:style-name="Text_20_body"><text:span text:style-name="Strong_20_Emphasis"><text:span text:style-name="T1">[Tips Tambahan yang Digunakan:]</text:span></text:span></text:p>
            <text:list xml:id="list6753414629260054156" text:style-name="L109">
              <text:list-item>
                <text:p text:style-name="P316"><text:span text:style-name="Strong_20_Emphasis"><text:span text:style-name="T1">Menjawab Pertanyaan Kunci:</text:span></text:span><text:span text:style-name="T1"> Langsung membahas perdebatan Nature vs. Nurture. </text:span></text:p>
              </text:list-item>
              <text:list-item>
                <text:p text:style-name="P316"><text:span text:style-name="Strong_20_Emphasis"><text:span text:style-name="T1">Memberikan Angka Perkiraan:</text:span></text:span><text:span text:style-name="T1"> Menyebutkan persentase kontribusi gen vs gaya hidup. </text:span></text:p>
              </text:list-item>
              <text:list-item>
                <text:p text:style-name="P316"><text:span text:style-name="Strong_20_Emphasis"><text:span text:style-name="T1">Menggunakan Contoh Konkret:</text:span></text:span><text:span text:style-name="T1"> Memberikan perbandingan orang dengan gen 'biasa' vs 'bagus' dengan gaya hidup berbeda. </text:span></text:p>
              </text:list-item>
              <text:list-item>
                <text:p text:style-name="P316"><text:span text:style-name="Strong_20_Emphasis"><text:span text:style-name="T1">Menjelaskan Konsep Kompleks (Epigenetika):</text:span></text:span><text:span text:style-name="T1"> Menggunakan analogi 'piano' untuk menjelaskan epigenetika secara sederhana. </text:span></text:p>
              </text:list-item>
              <text:list-item>
                <text:p text:style-name="P103"><text:span text:style-name="Strong_20_Emphasis"><text:span text:style-name="T1">Pesan Pemberdayaan:</text:span></text:span><text:span text:style-name="T1"> Menekankan bahwa gaya hidup memberi kontrol signifikan kepada individu. </text:span></text:p>
              </text:list-item>
            </text:list>
            <text:p text:style-name="Text_20_body"><text:span text:style-name="Strong_20_Emphasis"><text:span text:style-name="T1">[Prompt untuk Ilustrasi Gambar (Opsional)]</text:span></text:span></text:p>
            <text:list xml:id="list2758753273155742053" text:style-name="L110">
              <text:list-item>
                <text:p text:style-name="P104"><text:span text:style-name="Strong_20_Emphasis"><text:span text:style-name="T1">Saran Prompt Gambar:</text:span></text:span><text:span text:style-name="T1"> "Gambarkan sebuah timbangan besar. Di satu sisi (sekitar 25%) ada simbol untaian DNA dengan label 'Warisan Genetik'. Di sisi lain (sekitar 75%) ada kolase ikon-ikon gaya hidup sehat (buah/sayur, orang berolahraga, orang tidur nyenyak, simbol 'no smoking', hati yang tenang) dengan label 'Pilihan Gaya Hidup &amp; Lingkungan'. Timbangan ini jelas lebih berat ke sisi gaya hidup. Beri judul 'Umur Panjang: Gen Memang Berperan, Tapi Gaya Hidup Lebih Menentukan!'" </text:span></text:p>
              </text:list-item>
            </text:list>
            <text:p text:style-name="P442"><text:soft-page-break/></text:p>
            <text:p text:style-name="P212">Saya akan menunggu perintah "YAX" dari Anda untuk melanjutkan ke prompt berikutnya (Pengantar Bab 4).</text:p>
          </text:section>
          <text:section text:style-name="Sect1" text:name="feedback-form-32">
            <text:p text:style-name="P400"/>
          </text:section>
        </text:section>
        <text:section text:style-name="Sect1" text:name="bf045b930f56204f">
          <text:p text:style-name="P212"/>
          <text:section text:style-name="Sect1" text:name="user-query-content-33">
            <text:p text:style-name="P440">YAX </text:p>
          </text:section>
          <text:p text:style-name="P400">Tampilkan alur berpikir</text:p>
          <text:section text:style-name="Sect2" text:name="model-response-message-contentr_bf045b930f56204f">
            <text:p text:style-name="Text_20_body"><text:span text:style-name="T1">Baik, saya lanjutkan (Jumat, 25 April 2025, 11:27 WIB di Tapak Tuan, Aceh). Kita sekarang siap memasuki 'laboratorium masa depan' di </text:span><text:span text:style-name="Strong_20_Emphasis"><text:span text:style-name="T1">Pengantar Bab 4</text:span></text:span><text:span text:style-name="T1">.</text:span></text:p>
            <text:p text:style-name="P442"/>
            <text:p text:style-name="Text_20_body"><text:span text:style-name="Strong_20_Emphasis"><text:span text:style-name="T1">(Jawaban untuk Prompt Pengantar Bab 4)</text:span></text:span></text:p>
            <text:p text:style-name="Text_20_body"><text:span text:style-name="Strong_20_Emphasis"><text:span text:style-name="T1">Bab 4: Alat Canggih Melawan Waktu: Bioteknologi Anti-Penuaan</text:span></text:span></text:p>
            <text:p text:style-name="Text_20_body"><text:span text:style-name="T1">Di bab-bab sebelumnya, kita sudah membongkar misteri penuaan—mulai dari memahami 'jam biologis' yang berdetak di sel kita (Bab 2) sampai mengintip 'buku resep' DNA yang menyimpan instruksi kehidupan (dan mungkin juga penuaan) kita (Bab 3). Pemahaman ini penting banget, tapi tentu saja pertanyaan berikutnya adalah: </text:span><text:span text:style-name="Emphasis"><text:span text:style-name="T1">Terus, apa yang bisa kita lakukan dengan semua pengetahuan ini?</text:span></text:span></text:p>
            <text:p text:style-name="Text_20_body"><text:span text:style-name="T1">Nah, kabar baiknya, para ilmuwan nggak cuma berhenti di teori! Pemahaman mendalam tentang biologi penuaan justru memicu lahirnya ide-ide brilian dan teknologi super canggih untuk mencoba </text:span><text:span text:style-name="Strong_20_Emphasis"><text:span text:style-name="T1">mengintervensi</text:span></text:span><text:span text:style-name="T1"> atau 'mengutak-atik' proses penuaan itu sendiri. Selamat datang di dunia </text:span><text:span text:style-name="Strong_20_Emphasis"><text:span text:style-name="T1">Bioteknologi Anti-Penuaan!</text:span></text:span></text:p>
            <text:p text:style-name="Text_20_body"><text:span text:style-name="T1">Anggap saja bab ini seperti kita sedang mengunjungi </text:span><text:span text:style-name="Strong_20_Emphasis"><text:span text:style-name="T1">'bengkel perbaikan tubuh' paling mutakhir</text:span></text:span><text:span text:style-name="T1"> atau membuka </text:span><text:span text:style-name="Strong_20_Emphasis"><text:span text:style-name="T1">'kotak peralatan masa depan'</text:span></text:span><text:span text:style-name="T1">. Di sini, kita akan melihat berbagai 'alat' canggih yang sedang dirancang dan dikembangkan oleh para ilmuwan untuk melawan 'keausan' akibat waktu. Kita akan menjelajahi beberapa teknologi paling menjanjikan, seperti:</text:span></text:p>
            <text:list xml:id="list3798478873549613406" text:style-name="L111">
              <text:list-item>
                <text:p text:style-name="P418">Bagaimana 'pasukan sel super' (sel punca) bisa dipakai untuk memperbaiki jaringan yang rusak? </text:p>
              </text:list-item>
              <text:list-item>
                <text:p text:style-name="P418">Adakah 'obat pembersih' khusus untuk menyingkirkan 'sel zombie' <text:soft-page-break/>yang bikin onar? </text:p>
              </text:list-item>
              <text:list-item>
                <text:p text:style-name="P418">Mungkinkah 'robot super mini' (nanoteknologi) bisa berpatroli di dalam tubuh kita suatu hari nanti? </text:p>
              </text:list-item>
              <text:list-item>
                <text:p text:style-name="P222">Bisakah kita benar-benar 'mencetak' organ baru di laboratorium sebagai pengganti organ yang sudah tua? </text:p>
              </text:list-item>
            </text:list>
            <text:p text:style-name="P212">Bab ini akan membawa kita melihat bagaimana sains mencoba mengubah mimpi umur panjang dari sekadar angan-angan menjadi sebuah kenyataan teknologi. Siap melihat alat-alat canggih yang mungkin akan membentuk masa depan kesehatan kita? Mari kita mulai tur 'bengkel masa depan' ini!</text:p>
            <text:p text:style-name="P442"/>
            <text:p text:style-name="Text_20_body"><text:span text:style-name="Strong_20_Emphasis"><text:span text:style-name="T1">[Tips Tambahan yang Digunakan:]</text:span></text:span></text:p>
            <text:list xml:id="list3450686824362230446" text:style-name="L112">
              <text:list-item>
                <text:p text:style-name="P317"><text:span text:style-name="Strong_20_Emphasis"><text:span text:style-name="T1">Bridging:</text:span></text:span><text:span text:style-name="T1"> Menghubungkan pemahaman dari Bab 2 &amp; 3 ke aksi/solusi di Bab 4. </text:span></text:p>
              </text:list-item>
              <text:list-item>
                <text:p text:style-name="P317"><text:span text:style-name="Strong_20_Emphasis"><text:span text:style-name="T1">Metaphor:</text:span></text:span><text:span text:style-name="T1"> Menggunakan metafora 'bengkel perbaikan tubuh', 'kotak peralatan masa depan', dan 'alat canggih'. </text:span></text:p>
              </text:list-item>
              <text:list-item>
                <text:p text:style-name="P317"><text:span text:style-name="Strong_20_Emphasis"><text:span text:style-name="T1">Building Excitement:</text:span></text:span><text:span text:style-name="T1"> Menggunakan kata-kata seperti "ide-ide brilian", "teknologi super canggih", "menjelajahi", "masa depan" untuk membangkitkan antusiasme. </text:span></text:p>
              </text:list-item>
              <text:list-item>
                <text:p text:style-name="P317"><text:span text:style-name="Strong_20_Emphasis"><text:span text:style-name="T1">Roadmap:</text:span></text:span><text:span text:style-name="T1"> Memberikan preview singkat tentang teknologi spesifik yang akan dibahas (sel punca, senolitik, nanotek, cetak organ). </text:span></text:p>
              </text:list-item>
              <text:list-item>
                <text:p text:style-name="P105"><text:span text:style-name="Strong_20_Emphasis"><text:span text:style-name="T1">Menekankan Aksi:</text:span></text:span><text:span text:style-name="T1"> Menyoroti pergeseran dari pemahaman pasif ke intervensi aktif melalui bioteknologi. </text:span></text:p>
              </text:list-item>
            </text:list>
            <text:p text:style-name="Text_20_body"><text:span text:style-name="Strong_20_Emphasis"><text:span text:style-name="T1">[Prompt untuk Ilustrasi Gambar (Opsional)]</text:span></text:span></text:p>
            <text:list xml:id="list257915487908582481" text:style-name="L113">
              <text:list-item>
                <text:p text:style-name="P106"><text:span text:style-name="Strong_20_Emphasis"><text:span text:style-name="T1">Saran Prompt Gambar:</text:span></text:span><text:span text:style-name="T1"> "Gambarkan sebuah 'kotak peralatan' (toolbox) futuristik yang terbuka. Di dalamnya bukan berisi palu atau obeng biasa, melainkan ikon-ikon teknologi: sel punca yang bersinar, pil senolitik, robot nano kecil, dan organ hati/jantung hasil cetak 3D. Kotak peralatan ini diletakkan di atas latar belakang laboratorium canggih. Beri judul 'Toolkit Anti-Penuaan Masa Depan'." </text:span></text:p>
              </text:list-item>
            </text:list>
            <text:p text:style-name="P442"/>
            <text:p text:style-name="P212">Saya akan menunggu perintah "YAX" dari Anda untuk melanjutkan ke prompt berikutnya (Subbab 4.1: Terapi Sel Punca (Stem Cell): Memperbaiki Jaringan yang Rusak).</text:p>
          </text:section>
          <text:section text:style-name="Sect1" text:name="feedback-form-33">
            <text:p text:style-name="P400"><text:soft-page-break/></text:p>
          </text:section>
        </text:section>
        <text:section text:style-name="Sect1" text:name="394023d397eb792d">
          <text:p text:style-name="P212"/>
          <text:section text:style-name="Sect1" text:name="user-query-content-34">
            <text:p text:style-name="P440">YAX </text:p>
          </text:section>
          <text:p text:style-name="P400">Tampilkan alur berpikir</text:p>
          <text:section text:style-name="Sect2" text:name="model-response-message-contentr_394023d397eb792d">
            <text:p text:style-name="Text_20_body"><text:span text:style-name="T1">Baik, saya lanjutkan (Jumat, 25 April 2025, 11:28 WIB di Tapak Tuan, Aceh). Mari kita buka 'kotak peralatan' pertama dan melihat potensi </text:span><text:span text:style-name="Strong_20_Emphasis"><text:span text:style-name="T1">Sel Punca (Stem Cell)</text:span></text:span><text:span text:style-name="T1">.</text:span></text:p>
            <text:p text:style-name="P442"/>
            <text:p text:style-name="Text_20_body"><text:span text:style-name="Strong_20_Emphasis"><text:span text:style-name="T1">(Jawaban untuk Prompt Subbab 4.1)</text:span></text:span></text:p>
            <text:p text:style-name="Text_20_body"><text:span text:style-name="Strong_20_Emphasis"><text:span text:style-name="T1">Subbab 4.1: Terapi Sel Punca (Stem Cell): Memperbaiki Jaringan yang Rusak</text:span></text:span></text:p>
            <text:p text:style-name="Text_20_body"><text:span text:style-name="T1">Di dalam tubuh kita, ada sekelompok sel yang benar-benar istimewa, kayak 'superhero' di dunia sel. Namanya </text:span><text:span text:style-name="Strong_20_Emphasis"><text:span text:style-name="T1">Sel Punca</text:span></text:span><text:span text:style-name="T1"> atau </text:span><text:span text:style-name="Strong_20_Emphasis"><text:span text:style-name="T1">Stem Cell</text:span></text:span><text:span text:style-name="T1">. Apa sih yang bikin mereka spesial banget?</text:span></text:p>
            <text:p text:style-name="Text_20_body"><text:span text:style-name="Strong_20_Emphasis"><text:span text:style-name="T1">Si 'Sel Master' Serba Bisa</text:span></text:span></text:p>
            <text:p text:style-name="Text_20_body"><text:span text:style-name="T1">Bayangkan sel punca ini seperti </text:span><text:span text:style-name="Strong_20_Emphasis"><text:span text:style-name="T1">'sel master'</text:span></text:span><text:span text:style-name="T1"> atau </text:span><text:span text:style-name="Strong_20_Emphasis"><text:span text:style-name="T1">'sel bunglon'</text:span></text:span><text:span text:style-name="T1">. Mereka ini unik karena punya dua kekuatan super utama:</text:span></text:p>
            <text:list xml:id="list6474579121015674331" text:style-name="L114">
              <text:list-item>
                <text:p text:style-name="P318"><text:span text:style-name="Strong_20_Emphasis"><text:span text:style-name="T1">Bisa Menyalin Diri Sendiri (Self-renewal):</text:span></text:span><text:span text:style-name="T1"> Mereka bisa membelah diri untuk menghasilkan lebih banyak sel punca lagi, jadi 'stok'-nya bisa terjaga. </text:span></text:p>
              </text:list-item>
              <text:list-item>
                <text:p text:style-name="P107"><text:span text:style-name="Strong_20_Emphasis"><text:span text:style-name="T1">Bisa Berubah Jadi Sel Lain (Differentiation):</text:span></text:span><text:span text:style-name="T1"> Ini kekuatan paling keren! Sel punca itu ibarat 'adonan dasar' yang belum punya bentuk spesifik. Tapi, dengan sinyal yang tepat, mereka bisa 'berubah wujud' menjadi berbagai jenis sel dewasa yang menyusun tubuh kita—bisa jadi sel otot jantung, sel saraf otak, sel kulit, sel tulang, sel darah, dan banyak lagi! </text:span></text:p>
              </text:list-item>
            </text:list>
            <text:p text:style-name="P212">Ada beberapa jenis utama sel punca:</text:p>
            <text:list xml:id="list8661528161059477392" text:style-name="L115">
              <text:list-item>
                <text:p text:style-name="P319"><text:span text:style-name="Strong_20_Emphasis"><text:span text:style-name="T1">Sel Punca Embrionik:</text:span></text:span><text:span text:style-name="T1"> Diambil dari embrio awal (beberapa hari setelah pembuahan). Paling 'sakti' karena bisa berubah jadi </text:span><text:span text:style-name="Emphasis"><text:span text:style-name="T1">semua</text:span></text:span><text:span text:style-name="T1"> jenis sel tubuh. Tapi penggunaannya paling kontroversial karena isu etika. </text:span></text:p>
              </text:list-item>
              <text:list-item>
                <text:p text:style-name="P319"><text:span text:style-name="Strong_20_Emphasis"><text:span text:style-name="T1">Sel Punca Dewasa (Somatik):</text:span></text:span><text:span text:style-name="T1"> Ditemukan di berbagai jaringan tubuh </text:span><text:soft-page-break/><text:span text:style-name="T1">kita setelah lahir (misal: di sumsum tulang, lemak, kulit). Kemampuannya lebih terbatas, biasanya hanya bisa jadi jenis sel dari jaringan asalnya. </text:span></text:p>
              </text:list-item>
              <text:list-item>
                <text:p text:style-name="P108"><text:span text:style-name="Strong_20_Emphasis"><text:span text:style-name="T1">Sel Punca iPSCs (induced Pluripotent Stem Cells):</text:span></text:span><text:span text:style-name="T1"> Ini teknologi keren! Ilmuwan bisa 'memprogram ulang' sel dewasa biasa (misal: sel kulit) di laboratorium biar jadi mirip sel punca embrionik lagi. Ini mengatasi masalah etika sel punca embrionik. </text:span></text:p>
              </text:list-item>
            </text:list>
            <text:p text:style-name="Text_20_body"><text:span text:style-name="Strong_20_Emphasis"><text:span text:style-name="T1">Kenapa Penting Buat Melawan Penuaan?</text:span></text:span></text:p>
            <text:p text:style-name="Text_20_body"><text:span text:style-name="T1">Sel punca ini ibarat </text:span><text:span text:style-name="Strong_20_Emphasis"><text:span text:style-name="T1">'pasukan perbaikan'</text:span></text:span><text:span text:style-name="T1"> alami tubuh kita. Kalau ada jaringan yang rusak atau sel yang mati, sel punca di area itu bisa aktif, membelah diri, dan berubah jadi sel baru untuk menggantikan yang hilang. Tapi, masalahnya, seiring kita menua, jumlah 'pasukan perbaikan' ini cenderung </text:span><text:span text:style-name="Strong_20_Emphasis"><text:span text:style-name="T1">berkurang</text:span></text:span><text:span text:style-name="T1"> dan </text:span><text:span text:style-name="Strong_20_Emphasis"><text:span text:style-name="T1">kemampuannya juga menurun</text:span></text:span><text:span text:style-name="T1">. Akibatnya? Tubuh jadi makin susah memperbaiki diri, luka lama sembuh, dan organ mulai 'aus'.</text:span></text:p>
            <text:p text:style-name="Text_20_body"><text:span text:style-name="Strong_20_Emphasis"><text:span text:style-name="T1">Ide Terapi Sel Punca untuk 'Peremajaan'</text:span></text:span></text:p>
            <text:p text:style-name="P212">Nah, para ilmuwan berpikir: gimana kalau kita 'mengisi ulang' pasukan perbaikan ini? Idenya adalah mengambil sel punca (bisa dari pasien sendiri lalu diperbanyak di lab, dari donor, atau iPSCs), lalu menyuntikkannya kembali ke bagian tubuh yang menua atau rusak. Harapannya, sel punca baru ini bisa:</text:p>
            <text:list xml:id="list8449294976615830707" text:style-name="L116">
              <text:list-item>
                <text:p text:style-name="P419">Menggantikan sel-sel tua atau rusak secara langsung. </text:p>
              </text:list-item>
              <text:list-item>
                <text:p text:style-name="P419">Mengeluarkan zat kimia yang 'membangunkan' sel punca lokal yang 'tertidur'. </text:p>
              </text:list-item>
              <text:list-item>
                <text:p text:style-name="P223">Mengurangi peradangan kronis yang sering terjadi pada jaringan tua. </text:p>
              </text:list-item>
            </text:list>
            <text:p text:style-name="P212">Potensi aplikasinya luas banget! Misalnya untuk memperbaiki kerusakan jantung, mengganti sel saraf yang hilang pada penyakit Parkinson atau Alzheimer, memperbaiki tulang rawan sendi yang aus (osteoarthritis), mempercepat penyembuhan luka, atau bahkan untuk peremajaan kulit.</text:p>
            <text:p text:style-name="Text_20_body"><text:span text:style-name="Strong_20_Emphasis"><text:span text:style-name="T1">Tantangan dan Peringatan</text:span></text:span></text:p>
            <text:p text:style-name="Text_20_body"><text:span text:style-name="T1">Kedengarannya menjanjikan banget, kan? Tapi, terapi sel punca ini masih menghadapi banyak </text:span><text:span text:style-name="Strong_20_Emphasis"><text:span text:style-name="T1">tantangan besar</text:span></text:span><text:span text:style-name="T1">:</text:span></text:p>
            <text:list xml:id="list6467256229976121413" text:style-name="L117">
              <text:list-item>
                <text:p text:style-name="P320"><text:span text:style-name="Strong_20_Emphasis"><text:span text:style-name="T1">Keamanan:</text:span></text:span><text:span text:style-name="T1"> Gimana memastikan sel punca yang disuntikkan nggak </text:span><text:soft-page-break/><text:span text:style-name="T1">malah tumbuh tak terkendali jadi tumor atau kanker? </text:span></text:p>
              </text:list-item>
              <text:list-item>
                <text:p text:style-name="P320"><text:span text:style-name="Strong_20_Emphasis"><text:span text:style-name="T1">Pengarahan:</text:span></text:span><text:span text:style-name="T1"> Gimana cara 'memberi tahu' sel punca agar berubah jadi jenis sel yang </text:span><text:span text:style-name="Emphasis"><text:span text:style-name="T1">tepat</text:span></text:span><text:span text:style-name="T1"> di lokasi yang </text:span><text:span text:style-name="Emphasis"><text:span text:style-name="T1">tepat</text:span></text:span><text:span text:style-name="T1">? </text:span></text:p>
              </text:list-item>
              <text:list-item>
                <text:p text:style-name="P320"><text:span text:style-name="Strong_20_Emphasis"><text:span text:style-name="T1">Penolakan Imun:</text:span></text:span><text:span text:style-name="T1"> Kalau pakai sel punca dari donor, ada risiko sistem imun pasien menolaknya (kecuali pakai iPSCs dari pasien sendiri). </text:span></text:p>
              </text:list-item>
              <text:list-item>
                <text:p text:style-name="P320"><text:span text:style-name="Strong_20_Emphasis"><text:span text:style-name="T1">Etika:</text:span></text:span><text:span text:style-name="T1"> Masih ada perdebatan etis, terutama seputar penggunaan sel punca embrionik. </text:span></text:p>
              </text:list-item>
              <text:list-item>
                <text:p text:style-name="P109"><text:span text:style-name="Strong_20_Emphasis"><text:span text:style-name="T1">Klinik 'Nakal':</text:span></text:span><text:span text:style-name="T1"> Hati-hati! Banyak klinik di luar sana yang menawarkan 'terapi sel punca' untuk anti-penuaan atau berbagai penyakit dengan klaim berlebihan dan tanpa bukti ilmiah kuat. Terapi sel punca yang benar-benar terbukti aman dan efektif masih sangat terbatas dan kebanyakan masih dalam tahap uji klinis. </text:span></text:p>
              </text:list-item>
            </text:list>
            <text:p text:style-name="Text_20_body"><text:span text:style-name="Strong_20_Emphasis"><text:span text:style-name="T1">Kesimpulan:</text:span></text:span><text:span text:style-name="T1"> Sel punca adalah harapan besar dalam dunia pengobatan regeneratif. Kemampuannya untuk memperbaiki dan mengganti jaringan rusak menawarkan potensi luar biasa untuk mengatasi kerusakan akibat penuaan. Namun, kita masih perlu banyak riset dan uji klinis yang ketat sebelum terapi ini bisa jadi solusi anti-penuaan yang aman dan bisa diandalkan secara luas.</text:span></text:p>
            <text:p text:style-name="P442"/>
            <text:p text:style-name="Text_20_body"><text:span text:style-name="Strong_20_Emphasis"><text:span text:style-name="T1">[Tips Tambahan yang Digunakan:]</text:span></text:span></text:p>
            <text:list xml:id="list1013113547251242394" text:style-name="L118">
              <text:list-item>
                <text:p text:style-name="P321"><text:span text:style-name="Strong_20_Emphasis"><text:span text:style-name="T1">Analogi:</text:span></text:span><text:span text:style-name="T1"> Menggunakan analogi 'superhero', 'sel master', 'sel bunglon', 'adonan dasar', 'pasukan perbaikan'. </text:span></text:p>
              </text:list-item>
              <text:list-item>
                <text:p text:style-name="P321"><text:span text:style-name="Strong_20_Emphasis"><text:span text:style-name="T1">Penjelasan Bertingkat:</text:span></text:span><text:span text:style-name="T1"> Menjelaskan jenis-jenis sel punca secara singkat. </text:span></text:p>
              </text:list-item>
              <text:list-item>
                <text:p text:style-name="P321"><text:span text:style-name="Strong_20_Emphasis"><text:span text:style-name="T1">Menghubungkan dengan Penuaan:</text:span></text:span><text:span text:style-name="T1"> Menjelaskan kaitan penurunan fungsi sel punca dengan proses penuaan. </text:span></text:p>
              </text:list-item>
              <text:list-item>
                <text:p text:style-name="P321"><text:span text:style-name="Strong_20_Emphasis"><text:span text:style-name="T1">Menjelaskan Konsep Terapi:</text:span></text:span><text:span text:style-name="T1"> Memaparkan ide dasar dan potensi aplikasi terapi sel punca. </text:span></text:p>
              </text:list-item>
              <text:list-item>
                <text:p text:style-name="P110"><text:span text:style-name="Strong_20_Emphasis"><text:span text:style-name="T1">Menyeimbangkan dengan Tantangan &amp; Peringatan:</text:span></text:span><text:span text:style-name="T1"> Memberikan daftar tantangan teknis, keamanan, etika, dan peringatan tentang klaim palsu. </text:span></text:p>
              </text:list-item>
            </text:list>
            <text:p text:style-name="Text_20_body"><text:span text:style-name="Strong_20_Emphasis"><text:span text:style-name="T1">[Prompt untuk Ilustrasi Gambar (Opsional)]</text:span></text:span></text:p>
            <text:list xml:id="list7016916689113030196" text:style-name="L119">
              <text:list-item>
                <text:p text:style-name="P111"><text:span text:style-name="Strong_20_Emphasis"><text:span text:style-name="T1">Saran Prompt Gambar:</text:span></text:span><text:span text:style-name="T1"> "Gambarkan sebuah sel besar di tengah (Sel </text:span><text:soft-page-break/><text:span text:style-name="T1">Punca) yang bercabang-cabang menjadi berbagai jenis sel lain (sel otot, sel saraf, sel kulit, sel tulang) seperti pohon kehidupan. Di sisi lain, gambarkan organ tubuh yang 'aus' atau rusak (misal: sendi lutut, jantung), lalu ada panah menunjukkan sel punca 'disuntikkan' ke area rusak itu dan mulai memperbaiki/mengganti sel-sel yang rusak. Tambahkan ikon kecil tanda seru (!) dan tanda tanya (?) di dekatnya untuk mewakili tantangan dan risikonya. Judul: 'Sel Punca: Pasukan Perbaikan Tubuh &amp; Harapan Regenerasi'." </text:span></text:p>
              </text:list-item>
            </text:list>
            <text:p text:style-name="P442"/>
            <text:p text:style-name="P212">Saya akan menunggu perintah "YAX" dari Anda untuk melanjutkan ke prompt berikutnya (Subbab 4.2: Obat Senolitik: Menyingkirkan "Sel Zombie").</text:p>
          </text:section>
          <text:section text:style-name="Sect1" text:name="feedback-form-34">
            <text:p text:style-name="P400"/>
          </text:section>
        </text:section>
        <text:section text:style-name="Sect1" text:name="c681d17fe156934d">
          <text:p text:style-name="P212"/>
          <text:section text:style-name="Sect1" text:name="user-query-content-35">
            <text:p text:style-name="P440">YAX </text:p>
          </text:section>
          <text:section text:style-name="Sect2" text:name="model-response-message-contentr_c681d17fe156934d">
            <text:p text:style-name="P212">Baik, saya lanjutkan (Jumat, 25 April 2025, 11:31 WIB di Tapak Tuan, Aceh). Selanjutnya, mari kita lihat 'obat pembersih' untuk menyingkirkan 'sel zombie'.</text:p>
          </text:section>
          <text:section text:style-name="Sect1" text:name="feedback-form-35">
            <text:p text:style-name="P212"/>
          </text:section>
        </text:section>
        <text:section text:style-name="Sect1" text:name="0c4afa901872f1b3">
          <text:p text:style-name="P212"/>
          <text:section text:style-name="Sect1" text:name="user-query-content-36">
            <text:p text:style-name="P440">lanjut </text:p>
          </text:section>
          <text:p text:style-name="P400">Tampilkan alur berpikir</text:p>
          <text:section text:style-name="Sect2" text:name="model-response-message-contentr_0c4afa901872f1b3">
            <text:p text:style-name="Text_20_body"><text:span text:style-name="T1">Baik, saya lanjutkan (Jumat, 25 April 2025, 11:35 WIB di Tapak Tuan, Aceh). Berikut adalah jawaban untuk </text:span><text:span text:style-name="Strong_20_Emphasis"><text:span text:style-name="T1">Subbab 4.2: Obat Senolitik: Menyingkirkan "Sel Zombie"</text:span></text:span><text:span text:style-name="T1">.</text:span></text:p>
            <text:p text:style-name="P442"/>
            <text:p text:style-name="Text_20_body"><text:span text:style-name="Strong_20_Emphasis"><text:span text:style-name="T1">(Jawaban untuk Prompt Subbab 4.2)</text:span></text:span></text:p>
            <text:p text:style-name="Text_20_body"><text:span text:style-name="Strong_20_Emphasis"><text:span text:style-name="T1">Subbab 4.2: Obat Senolitik: Menyingkirkan "Sel Zombie"</text:span></text:span></text:p>
            <text:p text:style-name="Text_20_body"><text:span text:style-name="T1">Ingat nggak di Bab 2 kita bahas soal </text:span><text:span text:style-name="Strong_20_Emphasis"><text:span text:style-name="T1">"Sel Zombie"</text:span></text:span><text:span text:style-name="T1"> atau sel senescence? Itu lho, sel-sel tua yang sudah 'pensiun' (berhenti membelah) tapi bandel nggak mau mati, malah jadi 'pembuat onar' dengan mengeluarkan zat kimia </text:span><text:soft-page-break/><text:span text:style-name="T1">berbahaya (SASP) yang bikin peradangan dan merusak jaringan sehat di sekitarnya. Penumpukan sel zombie ini dianggap salah satu biang keladi utama penuaan dan banyak penyakit tua.</text:span></text:p>
            <text:p text:style-name="Text_20_body"><text:span text:style-name="T1">Nah, kalau sel zombie ini jadi masalah besar, logikanya, gimana kalau kita bisa </text:span><text:span text:style-name="Emphasis"><text:span text:style-name="T1">menyingkirkan</text:span></text:span><text:span text:style-name="T1"> mereka dari tubuh? Inilah ide di balik pengembangan kelas obat baru yang super menarik: </text:span><text:span text:style-name="Strong_20_Emphasis"><text:span text:style-name="T1">Senolitik</text:span></text:span><text:span text:style-name="T1">.</text:span></text:p>
            <text:p text:style-name="Text_20_body"><text:span text:style-name="Strong_20_Emphasis"><text:span text:style-name="T1">Senolitik: Pasukan Khusus Pembasmi Zombie</text:span></text:span></text:p>
            <text:p text:style-name="Text_20_body"><text:span text:style-name="T1">Senolitik (dari kata </text:span><text:span text:style-name="Emphasis"><text:span text:style-name="T1">senescence</text:span></text:span><text:span text:style-name="T1"> = penuaan, dan </text:span><text:span text:style-name="Emphasis"><text:span text:style-name="T1">lytic</text:span></text:span><text:span text:style-name="T1"> = menghancurkan) adalah jenis obat yang dirancang khusus untuk 'memburu' dan </text:span><text:span text:style-name="Strong_20_Emphasis"><text:span text:style-name="T1">menghancurkan sel-sel zombie secara selektif</text:span></text:span><text:span text:style-name="T1">, tapi (idealnya) membiarkan sel-sel sehat lainnya tetap hidup. Bayangkan mereka seperti </text:span><text:span text:style-name="Strong_20_Emphasis"><text:span text:style-name="T1">'pasukan khusus pembersih'</text:span></text:span><text:span text:style-name="T1"> yang dikirim untuk memberantas para 'pembuat onar' di dalam tubuh kita.</text:span></text:p>
            <text:p text:style-name="Text_20_body"><text:span text:style-name="Strong_20_Emphasis"><text:span text:style-name="T1">Bagaimana Cara Kerjanya? (Secara Gampang)</text:span></text:span></text:p>
            <text:p text:style-name="Text_20_body"><text:span text:style-name="T1">Sel zombie, meskipun bandel nggak mau mati, ternyata punya 'titik lemah' atau jalur pertahanan hidup yang sedikit berbeda dibandingkan sel sehat. Obat senolitik ini pintar! Mereka dirancang untuk mengenali dan menyerang 'titik lemah' tersebut. Dengan mengganggu mekanisme pertahanan hidup si sel zombie, obat ini akhirnya bisa memicu mereka untuk melakukan apa yang seharusnya mereka lakukan sejak awal: 'bunuh diri' secara terprogram (apoptosis). </text:span><text:span text:style-name="Emphasis"><text:span text:style-name="T1">Bye-bye, zombie!</text:span></text:span></text:p>
            <text:p text:style-name="Text_20_body"><text:span text:style-name="Strong_20_Emphasis"><text:span text:style-name="T1">Hasil Wow di Laboratorium (Hewan)</text:span></text:span></text:p>
            <text:p text:style-name="P212">Penelitian obat senolitik pada hewan percobaan (terutama tikus tua) menunjukkan hasil yang bikin para ilmuwan sangat antusias! Pemberian obat senolitik (kadang cuma perlu diberikan sesekali, nggak setiap hari) terbukti bisa:</text:p>
            <text:list xml:id="list7629088881397321868" text:style-name="L120">
              <text:list-item>
                <text:p text:style-name="P322"><text:span text:style-name="Strong_20_Emphasis"><text:span text:style-name="T1">Mengurangi jumlah sel zombie</text:span></text:span><text:span text:style-name="T1"> di berbagai jaringan. </text:span></text:p>
              </text:list-item>
              <text:list-item>
                <text:p text:style-name="P322"><text:span text:style-name="Strong_20_Emphasis"><text:span text:style-name="T1">Mengurangi peradangan kronis.</text:span></text:span><text:span text:style-name="T1"> </text:span></text:p>
              </text:list-item>
              <text:list-item>
                <text:p text:style-name="P322"><text:span text:style-name="Strong_20_Emphasis"><text:span text:style-name="T1">Memperbaiki fungsi berbagai organ</text:span></text:span><text:span text:style-name="T1"> yang menurun karena usia (jantung, ginjal, paru-paru). </text:span></text:p>
              </text:list-item>
              <text:list-item>
                <text:p text:style-name="P322"><text:span text:style-name="Strong_20_Emphasis"><text:span text:style-name="T1">Meningkatkan kondisi fisik</text:span></text:span><text:span text:style-name="T1"> (misalnya, tikus tua jadi bisa lari lebih jauh di treadmill!). </text:span></text:p>
              </text:list-item>
              <text:list-item>
                <text:p text:style-name="P322"><text:span text:style-name="Strong_20_Emphasis"><text:span text:style-name="T1">Menunda munculnya penyakit terkait usia</text:span></text:span><text:span text:style-name="T1"> seperti penyakit </text:span><text:soft-page-break/><text:span text:style-name="T1">jantung, osteoporosis, katarak. </text:span></text:p>
              </text:list-item>
              <text:list-item>
                <text:p text:style-name="P112"><text:span text:style-name="T1">Bahkan, dalam beberapa studi, bisa </text:span><text:span text:style-name="Strong_20_Emphasis"><text:span text:style-name="T1">memperpanjang </text:span></text:span><text:span text:style-name="Strong_20_Emphasis"><text:span text:style-name="Emphasis"><text:span text:style-name="T1">masa hidup sehat</text:span></text:span></text:span><text:span text:style-name="Strong_20_Emphasis"><text:span text:style-name="T1"> (healthspan)</text:span></text:span><text:span text:style-name="T1"> dan sedikit memperpanjang umur total tikus. </text:span></text:p>
              </text:list-item>
            </text:list>
            <text:p text:style-name="Text_20_body"><text:span text:style-name="Strong_20_Emphasis"><text:span text:style-name="T1">Bagaimana dengan Manusia? Masih Proses!</text:span></text:span></text:p>
            <text:p text:style-name="Text_20_body"><text:span text:style-name="T1">Hasil pada hewan memang keren banget, tapi bagaimana pada manusia? Nah, ini tahap yang sedang berjalan sekarang. </text:span><text:span text:style-name="Strong_20_Emphasis"><text:span text:style-name="T1">Uji klinis obat senolitik pada manusia sudah mulai dilakukan</text:span></text:span><text:span text:style-name="T1"> untuk berbagai kondisi yang diduga terkait dengan penumpukan sel zombie, seperti:</text:span></text:p>
            <text:list xml:id="list863487636604235830" text:style-name="L121">
              <text:list-item>
                <text:p text:style-name="P420">Radang sendi lutut (osteoarthritis) </text:p>
              </text:list-item>
              <text:list-item>
                <text:p text:style-name="P420">Penyakit ginjal kronis </text:p>
              </text:list-item>
              <text:list-item>
                <text:p text:style-name="P420">Fibrosis paru idiopatik (penyakit paru langka) </text:p>
              </text:list-item>
              <text:list-item>
                <text:p text:style-name="P224">Bahkan ada uji coba awal untuk penyakit Alzheimer. </text:p>
              </text:list-item>
            </text:list>
            <text:p text:style-name="Text_20_body"><text:span text:style-name="T1">Hasil awal dari beberapa uji coba ini cukup menjanjikan, tapi penting banget untuk diingat: ini masih </text:span><text:span text:style-name="Strong_20_Emphasis"><text:span text:style-name="T1">tahap awal penelitian</text:span></text:span><text:span text:style-name="T1">. Kita masih perlu data lebih banyak untuk memastikan obat ini benar-benar aman dan efektif untuk manusia dalam jangka panjang.</text:span></text:p>
            <text:p text:style-name="Text_20_body"><text:span text:style-name="Strong_20_Emphasis"><text:span text:style-name="T1">Tantangan yang Masih Ada</text:span></text:span></text:p>
            <text:p text:style-name="P212">Tentu saja, masih ada tantangan:</text:p>
            <text:list xml:id="list7179863972627958482" text:style-name="L122">
              <text:list-item>
                <text:p text:style-name="P323"><text:span text:style-name="Strong_20_Emphasis"><text:span text:style-name="T1">Selektivitas:</text:span></text:span><text:span text:style-name="T1"> Memastikan obat ini benar-benar hanya membunuh sel zombie dan tidak 'nyasar' merusak sel sehat yang penting. </text:span></text:p>
              </text:list-item>
              <text:list-item>
                <text:p text:style-name="P323"><text:span text:style-name="Strong_20_Emphasis"><text:span text:style-name="T1">Dosis &amp; Jadwal:</text:span></text:span><text:span text:style-name="T1"> Menentukan dosis yang pas dan seberapa sering obat ini perlu diberikan (apakah cukup sebulan sekali? Setahun sekali?). </text:span></text:p>
              </text:list-item>
              <text:list-item>
                <text:p text:style-name="P113"><text:span text:style-name="Strong_20_Emphasis"><text:span text:style-name="T1">Efek Samping:</text:span></text:span><text:span text:style-name="T1"> Seperti semua obat, pasti ada potensi efek samping yang perlu diwaspadai. </text:span></text:p>
              </text:list-item>
            </text:list>
            <text:p text:style-name="Text_20_body"><text:span text:style-name="Strong_20_Emphasis"><text:span text:style-name="T1">Kesimpulan:</text:span></text:span><text:span text:style-name="T1"> Obat senolitik mewakili salah satu strategi anti-penuaan paling logis dan menjanjikan saat ini. Dengan menargetkan salah satu akar masalah penuaan (penumpukan sel zombie), obat ini punya potensi besar untuk meningkatkan </text:span><text:span text:style-name="Emphasis"><text:span text:style-name="T1">healthspan</text:span></text:span><text:span text:style-name="T1">—membuat kita hidup lebih lama dengan kondisi yang lebih sehat dan bebas penyakit. Kita tunggu saja kabar selanjutnya dari uji klinis pada manusia!</text:span></text:p>
            <text:p text:style-name="P442"/>
            <text:p text:style-name="Text_20_body"><text:soft-page-break/><text:span text:style-name="Strong_20_Emphasis"><text:span text:style-name="T1">[Tips Tambahan yang Digunakan:]</text:span></text:span></text:p>
            <text:list xml:id="list2971474848073329402" text:style-name="L123">
              <text:list-item>
                <text:p text:style-name="P324"><text:span text:style-name="Strong_20_Emphasis"><text:span text:style-name="T1">Menghubungkan ke Bab Sebelumnya:</text:span></text:span><text:span text:style-name="T1"> Memulai dengan mengingatkan konsep sel zombie dari Bab 2. </text:span></text:p>
              </text:list-item>
              <text:list-item>
                <text:p text:style-name="P324"><text:span text:style-name="Strong_20_Emphasis"><text:span text:style-name="T1">Analogi:</text:span></text:span><text:span text:style-name="T1"> Menggunakan analogi 'pasukan khusus pembersih' atau 'pembasmi zombie'. </text:span></text:p>
              </text:list-item>
              <text:list-item>
                <text:p text:style-name="P324"><text:span text:style-name="Strong_20_Emphasis"><text:span text:style-name="T1">Menjelaskan Mekanisme Sederhana:</text:span></text:span><text:span text:style-name="T1"> Menjelaskan cara kerja umum senolitik (menargetkan titik lemah, memicu apoptosis). </text:span></text:p>
              </text:list-item>
              <text:list-item>
                <text:p text:style-name="P324"><text:span text:style-name="Strong_20_Emphasis"><text:span text:style-name="T1">Menyajikan Hasil Riset (Hewan):</text:span></text:span><text:span text:style-name="T1"> Memberikan gambaran hasil positif pada hewan untuk menunjukkan potensi. </text:span></text:p>
              </text:list-item>
              <text:list-item>
                <text:p text:style-name="P324"><text:span text:style-name="Strong_20_Emphasis"><text:span text:style-name="T1">Menyeimbangkan dengan Status Manusia:</text:span></text:span><text:span text:style-name="T1"> Menjelaskan bahwa uji klinis manusia sedang berjalan tapi masih tahap awal. </text:span></text:p>
              </text:list-item>
              <text:list-item>
                <text:p text:style-name="P114"><text:span text:style-name="Strong_20_Emphasis"><text:span text:style-name="T1">Menyebutkan Tantangan:</text:span></text:span><text:span text:style-name="T1"> Menguraikan tantangan yang masih perlu diatasi. </text:span></text:p>
              </text:list-item>
            </text:list>
            <text:p text:style-name="Text_20_body"><text:span text:style-name="Strong_20_Emphasis"><text:span text:style-name="T1">[Prompt untuk Ilustrasi Gambar (Opsional)]</text:span></text:span></text:p>
            <text:list xml:id="list8824436581864144972" text:style-name="L124">
              <text:list-item>
                <text:p text:style-name="P115"><text:span text:style-name="Strong_20_Emphasis"><text:span text:style-name="T1">Saran Prompt Gambar:</text:span></text:span><text:span text:style-name="T1"> "Gambarkan ilustrasi 'Sebelum' dan 'Sesudah'. 'Sebelum': Jaringan tubuh kartun yang dipenuhi beberapa sel sehat dan beberapa sel 'zombie' yang mengeluarkan 'asap' peradangan. 'Sesudah': Jaringan yang sama setelah diberi 'pil senolitik' (gambar pil kecil), sel-sel zombie hilang atau berkurang drastis, asap peradangan hilang, dan sel-sel sehat terlihat lebih ceria/optimal. Beri judul 'Senolitik: Membersihkan Sel Zombie untuk Kesehatan Jaringan'." </text:span></text:p>
              </text:list-item>
            </text:list>
            <text:p text:style-name="P442"/>
            <text:p text:style-name="P212">Saya akan menunggu perintah Anda ("YAX" atau "lanjut") untuk melanjutkan ke prompt berikutnya (Subbab 4.3: Nanoteknologi: Robot Mini di Dalam Tubuh?).</text:p>
          </text:section>
          <text:section text:style-name="Sect1" text:name="feedback-form-36">
            <text:p text:style-name="P400"/>
          </text:section>
        </text:section>
        <text:section text:style-name="Sect1" text:name="1adfb93bb4d0dd1c">
          <text:p text:style-name="P212"/>
          <text:section text:style-name="Sect1" text:name="user-query-content-37">
            <text:p text:style-name="P440">YAX </text:p>
          </text:section>
          <text:p text:style-name="P400">Tampilkan alur berpikir</text:p>
          <text:section text:style-name="Sect2" text:name="model-response-message-contentr_1adfb93bb4d0dd1c">
            <text:p text:style-name="Text_20_body"><text:span text:style-name="T1">Baik, saya lanjutkan (Jumat, 25 April 2025, 11:35 WIB di Tapak Tuan, Aceh). Mari kita beralih ke teknologi yang ukurannya super duper kecil tapi potensinya (di masa depan) bisa jadi super besar: </text:span><text:span text:style-name="Strong_20_Emphasis"><text:span text:style-name="T1">Nanoteknologi</text:span></text:span><text:span text:style-name="T1">.</text:span></text:p>
            <text:p text:style-name="P442"><text:soft-page-break/></text:p>
            <text:p text:style-name="Text_20_body"><text:span text:style-name="Strong_20_Emphasis"><text:span text:style-name="T1">(Jawaban untuk Prompt Subbab 4.3)</text:span></text:span></text:p>
            <text:p text:style-name="Text_20_body"><text:span text:style-name="Strong_20_Emphasis"><text:span text:style-name="T1">Subbab 4.3: Nanoteknologi: Robot Mini di Dalam Tubuh?</text:span></text:span></text:p>
            <text:p text:style-name="Text_20_body"><text:span text:style-name="T1">Kamu mungkin pernah dengar istilah 'nano'. Apa sih artinya? Nano itu merujuk pada ukuran yang </text:span><text:span text:style-name="Emphasis"><text:span text:style-name="T1">sangat-sangat-sangat</text:span></text:span><text:span text:style-name="T1"> kecil! Satu nanometer (nm) itu sama dengan </text:span><text:span text:style-name="Strong_20_Emphasis"><text:span text:style-name="T1">sepersemiliar meter</text:span></text:span><text:span text:style-name="T1">. Susah bayanginnya? Gampangnya gini:</text:span></text:p>
            <text:list xml:id="list8935245221448164876" text:style-name="L125">
              <text:list-item>
                <text:p text:style-name="P421">Selembar kertas tebalnya sekitar 100.000 nanometer. </text:p>
              </text:list-item>
              <text:list-item>
                <text:p text:style-name="P421">Sehelai rambut manusia lebarnya sekitar 80.000 - 100.000 nanometer. </text:p>
              </text:list-item>
              <text:list-item>
                <text:p text:style-name="P421">Virus ukurannya puluhan sampai ratusan nanometer. </text:p>
              </text:list-item>
              <text:list-item>
                <text:p text:style-name="P225">DNA kita lebarnya cuma sekitar 2 nanometer! </text:p>
              </text:list-item>
            </text:list>
            <text:p text:style-name="Text_20_body"><text:span text:style-name="T1">Nah, </text:span><text:span text:style-name="Strong_20_Emphasis"><text:span text:style-name="T1">Nanoteknologi</text:span></text:span><text:span text:style-name="T1"> adalah ilmu dan rekayasa yang bekerja pada skala super kecil ini, seukuran atom dan molekul, untuk menciptakan material, alat, atau sistem baru dengan sifat-sifat unik.</text:span></text:p>
            <text:p text:style-name="Text_20_body"><text:span text:style-name="Strong_20_Emphasis"><text:span text:style-name="T1">Visi Nanobot: Dokter Mini di Masa Depan? (Masih Jauh!)</text:span></text:span></text:p>
            <text:p text:style-name="Text_20_body"><text:span text:style-name="T1">Kalau bicara nanoteknologi dalam konteks kesehatan dan anti-penuaan, imajinasi kita seringkali langsung tertuju pada ide </text:span><text:span text:style-name="Strong_20_Emphasis"><text:span text:style-name="T1">'Nanobot'</text:span></text:span><text:span text:style-name="T1">—robot super mini seukuran sel atau bahkan lebih kecil, yang bisa 'berenang' di aliran darah kita dan melakukan tugas-tugas keren seperti di film fiksi ilmiah:</text:span></text:p>
            <text:list xml:id="list7686511522106467824" text:style-name="L126">
              <text:list-item>
                <text:p text:style-name="P325"><text:span text:style-name="Strong_20_Emphasis"><text:span text:style-name="T1">Berpatroli:</text:span></text:span><text:span text:style-name="T1"> Mencari tanda-tanda awal penyakit seperti sel kanker atau plak penyumbat pembuluh darah. </text:span></text:p>
              </text:list-item>
              <text:list-item>
                <text:p text:style-name="P325"><text:span text:style-name="Strong_20_Emphasis"><text:span text:style-name="T1">Memperbaiki:</text:span></text:span><text:span text:style-name="T1"> Masuk ke dalam sel untuk memperbaiki kerusakan DNA atau membersihkan 'sampah' molekuler yang bikin sel menua. </text:span></text:p>
              </text:list-item>
              <text:list-item>
                <text:p text:style-name="P325"><text:span text:style-name="Strong_20_Emphasis"><text:span text:style-name="T1">Mengantar Obat Presisi:</text:span></text:span><text:span text:style-name="T1"> Membawa obat langsung ke sel target (misalnya sel zombie atau sel kanker) tanpa mengganggu sel sehat di sekitarnya. </text:span></text:p>
              </text:list-item>
              <text:list-item>
                <text:p text:style-name="P116"><text:span text:style-name="Strong_20_Emphasis"><text:span text:style-name="T1">Membangun Jaringan:</text:span></text:span><text:span text:style-name="T1"> Membantu menyusun sel untuk memperbaiki atau membangun jaringan tubuh yang rusak. </text:span></text:p>
              </text:list-item>
            </text:list>
            <text:p text:style-name="Text_20_body"><text:span text:style-name="T1">Kedengarannya luar biasa, kan? Bisa punya 'dokter pribadi' super mini di dalam tubuh! </text:span><text:span text:style-name="Strong_20_Emphasis"><text:span text:style-name="T1">TAPI...</text:span></text:span><text:span text:style-name="T1"> penting banget untuk digarisbawahi: ide nanobot yang bisa bergerak bebas dan melakukan tugas kompleks di dalam tubuh ini </text:span><text:soft-page-break/><text:span text:style-name="Strong_20_Emphasis"><text:span text:style-name="T1">masih sangat jauh dari kenyataan</text:span></text:span><text:span text:style-name="T1">. Ini lebih banyak ada di ranah fiksi ilmiah saat ini.</text:span></text:p>
            <text:p text:style-name="Text_20_body"><text:span text:style-name="Strong_20_Emphasis"><text:span text:style-name="T1">Aplikasi Nano yang Lebih Realistis Saat Ini</text:span></text:span></text:p>
            <text:p text:style-name="Text_20_body"><text:span text:style-name="T1">Meskipun nanobot canggih masih mimpi, nanoteknologi </text:span><text:span text:style-name="Emphasis"><text:span text:style-name="T1">sudah</text:span></text:span><text:span text:style-name="T1"> mulai memberikan kontribusi nyata (atau setidaknya sangat menjanjikan) dalam dunia medis dengan cara lain yang lebih 'membumi':</text:span></text:p>
            <text:list xml:id="list1629955808816898189" text:style-name="L127">
              <text:list-item>
                <text:p text:style-name="P326"><text:span text:style-name="Strong_20_Emphasis"><text:span text:style-name="T1">Pengantaran Obat Nano (Nano Drug Delivery):</text:span></text:span><text:span text:style-name="T1"> Ini aplikasi yang paling berkembang. Obat dibungkus dalam 'kapsul' atau partikel berukuran nano. Manfaatnya? Obat jadi lebih stabil, bisa lebih mudah menembus jaringan target, dan kadang bisa dirancang untuk melepaskan obat secara perlahan atau hanya di lokasi yang diinginkan. Beberapa obat kanker dan vaksin (termasuk beberapa vaksin COVID-19) sudah menggunakan teknologi ini. </text:span></text:p>
              </text:list-item>
              <text:list-item>
                <text:p text:style-name="P326"><text:span text:style-name="Strong_20_Emphasis"><text:span text:style-name="T1">Diagnostik Nano:</text:span></text:span><text:span text:style-name="T1"> Sensor super kecil berbasis nano bisa mendeteksi molekul penanda penyakit (seperti protein kanker) dalam jumlah yang sangat sedikit di darah atau cairan tubuh lain. Ini berpotensi untuk diagnosis penyakit jauh lebih dini. </text:span></text:p>
              </text:list-item>
              <text:list-item>
                <text:p text:style-name="P117"><text:span text:style-name="Strong_20_Emphasis"><text:span text:style-name="T1">Rekayasa Jaringan (Tissue Engineering):</text:span></text:span><text:span text:style-name="T1"> Material berstruktur nano digunakan sebagai 'kerangka' (scaffold) yang lebih baik untuk menuntun sel tumbuh membentuk jaringan baru di laboratorium (akan kita bahas lebih lanjut di subbab berikutnya). </text:span></text:p>
              </text:list-item>
            </text:list>
            <text:p text:style-name="Text_20_body"><text:span text:style-name="Strong_20_Emphasis"><text:span text:style-name="T1">Tantangan Super Besar untuk Nanobot</text:span></text:span></text:p>
            <text:p text:style-name="P212">Kenapa nanobot canggih masih mimpi? Tantangannya luar biasa besar:</text:p>
            <text:list xml:id="list3039596687286397882" text:style-name="L128">
              <text:list-item>
                <text:p text:style-name="P327"><text:span text:style-name="Strong_20_Emphasis"><text:span text:style-name="T1">Sumber Energi:</text:span></text:span><text:span text:style-name="T1"> Robot sekecil itu dapat tenaga dari mana untuk bergerak dan bekerja di dalam tubuh? </text:span></text:p>
              </text:list-item>
              <text:list-item>
                <text:p text:style-name="P327"><text:span text:style-name="Strong_20_Emphasis"><text:span text:style-name="T1">Kontrol &amp; Navigasi:</text:span></text:span><text:span text:style-name="T1"> Bagaimana cara mengontrol triliunan nanobot agar pergi ke tempat yang benar dan melakukan tugas yang tepat? </text:span></text:p>
              </text:list-item>
              <text:list-item>
                <text:p text:style-name="P327"><text:span text:style-name="Strong_20_Emphasis"><text:span text:style-name="T1">Keamanan &amp; Biokompatibilitas:</text:span></text:span><text:span text:style-name="T1"> Bagaimana memastikan material nanobot tidak beracun bagi tubuh atau memicu reaksi imun yang berbahaya? Bagaimana cara mengeluarkannya dari tubuh setelah tugas selesai? </text:span></text:p>
              </text:list-item>
              <text:list-item>
                <text:p text:style-name="P118"><text:span text:style-name="Strong_20_Emphasis"><text:span text:style-name="T1">Manufaktur:</text:span></text:span><text:span text:style-name="T1"> Bagaimana cara memproduksi nanobot yang sangat kompleks ini dalam jumlah besar dan dengan biaya terjangkau? </text:span></text:p>
              </text:list-item>
            </text:list>
            <text:p text:style-name="Text_20_body"><text:soft-page-break/><text:span text:style-name="Strong_20_Emphasis"><text:span text:style-name="T1">Kesimpulan:</text:span></text:span><text:span text:style-name="T1"> Nanoteknologi adalah bidang yang sangat menarik dengan potensi mengubah cara kita mendiagnosis dan mengobati penyakit, termasuk yang berkaitan dengan penuaan. Meskipun visi tentang 'dokter nano' yang berpatroli di dalam tubuh kita masih jauh di masa depan (kalau pun bisa terwujud), aplikasi nanoteknologi dalam pengantaran obat, diagnostik, dan material biomedis sudah mulai menunjukkan hasil nyata dan akan terus berkembang.</text:span></text:p>
            <text:p text:style-name="P442"/>
            <text:p text:style-name="Text_20_body"><text:span text:style-name="Strong_20_Emphasis"><text:span text:style-name="T1">[Tips Tambahan yang Digunakan:]</text:span></text:span></text:p>
            <text:list xml:id="list7031570975513639042" text:style-name="L129">
              <text:list-item>
                <text:p text:style-name="P328"><text:span text:style-name="Strong_20_Emphasis"><text:span text:style-name="T1">Penjelasan Skala Nano:</text:span></text:span><text:span text:style-name="T1"> Menggunakan perbandingan ukuran yang mudah dibayangkan. </text:span></text:p>
              </text:list-item>
              <text:list-item>
                <text:p text:style-name="P328"><text:span text:style-name="Strong_20_Emphasis"><text:span text:style-name="T1">Membedakan Visi &amp; Realita:</text:span></text:span><text:span text:style-name="T1"> Menjelaskan visi futuristik nanobot tapi segera menekankan bahwa itu masih jauh dan lebih fokus pada aplikasi nano yang lebih realistis saat ini. </text:span></text:p>
              </text:list-item>
              <text:list-item>
                <text:p text:style-name="P328"><text:span text:style-name="Strong_20_Emphasis"><text:span text:style-name="T1">Memberikan Contoh Konkret:</text:span></text:span><text:span text:style-name="T1"> Menyebutkan aplikasi nano drug delivery, diagnostik, dan rekayasa jaringan. </text:span></text:p>
              </text:list-item>
              <text:list-item>
                <text:p text:style-name="P328"><text:span text:style-name="Strong_20_Emphasis"><text:span text:style-name="T1">Menguraikan Tantangan:</text:span></text:span><text:span text:style-name="T1"> Menjelaskan secara jelas hambatan teknis dan keamanan utama untuk nanobot. </text:span></text:p>
              </text:list-item>
              <text:list-item>
                <text:p text:style-name="P119"><text:span text:style-name="Strong_20_Emphasis"><text:span text:style-name="T1">Bahasa Seimbang:</text:span></text:span><text:span text:style-name="T1"> Mengakui potensi besar sambil mengelola ekspektasi. </text:span></text:p>
              </text:list-item>
            </text:list>
            <text:p text:style-name="Text_20_body"><text:span text:style-name="Strong_20_Emphasis"><text:span text:style-name="T1">[Prompt untuk Ilustrasi Gambar (Opsional)]</text:span></text:span></text:p>
            <text:list xml:id="list9105267989932708526" text:style-name="L130">
              <text:list-item>
                <text:p text:style-name="P120"><text:span text:style-name="Strong_20_Emphasis"><text:span text:style-name="T1">Saran Prompt Gambar:</text:span></text:span><text:span text:style-name="T1"> "Buat ilustrasi dua bagian. Bagian atas (dengan label 'Mimpi Masa Depan?'): Gambarkan robot-robot super mini (nanobot) sedang 'berenang' di aliran darah, ada yang memperbaiki untaian DNA, ada yang menyerang sel kanker. Bagian bawah (dengan label 'Realita Saat Ini &amp; Jangka Pendek'): Gambarkan partikel nano yang membungkus molekul obat dan mengantarkannya ke sel target, serta sensor nano yang mendeteksi molekul penyakit. Beri judul 'Nanoteknologi: Antara Fiksi Ilmiah dan Kenyataan Medis'." </text:span></text:p>
              </text:list-item>
            </text:list>
            <text:p text:style-name="P442"/>
            <text:p text:style-name="P212">Saya akan menunggu perintah Anda ("YAX" atau "lanjut") untuk melanjutkan ke prompt berikutnya (Subbab 4.4: Mencetak Organ Baru: Solusi Pengganti Organ yang Menua?).</text:p>
          </text:section>
          <text:section text:style-name="Sect1" text:name="feedback-form-37">
            <text:p text:style-name="P400"><text:soft-page-break/></text:p>
          </text:section>
        </text:section>
        <text:section text:style-name="Sect1" text:name="a7a876138b26816d">
          <text:p text:style-name="P212"/>
          <text:section text:style-name="Sect1" text:name="user-query-content-38">
            <text:p text:style-name="P440">YAX </text:p>
          </text:section>
          <text:p text:style-name="P400">Tampilkan alur berpikir</text:p>
          <text:section text:style-name="Sect2" text:name="model-response-message-contentr_a7a876138b26816d">
            <text:p text:style-name="Text_20_body"><text:span text:style-name="T1">Baik, saya lanjutkan (Jumat, 25 April 2025, 14:55 WIB di Tapak Tuan, Aceh). 'Alat' berikutnya di 'bengkel perbaikan tubuh' kita adalah sesuatu yang terdengar sangat futuristik: </text:span><text:span text:style-name="Strong_20_Emphasis"><text:span text:style-name="T1">Mencetak Organ Baru</text:span></text:span><text:span text:style-name="T1">.</text:span></text:p>
            <text:p text:style-name="P442"/>
            <text:p text:style-name="Text_20_body"><text:span text:style-name="Strong_20_Emphasis"><text:span text:style-name="T1">(Jawaban untuk Prompt Subbab 4.4)</text:span></text:span></text:p>
            <text:p text:style-name="Text_20_body"><text:span text:style-name="Strong_20_Emphasis"><text:span text:style-name="T1">Subbab 4.4: Mencetak Organ Baru: Solusi Pengganti Organ yang Menua?</text:span></text:span></text:p>
            <text:p text:style-name="Text_20_body"><text:span text:style-name="T1">Salah satu konsekuensi paling serius dari penuaan atau penyakit kronis adalah kerusakan permanen pada organ-organ vital kita. Jantung, ginjal, hati, paru-paru—kalau fungsinya sudah menurun drastis atau gagal total, pilihan terbaik saat ini seringkali adalah </text:span><text:span text:style-name="Strong_20_Emphasis"><text:span text:style-name="T1">transplantasi organ</text:span></text:span><text:span text:style-name="T1">. Tapi, kita semua tahu masalahnya:</text:span></text:p>
            <text:list xml:id="list4453736770764162932" text:style-name="L131">
              <text:list-item>
                <text:p text:style-name="P329"><text:span text:style-name="Strong_20_Emphasis"><text:span text:style-name="T1">Donor Langka:</text:span></text:span><text:span text:style-name="T1"> Jumlah orang yang butuh organ baru jauh lebih banyak daripada jumlah organ donor yang tersedia. Daftar tunggunya bisa sangat panjang. </text:span></text:p>
              </text:list-item>
              <text:list-item>
                <text:p text:style-name="P121"><text:span text:style-name="Strong_20_Emphasis"><text:span text:style-name="T1">Risiko Penolakan:</text:span></text:span><text:span text:style-name="T1"> Tubuh pasien bisa 'menolak' organ baru dari donor karena dianggap benda asing, sehingga pasien harus minum obat penekan sistem imun seumur hidup (yang punya efek samping sendiri). </text:span></text:p>
              </text:list-item>
            </text:list>
            <text:p text:style-name="Text_20_body"><text:span text:style-name="T1">Nah, para ilmuwan bermimpi: Bagaimana kalau kita bisa </text:span><text:span text:style-name="Strong_20_Emphasis"><text:span text:style-name="T1">membuat organ 'cadangan'</text:span></text:span><text:span text:style-name="T1"> sesuai kebutuhan di laboratorium, menggunakan sel pasien sendiri sehingga tidak akan ada penolakan? Inilah tujuan utama dari bidang </text:span><text:span text:style-name="Strong_20_Emphasis"><text:span text:style-name="T1">Rekayasa Jaringan (Tissue Engineering)</text:span></text:span><text:span text:style-name="T1"> dan teknologi turunannya yang super canggih: </text:span><text:span text:style-name="Strong_20_Emphasis"><text:span text:style-name="T1">3D Bioprinting</text:span></text:span><text:span text:style-name="T1">.</text:span></text:p>
            <text:p text:style-name="Text_20_body"><text:span text:style-name="Strong_20_Emphasis"><text:span text:style-name="T1">Rekayasa Jaringan: 'Berkebun' Organ di Lab</text:span></text:span></text:p>
            <text:p text:style-name="P212">Secara sederhana, rekayasa jaringan itu ibarat 'berkebun' organ atau jaringan tubuh di laboratorium. Ada tiga 'bahan' utama yang biasanya dibutuhkan:</text:p>
            <text:list xml:id="list7206633136891007792" text:style-name="L132">
              <text:list-item>
                <text:p text:style-name="P330"><text:soft-page-break/><text:span text:style-name="Strong_20_Emphasis"><text:span text:style-name="T1">'Bibit' (Sel):</text:span></text:span><text:span text:style-name="T1"> Sel hidup, idealnya diambil dari pasien sendiri (misalnya sel punca atau sel dewasa lainnya) agar organ yang jadi nanti tidak ditolak tubuh. </text:span></text:p>
              </text:list-item>
              <text:list-item>
                <text:p text:style-name="P330"><text:span text:style-name="Strong_20_Emphasis"><text:span text:style-name="T1">'Tanah' atau 'Pot' (Scaffold/Kerangka):</text:span></text:span><text:span text:style-name="T1"> Struktur penopang tiga dimensi yang terbuat dari biomaterial (bisa alami atau sintetis) yang berfungsi sebagai 'cetakan' atau 'rumah' bagi sel untuk tumbuh dan membentuk jaringan yang diinginkan. </text:span></text:p>
              </text:list-item>
              <text:list-item>
                <text:p text:style-name="P122"><text:span text:style-name="Strong_20_Emphasis"><text:span text:style-name="T1">'Pupuk' (Faktor Pertumbuhan):</text:span></text:span><text:span text:style-name="T1"> Sinyal kimia atau faktor pertumbuhan yang 'memberi tahu' sel untuk tumbuh, berkembang biak, dan berubah menjadi jenis sel yang tepat. </text:span></text:p>
              </text:list-item>
            </text:list>
            <text:p text:style-name="Text_20_body"><text:span text:style-name="Strong_20_Emphasis"><text:span text:style-name="T1">3D Bioprinting: Printer dengan Tinta Kehidupan!</text:span></text:span></text:p>
            <text:p text:style-name="Text_20_body"><text:span text:style-name="T1">3D Bioprinting membawa rekayasa jaringan ke level berikutnya. Bayangkan sebuah printer 3D canggih. Tapi, alih-alih menggunakan tinta plastik atau logam, printer ini menggunakan </text:span><text:span text:style-name="Strong_20_Emphasis"><text:span text:style-name="T1">'Bio-ink'</text:span></text:span><text:span text:style-name="T1">—semacam gel khusus yang dicampur dengan </text:span><text:span text:style-name="Strong_20_Emphasis"><text:span text:style-name="T1">sel-sel hidup</text:span></text:span><text:span text:style-name="T1"> (misalnya sel pasien).</text:span></text:p>
            <text:p text:style-name="P212">Mengikuti desain digital yang sangat detail (berdasarkan hasil scan organ pasien), printer ini akan 'menyemprotkan' atau menempatkan bio-ink lapis demi lapis dengan presisi tinggi untuk membangun struktur tiga dimensi jaringan atau bahkan organ sederhana. Keren banget, kan? Seperti 'mencetak' kehidupan!</text:p>
            <text:p text:style-name="Text_20_body"><text:span text:style-name="Strong_20_Emphasis"><text:span text:style-name="T1">Apa yang Sudah Bisa 'Dicetak'?</text:span></text:span></text:p>
            <text:p text:style-name="P212">Teknologi ini bukan cuma khayalan, lho! Para ilmuwan sudah berhasil membuat dan bahkan menguji coba pada manusia (dalam skala kecil dan eksperimental) beberapa jaringan atau organ yang relatif lebih sederhana, seperti:</text:p>
            <text:list xml:id="list7031005457539805659" text:style-name="L133">
              <text:list-item>
                <text:p text:style-name="P331"><text:span text:style-name="Strong_20_Emphasis"><text:span text:style-name="T1">Kulit buatan:</text:span></text:span><text:span text:style-name="T1"> Untuk pasien luka bakar. </text:span></text:p>
              </text:list-item>
              <text:list-item>
                <text:p text:style-name="P331"><text:span text:style-name="Strong_20_Emphasis"><text:span text:style-name="T1">Tulang rawan:</text:span></text:span><text:span text:style-name="T1"> Untuk memperbaiki sendi atau rekonstruksi telinga/hidung. </text:span></text:p>
              </text:list-item>
              <text:list-item>
                <text:p text:style-name="P331"><text:span text:style-name="Strong_20_Emphasis"><text:span text:style-name="T1">Pembuluh darah kecil.</text:span></text:span><text:span text:style-name="T1"> </text:span></text:p>
              </text:list-item>
              <text:list-item>
                <text:p text:style-name="P123"><text:span text:style-name="Strong_20_Emphasis"><text:span text:style-name="T1">Kandung kemih sederhana.</text:span></text:span><text:span text:style-name="T1"> </text:span></text:p>
              </text:list-item>
            </text:list>
            <text:p text:style-name="Text_20_body"><text:span text:style-name="Strong_20_Emphasis"><text:span text:style-name="T1">Tantangan Mencetak Organ Kompleks</text:span></text:span></text:p>
            <text:p text:style-name="Text_20_body"><text:span text:style-name="T1">Namun, mencetak organ yang padat, besar, dan super kompleks seperti </text:span><text:span text:style-name="Strong_20_Emphasis"><text:span text:style-name="T1">jantung, ginjal, hati, atau paru-paru</text:span></text:span><text:span text:style-name="T1"> itu tantangannya </text:span><text:span text:style-name="Emphasis"><text:span text:style-name="T1">jauh lebih besar</text:span></text:span><text:span text:style-name="T1">:</text:span></text:p>
            <text:list xml:id="list8241193832391088042" text:style-name="L134">
              <text:list-item>
                <text:p text:style-name="P332"><text:soft-page-break/><text:span text:style-name="Strong_20_Emphasis"><text:span text:style-name="T1">Kerumitan Seluler:</text:span></text:span><text:span text:style-name="T1"> Organ kompleks terdiri dari banyak jenis sel berbeda yang harus tersusun dalam pola yang sangat spesifik agar bisa berfungsi. Menciptakan susunan serumit ini sangat sulit. </text:span></text:p>
              </text:list-item>
              <text:list-item>
                <text:p text:style-name="P332"><text:span text:style-name="Strong_20_Emphasis"><text:span text:style-name="T1">Pembuluh Darah (Vaskularisasi):</text:span></text:span><text:span text:style-name="T1"> Ini mungkin tantangan terbesar! Organ besar butuh jaringan pembuluh darah kapiler yang sangat rapat dan rumit untuk mengantarkan oksigen dan nutrisi ke setiap sel, serta membuang sisa metabolisme. Mencetak jaringan pembuluh darah yang fungsional ini super susah! Tanpa ini, organ cetakan yang tebal akan 'mati lemas'. </text:span></text:p>
              </text:list-item>
              <text:list-item>
                <text:p text:style-name="P124"><text:span text:style-name="Strong_20_Emphasis"><text:span text:style-name="T1">Fungsionalitas Penuh:</text:span></text:span><text:span text:style-name="T1"> Memastikan organ cetakan tidak hanya punya bentuk yang benar, tapi juga bisa berfungsi 100% normal saat disambungkan ke tubuh pasien. </text:span></text:p>
              </text:list-item>
            </text:list>
            <text:p text:style-name="Text_20_body"><text:span text:style-name="Strong_20_Emphasis"><text:span text:style-name="T1">Masa Depan 'Pabrik Organ'?</text:span></text:span></text:p>
            <text:p text:style-name="P212">Meskipun kita mungkin masih butuh waktu puluhan tahun sebelum bisa rutin 'mencetak' jantung atau ginjal siap pakai, kemajuan di bidang ini sangat cepat. Mungkin langkah selanjutnya adalah mencetak 'tambalan' jaringan untuk memperbaiki bagian organ yang rusak, atau membuat organ mini (organoid) untuk uji obat.</text:p>
            <text:p text:style-name="Text_20_body"><text:span text:style-name="Strong_20_Emphasis"><text:span text:style-name="T1">Kesimpulan:</text:span></text:span><text:span text:style-name="T1"> Rekayasa jaringan dan 3D bioprinting adalah harapan besar untuk mengatasi masalah kekurangan organ donor dan kegagalan organ terkait usia. Meskipun tantangannya masih besar, potensi teknologi ini untuk merevolusi dunia transplantasi dan pengobatan regeneratif sangatlah luar biasa. Bayangkan masa depan di mana kita bisa 'memesan' organ pengganti yang dibuat khusus dari sel kita sendiri!</text:span></text:p>
            <text:p text:style-name="P442"/>
            <text:p text:style-name="Text_20_body"><text:span text:style-name="Strong_20_Emphasis"><text:span text:style-name="T1">[Tips Tambahan yang Digunakan:]</text:span></text:span></text:p>
            <text:list xml:id="list2490256201436788870" text:style-name="L135">
              <text:list-item>
                <text:p text:style-name="P333"><text:span text:style-name="Strong_20_Emphasis"><text:span text:style-name="T1">Menjelaskan Masalah Awal:</text:span></text:span><text:span text:style-name="T1"> Memaparkan keterbatasan transplantasi organ saat ini. </text:span></text:p>
              </text:list-item>
              <text:list-item>
                <text:p text:style-name="P333"><text:span text:style-name="Strong_20_Emphasis"><text:span text:style-name="T1">Penjelasan Konsep Bertahap:</text:span></text:span><text:span text:style-name="T1"> Menjelaskan rekayasa jaringan dulu, baru 3D bioprinting. </text:span></text:p>
              </text:list-item>
              <text:list-item>
                <text:p text:style-name="P333"><text:span text:style-name="Strong_20_Emphasis"><text:span text:style-name="T1">Analogi:</text:span></text:span><text:span text:style-name="T1"> Menggunakan analogi 'berkebun organ' dan 'printer dengan bio-ink'. </text:span></text:p>
              </text:list-item>
              <text:list-item>
                <text:p text:style-name="P333"><text:span text:style-name="Strong_20_Emphasis"><text:span text:style-name="T1">Memberi Contoh Sukses Awal:</text:span></text:span><text:span text:style-name="T1"> Menyebutkan jaringan/organ sederhana yang sudah berhasil dibuat. </text:span></text:p>
              </text:list-item>
              <text:list-item>
                <text:p text:style-name="P333"><text:soft-page-break/><text:span text:style-name="Strong_20_Emphasis"><text:span text:style-name="T1">Menguraikan Tantangan Utama:</text:span></text:span><text:span text:style-name="T1"> Menjelaskan kesulitan mencetak organ kompleks, terutama vaskularisasi. </text:span></text:p>
              </text:list-item>
              <text:list-item>
                <text:p text:style-name="P125"><text:span text:style-name="Strong_20_Emphasis"><text:span text:style-name="T1">Memberikan Perspektif Masa Depan:</text:span></text:span><text:span text:style-name="T1"> Menyebutkan potensi langkah selanjutnya (tambalan jaringan, organoid). </text:span></text:p>
              </text:list-item>
            </text:list>
            <text:p text:style-name="Text_20_body"><text:span text:style-name="Strong_20_Emphasis"><text:span text:style-name="T1">[Prompt untuk Ilustrasi Gambar (Opsional)]</text:span></text:span></text:p>
            <text:list xml:id="list8164447908967035569" text:style-name="L136">
              <text:list-item>
                <text:p text:style-name="P126"><text:span text:style-name="Strong_20_Emphasis"><text:span text:style-name="T1">Saran Prompt Gambar:</text:span></text:span><text:span text:style-name="T1"> "Gambarkan sebuah printer 3D futuristik di laboratorium. Nozzle printer tersebut sedang 'menyemprotkan' lapisan sel (bio-ink) untuk membentuk organ hati atau jantung 3D di bawahnya. Di samping printer, tunjukkan hasil akhirnya: sebuah organ buatan yang terlihat mirip aslinya. Tambahkan ikon pembuluh darah kecil yang rumit di dalam organ cetakan tersebut, dengan tanda tanya (?) di dekatnya untuk menunjukkan tantangan vaskularisasi. Judul: '3D Bioprinting: Mencetak Organ Pengganti?'." </text:span></text:p>
              </text:list-item>
            </text:list>
            <text:p text:style-name="P442"/>
            <text:p text:style-name="P212">Saya akan menunggu perintah Anda ("YAX" atau "lanjut") untuk melanjutkan ke prompt berikutnya (Subbab 4.5: Dari Laboratorium ke Manusia: Tantangan Uji Klinis).</text:p>
          </text:section>
          <text:section text:style-name="Sect1" text:name="feedback-form-38">
            <text:p text:style-name="P400"/>
          </text:section>
        </text:section>
        <text:section text:style-name="Sect1" text:name="fda994f881ffa085">
          <text:p text:style-name="P212"/>
          <text:section text:style-name="Sect1" text:name="user-query-content-39">
            <text:p text:style-name="P440">YAX </text:p>
          </text:section>
          <text:p text:style-name="P400">Tampilkan alur berpikir</text:p>
          <text:section text:style-name="Sect2" text:name="model-response-message-contentr_fda994f881ffa085">
            <text:p text:style-name="Text_20_body"><text:span text:style-name="T1">Baik, saya lanjutkan (Jumat, 25 April 2025, 14:57 WIB di Tapak Tuan, Aceh). Setelah melihat semua teknologi canggih yang menjanjikan, ada satu langkah krusial terakhir yang seringkali paling lama dan paling sulit: membawanya </text:span><text:span text:style-name="Strong_20_Emphasis"><text:span text:style-name="T1">Dari Laboratorium ke Manusia</text:span></text:span><text:span text:style-name="T1"> melalui </text:span><text:span text:style-name="Strong_20_Emphasis"><text:span text:style-name="T1">Uji Klinis</text:span></text:span><text:span text:style-name="T1">.</text:span></text:p>
            <text:p text:style-name="P442"/>
            <text:p text:style-name="Text_20_body"><text:span text:style-name="Strong_20_Emphasis"><text:span text:style-name="T1">(Jawaban untuk Prompt Subbab 4.5)</text:span></text:span></text:p>
            <text:p text:style-name="Text_20_body"><text:span text:style-name="Strong_20_Emphasis"><text:span text:style-name="T1">Subbab 4.5: Dari Laboratorium ke Manusia: Tantangan Uji Klinis</text:span></text:span></text:p>
            <text:p text:style-name="Text_20_body"><text:span text:style-name="T1">Mungkin kamu berpikir, "Wah, kalau teknologinya sudah ada (sel punca, senolitik, dll.) dan hasilnya bagus di lab atau pada hewan, kenapa nggak langsung dipakai saja buat manusia?" Nah, sayangnya (atau untungnya demi keselamatan kita), prosesnya nggak semudah itu! Penemuan hebat di </text:span><text:soft-page-break/><text:span text:style-name="T1">laboratorium hanyalah </text:span><text:span text:style-name="Strong_20_Emphasis"><text:span text:style-name="T1">langkah paling awal</text:span></text:span><text:span text:style-name="T1"> dari sebuah perjalanan yang super panjang, berliku, mahal, dan seringkali penuh kegagalan sebelum sebuah terapi baru bisa benar-benar disetujui dan digunakan oleh masyarakat luas. Perjalanan ini namanya </text:span><text:span text:style-name="Strong_20_Emphasis"><text:span text:style-name="T1">Uji Klinis</text:span></text:span><text:span text:style-name="T1">.</text:span></text:p>
            <text:p text:style-name="Text_20_body"><text:span text:style-name="Strong_20_Emphasis"><text:span text:style-name="T1">Ujian Bertahap Demi Keamanan &amp; Manfaat</text:span></text:span></text:p>
            <text:p text:style-name="Text_20_body"><text:span text:style-name="T1">Setiap obat atau terapi baru harus melewati serangkaian 'ujian' ketat pada manusia untuk memastikan dua hal utama: </text:span><text:span text:style-name="Strong_20_Emphasis"><text:span text:style-name="T1">AMAN</text:span></text:span><text:span text:style-name="T1"> dan </text:span><text:span text:style-name="Strong_20_Emphasis"><text:span text:style-name="T1">BERMANFAAT</text:span></text:span><text:span text:style-name="T1">. Ujian ini dilakukan secara bertahap, biasanya dibagi menjadi beberapa fase:</text:span></text:p>
            <text:list xml:id="list2279283873639448790" text:style-name="L137">
              <text:list-item>
                <text:p text:style-name="P334"><text:span text:style-name="Strong_20_Emphasis"><text:span text:style-name="T1">Fase Pra-klinis:</text:span></text:span><text:span text:style-name="T1"> Sebelum diuji ke manusia, terapi harus diuji habis-habisan dulu di laboratorium (pada sel) dan pada hewan percobaan untuk melihat potensi awal dan tanda-tanda keamanannya. </text:span></text:p>
              </text:list-item>
              <text:list-item>
                <text:p text:style-name="P334"><text:span text:style-name="Strong_20_Emphasis"><text:span text:style-name="T1">Fase 1 (Uji Keamanan):</text:span></text:span><text:span text:style-name="T1"> Jika lolos pra-klinis, barulah diuji pada </text:span><text:span text:style-name="Strong_20_Emphasis"><text:span text:style-name="T1">sedikit</text:span></text:span><text:span text:style-name="T1"> sukarelawan </text:span><text:span text:style-name="Strong_20_Emphasis"><text:span text:style-name="T1">sehat</text:span></text:span><text:span text:style-name="T1"> (biasanya puluhan orang). Tujuannya bukan cari tahu obatnya manjur atau tidak, tapi fokus utamanya adalah: Apakah terapi ini </text:span><text:span text:style-name="Strong_20_Emphasis"><text:span text:style-name="T1">aman</text:span></text:span><text:span text:style-name="T1">? Apa saja efek sampingnya? Berapa dosis maksimal yang bisa ditoleransi tubuh manusia? </text:span></text:p>
              </text:list-item>
              <text:list-item>
                <text:p text:style-name="P334"><text:span text:style-name="Strong_20_Emphasis"><text:span text:style-name="T1">Fase 2 (Uji Efektivitas Awal &amp; Dosis):</text:span></text:span><text:span text:style-name="T1"> Jika Fase 1 aman, lanjut diuji pada kelompok </text:span><text:span text:style-name="Strong_20_Emphasis"><text:span text:style-name="T1">pasien</text:span></text:span><text:span text:style-name="T1"> (yang punya kondisi/penyakit target) yang lebih besar (puluhan hingga ratusan). Tujuannya: Apakah terapi ini menunjukkan </text:span><text:span text:style-name="Strong_20_Emphasis"><text:span text:style-name="T1">tanda-tanda awal bisa bekerja</text:span></text:span><text:span text:style-name="T1"> (efektivitas)? Berapa dosis yang paling pas? Bagaimana keamanannya pada pasien? </text:span></text:p>
              </text:list-item>
              <text:list-item>
                <text:p text:style-name="P334"><text:span text:style-name="Strong_20_Emphasis"><text:span text:style-name="T1">Fase 3 (Uji Efektivitas Skala Besar):</text:span></text:span><text:span text:style-name="T1"> Ini ujian paling besar dan paling penting. Terapi diuji pada </text:span><text:span text:style-name="Strong_20_Emphasis"><text:span text:style-name="T1">ribuan</text:span></text:span><text:span text:style-name="T1"> pasien, seringkali dibandingkan langsung dengan obat standar yang sudah ada atau dengan plasebo (obat 'kosong' tanpa zat aktif). Tujuannya: Membuktikan secara statistik bahwa terapi baru ini </text:span><text:span text:style-name="Strong_20_Emphasis"><text:span text:style-name="T1">benar-benar efektif dan manfaatnya lebih besar daripada risikonya</text:span></text:span><text:span text:style-name="T1"> dibandingkan pilihan lain. Fase ini butuh waktu lama dan biaya sangat besar. </text:span></text:p>
              </text:list-item>
              <text:list-item>
                <text:p text:style-name="P334"><text:span text:style-name="Strong_20_Emphasis"><text:span text:style-name="T1">Persetujuan Badan Regulator:</text:span></text:span><text:span text:style-name="T1"> Jika Fase 3 sukses besar, barulah semua data penelitian (ribuan halaman!) diajukan ke badan pengawas obat seperti BPOM (di Indonesia) atau FDA (di Amerika) untuk ditinjau secara super ketat. Jika disetujui, barulah obat/terapi itu boleh dipasarkan. </text:span></text:p>
              </text:list-item>
              <text:list-item>
                <text:p text:style-name="P127"><text:span text:style-name="Strong_20_Emphasis"><text:span text:style-name="T1">Fase 4 (Pengawasan Setelah Pemasaran):</text:span></text:span><text:span text:style-name="T1"> Meskipun sudah </text:span><text:soft-page-break/><text:span text:style-name="T1">beredar, keamanan obat/terapi terus dipantau untuk melihat efek samping jangka panjang yang mungkin baru muncul setelah dipakai oleh lebih banyak orang. </text:span></text:p>
              </text:list-item>
            </text:list>
            <text:p text:style-name="Text_20_body"><text:span text:style-name="Strong_20_Emphasis"><text:span text:style-name="T1">Kenapa Lama Banget (Bisa 10 Tahun Lebih!) &amp; Mahal?</text:span></text:span></text:p>
            <text:p text:style-name="Text_20_body"><text:span text:style-name="T1">Proses ini memang dirancang untuk sangat hati-hati. Prioritas nomor satu adalah </text:span><text:span text:style-name="Strong_20_Emphasis"><text:span text:style-name="T1">keselamatan pasien</text:span></text:span><text:span text:style-name="T1">. Kita tidak mau kan, obat baru yang belum teruji malah membahayakan banyak orang? Proses ini butuh waktu lama karena harus merekrut ribuan pasien yang memenuhi kriteria, memantau mereka dengan teliti (kadang bertahun-tahun), mengumpulkan dan menganalisis data yang sangat kompleks. Biayanya bisa mencapai triliunan rupiah untuk satu jenis obat baru!</text:span></text:p>
            <text:p text:style-name="Text_20_body"><text:span text:style-name="Strong_20_Emphasis"><text:span text:style-name="T1">Tantangan Ekstra untuk Terapi 'Anti-Penuaan'</text:span></text:span></text:p>
            <text:p text:style-name="Text_20_body"><text:span text:style-name="T1">Nah, kalau menguji obat untuk penyakit biasa saja sudah susah, menguji terapi yang tujuannya 'melawan penuaan' itu </text:span><text:span text:style-name="Strong_20_Emphasis"><text:span text:style-name="T1">lebih rumit lagi</text:span></text:span><text:span text:style-name="T1">:</text:span></text:p>
            <text:list xml:id="list8037926989006657364" text:style-name="L138">
              <text:list-item>
                <text:p text:style-name="P335"><text:span text:style-name="Strong_20_Emphasis"><text:span text:style-name="T1">Mengukur 'Penuaan' Itu Susah:</text:span></text:span><text:span text:style-name="T1"> Bagaimana cara kita tahu kalau sebuah terapi benar-benar 'memperlambat penuaan' dalam waktu singkat? Penuaan itu proses lambat. Kita butuh </text:span><text:span text:style-name="Emphasis"><text:span text:style-name="T1">biomarker</text:span></text:span><text:span text:style-name="T1"> (penanda biologis) penuaan yang akurat dan bisa diukur dengan cepat, dan ini masih terus dikembangkan. </text:span></text:p>
              </text:list-item>
              <text:list-item>
                <text:p text:style-name="P335"><text:span text:style-name="Strong_20_Emphasis"><text:span text:style-name="T1">Butuh Waktu Super Lama:</text:span></text:span><text:span text:style-name="T1"> Idealnya, untuk membuktikan obat anti-penuaan benar-benar memperpanjang umur atau mencegah penyakit tua, uji klinisnya harus diikuti selama puluhan tahun! Ini sangat tidak praktis. </text:span></text:p>
              </text:list-item>
              <text:list-item>
                <text:p text:style-name="P335"><text:span text:style-name="Strong_20_Emphasis"><text:span text:style-name="T1">Etika Uji pada Orang Sehat:</text:span></text:span><text:span text:style-name="T1"> Kebanyakan terapi anti-penuaan ditujukan untuk pencegahan pada orang yang masih sehat. Menguji obat baru (yang pasti ada risikonya) pada orang sehat untuk manfaat jangka panjang menimbulkan pertanyaan etis tersendiri. </text:span></text:p>
              </text:list-item>
              <text:list-item>
                <text:p text:style-name="P128"><text:span text:style-name="Strong_20_Emphasis"><text:span text:style-name="T1">Penuaan Bukan 'Penyakit' Resmi:</text:span></text:span><text:span text:style-name="T1"> Seperti dibahas di Bab 2.3, karena penuaan belum dianggap penyakit oleh badan regulator, sulit sekali mendapat izin untuk menguji obat yang targetnya langsung 'anti-penuaan'. Makanya sering diuji untuk penyakit spesifik terkait usia. </text:span></text:p>
              </text:list-item>
            </text:list>
            <text:p text:style-name="Text_20_body"><text:span text:style-name="Strong_20_Emphasis"><text:span text:style-name="T1">Kesimpulan:</text:span></text:span><text:span text:style-name="T1"> Jadi, kalau kamu baca berita tentang penemuan 'obat awet muda' yang keren di laboratorium, ingatlah bahwa itu baru langkah paling </text:span><text:soft-page-break/><text:span text:style-name="T1">awal. Perjalanan dari lab ke apotek atau rumah sakit itu sangat panjang dan penuh ujian. Kita perlu bersabar dan menghargai proses uji klinis yang ketat ini, karena tujuannya adalah memastikan semua inovasi hebat itu benar-benar aman dan membawa manfaat nyata bagi kita semua.</text:span></text:p>
            <text:p text:style-name="P442"/>
            <text:p text:style-name="Text_20_body"><text:span text:style-name="Strong_20_Emphasis"><text:span text:style-name="T1">[Tips Tambahan yang Digunakan:]</text:span></text:span></text:p>
            <text:list xml:id="list5091963885866725605" text:style-name="L139">
              <text:list-item>
                <text:p text:style-name="P336"><text:span text:style-name="Strong_20_Emphasis"><text:span text:style-name="T1">Menjelaskan Proses Bertahap:</text:span></text:span><text:span text:style-name="T1"> Menguraikan fase-fase uji klinis dengan fokus pada tujuan masing-masing fase secara sederhana. </text:span></text:p>
              </text:list-item>
              <text:list-item>
                <text:p text:style-name="P336"><text:span text:style-name="Strong_20_Emphasis"><text:span text:style-name="T1">Menjelaskan Alasan (Why):</text:span></text:span><text:span text:style-name="T1"> Menjelaskan mengapa prosesnya lama dan mahal (fokus pada keamanan). </text:span></text:p>
              </text:list-item>
              <text:list-item>
                <text:p text:style-name="P336"><text:span text:style-name="Strong_20_Emphasis"><text:span text:style-name="T1">Menyoroti Tantangan Spesifik:</text:span></text:span><text:span text:style-name="T1"> Menguraikan kesulitan ekstra dalam menguji terapi anti-penuaan (pengukuran, durasi, etika, klasifikasi). </text:span></text:p>
              </text:list-item>
              <text:list-item>
                <text:p text:style-name="P336"><text:span text:style-name="Strong_20_Emphasis"><text:span text:style-name="T1">Mengelola Ekspektasi:</text:span></text:span><text:span text:style-name="T1"> Memberikan perspektif realistis tentang waktu yang dibutuhkan dari penemuan ke aplikasi. </text:span></text:p>
              </text:list-item>
              <text:list-item>
                <text:p text:style-name="P129"><text:span text:style-name="Strong_20_Emphasis"><text:span text:style-name="T1">Menekankan Keamanan:</text:span></text:span><text:span text:style-name="T1"> Menggarisbawahi prioritas keselamatan pasien dalam uji klinis. </text:span></text:p>
              </text:list-item>
            </text:list>
            <text:p text:style-name="Text_20_body"><text:span text:style-name="Strong_20_Emphasis"><text:span text:style-name="T1">[Prompt untuk Ilustrasi Gambar (Opsional)]</text:span></text:span></text:p>
            <text:list xml:id="list6613550559292005875" text:style-name="L140">
              <text:list-item>
                <text:p text:style-name="P130"><text:span text:style-name="Strong_20_Emphasis"><text:span text:style-name="T1">Saran Prompt Gambar:</text:span></text:span><text:span text:style-name="T1"> "Gambarkan sebuah jalur 'lintasan lari' yang sangat panjang dan berliku dari sebuah 'Laboratorium' menuju sebuah 'Apotek/Rumah Sakit'. Di sepanjang lintasan itu ada pos-pos bertuliskan 'Uji Pra-Klinis (Hewan)', 'Fase 1 (Keamanan)', 'Fase 2 (Dosis &amp; Efek Awal)', 'Fase 3 (Bukti Manfaat Skala Besar)', 'Persetujuan BPOM/FDA'. Tunjukkan banyak 'rintangan' di sepanjang jalur (misal: tanda seru, tanda bahaya, grafik data yang rumit, simbol biaya '$'). Beri judul 'Jalan Panjang Uji Klinis: Dari Lab ke Pasien'." </text:span></text:p>
              </text:list-item>
            </text:list>
            <text:p text:style-name="P442"/>
            <text:p text:style-name="P212">Saya akan menunggu perintah Anda ("YAX" atau "lanjut") untuk melanjutkan ke prompt berikutnya (Pengantar Bab 5).</text:p>
          </text:section>
          <text:section text:style-name="Sect1" text:name="feedback-form-39">
            <text:p text:style-name="P400"/>
          </text:section>
        </text:section>
        <text:section text:style-name="Sect1" text:name="4ac32a97646fca7e">
          <text:p text:style-name="P212"/>
          <text:section text:style-name="Sect1" text:name="user-query-content-40">
            <text:p text:style-name="P440">YAX </text:p>
          </text:section>
          <text:p text:style-name="P400">Tampilkan alur berpikir</text:p>
          <text:section text:style-name="Sect2" text:name="model-response-message-contentr_4ac32a97646fca7e">
            <text:p text:style-name="Text_20_body"><text:soft-page-break/><text:span text:style-name="T1">Baik, saya lanjutkan (Jumat, 25 April 2025, 15:12 WIB di Tapak Tuan, Aceh). Kita tinggalkan sejenak laboratorium canggih dan robot nano, mari kita kembali ke dunia nyata di </text:span><text:span text:style-name="Strong_20_Emphasis"><text:span text:style-name="T1">Pengantar Bab 5</text:span></text:span><text:span text:style-name="T1">.</text:span></text:p>
            <text:p text:style-name="P442"/>
            <text:p text:style-name="Text_20_body"><text:span text:style-name="Strong_20_Emphasis"><text:span text:style-name="T1">(Jawaban untuk Prompt Pengantar Bab 5)</text:span></text:span></text:p>
            <text:p text:style-name="Text_20_body"><text:span text:style-name="Strong_20_Emphasis"><text:span text:style-name="T1">Bab 5: Bukan Hanya Teknologi: Gaya Hidup dan Awet Muda</text:span></text:span></text:p>
            <text:p text:style-name="P212">Di bab sebelumnya, kita sudah mengintip berbagai teknologi super canggih yang mungkin suatu hari nanti bisa membantu kita hidup lebih lama dan lebih sehat. Keren banget ya membayangkannya! Mulai dari sel punca yang bisa memperbaiki jaringan, obat pembasmi 'sel zombie', sampai potensi nanoteknologi dan cetak organ. Rasanya masa depan terlihat menjanjikan!</text:p>
            <text:p text:style-name="Text_20_body"><text:span text:style-name="Emphasis"><text:span text:style-name="T1">Tapi</text:span></text:span><text:span text:style-name="T1">, mungkin kamu berpikir, "Itu semua kan masih perlu waktu lama, risetnya rumit, uji klinisnya panjang, belum tentu juga berhasil atau terjangkau buat semua orang." Kamu benar sekali! Lalu, apakah kita cuma bisa pasrah duduk manis menunggu 'obat ajaib' dari masa depan datang?</text:span></text:p>
            <text:p text:style-name="Text_20_body"><text:span text:style-name="Strong_20_Emphasis"><text:span text:style-name="T1">Kabar super baiknya: TIDAK!</text:span></text:span><text:span text:style-name="T1"> Kamu nggak perlu menunggu puluhan tahun atau jadi miliarder untuk mulai 'berinvestasi' pada kesehatan dan umur panjangmu. Ternyata, 'obat awet muda' yang paling ampuh dan sudah terbukti sebagian besar </text:span><text:span text:style-name="Strong_20_Emphasis"><text:span text:style-name="T1">sudah ada di tanganmu sendiri saat ini juga!</text:span></text:span><text:span text:style-name="T1"> Kekuatan terbesar untuk memengaruhi seberapa lama dan seberapa sehat kita hidup justru terletak pada </text:span><text:span text:style-name="Strong_20_Emphasis"><text:span text:style-name="T1">pilihan gaya hidup</text:span></text:span><text:span text:style-name="T1"> yang kita buat setiap hari.</text:span></text:p>
            <text:p text:style-name="P212">Jadi, di Bab 5 ini, kita akan 'membumi'. Kita akan bergeser dari laboratorium futuristik ke dapur, lapangan olahraga, kamar tidur, dan pikiran kita sendiri. Kita akan belajar langsung dari 'ahli' umur panjang sesungguhnya—yaitu komunitas-komunitas di berbagai belahan dunia yang warganya terbukti hidup paling lama dan paling sehat. Kita juga akan menggali sains di balik 'resep' awet muda yang sebenarnya relatif sederhana dan bisa kita mulai terapkan sekarang juga:</text:p>
            <text:list xml:id="list8647765203007320563" text:style-name="L141">
              <text:list-item>
                <text:p text:style-name="P422">Apa rahasia orang-orang di 'Zona Biru' yang bisa hidup sehat sampai 100 tahun? </text:p>
              </text:list-item>
              <text:list-item>
                <text:p text:style-name="P422">Makanan apa saja yang jadi 'BBM super' buat tubuh kita biar awet? </text:p>
              </text:list-item>
              <text:list-item>
                <text:p text:style-name="P422">Kenapa bergerak aktif itu ibarat 'obat' paling mujarab? </text:p>
              </text:list-item>
              <text:list-item>
                <text:p text:style-name="P226"><text:soft-page-break/>Bagaimana tidur cukup dan mengelola stres bisa jadi kunci 'merawat' jam biologis kita? </text:p>
              </text:list-item>
            </text:list>
            <text:p text:style-name="Text_20_body"><text:span text:style-name="T1">Bab ini bertujuan memberdayakan kamu! Menunjukkan bahwa kamu punya peran </text:span><text:span text:style-name="Emphasis"><text:span text:style-name="T1">aktif</text:span></text:span><text:span text:style-name="T1"> dan </text:span><text:span text:style-name="Emphasis"><text:span text:style-name="T1">kontrol</text:span></text:span><text:span text:style-name="T1"> yang signifikan terhadap masa depan kesehatanmu, nggak peduli apa 'warisan' genetikmu atau kapan teknologi canggih akan benar-benar hadir. Yuk, kita temukan 'obat awet muda' yang bisa kita akses hari ini!</text:span></text:p>
            <text:p text:style-name="P442"/>
            <text:p text:style-name="Text_20_body"><text:span text:style-name="Strong_20_Emphasis"><text:span text:style-name="T1">[Tips Tambahan yang Digunakan:]</text:span></text:span></text:p>
            <text:list xml:id="list1908136694261738408" text:style-name="L142">
              <text:list-item>
                <text:p text:style-name="P337"><text:span text:style-name="Strong_20_Emphasis"><text:span text:style-name="T1">Kontras &amp; Transisi:</text:span></text:span><text:span text:style-name="T1"> Membuat perbedaan jelas antara fokus teknologi Bab 4 dengan fokus gaya hidup Bab 5. </text:span></text:p>
              </text:list-item>
              <text:list-item>
                <text:p text:style-name="P337"><text:span text:style-name="Strong_20_Emphasis"><text:span text:style-name="T1">Pemberdayaan Pembaca:</text:span></text:span><text:span text:style-name="T1"> Menekankan agensi dan kontrol pembaca atas kesehatan mereka saat ini ("sudah ada di tanganmu", "peran aktif", "kontrol signifikan"). </text:span></text:p>
              </text:list-item>
              <text:list-item>
                <text:p text:style-name="P337"><text:span text:style-name="Strong_20_Emphasis"><text:span text:style-name="T1">Praktis &amp; Membumi:</text:span></text:span><text:span text:style-name="T1"> Menjelaskan bahwa bab ini akan fokus pada hal-hal yang bisa dilakukan sekarang dan relevan dengan kehidupan sehari-hari. </text:span></text:p>
              </text:list-item>
              <text:list-item>
                <text:p text:style-name="P337"><text:span text:style-name="Strong_20_Emphasis"><text:span text:style-name="T1">Roadmap:</text:span></text:span><text:span text:style-name="T1"> Memberikan preview topik gaya hidup yang akan dibahas (Zona Biru, diet, olahraga, tidur, stres). </text:span></text:p>
              </text:list-item>
              <text:list-item>
                <text:p text:style-name="P131"><text:span text:style-name="Strong_20_Emphasis"><text:span text:style-name="T1">Menghubungkan ke Bab Sebelumnya:</text:span></text:span><text:span text:style-name="T1"> Mengakui potensi teknologi tapi menawarkan alternatif/pelengkap yang bisa dilakukan saat ini. </text:span></text:p>
              </text:list-item>
            </text:list>
            <text:p text:style-name="Text_20_body"><text:span text:style-name="Strong_20_Emphasis"><text:span text:style-name="T1">[Prompt untuk Ilustrasi Gambar (Opsional)]</text:span></text:span></text:p>
            <text:list xml:id="list5290216214148241039" text:style-name="L143">
              <text:list-item>
                <text:p text:style-name="P132"><text:span text:style-name="Strong_20_Emphasis"><text:span text:style-name="T1">Saran Prompt Gambar:</text:span></text:span><text:span text:style-name="T1"> "Gambarkan siluet seorang remaja yang berdiri di persimpangan jalan. Satu jalan mengarah ke 'Laboratorium Futuristik' dengan ikon teknologi canggih (robot, DNA helix bersinar). Jalan lainnya mengarah ke pemandangan 'Kehidupan Sehat' dengan ikon gaya hidup (buah-sayur, orang bersepeda, orang tidur nyenyak, simbol hati tenang). Remaja tersebut terlihat memilih jalan 'Kehidupan Sehat' dengan senyum percaya diri. Judul: 'Masa Depan Kesehatanmu: Teknologi Menunggu, Gaya Hidup Dimulai Hari Ini!'" </text:span></text:p>
              </text:list-item>
            </text:list>
            <text:p text:style-name="P442"/>
            <text:p text:style-name="P212">Saya akan menunggu perintah Anda ("YAX" atau "lanjut") untuk melanjutkan ke prompt berikutnya (Subbab 5.1: Rahasia Zona Biru (Blue Zones): <text:soft-page-break/>Pelajaran dari Komunitas Berumur Panjang).</text:p>
          </text:section>
          <text:section text:style-name="Sect1" text:name="feedback-form-40">
            <text:p text:style-name="P400"/>
          </text:section>
        </text:section>
        <text:section text:style-name="Sect1" text:name="e1cb55bc7637a6e5">
          <text:p text:style-name="P212"/>
          <text:section text:style-name="Sect1" text:name="user-query-content-41">
            <text:p text:style-name="P440">YAX </text:p>
          </text:section>
          <text:p text:style-name="P400">Tampilkan alur berpikir</text:p>
          <text:section text:style-name="Sect2" text:name="model-response-message-contentr_e1cb55bc7637a6e5">
            <text:p text:style-name="Text_20_body"><text:span text:style-name="T1">Baik, saya lanjutkan (Jumat, 25 April 2025, 15:41 WIB di Tapak Tuan, Aceh). Mari kita mulai belajar dari 'laboratorium kehidupan nyata' tentang umur panjang di </text:span><text:span text:style-name="Strong_20_Emphasis"><text:span text:style-name="T1">Subbab 5.1: Rahasia Zona Biru (Blue Zones): Pelajaran dari Komunitas Berumur Panjang</text:span></text:span><text:span text:style-name="T1">.</text:span></text:p>
            <text:p text:style-name="P442"/>
            <text:p text:style-name="Text_20_body"><text:span text:style-name="Strong_20_Emphasis"><text:span text:style-name="T1">(Jawaban untuk Prompt Subbab 5.1)</text:span></text:span></text:p>
            <text:p text:style-name="Text_20_body"><text:span text:style-name="Strong_20_Emphasis"><text:span text:style-name="T1">Subbab 5.1: Rahasia Zona Biru (Blue Zones): Pelajaran dari Komunitas Berumur Panjang</text:span></text:span></text:p>
            <text:p text:style-name="Text_20_body"><text:span text:style-name="T1">Bayangkan ada tempat-tempat di dunia ini di mana hidup sampai usia 90 atau bahkan 100 tahun dengan kondisi sehat dan aktif itu bukan hal aneh, tapi justru lumrah terjadi. Tempat-tempat 'ajaib' ini benar-benar ada, lho! Seorang peneliti dan penulis bernama Dan Buettner bersama timnya berkeliling dunia untuk mencari wilayah-wilayah dengan konsentrasi orang berumur panjang (centenarian) tertinggi di dunia. Mereka menandai area-area ini di peta dengan lingkaran biru, dan lahirlah istilah </text:span><text:span text:style-name="Strong_20_Emphasis"><text:span text:style-name="T1">Zona Biru (Blue Zones)</text:span></text:span><text:span text:style-name="T1">.</text:span></text:p>
            <text:p text:style-name="P212">Beberapa Zona Biru yang paling terkenal adalah:</text:p>
            <text:list xml:id="list8038873336738899450" text:style-name="L144">
              <text:list-item>
                <text:p text:style-name="P338"><text:span text:style-name="Strong_20_Emphasis"><text:span text:style-name="T1">Okinawa, Jepang:</text:span></text:span><text:span text:style-name="T1"> Pulau di selatan Jepang yang terkenal dengan wanita berumur panjangnya. </text:span></text:p>
              </text:list-item>
              <text:list-item>
                <text:p text:style-name="P338"><text:span text:style-name="Strong_20_Emphasis"><text:span text:style-name="T1">Sardinia, Italia:</text:span></text:span><text:span text:style-name="T1"> Daerah pegunungan di pulau Italia ini punya konsentrasi pria centenarian tertinggi. </text:span></text:p>
              </text:list-item>
              <text:list-item>
                <text:p text:style-name="P338"><text:span text:style-name="Strong_20_Emphasis"><text:span text:style-name="T1">Nicoya, Kosta Rika:</text:span></text:span><text:span text:style-name="T1"> Semenanjung di Amerika Tengah di mana penduduknya punya risiko penyakit jantung dan kanker yang rendah. </text:span></text:p>
              </text:list-item>
              <text:list-item>
                <text:p text:style-name="P338"><text:span text:style-name="Strong_20_Emphasis"><text:span text:style-name="T1">Ikaria, Yunani:</text:span></text:span><text:span text:style-name="T1"> Pulau di Laut Aegea dengan tingkat demensia (pikun) yang sangat rendah di usia tua. </text:span></text:p>
              </text:list-item>
              <text:list-item>
                <text:p text:style-name="P133"><text:span text:style-name="Strong_20_Emphasis"><text:span text:style-name="T1">Loma Linda, California, USA:</text:span></text:span><text:span text:style-name="T1"> Komunitas penganut Gereja Masehi Advent Hari Ketujuh yang hidup rata-rata 10 tahun lebih lama dari rata-rata orang Amerika. </text:span></text:p>
              </text:list-item>
            </text:list>
            <text:p text:style-name="Text_20_body"><text:soft-page-break/><text:span text:style-name="Strong_20_Emphasis"><text:span text:style-name="T1">Apa Sih Rahasia Mereka?</text:span></text:span></text:p>
            <text:p text:style-name="Text_20_body"><text:span text:style-name="T1">Yang bikin Zona Biru ini super menarik adalah: umur panjang penduduknya ternyata </text:span><text:span text:style-name="Strong_20_Emphasis"><text:span text:style-name="T1">bukan</text:span></text:span><text:span text:style-name="T1"> karena mereka punya gen super spesial (meskipun genetika tetap berperan sedikit) atau akses ke rumah sakit super canggih. Rahasia mereka terletak pada </text:span><text:span text:style-name="Strong_20_Emphasis"><text:span text:style-name="T1">gaya hidup tradisional dan lingkungan</text:span></text:span><text:span text:style-name="T1"> yang mereka jalani secara turun-temurun dan konsisten sepanjang hidup mereka!</text:span></text:p>
            <text:p text:style-name="Text_20_body"><text:span text:style-name="T1">Dan Buettner dan timnya mengidentifikasi ada </text:span><text:span text:style-name="Strong_20_Emphasis"><text:span text:style-name="T1">9 kesamaan gaya hidup (Power 9)</text:span></text:span><text:span text:style-name="T1"> yang jadi benang merah di semua Zona Biru ini:</text:span></text:p>
            <text:list xml:id="list1045257679509707593" text:style-name="L145">
              <text:list-item>
                <text:p text:style-name="P339"><text:span text:style-name="Strong_20_Emphasis"><text:span text:style-name="T1">Bergerak Secara Alami (Move Naturally):</text:span></text:span><text:span text:style-name="T1"> Mereka nggak nge-gym atau lari maraton. Tapi hidup mereka penuh aktivitas fisik alami: berkebun sampai tua, jalan kaki ke pasar atau rumah tetangga (seringkali di medan naik-turun), melakukan pekerjaan rumah tangga tanpa banyak bantuan mesin. Tubuh mereka terus bergerak tanpa harus 'menyempatkan' olahraga khusus. </text:span></text:p>
              </text:list-item>
              <text:list-item>
                <text:p text:style-name="P339"><text:span text:style-name="Strong_20_Emphasis"><text:span text:style-name="T1">Punya Tujuan Hidup (Purpose / 'Ikigai' / 'Plan de Vida'):</text:span></text:span><text:span text:style-name="T1"> Mereka tahu alasan mereka bangun di pagi hari. Punya tujuan hidup, entah itu merawat cucu, mengurus kebun, atau punya peran dalam komunitas, terbukti bisa menambah usia harapan hidup. </text:span></text:p>
              </text:list-item>
              <text:list-item>
                <text:p text:style-name="P339"><text:span text:style-name="Strong_20_Emphasis"><text:span text:style-name="T1">Punya Rutinitas Lepas Stres (Down Shift):</text:span></text:span><text:span text:style-name="T1"> Semua orang pasti stres, tapi orang di Zona Biru punya cara rutin untuk 'mendinginkan mesin'. Misalnya, orang Okinawa meluangkan waktu mengenang leluhur, orang Ikaria biasa tidur siang, orang Sardinia kumpul santai sore hari (semacam 'happy hour' sehat), orang Advent berdoa. Kuncinya di </text:span><text:span text:style-name="Emphasis"><text:span text:style-name="T1">rutinitas</text:span></text:span><text:span text:style-name="T1">. </text:span></text:p>
              </text:list-item>
              <text:list-item>
                <text:p text:style-name="P339"><text:span text:style-name="Strong_20_Emphasis"><text:span text:style-name="T1">Makan Berhenti Sebelum Kenyang (80% Rule / 'Hara Hachi Bu'):</text:span></text:span><text:span text:style-name="T1"> Ini mantra orang Okinawa. Mereka berhenti makan saat perut terasa 80% kenyang. Jeda 20% sebelum benar-benar 'begah' ini membantu mereka tidak makan berlebihan dan menjaga berat badan ideal. Mereka juga cenderung makan porsi terkecil di sore/malam hari. </text:span></text:p>
              </text:list-item>
              <text:list-item>
                <text:p text:style-name="P339"><text:span text:style-name="Strong_20_Emphasis"><text:span text:style-name="T1">Pola Makan Condong ke Nabati (Plant Slant):</text:span></text:span><text:span text:style-name="T1"> Ini kunci penting! Makanan utama mereka berasal dari tumbuh-tumbuhan: banyak sayuran (terutama dari kebun sendiri), buah-buahan, kacang-kacangan (jadi sumber protein utama), biji-bijian utuh. Daging (biasanya babi atau kambing) hanya dimakan sesekali (rata-rata 5 </text:span><text:soft-page-break/><text:span text:style-name="T1">kali sebulan) dalam porsi kecil, lebih sebagai 'penyedap' atau saat perayaan. Contoh: Ubi ungu adalah makanan pokok orang Okinawa tua. </text:span></text:p>
              </text:list-item>
              <text:list-item>
                <text:p text:style-name="P339"><text:span text:style-name="Strong_20_Emphasis"><text:span text:style-name="T1">Minum Anggur Secukupnya (Wine @ 5 - </text:span></text:span><text:span text:style-name="Strong_20_Emphasis"><text:span text:style-name="Emphasis"><text:span text:style-name="T1">Perlu Konteks Hati-hati</text:span></text:span></text:span><text:span text:style-name="Strong_20_Emphasis"><text:span text:style-name="T1">):</text:span></text:span><text:span text:style-name="T1"> Di sebagian besar Zona Biru (kecuali Loma Linda yang berpantang alkohol), minum anggur merah (terutama jenis lokal yang kaya antioksidan seperti Cannonau di Sardinia) 1-2 gelas kecil per hari saat makan atau bersosialisasi adalah hal biasa. </text:span><text:span text:style-name="Strong_20_Emphasis"><text:span text:style-name="T1">TAPI INGAT!</text:span></text:span><text:span text:style-name="T1"> Ini </text:span><text:span text:style-name="Emphasis"><text:span text:style-name="T1">tidak</text:span></text:span><text:span text:style-name="T1"> berlaku untuk remaja karena alkohol berbahaya bagi perkembangan otak. Mungkin pelajaran yang bisa diambil adalah aspek sosial dari minum bersama atau manfaat antioksidan (yang juga bisa didapat dari sumber lain seperti buah beri). </text:span></text:p>
              </text:list-item>
              <text:list-item>
                <text:p text:style-name="P339"><text:span text:style-name="Strong_20_Emphasis"><text:span text:style-name="T1">Lingkaran Sosial yang Mendukung (Right Tribe):</text:span></text:span><text:span text:style-name="T1"> Mereka hidup dalam komunitas atau punya kelompok teman dekat yang saling mendukung kebiasaan hidup sehat. Kalau teman-temanmu suka makan sehat dan aktif, kamu cenderung ikut-ikutan, kan? </text:span></text:p>
              </text:list-item>
              <text:list-item>
                <text:p text:style-name="P339"><text:span text:style-name="Strong_20_Emphasis"><text:span text:style-name="T1">Ikut dalam Komunitas (Belong):</text:span></text:span><text:span text:style-name="T1"> Sebagian besar penduduk Zona Biru tergabung dalam komunitas berbasis kepercayaan atau keagamaan. Ikut dalam komunitas ini memberikan dukungan sosial dan mengurangi stres. </text:span></text:p>
              </text:list-item>
              <text:list-item>
                <text:p text:style-name="P134"><text:span text:style-name="Strong_20_Emphasis"><text:span text:style-name="T1">Keluarga Jadi Prioritas (Loved Ones First):</text:span></text:span><text:span text:style-name="T1"> Mereka sangat menghargai hubungan keluarga. Tinggal berdekatan dengan orang tua atau kakek-nenek, berkomitmen pada pasangan, dan mencurahkan waktu untuk anak-anak adalah hal penting. </text:span></text:p>
              </text:list-item>
            </text:list>
            <text:p text:style-name="Text_20_body"><text:span text:style-name="Strong_20_Emphasis"><text:span text:style-name="T1">Pelajaran Berharga untuk Kita</text:span></text:span></text:p>
            <text:p text:style-name="P212">Meskipun kita hidup di zaman modern yang serba cepat dan berbeda, banyak pelajaran dari Zona Biru yang bisa kita coba adaptasi: lebih banyak bergerak alami, cari tujuan hidupmu, temukan cara sehat lepas stres, perbanyak makan sayur dan kacang, kurangi daging dan makanan olahan, jaga hubungan baik dengan keluarga dan teman yang positif.</text:p>
            <text:p text:style-name="P212">Zona Biru adalah bukti hidup bahwa umur panjang yang sehat dan bahagia itu bukanlah mitos. Kuncinya bukan pada pil ajaib, tapi pada gaya hidup seimbang yang dijalani secara konsisten, bersama-sama dengan orang-orang terkasih dalam lingkungan yang mendukung.</text:p>
            <text:p text:style-name="P442"/>
            <text:p text:style-name="Text_20_body"><text:soft-page-break/><text:span text:style-name="Strong_20_Emphasis"><text:span text:style-name="T1">[Tips Tambahan yang Digunakan:]</text:span></text:span></text:p>
            <text:list xml:id="list2207257676270149062" text:style-name="L146">
              <text:list-item>
                <text:p text:style-name="P340"><text:span text:style-name="Strong_20_Emphasis"><text:span text:style-name="T1">Studi Kasus Nyata:</text:span></text:span><text:span text:style-name="T1"> Menggunakan Blue Zones sebagai contoh konkret dan inspiratif. </text:span></text:p>
              </text:list-item>
              <text:list-item>
                <text:p text:style-name="P340"><text:span text:style-name="Strong_20_Emphasis"><text:span text:style-name="T1">Detail Spesifik:</text:span></text:span><text:span text:style-name="T1"> Menyebutkan nama lokasi, contoh makanan (ubi ungu), istilah lokal (Ikigai, Hara Hachi Bu), dan 9 pilar gaya hidup secara rinci. </text:span></text:p>
              </text:list-item>
              <text:list-item>
                <text:p text:style-name="P340"><text:span text:style-name="Strong_20_Emphasis"><text:span text:style-name="T1">Penjelasan Holistik:</text:span></text:span><text:span text:style-name="T1"> Menunjukkan bahwa umur panjang dipengaruhi kombinasi banyak faktor (fisik, mental, sosial, spiritual). </text:span></text:p>
              </text:list-item>
              <text:list-item>
                <text:p text:style-name="P340"><text:span text:style-name="Strong_20_Emphasis"><text:span text:style-name="T1">Relevansi untuk Remaja:</text:span></text:span><text:span text:style-name="T1"> Memberikan catatan khusus tentang alkohol dan mencoba menghubungkan prinsip dengan kehidupan remaja (pengaruh teman, tujuan hidup). </text:span></text:p>
              </text:list-item>
              <text:list-item>
                <text:p text:style-name="P135"><text:span text:style-name="Strong_20_Emphasis"><text:span text:style-name="T1">Pesan Adaptasi:</text:span></text:span><text:span text:style-name="T1"> Mendorong pembaca untuk mengadaptasi pelajaran ini dalam konteks modern. </text:span></text:p>
              </text:list-item>
            </text:list>
            <text:p text:style-name="Text_20_body"><text:span text:style-name="Strong_20_Emphasis"><text:span text:style-name="T1">[Prompt untuk Ilustrasi Gambar (Opsional)]</text:span></text:span></text:p>
            <text:list xml:id="list518609580925550342" text:style-name="L147">
              <text:list-item>
                <text:p text:style-name="P136"><text:span text:style-name="Strong_20_Emphasis"><text:span text:style-name="T1">Saran Prompt Gambar:</text:span></text:span><text:span text:style-name="T1"> "Buat Peta Dunia sederhana dengan menandai 5 lokasi Blue Zones (Okinawa, Sardinia, Nicoya, Ikaria, Loma Linda). Di sekitar peta, buat ikon-ikon kecil yang mewakili 9 pilar 'Power 9' (misal: orang berkebun, simbol tujuan/hati, orang tidur siang/berdoa, piring dengan 80% makanan, piring dominan sayur/kacang, (hati-hati dengan ikon wine, mungkin ganti gelas air/teh atau simbol sosial), ikon grup teman, ikon komunitas/gereja/masjid, ikon keluarga). Beri judul 'Zona Biru: Resep Umur Panjang dari Seluruh Dunia'." </text:span></text:p>
              </text:list-item>
            </text:list>
            <text:p text:style-name="P442"/>
            <text:p text:style-name="P212">Saya akan menunggu perintah Anda ("YAX" atau "lanjut") untuk melanjutkan ke prompt berikutnya (Subbab 5.2: Makanan untuk Kehidupan Panjang: Nutrisi dan Anti-Penuaan).</text:p>
          </text:section>
          <text:section text:style-name="Sect1" text:name="feedback-form-41">
            <text:p text:style-name="P400"/>
          </text:section>
        </text:section>
        <text:section text:style-name="Sect1" text:name="6a6398e4d1fc6099">
          <text:p text:style-name="P212"/>
          <text:section text:style-name="Sect1" text:name="user-query-content-42">
            <text:p text:style-name="P440">YAX </text:p>
          </text:section>
          <text:p text:style-name="P400">Tampilkan alur berpikir</text:p>
          <text:section text:style-name="Sect2" text:name="model-response-message-contentr_6a6398e4d1fc6099">
            <text:p text:style-name="Text_20_body"><text:span text:style-name="T1">Baik, saya lanjutkan (Jumat, 25 April 2025, 15:52 WIB di Banda Aceh). Mari kita bahas lebih dalam tentang 'bahan bakar' untuk umur panjang di </text:span><text:soft-page-break/><text:span text:style-name="Strong_20_Emphasis"><text:span text:style-name="T1">Subbab 5.2: Makanan untuk Kehidupan Panjang: Nutrisi dan Anti-Penuaan</text:span></text:span><text:span text:style-name="T1">.</text:span></text:p>
            <text:p text:style-name="P442"/>
            <text:p text:style-name="Text_20_body"><text:span text:style-name="Strong_20_Emphasis"><text:span text:style-name="T1">(Jawaban untuk Prompt Subbab 5.2)</text:span></text:span></text:p>
            <text:p text:style-name="Text_20_body"><text:span text:style-name="Strong_20_Emphasis"><text:span text:style-name="T1">Subbab 5.2: Makanan untuk Kehidupan Panjang: Nutrisi dan Anti-Penuaan</text:span></text:span></text:p>
            <text:p text:style-name="P212">Kamu pasti sering dengar pepatah "You are what you eat" (Kamu adalah apa yang kamu makan). Ternyata, ini bukan sekadar omong kosong, lho! Makanan yang kita masukkan ke tubuh setiap hari benar-benar jadi 'bahan bakar' sekaligus 'bahan bangunan' untuk triliunan sel kita. Kalau 'bahan bakar' dan 'bahan bangunan'-nya berkualitas bagus, 'mesin' tubuh kita bisa bekerja optimal, memperbaiki diri dengan baik, dan nggak gampang 'rusak'. Sebaliknya, kalau kita sering 'mengisi' tubuh dengan 'sampah', jangan heran kalau 'mesin'-nya cepat aus dan gampang sakit.</text:p>
            <text:p text:style-name="P212">Nutrisi dari makanan punya peran super penting dalam memengaruhi proses penuaan di tingkat seluler. Misalnya, antioksidan dari buah dan sayur bisa bantu menetralisir 'percikan api liar' radikal bebas (ingat Bab 2?) yang merusak sel. Sebaliknya, makanan tinggi gula dan lemak jahat bisa memicu peradangan kronis, salah satu biang keladi penuaan dan penyakit tua.</text:p>
            <text:p text:style-name="Text_20_body"><text:span text:style-name="T1">Jadi, makanan apa sih yang jadi 'BBM super' biar awet muda dan panjang umur? Belajar dari Zona Biru dan banyak penelitian ilmiah, ini dia beberapa prinsip utamanya (ingat, ini bukan diet ketat, tapi </text:span><text:span text:style-name="Emphasis"><text:span text:style-name="T1">pola makan</text:span></text:span><text:span text:style-name="T1"> sehat jangka panjang!):</text:span></text:p>
            <text:list xml:id="list2140889263485236164" text:style-name="L148">
              <text:list-item>
                <text:p text:style-name="P137"><text:span text:style-name="Strong_20_Emphasis"><text:span text:style-name="T1">Jadikan Tumbuhan Raja di Piringmu! (Plant Power!)</text:span></text:span><text:span text:style-name="T1"> Ini prinsip paling penting! Usahakan mayoritas makananmu berasal dari dunia tumbuhan:</text:span></text:p>
                <text:list>
                  <text:list-item>
                    <text:p text:style-name="P341"><text:span text:style-name="Strong_20_Emphasis"><text:span text:style-name="T1">Sayuran:</text:span></text:span><text:span text:style-name="T1"> Semua jenis, terutama yang berwarna-warni (hijau tua, oranye, merah, ungu) karena beda warna beda kandungan nutrisinya. </text:span></text:p>
                  </text:list-item>
                  <text:list-item>
                    <text:p text:style-name="P341"><text:span text:style-name="Strong_20_Emphasis"><text:span text:style-name="T1">Buah-buahan:</text:span></text:span><text:span text:style-name="T1"> Sumber vitamin, mineral, serat, dan antioksidan alami. </text:span></text:p>
                  </text:list-item>
                  <text:list-item>
                    <text:p text:style-name="P341"><text:span text:style-name="Strong_20_Emphasis"><text:span text:style-name="T1">Kacang-kacangan &amp; Biji-bijian:</text:span></text:span><text:span text:style-name="T1"> Almond, kenari, chia seed, flaxseed, dll. Kaya lemak sehat, protein, dan serat. </text:span></text:p>
                  </text:list-item>
                  <text:list-item>
                    <text:p text:style-name="P341"><text:soft-page-break/><text:span text:style-name="Strong_20_Emphasis"><text:span text:style-name="T1">Biji-bijian Utuh (Whole Grains):</text:span></text:span><text:span text:style-name="T1"> Roti gandum utuh, beras merah, oatmeal. Lebih baik dari versi olahannya (roti putih, nasi putih) karena seratnya lebih tinggi. </text:span></text:p>
                  </text:list-item>
                  <text:list-item>
                    <text:p text:style-name="P341"><text:span text:style-name="Strong_20_Emphasis"><text:span text:style-name="T1">Polong-polongan:</text:span></text:span><text:span text:style-name="T1"> Kedelai (tahu, tempe), kacang merah, kacang hijau, lentil. Sumber protein nabati yang hebat! Kenapa tumbuhan sehebat itu? Karena mereka kaya serat (bikin kenyang, bagus buat pencernaan), vitamin, mineral, dan ribuan senyawa fitokimia (zat kimia alami tumbuhan) yang berfungsi sebagai antioksidan dan anti-peradangan kuat. </text:span></text:p>
                  </text:list-item>
                </text:list>
              </text:list-item>
              <text:list-item>
                <text:p text:style-name="P137"><text:span text:style-name="Strong_20_Emphasis"><text:span text:style-name="T1">Pilih Lemak yang 'Baik Hati'</text:span></text:span><text:span text:style-name="T1"> Tubuh tetap butuh lemak, tapi pilih jenis yang tepat! Utamakan </text:span><text:span text:style-name="Strong_20_Emphasis"><text:span text:style-name="T1">lemak tak jenuh</text:span></text:span><text:span text:style-name="T1"> yang ada di alpukat, kacang-kacangan, biji-bijian, minyak zaitun, dan ikan berlemak (salmon, sarden, tuna). Lemak ini bagus buat jantung dan otak. Sebaliknya, batasi </text:span><text:span text:style-name="Strong_20_Emphasis"><text:span text:style-name="T1">lemak jenuh</text:span></text:span><text:span text:style-name="T1"> (daging berlemak, mentega, keju berlebih) dan </text:span><text:span text:style-name="Strong_20_Emphasis"><text:span text:style-name="T1">hindari sebisa mungkin lemak trans</text:span></text:span><text:span text:style-name="T1"> (biasanya ada di gorengan, margarin, makanan olahan, dan kue-kue pabrikan).</text:span></text:p>
              </text:list-item>
              <text:list-item>
                <text:p text:style-name="P137"><text:span text:style-name="Strong_20_Emphasis"><text:span text:style-name="T1">Protein Cerdas, Nggak Harus Daging Melulu</text:span></text:span><text:span text:style-name="T1"> Protein penting untuk pertumbuhan dan perbaikan sel, apalagi buat remaja. Tapi, sumbernya nggak harus selalu daging merah. Coba variasikan dengan </text:span><text:span text:style-name="Strong_20_Emphasis"><text:span text:style-name="T1">protein nabati</text:span></text:span><text:span text:style-name="T1"> (tahu, tempe, edamame, kacang-kacangan) atau </text:span><text:span text:style-name="Strong_20_Emphasis"><text:span text:style-name="T1">ikan</text:span></text:span><text:span text:style-name="T1">. Kalaupun makan daging, pilih yang tanpa lemak. Sebaiknya batasi konsumsi daging merah dan </text:span><text:span text:style-name="Strong_20_Emphasis"><text:span text:style-name="T1">hindari daging olahan</text:span></text:span><text:span text:style-name="T1"> (sosis, nugget, kornet) yang sering tinggi garam, lemak jenuh, dan pengawet.</text:span></text:p>
              </text:list-item>
              <text:list-item>
                <text:p text:style-name="P137"><text:span text:style-name="Strong_20_Emphasis"><text:span text:style-name="T1">Kurangi Manis dan 'Si Instan' (Gula &amp; Makanan Ultra-Proses)</text:span></text:span><text:span text:style-name="T1"> Gula tambahan (di minuman soda, teh kemasan, permen, kue, dll.) itu 'kalori kosong' yang bisa memicu peradangan dan risiko diabetes/obesitas. Begitu juga </text:span><text:span text:style-name="Strong_20_Emphasis"><text:span text:style-name="T1">makanan ultra-proses</text:span></text:span><text:span text:style-name="T1"> (snack kemasan, mie instan, makanan beku siap saji) yang seringkali tinggi garam, gula, lemak jahat, tapi miskin nutrisi penting. Coba deh mulai kurangi dan ganti dengan cemilan/makanan yang lebih alami.</text:span></text:p>
              </text:list-item>
              <text:list-item>
                <text:p text:style-name="P137"><text:span text:style-name="Strong_20_Emphasis"><text:span text:style-name="T1">Air Putih Itu Wajib!</text:span></text:span><text:span text:style-name="T1"> Jangan sepelekan air putih! Tubuh kita sebagian besar terdiri dari air. Minum cukup air penting untuk semua fungsi tubuh, mulai dari pencernaan, pengaturan suhu, sampai kesehatan kulit. Biasakan minum air putih daripada minuman manis.</text:span></text:p>
              </text:list-item>
            </text:list>
            <text:p text:style-name="Text_20_body"><text:soft-page-break/><text:span text:style-name="Strong_20_Emphasis"><text:span text:style-name="T1">Tips Praktis Buat Kamu:</text:span></text:span></text:p>
            <text:list xml:id="list656839748948218049" text:style-name="L149">
              <text:list-item>
                <text:p text:style-name="P423">Selalu usahakan ada sayur di menu makanmu (walau sedikit!). </text:p>
              </text:list-item>
              <text:list-item>
                <text:p text:style-name="P423">Bawa bekal buah atau kacang buat cemilan di sekolah. </text:p>
              </text:list-item>
              <text:list-item>
                <text:p text:style-name="P423">Pilih air putih atau infused water daripada minuman kemasan manis. </text:p>
              </text:list-item>
              <text:list-item>
                <text:p text:style-name="P423">Coba masak simpel di rumah sesekali bareng keluarga. </text:p>
              </text:list-item>
              <text:list-item>
                <text:p text:style-name="P227">Belajar baca label informasi nilai gizi di kemasan makanan/minuman. </text:p>
              </text:list-item>
            </text:list>
            <text:p text:style-name="Text_20_body"><text:span text:style-name="T1">Ingat ya, ini bukan soal jadi 'sempurna' dan nggak boleh makan enak sama sekali. Sesekali makan es krim atau gorengan itu wajar kok! Yang penting adalah </text:span><text:span text:style-name="Strong_20_Emphasis"><text:span text:style-name="T1">pola makan dominan</text:span></text:span><text:span text:style-name="T1"> kamu sehari-hari. Membangun kebiasaan makan sehat sejak sekarang adalah investasi jangka panjang paling berharga untuk masa depanmu!</text:span></text:p>
            <text:p text:style-name="P442"/>
            <text:p text:style-name="Text_20_body"><text:span text:style-name="Strong_20_Emphasis"><text:span text:style-name="T1">[Tips Tambahan yang Digunakan:]</text:span></text:span></text:p>
            <text:list xml:id="list3011029989917210263" text:style-name="L150">
              <text:list-item>
                <text:p text:style-name="P342"><text:span text:style-name="Strong_20_Emphasis"><text:span text:style-name="T1">Konsep Kunci:</text:span></text:span><text:span text:style-name="T1"> Menekankan makanan sebagai 'bahan bakar' dan 'bahan bangunan'. </text:span></text:p>
              </text:list-item>
              <text:list-item>
                <text:p text:style-name="P342"><text:span text:style-name="Strong_20_Emphasis"><text:span text:style-name="T1">Prinsip Pola Makan:</text:span></text:span><text:span text:style-name="T1"> Menguraikan prinsip utama (plant-based, lemak sehat, protein cerdas, batasi gula/olahan, hidrasi) dengan penjelasan manfaat/risiko. </text:span></text:p>
              </text:list-item>
              <text:list-item>
                <text:p text:style-name="P342"><text:span text:style-name="Strong_20_Emphasis"><text:span text:style-name="T1">Tips Praktis &amp; Realistis:</text:span></text:span><text:span text:style-name="T1"> Memberikan saran yang bisa diterapkan remaja dalam kehidupan sehari-hari. </text:span></text:p>
              </text:list-item>
              <text:list-item>
                <text:p text:style-name="P342"><text:span text:style-name="Strong_20_Emphasis"><text:span text:style-name="T1">Menekankan Pola, Bukan Diet Ketat:</text:span></text:span><text:span text:style-name="T1"> Menggarisbawahi pentingnya kebiasaan jangka panjang dan keseimbangan. </text:span></text:p>
              </text:list-item>
              <text:list-item>
                <text:p text:style-name="P138"><text:span text:style-name="Strong_20_Emphasis"><text:span text:style-name="T1">Menghubungkan ke Bab Sebelumnya:</text:span></text:span><text:span text:style-name="T1"> Mengaitkan antioksidan dengan radikal bebas (Bab 2). </text:span></text:p>
              </text:list-item>
            </text:list>
            <text:p text:style-name="Text_20_body"><text:span text:style-name="Strong_20_Emphasis"><text:span text:style-name="T1">[Prompt untuk Ilustrasi Gambar (Opsional)]</text:span></text:span></text:p>
            <text:list xml:id="list6424974263478943421" text:style-name="L151">
              <text:list-item>
                <text:p text:style-name="P139"><text:span text:style-name="Strong_20_Emphasis"><text:span text:style-name="T1">Saran Prompt Gambar:</text:span></text:span><text:span text:style-name="T1"> "Gambarkan 'Piramida Makanan Umur Panjang'. Bagian dasar piramida (paling besar) berisi berbagai macam sayuran, buah-buahan, kacang-kacangan, biji-bijian utuh, dan polong-polongan. Tingkat di atasnya berisi ikan, minyak zaitun, dan sumber protein nabati. Tingkat lebih kecil di atasnya berisi produk susu/unggas (jika dimasukkan). Bagian puncak piramida (paling kecil) berisi daging merah, makanan manis, dan makanan olahan (diberi tanda silang atau 'batasi'). Di samping piramida ada gelas berisi air </text:span><text:soft-page-break/><text:span text:style-name="T1">putih. Judul: 'Pola Makan untuk Hidup Panjang &amp; Sehat'." </text:span></text:p>
              </text:list-item>
            </text:list>
            <text:p text:style-name="P442"/>
            <text:p text:style-name="P212">Saya akan menunggu perintah Anda ("YAX" atau "lanjut") untuk melanjutkan ke prompt berikutnya (Subbab 5.3: Gerak Badan: Olahraga sebagai Obat Awet Muda).</text:p>
          </text:section>
          <text:section text:style-name="Sect1" text:name="feedback-form-42">
            <text:p text:style-name="P400"/>
          </text:section>
        </text:section>
        <text:section text:style-name="Sect1" text:name="d57649f23b3c4dda">
          <text:p text:style-name="P212"/>
          <text:section text:style-name="Sect1" text:name="user-query-content-43">
            <text:p text:style-name="P440">YAX </text:p>
          </text:section>
          <text:p text:style-name="P400">Tampilkan alur berpikir</text:p>
          <text:section text:style-name="Sect2" text:name="model-response-message-contentr_d57649f23b3c4dda">
            <text:p text:style-name="Text_20_body"><text:span text:style-name="T1">Baik, saya lanjutkan (Jumat, 25 April 2025, 15:54 WIB di Banda Aceh). Selain makanan, 'obat awet muda' berikutnya yang bisa kita dapatkan gratis adalah </text:span><text:span text:style-name="Strong_20_Emphasis"><text:span text:style-name="T1">Gerak Badan</text:span></text:span><text:span text:style-name="T1">!</text:span></text:p>
            <text:p text:style-name="P442"/>
            <text:p text:style-name="Text_20_body"><text:span text:style-name="Strong_20_Emphasis"><text:span text:style-name="T1">(Jawaban untuk Prompt Subbab 5.3)</text:span></text:span></text:p>
            <text:p text:style-name="Text_20_body"><text:span text:style-name="Strong_20_Emphasis"><text:span text:style-name="T1">Subbab 5.3: Gerak Badan: Olahraga sebagai Obat Awet Muda</text:span></text:span></text:p>
            <text:p text:style-name="Text_20_body"><text:span text:style-name="T1">Kalau ada satu 'pil ajaib' yang bisa bikin jantungmu sehat, otot dan tulangmu kuat, mood-mu bagus, stres berkurang, tidur lebih nyenyak, dan bahkan otakmu lebih tajam, pasti kamu mau kan? Nah, 'pil ajaib' itu sebenarnya ada, namanya: </text:span><text:span text:style-name="Strong_20_Emphasis"><text:span text:style-name="T1">Aktivitas Fisik</text:span></text:span><text:span text:style-name="T1"> atau </text:span><text:span text:style-name="Strong_20_Emphasis"><text:span text:style-name="T1">Olahraga</text:span></text:span><text:span text:style-name="T1">! Bergerak secara teratur adalah salah satu pilar paling penting untuk gaya hidup sehat dan panjang umur.</text:span></text:p>
            <text:p text:style-name="Text_20_body"><text:span text:style-name="Strong_20_Emphasis"><text:span text:style-name="T1">Kenapa Bergerak Itu Penting Banget?</text:span></text:span></text:p>
            <text:p text:style-name="P212">Manfaatnya seabrek, dari sekarang sampai nanti kamu tua:</text:p>
            <text:list xml:id="list5981427695445024596" text:style-name="L152">
              <text:list-item>
                <text:p text:style-name="P343"><text:span text:style-name="Strong_20_Emphasis"><text:span text:style-name="T1">Jantung Bahagia:</text:span></text:span><text:span text:style-name="T1"> Olahraga melatih jantung jadi lebih kuat dan efisien memompa darah, menurunkan tekanan darah, dan menjaga pembuluh darah tetap lentur. Ini mengurangi risiko penyakit jantung dan stroke di masa depan. </text:span></text:p>
              </text:list-item>
              <text:list-item>
                <text:p text:style-name="P343"><text:span text:style-name="Strong_20_Emphasis"><text:span text:style-name="T1">Otot &amp; Tulang Perkasa:</text:span></text:span><text:span text:style-name="T1"> Aktivitas fisik, terutama latihan beban, membangun dan menjaga massa otot (penting biar nggak loyo pas tua) serta meningkatkan kepadatan tulang (mencegah osteoporosis atau tulang keropos). </text:span></text:p>
              </text:list-item>
              <text:list-item>
                <text:p text:style-name="P343"><text:soft-page-break/><text:span text:style-name="Strong_20_Emphasis"><text:span text:style-name="T1">Mood Booster Alami:</text:span></text:span><text:span text:style-name="T1"> Saat bergerak, tubuh melepas hormon endorfin yang bikin kita merasa senang dan nyaman. Olahraga jadi cara ampuh melawan stres, cemas, dan bad mood. </text:span></text:p>
              </text:list-item>
              <text:list-item>
                <text:p text:style-name="P343"><text:span text:style-name="Strong_20_Emphasis"><text:span text:style-name="T1">Otak Lebih Cemerlang:</text:span></text:span><text:span text:style-name="T1"> Olahraga meningkatkan aliran darah dan oksigen ke otak, yang bagus untuk fungsi kognitif, memori, dan konsentrasi belajar. </text:span></text:p>
              </text:list-item>
              <text:list-item>
                <text:p text:style-name="P343"><text:span text:style-name="Strong_20_Emphasis"><text:span text:style-name="T1">Tidur Lebih Berkualitas:</text:span></text:span><text:span text:style-name="T1"> Orang yang aktif secara fisik biasanya tidurnya lebih nyenyak (asal nggak olahraga terlalu dekat waktu tidur). </text:span></text:p>
              </text:list-item>
              <text:list-item>
                <text:p text:style-name="P140"><text:span text:style-name="Strong_20_Emphasis"><text:span text:style-name="T1">Kontrol Berat Badan:</text:span></text:span><text:span text:style-name="T1"> Membantu membakar kalori dan menjaga metabolisme tubuh tetap oke. </text:span></text:p>
              </text:list-item>
            </text:list>
            <text:p text:style-name="Text_20_body"><text:span text:style-name="Strong_20_Emphasis"><text:span text:style-name="T1">Nggak Harus Jadi Atlet Kok!</text:span></text:span></text:p>
            <text:p text:style-name="Text_20_body"><text:span text:style-name="T1">Penting banget nih: 'Olahraga' atau 'aktivitas fisik' itu </text:span><text:span text:style-name="Strong_20_Emphasis"><text:span text:style-name="T1">bukan</text:span></text:span><text:span text:style-name="T1"> berarti kamu harus latihan super berat tiap hari atau jadi atlet profesional. Jangan jadikan itu alasan buat malas gerak ya! Ada banyak cara untuk aktif:</text:span></text:p>
            <text:list xml:id="list7988588473752945565" text:style-name="L153">
              <text:list-item>
                <text:p text:style-name="P344"><text:span text:style-name="Strong_20_Emphasis"><text:span text:style-name="T1">Pilih yang Kamu Suka (Kuncinya Konsisten!):</text:span></text:span><text:span text:style-name="T1"> Ini paling penting! Kalau kamu suka, kamu bakal lebih mungkin melakukannya terus-menerus. Suka main bola? Futsal? Basket? Atau lebih suka renang? Sepeda? Jogging? Menari? Ikut kelas dance? Yoga? Pilates? Pencak silat? Coba deh berbagai macam aktivitas sampai ketemu yang 'klik' buatmu. Ngajak teman bareng juga bisa bikin makin seru! </text:span></text:p>
              </text:list-item>
              <text:list-item>
                <text:p text:style-name="P344"><text:span text:style-name="Strong_20_Emphasis"><text:span text:style-name="T1">Kombinasikan Jenisnya:</text:span></text:span><text:span text:style-name="T1"> Idealnya sih, kombinasikan beberapa jenis aktivitas: </text:span></text:p>
                <text:list>
                  <text:list-item>
                    <text:p text:style-name="P344"><text:span text:style-name="Strong_20_Emphasis"><text:span text:style-name="T1">Kardio (Bikin Jantung Deg-degan):</text:span></text:span><text:span text:style-name="T1"> Lari, renang, sepeda, senam, menari. Bagus buat jantung dan paru-paru. </text:span></text:p>
                  </text:list-item>
                  <text:list-item>
                    <text:p text:style-name="P344"><text:span text:style-name="Strong_20_Emphasis"><text:span text:style-name="T1">Kekuatan (Bikin Otot Kerja):</text:span></text:span><text:span text:style-name="T1"> Push-up, sit-up, squat, plank, angkat beban ringan (kalau ada akses &amp; pengawasan), latihan pakai berat badan sendiri. Penting buat kekuatan. </text:span></text:p>
                  </text:list-item>
                  <text:list-item>
                    <text:p text:style-name="P344"><text:span text:style-name="Strong_20_Emphasis"><text:span text:style-name="T1">Fleksibilitas &amp; Keseimbangan:</text:span></text:span><text:span text:style-name="T1"> Peregangan, yoga. Penting buat kelenturan dan mencegah cedera. </text:span></text:p>
                  </text:list-item>
                </text:list>
              </text:list-item>
              <text:list-item>
                <text:p text:style-name="P344"><text:span text:style-name="Strong_20_Emphasis"><text:span text:style-name="T1">Selipkan Gerak di Keseharian (Gaya Zona Biru):</text:span></text:span><text:span text:style-name="T1"> Selain olahraga 'khusus', coba deh lebih banyak bergerak dalam aktivitas sehari-hari: </text:span></text:p>
                <text:list>
                  <text:list-item>
                    <text:p text:style-name="P424">Pilih naik tangga daripada lift atau eskalator. </text:p>
                  </text:list-item>
                  <text:list-item>
                    <text:p text:style-name="P424">Jalan kaki atau bersepeda kalau jaraknya nggak terlalu jauh (misal ke sekolah, warung, rumah teman). </text:p>
                  </text:list-item>
                  <text:list-item>
                    <text:p text:style-name="P424"><text:soft-page-break/>Bantu orang tua melakukan pekerjaan rumah (menyapu, mengepel, cuci piring itu juga membakar kalori lho!). </text:p>
                  </text:list-item>
                  <text:list-item>
                    <text:p text:style-name="P228">Kalau kelamaan duduk belajar atau main game, coba berdiri atau jalan-jalan sebentar setiap 30-60 menit. </text:p>
                  </text:list-item>
                </text:list>
              </text:list-item>
            </text:list>
            <text:p text:style-name="Text_20_body"><text:span text:style-name="Strong_20_Emphasis"><text:span text:style-name="T1">Berapa Banyak?</text:span></text:span></text:p>
            <text:p text:style-name="Text_20_body"><text:span text:style-name="T1">Untuk remaja, rekomendasi umumnya adalah usahakan aktif secara fisik minimal </text:span><text:span text:style-name="Strong_20_Emphasis"><text:span text:style-name="T1">60 menit setiap hari</text:span></text:span><text:span text:style-name="T1">, dengan intensitas sedang hingga berat (artinya sampai kamu sedikit ngos-ngosan dan berkeringat). Tapi, jangan terbebani sama angka ini. Intinya adalah </text:span><text:span text:style-name="Strong_20_Emphasis"><text:span text:style-name="T1">bergerak lebih banyak dan duduk lebih sedikit</text:span></text:span><text:span text:style-name="T1">. Sedikit aktivitas jauh lebih baik daripada tidak sama sekali! Mulai pelan-pelan dan tingkatkan secara bertahap.</text:span></text:p>
            <text:p text:style-name="Text_20_body"><text:span text:style-name="Strong_20_Emphasis"><text:span text:style-name="T1">Kesimpulan:</text:span></text:span><text:span text:style-name="T1"> Menggerakkan badanmu secara teratur adalah salah satu investasi terbaik untuk kesehatanmu, baik jangka pendek maupun jangka panjang. Ini adalah 'obat awet muda' yang gratis, menyenangkan (kalau kamu pilih yang kamu suka!), dan manfaatnya luar biasa. Jadi, tunggu apa lagi? Cari cara seru buat bergerak hari ini!</text:span></text:p>
            <text:p text:style-name="P442"/>
            <text:p text:style-name="Text_20_body"><text:span text:style-name="Strong_20_Emphasis"><text:span text:style-name="T1">[Tips Tambahan yang Digunakan:]</text:span></text:span></text:p>
            <text:list xml:id="list8477974930795357361" text:style-name="L154">
              <text:list-item>
                <text:p text:style-name="P345"><text:span text:style-name="Strong_20_Emphasis"><text:span text:style-name="T1">Manfaat Komprehensif:</text:span></text:span><text:span text:style-name="T1"> Merinci berbagai manfaat fisik dan mental dari olahraga. </text:span></text:p>
              </text:list-item>
              <text:list-item>
                <text:p text:style-name="P345"><text:span text:style-name="Strong_20_Emphasis"><text:span text:style-name="T1">Menghilangkan Hambatan Persepsi:</text:span></text:span><text:span text:style-name="T1"> Menekankan bahwa olahraga tidak harus berat atau kompetitif. </text:span></text:p>
              </text:list-item>
              <text:list-item>
                <text:p text:style-name="P345"><text:span text:style-name="Strong_20_Emphasis"><text:span text:style-name="T1">Memberikan Pilihan Beragam:</text:span></text:span><text:span text:style-name="T1"> Menyebutkan berbagai jenis aktivitas (kardio, kekuatan, fleksibilitas) dan contoh konkret. </text:span></text:p>
              </text:list-item>
              <text:list-item>
                <text:p text:style-name="P345"><text:span text:style-name="Strong_20_Emphasis"><text:span text:style-name="T1">Konsep NEAT/Gerak Alami:</text:span></text:span><text:span text:style-name="T1"> Mendorong integrasi aktivitas fisik dalam kehidupan sehari-hari. </text:span></text:p>
              </text:list-item>
              <text:list-item>
                <text:p text:style-name="P345"><text:span text:style-name="Strong_20_Emphasis"><text:span text:style-name="T1">Menekankan Kesenangan &amp; Konsistensi:</text:span></text:span><text:span text:style-name="T1"> Menggarisbawahi pentingnya memilih aktivitas yang disukai. </text:span></text:p>
              </text:list-item>
              <text:list-item>
                <text:p text:style-name="P141"><text:span text:style-name="Strong_20_Emphasis"><text:span text:style-name="T1">Rekomendasi Praktis:</text:span></text:span><text:span text:style-name="T1"> Memberikan panduan durasi umum tapi fleksibel. </text:span></text:p>
              </text:list-item>
            </text:list>
            <text:p text:style-name="Text_20_body"><text:span text:style-name="Strong_20_Emphasis"><text:span text:style-name="T1">[Prompt untuk Ilustrasi Gambar (Opsional)]</text:span></text:span></text:p>
            <text:list xml:id="list5787731764623989077" text:style-name="L155">
              <text:list-item>
                <text:p text:style-name="P142"><text:span text:style-name="Strong_20_Emphasis"><text:span text:style-name="T1">Saran Prompt Gambar:</text:span></text:span><text:span text:style-name="T1"> "Buat infografis ceria yang menunjukkan berbagai ikon aktivitas fisik yang disukai remaja: orang bermain </text:span><text:soft-page-break/><text:span text:style-name="T1">basket, menari, bersepeda, berenang, yoga, jalan kaki di taman, naik tangga. Di tengahnya ada gambar jantung yang tersenyum dan otot lengan yang kuat. Tambahkan teks singkat berisi manfaat utama olahraga ('Jantung Sehat', 'Otot Kuat', 'Mood Happy', 'Otak Cerdas'). Judul: 'Gerak Itu Keren! Pilih Aktivitas Favoritmu!'" </text:span></text:p>
              </text:list-item>
            </text:list>
            <text:p text:style-name="P442"/>
            <text:p text:style-name="P212">Saya akan menunggu perintah Anda ("YAX" atau "lanjut") untuk melanjutkan ke prompt berikutnya (Subbab 5.4: Tidur dan Stres: Pengaruhnya pada Jam Biologis Kita).</text:p>
          </text:section>
          <text:section text:style-name="Sect1" text:name="feedback-form-43">
            <text:p text:style-name="P400"/>
          </text:section>
        </text:section>
        <text:section text:style-name="Sect1" text:name="9c7bb3ea3e5bdc96">
          <text:p text:style-name="P212"/>
          <text:section text:style-name="Sect1" text:name="user-query-content-44">
            <text:p text:style-name="P440">YAX </text:p>
          </text:section>
          <text:p text:style-name="P400">Tampilkan alur berpikir</text:p>
          <text:section text:style-name="Sect2" text:name="model-response-message-contentr_9c7bb3ea3e5bdc96">
            <text:p text:style-name="Text_20_body"><text:span text:style-name="T1">Baik, saya lanjutkan (Jumat, 25 April 2025, 15:57 WIB di Banda Aceh). Dua 'pahlawan' kesehatan lainnya yang seringkali kurang dapat perhatian, padahal super penting, adalah </text:span><text:span text:style-name="Strong_20_Emphasis"><text:span text:style-name="T1">Tidur yang Cukup</text:span></text:span><text:span text:style-name="T1"> dan </text:span><text:span text:style-name="Strong_20_Emphasis"><text:span text:style-name="T1">Mengelola Stres</text:span></text:span><text:span text:style-name="T1">.</text:span></text:p>
            <text:p text:style-name="P442"/>
            <text:p text:style-name="Text_20_body"><text:span text:style-name="Strong_20_Emphasis"><text:span text:style-name="T1">(Jawaban untuk Prompt Subbab 5.4)</text:span></text:span></text:p>
            <text:p text:style-name="Text_20_body"><text:span text:style-name="Strong_20_Emphasis"><text:span text:style-name="T1">Subbab 5.4: Tidur dan Stres: Pengaruhnya pada Jam Biologis Kita</text:span></text:span></text:p>
            <text:p text:style-name="Text_20_body"><text:span text:style-name="T1">Kita sudah bahas soal makanan bergizi dan olahraga teratur. Tapi, ada dua 'penjaga gerbang' kesehatan lain yang perannya krusial banget buat menjaga 'jam biologis' kita tetap berjalan optimal: </text:span><text:span text:style-name="Strong_20_Emphasis"><text:span text:style-name="T1">tidur berkualitas</text:span></text:span><text:span text:style-name="T1"> dan </text:span><text:span text:style-name="Strong_20_Emphasis"><text:span text:style-name="T1">kemampuan mengelola stres</text:span></text:span><text:span text:style-name="T1">. Sering banget nih dua hal ini disepelekan, padahal dampaknya besar banget buat kesehatan jangka panjang dan proses penuaan.</text:span></text:p>
            <text:p text:style-name="Text_20_body"><text:span text:style-name="Strong_20_Emphasis"><text:span text:style-name="T1">Tidur: Bukan Cuma Istirahat, Tapi Waktu 'Servis' Besar!</text:span></text:span></text:p>
            <text:p text:style-name="P212">Banyak remaja (dan orang dewasa juga sih) menganggap tidur itu cuma waktu 'buang-buang waktu' atau aktivitas pasif. Padahal, saat kita tidur, tubuh dan otak kita justru lagi kerja keras melakukan 'perawatan' dan 'perbaikan' penting:</text:p>
            <text:list xml:id="list3642348458485991550" text:style-name="L156">
              <text:list-item>
                <text:p text:style-name="P346"><text:span text:style-name="Strong_20_Emphasis"><text:span text:style-name="T1">Perbaikan Sel &amp; Jaringan:</text:span></text:span><text:span text:style-name="T1"> Saat tidur, tubuh memperbaiki kerusakan sel yang terjadi sepanjang hari dan membangun kembali jaringan </text:span><text:soft-page-break/><text:span text:style-name="T1">otot. </text:span></text:p>
              </text:list-item>
              <text:list-item>
                <text:p text:style-name="P346"><text:span text:style-name="Strong_20_Emphasis"><text:span text:style-name="T1">'Menyimpan' Memori:</text:span></text:span><text:span text:style-name="T1"> Otak mengkonsolidasikan informasi dan pelajaran baru yang didapat saat kita bangun, memindahkannya ke penyimpanan jangka panjang. Makanya tidur cukup itu penting biar nggak gampang lupa pelajaran! </text:span></text:p>
              </text:list-item>
              <text:list-item>
                <text:p text:style-name="P346"><text:span text:style-name="Strong_20_Emphasis"><text:span text:style-name="T1">Mengatur Hormon:</text:span></text:span><text:span text:style-name="T1"> Tidur mengatur pelepasan hormon-hormon penting, termasuk hormon pertumbuhan (penting buat remaja!), hormon nafsu makan (kurang tidur bikin gampang lapar!), dan hormon stres. </text:span></text:p>
              </text:list-item>
              <text:list-item>
                <text:p text:style-name="P143"><text:span text:style-name="Strong_20_Emphasis"><text:span text:style-name="T1">'Cuci Otak' (Secara Harfiah!):</text:span></text:span><text:span text:style-name="T1"> Saat tidur, otak punya sistem pembersihan khusus yang membuang 'sampah' metabolik yang menumpuk saat kita berpikir dan beraktivitas. </text:span></text:p>
              </text:list-item>
            </text:list>
            <text:p text:style-name="Text_20_body"><text:span text:style-name="T1">Kalau kita </text:span><text:span text:style-name="Strong_20_Emphasis"><text:span text:style-name="T1">kurang tidur terus-menerus (kronis)</text:span></text:span><text:span text:style-name="T1">, semua proses penting ini jadi terganggu. Akibatnya?</text:span></text:p>
            <text:list xml:id="list2839421236121764363" text:style-name="L157">
              <text:list-item>
                <text:p text:style-name="P425">Susah konsentrasi belajar </text:p>
              </text:list-item>
              <text:list-item>
                <text:p text:style-name="P347"><text:span text:style-name="T1">Gampang </text:span><text:span text:style-name="Emphasis"><text:span text:style-name="T1">bad mood</text:span></text:span><text:span text:style-name="T1"> dan emosian </text:span></text:p>
              </text:list-item>
              <text:list-item>
                <text:p text:style-name="P425">Sistem imun melemah (jadi gampang sakit flu, batuk, dll.) </text:p>
              </text:list-item>
              <text:list-item>
                <text:p text:style-name="P425">Risiko obesitas dan diabetes meningkat </text:p>
              </text:list-item>
              <text:list-item>
                <text:p text:style-name="P144"><text:span text:style-name="T1">Bahkan bisa mempercepat </text:span><text:span text:style-name="Strong_20_Emphasis"><text:span text:style-name="T1">penuaan kulit</text:span></text:span><text:span text:style-name="T1"> (produksi kolagen terganggu, muncul lingkaran hitam mata) dan mungkin juga penuaan seluler secara umum! </text:span></text:p>
              </text:list-item>
            </text:list>
            <text:p text:style-name="Text_20_body"><text:span text:style-name="Strong_20_Emphasis"><text:span text:style-name="T1">Berapa Lama Tidur yang Ideal Buat Remaja?</text:span></text:span><text:span text:style-name="T1"> Umumnya, remaja butuh tidur sekitar </text:span><text:span text:style-name="Strong_20_Emphasis"><text:span text:style-name="T1">8 sampai 10 jam</text:span></text:span><text:span text:style-name="T1"> setiap malam agar tubuh dan otaknya bisa berfungsi optimal. Tapi, kita tahu kan, ini seringkali susah banget dicapai gara-gara jam sekolah pagi, banyak tugas, kegiatan ekstrakurikuler, main gadget sampai larut, atau sekadar karena jam biologis remaja memang cenderung bikin ngantuk lebih malam dan bangun lebih siang.</text:span></text:p>
            <text:p text:style-name="Text_20_body"><text:span text:style-name="Strong_20_Emphasis"><text:span text:style-name="T1">Tips Biar Tidur Lebih Berkualitas (Sleep Hygiene):</text:span></text:span></text:p>
            <text:list xml:id="list6297765408387238272" text:style-name="L158">
              <text:list-item>
                <text:p text:style-name="P348"><text:span text:style-name="Strong_20_Emphasis"><text:span text:style-name="T1">Jadwal Konsisten:</text:span></text:span><text:span text:style-name="T1"> Usahakan tidur dan bangun di jam yang kurang lebih sama setiap hari, </text:span><text:span text:style-name="Emphasis"><text:span text:style-name="T1">termasuk</text:span></text:span><text:span text:style-name="T1"> di akhir pekan. Ini membantu mengatur jam internal tubuhmu. </text:span></text:p>
              </text:list-item>
              <text:list-item>
                <text:p text:style-name="P348"><text:span text:style-name="Strong_20_Emphasis"><text:span text:style-name="T1">Ciptakan Suasana 'Goa':</text:span></text:span><text:span text:style-name="T1"> Kamarmu sebaiknya gelap, sejuk, dan tenang. Hindari cahaya terang, terutama dari layar. </text:span></text:p>
              </text:list-item>
              <text:list-item>
                <text:p text:style-name="P348"><text:span text:style-name="Strong_20_Emphasis"><text:span text:style-name="T1">'Puasa' Gadget:</text:span></text:span><text:span text:style-name="T1"> Matikan atau jauhkan HP, laptop, tablet, TV minimal </text:span><text:soft-page-break/><text:span text:style-name="T1">1-2 jam sebelum tidur. Cahaya birunya mengganggu produksi hormon tidur (melatonin). </text:span></text:p>
              </text:list-item>
              <text:list-item>
                <text:p text:style-name="P348"><text:span text:style-name="Strong_20_Emphasis"><text:span text:style-name="T1">Hindari Kafein Sore/Malam:</text:span></text:span><text:span text:style-name="T1"> Kopi, teh, minuman energi bisa bikin susah tidur. </text:span></text:p>
              </text:list-item>
              <text:list-item>
                <text:p text:style-name="P145"><text:span text:style-name="Strong_20_Emphasis"><text:span text:style-name="T1">Relaksasi Sebelum Tidur:</text:span></text:span><text:span text:style-name="T1"> Coba baca buku (fisik, bukan di layar!), dengar musik tenang, mandi air hangat, atau lakukan peregangan ringan. </text:span></text:p>
              </text:list-item>
            </text:list>
            <text:p text:style-name="Text_20_body"><text:span text:style-name="Strong_20_Emphasis"><text:span text:style-name="T1">Stres: Si Pedang Bermata Dua</text:span></text:span></text:p>
            <text:p text:style-name="Text_20_body"><text:span text:style-name="T1">Stres itu nggak selamanya buruk. Stres jangka pendek (misalnya deg-degan sebelum presentasi atau tanding) itu normal dan bisa memacu kita tampil lebih baik. Yang jadi masalah adalah </text:span><text:span text:style-name="Strong_20_Emphasis"><text:span text:style-name="T1">stres kronis</text:span></text:span><text:span text:style-name="T1">, yaitu stres atau tekanan yang berlangsung terus-menerus dalam waktu lama tanpa ada jeda untuk pulih.</text:span></text:p>
            <text:p text:style-name="P212">Kenapa stres kronis berbahaya? Karena saat stres, tubuh melepas hormon 'siaga tempur' seperti kortisol. Kalau hormon ini dilepas terus-menerus, akibatnya bisa parah:</text:p>
            <text:list xml:id="list6689127882846873377" text:style-name="L159">
              <text:list-item>
                <text:p text:style-name="P349"><text:span text:style-name="Strong_20_Emphasis"><text:span text:style-name="T1">Peradangan di Seluruh Tubuh:</text:span></text:span><text:span text:style-name="T1"> Stres kronis memicu peradangan tingkat rendah yang merusak sel dan jadi akar banyak penyakit kronis. </text:span></text:p>
              </text:list-item>
              <text:list-item>
                <text:p text:style-name="P349"><text:span text:style-name="Strong_20_Emphasis"><text:span text:style-name="T1">Melemahkan Sistem Imun:</text:span></text:span><text:span text:style-name="T1"> Jadi gampang sakit. </text:span></text:p>
              </text:list-item>
              <text:list-item>
                <text:p text:style-name="P349"><text:span text:style-name="Strong_20_Emphasis"><text:span text:style-name="T1">Mengganggu Tidur:</text:span></text:span><text:span text:style-name="T1"> Stres bikin susah tidur, kurang tidur bikin makin stres. Lingkaran setan! </text:span></text:p>
              </text:list-item>
              <text:list-item>
                <text:p text:style-name="P349"><text:span text:style-name="Strong_20_Emphasis"><text:span text:style-name="T1">Merusak Sel:</text:span></text:span><text:span text:style-name="T1"> Ada bukti stres kronis bisa merusak DNA dan memperpendek telomer, yang artinya mempercepat penuaan biologis. </text:span></text:p>
              </text:list-item>
              <text:list-item>
                <text:p text:style-name="P146"><text:span text:style-name="Strong_20_Emphasis"><text:span text:style-name="T1">Masalah Kesehatan Mental:</text:span></text:span><text:span text:style-name="T1"> Meningkatkan risiko cemas berlebih dan depresi. </text:span></text:p>
              </text:list-item>
            </text:list>
            <text:p text:style-name="Text_20_body"><text:span text:style-name="Strong_20_Emphasis"><text:span text:style-name="T1">Cara Sehat 'Berteman' dengan Stres (Manajemen Stres):</text:span></text:span><text:span text:style-name="T1"> Stres nggak bisa dihilangkan total, tapi bisa </text:span><text:span text:style-name="Emphasis"><text:span text:style-name="T1">dikelola</text:span></text:span><text:span text:style-name="T1">. Coba deh cari cara yang cocok buatmu:</text:span></text:p>
            <text:list xml:id="list3311148762904613704" text:style-name="L160">
              <text:list-item>
                <text:p text:style-name="P350"><text:span text:style-name="Strong_20_Emphasis"><text:span text:style-name="T1">Olahraga Teratur:</text:span></text:span><text:span text:style-name="T1"> Salah satu pereda stres paling ampuh! </text:span></text:p>
              </text:list-item>
              <text:list-item>
                <text:p text:style-name="P350"><text:span text:style-name="Strong_20_Emphasis"><text:span text:style-name="T1">Salurkan Ekspresimu:</text:span></text:span><text:span text:style-name="T1"> Ngobrol sama teman/keluarga yang kamu percaya, nulis jurnal, main musik, gambar. </text:span></text:p>
              </text:list-item>
              <text:list-item>
                <text:p text:style-name="P350"><text:span text:style-name="Strong_20_Emphasis"><text:span text:style-name="T1">Teknik Relaksasi:</text:span></text:span><text:span text:style-name="T1"> Coba latihan pernapasan dalam (tarik napas </text:span><text:soft-page-break/><text:span text:style-name="T1">pelan, tahan, buang pelan), meditasi singkat (banyak aplikasi panduan gratis), atau sekadar meluangkan waktu diam sejenak. </text:span></text:p>
              </text:list-item>
              <text:list-item>
                <text:p text:style-name="P350"><text:span text:style-name="Strong_20_Emphasis"><text:span text:style-name="T1">Lakukan Hobi:</text:span></text:span><text:span text:style-name="T1"> Sisihkan waktu buat melakukan hal yang kamu nikmati dan bikin lupa waktu. </text:span></text:p>
              </text:list-item>
              <text:list-item>
                <text:p text:style-name="P350"><text:span text:style-name="Strong_20_Emphasis"><text:span text:style-name="T1">Manajemen Waktu:</text:span></text:span><text:span text:style-name="T1"> Belajar mengatur prioritas tugas sekolah/kegiatan biar nggak keteteran. Jangan suka menunda pekerjaan. </text:span></text:p>
              </text:list-item>
              <text:list-item>
                <text:p text:style-name="P350"><text:span text:style-name="Strong_20_Emphasis"><text:span text:style-name="T1">Batasi Pemicu (Jika Bisa):</text:span></text:span><text:span text:style-name="T1"> Kalau nonton berita bikin cemas, batasi waktunya. Kalau drama sosmed bikin stres, coba kurangi. </text:span></text:p>
              </text:list-item>
              <text:list-item>
                <text:p text:style-name="P147"><text:span text:style-name="Strong_20_Emphasis"><text:span text:style-name="T1">Tidur Cukup!</text:span></text:span><text:span text:style-name="T1"> Ini penting banget untuk memutus lingkaran setan stres-kurang tidur. </text:span></text:p>
              </text:list-item>
            </text:list>
            <text:p text:style-name="Text_20_body"><text:span text:style-name="Strong_20_Emphasis"><text:span text:style-name="T1">Kesimpulan:</text:span></text:span><text:span text:style-name="T1"> Jangan pernah meremehkan kekuatan tidur yang cukup dan kemampuan mengelola stres. Keduanya adalah fondasi super penting untuk kesehatan fisik, mental, dan emosionalmu, baik sekarang saat remaja maupun untuk jangka panjang nanti. Merawat dua aspek ini sama pentingnya dengan makan sehat dan olahraga untuk menjaga 'jam biologis' kita tetap awet!</text:span></text:p>
            <text:p text:style-name="P442"/>
            <text:p text:style-name="Text_20_body"><text:span text:style-name="Strong_20_Emphasis"><text:span text:style-name="T1">[Tips Tambahan yang Digunakan:]</text:span></text:span></text:p>
            <text:list xml:id="list6625982677862045122" text:style-name="L161">
              <text:list-item>
                <text:p text:style-name="P351"><text:span text:style-name="Strong_20_Emphasis"><text:span text:style-name="T1">Menjelaskan Fungsi Penting:</text:span></text:span><text:span text:style-name="T1"> Merinci mengapa tidur dan manajemen stres itu vital (perbaikan sel, memori, hormon, imun, dll). </text:span></text:p>
              </text:list-item>
              <text:list-item>
                <text:p text:style-name="P351"><text:span text:style-name="Strong_20_Emphasis"><text:span text:style-name="T1">Mengaitkan dengan Penuaan:</text:span></text:span><text:span text:style-name="T1"> Menjelaskan bagaimana kurang tidur dan stres kronis bisa mempercepat proses penuaan. </text:span></text:p>
              </text:list-item>
              <text:list-item>
                <text:p text:style-name="P351"><text:span text:style-name="Strong_20_Emphasis"><text:span text:style-name="T1">Memberikan Rekomendasi &amp; Tips Praktis:</text:span></text:span><text:span text:style-name="T1"> Memberikan saran konkret tentang durasi tidur, sleep hygiene, dan berbagai teknik manajemen stres yang relevan untuk remaja. </text:span></text:p>
              </text:list-item>
              <text:list-item>
                <text:p text:style-name="P351"><text:span text:style-name="Strong_20_Emphasis"><text:span text:style-name="T1">Membedakan Jenis Stres:</text:span></text:span><text:span text:style-name="T1"> Menjelaskan perbedaan antara stres akut (normal) dan kronis (berbahaya). </text:span></text:p>
              </text:list-item>
              <text:list-item>
                <text:p text:style-name="P148"><text:span text:style-name="Strong_20_Emphasis"><text:span text:style-name="T1">Menekankan Keterkaitan:</text:span></text:span><text:span text:style-name="T1"> Menunjukkan hubungan dua arah antara tidur dan stres. </text:span></text:p>
              </text:list-item>
            </text:list>
            <text:p text:style-name="Text_20_body"><text:span text:style-name="Strong_20_Emphasis"><text:span text:style-name="T1">[Prompt untuk Ilustrasi Gambar (Opsional)]</text:span></text:span></text:p>
            <text:list xml:id="list8776860708470017313" text:style-name="L162">
              <text:list-item>
                <text:p text:style-name="P149"><text:span text:style-name="Strong_20_Emphasis"><text:span text:style-name="T1">Saran Prompt Gambar:</text:span></text:span><text:span text:style-name="T1"> "Buat ilustrasi dua panel bersebelahan. Panel Kiri: Gambar seorang remaja tidur nyenyak di kamar gelap, </text:span><text:soft-page-break/><text:span text:style-name="T1">dengan ikon 'bulan &amp; bintang' dan 'roda gigi perbaikan' di atasnya. Panel Kanan: Gambar remaja yang sama sedang melakukan aktivitas relaksasi (misal: duduk tenang mendengarkan musik, atau melakukan peregangan yoga) dengan ikon 'hati tenang' atau 'simbol zen'. Beri judul 'Rawat Jam Biologismu: Tidur Berkualitas &amp; Kelola Stres'." </text:span></text:p>
              </text:list-item>
            </text:list>
            <text:p text:style-name="P442"/>
            <text:p text:style-name="P212">Saya akan menunggu perintah Anda ("YAX" atau "lanjut") untuk melanjutkan ke prompt berikutnya (Pengantar Bab 6).</text:p>
          </text:section>
          <text:section text:style-name="Sect1" text:name="feedback-form-44">
            <text:p text:style-name="P400"/>
          </text:section>
        </text:section>
        <text:section text:style-name="Sect1" text:name="d4364bd4bea92b76">
          <text:p text:style-name="P212"/>
          <text:section text:style-name="Sect1" text:name="user-query-content-45">
            <text:p text:style-name="P440">YAX </text:p>
          </text:section>
          <text:p text:style-name="P400">Tampilkan alur berpikir</text:p>
          <text:section text:style-name="Sect2" text:name="model-response-message-contentr_d4364bd4bea92b76">
            <text:p text:style-name="Text_20_body"><text:span text:style-name="T1">Baik, saya lanjutkan (Jumat, 25 April 2025, 20:31 WIB). Kita sudah membahas sains penuaan, teknologi masa depan, dan kekuatan gaya hidup. Sekarang, kita akan masuk ke wilayah yang berbeda namun tak kalah penting di </text:span><text:span text:style-name="Strong_20_Emphasis"><text:span text:style-name="T1">Pengantar Bab 6</text:span></text:span><text:span text:style-name="T1">.</text:span></text:p>
            <text:p text:style-name="P442"/>
            <text:p text:style-name="Text_20_body"><text:span text:style-name="Strong_20_Emphasis"><text:span text:style-name="T1">(Jawaban untuk Prompt Pengantar Bab 6)</text:span></text:span></text:p>
            <text:p text:style-name="Text_20_body"><text:span text:style-name="Strong_20_Emphasis"><text:span text:style-name="T1">Bab 6: Jika Manusia Hidup (Sangat) Lama: Pertanyaan Etika</text:span></text:span></text:p>
            <text:p text:style-name="P212">Sampai sejauh ini, kita sudah menjelajahi sisi sains dan teknologi dari mimpi umur panjang. Kita sudah lihat bagaimana tubuh menua, alat canggih apa yang sedang dikembangkan untuk melawannya, dan bahkan apa yang bisa kita lakukan sendiri lewat gaya hidup sehat. Rasanya, kemungkinan untuk hidup jauh lebih lama dari kakek-nenek kita dulu tampak semakin terbuka lebar di masa depan.</text:p>
            <text:p text:style-name="Text_20_body"><text:span text:style-name="Emphasis"><text:span text:style-name="T1">Tapi</text:span></text:span><text:span text:style-name="T1">, mari kita berhenti sejenak dan bertanya: </text:span><text:span text:style-name="Strong_20_Emphasis"><text:span text:style-name="T1">Hanya karena kita </text:span></text:span><text:span text:style-name="Strong_20_Emphasis"><text:span text:style-name="Emphasis"><text:span text:style-name="T1">bisa</text:span></text:span></text:span><text:span text:style-name="Strong_20_Emphasis"><text:span text:style-name="T1"> melakukan sesuatu, apakah otomatis berarti kita </text:span></text:span><text:span text:style-name="Strong_20_Emphasis"><text:span text:style-name="Emphasis"><text:span text:style-name="T1">harus</text:span></text:span></text:span><text:span text:style-name="Strong_20_Emphasis"><text:span text:style-name="T1"> melakukannya?</text:span></text:span><text:span text:style-name="T1"> Jika suatu hari nanti manusia benar-benar bisa hidup sehat sampai 150 atau 200 tahun, apakah itu pasti akan jadi hal yang baik? Apa saja konsekuensi atau 'efek samping' yang mungkin timbul, bukan cuma buat diri sendiri, tapi buat seluruh masyarakat dan planet ini?</text:span></text:p>
            <text:p text:style-name="Text_20_body"><text:span text:style-name="T1">Nah, di Bab 6 ini, kita akan beralih gigi. Kita akan geser dari pertanyaan </text:span><text:soft-page-break/><text:span text:style-name="T1">"Bagaimana caranya?" ke pertanyaan </text:span><text:span text:style-name="Strong_20_Emphasis"><text:span text:style-name="T1">"Bagaimana jika...?"</text:span></text:span><text:span text:style-name="T1"> dan </text:span><text:span text:style-name="Strong_20_Emphasis"><text:span text:style-name="T1">"Apakah ini benar?"</text:span></text:span><text:span text:style-name="T1">. Kita akan masuk ke dunia </text:span><text:span text:style-name="Strong_20_Emphasis"><text:span text:style-name="T1">Etika</text:span></text:span><text:span text:style-name="T1">. Etika itu cabang ilmu (lebih tepatnya filsafat) yang mengajak kita berpikir kritis tentang apa yang dianggap benar dan salah, baik dan buruk, adil dan tidak adil dalam tindakan manusia, terutama saat menghadapi pilihan-pilihan sulit yang dimunculkan oleh kemajuan baru, seperti kemajuan di bidang bioteknologi ini.</text:span></text:p>
            <text:p text:style-name="P212">Kita akan coba bergulat bersama dengan beberapa dilema etika paling rumit yang muncul jika manusia berhasil memperpanjang usia secara radikal:</text:p>
            <text:list xml:id="list2050329146322006165" text:style-name="L163">
              <text:list-item>
                <text:p text:style-name="P426">Siapa yang nanti berhak mendapatkan 'bonus' umur panjang ini? Apakah adil jika hanya orang kaya saja? </text:p>
              </text:list-item>
              <text:list-item>
                <text:p text:style-name="P426">Kalau semua orang hidup lebih lama, bagaimana nasib bumi kita yang sumber dayanya terbatas? </text:p>
              </text:list-item>
              <text:list-item>
                <text:p text:style-name="P426">Apa artinya hidup kalau 'batas waktu' kematian jadi sangat jauh? Apakah kita malah jadi bosan? </text:p>
              </text:list-item>
              <text:list-item>
                <text:p text:style-name="P426">Bagaimana hubungan keluarga dan antar generasi akan berubah total? </text:p>
              </text:list-item>
              <text:list-item>
                <text:p text:style-name="P229">Apakah kita 'melawan kodrat' atau 'bermain Tuhan' dengan mencoba mengubah takdir biologis kita? </text:p>
              </text:list-item>
            </text:list>
            <text:p text:style-name="P212">Siapkan 'topi berpikir kritis'-mu ya! Bab ini akan penuh dengan pertanyaan-pertanyaan besar yang mungkin jawabannya nggak sederhana atau bahkan nggak ada jawaban yang benar-benar memuaskan semua orang. Tujuannya bukan untuk memberi jawaban pasti, tapi untuk mengajakmu ikut berpikir dan mempertimbangkan berbagai sudut pandang. Yuk, kita mulai jelajahi labirin etika umur panjang ini!</text:p>
            <text:p text:style-name="P442"/>
            <text:p text:style-name="Text_20_body"><text:span text:style-name="Strong_20_Emphasis"><text:span text:style-name="T1">[Tips Tambahan yang Digunakan:]</text:span></text:span></text:p>
            <text:list xml:id="list641614182680124582" text:style-name="L164">
              <text:list-item>
                <text:p text:style-name="P352"><text:span text:style-name="Strong_20_Emphasis"><text:span text:style-name="T1">Transisi Jelas:</text:span></text:span><text:span text:style-name="T1"> Menandai pergeseran fokus dari 'bagaimana' (sains/teknologi) ke 'bagaimana jika/apakah benar' (etika). </text:span></text:p>
              </text:list-item>
              <text:list-item>
                <text:p text:style-name="P352"><text:span text:style-name="Strong_20_Emphasis"><text:span text:style-name="T1">Definisi Etika Sederhana:</text:span></text:span><text:span text:style-name="T1"> Menjelaskan konsep etika dalam konteks yang relevan. </text:span></text:p>
              </text:list-item>
              <text:list-item>
                <text:p text:style-name="P352"><text:span text:style-name="Strong_20_Emphasis"><text:span text:style-name="T1">Mengajukan Pertanyaan Besar:</text:span></text:span><text:span text:style-name="T1"> Memperkenalkan dilema-dilema etika utama yang akan dibahas. </text:span></text:p>
              </text:list-item>
              <text:list-item>
                <text:p text:style-name="P352"><text:soft-page-break/><text:span text:style-name="Strong_20_Emphasis"><text:span text:style-name="T1">Mendorong Berpikir Kritis:</text:span></text:span><text:span text:style-name="T1"> Mengajak pembaca untuk bersiap menghadapi pertanyaan sulit tanpa jawaban mudah. </text:span></text:p>
              </text:list-item>
              <text:list-item>
                <text:p text:style-name="P150"><text:span text:style-name="Strong_20_Emphasis"><text:span text:style-name="T1">Roadmap:</text:span></text:span><text:span text:style-name="T1"> Memberikan preview isu-isu etika yang akan dibahas dalam subbab-subbab berikutnya. </text:span></text:p>
              </text:list-item>
            </text:list>
            <text:p text:style-name="Text_20_body"><text:span text:style-name="Strong_20_Emphasis"><text:span text:style-name="T1">[Prompt untuk Ilustrasi Gambar (Opsional)]</text:span></text:span></text:p>
            <text:list xml:id="list2164359589102534759" text:style-name="L165">
              <text:list-item>
                <text:p text:style-name="P151"><text:span text:style-name="Strong_20_Emphasis"><text:span text:style-name="T1">Saran Prompt Gambar:</text:span></text:span><text:span text:style-name="T1"> "Gambarkan sebuah persimpangan jalan dengan banyak rambu tanda tanya (?) yang besar. Satu jalan terlihat mulus dengan label 'Kemajuan Sains &amp; Teknologi Umur Panjang', tapi di ujungnya ada awan gelap atau kabut tebal berlabel 'Konsekuensi?'. Jalan-jalan lain di persimpangan itu memiliki label seperti 'Keadilan?', 'Lingkungan?', 'Makna Hidup?', 'Kodrat Alam?'. Seorang remaja berdiri di tengah persimpangan, terlihat sedang berpikir. Judul: 'Jalan Panjang Umur: Memasuki Labirin Etika'." </text:span></text:p>
              </text:list-item>
            </text:list>
            <text:p text:style-name="P442"/>
            <text:p text:style-name="P212">Saya akan menunggu perintah Anda ("YAX" atau "lanjut") untuk melanjutkan ke prompt berikutnya (Subbab 6.1: Siapa yang Berhak Hidup Lama? Kesenjangan Akses Teknologi).</text:p>
          </text:section>
          <text:section text:style-name="Sect1" text:name="feedback-form-45">
            <text:p text:style-name="P400"/>
          </text:section>
        </text:section>
        <text:section text:style-name="Sect1" text:name="90d5f49d6d163ca9">
          <text:p text:style-name="P212"/>
          <text:section text:style-name="Sect1" text:name="user-query-content-46">
            <text:p text:style-name="P440">YAX </text:p>
          </text:section>
          <text:p text:style-name="P400">Tampilkan alur berpikir</text:p>
          <text:section text:style-name="Sect2" text:name="model-response-message-contentr_90d5f49d6d163ca9">
            <text:p text:style-name="Text_20_body"><text:span text:style-name="T1">Baik, saya lanjutkan (Jumat, 25 April 2025, 20:32 WIB). Mari kita bahas dilema etika pertama yang paling sering muncul: </text:span><text:span text:style-name="Strong_20_Emphasis"><text:span text:style-name="T1">Keadilan Akses</text:span></text:span><text:span text:style-name="T1">.</text:span></text:p>
            <text:p text:style-name="P442"/>
            <text:p text:style-name="Text_20_body"><text:span text:style-name="Strong_20_Emphasis"><text:span text:style-name="T1">(Jawaban untuk Prompt Subbab 6.1)</text:span></text:span></text:p>
            <text:p text:style-name="Text_20_body"><text:span text:style-name="Strong_20_Emphasis"><text:span text:style-name="T1">Subbab 6.1: Siapa yang Berhak Hidup Lama? Kesenjangan Akses Teknologi</text:span></text:span></text:p>
            <text:p text:style-name="Text_20_body"><text:span text:style-name="T1">Bayangkan skenario ini: Sepuluh atau dua puluh tahun dari sekarang, para ilmuwan akhirnya berhasil menemukan 'ramuan' atau terapi canggih (mungkin kombinasi obat senolitik, terapi gen, dan sel punca) yang terbukti bisa bikin manusia hidup sehat sampai usia 120 tahun! Keren banget, kan? Tapi... ada satu masalah besar: karena teknologinya baru, super rumit, dan </text:span><text:soft-page-break/><text:span text:style-name="T1">butuh riset miliaran dolar, biaya terapi ini </text:span><text:span text:style-name="Strong_20_Emphasis"><text:span text:style-name="T1">mahalnya minta ampun!</text:span></text:span><text:span text:style-name="T1"> Mungkin setara harga rumah mewah atau mobil sport terbaru.</text:span></text:p>
            <text:p text:style-name="Text_20_body"><text:span text:style-name="T1">Pertanyaannya: </text:span><text:span text:style-name="Strong_20_Emphasis"><text:span text:style-name="T1">Siapa yang bakal bisa menikmati 'bonus' 40 tahun hidup sehat ini?</text:span></text:span></text:p>
            <text:p text:style-name="P212">Kemungkinan besar, yang pertama kali bisa mengaksesnya adalah:</text:p>
            <text:list xml:id="list9009449330468310609" text:style-name="L166">
              <text:list-item>
                <text:p text:style-name="P427">Orang-orang super kaya (miliarder, konglomerat) </text:p>
              </text:list-item>
              <text:list-item>
                <text:p text:style-name="P427">Selebriti papan atas </text:p>
              </text:list-item>
              <text:list-item>
                <text:p text:style-name="P427">Mungkin para pemimpin negara atau pejabat tinggi </text:p>
              </text:list-item>
              <text:list-item>
                <text:p text:style-name="P230">Orang-orang yang tinggal di negara maju dengan sistem kesehatan canggih </text:p>
              </text:list-item>
            </text:list>
            <text:p text:style-name="P212">Lalu, bagaimana dengan mayoritas orang lain di dunia? Petani di desa, guru honorer, buruh pabrik, pedagang kecil, atau bahkan mungkin keluarga kita sendiri? Kalau mereka nggak punya uang sebanyak itu, artinya mereka tetap akan menua dan meninggal di usia 'normal' seperti sekarang, sementara segelintir orang super kaya bisa menikmati hidup sehat puluhan tahun lebih lama.</text:p>
            <text:p text:style-name="Text_20_body"><text:span text:style-name="Strong_20_Emphasis"><text:span text:style-name="T1">Dunia Dua Kasta: Si Panjang Umur &amp; Si Fana?</text:span></text:span></text:p>
            <text:p text:style-name="Text_20_body"><text:span text:style-name="T1">Kalau skenario ini terjadi, banyak ahli etika khawatir ini bisa menciptakan </text:span><text:span text:style-name="Strong_20_Emphasis"><text:span text:style-name="T1">kesenjangan sosial yang jauh lebih parah</text:span></text:span><text:span text:style-name="T1"> dari yang ada sekarang. Ini bukan lagi cuma soal kaya dan miskin, tapi bisa jadi soal </text:span><text:span text:style-name="Strong_20_Emphasis"><text:span text:style-name="T1">'kasta biologis'</text:span></text:span><text:span text:style-name="T1">: kelompok elit yang panjang umur dan kelompok mayoritas yang 'fana' (punya umur terbatas).</text:span></text:p>
            <text:p text:style-name="P212">Coba bayangkan dampaknya:</text:p>
            <text:list xml:id="list1367834320644949968" text:style-name="L167">
              <text:list-item>
                <text:p text:style-name="P353"><text:span text:style-name="Strong_20_Emphasis"><text:span text:style-name="T1">Kekuasaan &amp; Kekayaan:</text:span></text:span><text:span text:style-name="T1"> Orang kaya yang hidup lebih lama punya waktu lebih banyak untuk mengakumulasi kekayaan, membangun pengaruh politik, dan mempertahankan posisi kekuasaan mereka. Jurang antara si kaya dan si miskin bisa makin dalam dan sulit dijembatani. </text:span></text:p>
              </text:list-item>
              <text:list-item>
                <text:p text:style-name="P353"><text:span text:style-name="Strong_20_Emphasis"><text:span text:style-name="T1">Kesempatan Hidup:</text:span></text:span><text:span text:style-name="T1"> Kesempatan untuk belajar, berkarya, atau sekadar menikmati hidup jadi sangat tidak setara. </text:span></text:p>
              </text:list-item>
              <text:list-item>
                <text:p text:style-name="P152"><text:span text:style-name="Strong_20_Emphasis"><text:span text:style-name="T1">Ketegangan Sosial:</text:span></text:span><text:span text:style-name="T1"> Kecemburuan dan kemarahan sosial bisa meledak melihat ketidakadilan yang begitu nyata. </text:span></text:p>
              </text:list-item>
            </text:list>
            <text:p text:style-name="Text_20_body"><text:span text:style-name="Strong_20_Emphasis"><text:span text:style-name="T1">Pasar Bebas vs. Hak Asasi?</text:span></text:span></text:p>
            <text:p text:style-name="P212"><text:soft-page-break/>Menanggapi kekhawatiran ini, ada beberapa pandangan:</text:p>
            <text:list xml:id="list8559141381086881180" text:style-name="L168">
              <text:list-item>
                <text:p text:style-name="P354"><text:span text:style-name="Strong_20_Emphasis"><text:span text:style-name="T1">Argumen Pasar Bebas:</text:span></text:span><text:span text:style-name="T1"> Ada yang bilang, "Santai saja, ini normal. Teknologi baru memang mahal di awal. Lihat saja HP atau komputer, dulu mewah sekarang hampir semua orang punya. Nanti juga harga terapi anti-penuaan bakal turun seiring waktu." Mereka percaya mekanisme pasar akan menyelesaikan masalah ini. </text:span></text:p>
              </text:list-item>
              <text:list-item>
                <text:p text:style-name="P153"><text:span text:style-name="Strong_20_Emphasis"><text:span text:style-name="T1">Argumen Hak Asasi &amp; Keadilan:</text:span></text:span><text:span text:style-name="T1"> Pandangan lain mengatakan, "Ini beda! Kesehatan dan kesempatan untuk hidup sehat dan panjang itu seharusnya </text:span><text:span text:style-name="Strong_20_Emphasis"><text:span text:style-name="T1">hak asasi manusia</text:span></text:span><text:span text:style-name="T1">, bukan barang mewah yang cuma bisa dibeli orang kaya." Menurut mereka, perlu ada campur tangan aktif—misalnya dari pemerintah lewat subsidi, regulasi harga, atau investasi besar-besaran agar teknologi ini bisa diakses lebih adil oleh semua lapisan masyarakat, terlepas dari status ekonominya. </text:span></text:p>
              </text:list-item>
            </text:list>
            <text:p text:style-name="Text_20_body"><text:span text:style-name="Strong_20_Emphasis"><text:span text:style-name="T1">Pertanyaan Buat Kita Renungkan:</text:span></text:span></text:p>
            <text:list xml:id="list1989992253356572979" text:style-name="L169">
              <text:list-item>
                <text:p text:style-name="P428">Menurutmu, apakah adil jika hanya orang yang super kaya yang bisa 'membeli' tambahan umur puluhan tahun? </text:p>
              </text:list-item>
              <text:list-item>
                <text:p text:style-name="P428">Siapa yang seharusnya bertanggung jawab memastikan akses yang lebih adil? Pemerintah? Perusahaan pengembang teknologi? PBB? Atau tanggung jawab kita bersama? </text:p>
              </text:list-item>
              <text:list-item>
                <text:p text:style-name="P428">Haruskah pengembangan teknologi ini ditahan saja sampai benar-benar bisa murah dan diakses semua orang (meskipun itu mungkin memperlambat kemajuan sains)? </text:p>
              </text:list-item>
              <text:list-item>
                <text:p text:style-name="P231">Apa solusi paling adil yang bisa kamu pikirkan? </text:p>
              </text:list-item>
            </text:list>
            <text:p text:style-name="Text_20_body"><text:span text:style-name="Strong_20_Emphasis"><text:span text:style-name="T1">Kesimpulan:</text:span></text:span><text:span text:style-name="T1"> Isu keadilan akses ini adalah salah satu dilema etika paling nyata dan mendesak yang harus kita hadapi jika teknologi perpanjangan usia radikal benar-benar datang. Bagaimana kita memutuskan siapa yang berhak mendapat 'bonus' waktu hidup akan sangat menentukan wajah masyarakat masa depan kita. Ini bukan masalah sepele, dan perlu kita pikirkan bersama dari sekarang.</text:span></text:p>
            <text:p text:style-name="P442"/>
            <text:p text:style-name="Text_20_body"><text:span text:style-name="Strong_20_Emphasis"><text:span text:style-name="T1">[Tips Tambahan yang Digunakan:]</text:span></text:span></text:p>
            <text:list xml:id="list7699999216928631911" text:style-name="L170">
              <text:list-item>
                <text:p text:style-name="P355"><text:span text:style-name="Strong_20_Emphasis"><text:span text:style-name="T1">Skenario Konkret:</text:span></text:span><text:span text:style-name="T1"> Melukiskan skenario kesenjangan akses yang mudah dibayangkan. </text:span></text:p>
              </text:list-item>
              <text:list-item>
                <text:p text:style-name="P355"><text:soft-page-break/><text:span text:style-name="Strong_20_Emphasis"><text:span text:style-name="T1">Menjelaskan Dampak:</text:span></text:span><text:span text:style-name="T1"> Menguraikan potensi konsekuensi sosial dan ekonomi dari kesenjangan tersebut ('kasta biologis'). </text:span></text:p>
              </text:list-item>
              <text:list-item>
                <text:p text:style-name="P355"><text:span text:style-name="Strong_20_Emphasis"><text:span text:style-name="T1">Menyajikan Sudut Pandang Berbeda:</text:span></text:span><text:span text:style-name="T1"> Memaparkan argumen 'pasar bebas' versus 'hak asasi/keadilan'. </text:span></text:p>
              </text:list-item>
              <text:list-item>
                <text:p text:style-name="P355"><text:span text:style-name="Strong_20_Emphasis"><text:span text:style-name="T1">Mengajukan Pertanyaan Langsung:</text:span></text:span><text:span text:style-name="T1"> Mendorong pembaca untuk berpikir kritis tentang solusi dan tanggung jawab. </text:span></text:p>
              </text:list-item>
              <text:list-item>
                <text:p text:style-name="P154"><text:span text:style-name="Strong_20_Emphasis"><text:span text:style-name="T1">Menekankan Urgensi:</text:span></text:span><text:span text:style-name="T1"> Menyatakan bahwa ini adalah isu penting yang perlu dipikirkan dari sekarang. </text:span></text:p>
              </text:list-item>
            </text:list>
            <text:p text:style-name="Text_20_body"><text:span text:style-name="Strong_20_Emphasis"><text:span text:style-name="T1">[Prompt untuk Ilustrasi Gambar (Opsional)]</text:span></text:span></text:p>
            <text:list xml:id="list414568428506813928" text:style-name="L171">
              <text:list-item>
                <text:p text:style-name="P155"><text:span text:style-name="Strong_20_Emphasis"><text:span text:style-name="T1">Saran Prompt Gambar:</text:span></text:span><text:span text:style-name="T1"> "Gambarkan dua kelompok orang yang dipisahkan oleh jurang lebar. Di satu sisi (sisi 'kaya'), orang-orang terlihat muda, bugar, modern, dengan latar belakang gedung mewah dan teknologi canggih, mungkin ada simbol '150 tahun'. Di sisi lain (sisi 'kurang mampu'), orang-orang terlihat menua secara normal, dengan latar belakang pemukiman sederhana, mungkin ada simbol '75 tahun'. Di atas jurang ada jembatan yang putus atau sangat sulit dijangkau. Judul: 'Kesenjangan Umur Panjang: Adilkah?'." </text:span></text:p>
              </text:list-item>
            </text:list>
            <text:p text:style-name="P442"/>
            <text:p text:style-name="P212">Saya akan menunggu perintah Anda ("YAX" atau "lanjut") untuk melanjutkan ke prompt berikutnya (Subbab 6.2: Bumi yang Makin Sesak: Dampak Overpopulasi).</text:p>
          </text:section>
          <text:section text:style-name="Sect1" text:name="feedback-form-46">
            <text:p text:style-name="P400"/>
          </text:section>
        </text:section>
        <text:section text:style-name="Sect1" text:name="7ceaf2adf5717eb3">
          <text:p text:style-name="P212"/>
          <text:section text:style-name="Sect1" text:name="user-query-content-47">
            <text:p text:style-name="P440">YAX </text:p>
          </text:section>
          <text:p text:style-name="P400">Tampilkan alur berpikir</text:p>
          <text:section text:style-name="Sect2" text:name="model-response-message-contentr_7ceaf2adf5717eb3">
            <text:p text:style-name="Text_20_body"><text:span text:style-name="T1">Baik, saya lanjutkan (Jumat, 25 April 2025, 20:41 WIB). Mari kita beralih ke kekhawatiran etis berikutnya yang berskala global: </text:span><text:span text:style-name="Strong_20_Emphasis"><text:span text:style-name="T1">Dampak Overpopulasi</text:span></text:span><text:span text:style-name="T1">.</text:span></text:p>
            <text:p text:style-name="P442"/>
            <text:p text:style-name="Text_20_body"><text:span text:style-name="Strong_20_Emphasis"><text:span text:style-name="T1">(Jawaban untuk Prompt Subbab 6.2)</text:span></text:span></text:p>
            <text:p text:style-name="Text_20_body"><text:span text:style-name="Strong_20_Emphasis"><text:span text:style-name="T1">Subbab 6.2: Bumi yang Makin Sesak: Dampak Overpopulasi</text:span></text:span></text:p>
            <text:p text:style-name="Text_20_body"><text:span text:style-name="T1">Selain soal keadilan siapa yang bisa mengakses teknologi awet muda, ada pertanyaan besar lain yang bikin banyak orang khawatir: Kalau manusia bisa </text:span><text:soft-page-break/><text:span text:style-name="T1">hidup jauh lebih lama, misalnya rata-rata sampai 120 atau 150 tahun, </text:span><text:span text:style-name="Strong_20_Emphasis"><text:span text:style-name="T1">apa nggak bikin Bumi kita ini jadi makin sesak?</text:span></text:span></text:p>
            <text:p text:style-name="Text_20_body"><text:span text:style-name="Strong_20_Emphasis"><text:span text:style-name="T1">Logika Sederhana, Dampak Besar</text:span></text:span></text:p>
            <text:p text:style-name="P212">Coba kita pakai logika sederhana. Saat ini saja, populasi dunia sudah hampir 8 miliar orang. Angka kelahiran di banyak negara memang cenderung menurun, tapi kalau angka kematian (terutama karena usia tua) juga menurun drastis karena orang hidup jauh lebih lama, apa yang akan terjadi? Populasi dunia bisa membengkak gila-gilaan! Bayangkan kalau orang yang seharusnya 'pergi' di usia 80 tahun ternyata baru 'pergi' di usia 130 tahun, sementara bayi-bayi baru terus lahir. Jumlah manusia di planet ini bisa jadi belasan atau bahkan puluhan miliar!</text:p>
            <text:p text:style-name="Text_20_body"><text:span text:style-name="Strong_20_Emphasis"><text:span text:style-name="T1">Bumi Sanggup Nampung Nggak?</text:span></text:span></text:p>
            <text:p text:style-name="Text_20_body"><text:span text:style-name="T1">Pertanyaan besarnya: Apakah planet kita yang sumber dayanya terbatas ini </text:span><text:span text:style-name="Strong_20_Emphasis"><text:span text:style-name="T1">sanggup menampung</text:span></text:span><text:span text:style-name="T1"> populasi manusia yang jauh lebih besar dan hidup lebih lama? Kekhawatiran utamanya antara lain:</text:span></text:p>
            <text:list xml:id="list4414895109515822193" text:style-name="L172">
              <text:list-item>
                <text:p text:style-name="P356"><text:span text:style-name="Strong_20_Emphasis"><text:span text:style-name="T1">Makanan &amp; Air Bersih:</text:span></text:span><text:span text:style-name="T1"> Bisakah kita memproduksi cukup pangan dan menyediakan air bersih untuk semua orang? Saat ini saja masalah kelaparan dan krisis air bersih masih terjadi di banyak tempat. </text:span></text:p>
              </text:list-item>
              <text:list-item>
                <text:p text:style-name="P356"><text:span text:style-name="Strong_20_Emphasis"><text:span text:style-name="T1">Energi &amp; Bahan Baku:</text:span></text:span><text:span text:style-name="T1"> Kebutuhan energi akan meroket. Dari mana kita dapat sumber energi yang cukup dan ramah lingkungan? Bagaimana dengan bahan baku lain untuk industri, perumahan, dll.? </text:span></text:p>
              </text:list-item>
              <text:list-item>
                <text:p text:style-name="P356"><text:span text:style-name="Strong_20_Emphasis"><text:span text:style-name="T1">Lingkungan Hidup:</text:span></text:span><text:span text:style-name="T1"> Lebih banyak manusia berarti lebih banyak konsumsi, lebih banyak sampah, lebih banyak polusi, dan tekanan yang lebih besar pada ekosistem alam. Bagaimana nasib hutan, laut, dan keanekaragaman hayati lainnya? Bagaimana dengan percepatan perubahan iklim? </text:span></text:p>
              </text:list-item>
              <text:list-item>
                <text:p text:style-name="P156"><text:span text:style-name="Strong_20_Emphasis"><text:span text:style-name="T1">Ruang Hidup &amp; Infrastruktur:</text:span></text:span><text:span text:style-name="T1"> Di mana semua orang ini akan tinggal? Bagaimana dengan kebutuhan jalan, transportasi, sekolah, rumah sakit, dan layanan publik lainnya? Kota-kota bisa jadi super padat. </text:span></text:p>
              </text:list-item>
            </text:list>
            <text:p text:style-name="Text_20_body"><text:span text:style-name="Strong_20_Emphasis"><text:span text:style-name="T1">Masalah Sosial-Ekonomi Lainnya</text:span></text:span></text:p>
            <text:p text:style-name="P212">Selain tekanan pada sumber daya alam, overpopulasi akibat umur panjang <text:soft-page-break/>juga bisa menimbulkan masalah sosial dan ekonomi:</text:p>
            <text:list xml:id="list2397766759271740432" text:style-name="L173">
              <text:list-item>
                <text:p text:style-name="P357"><text:span text:style-name="Strong_20_Emphasis"><text:span text:style-name="T1">Persaingan Kerja Makin Ketat:</text:span></text:span><text:span text:style-name="T1"> Seperti dibahas sebelumnya, kalau generasi tua tidak pensiun, lapangan kerja untuk generasi muda bisa semakin sempit. Tingkat pengangguran bisa melonjak. </text:span></text:p>
              </text:list-item>
              <text:list-item>
                <text:p text:style-name="P157"><text:span text:style-name="Strong_20_Emphasis"><text:span text:style-name="T1">Beban Sistem Jaminan Sosial:</text:span></text:span><text:span text:style-name="T1"> Sistem pensiun dan jaminan kesehatan saat ini dirancang berdasarkan asumsi usia harapan hidup yang lebih pendek. Siapa yang akan membiayai kebutuhan hidup dan kesehatan jutaan orang berusia 100+ tahun? Pajak bisa jadi sangat tinggi. </text:span></text:p>
              </text:list-item>
            </text:list>
            <text:p text:style-name="Text_20_body"><text:span text:style-name="Strong_20_Emphasis"><text:span text:style-name="T1">Ada Solusi atau Argumen Tandingan?</text:span></text:span></text:p>
            <text:p text:style-name="P212">Beberapa orang berpendapat bahwa kekhawatiran ini berlebihan. Mereka bilang:</text:p>
            <text:list xml:id="list6162841494595863222" text:style-name="L174">
              <text:list-item>
                <text:p text:style-name="P429">Manusia akan beradaptasi, mungkin angka kelahiran akan turun drastis secara alami jika orang tahu mereka akan hidup lama. </text:p>
              </text:list-item>
              <text:list-item>
                <text:p text:style-name="P429">Inovasi teknologi akan menyelamatkan kita! Kita akan menemukan cara baru bertani yang super efisien (pertanian vertikal?), sumber energi bersih tak terbatas (fusi nuklir?), atau cara mendaur ulang sampah dengan sempurna. </text:p>
              </text:list-item>
              <text:list-item>
                <text:p text:style-name="P232">Mungkin kita bisa pindah ke planet lain? (Meskipun ini masih sangat spekulatif dan mahal banget). </text:p>
              </text:list-item>
            </text:list>
            <text:p text:style-name="Text_20_body"><text:span text:style-name="Strong_20_Emphasis"><text:span text:style-name="T1">Dilema Tanggung Jawab Kita</text:span></text:span></text:p>
            <text:p text:style-name="P212">Ini membawa kita pada pertanyaan etis yang sulit: Apakah kita, sebagai individu, punya hak untuk mengejar keinginan hidup selama mungkin, jika secara kolektif tindakan itu berpotensi membahayakan kelestarian planet Bumi dan kesejahteraan generasi anak-cucu kita di masa depan? Bagaimana kita menyeimbangkan ambisi pribadi dengan tanggung jawab kita sebagai 'penghuni sementara' di planet ini?</text:p>
            <text:p text:style-name="Text_20_body"><text:span text:style-name="Strong_20_Emphasis"><text:span text:style-name="T1">Kesimpulan:</text:span></text:span><text:span text:style-name="T1"> Potensi ledakan populasi dan dampaknya pada sumber daya alam serta lingkungan adalah salah satu argumen etis terkuat yang menentang perpanjangan usia radikal secara massal. Ini adalah 'gajah di dalam ruangan' yang tidak bisa kita abaikan. Kita perlu memikirkan solusi berkelanjutan secara serius jika ingin mimpi umur panjang tidak berubah menjadi mimpi buruk bagi planet kita.</text:span></text:p>
            <text:p text:style-name="P442"><text:soft-page-break/></text:p>
            <text:p text:style-name="Text_20_body"><text:span text:style-name="Strong_20_Emphasis"><text:span text:style-name="T1">[Tips Tambahan yang Digunakan:]</text:span></text:span></text:p>
            <text:list xml:id="list324040923301903760" text:style-name="L175">
              <text:list-item>
                <text:p text:style-name="P358"><text:span text:style-name="Strong_20_Emphasis"><text:span text:style-name="T1">Logika Sederhana:</text:span></text:span><text:span text:style-name="T1"> Menjelaskan hubungan antara umur panjang, angka kelahiran, dan potensi ledakan populasi. </text:span></text:p>
              </text:list-item>
              <text:list-item>
                <text:p text:style-name="P358"><text:span text:style-name="Strong_20_Emphasis"><text:span text:style-name="T1">Daftar Dampak:</text:span></text:span><text:span text:style-name="T1"> Merinci potensi dampak negatif pada berbagai aspek (sumber daya alam, lingkungan, sosial, ekonomi). </text:span></text:p>
              </text:list-item>
              <text:list-item>
                <text:p text:style-name="P358"><text:span text:style-name="Strong_20_Emphasis"><text:span text:style-name="T1">Menyajikan Argumen Tandingan:</text:span></text:span><text:span text:style-name="T1"> Memberikan ruang untuk kemungkinan solusi atau pandangan optimistis (meskipun tetap kritis). </text:span></text:p>
              </text:list-item>
              <text:list-item>
                <text:p text:style-name="P358"><text:span text:style-name="Strong_20_Emphasis"><text:span text:style-name="T1">Mengajukan Dilema Etis:</text:span></text:span><text:span text:style-name="T1"> Menyoroti konflik antara keinginan individu dan tanggung jawab kolektif. </text:span></text:p>
              </text:list-item>
              <text:list-item>
                <text:p text:style-name="P158"><text:span text:style-name="Strong_20_Emphasis"><text:span text:style-name="T1">Metafora:</text:span></text:span><text:span text:style-name="T1"> Menggunakan metafora 'gajah di dalam ruangan'. </text:span></text:p>
              </text:list-item>
            </text:list>
            <text:p text:style-name="Text_20_body"><text:span text:style-name="Strong_20_Emphasis"><text:span text:style-name="T1">[Prompt untuk Ilustrasi Gambar (Opsional)]</text:span></text:span></text:p>
            <text:list xml:id="list764767022859867809" text:style-name="L176">
              <text:list-item>
                <text:p text:style-name="P159"><text:span text:style-name="Strong_20_Emphasis"><text:span text:style-name="T1">Saran Prompt Gambar:</text:span></text:span><text:span text:style-name="T1"> "Gambarkan planet Bumi yang terlihat sangat padat dan sesak oleh siluet manusia. Sumber daya alam seperti hutan terlihat gundul, air terlihat keruh, dan ada banyak asap polusi. Di bawahnya, ada grafik populasi dunia yang melonjak tajam di masa depan. Beri judul 'Bumi Makin Sesak: Mampukah Planet Kita Menampung Manusia Berumur Panjang?'." </text:span></text:p>
              </text:list-item>
            </text:list>
            <text:p text:style-name="P442"/>
            <text:p text:style-name="P212">Saya akan menunggu perintah Anda ("YAX" atau "lanjut") untuk melanjutkan ke prompt berikutnya (Subbab 6.3: Arti Kehidupan Jika Kematian Tertunda: Kebosanan atau Kesempatan Baru?).</text:p>
          </text:section>
          <text:section text:style-name="Sect1" text:name="feedback-form-47">
            <text:p text:style-name="P400"/>
          </text:section>
        </text:section>
        <text:section text:style-name="Sect1" text:name="2e57ec3c5b581bfd">
          <text:p text:style-name="P212"/>
          <text:section text:style-name="Sect1" text:name="user-query-content-48">
            <text:p text:style-name="P440">YAX </text:p>
          </text:section>
          <text:p text:style-name="P400">Tampilkan alur berpikir</text:p>
          <text:section text:style-name="Sect2" text:name="model-response-message-contentr_2e57ec3c5b581bfd">
            <text:p text:style-name="Text_20_body"><text:span text:style-name="T1">Baik, saya lanjutkan (Jumat, 25 April 2025, 20:57 WIB). Setelah membahas isu keadilan dan lingkungan, mari kita masuk ke pertanyaan yang lebih personal dan filosofis di </text:span><text:span text:style-name="Strong_20_Emphasis"><text:span text:style-name="T1">Subbab 6.3: Arti Kehidupan Jika Kematian Tertunda: Kebosanan atau Kesempatan Baru?</text:span></text:span><text:span text:style-name="T1">.</text:span></text:p>
            <text:p text:style-name="P442"/>
            <text:p text:style-name="Text_20_body"><text:soft-page-break/><text:span text:style-name="Strong_20_Emphasis"><text:span text:style-name="T1">(Jawaban untuk Prompt Subbab 6.3)</text:span></text:span></text:p>
            <text:p text:style-name="Text_20_body"><text:span text:style-name="Strong_20_Emphasis"><text:span text:style-name="T1">Subbab 6.3: Arti Kehidupan Jika Kematian Tertunda: Kebosanan atau Kesempatan Baru?</text:span></text:span></text:p>
            <text:p text:style-name="Text_20_body"><text:span text:style-name="T1">Katakanlah suatu hari nanti, berkat kemajuan sains, kita benar-benar bisa hidup sehat sampai usia 150, 200 tahun, atau bahkan lebih. Pertanyaan selanjutnya: </text:span><text:span text:style-name="Strong_20_Emphasis"><text:span text:style-name="T1">Terus, kita mau ngapain selama itu?</text:span></text:span><text:span text:style-name="T1"> Bagaimana rasanya hidup dengan rentang waktu yang begitu panjang? Apakah hidup akan terasa lebih bermakna, atau justru sebaliknya?</text:span></text:p>
            <text:p text:style-name="Text_20_body"><text:span text:style-name="Strong_20_Emphasis"><text:span text:style-name="T1">Apakah Kematian yang Bikin Hidup Berharga?</text:span></text:span></text:p>
            <text:p text:style-name="Text_20_body"><text:span text:style-name="T1">Ada pandangan filosofis yang mengatakan bahwa justru karena kita tahu waktu kita di dunia ini </text:span><text:span text:style-name="Strong_20_Emphasis"><text:span text:style-name="T1">terbatas</text:span></text:span><text:span text:style-name="T1">, hidup jadi terasa lebih berharga. Kesadaran akan kematian (mortalitas) memberi kita rasa </text:span><text:span text:style-name="Strong_20_Emphasis"><text:span text:style-name="T1">urgensi</text:span></text:span><text:span text:style-name="T1">. Kita jadi termotivasi untuk memanfaatkan waktu sebaik mungkin: mengejar cita-cita, menyatakan cinta, memperbaiki kesalahan, menciptakan sesuatu, sebelum 'waktu habis'. Ibaratnya, 'deadline' kematian itu bikin kita nggak menunda-nunda hal penting.</text:span></text:p>
            <text:p text:style-name="P212">Nah, kalau 'deadline' itu jadi sangat jauh atau bahkan nggak pasti, apakah motivasi kita akan luntur? Akankah kita jadi lebih malas, kurang berani mengambil risiko, atau kurang menghargai momen-momen kecil dalam hidup karena merasa 'ah, waktunya masih banyak'?</text:p>
            <text:p text:style-name="Text_20_body"><text:span text:style-name="Strong_20_Emphasis"><text:span text:style-name="T1">Ancaman Kebosanan Super Panjang (Ennui Eksistensial)</text:span></text:span></text:p>
            <text:p text:style-name="Text_20_body"><text:span text:style-name="T1">Ini salah satu kekhawatiran yang sering muncul: hidup yang </text:span><text:span text:style-name="Emphasis"><text:span text:style-name="T1">terlalu</text:span></text:span><text:span text:style-name="T1"> panjang bisa jadi </text:span><text:span text:style-name="Strong_20_Emphasis"><text:span text:style-name="T1">membosankan setengah mati!</text:span></text:span><text:span text:style-name="T1"> Bayangkan kamu sudah mencoba puluhan karir berbeda, keliling dunia berkali-kali, belajar semua bahasa, nonton semua film, baca semua buku bagus, mengalami jatuh cinta dan patah hati berkali-kali... setelah 150 atau 200 tahun, apakah masih ada hal baru yang bisa bikin kamu </text:span><text:span text:style-name="Emphasis"><text:span text:style-name="T1">excited</text:span></text:span><text:span text:style-name="T1">? Apakah hidup akan terasa hambar, monoton, dan kehilangan percikan semangatnya? Ini yang disebut </text:span><text:span text:style-name="Emphasis"><text:span text:style-name="T1">ennui eksistensial</text:span></text:span><text:span text:style-name="T1">—kebosanan mendalam karena merasa sudah mengalami segalanya.</text:span></text:p>
            <text:p text:style-name="Text_20_body"><text:span text:style-name="Strong_20_Emphasis"><text:span text:style-name="T1">Sisi Lain: Lautan Kesempatan Baru!</text:span></text:span></text:p>
            <text:p text:style-name="Text_20_body"><text:span text:style-name="T1">Tapi, tentu saja ada pandangan yang jauh lebih optimistis! Umur panjang bisa dilihat sebagai </text:span><text:span text:style-name="Strong_20_Emphasis"><text:span text:style-name="T1">hadiah kesempatan yang luar biasa luas</text:span></text:span><text:span text:style-name="T1">:</text:span></text:p>
            <text:list xml:id="list1932259709976561920" text:style-name="L177">
              <text:list-item>
                <text:p text:style-name="P359"><text:soft-page-break/><text:span text:style-name="Strong_20_Emphasis"><text:span text:style-name="T1">Belajar Tanpa Batas:</text:span></text:span><text:span text:style-name="T1"> Punya waktu untuk benar-benar mendalami banyak bidang ilmu, seni, atau keterampilan. Kamu bisa jadi ahli fisika, sekaligus musisi handal, sekaligus koki profesional! </text:span></text:p>
              </text:list-item>
              <text:list-item>
                <text:p text:style-name="P359"><text:span text:style-name="Strong_20_Emphasis"><text:span text:style-name="T1">Multi-Karir &amp; Multi-Passion:</text:span></text:span><text:span text:style-name="T1"> Nggak perlu pusing pilih satu jalur karir. Kamu bisa mencoba jadi dokter, lalu penulis, lalu aktivis lingkungan, lalu mungkin astronot! </text:span></text:p>
              </text:list-item>
              <text:list-item>
                <text:p text:style-name="P359"><text:span text:style-name="Strong_20_Emphasis"><text:span text:style-name="T1">Eksplorasi Diri &amp; Dunia:</text:span></text:span><text:span text:style-name="T1"> Waktu yang 'tak terbatas' untuk benar-benar mengenal diri sendiri, merenung, bermeditasi, traveling ke tempat-tempat terpencil, dan menyaksikan perubahan dunia secara langsung dalam jangka waktu yang sangat panjang. </text:span></text:p>
              </text:list-item>
              <text:list-item>
                <text:p text:style-name="P160"><text:span text:style-name="Strong_20_Emphasis"><text:span text:style-name="T1">Hubungan Lebih Dalam?:</text:span></text:span><text:span text:style-name="T1"> Mungkin kita jadi punya waktu lebih banyak untuk membangun hubungan yang benar-benar mendalam dan berkualitas (meskipun tantangan baru dalam hubungan juga mungkin muncul, seperti dibahas nanti). </text:span></text:p>
              </text:list-item>
            </text:list>
            <text:p text:style-name="Text_20_body"><text:span text:style-name="Strong_20_Emphasis"><text:span text:style-name="T1">Definisi Ulang Siklus Hidup</text:span></text:span></text:p>
            <text:p text:style-name="P212">Konsep 'fase kehidupan' yang kita kenal (bayi, anak, remaja, dewasa muda, paruh baya, lansia) mungkin harus didefinisikan ulang total. Bisa jadi akan muncul fase-fase baru, misalnya 'dewasa kedua' atau 'masa eksplorasi pasca-karir pertama'.</text:p>
            <text:p text:style-name="Text_20_body"><text:span text:style-name="Strong_20_Emphasis"><text:span text:style-name="T1">Masyarakat Dinamis atau Stagnan?</text:span></text:span></text:p>
            <text:p text:style-name="P212">Pertanyaan lain: Akankah masyarakat yang didominasi orang berumur sangat panjang menjadi lebih bijaksana karena akumulasi pengalaman, atau justru menjadi terlalu konservatif, takut perubahan, dan menghambat ide-ide baru dari generasi yang lebih 'muda' (meskipun usia mereka mungkin sudah 50 atau 60)?</text:p>
            <text:p text:style-name="Text_20_body"><text:span text:style-name="Strong_20_Emphasis"><text:span text:style-name="T1">[Bagaimana Denganmu?]</text:span></text:span><text:span text:style-name="T1"> Coba bayangkan sejenak: Kalau kamu punya jaminan hidup sehat sampai usia 200 tahun, 5 hal pertama apa yang akan kamu prioritaskan untuk dilakukan dengan 'bonus' waktu 100+ tahun itu? Apakah menurutmu hidupmu akan terasa lebih kaya makna, atau kamu khawatir akan kebosanan?</text:span></text:p>
            <text:p text:style-name="Text_20_body"><text:span text:style-name="Strong_20_Emphasis"><text:span text:style-name="T1">Kesimpulan:</text:span></text:span><text:span text:style-name="T1"> Pengaruh umur panjang radikal terhadap makna dan tujuan hidup adalah teka-teki filosofis yang sangat personal dan kompleks. Tidak ada jawaban pasti apakah itu akan membawa kebosanan atau justru membuka lautan kesempatan baru. Mungkin keduanya bisa terjadi, </text:span><text:soft-page-break/><text:span text:style-name="T1">tergantung pada individu dan bagaimana masyarakat di masa depan memaknai rentang waktu kehidupan yang baru ini.</text:span></text:p>
            <text:p text:style-name="P442"/>
            <text:p text:style-name="Text_20_body"><text:span text:style-name="Strong_20_Emphasis"><text:span text:style-name="T1">[Tips Tambahan yang Digunakan:]</text:span></text:span></text:p>
            <text:list xml:id="list2524407892985931917" text:style-name="L178">
              <text:list-item>
                <text:p text:style-name="P360"><text:span text:style-name="Strong_20_Emphasis"><text:span text:style-name="T1">Eksplorasi Filosofis:</text:span></text:span><text:span text:style-name="T1"> Menggali pertanyaan tentang makna hidup, peran kematian, dan motivasi. </text:span></text:p>
              </text:list-item>
              <text:list-item>
                <text:p text:style-name="P360"><text:span text:style-name="Strong_20_Emphasis"><text:span text:style-name="T1">Menyajikan Dua Sisi:</text:span></text:span><text:span text:style-name="T1"> Membahas potensi negatif (kebosanan) dan potensi positif (kesempatan) secara seimbang. </text:span></text:p>
              </text:list-item>
              <text:list-item>
                <text:p text:style-name="P360"><text:span text:style-name="Strong_20_Emphasis"><text:span text:style-name="T1">Mengajukan Pertanyaan Reflektif:</text:span></text:span><text:span text:style-name="T1"> Mendorong pembaca untuk membayangkan dan merefleksikan dampaknya pada diri mereka sendiri. </text:span></text:p>
              </text:list-item>
              <text:list-item>
                <text:p text:style-name="P360"><text:span text:style-name="Strong_20_Emphasis"><text:span text:style-name="T1">Mempertimbangkan Dampak Sosial:</text:span></text:span><text:span text:style-name="T1"> Menyinggung potensi perubahan siklus hidup dan dinamisme masyarakat. </text:span></text:p>
              </text:list-item>
              <text:list-item>
                <text:p text:style-name="P161"><text:span text:style-name="Strong_20_Emphasis"><text:span text:style-name="T1">Nada Eksploratif:</text:span></text:span><text:span text:style-name="T1"> Menggunakan bahasa yang menunjukkan eksplorasi ide daripada memberikan jawaban definitif. </text:span></text:p>
              </text:list-item>
            </text:list>
            <text:p text:style-name="Text_20_body"><text:span text:style-name="Strong_20_Emphasis"><text:span text:style-name="T1">[Prompt untuk Ilustrasi Gambar (Opsional)]</text:span></text:span></text:p>
            <text:list xml:id="list5914100260582984092" text:style-name="L179">
              <text:list-item>
                <text:p text:style-name="P162"><text:span text:style-name="Strong_20_Emphasis"><text:span text:style-name="T1">Saran Prompt Gambar:</text:span></text:span><text:span text:style-name="T1"> "Gambarkan siluet seseorang berdiri di depan dua pintu besar yang kontras. Pintu Kiri: Terlihat suram, dengan simbol jam dinding yang berhenti atau laba-laba, berlabel 'Kebosanan Eksistensial'. Pintu Kanan: Terlihat cerah dan penuh warna, dengan simbol buku terbuka, palet lukis, bola dunia, roket, berlabel 'Lautan Kesempatan Baru'. Orang tersebut terlihat ragu atau sedang mempertimbangkan akan masuk ke pintu mana. Judul: 'Hidup 200 Tahun: Berkah atau Kutukan?'" </text:span></text:p>
              </text:list-item>
            </text:list>
            <text:p text:style-name="P442"/>
            <text:p text:style-name="P212">Saya akan menunggu perintah Anda ("YAX" atau "lanjut") untuk melanjutkan ke prompt berikutnya (Subbab 6.4: Hubungan Antar Generasi: Bagaimana Jika Nenek Buyut Masih Ada Saat Kamu Punya Cucu?).</text:p>
          </text:section>
          <text:section text:style-name="Sect1" text:name="feedback-form-48">
            <text:p text:style-name="P400"/>
          </text:section>
        </text:section>
        <text:section text:style-name="Sect1" text:name="5dcac0dfc2e26db4">
          <text:p text:style-name="P212"/>
          <text:section text:style-name="Sect1" text:name="user-query-content-49">
            <text:p text:style-name="P440">YAX </text:p>
          </text:section>
          <text:p text:style-name="P400">Tampilkan alur berpikir</text:p>
          <text:section text:style-name="Sect2" text:name="model-response-message-contentr_5dcac0dfc2e26db4">
            <text:p text:style-name="Text_20_body"><text:soft-page-break/><text:span text:style-name="T1">Baik, saya lanjutkan (Jumat, 25 April 2025, 21:03 WIB). Sekarang kita akan membayangkan bagaimana struktur unit paling dasar dalam masyarakat, yaitu keluarga, bisa berubah total di </text:span><text:span text:style-name="Strong_20_Emphasis"><text:span text:style-name="T1">Subbab 6.4: Hubungan Antar Generasi: Bagaimana Jika Nenek Buyut Masih Ada Saat Kamu Punya Cucu?</text:span></text:span><text:span text:style-name="T1">.</text:span></text:p>
            <text:p text:style-name="P442"/>
            <text:p text:style-name="Text_20_body"><text:span text:style-name="Strong_20_Emphasis"><text:span text:style-name="T1">(Jawaban untuk Prompt Subbab 6.4)</text:span></text:span></text:p>
            <text:p text:style-name="Text_20_body"><text:span text:style-name="Strong_20_Emphasis"><text:span text:style-name="T1">Subbab 6.4: Hubungan Antar Generasi: Bagaimana Jika Nenek Buyut Masih Ada Saat Kamu Punya Cucu?</text:span></text:span></text:p>
            <text:p text:style-name="P212">Coba deh bayangkan situasi ini: Kamu sekarang berusia 70 tahun, sudah punya cucu yang mulai remaja. Tapi, orang tuamu (yang usianya 90-an) masih sehat bugar dan aktif bekerja. Nggak cuma itu, kakek-nenekmu (usia 120-an) juga masih suka ikut arisan atau bahkan baru mulai hobi panjat tebing. Dan yang lebih hebat lagi, nenek buyutmu (usia 150 tahun!) baru saja lulus S3 dan berencana keliling dunia!</text:p>
            <text:p text:style-name="Text_20_body"><text:span text:style-name="T1">Kedengarannya absurd? Mungkin sekarang iya. Tapi kalau teknologi perpanjangan usia radikal benar-benar terwujud, skenario keluarga </text:span><text:span text:style-name="Strong_20_Emphasis"><text:span text:style-name="T1">multi-generasi</text:span></text:span><text:span text:style-name="T1"> yang hidup sehat bersama dalam waktu yang </text:span><text:span text:style-name="Emphasis"><text:span text:style-name="T1">sangat</text:span></text:span><text:span text:style-name="T1"> lama ini bisa jadi kenyataan. Bagaimana ini akan mengubah total cara kita memandang keluarga dan hubungan antar generasi?</text:span></text:p>
            <text:list xml:id="list6269697578822526779" text:style-name="L180">
              <text:list-item>
                <text:p text:style-name="P361"><text:span text:style-name="Strong_20_Emphasis"><text:span text:style-name="T1">Definisi Keluarga Bisa Melar:</text:span></text:span><text:span text:style-name="T1"> Konsep 'keluarga inti' (ayah, ibu, anak) mungkin jadi kurang relevan. Kita mungkin akan hidup dalam 'klan' multi-generasi yang lebih besar, di mana 4, 5, atau bahkan 6 generasi hidup berdampingan. Siapa yang akan jadi 'kepala keluarga'? Bagaimana peran dan tanggung jawab dibagi? </text:span></text:p>
              </text:list-item>
              <text:list-item>
                <text:p text:style-name="P361"><text:span text:style-name="Strong_20_Emphasis"><text:span text:style-name="T1">Peran Orang Tua &amp; Anak Berubah:</text:span></text:span><text:span text:style-name="T1"> Kalau orang tuamu tetap 'muda' secara fisik dan mental saat kamu sudah 50 atau 60 tahun, apakah mereka masih akan 'menggurui'-mu? Atau hubungan kalian jadi lebih setara seperti teman? Bagaimana dengan kemandirian finansial jika anak baru bisa 'mandiri' di usia 40 atau 50 karena orang tuanya masih sangat produktif? </text:span></text:p>
              </text:list-item>
              <text:list-item>
                <text:p text:style-name="P361"><text:span text:style-name="Strong_20_Emphasis"><text:span text:style-name="T1">Kakek-Nenek Super Aktif:</text:span></text:span><text:span text:style-name="T1"> Peran kakek-nenek yang biasanya identik dengan 'mengasuh cucu' atau 'memberi nasihat bijak orang tua' mungkin akan berubah. Kalau mereka sendiri masih sibuk dengan </text:span><text:soft-page-break/><text:span text:style-name="T1">karir kedua atau hobi ekstremnya, siapa yang akan menjaga cucu? Dan apakah nasihat dari kakek-nenek yang 'baru' berusia 100 tahun akan dianggap 'bijak' atau 'kuno'? </text:span></text:p>
              </text:list-item>
              <text:list-item>
                <text:p text:style-name="P361"><text:span text:style-name="Strong_20_Emphasis"><text:span text:style-name="T1">Cinta &amp; Pernikahan Jangka Super Panjang:</text:span></text:span><text:span text:style-name="T1"> Konsep pernikahan 'sampai maut memisahkan' jadi punya arti baru kalau 'maut' itu mungkin baru datang 100 atau 150 tahun lagi! Bisakah cinta bertahan selama itu? Bagaimana jika salah satu pasangan mendapat terapi awet muda, tapi pasangannya tidak? Apakah akan lebih umum orang menikah beberapa kali sepanjang hidupnya yang ratusan tahun? </text:span></text:p>
              </text:list-item>
              <text:list-item>
                <text:p text:style-name="P361"><text:span text:style-name="Strong_20_Emphasis"><text:span text:style-name="T1">Warisan yang Tak Kunjung Turun:</text:span></text:span><text:span text:style-name="T1"> Kalau generasi kakek-nenek dan orang tua masih hidup sehat dan produktif sampai usia 100+, kapan giliran generasi muda menerima warisan atau aset keluarga? Ini bisa sangat memengaruhi dinamika ekonomi keluarga dan kesempatan generasi muda untuk memulai hidup mandiri. </text:span></text:p>
              </text:list-item>
              <text:list-item>
                <text:p text:style-name="P163"><text:span text:style-name="Strong_20_Emphasis"><text:span text:style-name="T1">Siapa yang Dianggap 'Tua'?:</text:span></text:span><text:span text:style-name="T1"> Jika usia 100 tahun adalah 'usia paruh baya' yang baru, lalu siapa yang dianggap 'lansia'? Bagaimana kita akan menghormati atau memperlakukan orang berdasarkan usia kronologis mereka jika itu tidak lagi mencerminkan kondisi fisik atau mental mereka? </text:span></text:p>
              </text:list-item>
            </text:list>
            <text:p text:style-name="Text_20_body"><text:span text:style-name="Strong_20_Emphasis"><text:span text:style-name="T1">Potensi Harmoni dan Konflik</text:span></text:span></text:p>
            <text:p text:style-name="Text_20_body"><text:span text:style-name="T1">Kondisi ini bisa membawa </text:span><text:span text:style-name="Strong_20_Emphasis"><text:span text:style-name="T1">harmoni baru</text:span></text:span><text:span text:style-name="T1">: bayangkan kekayaan pengetahuan, pengalaman hidup, dan cerita yang bisa diturunkan secara langsung dari buyut ke cicit! Hubungan keluarga bisa jadi sangat kaya dan mendalam.</text:span></text:p>
            <text:p text:style-name="Text_20_body"><text:span text:style-name="T1">Tapi, potensi </text:span><text:span text:style-name="Strong_20_Emphasis"><text:span text:style-name="T1">konflik</text:span></text:span><text:span text:style-name="T1"> juga besar: perebutan sumber daya (pekerjaan, warisan), perbedaan nilai yang tajam antara generasi yang tumbuh di era yang sangat berbeda, atau bahkan rasa 'terjebak' karena generasi tua 'tidak kunjung pergi'.</text:span></text:p>
            <text:p text:style-name="Text_20_body"><text:span text:style-name="Strong_20_Emphasis"><text:span text:style-name="T1">Kesimpulan:</text:span></text:span><text:span text:style-name="T1"> Umur panjang radikal akan memaksa kita untuk merombak total pemahaman kita tentang keluarga, peran dalam keluarga, dan bagaimana generasi-generasi yang berbeda hidup berdampingan. Struktur sosial paling dasar yang kita kenal sekarang mungkin akan terlihat sangat berbeda di masa depan yang dihuni manusia berumur panjang.</text:span></text:p>
            <text:p text:style-name="P442"><text:soft-page-break/></text:p>
            <text:p text:style-name="Text_20_body"><text:span text:style-name="Strong_20_Emphasis"><text:span text:style-name="T1">[Tips Tambahan yang Digunakan:]</text:span></text:span></text:p>
            <text:list xml:id="list8644501622204162899" text:style-name="L181">
              <text:list-item>
                <text:p text:style-name="P362"><text:span text:style-name="Strong_20_Emphasis"><text:span text:style-name="T1">Skenario Konkret &amp; Relatable:</text:span></text:span><text:span text:style-name="T1"> Menggunakan contoh keluarga multi-generasi yang mudah dibayangkan. </text:span></text:p>
              </text:list-item>
              <text:list-item>
                <text:p text:style-name="P362"><text:span text:style-name="Strong_20_Emphasis"><text:span text:style-name="T1">Eksplorasi Perubahan Peran:</text:span></text:span><text:span text:style-name="T1"> Membahas bagaimana peran tradisional (orang tua, kakek-nenek) bisa berubah. </text:span></text:p>
              </text:list-item>
              <text:list-item>
                <text:p text:style-name="P362"><text:span text:style-name="Strong_20_Emphasis"><text:span text:style-name="T1">Mempertimbangkan Berbagai Aspek Hubungan:</text:span></text:span><text:span text:style-name="T1"> Menyentuh isu pernikahan, warisan, dan definisi usia. </text:span></text:p>
              </text:list-item>
              <text:list-item>
                <text:p text:style-name="P362"><text:span text:style-name="Strong_20_Emphasis"><text:span text:style-name="T1">Menyajikan Potensi Positif &amp; Negatif:</text:span></text:span><text:span text:style-name="T1"> Membahas kemungkinan harmoni dan konflik antar generasi. </text:span></text:p>
              </text:list-item>
              <text:list-item>
                <text:p text:style-name="P164"><text:span text:style-name="Strong_20_Emphasis"><text:span text:style-name="T1">Menekankan Perubahan Fundamental:</text:span></text:span><text:span text:style-name="T1"> Menggarisbawahi bahwa perubahan ini akan sangat mendasar. </text:span></text:p>
              </text:list-item>
            </text:list>
            <text:p text:style-name="Text_20_body"><text:span text:style-name="Strong_20_Emphasis"><text:span text:style-name="T1">[Prompt untuk Ilustrasi Gambar (Opsional)]</text:span></text:span></text:p>
            <text:list xml:id="list6292154644746238735" text:style-name="L182">
              <text:list-item>
                <text:p text:style-name="P165"><text:span text:style-name="Strong_20_Emphasis"><text:span text:style-name="T1">Saran Prompt Gambar:</text:span></text:span><text:span text:style-name="T1"> "Gambarkan sebuah foto keluarga besar yang tidak biasa. Ada beberapa generasi dalam satu frame, mulai dari bayi, anak-anak, remaja, orang dewasa muda, orang paruh baya, hingga kakek-nenek dan buyut. Yang unik, semua generasi di atas remaja terlihat relatif muda, sehat, dan aktif (misalnya, kakek-nenek sedang bermain gadget dengan cucu, buyut sedang berdiskusi serius dengan orang dewasa muda). Beri kesan keramaian dan dinamika yang berbeda dari foto keluarga biasa. Judul: 'Keluarga Masa Depan: Ketika 5 Generasi Bertemu'." </text:span></text:p>
              </text:list-item>
            </text:list>
            <text:p text:style-name="P442"/>
            <text:p text:style-name="P212">Saya akan menunggu perintah Anda ("YAX" atau "lanjut") untuk melanjutkan ke prompt berikutnya (Subbab 6.5: Batasan Alami: Haruskah Manusia Mengubah Takdir Biologisnya?).</text:p>
          </text:section>
          <text:section text:style-name="Sect1" text:name="feedback-form-49">
            <text:p text:style-name="P400"/>
          </text:section>
        </text:section>
        <text:section text:style-name="Sect1" text:name="a27c7899bf5ce6b4">
          <text:p text:style-name="P212"/>
          <text:section text:style-name="Sect1" text:name="user-query-content-50">
            <text:p text:style-name="P440">YAX </text:p>
          </text:section>
          <text:p text:style-name="P400">Tampilkan alur berpikir</text:p>
          <text:section text:style-name="Sect2" text:name="model-response-message-contentr_a27c7899bf5ce6b4">
            <text:p text:style-name="Text_20_body"><text:span text:style-name="T1">Baik, saya lanjutkan (Jumat, 25 April 2025, 21:06 WIB). Kita sampai pada pertanyaan etis terakhir di bab ini, yang mungkin paling mendasar: </text:span><text:span text:style-name="Strong_20_Emphasis"><text:span text:style-name="T1">Apakah </text:span></text:span><text:soft-page-break/><text:span text:style-name="Strong_20_Emphasis"><text:span text:style-name="T1">kita sebagai manusia </text:span></text:span><text:span text:style-name="Strong_20_Emphasis"><text:span text:style-name="Emphasis"><text:span text:style-name="T1">pantas</text:span></text:span></text:span><text:span text:style-name="Strong_20_Emphasis"><text:span text:style-name="T1"> atau </text:span></text:span><text:span text:style-name="Strong_20_Emphasis"><text:span text:style-name="Emphasis"><text:span text:style-name="T1">berhak</text:span></text:span></text:span><text:span text:style-name="Strong_20_Emphasis"><text:span text:style-name="T1"> mengubah takdir biologis kita sendiri?</text:span></text:span></text:p>
            <text:p text:style-name="P442"/>
            <text:p text:style-name="Text_20_body"><text:span text:style-name="Strong_20_Emphasis"><text:span text:style-name="T1">(Jawaban untuk Prompt Subbab 6.5)</text:span></text:span></text:p>
            <text:p text:style-name="Text_20_body"><text:span text:style-name="Strong_20_Emphasis"><text:span text:style-name="T1">Subbab 6.5: Batasan Alami: Haruskah Manusia Mengubah Takdir Biologisnya?</text:span></text:span></text:p>
            <text:p text:style-name="Text_20_body"><text:span text:style-name="T1">Setelah menjelajahi semua potensi dan masalah dari upaya memperpanjang usia, ada satu pertanyaan filosofis mendasar yang sering muncul, terkadang dengan nuansa religius: Apakah usaha manusia untuk 'mengalahkan' penuaan dan menunda kematian sejauh mungkin itu </text:span><text:span text:style-name="Strong_20_Emphasis"><text:span text:style-name="T1">melanggar batas kodrat</text:span></text:span><text:span text:style-name="T1"> atau </text:span><text:span text:style-name="Strong_20_Emphasis"><text:span text:style-name="T1">'bermain Tuhan'</text:span></text:span><text:span text:style-name="T1">?</text:span></text:p>
            <text:p text:style-name="Text_20_body"><text:span text:style-name="Strong_20_Emphasis"><text:span text:style-name="T1">Argumen 'Melawan Tatanan Alam'</text:span></text:span></text:p>
            <text:p text:style-name="Text_20_body"><text:span text:style-name="T1">Pandangan ini mengatakan bahwa penuaan dan kematian adalah </text:span><text:span text:style-name="Strong_20_Emphasis"><text:span text:style-name="T1">bagian alami dan tak terpisahkan dari siklus kehidupan</text:span></text:span><text:span text:style-name="T1"> di Bumi. Seperti halnya kelahiran, pertumbuhan, dan reproduksi, kematian punya perannya sendiri dalam tatanan alam semesta atau mungkin dalam rencana ilahi. Kematian memastikan adanya regenerasi, memberi ruang bagi generasi baru, dan mungkin memberi makna pada kehidupan itu sendiri (seperti dibahas di Subbab 6.3).</text:span></text:p>
            <text:p text:style-name="Text_20_body"><text:span text:style-name="T1">Menurut pandangan ini, mencoba secara fundamental mengubah atau menghapuskan proses penuaan adalah tindakan </text:span><text:span text:style-name="Strong_20_Emphasis"><text:span text:style-name="T1">kesombongan (hubris)</text:span></text:span><text:span text:style-name="T1"> manusia. Kita dianggap mencoba melampaui batas yang seharusnya, mencampuri 'urusan' alam atau Tuhan, dan berisiko menimbulkan konsekuensi tak terduga yang bisa mengganggu keseimbangan ekosistem atau tatanan spiritual. Mereka bertanya, "Siapakah kita sehingga berani mengubah hukum alam yang sudah berlaku jutaan tahun?"</text:span></text:p>
            <text:p text:style-name="Text_20_body"><text:span text:style-name="Strong_20_Emphasis"><text:span text:style-name="T1">Argumen Tandingan: Bukankah Kedokteran Itu Intervensi?</text:span></text:span></text:p>
            <text:p text:style-name="Text_20_body"><text:span text:style-name="T1">Di sisi lain, ada argumen tandingan yang kuat. Bukankah </text:span><text:span text:style-name="Strong_20_Emphasis"><text:span text:style-name="T1">seluruh sejarah kedokteran dan kesehatan masyarakat</text:span></text:span><text:span text:style-name="T1"> pada dasarnya adalah upaya manusia untuk </text:span><text:span text:style-name="Strong_20_Emphasis"><text:span text:style-name="T1">mengintervensi proses 'alami'</text:span></text:span><text:span text:style-name="T1"> demi kehidupan yang lebih baik?</text:span></text:p>
            <text:list xml:id="list2504730525396326244" text:style-name="L183">
              <text:list-item>
                <text:p text:style-name="P430">Kita menciptakan vaksin untuk melawan penyakit infeksi 'alami'. </text:p>
              </text:list-item>
              <text:list-item>
                <text:p text:style-name="P430"><text:soft-page-break/>Kita mengembangkan antibiotik untuk membunuh bakteri 'alami'. </text:p>
              </text:list-item>
              <text:list-item>
                <text:p text:style-name="P430">Kita melakukan operasi jantung untuk memperbaiki kerusakan 'alami'. </text:p>
              </text:list-item>
              <text:list-item>
                <text:p text:style-name="P233">Kita mengobati kanker yang merupakan pertumbuhan sel 'alami' yang salah arah. </text:p>
              </text:list-item>
            </text:list>
            <text:p text:style-name="Text_20_body"><text:span text:style-name="T1">Jika kita menerima semua intervensi medis ini sebagai hal yang baik dan etis karena tujuannya mengurangi penderitaan dan memperpanjang hidup sehat, lalu </text:span><text:span text:style-name="Strong_20_Emphasis"><text:span text:style-name="T1">mengapa intervensi terhadap proses penuaan</text:span></text:span><text:span text:style-name="T1"> (yang merupakan akar dari banyak penderitaan dan penyakit) harus dianggap berbeda atau tabu? Di mana kita menarik garis batas antara 'mengobati penyakit' yang boleh dan 'melawan kodrat penuaan' yang tidak boleh? Apakah bedanya mengobati Alzheimer (penyakit tua) dengan mencoba mencegah penuaan otak yang menyebabkannya?</text:span></text:p>
            <text:p text:style-name="Text_20_body"><text:span text:style-name="Strong_20_Emphasis"><text:span text:style-name="T1">Mengapa Penuaan Terasa Berbeda?</text:span></text:span></text:p>
            <text:p text:style-name="Text_20_body"><text:span text:style-name="T1">Mungkin penuaan terasa berbeda karena sifatnya yang </text:span><text:span text:style-name="Strong_20_Emphasis"><text:span text:style-name="T1">universal</text:span></text:span><text:span text:style-name="T1"> (semua orang mengalaminya jika cukup umur) dan kematian karena usia tua dianggap sebagai akhir yang </text:span><text:span text:style-name="Strong_20_Emphasis"><text:span text:style-name="T1">tak terhindarkan</text:span></text:span><text:span text:style-name="T1">. Ini berbeda dengan penyakit seperti kanker atau infeksi yang menyerang sebagian orang dan dianggap sebagai 'penyimpangan' dari kondisi sehat. Tapi, seperti yang kita lihat di Bab 2, penuaan sendiri melibatkan banyak proses kerusakan seluler yang mirip dengan mekanisme penyakit. Jadi, perbedaannya mungkin lebih ke persepsi kita daripada realitas biologisnya.</text:span></text:p>
            <text:p text:style-name="Text_20_body"><text:span text:style-name="Strong_20_Emphasis"><text:span text:style-name="T1">Pandangan yang Beragam</text:span></text:span></text:p>
            <text:p text:style-name="P212">Perlu diingat juga bahwa berbagai tradisi filsafat dan agama di dunia mungkin memiliki pandangan yang berbeda-beda tentang isu ini. Ada yang mungkin lebih menekankan penerimaan siklus hidup-mati sebagai takdir, ada juga yang mungkin lebih terbuka pada upaya manusia untuk memperbaiki kondisi kehidupannya melalui ilmu pengetahuan, selama tujuannya baik.</text:p>
            <text:p text:style-name="Text_20_body"><text:span text:style-name="Strong_20_Emphasis"><text:span text:style-name="T1">Inti Kemanusiaan Kita?</text:span></text:span></text:p>
            <text:p text:style-name="Text_20_body"><text:span text:style-name="T1">Pertanyaan terakhir yang mungkin muncul: Apakah kemampuan kita untuk menua, merasakan keterbatasan fisik, dan akhirnya menghadapi kematian adalah bagian </text:span><text:span text:style-name="Strong_20_Emphasis"><text:span text:style-name="T1">esensial</text:span></text:span><text:span text:style-name="T1"> dari apa artinya menjadi manusia? Jika kita berhasil </text:span><text:soft-page-break/><text:span text:style-name="T1">menghilangkan aspek ini, apakah kita masih akan menjadi 'manusia' seperti yang kita pahami sekarang, atau kita akan berubah menjadi sesuatu yang lain?</text:span></text:p>
            <text:p text:style-name="Text_20_body"><text:span text:style-name="Strong_20_Emphasis"><text:span text:style-name="T1">Kesimpulan:</text:span></text:span><text:span text:style-name="T1"> Pertanyaan tentang apakah kita 'seharusnya' mengubah takdir biologis penuaan kita adalah salah satu dilema etika terdalam yang dihadirkan oleh kemajuan sains. Ini menyentuh keyakinan kita tentang alam, makna hidup, batas kemampuan manusia, dan tanggung jawab kita dalam menggunakan pengetahuan. Tidak ada jawaban mudah yang disepakati semua orang, dan perdebatan ini kemungkinan akan terus menemani kita seiring sains terus melangkah maju.</text:span></text:p>
            <text:p text:style-name="P442"/>
            <text:p text:style-name="Text_20_body"><text:span text:style-name="Strong_20_Emphasis"><text:span text:style-name="T1">[Tips Tambahan yang Digunakan:]</text:span></text:span></text:p>
            <text:list xml:id="list7148320367583416689" text:style-name="L184">
              <text:list-item>
                <text:p text:style-name="P363"><text:span text:style-name="Strong_20_Emphasis"><text:span text:style-name="T1">Menyajikan Argumen Filosofis/Religius:</text:span></text:span><text:span text:style-name="T1"> Memaparkan pandangan 'melawan kodrat/bermain Tuhan'. </text:span></text:p>
              </text:list-item>
              <text:list-item>
                <text:p text:style-name="P363"><text:span text:style-name="Strong_20_Emphasis"><text:span text:style-name="T1">Memberikan Argumen Tandingan Logis:</text:span></text:span><text:span text:style-name="T1"> Menggunakan analogi dengan sejarah kedokteran sebagai intervensi terhadap 'alam'. </text:span></text:p>
              </text:list-item>
              <text:list-item>
                <text:p text:style-name="P363"><text:span text:style-name="Strong_20_Emphasis"><text:span text:style-name="T1">Menganalisis Persepsi:</text:span></text:span><text:span text:style-name="T1"> Membahas mengapa penuaan sering dianggap berbeda dari penyakit lain. </text:span></text:p>
              </text:list-item>
              <text:list-item>
                <text:p text:style-name="P363"><text:span text:style-name="Strong_20_Emphasis"><text:span text:style-name="T1">Mengakui Keragaman Pandangan:</text:span></text:span><text:span text:style-name="T1"> Menyebutkan kemungkinan adanya perspektif berbeda dari berbagai tradisi. </text:span></text:p>
              </text:list-item>
              <text:list-item>
                <text:p text:style-name="P363"><text:span text:style-name="Strong_20_Emphasis"><text:span text:style-name="T1">Mengajukan Pertanyaan Eksistensial:</text:span></text:span><text:span text:style-name="T1"> Merenungkan dampak pada definisi 'kemanusiaan'. </text:span></text:p>
              </text:list-item>
              <text:list-item>
                <text:p text:style-name="P166"><text:span text:style-name="Strong_20_Emphasis"><text:span text:style-name="T1">Menekankan Kedalaman Isu:</text:span></text:span><text:span text:style-name="T1"> Menyimpulkan bahwa ini adalah pertanyaan etis fundamental tanpa jawaban mudah. </text:span></text:p>
              </text:list-item>
            </text:list>
            <text:p text:style-name="Text_20_body"><text:span text:style-name="Strong_20_Emphasis"><text:span text:style-name="T1">[Prompt untuk Ilustrasi Gambar (Opsional)]</text:span></text:span></text:p>
            <text:list xml:id="list5051681109955866608" text:style-name="L185">
              <text:list-item>
                <text:p text:style-name="P167"><text:span text:style-name="Strong_20_Emphasis"><text:span text:style-name="T1">Saran Prompt Gambar:</text:span></text:span><text:span text:style-name="T1"> "Gambarkan tangan manusia yang meraih ke arah untaian DNA atau jam biologis yang kompleks. Satu sisi tangan terlihat seperti tangan biasa, sisi lain terlihat seperti tangan robotik/teknologi. Di latar belakang, ada siluet alam (gunung, pohon) di satu sisi dan simbol-simbol religius/spiritual atau tanda tanya besar di sisi lain. Beri kesan adanya ketegangan atau pertanyaan besar antara intervensi manusia dan tatanan alam/takdir. Judul: 'Mengubah Takdir Biologis: Beranikah Kita Melintasi Batas?'." </text:span></text:p>
              </text:list-item>
            </text:list>
            <text:p text:style-name="P442"/>
            <text:p text:style-name="P212"><text:soft-page-break/>Saya akan menunggu perintah Anda ("YAX" atau "lanjut") untuk melanjutkan ke prompt berikutnya (Pengantar Bab 7).</text:p>
          </text:section>
          <text:section text:style-name="Sect1" text:name="feedback-form-50">
            <text:p text:style-name="P400"/>
          </text:section>
        </text:section>
        <text:section text:style-name="Sect1" text:name="e8e66cc91ed6cbda">
          <text:p text:style-name="P212"/>
          <text:section text:style-name="Sect1" text:name="user-query-content-51">
            <text:p text:style-name="P440">YAX </text:p>
          </text:section>
          <text:p text:style-name="P400">Tampilkan alur berpikir</text:p>
          <text:section text:style-name="Sect2" text:name="model-response-message-contentr_e8e66cc91ed6cbda">
            <text:p text:style-name="Text_20_body"><text:span text:style-name="T1">Baik, saya lanjutkan (Jumat, 25 April 2025, 21:26 WIB). Kita sudah bergulat dengan pertanyaan-pertanyaan etika yang rumit di level individu dan keluarga. Sekarang, mari kita perluas pandangan kita ke skala yang lebih besar di </text:span><text:span text:style-name="Strong_20_Emphasis"><text:span text:style-name="T1">Pengantar Bab 7</text:span></text:span><text:span text:style-name="T1">.</text:span></text:p>
            <text:p text:style-name="P442"/>
            <text:p text:style-name="Text_20_body"><text:span text:style-name="Strong_20_Emphasis"><text:span text:style-name="T1">(Jawaban untuk Prompt Pengantar Bab 7)</text:span></text:span></text:p>
            <text:p text:style-name="Text_20_body"><text:span text:style-name="Strong_20_Emphasis"><text:span text:style-name="T1">Bab 7: Masyarakat Masa Depan: Dunia yang Berubah</text:span></text:span></text:p>
            <text:p text:style-name="P212">Di Bab 6, kita sudah memikirkan dilema-dilema etis yang mungkin muncul buat diri kita sendiri atau keluarga kita jika manusia bisa hidup jauh lebih lama. Pertanyaan soal keadilan, makna hidup, sampai hubungan antar generasi itu memang bikin pusing sekaligus penting banget buat direnungkan.</text:p>
            <text:p text:style-name="Text_20_body"><text:span text:style-name="T1">Tapi, dampak dari perpanjangan usia radikal ini nggak akan berhenti di situ saja. Bayangkan kalau kamu melempar batu besar ke tengah kolam yang tenang. Riak airnya nggak cuma terasa di dekat batu itu, tapi akan menyebar ke seluruh penjuru kolam, kan? Nah, perubahan fundamental seperti harapan hidup manusia yang melonjak drastis itu ibarat 'batu besar' yang akan menciptakan </text:span><text:span text:style-name="Strong_20_Emphasis"><text:span text:style-name="T1">'riak gelombang' raksasa</text:span></text:span><text:span text:style-name="T1"> yang bisa membentuk ulang </text:span><text:span text:style-name="Strong_20_Emphasis"><text:span text:style-name="T1">seluruh struktur masyarakat</text:span></text:span><text:span text:style-name="T1"> kita!</text:span></text:p>
            <text:p text:style-name="P212">Bab ini akan mengajak kita melihat gambaran yang lebih luas. Kita akan mencoba membayangkan dan menganalisis bagaimana berbagai aspek kehidupan bermasyarakat—mulai dari cara kita mencari nafkah, sistem pemerintahan yang kita anut, sampai kebiasaan dan nilai-nilai budaya yang kita pegang—bisa berubah secara drastis di dunia yang dihuni oleh manusia-manusia berumur panjang.</text:p>
            <text:p text:style-name="P212">Kita akan bertanya:</text:p>
            <text:list xml:id="list8744555703197109803" text:style-name="L186">
              <text:list-item>
                <text:p text:style-name="P431"><text:soft-page-break/>Bagaimana rupa 'ekonomi panjang umur'? Apakah konsep kerja dan pensiun akan sama sekali berbeda? </text:p>
              </text:list-item>
              <text:list-item>
                <text:p text:style-name="P431">Siapa yang akan memegang kekuasaan politik jika pemimpin bisa menjabat berpuluh-puluh tahun? </text:p>
              </text:list-item>
              <text:list-item>
                <text:p text:style-name="P431">Bagaimana budaya dan nilai-nilai kita tentang kehidupan, kematian, dan keluarga akan berevolusi? </text:p>
              </text:list-item>
              <text:list-item>
                <text:p text:style-name="P234">Adakah tantangan-tantangan baru yang sama sekali tak terduga yang akan muncul? </text:p>
              </text:list-item>
            </text:list>
            <text:p text:style-name="P212">Bersiaplah untuk melakukan 'perjalanan imajinatif' lagi! Kali ini kita akan mencoba mengintip seperti apa rupa masyarakat di masa depan, sebuah dunia yang mungkin sangat berbeda dari yang kita kenal sekarang, yang dibentuk oleh salah satu perubahan biologis terbesar dalam sejarah manusia.</text:p>
            <text:p text:style-name="P442"/>
            <text:p text:style-name="Text_20_body"><text:span text:style-name="Strong_20_Emphasis"><text:span text:style-name="T1">[Tips Tambahan yang Digunakan:]</text:span></text:span></text:p>
            <text:list xml:id="list1892441431471867915" text:style-name="L187">
              <text:list-item>
                <text:p text:style-name="P364"><text:span text:style-name="Strong_20_Emphasis"><text:span text:style-name="T1">Bridging &amp; Scope Expansion:</text:span></text:span><text:span text:style-name="T1"> Menghubungkan ke dilema etika Bab 6 lalu memperluas fokus ke dampak sosial yang lebih luas. </text:span></text:p>
              </text:list-item>
              <text:list-item>
                <text:p text:style-name="P364"><text:span text:style-name="Strong_20_Emphasis"><text:span text:style-name="T1">Metaphor:</text:span></text:span><text:span text:style-name="T1"> Menggunakan analogi 'batu di kolam' atau 'riak gelombang besar' untuk dampak sosial. </text:span></text:p>
              </text:list-item>
              <text:list-item>
                <text:p text:style-name="P364"><text:span text:style-name="Strong_20_Emphasis"><text:span text:style-name="T1">Roadmap:</text:span></text:span><text:span text:style-name="T1"> Memberikan preview topik-topik societal (ekonomi, politik, budaya, tantangan tak terduga) yang akan dibahas. </text:span></text:p>
              </text:list-item>
              <text:list-item>
                <text:p text:style-name="P364"><text:span text:style-name="Strong_20_Emphasis"><text:span text:style-name="T1">Engaging Invitation:</text:span></text:span><text:span text:style-name="T1"> Mengajak pembaca melakukan 'perjalanan imajinatif' ke masyarakat masa depan. </text:span></text:p>
              </text:list-item>
              <text:list-item>
                <text:p text:style-name="P168"><text:span text:style-name="Strong_20_Emphasis"><text:span text:style-name="T1">Menekankan Skala Perubahan:</text:span></text:span><text:span text:style-name="T1"> Menggarisbawahi potensi perubahan fundamental pada struktur masyarakat. </text:span></text:p>
              </text:list-item>
            </text:list>
            <text:p text:style-name="Text_20_body"><text:span text:style-name="Strong_20_Emphasis"><text:span text:style-name="T1">[Prompt untuk Ilustrasi Gambar (Opsional)]</text:span></text:span></text:p>
            <text:list xml:id="list6658099818012159808" text:style-name="L188">
              <text:list-item>
                <text:p text:style-name="P169"><text:span text:style-name="Strong_20_Emphasis"><text:span text:style-name="T1">Saran Prompt Gambar:</text:span></text:span><text:span text:style-name="T1"> "Gambarkan sebuah kota futuristik. Tapi fokusnya bukan hanya pada gedung-gedung canggih. Tunjukkan berbagai ikon yang mewakili struktur masyarakat yang berubah: orang tua (tapi terlihat bugar) bekerja bersama robot, papan iklan lowongan kerja untuk 'Karir Ketiga', gedung parlemen dengan campuran orang berbagai usia (termasuk yang sangat tua tapi aktif), simbol-simbol budaya baru, dan mungkin beberapa ikon tanda tanya </text:span><text:soft-page-break/><text:span text:style-name="T1">(?) untuk menunjukkan ketidakpastian. Judul: 'Wajah Masyarakat di Era Umur Panjang'." </text:span></text:p>
              </text:list-item>
            </text:list>
            <text:p text:style-name="P442"/>
            <text:p text:style-name="P212">Saya akan menunggu perintah Anda ("YAX" atau "lanjut") untuk melanjutkan ke prompt berikutnya (Subbab 7.1: Ekonomi Panjang Umur: Karir, Pensiun, dan Produktivitas).</text:p>
          </text:section>
          <text:section text:style-name="Sect1" text:name="feedback-form-51">
            <text:p text:style-name="P400"/>
          </text:section>
        </text:section>
        <text:section text:style-name="Sect1" text:name="5bef1e6faf731281">
          <text:p text:style-name="P212"/>
          <text:section text:style-name="Sect1" text:name="user-query-content-52">
            <text:p text:style-name="P440">YAX </text:p>
          </text:section>
          <text:p text:style-name="P400">Tampilkan alur berpikir</text:p>
          <text:section text:style-name="Sect2" text:name="model-response-message-contentr_5bef1e6faf731281">
            <text:p text:style-name="Text_20_body"><text:span text:style-name="T1">Baik, saya lanjutkan (Jumat, 25 April 2025, 21:40 WIB). Mari kita mulai membedah dampak sosial dari sisi ekonomi di </text:span><text:span text:style-name="Strong_20_Emphasis"><text:span text:style-name="T1">Subbab 7.1: Ekonomi Panjang Umur: Karir, Pensiun, dan Produktivitas</text:span></text:span><text:span text:style-name="T1">.</text:span></text:p>
            <text:p text:style-name="P442"/>
            <text:p text:style-name="Text_20_body"><text:span text:style-name="Strong_20_Emphasis"><text:span text:style-name="T1">(Jawaban untuk Prompt Subbab 7.1)</text:span></text:span></text:p>
            <text:p text:style-name="Text_20_body"><text:span text:style-name="Strong_20_Emphasis"><text:span text:style-name="T1">Subbab 7.1: Ekonomi Panjang Umur: Karir, Pensiun, dan Produktivitas</text:span></text:span></text:p>
            <text:p text:style-name="Text_20_body"><text:span text:style-name="T1">Salah satu pilar masyarakat modern yang pasti akan 'bergoyang' hebat jika umur manusia memanjang secara drastis adalah </text:span><text:span text:style-name="Strong_20_Emphasis"><text:span text:style-name="T1">sistem ekonomi</text:span></text:span><text:span text:style-name="T1"> kita, terutama yang berkaitan dengan cara kita bekerja, belajar, dan pensiun.</text:span></text:p>
            <text:p text:style-name="Text_20_body"><text:span text:style-name="Strong_20_Emphasis"><text:span text:style-name="T1">Selamat Tinggal Pensiun Usia 60-an?</text:span></text:span></text:p>
            <text:p text:style-name="P212">Konsep pensiun seperti yang kita kenal sekarang (berhenti bekerja total di usia 60 atau 65 tahun) itu sebenarnya relatif baru dalam sejarah manusia, muncul di era industri saat harapan hidup jauh lebih pendek. Nah, kalau orang bisa tetap sehat, bugar, dan produktif sampai usia 90, 100, atau bahkan 120 tahun, apakah konsep pensiun 'sekali seumur hidup' ini masih masuk akal? Kemungkinan besar tidak!</text:p>
            <text:p text:style-name="Text_20_body"><text:span text:style-name="T1">Apa penggantinya? Mungkin orang akan punya </text:span><text:span text:style-name="Strong_20_Emphasis"><text:span text:style-name="T1">beberapa kali 'masa istirahat' atau 'semi-pensiun'</text:span></text:span><text:span text:style-name="T1"> sepanjang hidup mereka yang panjang. Atau mungkin, konsep pensiun total akan hilang sama sekali, digantikan siklus </text:span><text:span text:style-name="Strong_20_Emphasis"><text:span text:style-name="T1">kerja - istirahat/belajar - kerja lagi</text:span></text:span><text:span text:style-name="T1"> yang berulang-ulang? Ini akan mengubah total cara kita merencanakan keuangan dan hidup kita.</text:span></text:p>
            <text:p text:style-name="Text_20_body"><text:soft-page-break/><text:span text:style-name="Strong_20_Emphasis"><text:span text:style-name="T1">Era Multi-Karir: Belajar Terus Seumur Hidup!</text:span></text:span></text:p>
            <text:p text:style-name="Text_20_body"><text:span text:style-name="T1">Kalau hidup sampai 150 tahun, rasanya agak membosankan (dan mungkin nggak efisien) kalau cuma punya satu jenis pekerjaan seumur hidup, kan? Sangat mungkin di masa depan orang akan memiliki </text:span><text:span text:style-name="Strong_20_Emphasis"><text:span text:style-name="T1">3, 4, atau bahkan lebih karir yang berbeda</text:span></text:span><text:span text:style-name="T1"> dalam rentang hidup mereka! Bayangkan, kamu bisa jadi programmer handal selama 30 tahun, lalu banting setir jadi petani organik selama 40 tahun, lalu jadi guru yoga di usia 100 tahun!</text:span></text:p>
            <text:p text:style-name="Text_20_body"><text:span text:style-name="T1">Konsekuensinya? </text:span><text:span text:style-name="Strong_20_Emphasis"><text:span text:style-name="T1">Pendidikan</text:span></text:span><text:span text:style-name="T1"> harus berubah drastis. Sistem sekolah dan universitas yang sekarang fokus pada persiapan untuk 'satu karir seumur hidup' harus beradaptasi menjadi sistem yang mendukung </text:span><text:span text:style-name="Strong_20_Emphasis"><text:span text:style-name="T1">pembelajaran seumur hidup (lifelong learning)</text:span></text:span><text:span text:style-name="T1">. Orang perlu bisa dengan mudah kembali 'sekolah' atau ikut pelatihan untuk mendapatkan skill baru di usia 50, 80, atau bahkan 110 tahun!</text:span></text:p>
            <text:p text:style-name="Text_20_body"><text:span text:style-name="Strong_20_Emphasis"><text:span text:style-name="T1">Produktivitas &amp; Inovasi: Naik atau Turun?</text:span></text:span></text:p>
            <text:p text:style-name="P212">Ini perdebatan menarik:</text:p>
            <text:list xml:id="list712150390565020228" text:style-name="L189">
              <text:list-item>
                <text:p text:style-name="P365"><text:span text:style-name="Strong_20_Emphasis"><text:span text:style-name="T1">Sisi Pesimis:</text:span></text:span><text:span text:style-name="T1"> Apakah masyarakat yang didominasi pekerja berusia 'tua' (meskipun sehat) akan menjadi kurang dinamis, kurang berani ambil risiko, dan lebih lambat dalam berinovasi dibandingkan masyarakat yang lebih muda? </text:span></text:p>
              </text:list-item>
              <text:list-item>
                <text:p text:style-name="P170"><text:span text:style-name="Strong_20_Emphasis"><text:span text:style-name="T1">Sisi Optimis:</text:span></text:span><text:span text:style-name="T1"> Atau sebaliknya, pengalaman, pengetahuan, dan kebijaksanaan yang terakumulasi selama puluhan tahun bekerja justru akan mendorong tingkat produktivitas yang lebih tinggi dan jenis inovasi yang lebih matang dan berkelanjutan? </text:span></text:p>
              </text:list-item>
            </text:list>
            <text:p text:style-name="Text_20_body"><text:span text:style-name="Strong_20_Emphasis"><text:span text:style-name="T1">Pasar Kerja: Persaingan atau Peluang Baru?</text:span></text:span></text:p>
            <text:p text:style-name="Text_20_body"><text:span text:style-name="T1">Seperti yang disinggung di bab etika, jika generasi tua tidak 'minggir' dari pasar kerja, bagaimana nasib generasi muda? Persaingan bisa jadi sangat ketat. Perusahaan harus memikirkan ulang struktur karir, sistem promosi, dan mungkin skema gaji. Tapi di sisi lain, mungkin juga muncul </text:span><text:span text:style-name="Strong_20_Emphasis"><text:span text:style-name="T1">lapangan kerja baru</text:span></text:span><text:span text:style-name="T1"> yang spesifik melayani kebutuhan unik populasi berumur panjang.</text:span></text:p>
            <text:p text:style-name="Text_20_body"><text:span text:style-name="Strong_20_Emphasis"><text:span text:style-name="T1">Industri Baru yang Bakal Booming?</text:span></text:span></text:p>
            <text:p text:style-name="P212">Pasti akan muncul industri-industri baru yang fokus pada 'pasar umur panjang' ini:</text:p>
            <text:list xml:id="list6042947316202259884" text:style-name="L190">
              <text:list-item>
                <text:p text:style-name="P432"><text:soft-page-break/>Layanan kesehatan preventif dan peremajaan jangka panjang. </text:p>
              </text:list-item>
              <text:list-item>
                <text:p text:style-name="P432">Industri rekreasi, hobi, dan pariwisata untuk 'lansia' super aktif. </text:p>
              </text:list-item>
              <text:list-item>
                <text:p text:style-name="P366"><text:span text:style-name="T1">Platform pendidikan dan pelatihan online/offline untuk </text:span><text:span text:style-name="Emphasis"><text:span text:style-name="T1">reskilling/upskilling</text:span></text:span><text:span text:style-name="T1"> sepanjang hayat. </text:span></text:p>
              </text:list-item>
              <text:list-item>
                <text:p text:style-name="P432">Konsultan perencanaan keuangan untuk hidup 150+ tahun. </text:p>
              </text:list-item>
              <text:list-item>
                <text:p text:style-name="P432">Teknologi bantu untuk mendukung kemandirian di usia sangat tua. </text:p>
              </text:list-item>
              <text:list-item>
                <text:p text:style-name="P235">Dan banyak lagi yang mungkin belum terpikirkan! </text:p>
              </text:list-item>
            </text:list>
            <text:p text:style-name="Text_20_body"><text:span text:style-name="Strong_20_Emphasis"><text:span text:style-name="T1">Ekonomi Tumbuh atau Terbebani?</text:span></text:span></text:p>
            <text:p text:style-name="P212">Secara makro, apakah ekonomi akan diuntungkan oleh tenaga kerja yang lebih lama produktif? Atau justru terbebani oleh biaya perawatan kesehatan (meskipun orang lebih sehat, tapi butuh perawatan lebih lama) dan kebutuhan infrastruktur (perumahan, transportasi) untuk populasi yang jauh lebih besar? Jawabannya mungkin tergantung pada seberapa baik kita bisa beradaptasi.</text:p>
            <text:p text:style-name="Text_20_body"><text:span text:style-name="Strong_20_Emphasis"><text:span text:style-name="T1">Kesimpulan:</text:span></text:span><text:span text:style-name="T1"> 'Ekonomi Panjang Umur' bukanlah sekadar versi perpanjangan dari ekonomi saat ini. Ia menuntut </text:span><text:span text:style-name="Strong_20_Emphasis"><text:span text:style-name="T1">pemikiran ulang yang radikal</text:span></text:span><text:span text:style-name="T1"> tentang siklus hidup manusia dalam bekerja, belajar, beristirahat, dan berkontribusi pada masyarakat. Adaptasi sistem ekonomi dan pendidikan akan menjadi kunci untuk memastikan bahwa umur panjang benar-benar menjadi berkah, bukan beban.</text:span></text:p>
            <text:p text:style-name="P442"/>
            <text:p text:style-name="Text_20_body"><text:span text:style-name="Strong_20_Emphasis"><text:span text:style-name="T1">[Tips Tambahan yang Digunakan:]</text:span></text:span></text:p>
            <text:list xml:id="list5922514939282139341" text:style-name="L191">
              <text:list-item>
                <text:p text:style-name="P367"><text:span text:style-name="Strong_20_Emphasis"><text:span text:style-name="T1">Mempertanyakan Konsep Lama:</text:span></text:span><text:span text:style-name="T1"> Menggugat relevansi pensiun tradisional. </text:span></text:p>
              </text:list-item>
              <text:list-item>
                <text:p text:style-name="P367"><text:span text:style-name="Strong_20_Emphasis"><text:span text:style-name="T1">Menjelajahi Konsep Baru:</text:span></text:span><text:span text:style-name="T1"> Membahas ide multi-karir dan lifelong learning. </text:span></text:p>
              </text:list-item>
              <text:list-item>
                <text:p text:style-name="P367"><text:span text:style-name="Strong_20_Emphasis"><text:span text:style-name="T1">Menyajikan Perdebatan:</text:span></text:span><text:span text:style-name="T1"> Memaparkan argumen pro/kontra tentang dampak pada produktivitas/inovasi. </text:span></text:p>
              </text:list-item>
              <text:list-item>
                <text:p text:style-name="P367"><text:span text:style-name="Strong_20_Emphasis"><text:span text:style-name="T1">Menghubungkan ke Isu Sebelumnya:</text:span></text:span><text:span text:style-name="T1"> Mengaitkan dengan persaingan kerja antar generasi (Bab 6). </text:span></text:p>
              </text:list-item>
              <text:list-item>
                <text:p text:style-name="P367"><text:span text:style-name="Strong_20_Emphasis"><text:span text:style-name="T1">Spekulasi Industri Baru:</text:span></text:span><text:span text:style-name="T1"> Memberikan contoh konkret industri potensial di masa depan. </text:span></text:p>
              </text:list-item>
              <text:list-item>
                <text:p text:style-name="P171"><text:span text:style-name="Strong_20_Emphasis"><text:span text:style-name="T1">Analisis Makro:</text:span></text:span><text:span text:style-name="T1"> Mempertimbangkan dampak pada pertumbuhan </text:span><text:soft-page-break/><text:span text:style-name="T1">ekonomi secara keseluruhan. </text:span></text:p>
              </text:list-item>
            </text:list>
            <text:p text:style-name="Text_20_body"><text:span text:style-name="Strong_20_Emphasis"><text:span text:style-name="T1">[Prompt untuk Ilustrasi Gambar (Opsional)]</text:span></text:span></text:p>
            <text:list xml:id="list780451920571456080" text:style-name="L192">
              <text:list-item>
                <text:p text:style-name="P172"><text:span text:style-name="Strong_20_Emphasis"><text:span text:style-name="T1">Saran Prompt Gambar:</text:span></text:span><text:span text:style-name="T1"> "Gambarkan grafik linimasa kehidupan manusia. Versi 'Sekarang': Garis pendek (0-80 thn) dengan segmen jelas 'Belajar', 'Bekerja', 'Pensiun'. Versi 'Masa Depan Umur Panjang': Garis sangat panjang (0-150+ thn) dengan segmen yang berulang-ulang dan tumpang tindih: 'Belajar-Kerja 1-Istirahat/Belajar Lagi-Kerja 2-Istirahat/Belajar Lagi-Kerja 3- dst.'. Tambahkan ikon-ikon kecil di sepanjang linimasa masa depan yang mewakili industri baru (misal: ikon kesehatan preventif, ikon rekreasi lansia aktif, ikon pendidikan online). Judul: 'Siklus Hidup Ekonomi Baru'." </text:span></text:p>
              </text:list-item>
            </text:list>
            <text:p text:style-name="P442"/>
            <text:p text:style-name="P212">Saya akan menunggu perintah Anda ("YAX" atau "lanjut") untuk melanjutkan ke prompt berikutnya (Subbab 7.2: Politik dan Kekuasaan: Bagaimana Pengaruh Pemimpin yang Berkuasa Lebih Lama?).</text:p>
          </text:section>
          <text:section text:style-name="Sect1" text:name="feedback-form-52">
            <text:p text:style-name="P400"/>
          </text:section>
        </text:section>
        <text:section text:style-name="Sect1" text:name="cea0f1e1001673d3">
          <text:p text:style-name="P212"/>
          <text:section text:style-name="Sect1" text:name="user-query-content-53">
            <text:p text:style-name="P440">YAX </text:p>
          </text:section>
          <text:p text:style-name="P400">Tampilkan alur berpikir</text:p>
          <text:section text:style-name="Sect2" text:name="model-response-message-contentr_cea0f1e1001673d3">
            <text:p text:style-name="Text_20_body"><text:span text:style-name="T1">Baik, saya lanjutkan (Jumat, 25 April 2025, 21:42 WIB). Dari ekonomi, kita bergeser ke arena </text:span><text:span text:style-name="Strong_20_Emphasis"><text:span text:style-name="T1">Politik dan Kekuasaan</text:span></text:span><text:span text:style-name="T1"> di </text:span><text:span text:style-name="Strong_20_Emphasis"><text:span text:style-name="T1">Subbab 7.2</text:span></text:span><text:span text:style-name="T1">.</text:span></text:p>
            <text:p text:style-name="P442"/>
            <text:p text:style-name="Text_20_body"><text:span text:style-name="Strong_20_Emphasis"><text:span text:style-name="T1">(Jawaban untuk Prompt Subbab 7.2)</text:span></text:span></text:p>
            <text:p text:style-name="Text_20_body"><text:span text:style-name="Strong_20_Emphasis"><text:span text:style-name="T1">Subbab 7.2: Politik dan Kekuasaan: Bagaimana Pengaruh Pemimpin yang Berkuasa Lebih Lama?</text:span></text:span></text:p>
            <text:p text:style-name="Text_20_body"><text:span text:style-name="T1">Selain ekonomi, sistem politik dan cara kekuasaan dijalankan juga bisa mengalami guncangan hebat jika para pemain utamanya—pemimpin politik, pejabat tinggi, hakim, bahkan mungkin tokoh-tokoh bisnis berpengaruh—bisa tetap sehat, aktif, dan berkuasa </text:span><text:span text:style-name="Strong_20_Emphasis"><text:span text:style-name="T1">jauh lebih lama</text:span></text:span><text:span text:style-name="T1"> dari biasanya.</text:span></text:p>
            <text:p text:style-name="Text_20_body"><text:span text:style-name="Strong_20_Emphasis"><text:span text:style-name="T1">Pemimpin 'Abadi', Stabilitas atau Stagnasi?</text:span></text:span></text:p>
            <text:p text:style-name="P212">Bayangkan seorang presiden, perdana menteri, anggota DPR/MPR, atau <text:soft-page-break/>hakim agung yang sangat berpengalaman dan dicintai rakyatnya. Sekarang bayangkan dia bisa tetap prima secara fisik dan mental untuk memimpin, bukan hanya 5, 10, atau 20 tahun, tapi mungkin 50, 70, atau bahkan 100 tahun!</text:p>
            <text:p text:style-name="P212">Apa dampaknya?</text:p>
            <text:list xml:id="list3858445286430935903" text:style-name="L193">
              <text:list-item>
                <text:p text:style-name="P368"><text:span text:style-name="Strong_20_Emphasis"><text:span text:style-name="T1">Sisi Positif (Mungkin):</text:span></text:span><text:span text:style-name="T1"> Bisa jadi membawa </text:span><text:span text:style-name="Strong_20_Emphasis"><text:span text:style-name="T1">stabilitas</text:span></text:span><text:span text:style-name="T1"> pemerintahan yang luar biasa. Kebijakan jangka panjang bisa benar-benar direncanakan dan dijalankan sampai tuntas oleh orang yang sama. Pengalaman dan kebijaksanaan pemimpin tersebut bisa sangat berharga. </text:span></text:p>
              </text:list-item>
              <text:list-item>
                <text:p text:style-name="P368"><text:span text:style-name="Strong_20_Emphasis"><text:span text:style-name="T1">Sisi Negatif (Risiko Besar):</text:span></text:span><text:span text:style-name="T1"> </text:span></text:p>
                <text:list>
                  <text:list-item>
                    <text:p text:style-name="P368"><text:span text:style-name="Strong_20_Emphasis"><text:span text:style-name="T1">Kekakuan &amp; Anti-Perubahan:</text:span></text:span><text:span text:style-name="T1"> Pemimpin yang terlalu lama berkuasa cenderung menjadi kaku, resisten terhadap ide-ide baru, dan mungkin sulit beradaptasi dengan perubahan zaman yang cepat. Dunia terus berubah, tapi pemimpinnya 'itu-itu saja'. </text:span></text:p>
                  </text:list-item>
                  <text:list-item>
                    <text:p text:style-name="P368"><text:span text:style-name="Strong_20_Emphasis"><text:span text:style-name="T1">Penyalahgunaan Kekuasaan:</text:span></text:span><text:span text:style-name="T1"> Semakin lama seseorang berkuasa, semakin besar godaan untuk menyalahgunakan kekuasaan itu demi kepentingan pribadi atau kelompoknya. Kekuasaan bisa jadi absolut dan sulit dikontrol. </text:span></text:p>
                  </text:list-item>
                  <text:list-item>
                    <text:p text:style-name="P173"><text:span text:style-name="Strong_20_Emphasis"><text:span text:style-name="T1">Ide Usang:</text:span></text:span><text:span text:style-name="T1"> Pandangan dan solusi yang relevan 50 tahun lalu mungkin sudah tidak cocok lagi untuk masalah masa kini, tapi pemimpin 'lama' ini mungkin sulit melepaskan cara berpikir lamanya. </text:span></text:p>
                  </text:list-item>
                </text:list>
              </text:list-item>
            </text:list>
            <text:p text:style-name="Text_20_body"><text:span text:style-name="Strong_20_Emphasis"><text:span text:style-name="T1">Ancaman Gerontokrasi: Pemerintahan oleh 'Orang Tua'?</text:span></text:span></text:p>
            <text:p text:style-name="Text_20_body"><text:span text:style-name="T1">Jika banyak posisi kunci di pemerintahan dan masyarakat diisi oleh orang-orang yang secara kronologis sangat tua (meskipun biologisnya mungkin masih bugar), kita bisa tergelincir ke dalam </text:span><text:span text:style-name="Strong_20_Emphasis"><text:span text:style-name="T1">Gerontokrasi</text:span></text:span><text:span text:style-name="T1">, yaitu sistem pemerintahan yang didominasi oleh orang-orang tua.</text:span></text:p>
            <text:p text:style-name="Text_20_body"><text:span text:style-name="T1">Masalahnya apa? Kurangnya </text:span><text:span text:style-name="Strong_20_Emphasis"><text:span text:style-name="T1">regenerasi kepemimpinan</text:span></text:span><text:span text:style-name="T1">. Bagaimana ide-ide segar, energi baru, dan perspektif generasi muda bisa muncul dan mendapat tempat jika 'kursi-kursi kekuasaan' diduduki oleh orang yang sama selama puluhan tahun? Ini bisa membuat masyarakat menjadi stagnan dan aspirasi kaum muda terabaikan.</text:span></text:p>
            <text:p text:style-name="Text_20_body"><text:soft-page-break/><text:span text:style-name="Strong_20_Emphasis"><text:span text:style-name="T1">Demokrasi Perlu Di-Upgrade?</text:span></text:span></text:p>
            <text:p text:style-name="P212">Sistem demokrasi yang kita kenal sekarang, dengan pemilu berkala dan (di banyak negara) batasan masa jabatan, mungkin perlu diadaptasi secara radikal:</text:p>
            <text:list xml:id="list2306909523272466446" text:style-name="L194">
              <text:list-item>
                <text:p text:style-name="P369"><text:span text:style-name="Strong_20_Emphasis"><text:span text:style-name="T1">Batas Usia Maksimal?:</text:span></text:span><text:span text:style-name="T1"> Jika sekarang ada batas usia </text:span><text:span text:style-name="Emphasis"><text:span text:style-name="T1">minimal</text:span></text:span><text:span text:style-name="T1"> untuk jadi pejabat, perlukah nanti ada batas usia </text:span><text:span text:style-name="Emphasis"><text:span text:style-name="T1">maksimal</text:span></text:span><text:span text:style-name="T1">? Ini isu sensitif, karena bisa dianggap diskriminatif. Tapi bagaimana cara memastikan pergantian kekuasaan? </text:span></text:p>
              </text:list-item>
              <text:list-item>
                <text:p text:style-name="P369"><text:span text:style-name="Strong_20_Emphasis"><text:span text:style-name="T1">Representasi Generasi:</text:span></text:span><text:span text:style-name="T1"> Bagaimana memastikan suara dan kepentingan generasi muda (yang mungkin secara jumlah jadi minoritas dibandingkan populasi 'tua' yang besar) tetap didengar dan diperjuangkan dalam pembuatan kebijakan? </text:span></text:p>
              </text:list-item>
              <text:list-item>
                <text:p text:style-name="P174"><text:span text:style-name="Strong_20_Emphasis"><text:span text:style-name="T1">Fokus Kebijakan:</text:span></text:span><text:span text:style-name="T1"> Akankah pemerintah lebih fokus pada isu-isu 'orang tua' (jaminan kesehatan jangka panjang, dana pensiun super lama) dan melupakan isu krusial bagi masa depan seperti pendidikan berkualitas untuk anak muda atau penanganan perubahan iklim? </text:span></text:p>
              </text:list-item>
            </text:list>
            <text:p text:style-name="Text_20_body"><text:span text:style-name="Strong_20_Emphasis"><text:span text:style-name="T1">Kaitan dengan Kesenjangan Akses</text:span></text:span></text:p>
            <text:p text:style-name="P212">Isu ini jadi makin rumit kalau kita ingat potensi kesenjangan akses (Bab 6.1). Jika hanya kelompok elit kaya yang bisa panjang umur, maka kekuasaan politik dan ekonomi bisa jadi terkonsentrasi lebih parah lagi di tangan segelintir orang 'abadi' ini. Demokrasi bisa terancam.</text:p>
            <text:p text:style-name="Text_20_body"><text:span text:style-name="Strong_20_Emphasis"><text:span text:style-name="T1">Kesimpulan:</text:span></text:span><text:span text:style-name="T1"> Kemungkinan pemimpin dan elit berkuasa jauh lebih lama akibat perpanjangan usia sehat menimbulkan pertanyaan fundamental tentang masa depan politik dan demokrasi. Kita perlu memikirkan cara menyeimbangkan antara nilai pengalaman dan stabilitas dengan kebutuhan vital akan regenerasi, ide baru, dan representasi yang adil bagi semua generasi. Jika tidak, kekuasaan bisa menjadi terlalu kaku dan jauh dari denyut nadi perubahan zaman.</text:span></text:p>
            <text:p text:style-name="P442"/>
            <text:p text:style-name="Text_20_body"><text:span text:style-name="Strong_20_Emphasis"><text:span text:style-name="T1">[Tips Tambahan yang Digunakan:]</text:span></text:span></text:p>
            <text:list xml:id="list3356582797871442319" text:style-name="L195">
              <text:list-item>
                <text:p text:style-name="P370"><text:span text:style-name="Strong_20_Emphasis"><text:span text:style-name="T1">Skenario Provokatif:</text:span></text:span><text:span text:style-name="T1"> Membayangkan pemimpin yang berkuasa sangat lama. </text:span></text:p>
              </text:list-item>
              <text:list-item>
                <text:p text:style-name="P370"><text:span text:style-name="Strong_20_Emphasis"><text:span text:style-name="T1">Analisis Pro/Kontra:</text:span></text:span><text:span text:style-name="T1"> Membahas potensi keuntungan (stabilitas) dan </text:span><text:soft-page-break/><text:span text:style-name="T1">kerugian (stagnasi, abuse of power) dari kepemimpinan jangka panjang. </text:span></text:p>
              </text:list-item>
              <text:list-item>
                <text:p text:style-name="P370"><text:span text:style-name="Strong_20_Emphasis"><text:span text:style-name="T1">Pengenalan Konsep Kunci:</text:span></text:span><text:span text:style-name="T1"> Menjelaskan istilah 'Gerontokrasi'. </text:span></text:p>
              </text:list-item>
              <text:list-item>
                <text:p text:style-name="P370"><text:span text:style-name="Strong_20_Emphasis"><text:span text:style-name="T1">Pertanyaan tentang Adaptasi Sistem:</text:span></text:span><text:span text:style-name="T1"> Memikirkan perlunya perubahan dalam aturan demokrasi (batas usia, representasi). </text:span></text:p>
              </text:list-item>
              <text:list-item>
                <text:p text:style-name="P370"><text:span text:style-name="Strong_20_Emphasis"><text:span text:style-name="T1">Menghubungkan ke Isu Lain:</text:span></text:span><text:span text:style-name="T1"> Mengaitkan dengan masalah kesenjangan akses (Bab 6.1) dan fokus kebijakan. </text:span></text:p>
              </text:list-item>
              <text:list-item>
                <text:p text:style-name="P175"><text:span text:style-name="Strong_20_Emphasis"><text:span text:style-name="T1">Menekankan Dilema Inti:</text:span></text:span><text:span text:style-name="T1"> Menyoroti dilema antara stabilitas versus perubahan/regenerasi. </text:span></text:p>
              </text:list-item>
            </text:list>
            <text:p text:style-name="Text_20_body"><text:span text:style-name="Strong_20_Emphasis"><text:span text:style-name="T1">[Prompt untuk Ilustrasi Gambar (Opsional)]</text:span></text:span></text:p>
            <text:list xml:id="list6235826069577392211" text:style-name="L196">
              <text:list-item>
                <text:p text:style-name="P176"><text:span text:style-name="Strong_20_Emphasis"><text:span text:style-name="T1">Saran Prompt Gambar:</text:span></text:span><text:span text:style-name="T1"> "Gambarkan gedung parlemen atau istana negara. Di podium utama, berdiri seorang pemimpin yang terlihat sangat tua secara kronologis (misal, rambut putih, sedikit keriput) tetapi masih terlihat bugar dan berwibawa. Di kursi-kursi anggota/audiens, mayoritas juga terlihat tua, hanya sedikit perwakilan generasi muda yang tampak 'tenggelam' atau kesulitan didengar. Di luar gedung, ada kerumunan demonstran muda membawa spanduk bertuliskan 'Regenerasi!', 'Suara Muda?', 'Beri Kami Kesempatan!'. Judul: 'Politik Era Umur Panjang: Stabilitas atau Stagnasi Kekuasaan?'." </text:span></text:p>
              </text:list-item>
            </text:list>
            <text:p text:style-name="P442"/>
            <text:p text:style-name="P212">Saya akan menunggu perintah Anda ("YAX" atau "lanjut") untuk melanjutkan ke prompt berikutnya (Subbab 7.3: Budaya dan Nilai: Perubahan Pandangan tentang Hidup, Mati, dan Keluarga).</text:p>
          </text:section>
          <text:section text:style-name="Sect1" text:name="feedback-form-53">
            <text:p text:style-name="P400"/>
          </text:section>
        </text:section>
        <text:section text:style-name="Sect1" text:name="6b73d696ea3c3707">
          <text:p text:style-name="P212"/>
          <text:section text:style-name="Sect1" text:name="user-query-content-54">
            <text:p text:style-name="P440">YAX </text:p>
          </text:section>
          <text:p text:style-name="P400">Tampilkan alur berpikir</text:p>
          <text:section text:style-name="Sect2" text:name="model-response-message-contentr_6b73d696ea3c3707">
            <text:p text:style-name="Text_20_body"><text:span text:style-name="T1">Baik, saya lanjutkan (Jumat, 25 April 2025, 21:44 WIB). Dari ranah ekonomi dan politik, mari kita jelajahi bagaimana </text:span><text:span text:style-name="Strong_20_Emphasis"><text:span text:style-name="T1">Budaya dan Nilai-nilai</text:span></text:span><text:span text:style-name="T1"> kita bisa ikut bertransformasi di </text:span><text:span text:style-name="Strong_20_Emphasis"><text:span text:style-name="T1">Subbab 7.3</text:span></text:span><text:span text:style-name="T1">.</text:span></text:p>
            <text:p text:style-name="P442"/>
            <text:p text:style-name="Text_20_body"><text:soft-page-break/><text:span text:style-name="Strong_20_Emphasis"><text:span text:style-name="T1">(Jawaban untuk Prompt Subbab 7.3)</text:span></text:span></text:p>
            <text:p text:style-name="Text_20_body"><text:span text:style-name="Strong_20_Emphasis"><text:span text:style-name="T1">Subbab 7.3: Budaya dan Nilai: Perubahan Pandangan tentang Hidup, Mati, dan Keluarga</text:span></text:span></text:p>
            <text:p text:style-name="P212">Perpanjangan usia radikal bukan cuma soal biologi, ekonomi, atau politik. Ini adalah perubahan yang bisa merasuk sampai ke tulang sumsum kebudayaan kita, mengubah cara kita memandang diri sendiri, orang lain, waktu, dan bahkan makna kehidupan itu sendiri. Norma sosial dan nilai-nilai yang kita anggap 'normal' atau 'penting' saat ini mungkin akan terlihat sangat berbeda di masyarakat masa depan yang berumur panjang.</text:p>
            <text:list xml:id="list7574119851391660120" text:style-name="L197">
              <text:list-item>
                <text:p text:style-name="P177"><text:span text:style-name="Strong_20_Emphasis"><text:span text:style-name="T1">'Tua' Itu Apa Artinya? Mendefinisikan Ulang Usia</text:span></text:span><text:span text:style-name="T1"> Kalau sekarang kita sering mengasosiasikan usia 60+ dengan 'lansia', pensiun, atau penurunan fisik, bagaimana jadinya kalau di masa depan usia 100 tahun adalah hal biasa dan orang di usia itu masih aktif bekerja, traveling, atau bahkan memulai keluarga baru? Konsep 'tua' dan 'muda' berdasarkan angka usia (kronologis) bisa jadi kehilangan artinya. Mungkin kita akan lebih melihat pada 'usia biologis' (seberapa sehat sel-sel kita) atau tingkat fungsionalitas seseorang. Bagaimana kita akan bersikap pada orang yang usianya 130 tahun tapi penampilannya seperti 50 tahun? Penghormatan pada 'orang tua' mungkin akan punya makna baru. Tahapan kehidupan (remaja, dewasa, paruh baya) yang kita kenal sekarang bisa jadi akan 'melar' atau bahkan muncul tahapan-tahapan baru.</text:span></text:p>
              </text:list-item>
              <text:list-item>
                <text:p text:style-name="P177"><text:span text:style-name="Strong_20_Emphasis"><text:span text:style-name="T1">Ketika Kematian Menjadi 'Kejadian Langka'</text:span></text:span><text:span text:style-name="T1"> Saat ini, kematian (terutama karena usia tua atau penyakit) adalah bagian yang relatif 'akrab' dalam pengalaman manusia. Bagaimana jika kematian karena sebab alami menjadi sangat jarang terjadi, sesuatu yang mungkin baru dialami setelah hidup 150 atau 200 tahun?</text:span></text:p>
                <text:list>
                  <text:list-item>
                    <text:p text:style-name="P371"><text:span text:style-name="T1">Apakah kematian akan menjadi sesuatu yang </text:span><text:span text:style-name="Strong_20_Emphasis"><text:span text:style-name="T1">lebih tabu</text:span></text:span><text:span text:style-name="T1"> untuk dibicarakan? </text:span></text:p>
                  </text:list-item>
                  <text:list-item>
                    <text:p text:style-name="P371"><text:span text:style-name="T1">Ataukah justru menjadi </text:span><text:span text:style-name="Strong_20_Emphasis"><text:span text:style-name="T1">lebih menakutkan</text:span></text:span><text:span text:style-name="T1"> karena begitu asing dan jarang? </text:span></text:p>
                  </text:list-item>
                  <text:list-item>
                    <text:p text:style-name="P433">Bagaimana ritual pemakaman, upacara peringatan, atau cara kita berduka akan berubah? </text:p>
                  </text:list-item>
                  <text:list-item>
                    <text:p text:style-name="P433">Bagaimana ini akan memengaruhi pandangan kita tentang <text:soft-page-break/>kehidupan setelah kematian atau nilai-nilai spiritual? </text:p>
                  </text:list-item>
                </text:list>
              </text:list-item>
              <text:list-item>
                <text:p text:style-name="P177"><text:span text:style-name="Strong_20_Emphasis"><text:span text:style-name="T1">Evolusi Nilai Keluarga dan Pernikahan</text:span></text:span><text:span text:style-name="T1"> Seperti yang kita singgung di Bab 6, institusi keluarga dan pernikahan pasti akan mengalami tekanan untuk beradaptasi.</text:span></text:p>
                <text:list>
                  <text:list-item>
                    <text:p text:style-name="P433">Apakah konsep pernikahan monogami 'seumur hidup' (yang bisa berarti 150+ tahun!) masih akan jadi norma dominan? </text:p>
                  </text:list-item>
                  <text:list-item>
                    <text:p text:style-name="P433">Bagaimana peran gender dalam rumah tangga dan pengasuhan anak akan berubah jika kedua pasangan punya rentang karir yang sangat panjang? </text:p>
                  </text:list-item>
                  <text:list-item>
                    <text:p text:style-name="P433">Seberapa kuat ikatan antar generasi yang terpisah usia sangat jauh namun hidup bersamaan? </text:p>
                  </text:list-item>
                </text:list>
              </text:list-item>
              <text:list-item>
                <text:p text:style-name="P177"><text:span text:style-name="Strong_20_Emphasis"><text:span text:style-name="T1">Pandangan terhadap Waktu: Jangka Panjang atau Santai?</text:span></text:span><text:span text:style-name="T1"> Ini pertanyaan menarik:</text:span></text:p>
                <text:list>
                  <text:list-item>
                    <text:p text:style-name="P371"><text:span text:style-name="T1">Apakah dengan waktu hidup yang lebih panjang, kita akan menjadi masyarakat yang lebih </text:span><text:span text:style-name="Strong_20_Emphasis"><text:span text:style-name="T1">bijaksana</text:span></text:span><text:span text:style-name="T1">, lebih mampu </text:span><text:span text:style-name="Strong_20_Emphasis"><text:span text:style-name="T1">merencanakan untuk jangka panjang</text:span></text:span><text:span text:style-name="T1"> (misalnya untuk mengatasi masalah global seperti perubahan iklim)? </text:span></text:p>
                  </text:list-item>
                  <text:list-item>
                    <text:p text:style-name="P371"><text:span text:style-name="T1">Atau sebaliknya, karena merasa 'waktu masih banyak', kita justru jadi </text:span><text:span text:style-name="Strong_20_Emphasis"><text:span text:style-name="T1">lebih suka menunda-nunda</text:span></text:span><text:span text:style-name="T1">, kurang disiplin, dan </text:span><text:span text:style-name="Strong_20_Emphasis"><text:span text:style-name="T1">kurang menghargai waktu</text:span></text:span><text:span text:style-name="T1"> yang berjalan? Mungkin kita jadi lebih impulsif karena merasa selalu ada waktu untuk 'memperbaiki' kesalahan? </text:span></text:p>
                  </text:list-item>
                </text:list>
              </text:list-item>
              <text:list-item>
                <text:p text:style-name="P177"><text:span text:style-name="Strong_20_Emphasis"><text:span text:style-name="T1">Identitas Diri yang Terus Berubah</text:span></text:span><text:span text:style-name="T1"> Siapakah 'kamu' jika kamu hidup 180 tahun? Apakah 'kamu' di usia 150 akan sama dengan 'kamu' di usia 20 atau 80? Mungkin kita akan mengalami beberapa kali transformasi identitas, minat, bahkan mungkin kepribadian sepanjang rentang hidup yang super panjang itu. Konsep 'diri' yang utuh dan stabil bisa jadi lebih cair.</text:span></text:p>
              </text:list-item>
              <text:list-item>
                <text:p text:style-name="P177"><text:span text:style-name="Strong_20_Emphasis"><text:span text:style-name="T1">Cerminan dalam Budaya Populer</text:span></text:span><text:span text:style-name="T1"> Pasti akan menarik melihat bagaimana seni, sastra, film, musik, dan bentuk budaya lainnya akan merespons dan mengeksplorasi tema-tema baru ini: kehidupan ratusan tahun, hubungan multi-generasi yang kompleks, pencarian makna dalam keabadian semu, dll.</text:span></text:p>
              </text:list-item>
            </text:list>
            <text:p text:style-name="Text_20_body"><text:span text:style-name="Strong_20_Emphasis"><text:span text:style-name="T1">Kesimpulan:</text:span></text:span><text:span text:style-name="T1"> Perpanjangan usia radikal bukan sekadar menambah 'angka' </text:span><text:soft-page-break/><text:span text:style-name="T1">pada KTP kita. Ini adalah potensi 'revolusi budaya' yang bisa mengubah asumsi-asumsi paling mendasar tentang apa artinya menjadi tua, apa artinya mati, bagaimana kita berhubungan satu sama lain, dan apa yang kita anggap penting dalam menjalani kehidupan ini. Nilai-nilai dan norma yang kita pegang teguh hari ini mungkin akan terlihat sangat berbeda bagi cucu atau cicit kita di masa depan.</text:span></text:p>
            <text:p text:style-name="P442"/>
            <text:p text:style-name="Text_20_body"><text:span text:style-name="Strong_20_Emphasis"><text:span text:style-name="T1">[Tips Tambahan yang Digunakan:]</text:span></text:span></text:p>
            <text:list xml:id="list4143334298849187255" text:style-name="L198">
              <text:list-item>
                <text:p text:style-name="P372"><text:span text:style-name="Strong_20_Emphasis"><text:span text:style-name="T1">Eksplorasi Perubahan Nilai:</text:span></text:span><text:span text:style-name="T1"> Membahas potensi pergeseran dalam memandang usia, kematian, keluarga, dan waktu. </text:span></text:p>
              </text:list-item>
              <text:list-item>
                <text:p text:style-name="P372"><text:span text:style-name="Strong_20_Emphasis"><text:span text:style-name="T1">Mengajukan Pertanyaan Filosofis:</text:span></text:span><text:span text:style-name="T1"> Merenungkan dampak pada identitas diri dan makna hidup. </text:span></text:p>
              </text:list-item>
              <text:list-item>
                <text:p text:style-name="P372"><text:span text:style-name="Strong_20_Emphasis"><text:span text:style-name="T1">Menghubungkan ke Bab Sebelumnya:</text:span></text:span><text:span text:style-name="T1"> Merujuk kembali pada isu keluarga dan hubungan antar generasi (Bab 6.4). </text:span></text:p>
              </text:list-item>
              <text:list-item>
                <text:p text:style-name="P372"><text:span text:style-name="Strong_20_Emphasis"><text:span text:style-name="T1">Mempertimbangkan Ekspresi Budaya:</text:span></text:span><text:span text:style-name="T1"> Menyinggung bagaimana seni dan budaya akan merefleksikan perubahan ini. </text:span></text:p>
              </text:list-item>
              <text:list-item>
                <text:p text:style-name="P178"><text:span text:style-name="Strong_20_Emphasis"><text:span text:style-name="T1">Menekankan Perubahan Fundamental:</text:span></text:span><text:span text:style-name="T1"> Menggarisbawahi potensi perubahan mendasar pada norma dan nilai. </text:span></text:p>
              </text:list-item>
            </text:list>
            <text:p text:style-name="Text_20_body"><text:span text:style-name="Strong_20_Emphasis"><text:span text:style-name="T1">[Prompt untuk Ilustrasi Gambar (Opsional)]</text:span></text:span></text:p>
            <text:list xml:id="list4941467631429912136" text:style-name="L199">
              <text:list-item>
                <text:p text:style-name="P179"><text:span text:style-name="Strong_20_Emphasis"><text:span text:style-name="T1">Saran Prompt Gambar:</text:span></text:span><text:span text:style-name="T1"> "Gambarkan sebuah 'pohon nilai budaya'. Akarnya adalah nilai-nilai masa kini (misal: ikon keluarga inti, ikon jam pasir/kematian, ikon siklus hidup tradisional). Batang pohon menjulang tinggi ke masa depan. Cabang-cabangnya menunjukkan nilai-nilai baru atau yang berevolusi (misal: ikon keluarga multi-generasi yang kompleks, ikon tanda tanya di tempat ikon kematian, ikon siklus hidup yang lebih panjang dan berulang, ikon otak/buku untuk lifelong learning). Pohon ini terlihat dinamis dan terus tumbuh/berubah. Judul: 'Budaya &amp; Nilai di Persimpangan Zaman Umur Panjang'." </text:span></text:p>
              </text:list-item>
            </text:list>
            <text:p text:style-name="P442"/>
            <text:p text:style-name="P212">Saya akan menunggu perintah Anda ("YAX" atau "lanjut") untuk melanjutkan ke prompt berikutnya (Subbab 7.4: Tantangan Baru yang Tak Terduga).</text:p>
          </text:section>
          <text:section text:style-name="Sect1" text:name="feedback-form-54">
            <text:p text:style-name="P400"/>
          </text:section>
        </text:section>
        <text:section text:style-name="Sect1" text:name="9aa55325d80439c4">
          <text:p text:style-name="P212"><text:soft-page-break/></text:p>
          <text:section text:style-name="Sect1" text:name="user-query-content-55">
            <text:p text:style-name="P440">YAX </text:p>
          </text:section>
          <text:p text:style-name="P400">Tampilkan alur berpikir</text:p>
          <text:section text:style-name="Sect2" text:name="model-response-message-contentr_9aa55325d80439c4">
            <text:p text:style-name="Text_20_body"><text:span text:style-name="T1">Baik, saya lanjutkan (Jumat, 25 April 2025, 21:47 WIB di Indonesia). Kita sampai di bagian akhir Bab 7, yang mengingatkan kita bahwa masa depan itu penuh kejutan: </text:span><text:span text:style-name="Strong_20_Emphasis"><text:span text:style-name="T1">Subbab 7.4: Tantangan Baru yang Tak Terduga</text:span></text:span><text:span text:style-name="T1">.</text:span></text:p>
            <text:p text:style-name="P442"/>
            <text:p text:style-name="Text_20_body"><text:span text:style-name="Strong_20_Emphasis"><text:span text:style-name="T1">(Jawaban untuk Prompt Subbab 7.4)</text:span></text:span></text:p>
            <text:p text:style-name="Text_20_body"><text:span text:style-name="Strong_20_Emphasis"><text:span text:style-name="T1">Subbab 7.4: Tantangan Baru yang Tak Terduga</text:span></text:span></text:p>
            <text:p text:style-name="Text_20_body"><text:span text:style-name="T1">Setelah kita mencoba membayangkan bagaimana ekonomi, politik, dan budaya bisa berubah drastis di era umur panjang, penting untuk kita mengakui satu hal dengan rendah hati: </text:span><text:span text:style-name="Strong_20_Emphasis"><text:span text:style-name="T1">kita tidak mungkin bisa meramal </text:span></text:span><text:span text:style-name="Strong_20_Emphasis"><text:span text:style-name="Emphasis"><text:span text:style-name="T1">semua</text:span></text:span></text:span><text:span text:style-name="Strong_20_Emphasis"><text:span text:style-name="T1"> dampaknya secara akurat.</text:span></text:span><text:span text:style-name="T1"> Masyarakat manusia itu sistem yang super kompleks, seperti jaring laba-laba raksasa yang saling terhubung. Mengubah satu elemen fundamental seperti harapan hidup pasti akan menimbulkan 'getaran' atau efek domino ke seluruh penjuru jaring dengan cara-cara yang mungkin sama sekali tidak kita duga sebelumnya.</text:span></text:p>
            <text:p text:style-name="Text_20_body"><text:span text:style-name="T1">Jadi, selain tantangan-tantangan yang sudah kita bahas (keadilan, overpopulasi, perubahan makna hidup, dll.), sangat mungkin akan muncul </text:span><text:span text:style-name="Strong_20_Emphasis"><text:span text:style-name="T1">tantangan atau konsekuensi baru yang tak terduga (unforeseen consequences)</text:span></text:span><text:span text:style-name="T1">, baik yang negatif maupun (semoga) yang positif.</text:span></text:p>
            <text:p text:style-name="Text_20_body"><text:span text:style-name="Strong_20_Emphasis"><text:span text:style-name="T1">Mencoba Membayangkan yang Tak Terbayangkan</text:span></text:span></text:p>
            <text:p text:style-name="Text_20_body"><text:span text:style-name="T1">Mari kita coba ber-brainstorming sedikit, kira-kira masalah atau fenomena baru apa yang </text:span><text:span text:style-name="Emphasis"><text:span text:style-name="T1">mungkin</text:span></text:span><text:span text:style-name="T1"> muncul, yang saat ini belum banyak terpikirkan? (Ingat, ini hanya spekulasi untuk memancing pemikiran ya!)</text:span></text:p>
            <text:list xml:id="list277947567069020521" text:style-name="L200">
              <text:list-item>
                <text:p text:style-name="P373"><text:span text:style-name="Strong_20_Emphasis"><text:span text:style-name="T1">Krisis Psikologis Usia Super Tua?:</text:span></text:span><text:span text:style-name="T1"> Apakah akan muncul jenis depresi, krisis identitas, atau rasa lelah hidup yang baru dan spesifik pada orang-orang berusia 150 atau 180 tahun, yang belum pernah dialami manusia sebelumnya? </text:span></text:p>
              </text:list-item>
              <text:list-item>
                <text:p text:style-name="P373"><text:span text:style-name="Strong_20_Emphasis"><text:span text:style-name="T1">Penyakit 'Generasi Kedua' Penuaan?:</text:span></text:span><text:span text:style-name="T1"> Jika kita berhasil mengatasi penyakit tua yang umum sekarang (jantung, kanker, Alzheimer), mungkinkah justru muncul penyakit degeneratif jenis baru yang baru </text:span><text:soft-page-break/><text:span text:style-name="T1">menyerang di usia 130 tahun ke atas? </text:span></text:p>
              </text:list-item>
              <text:list-item>
                <text:p text:style-name="P373"><text:span text:style-name="Strong_20_Emphasis"><text:span text:style-name="T1">Perpecahan Sosial Baru?:</text:span></text:span><text:span text:style-name="T1"> Mungkinkah muncul konflik atau diskriminasi baru bukan berdasarkan ras atau agama, tapi berdasarkan 'usia biologis' atau 'generasi' kapan seseorang mulai mendapatkan terapi anti-penuaan? Atau mungkin muncul subkultur aneh dari orang-orang yang sudah hidup berabad-abad? </text:span></text:p>
              </text:list-item>
              <text:list-item>
                <text:p text:style-name="P373"><text:span text:style-name="Strong_20_Emphasis"><text:span text:style-name="T1">Ketergantungan Teknologi yang Berisiko:</text:span></text:span><text:span text:style-name="T1"> Apa jadinya jika masyarakat sudah sangat bergantung pada teknologi penunjang umur panjang, lalu tiba-tiba terjadi bencana alam, perang, atau krisis ekonomi yang membuat teknologi itu tidak bisa diakses atau gagal berfungsi? </text:span></text:p>
              </text:list-item>
              <text:list-item>
                <text:p text:style-name="P180"><text:span text:style-name="Strong_20_Emphasis"><text:span text:style-name="T1">Perubahan Evolusi Manusia?:</text:span></text:span><text:span text:style-name="T1"> Dalam jangka waktu sangat panjang (ribuan tahun), apakah intervensi pada penuaan ini bisa secara tidak sengaja memengaruhi arah evolusi spesies manusia? </text:span></text:p>
              </text:list-item>
            </text:list>
            <text:p text:style-name="Text_20_body"><text:span text:style-name="Strong_20_Emphasis"><text:span text:style-name="T1">Kuncinya: Waspada dan Adaptif</text:span></text:span></text:p>
            <text:p text:style-name="P212">Karena kita tidak bisa tahu pasti apa yang akan terjadi, sikap terbaik yang bisa kita ambil adalah:</text:p>
            <text:list xml:id="list287587551954693691" text:style-name="L201">
              <text:list-item>
                <text:p text:style-name="P374"><text:span text:style-name="Strong_20_Emphasis"><text:span text:style-name="T1">Kewaspadaan (Vigilance):</text:span></text:span><text:span text:style-name="T1"> Terus memantau dengan cermat dampak-dampak yang muncul dari teknologi baru, baik yang diharapkan maupun tidak. </text:span></text:p>
              </text:list-item>
              <text:list-item>
                <text:p text:style-name="P374"><text:span text:style-name="Strong_20_Emphasis"><text:span text:style-name="T1">Kerendahan Hati (Humility):</text:span></text:span><text:span text:style-name="T1"> Mengakui keterbatasan pengetahuan kita dan tidak terlalu percaya diri bisa mengontrol semua konsekuensi. </text:span></text:p>
              </text:list-item>
              <text:list-item>
                <text:p text:style-name="P181"><text:span text:style-name="Strong_20_Emphasis"><text:span text:style-name="T1">Adaptabilitas:</text:span></text:span><text:span text:style-name="T1"> Siap untuk belajar, berubah pikiran, dan menyesuaikan strategi atau kebijakan jika ternyata ada dampak negatif tak terduga yang muncul. Fleksibilitas akan jadi kunci. </text:span></text:p>
              </text:list-item>
            </text:list>
            <text:p text:style-name="Text_20_body"><text:span text:style-name="T1">Tujuan kita membahas kemungkinan tantangan tak terduga ini </text:span><text:span text:style-name="Strong_20_Emphasis"><text:span text:style-name="T1">bukan untuk menakut-nakuti</text:span></text:span><text:span text:style-name="T1"> atau bilang kalau umur panjang itu pasti buruk. Bisa jadi, akan ada banyak kejutan positif dan manfaat luar biasa yang juga tidak kita bayangkan saat ini! Poin utamanya adalah untuk menyadarkan kita akan </text:span><text:span text:style-name="Strong_20_Emphasis"><text:span text:style-name="T1">kompleksitas perubahan sosial berskala besar</text:span></text:span><text:span text:style-name="T1"> dan pentingnya melangkah maju dengan </text:span><text:span text:style-name="Strong_20_Emphasis"><text:span text:style-name="T1">hati-hati, kritis, dan terbuka</text:span></text:span><text:span text:style-name="T1">.</text:span></text:p>
            <text:p text:style-name="Text_20_body"><text:span text:style-name="Strong_20_Emphasis"><text:span text:style-name="T1">Kesimpulan:</text:span></text:span><text:span text:style-name="T1"> Perjalanan masyarakat menuju era (potensial) umur panjang radikal akan menjadi sebuah eksperimen besar dengan hasil akhir yang </text:span><text:soft-page-break/><text:span text:style-name="T1">belum pasti. Akan ada banyak kejutan di sepanjang jalan. Kesiapan kita untuk menghadapi ketidakpastian ini dengan bijaksana, etis, dan kemauan untuk terus belajar serta beradaptasi akan sangat menentukan apakah 'bonus waktu' ini akan menjadi berkah atau justru masalah baru bagi peradaban manusia. Ini menjadi jembatan penting menuju bab terakhir kita, di mana kita akan mencoba menarik kesimpulan akhir.</text:span></text:p>
            <text:p text:style-name="P442"/>
            <text:p text:style-name="Text_20_body"><text:span text:style-name="Strong_20_Emphasis"><text:span text:style-name="T1">[Tips Tambahan yang Digunakan:]</text:span></text:span></text:p>
            <text:list xml:id="list3626383959321996379" text:style-name="L202">
              <text:list-item>
                <text:p text:style-name="P375"><text:span text:style-name="Strong_20_Emphasis"><text:span text:style-name="T1">Mengakui Ketidakpastian:</text:span></text:span><text:span text:style-name="T1"> Menekankan keterbatasan prediksi dalam sistem kompleks. </text:span></text:p>
              </text:list-item>
              <text:list-item>
                <text:p text:style-name="P375"><text:span text:style-name="Strong_20_Emphasis"><text:span text:style-name="T1">Brainstorming Spekulatif:</text:span></text:span><text:span text:style-name="T1"> Memberikan contoh konkret potensi masalah tak terduga untuk memancing pemikiran. </text:span></text:p>
              </text:list-item>
              <text:list-item>
                <text:p text:style-name="P375"><text:span text:style-name="Strong_20_Emphasis"><text:span text:style-name="T1">Menekankan Sikap Penting:</text:span></text:span><text:span text:style-name="T1"> Menggarisbawahi pentingnya kewaspadaan, kerendahan hati, dan adaptabilitas. </text:span></text:p>
              </text:list-item>
              <text:list-item>
                <text:p text:style-name="P375"><text:span text:style-name="Strong_20_Emphasis"><text:span text:style-name="T1">Menyeimbangkan Nada:</text:span></text:span><text:span text:style-name="T1"> Menjelaskan bahwa tujuannya bukan menakuti tapi mendorong realisme, dan mengakui kemungkinan kejutan positif. </text:span></text:p>
              </text:list-item>
              <text:list-item>
                <text:p text:style-name="P182"><text:span text:style-name="Strong_20_Emphasis"><text:span text:style-name="T1">Menghubungkan ke Bab Berikutnya:</text:span></text:span><text:span text:style-name="T1"> Menciptakan transisi ke bab kesimpulan. </text:span></text:p>
              </text:list-item>
            </text:list>
            <text:p text:style-name="Text_20_body"><text:span text:style-name="Strong_20_Emphasis"><text:span text:style-name="T1">[Prompt untuk Ilustrasi Gambar (Opsional)]</text:span></text:span></text:p>
            <text:list xml:id="list7170098022194178074" text:style-name="L203">
              <text:list-item>
                <text:p text:style-name="P183"><text:span text:style-name="Strong_20_Emphasis"><text:span text:style-name="T1">Saran Prompt Gambar:</text:span></text:span><text:span text:style-name="T1"> "Gambarkan sebuah jalan panjang menuju cakrawala masa depan yang berkabut tebal. Di sepanjang jalan, ada beberapa rambu lalu lintas yang bentuknya tanda tanya (?) besar atau simbol 'bahaya tak dikenal'. Di sisi jalan, ada beberapa 'gelembung' yang muncul dari kabut, berisi ikon-ikon masalah tak terduga (misal: simbol otak dengan tanda tanya, simbol penyakit aneh, simbol konflik sosial baru, ikon teknologi yang rusak). Judul: 'Menatap Masa Depan Umur Panjang: Siap Menghadapi Kejutan?'." </text:span></text:p>
              </text:list-item>
            </text:list>
            <text:p text:style-name="P442"/>
            <text:p text:style-name="P212">Saya akan menunggu perintah Anda ("YAX" atau "lanjut") untuk melanjutkan ke prompt berikutnya (Pengantar Bab 8).</text:p>
          </text:section>
          <text:section text:style-name="Sect1" text:name="feedback-form-55">
            <text:p text:style-name="P400"/>
          </text:section>
        </text:section>
        <text:section text:style-name="Sect1" text:name="bf43c890400d6cdc">
          <text:p text:style-name="P212"/>
          <text:section text:style-name="Sect1" text:name="user-query-content-56">
            <text:p text:style-name="P440"><text:soft-page-break/>YAX </text:p>
          </text:section>
          <text:p text:style-name="P400">Tampilkan alur berpikir</text:p>
          <text:section text:style-name="Sect2" text:name="model-response-message-contentr_bf43c890400d6cdc">
            <text:p text:style-name="Text_20_body"><text:span text:style-name="T1">Baik, saya lanjutkan (Jumat, 25 April 2025, 21:48 WIB di Indonesia). Kita telah sampai di bab terakhir dari penjelajahan kita, </text:span><text:span text:style-name="Strong_20_Emphasis"><text:span text:style-name="T1">Pengantar Bab 8</text:span></text:span><text:span text:style-name="T1">.</text:span></text:p>
            <text:p text:style-name="P442"/>
            <text:p text:style-name="Text_20_body"><text:span text:style-name="Strong_20_Emphasis"><text:span text:style-name="T1">(Jawaban untuk Prompt Pengantar Bab 8)</text:span></text:span></text:p>
            <text:p text:style-name="Text_20_body"><text:span text:style-name="Strong_20_Emphasis"><text:span text:style-name="T1">Bab 8: Menuju Keabadian? Mimpi atau Kenyataan di Depan Mata</text:span></text:span></text:p>
            <text:p text:style-name="P212">Wah, nggak terasa ya, petualangan kita menjelajahi dunia umur panjang sudah hampir sampai di penghujung jalan! Kita sudah melakukan perjalanan yang cukup jauh:</text:p>
            <text:list xml:id="list8771823319687220997" text:style-name="L204">
              <text:list-item>
                <text:p text:style-name="P434">Mulai dari menelusuri jejak mimpi kuno manusia tentang keabadian dalam mitos dan sejarah (Bab 1). </text:p>
              </text:list-item>
              <text:list-item>
                <text:p text:style-name="P434">Menjadi 'detektif biologi' untuk memahami mengapa dan bagaimana tubuh kita menua di tingkat sel (Bab 2 &amp; 3). </text:p>
              </text:list-item>
              <text:list-item>
                <text:p text:style-name="P434">Mengintip ke 'bengkel masa depan' dan melihat alat-alat bioteknologi canggih yang sedang dikembangkan (Bab 4). </text:p>
              </text:list-item>
              <text:list-item>
                <text:p text:style-name="P434">Menyadari kekuatan besar yang kita miliki saat ini melalui pilihan gaya hidup sehat (Bab 5). </text:p>
              </text:list-item>
              <text:list-item>
                <text:p text:style-name="P434">Bergulat dengan dilema etika yang rumit tentang keadilan, makna hidup, dan batasan alami (Bab 6). </text:p>
              </text:list-item>
              <text:list-item>
                <text:p text:style-name="P236">Hingga mencoba membayangkan bagaimana seluruh tatanan masyarakat kita bisa berubah di era umur panjang (Bab 7). </text:p>
              </text:list-item>
            </text:list>
            <text:p text:style-name="Text_20_body"><text:span text:style-name="T1">Sekarang, setelah menyerap begitu banyak informasi, melihat berbagai potensi yang menggiurkan sekaligus tantangan yang menakutkan, saatnya kita mencoba menarik napas sejenak dan merangkum semuanya. Mengingat semua yang telah kita pelajari, </text:span><text:span text:style-name="Strong_20_Emphasis"><text:span text:style-name="T1">seberapa realistiskah sebenarnya prospek manusia untuk bisa hidup jauh, jauh lebih lama, atau bahkan menyentuh 'keabadian' versi sains?</text:span></text:span><text:span text:style-name="T1"> Apakah ini tinggal menunggu waktu saja, atau masih tetap menjadi mimpi di kejauhan?</text:span></text:p>
            <text:p text:style-name="P212">Di bab penutup ini, kita akan mencoba:</text:p>
            <text:list xml:id="list5802284383741942592" text:style-name="L205">
              <text:list-item>
                <text:p text:style-name="P435">Merangkum kembali kemajuan-kemajuan kunci yang telah dicapai sains. </text:p>
              </text:list-item>
              <text:list-item>
                <text:p text:style-name="P435"><text:soft-page-break/>Mengingatkan lagi rintangan-rintangan terbesar yang masih menghadang. </text:p>
              </text:list-item>
              <text:list-item>
                <text:p text:style-name="P376"><text:span text:style-name="T1">Membantu membedakan dengan lebih jelas mana harapan yang berdasar sains, mana yang sekadar </text:span><text:span text:style-name="Emphasis"><text:span text:style-name="T1">hype</text:span></text:span><text:span text:style-name="T1"> atau fiksi ilmiah. </text:span></text:p>
              </text:list-item>
              <text:list-item>
                <text:p text:style-name="P237">Dan yang terpenting, mengembalikan fokus pada dirimu, pembaca, dan bagaimana kita bisa menyikapi masa depan yang penuh kemungkinan ini. </text:p>
              </text:list-item>
            </text:list>
            <text:p text:style-name="P212">Yuk, kita kumpulkan semua kepingan puzzle yang sudah kita dapatkan dan coba lihat gambaran besarnya untuk terakhir kali!</text:p>
            <text:p text:style-name="P442"/>
            <text:p text:style-name="Text_20_body"><text:span text:style-name="Strong_20_Emphasis"><text:span text:style-name="T1">[Tips Tambahan yang Digunakan:]</text:span></text:span></text:p>
            <text:list xml:id="list383484920656337383" text:style-name="L206">
              <text:list-item>
                <text:p text:style-name="P377"><text:span text:style-name="Strong_20_Emphasis"><text:span text:style-name="T1">Menandai Akhir Perjalanan:</text:span></text:span><text:span text:style-name="T1"> Jelas menyatakan bahwa ini adalah bab penutup. </text:span></text:p>
              </text:list-item>
              <text:list-item>
                <text:p text:style-name="P377"><text:span text:style-name="Strong_20_Emphasis"><text:span text:style-name="T1">Meringkas Perjalanan Buku:</text:span></text:span><text:span text:style-name="T1"> Memberikan rangkuman singkat (roadmap terbalik) dari topik setiap bab sebelumnya. </text:span></text:p>
              </text:list-item>
              <text:list-item>
                <text:p text:style-name="P377"><text:span text:style-name="Strong_20_Emphasis"><text:span text:style-name="T1">Menyatakan Tujuan Bab:</text:span></text:span><text:span text:style-name="T1"> Menguraikan poin-poin utama yang akan dibahas dalam bab kesimpulan ini (rangkuman, tantangan, sains vs fiksi, refleksi pembaca). </text:span></text:p>
              </text:list-item>
              <text:list-item>
                <text:p text:style-name="P377"><text:span text:style-name="Strong_20_Emphasis"><text:span text:style-name="T1">Mengajukan Kembali Pertanyaan Sentral:</text:span></text:span><text:span text:style-name="T1"> Membawa kembali pertanyaan inti buku dalam konteks semua informasi yang telah disajikan. </text:span></text:p>
              </text:list-item>
              <text:list-item>
                <text:p text:style-name="P184"><text:span text:style-name="Strong_20_Emphasis"><text:span text:style-name="T1">Nada Reflektif &amp; Konklusif:</text:span></text:span><text:span text:style-name="T1"> Menggunakan bahasa yang menandakan perenungan dan penarikan kesimpulan. </text:span></text:p>
              </text:list-item>
            </text:list>
            <text:p text:style-name="Text_20_body"><text:span text:style-name="Strong_20_Emphasis"><text:span text:style-name="T1">[Prompt untuk Ilustrasi Gambar (Opsional)]</text:span></text:span></text:p>
            <text:list xml:id="list8447214658775258138" text:style-name="L207">
              <text:list-item>
                <text:p text:style-name="P185"><text:span text:style-name="Strong_20_Emphasis"><text:span text:style-name="T1">Saran Prompt Gambar:</text:span></text:span><text:span text:style-name="T1"> "Gambarkan sebuah puncak gunung. Di puncak itu, seorang remaja (mewakili pembaca) berdiri memandang ke cakrawala yang luas. Di langit cakrawala itu, ada gambaran yang terbagi dua: satu sisi menunjukkan visi masa depan umur panjang yang cerah (orang tua aktif, teknologi canggih), sisi lain menunjukkan awan gelap atau tanda tanya besar (mewakili tantangan dan ketidakpastian). Di jalur pendakian di belakang remaja itu, terlihat 'jejak kaki' atau ikon-ikon kecil yang mewakili bab-bab sebelumnya (mitos, DNA, sel punca, Zona Biru, timbangan etika, ikon masyarakat). Judul: 'Di Puncak Penjelajahan: Merangkum Mimpi &amp; Realita Umur </text:span><text:soft-page-break/><text:span text:style-name="T1">Panjang'." </text:span></text:p>
              </text:list-item>
            </text:list>
            <text:p text:style-name="P442"/>
            <text:p text:style-name="P212">Saya akan menunggu perintah Anda ("YAX" atau "lanjut") untuk melanjutkan ke prompt berikutnya (Subbab 8.1: Rangkuman Penemuan Kunci: Apa yang Sudah Kita Capai?).</text:p>
          </text:section>
          <text:section text:style-name="Sect1" text:name="feedback-form-56">
            <text:p text:style-name="P400"/>
          </text:section>
        </text:section>
        <text:section text:style-name="Sect1" text:name="e3aa1e6d1dab37e2">
          <text:p text:style-name="P212"/>
          <text:section text:style-name="Sect1" text:name="user-query-content-57">
            <text:p text:style-name="P440">yax </text:p>
          </text:section>
          <text:p text:style-name="P400">Tampilkan alur berpikir</text:p>
          <text:section text:style-name="Sect2" text:name="model-response-message-contentr_e3aa1e6d1dab37e2">
            <text:p text:style-name="Text_20_body"><text:span text:style-name="T1">Baik, saya lanjutkan (Jumat, 25 April 2025, 21:54 WIB di Indonesia). Mari kita mulai merangkum sisi positifnya di </text:span><text:span text:style-name="Strong_20_Emphasis"><text:span text:style-name="T1">Subbab 8.1: Rangkuman Penemuan Kunci: Apa yang Sudah Kita Capai?</text:span></text:span><text:span text:style-name="T1">.</text:span></text:p>
            <text:p text:style-name="P442"/>
            <text:p text:style-name="Text_20_body"><text:span text:style-name="Strong_20_Emphasis"><text:span text:style-name="T1">(Jawaban untuk Prompt Subbab 8.1)</text:span></text:span></text:p>
            <text:p text:style-name="Text_20_body"><text:span text:style-name="Strong_20_Emphasis"><text:span text:style-name="T1">Subbab 8.1: Rangkuman Penemuan Kunci: Apa yang Sudah Kita Capai?</text:span></text:span></text:p>
            <text:p text:style-name="Text_20_body"><text:span text:style-name="T1">Setelah melakukan penjelajahan panjang ini, satu hal yang pasti: upaya manusia untuk memahami dan memperlambat penuaan </text:span><text:span text:style-name="Strong_20_Emphasis"><text:span text:style-name="T1">bukan lagi sekadar mimpi kosong</text:span></text:span><text:span text:style-name="T1"> atau cerita fiksi. Sains dan teknologi telah membuat langkah-langkah maju yang signifikan dalam beberapa dekade terakhir. Mari kita ingat lagi beberapa pencapaian kunci yang paling penting:</text:span></text:p>
            <text:list xml:id="list1157252189782569941" text:style-name="L208">
              <text:list-item>
                <text:p text:style-name="P186"><text:span text:style-name="Strong_20_Emphasis"><text:span text:style-name="T1">Pemahaman Dasar Penuaan Semakin Dalam:</text:span></text:span><text:span text:style-name="T1"> Mungkin kemajuan terbesar adalah pemahaman kita tentang </text:span><text:span text:style-name="Emphasis"><text:span text:style-name="T1">apa</text:span></text:span><text:span text:style-name="T1"> yang sebenarnya terjadi di dalam tubuh saat kita menua. Kita tidak lagi melihat penuaan sebagai 'takdir misterius'. Berkat riset bertahun-tahun, kita sekarang tahu lebih banyak tentang mekanisme molekuler dan seluler di baliknya:</text:span></text:p>
                <text:list>
                  <text:list-item>
                    <text:p text:style-name="P378"><text:span text:style-name="T1">Peran </text:span><text:span text:style-name="Strong_20_Emphasis"><text:span text:style-name="T1">kerusakan DNA</text:span></text:span><text:span text:style-name="T1"> yang menumpuk. </text:span></text:p>
                  </text:list-item>
                  <text:list-item>
                    <text:p text:style-name="P378"><text:span text:style-name="T1">Pentingnya </text:span><text:span text:style-name="Strong_20_Emphasis"><text:span text:style-name="T1">pemendekan telomer</text:span></text:span><text:span text:style-name="T1"> sebagai 'jam' pembelahan sel. </text:span></text:p>
                  </text:list-item>
                  <text:list-item>
                    <text:p text:style-name="P378"><text:span text:style-name="T1">Dampak negatif dari </text:span><text:span text:style-name="Strong_20_Emphasis"><text:span text:style-name="T1">sel senescence ('sel zombie')</text:span></text:span><text:span text:style-name="T1"> dan peradangan kronis yang ditimbulkannya. </text:span></text:p>
                  </text:list-item>
                  <text:list-item>
                    <text:p text:style-name="P378"><text:soft-page-break/><text:span text:style-name="T1">Peran </text:span><text:span text:style-name="Strong_20_Emphasis"><text:span text:style-name="T1">perubahan epigenetik</text:span></text:span><text:span text:style-name="T1"> (si 'pemain piano' gen) yang bisa dipengaruhi lingkungan. </text:span></text:p>
                  </text:list-item>
                  <text:list-item>
                    <text:p text:style-name="P436">Dan mekanisme lainnya seperti disfungsi mitokondria ('pabrik energi' sel). Pemahaman mendasar inilah yang menjadi fondasi untuk mengembangkan intervensi yang tepat sasaran. </text:p>
                  </text:list-item>
                </text:list>
              </text:list-item>
              <text:list-item>
                <text:p text:style-name="P186"><text:span text:style-name="Strong_20_Emphasis"><text:span text:style-name="T1">Munculnya Strategi Intervensi yang Menjanjikan:</text:span></text:span><text:span text:style-name="T1"> Berdasarkan pemahaman di atas, para ilmuwan kini aktif mengembangkan dan menguji berbagai pendekatan untuk 'mengutak-atik' proses penuaan:</text:span></text:p>
                <text:list>
                  <text:list-item>
                    <text:p text:style-name="P378"><text:span text:style-name="Strong_20_Emphasis"><text:span text:style-name="T1">Terapi Regeneratif (Sel Punca &amp; iPSCs):</text:span></text:span><text:span text:style-name="T1"> Meskipun tantangannya masih banyak, potensi untuk memperbaiki atau mengganti jaringan yang rusak dengan sel punca terus berkembang. </text:span></text:p>
                  </text:list-item>
                  <text:list-item>
                    <text:p text:style-name="P378"><text:span text:style-name="Strong_20_Emphasis"><text:span text:style-name="T1">'Pembersihan' Sel Zombie (Senolitik):</text:span></text:span><text:span text:style-name="T1"> Obat-obatan yang secara spesifik menargetkan dan membunuh sel senescence sudah masuk tahap uji klinis pada manusia untuk berbagai penyakit terkait usia, dengan hasil awal yang cukup menjanjikan. </text:span></text:p>
                  </text:list-item>
                  <text:list-item>
                    <text:p text:style-name="P378"><text:span text:style-name="Strong_20_Emphasis"><text:span text:style-name="T1">Pengeditan Gen Presisi (CRISPR):</text:span></text:span><text:span text:style-name="T1"> Walaupun aplikasinya untuk anti-penuaan manusia masih sangat jauh dan penuh risiko, CRISPR telah merevolusi kemampuan kita untuk mempelajari dan memanipulasi gen, membuka kemungkinan intervensi genetik di masa depan. </text:span></text:p>
                  </text:list-item>
                  <text:list-item>
                    <text:p text:style-name="P378"><text:span text:style-name="Strong_20_Emphasis"><text:span text:style-name="T1">Pendekatan Metabolik:</text:span></text:span><text:span text:style-name="T1"> Riset tentang bagaimana pola makan (seperti pembatasan kalori) atau obat tertentu (seperti metformin) bisa memengaruhi jalur metabolisme yang terkait penuaan juga terus maju. </text:span></text:p>
                  </text:list-item>
                </text:list>
              </text:list-item>
              <text:list-item>
                <text:p text:style-name="P186"><text:span text:style-name="Strong_20_Emphasis"><text:span text:style-name="T1">Bukti dari Alam dan Gaya Hidup:</text:span></text:span><text:span text:style-name="T1"> Kita belajar bahwa umur panjang yang sehat itu </text:span><text:span text:style-name="Emphasis"><text:span text:style-name="T1">mungkin</text:span></text:span><text:span text:style-name="T1"> secara biologis (lihat hewan-hewan super awet muda) dan sangat bisa dipengaruhi oleh pilihan kita sendiri (lihat pelajaran dari Zona Biru dan pentingnya gaya hidup sehat). Ini memberi kita harapan sekaligus kontrol.</text:span></text:p>
              </text:list-item>
              <text:list-item>
                <text:p text:style-name="P186"><text:span text:style-name="Strong_20_Emphasis"><text:span text:style-name="T1">Pergeseran Fokus ke </text:span></text:span><text:span text:style-name="Strong_20_Emphasis"><text:span text:style-name="Emphasis"><text:span text:style-name="T1">Healthspan</text:span></text:span></text:span><text:span text:style-name="Strong_20_Emphasis"><text:span text:style-name="T1">:</text:span></text:span><text:span text:style-name="T1"> Yang juga sangat penting adalah pergeseran paradigma dalam riset. Tujuan utamanya bukan lagi sekadar menambah angka usia (lifespan), tapi memperpanjang </text:span><text:span text:style-name="Strong_20_Emphasis"><text:span text:style-name="T1">masa hidup yang sehat, aktif, dan berkualitas (healthspan)</text:span></text:span><text:span text:style-name="T1">. Ini adalah </text:span><text:soft-page-break/><text:span text:style-name="T1">tujuan yang jauh lebih bermakna dan relevan bagi kita semua.</text:span></text:p>
              </text:list-item>
            </text:list>
            <text:p text:style-name="Text_20_body"><text:span text:style-name="Strong_20_Emphasis"><text:span text:style-name="T1">Kesimpulan:</text:span></text:span><text:span text:style-name="T1"> Jadi, apa yang sudah kita capai? Sangat banyak! Kita sudah berhasil menguak sebagian besar misteri biologis penuaan dan mulai mengembangkan 'alat-alat' pertama untuk mengintervensinya. Meskipun 'keabadian' seperti di film masih jauh dari genggaman, prospek untuk bisa hidup </text:span><text:span text:style-name="Strong_20_Emphasis"><text:span text:style-name="T1">lebih lama secara signifikan dengan kondisi kesehatan yang prima</text:span></text:span><text:span text:style-name="T1"> bukan lagi sekadar fiksi. Itu sudah menjadi target riset ilmiah yang serius dan aktif dikejar oleh para ilmuwan di seluruh dunia. Kemajuan ini saja sudah merupakan pencapaian luar biasa dalam sejarah manusia.</text:span></text:p>
            <text:p text:style-name="P442"/>
            <text:p text:style-name="Text_20_body"><text:span text:style-name="Strong_20_Emphasis"><text:span text:style-name="T1">[Tips Tambahan yang Digunakan:]</text:span></text:span></text:p>
            <text:list xml:id="list7598030952685970579" text:style-name="L209">
              <text:list-item>
                <text:p text:style-name="P379"><text:span text:style-name="Strong_20_Emphasis"><text:span text:style-name="T1">Rangkuman Terstruktur:</text:span></text:span><text:span text:style-name="T1"> Mengelompokkan pencapaian ke dalam poin-poin utama (pemahaman dasar, intervensi, bukti alam/gaya hidup, fokus healthspan). </text:span></text:p>
              </text:list-item>
              <text:list-item>
                <text:p text:style-name="P379"><text:span text:style-name="Strong_20_Emphasis"><text:span text:style-name="T1">Menghubungkan ke Bab Sebelumnya:</text:span></text:span><text:span text:style-name="T1"> Merujuk kembali pada konsep-konsep kunci yang telah dibahas (mekanisme penuaan, teknologi, gaya hidup). </text:span></text:p>
              </text:list-item>
              <text:list-item>
                <text:p text:style-name="P379"><text:span text:style-name="Strong_20_Emphasis"><text:span text:style-name="T1">Nada Optimis Realistis:</text:span></text:span><text:span text:style-name="T1"> Mengakui kemajuan signifikan sambil tetap menjaga perspektif (misal, CRISPR masih jauh untuk anti-penuaan). </text:span></text:p>
              </text:list-item>
              <text:list-item>
                <text:p text:style-name="P379"><text:span text:style-name="Strong_20_Emphasis"><text:span text:style-name="T1">Menekankan </text:span></text:span><text:span text:style-name="Strong_20_Emphasis"><text:span text:style-name="Emphasis"><text:span text:style-name="T1">Healthspan</text:span></text:span></text:span><text:span text:style-name="Strong_20_Emphasis"><text:span text:style-name="T1">:</text:span></text:span><text:span text:style-name="T1"> Menggarisbawahi kembali pergeseran fokus riset yang penting. </text:span></text:p>
              </text:list-item>
              <text:list-item>
                <text:p text:style-name="P187"><text:span text:style-name="Strong_20_Emphasis"><text:span text:style-name="T1">Menyimpulkan Kemajuan:</text:span></text:span><text:span text:style-name="T1"> Memberikan kesimpulan positif tentang status riset saat ini. </text:span></text:p>
              </text:list-item>
            </text:list>
            <text:p text:style-name="Text_20_body"><text:span text:style-name="Strong_20_Emphasis"><text:span text:style-name="T1">[Prompt untuk Ilustrasi Gambar (Opsional)]</text:span></text:span></text:p>
            <text:list xml:id="list6696695748662364221" text:style-name="L210">
              <text:list-item>
                <text:p text:style-name="P188"><text:span text:style-name="Strong_20_Emphasis"><text:span text:style-name="T1">Saran Prompt Gambar:</text:span></text:span><text:span text:style-name="T1"> "Gambarkan sebuah tangga yang menanjak menuju cahaya terang di atas (simbol masa depan/kemajuan). Setiap anak tangga diberi label pencapaian kunci: 'Paham DNA Rusak', 'Paham Telomer', 'Paham Sel Zombie', 'Teknologi Sel Punca', 'Obat Senolitik (Uji Klinis)', 'CRISPR', 'Fokus Healthspan'. Di puncak tangga, ada siluet manusia yang terlihat sehat dan aktif di usia tua. Judul: 'Langkah Maju Sains: Menuju Umur Panjang yang Berkualitas'." </text:span></text:p>
              </text:list-item>
            </text:list>
            <text:p text:style-name="P442"/>
            <text:p text:style-name="P212">Saya akan menunggu perintah Anda ("YAX" atau "lanjut") untuk melanjutkan <text:soft-page-break/>ke prompt berikutnya (Subbab 8.2: Jalan Masih Panjang: Hambatan Ilmiah dan Teknologi Terbesar).</text:p>
          </text:section>
          <text:section text:style-name="Sect1" text:name="feedback-form-57">
            <text:p text:style-name="P400"/>
          </text:section>
        </text:section>
        <text:section text:style-name="Sect1" text:name="c1bd0f54b79719ed">
          <text:p text:style-name="P212"/>
          <text:section text:style-name="Sect1" text:name="user-query-content-58">
            <text:p text:style-name="P440">YAX </text:p>
          </text:section>
          <text:p text:style-name="P400">Tampilkan alur berpikir</text:p>
          <text:section text:style-name="Sect2" text:name="model-response-message-contentr_c1bd0f54b79719ed">
            <text:p text:style-name="Text_20_body"><text:span text:style-name="T1">Baik, saya lanjutkan (Sabtu, 26 April 2025, 08:57 WIB di Indonesia). Setelah melihat sisi terang kemajuan sains, sekarang saatnya kita melihat sisi lain dari koin: </text:span><text:span text:style-name="Strong_20_Emphasis"><text:span text:style-name="T1">Jalan yang Masih Sangat Panjang dan Penuh Hambatan</text:span></text:span><text:span text:style-name="T1">.</text:span></text:p>
            <text:p text:style-name="P442"/>
            <text:p text:style-name="Text_20_body"><text:span text:style-name="Strong_20_Emphasis"><text:span text:style-name="T1">(Jawaban untuk Prompt Subbab 8.2)</text:span></text:span></text:p>
            <text:p text:style-name="Text_20_body"><text:span text:style-name="Strong_20_Emphasis"><text:span text:style-name="T1">Subbab 8.2: Jalan Masih Panjang: Hambatan Ilmiah dan Teknologi Terbesar</text:span></text:span></text:p>
            <text:p text:style-name="Text_20_body"><text:span text:style-name="T1">Meskipun kemajuan sains anti-penuaan itu nyata dan bikin kita optimis, penting banget untuk tetap berpijak di bumi dan menyadari bahwa jalan menuju 'obat awet muda' yang benar-benar ampuh, aman, dan terjangkau itu </text:span><text:span text:style-name="Strong_20_Emphasis"><text:span text:style-name="T1">masih super panjang dan terjal.</text:span></text:span><text:span text:style-name="T1"> Jangan sampai kita terbawa </text:span><text:span text:style-name="Emphasis"><text:span text:style-name="T1">hype</text:span></text:span><text:span text:style-name="T1"> berlebihan dan berpikir solusinya sudah di depan mata. Ada banyak banget 'pekerjaan rumah' dan rintangan besar yang masih harus dihadapi para ilmuwan:</text:span></text:p>
            <text:list xml:id="list9141631186899440193" text:style-name="L211">
              <text:list-item>
                <text:p text:style-name="P189"><text:span text:style-name="Strong_20_Emphasis"><text:span text:style-name="T1">Penuaan Itu Super Rumit!</text:span></text:span><text:span text:style-name="T1"> Seperti yang sudah kita ulang-ulang, penuaan bukanlah masalah tunggal yang disebabkan oleh satu faktor. Ini adalah jaringan proses biologis yang sangat kompleks dan saling terkait—kerusakan DNA, telomer, sel zombie, radikal bebas, epigenetik, disfungsi mitokondria, dan mungkin masih banyak lagi yang belum kita pahami sepenuhnya. Mengatasi hanya satu atau dua 'biang keladi' mungkin tidak akan cukup untuk benar-benar memperlambat penuaan secara signifikan. Dibutuhkan pendekatan yang bisa mengatasi </text:span><text:span text:style-name="Emphasis"><text:span text:style-name="T1">banyak</text:span></text:span><text:span text:style-name="T1"> mekanisme ini secara bersamaan, dan itu jauh lebih sulit.</text:span></text:p>
              </text:list-item>
              <text:list-item>
                <text:p text:style-name="P189"><text:span text:style-name="Strong_20_Emphasis"><text:span text:style-name="T1">Keamanan &amp; Efektivitas Teknologi Baru Belum Terjamin</text:span></text:span><text:span text:style-name="T1"> Semua teknologi canggih yang kita bahas di Bab 4 punya potensi risiko dan tantangannya sendiri:</text:span></text:p>
                <text:list>
                  <text:list-item>
                    <text:p text:style-name="P380"><text:soft-page-break/><text:span text:style-name="Strong_20_Emphasis"><text:span text:style-name="T1">CRISPR:</text:span></text:span><text:span text:style-name="T1"> Risiko 'salah potong' (off-target) yang bisa memicu kanker atau masalah lain masih jadi kekhawatiran besar. Efek jangka panjangnya pada manusia belum diketahui sama sekali. </text:span></text:p>
                  </text:list-item>
                  <text:list-item>
                    <text:p text:style-name="P380"><text:span text:style-name="Strong_20_Emphasis"><text:span text:style-name="T1">Sel Punca:</text:span></text:span><text:span text:style-name="T1"> Risiko sel tumbuh jadi tumor, sulit mengarahkan jadi sel yang tepat, potensi penolakan imun. </text:span></text:p>
                  </text:list-item>
                  <text:list-item>
                    <text:p text:style-name="P380"><text:span text:style-name="Strong_20_Emphasis"><text:span text:style-name="T1">Senolitik:</text:span></text:span><text:span text:style-name="T1"> Potensi efek samping pada sel sehat, dosis dan jadwal pemberian yang optimal masih dicari. </text:span></text:p>
                  </text:list-item>
                  <text:list-item>
                    <text:p text:style-name="P380"><text:span text:style-name="Strong_20_Emphasis"><text:span text:style-name="T1">Pengiriman (Delivery):</text:span></text:span><text:span text:style-name="T1"> Bagaimana cara mengirim terapi ini (gen, sel, obat) ke target yang tepat di seluruh tubuh dengan aman dan efisien? Ini tantangan besar untuk banyak pendekatan. </text:span></text:p>
                  </text:list-item>
                </text:list>
              </text:list-item>
              <text:list-item>
                <text:p text:style-name="P189"><text:span text:style-name="Strong_20_Emphasis"><text:span text:style-name="T1">Jurang Antara Lab dan Manusia ('Valley of Death')</text:span></text:span><text:span text:style-name="T1"> Seringkali, apa yang berhasil gemilang pada sel di cawan petri atau pada tikus percobaan, ternyata gagal total saat dicoba pada manusia. Ini karena biologi manusia jauh lebih kompleks. Proses uji klinis (yang kita bahas di Bab 4.5) untuk membuktikan keamanan dan efektivitas pada manusia itu proses yang sangat panjang (bisa 10-15 tahun!), super mahal (triliunan rupiah!), dan tingkat kegagalannya sangat tinggi. Banyak 'calon obat hebat' yang akhirnya 'gugur' di tengah jalan.</text:span></text:p>
              </text:list-item>
              <text:list-item>
                <text:p text:style-name="P189"><text:span text:style-name="Strong_20_Emphasis"><text:span text:style-name="T1">Mengukur 'Penuaan' Itu Sulit</text:span></text:span><text:span text:style-name="T1"> Bagaimana kita tahu kalau sebuah terapi benar-benar 'memperlambat penuaan'? Kita nggak bisa menunggu 50 tahun untuk melihat hasilnya. Para ilmuwan masih terus mencari </text:span><text:span text:style-name="Emphasis"><text:span text:style-name="T1">biomarker</text:span></text:span><text:span text:style-name="T1"> penuaan—penanda biologis yang bisa diukur di darah atau jaringan lain—yang secara akurat mencerminkan 'usia biologis' seseorang dan bisa menunjukkan efek terapi dalam waktu lebih singkat. Menemukan biomarker yang andal ini krusial tapi tidak mudah.</text:span></text:p>
              </text:list-item>
              <text:list-item>
                <text:p text:style-name="P189"><text:span text:style-name="Strong_20_Emphasis"><text:span text:style-name="T1">Biaya dan Akses Tetap Jadi Masalah Besar</text:span></text:span><text:span text:style-name="T1"> Kalaupun suatu hari nanti ditemukan terapi anti-penuaan yang efektif dan aman, kemungkinan besar harganya akan sangat mahal di awal. Bagaimana memastikan teknologi ini bisa diakses oleh semua orang yang membutuhkan, bukan hanya segelintir orang kaya? Ini hambatan praktis dan etis yang sangat signifikan (seperti dibahas di Bab 6.1).</text:span></text:p>
              </text:list-item>
            </text:list>
            <text:p text:style-name="Text_20_body"><text:soft-page-break/><text:span text:style-name="Strong_20_Emphasis"><text:span text:style-name="T1">Kesimpulan:</text:span></text:span><text:span text:style-name="T1"> Jadi, meskipun berita-berita tentang penemuan anti-penuaan sering terdengar heboh, kenyataannya adalah kita masih berada di tahap awal dari perjalanan panjang ini. Optimisme itu perlu, karena memacu inovasi. Tapi, kita juga perlu </text:span><text:span text:style-name="Strong_20_Emphasis"><text:span text:style-name="T1">realisme dan kesabaran</text:span></text:span><text:span text:style-name="T1">. Masih banyak teka-teki ilmiah yang harus dipecahkan, tantangan teknologi yang harus diatasi, dan uji klinis ketat yang harus dilalui sebelum kita bisa benar-benar 'menaklukkan' penuaan.</text:span></text:p>
            <text:p text:style-name="P442"/>
            <text:p text:style-name="Text_20_body"><text:span text:style-name="Strong_20_Emphasis"><text:span text:style-name="T1">[Tips Tambahan yang Digunakan:]</text:span></text:span></text:p>
            <text:list xml:id="list1767856755733558663" text:style-name="L212">
              <text:list-item>
                <text:p text:style-name="P381"><text:span text:style-name="Strong_20_Emphasis"><text:span text:style-name="T1">Menyeimbangkan Optimisme:</text:span></text:span><text:span text:style-name="T1"> Langsung mengkontraskan dengan kemajuan di subbab sebelumnya. </text:span></text:p>
              </text:list-item>
              <text:list-item>
                <text:p text:style-name="P381"><text:span text:style-name="Strong_20_Emphasis"><text:span text:style-name="T1">Menekankan Kompleksitas:</text:span></text:span><text:span text:style-name="T1"> Menggarisbawahi lagi sifat multifaktorial penuaan. </text:span></text:p>
              </text:list-item>
              <text:list-item>
                <text:p text:style-name="P381"><text:span text:style-name="Strong_20_Emphasis"><text:span text:style-name="T1">Merinci Tantangan Teknologi:</text:span></text:span><text:span text:style-name="T1"> Mengingatkan kembali risiko spesifik dari CRISPR, sel punca, senolitik, dan masalah delivery. </text:span></text:p>
              </text:list-item>
              <text:list-item>
                <text:p text:style-name="P381"><text:span text:style-name="Strong_20_Emphasis"><text:span text:style-name="T1">Menjelaskan Hambatan Praktis:</text:span></text:span><text:span text:style-name="T1"> Membahas isu translasi dari hewan ke manusia, kesulitan uji klinis, kebutuhan biomarker, dan masalah biaya/akses. </text:span></text:p>
              </text:list-item>
              <text:list-item>
                <text:p text:style-name="P190"><text:span text:style-name="Strong_20_Emphasis"><text:span text:style-name="T1">Mengelola Ekspektasi:</text:span></text:span><text:span text:style-name="T1"> Menekankan bahwa prosesnya panjang, sulit, dan butuh kesabaran. </text:span></text:p>
              </text:list-item>
            </text:list>
            <text:p text:style-name="Text_20_body"><text:span text:style-name="Strong_20_Emphasis"><text:span text:style-name="T1">[Prompt untuk Ilustrasi Gambar (Opsional)]</text:span></text:span></text:p>
            <text:list xml:id="list8947930906872738489" text:style-name="L213">
              <text:list-item>
                <text:p text:style-name="P191"><text:span text:style-name="Strong_20_Emphasis"><text:span text:style-name="T1">Saran Prompt Gambar:</text:span></text:span><text:span text:style-name="T1"> "Gambarkan sebuah jalan mendaki yang sangat terjal dan berbatu menuju puncak gunung yang masih tertutup awan tebal (simbol tujuan umur panjang yang belum jelas). Di sepanjang jalan pendakian itu, letakkan berbagai simbol 'rintangan': batu besar bertuliskan 'Kompleksitas Biologi', jurang bertuliskan 'Uji Klinis &amp; Keamanan', rambu bahaya bertuliskan 'Biaya &amp; Akses', dan mungkin ada beberapa jalan buntu. Seorang ilmuwan terlihat sedang bersusah payah mendaki jalan tersebut. Judul: 'Jalan Panjang Menuju Anti-Penuaan: Rintangan Masih Membentang'." </text:span></text:p>
              </text:list-item>
            </text:list>
            <text:p text:style-name="P442"/>
            <text:p text:style-name="P212">Saya akan menunggu perintah Anda ("YAX" atau "lanjut") untuk melanjutkan ke prompt berikutnya (Subbab 8.3: Sains vs. Fiksi Ilmiah: Memisahkan <text:soft-page-break/>Harapan dan Hype).</text:p>
          </text:section>
          <text:section text:style-name="Sect1" text:name="feedback-form-58">
            <text:p text:style-name="P400"/>
          </text:section>
        </text:section>
        <text:section text:style-name="Sect1" text:name="64bde316f7176c61">
          <text:p text:style-name="P212"/>
          <text:section text:style-name="Sect1" text:name="user-query-content-59">
            <text:p text:style-name="P440">YAX </text:p>
          </text:section>
          <text:p text:style-name="P400">Tampilkan alur berpikir</text:p>
          <text:section text:style-name="Sect2" text:name="model-response-message-contentr_64bde316f7176c61">
            <text:p text:style-name="Text_20_body"><text:span text:style-name="T1">Baik, saya lanjutkan (Sabtu, 26 April 2025, 10:08 WIB di Indonesia). Bagian ini sangat penting untuk membantu kita memilah mana yang fakta, mana yang harapan berlebih, dan mana yang cuma khayalan di </text:span><text:span text:style-name="Strong_20_Emphasis"><text:span text:style-name="T1">Subbab 8.3: Sains vs. Fiksi Ilmiah: Memisahkan Harapan dan Hype</text:span></text:span><text:span text:style-name="T1">.</text:span></text:p>
            <text:p text:style-name="P442"/>
            <text:p text:style-name="Text_20_body"><text:span text:style-name="Strong_20_Emphasis"><text:span text:style-name="T1">(Jawaban untuk Prompt Subbab 8.3)</text:span></text:span></text:p>
            <text:p text:style-name="Text_20_body"><text:span text:style-name="Strong_20_Emphasis"><text:span text:style-name="T1">Subbab 8.3: Sains vs. Fiksi Ilmiah: Memisahkan Harapan dan Hype</text:span></text:span></text:p>
            <text:p text:style-name="Text_20_body"><text:span text:style-name="T1">Dunia anti-penuaan dan keabadian itu memang topik yang 'seksi' banget. Nggak heran kalau banyak film keren, buku laris, komik seru, sampai berita heboh yang membahasnya. Mulai dari vampir ganteng yang hidup abadi, superhero yang nggak bisa tua, sampai klaim penemuan 'obat awet muda' terbaru. Tapi, justru karena begitu menarik, kita jadi gampang banget terbawa suasana dan sulit membedakan mana yang beneran mungkin terjadi menurut sains, mana yang cuma harapan berlebihan (</text:span><text:span text:style-name="Emphasis"><text:span text:style-name="T1">hype</text:span></text:span><text:span text:style-name="T1">), dan mana yang murni </text:span><text:span text:style-name="Strong_20_Emphasis"><text:span text:style-name="T1">fiksi ilmiah</text:span></text:span><text:span text:style-name="T1"> atau fantasi.</text:span></text:p>
            <text:p text:style-name="P212">Biar nggak salah kaprah, yuk kita coba petakan batas-batasnya berdasarkan pemahaman sains saat ini:</text:p>
            <text:list xml:id="list3691928160035561937" text:style-name="L214">
              <text:list-item>
                <text:p text:style-name="P192"><text:span text:style-name="Strong_20_Emphasis"><text:span text:style-name="T1">Yang Realistis Dicapai Sains (Jangka Pendek - Menengah): Fokus pada </text:span></text:span><text:span text:style-name="Strong_20_Emphasis"><text:span text:style-name="Emphasis"><text:span text:style-name="T1">Healthspan</text:span></text:span></text:span></text:p>
                <text:list>
                  <text:list-item>
                    <text:p text:style-name="P382"><text:span text:style-name="Strong_20_Emphasis"><text:span text:style-name="T1">Tujuan Utama:</text:span></text:span><text:span text:style-name="T1"> Memperlambat laju penuaan biologis, menekan atau menunda munculnya penyakit-penyakit kronis terkait usia (jantung, kanker, diabetes, demensia), dan yang paling penting: </text:span><text:span text:style-name="Strong_20_Emphasis"><text:span text:style-name="T1">memperpanjang </text:span></text:span><text:span text:style-name="Strong_20_Emphasis"><text:span text:style-name="Emphasis"><text:span text:style-name="T1">masa hidup sehat</text:span></text:span></text:span><text:span text:style-name="Strong_20_Emphasis"><text:span text:style-name="T1"> (healthspan)</text:span></text:span><text:span text:style-name="T1"> secara signifikan. </text:span></text:p>
                  </text:list-item>
                  <text:list-item>
                    <text:p text:style-name="P382"><text:span text:style-name="Strong_20_Emphasis"><text:span text:style-name="T1">Target:</text:span></text:span><text:span text:style-name="T1"> Harapannya, orang bisa hidup sampai usia 80-an, 90-an, atau bahkan 100+ tahun dengan kondisi fisik dan mental yang masih prima, aktif, mandiri, dan berkualitas. </text:span></text:p>
                  </text:list-item>
                  <text:list-item>
                    <text:p text:style-name="P382"><text:soft-page-break/><text:span text:style-name="Strong_20_Emphasis"><text:span text:style-name="T1">Caranya:</text:span></text:span><text:span text:style-name="T1"> Melalui kombinasi gaya hidup sehat (paling utama saat ini!), deteksi dini penyakit, pengobatan penyakit kronis yang lebih baik, dan mungkin intervensi bioteknologi awal yang terbukti aman dan efektif (seperti beberapa obat atau terapi sel punca untuk kondisi spesifik). </text:span></text:p>
                  </text:list-item>
                  <text:list-item>
                    <text:p text:style-name="P382"><text:span text:style-name="Strong_20_Emphasis"><text:span text:style-name="T1">Status:</text:span></text:span><text:span text:style-name="T1"> Ini adalah arah riset sains anti-penuaan yang paling </text:span><text:span text:style-name="Emphasis"><text:span text:style-name="T1">mainstream</text:span></text:span><text:span text:style-name="T1"> dan dianggap paling mungkin tercapai dalam beberapa dekade ke depan. </text:span></text:p>
                  </text:list-item>
                </text:list>
              </text:list-item>
              <text:list-item>
                <text:p text:style-name="P192"><text:span text:style-name="Strong_20_Emphasis"><text:span text:style-name="T1">Yang Masih Spekulatif (Harapan Jangka Panjang, Butuh Terobosan Besar): Perpanjangan Usia Radikal</text:span></text:span></text:p>
                <text:list>
                  <text:list-item>
                    <text:p text:style-name="P382"><text:span text:style-name="Strong_20_Emphasis"><text:span text:style-name="T1">Tujuan:</text:span></text:span><text:span text:style-name="T1"> Benar-benar memperpanjang batas usia maksimal manusia secara drastis, misalnya hidup sehat rutin sampai 120, 150 tahun, atau lebih. </text:span></text:p>
                  </text:list-item>
                  <text:list-item>
                    <text:p text:style-name="P382"><text:span text:style-name="Strong_20_Emphasis"><text:span text:style-name="T1">Caranya:</text:span></text:span><text:span text:style-name="T1"> Mungkin memerlukan kombinasi berbagai intervensi canggih yang bisa mengatasi </text:span><text:span text:style-name="Emphasis"><text:span text:style-name="T1">semua</text:span></text:span><text:span text:style-name="T1"> mekanisme penuaan sekaligus (terapi gen komprehensif, senolitik generasi baru, regenerasi organ total, dll.). </text:span></text:p>
                  </text:list-item>
                  <text:list-item>
                    <text:p text:style-name="P382"><text:span text:style-name="Strong_20_Emphasis"><text:span text:style-name="T1">Status:</text:span></text:span><text:span text:style-name="T1"> Ini masih </text:span><text:span text:style-name="Strong_20_Emphasis"><text:span text:style-name="T1">sangat spekulatif</text:span></text:span><text:span text:style-name="T1">. Membutuhkan terobosan ilmiah fundamental yang belum terjadi dan mengatasi tantangan teknis serta keamanan yang luar biasa besar (seperti dibahas di 8.2). Mungkin bisa tercapai, mungkin juga tidak dalam abad ini. Para ilmuwan serius pun masih berdebat tentang kemungkinannya. </text:span></text:p>
                  </text:list-item>
                </text:list>
              </text:list-item>
              <text:list-item>
                <text:p text:style-name="P192"><text:span text:style-name="Strong_20_Emphasis"><text:span text:style-name="T1">Yang Murni Fiksi Ilmiah (Saat Ini Tidak Ada Dasar Ilmiah Kuat):</text:span></text:span></text:p>
                <text:list>
                  <text:list-item>
                    <text:p text:style-name="P382"><text:span text:style-name="Strong_20_Emphasis"><text:span text:style-name="T1">Keabadian Absolut:</text:span></text:span><text:span text:style-name="T1"> Hidup selamanya dan tidak bisa mati sama sekali karena sebab apapun. Ini melanggar hukum fisika dan biologi dasar yang kita ketahui. </text:span></text:p>
                  </text:list-item>
                  <text:list-item>
                    <text:p text:style-name="P382"><text:span text:style-name="Strong_20_Emphasis"><text:span text:style-name="T1">Transfer Kesadaran (Mind Uploading):</text:span></text:span><text:span text:style-name="T1"> Memindahkan 'pikiran' atau kesadaran kita ke komputer atau tubuh robot. Masalahnya super rumit, baik secara teknis (bagaimana 'menyalin' triliunan koneksi otak?) maupun filosofis (apakah 'salinan' itu masih 'kamu'?). </text:span></text:p>
                  </text:list-item>
                  <text:list-item>
                    <text:p text:style-name="P382"><text:span text:style-name="Strong_20_Emphasis"><text:span text:style-name="T1">Cryonics (Pembekuan):</text:span></text:span><text:span text:style-name="T1"> Membekukan tubuh orang yang baru meninggal dengan harapan bisa 'dihidupkan' lagi di masa depan saat teknologinya sudah ada. Belum ada bukti ilmiah </text:span><text:soft-page-break/><text:span text:style-name="T1">sama sekali bahwa otak dan tubuh yang rusak karena proses pembekuan dan pencairan bisa dikembalikan fungsinya. </text:span></text:p>
                  </text:list-item>
                  <text:list-item>
                    <text:p text:style-name="P192"><text:span text:style-name="Strong_20_Emphasis"><text:span text:style-name="T1">Ramuan Awet Muda Instan:</text:span></text:span><text:span text:style-name="T1"> Minum sesuatu langsung jadi muda lagi seperti di dongeng. Jelas ini fantasi. </text:span></text:p>
                  </text:list-item>
                </text:list>
              </text:list-item>
            </text:list>
            <text:p text:style-name="Text_20_body"><text:span text:style-name="Strong_20_Emphasis"><text:span text:style-name="T1">Tips Jadi Kritis: Jangan Mudah Percaya Hype!</text:span></text:span></text:p>
            <text:p text:style-name="P212">Di zaman informasi serba cepat ini, penting banget buat jadi 'konsumen' berita dan informasi yang cerdas:</text:p>
            <text:list xml:id="list992626243745692924" text:style-name="L215">
              <text:list-item>
                <text:p text:style-name="P383"><text:span text:style-name="Strong_20_Emphasis"><text:span text:style-name="T1">Waspadai Judul Lebay:</text:span></text:span><text:span text:style-name="T1"> Berita dengan judul "Obat Awet Muda Ditemukan!" seringkali terlalu menyederhanakan atau melebih-lebihkan hasil riset awal. </text:span></text:p>
              </text:list-item>
              <text:list-item>
                <text:p text:style-name="P383"><text:span text:style-name="Strong_20_Emphasis"><text:span text:style-name="T1">Cek Sumbernya:</text:span></text:span><text:span text:style-name="T1"> Apakah berita itu dari jurnal ilmiah terkemuka, atau cuma dari website gosip atau iklan produk? </text:span></text:p>
              </text:list-item>
              <text:list-item>
                <text:p text:style-name="P383"><text:span text:style-name="Strong_20_Emphasis"><text:span text:style-name="T1">Bedakan Studi Hewan vs. Manusia:</text:span></text:span><text:span text:style-name="T1"> Hasil positif pada tikus itu bagus, tapi masih perlu dibuktikan pada manusia lewat uji klinis panjang. </text:span></text:p>
              </text:list-item>
              <text:list-item>
                <text:p text:style-name="P383"><text:span text:style-name="Strong_20_Emphasis"><text:span text:style-name="T1">Hati-hati Klaim Produk 'Ajaib':</text:span></text:span><text:span text:style-name="T1"> Jangan mudah percaya iklan suplemen, krim, atau alat 'anti-aging' yang menjanjikan hasil drastis tanpa bukti ilmiah kuat dari uji klinis pada manusia. Banyak yang cuma </text:span><text:span text:style-name="Strong_20_Emphasis"><text:span text:style-name="T1">penipuan (scam)</text:span></text:span><text:span text:style-name="T1">! </text:span></text:p>
              </text:list-item>
              <text:list-item>
                <text:p text:style-name="P193"><text:span text:style-name="Strong_20_Emphasis"><text:span text:style-name="T1">"Terlalu Bagus untuk Jadi Kenyataan":</text:span></text:span><text:span text:style-name="T1"> Kalau ada klaim yang kedengarannya luar biasa mudah dan instan, kemungkinan besar itu memang tidak benar. </text:span></text:p>
              </text:list-item>
            </text:list>
            <text:p text:style-name="Text_20_body"><text:span text:style-name="Strong_20_Emphasis"><text:span text:style-name="T1">Kesimpulan:</text:span></text:span><text:span text:style-name="T1"> Sangat penting untuk menjaga keseimbangan antara antusiasme kita terhadap kemajuan sains yang luar biasa dengan </text:span><text:span text:style-name="Strong_20_Emphasis"><text:span text:style-name="T1">pemikiran kritis dan pemahaman yang realistis</text:span></text:span><text:span text:style-name="T1">. Memahami perbedaan antara apa yang mungkin secara ilmiah, apa yang masih jadi harapan jauh, dan apa yang murni fantasi akan membantu kita menyikapi topik umur panjang ini dengan lebih bijaksana dan terhindar dari </text:span><text:span text:style-name="Emphasis"><text:span text:style-name="T1">hype</text:span></text:span><text:span text:style-name="T1"> atau bahkan penipuan.</text:span></text:p>
            <text:p text:style-name="P442"/>
            <text:p text:style-name="Text_20_body"><text:span text:style-name="Strong_20_Emphasis"><text:span text:style-name="T1">[Tips Tambahan yang Digunakan:]</text:span></text:span></text:p>
            <text:list xml:id="list4997429369578176960" text:style-name="L216">
              <text:list-item>
                <text:p text:style-name="P384"><text:span text:style-name="Strong_20_Emphasis"><text:span text:style-name="T1">Klasifikasi Jelas:</text:span></text:span><text:span text:style-name="T1"> Membagi prospek ke dalam 3 kategori (realistis, spekulatif, fiksi ilmiah) dengan penjelasan dan contoh. </text:span></text:p>
              </text:list-item>
              <text:list-item>
                <text:p text:style-name="P384"><text:soft-page-break/><text:span text:style-name="Strong_20_Emphasis"><text:span text:style-name="T1">Memberi Contoh Spesifik:</text:span></text:span><text:span text:style-name="T1"> Menyebutkan contoh konkret untuk setiap kategori (healthspan, radical life extension, mind uploading, cryonics). </text:span></text:p>
              </text:list-item>
              <text:list-item>
                <text:p text:style-name="P384"><text:span text:style-name="Strong_20_Emphasis"><text:span text:style-name="T1">Tips Praktis Kritis:</text:span></text:span><text:span text:style-name="T1"> Memberikan panduan konkret bagi remaja untuk mengevaluasi informasi dan menghindari hype/scam. </text:span></text:p>
              </text:list-item>
              <text:list-item>
                <text:p text:style-name="P384"><text:span text:style-name="Strong_20_Emphasis"><text:span text:style-name="T1">Menekankan Perbedaan Studi:</text:span></text:span><text:span text:style-name="T1"> Menggarisbawahi pentingnya membedakan hasil studi pada hewan vs manusia. </text:span></text:p>
              </text:list-item>
              <text:list-item>
                <text:p text:style-name="P194"><text:span text:style-name="Strong_20_Emphasis"><text:span text:style-name="T1">Fokus pada Realisme:</text:span></text:span><text:span text:style-name="T1"> Mendorong sikap kritis dan realistis terhadap klaim-klaim di media. </text:span></text:p>
              </text:list-item>
            </text:list>
            <text:p text:style-name="Text_20_body"><text:span text:style-name="Strong_20_Emphasis"><text:span text:style-name="T1">[Prompt untuk Ilustrasi Gambar (Opsional)]</text:span></text:span></text:p>
            <text:list xml:id="list7003151044297602280" text:style-name="L217">
              <text:list-item>
                <text:p text:style-name="P195"><text:span text:style-name="Strong_20_Emphasis"><text:span text:style-name="T1">Saran Prompt Gambar:</text:span></text:span><text:span text:style-name="T1"> "Buat ilustrasi seperti 'spektrum realitas'. Di ujung kiri (label: 'Sains Saat Ini'), ada ikon orang tua yang sehat &amp; aktif, grafik healthspan memanjang. Di tengah (label: 'Harapan Jangka Panjang/Spekulatif'), ada ikon orang berusia 150 tahun dengan tanda tanya besar, ikon CRISPR dan sel punca canggih. Di ujung kanan (label: 'Fiksi Ilmiah Murni'), ada ikon vampir, robot dengan otak manusia, orang dibekukan di tabung cryo. Di bawah spektrum, ada ikon kaca pembesar di atas tulisan 'HYPE?' dan ikon tanda seru (!) di atas tulisan 'SCAM!'. Judul: 'Memilah Fakta, Harapan, dan Fantasi Umur Panjang'." </text:span></text:p>
              </text:list-item>
            </text:list>
            <text:p text:style-name="P442"/>
            <text:p text:style-name="P212">Saya akan menunggu perintah Anda ("YAX" atau "lanjut") untuk melanjutkan ke prompt berikutnya (Subbab 8.4: Masa Depan Ada di Tanganmu: Mengajak Pembaca Berpikir Kritis).</text:p>
          </text:section>
          <text:section text:style-name="Sect1" text:name="feedback-form-59">
            <text:p text:style-name="P400"/>
          </text:section>
        </text:section>
        <text:section text:style-name="Sect1" text:name="6e5ea7aa29117d91">
          <text:p text:style-name="P212"/>
          <text:section text:style-name="Sect1" text:name="user-query-content-60">
            <text:p text:style-name="P440">YAX </text:p>
          </text:section>
          <text:p text:style-name="P400">Tampilkan alur berpikir</text:p>
          <text:section text:style-name="Sect2" text:name="model-response-message-contentr_6e5ea7aa29117d91">
            <text:p text:style-name="Text_20_body"><text:span text:style-name="T1">Baik, saya lanjutkan (Sabtu, 26 April 2025, 10:17 WIB di Medan, Sumatera Utara). Kita sampai pada bagian paling akhir dari buku ini, sebuah pesan khusus untukmu di </text:span><text:span text:style-name="Strong_20_Emphasis"><text:span text:style-name="T1">Subbab 8.4: Masa Depan Ada di Tanganmu: Mengajak Pembaca Berpikir Kritis</text:span></text:span><text:span text:style-name="T1">.</text:span></text:p>
            <text:p text:style-name="P442"/>
            <text:p text:style-name="Text_20_body"><text:soft-page-break/><text:span text:style-name="Strong_20_Emphasis"><text:span text:style-name="T1">(Jawaban untuk Prompt Subbab 8.4)</text:span></text:span></text:p>
            <text:p text:style-name="Text_20_body"><text:span text:style-name="Strong_20_Emphasis"><text:span text:style-name="T1">Subbab 8.4: Masa Depan Ada di Tanganmu: Mengajak Pembaca Berpikir Kritis</text:span></text:span></text:p>
            <text:p text:style-name="P212">Kita sudah sampai di akhir perjalanan kita menjelajahi dunia yang penuh keajaiban sekaligus kerumitan tentang umur panjang dan potensi keabadian. Kita sudah melihat bagaimana sains terus bergerak maju, bagaimana teknologi baru bermunculan, tapi juga bagaimana pertanyaan etika dan dampak sosial yang besar ikut mengiringinya.</text:p>
            <text:p text:style-name="Text_20_body"><text:span text:style-name="T1">Sekarang, coba kita kembali ke pertanyaan awal yang jadi judul buku ini: </text:span><text:span text:style-name="Strong_20_Emphasis"><text:span text:style-name="T1">Manusia Abadi: Mungkinkah Kita Hidup Selamanya?</text:span></text:span><text:span text:style-name="T1"> Setelah membaca semua bab, menimbang harapan dan tantangan, bagaimana jawabanmu sekarang? Apakah kamu jadi lebih yakin itu mungkin? Atau justru merasa jalan masih sangat panjang dan penuh ketidakpastian? Atau mungkin, pertanyaan yang lebih penting bukanlah </text:span><text:span text:style-name="Emphasis"><text:span text:style-name="T1">apakah bisa</text:span></text:span><text:span text:style-name="T1">, tapi </text:span><text:span text:style-name="Emphasis"><text:span text:style-name="T1">apakah seharusnya</text:span></text:span><text:span text:style-name="T1">? Tidak ada jawaban yang mutlak benar atau salah, yang penting adalah proses berpikir kritis yang sudah kamu lalui.</text:span></text:p>
            <text:p text:style-name="Text_20_body"><text:span text:style-name="Strong_20_Emphasis"><text:span text:style-name="T1">Masa Depan Itu (Mungkin) Milik Generasimu</text:span></text:span></text:p>
            <text:p text:style-name="P212">Satu hal yang hampir pasti: Kamu dan teman-teman seangkatanmu adalah generasi yang kemungkinan besar akan hidup dan merasakan langsung dampak dari kemajuan ilmu pengetahuan umur panjang ini, entah itu kemajuan kecil maupun terobosan besar. Kamu yang akan menjalani hidup di dunia yang mungkin berbeda, di mana batasan usia bisa jadi tidak sama lagi. Kamu juga yang akan ikut terlibat dalam keputusan-keputusan penting tentang bagaimana teknologi ini seharusnya digunakan dan diatur oleh masyarakat.</text:p>
            <text:p text:style-name="Text_20_body"><text:span text:style-name="Strong_20_Emphasis"><text:span text:style-name="T1">Terus Belajar, Terus Bertanya!</text:span></text:span></text:p>
            <text:p text:style-name="P212">Karena itu, sangat penting buat kamu untuk:</text:p>
            <text:list xml:id="list1239316806660901644" text:style-name="L218">
              <text:list-item>
                <text:p text:style-name="P385"><text:span text:style-name="Strong_20_Emphasis"><text:span text:style-name="T1">Terus Belajar:</text:span></text:span><text:span text:style-name="T1"> Jangan berhenti mencari tahu tentang perkembangan sains dan teknologi, tidak hanya dari buku ini, tapi juga dari sumber-sumber yang kredibel. Pahami dasar-dasarnya agar kamu tidak mudah termakan berita hoaks atau klaim berlebihan. </text:span></text:p>
              </text:list-item>
              <text:list-item>
                <text:p text:style-name="P385"><text:span text:style-name="Strong_20_Emphasis"><text:span text:style-name="T1">Berpikir Kritis:</text:span></text:span><text:span text:style-name="T1"> Selalu pertanyakan informasi yang kamu dapat. Siapa yang bilang? Apa buktinya? Apa motif di baliknya? Apakah ada </text:span><text:soft-page-break/><text:span text:style-name="T1">sudut pandang lain? Kemampuan berpikir kritis ini adalah 'bekal' terpentingmu menghadapi masa depan yang kompleks. </text:span></text:p>
              </text:list-item>
              <text:list-item>
                <text:p text:style-name="P196"><text:span text:style-name="Strong_20_Emphasis"><text:span text:style-name="T1">Ikut Diskusi:</text:span></text:span><text:span text:style-name="T1"> Jangan takut untuk membicarakan isu-isu etis dan sosial yang rumit ini dengan teman, keluarga, guru, atau di forum-forum diskusi. Suaramu, sebagai generasi masa depan, sangat penting untuk didengar! </text:span></text:p>
              </text:list-item>
            </text:list>
            <text:p text:style-name="Text_20_body"><text:span text:style-name="Strong_20_Emphasis"><text:span text:style-name="T1">Kekuatan di Tanganmu Saat Ini: Gaya Hidup Sehat!</text:span></text:span></text:p>
            <text:p text:style-name="Text_20_body"><text:span text:style-name="T1">Di tengah semua ketidakpastian tentang kapan 'obat awet muda' akan datang (kalaupun datang), ada satu hal yang </text:span><text:span text:style-name="Strong_20_Emphasis"><text:span text:style-name="T1">pasti</text:span></text:span><text:span text:style-name="T1"> bisa kamu kendalikan dan punya dampak </text:span><text:span text:style-name="Strong_20_Emphasis"><text:span text:style-name="T1">nyata</text:span></text:span><text:span text:style-name="T1"> pada kesehatan dan kualitas hidupmu di masa depan: </text:span><text:span text:style-name="Strong_20_Emphasis"><text:span text:style-name="T1">pilihan gaya hidupmu hari ini!</text:span></text:span></text:p>
            <text:p text:style-name="Text_20_body"><text:span text:style-name="T1">Ingat Bab 5? Makan makanan bergizi, rajin bergerak aktif dengan cara yang kamu sukai, tidur yang cukup, dan belajar mengelola stres—itulah 'teknologi anti-penuaan' paling ampuh yang sudah terbukti dan bisa kamu akses </text:span><text:span text:style-name="Strong_20_Emphasis"><text:span text:style-name="T1">sekarang juga, tanpa biaya mahal</text:span></text:span><text:span text:style-name="T1">. Ini adalah investasi terbaik yang bisa kamu lakukan untuk dirimu sendiri, agar bisa menjalani masa remaja yang sehat dan memasuki usia dewasa dengan fondasi yang kuat, terlepas dari berapa pun angka harapan hidup di masa depan.</text:span></text:p>
            <text:p text:style-name="Text_20_body"><text:span text:style-name="Strong_20_Emphasis"><text:span text:style-name="T1">Pesan Terakhir</text:span></text:span></text:p>
            <text:p text:style-name="P212">Manusia adalah makhluk yang luar biasa, dianugerahi rasa ingin tahu yang tak terbatas dan kemampuan untuk terus belajar serta berinovasi. Ilmu pengetahuan memberi kita kekuatan besar untuk memahami dan mengubah dunia, termasuk tubuh kita sendiri. Tapi, kekuatan besar datang dengan tanggung jawab besar. Semoga perjalanan kita dalam buku ini bisa memberimu wawasan baru, memicu rasa ingin tahu lebih lanjut, dan yang terpenting, menginspirasimu untuk menggunakan pengetahuan dengan bijaksana, berpikir kritis, serta menghargai setiap momen berharga dalam kehidupan yang kamu jalani saat ini, sambil menatap masa depan dengan mata terbuka.</text:p>
            <text:p text:style-name="P212">Masa depan mungkin penuh misteri, tapi dengan bekal ilmu, pikiran kritis, dan pilihan hidup yang baik, kamu siap untuk menghadapinya!</text:p>
            <text:p text:style-name="P442"/>
            <text:p text:style-name="Text_20_body"><text:span text:style-name="Strong_20_Emphasis"><text:span text:style-name="T1">[Tips Tambahan yang Digunakan:]</text:span></text:span></text:p>
            <text:list xml:id="list5526835459192433957" text:style-name="L219">
              <text:list-item>
                <text:p text:style-name="P386"><text:soft-page-break/><text:span text:style-name="Strong_20_Emphasis"><text:span text:style-name="T1">Direct Address:</text:span></text:span><text:span text:style-name="T1"> Berbicara langsung kepada pembaca remaja ("kamu"). </text:span></text:p>
              </text:list-item>
              <text:list-item>
                <text:p text:style-name="P386"><text:span text:style-name="Strong_20_Emphasis"><text:span text:style-name="T1">Menghubungkan ke Masa Depan Pembaca:</text:span></text:span><text:span text:style-name="T1"> Menekankan relevansi topik bagi generasi mereka. </text:span></text:p>
              </text:list-item>
              <text:list-item>
                <text:p text:style-name="P386"><text:span text:style-name="Strong_20_Emphasis"><text:span text:style-name="T1">Call to Action:</text:span></text:span><text:span text:style-name="T1"> Mendorong untuk terus belajar, berpikir kritis, dan berdiskusi. </text:span></text:p>
              </text:list-item>
              <text:list-item>
                <text:p text:style-name="P386"><text:span text:style-name="Strong_20_Emphasis"><text:span text:style-name="T1">Reiteration Pesan Kunci:</text:span></text:span><text:span text:style-name="T1"> Mengulang kembali pentingnya gaya hidup sehat sebagai tindakan paling konkret saat ini (menghubungkan ke Bab 5). </text:span></text:p>
              </text:list-item>
              <text:list-item>
                <text:p text:style-name="P197"><text:span text:style-name="Strong_20_Emphasis"><text:span text:style-name="T1">Pesan Inspiratif &amp; Memberdayakan:</text:span></text:span><text:span text:style-name="T1"> Memberikan kata-kata penutup yang positif, memotivasi, dan menekankan tanggung jawab. </text:span></text:p>
              </text:list-item>
            </text:list>
            <text:p text:style-name="Text_20_body"><text:span text:style-name="Strong_20_Emphasis"><text:span text:style-name="T1">[Prompt untuk Ilustrasi Gambar (Opsional)]</text:span></text:span></text:p>
            <text:list xml:id="list4799764905598639281" text:style-name="L220">
              <text:list-item>
                <text:p text:style-name="P198"><text:span text:style-name="Strong_20_Emphasis"><text:span text:style-name="T1">Saran Prompt Gambar:</text:span></text:span><text:span text:style-name="T1"> "Gambarkan seorang remaja (bisa laki-laki atau perempuan, representasi pembaca) berdiri memegang buku ini (buku 'Manusia Abadi'). Tatapannya ke depan, terlihat cerdas dan penuh pertimbangan. Di latar belakangnya, ada gambaran masa depan yang cerah namun juga kompleks (mungkin siluet kota futuristik, simbol DNA, tapi juga ada tanda tanya atau simbol timbangan etika). Di dekat kakinya, ada ikon-ikon gaya hidup sehat (apel, sepatu lari, bantal tidur, simbol hati tenang) yang bersinar terang. Judul: 'Masa Depan Dimulai Dari Kamu: Berpikir Kritis, Hidup Sehat!'" </text:span></text:p>
              </text:list-item>
            </text:list>
            <text:p text:style-name="P442"/>
            <text:p text:style-name="Text_20_body"><text:span text:style-name="T1">Ini adalah jawaban untuk prompt terakhir dari kerangka Bab 8. Selanjutnya adalah bagian </text:span><text:span text:style-name="Strong_20_Emphasis"><text:span text:style-name="T1">Penutup</text:span></text:span><text:span text:style-name="T1">. Saya akan menunggu perintah Anda ("YAX" atau "lanjut") untuk melanjutkan ke bagian tersebut.</text:span></text:p>
          </text:section>
          <text:section text:style-name="Sect1" text:name="feedback-form-60">
            <text:p text:style-name="P400"/>
          </text:section>
        </text:section>
        <text:section text:style-name="Sect1" text:name="299a2bf8cb1ff932">
          <text:p text:style-name="P212"/>
          <text:section text:style-name="Sect1" text:name="user-query-content-61">
            <text:p text:style-name="P440">YAX </text:p>
          </text:section>
          <text:p text:style-name="P400">Tampilkan alur berpikir</text:p>
          <text:section text:style-name="Sect2" text:name="model-response-message-contentr_299a2bf8cb1ff932">
            <text:p text:style-name="Text_20_body"><text:span text:style-name="T1">Baik, saya lanjutkan (Sabtu, 26 April 2025, 10:18 WIB di Medan, Sumatera Utara). Kita masuk ke bagian </text:span><text:span text:style-name="Strong_20_Emphasis"><text:span text:style-name="T1">Penutup</text:span></text:span><text:span text:style-name="T1">, dimulai dengan </text:span><text:span text:style-name="Strong_20_Emphasis"><text:span text:style-name="T1">Refleksi Akhir: Misteri dan Makna Kehidupan</text:span></text:span><text:span text:style-name="T1">.</text:span></text:p>
            <text:p text:style-name="P442"><text:soft-page-break/></text:p>
            <text:p text:style-name="Text_20_body"><text:span text:style-name="Strong_20_Emphasis"><text:span text:style-name="T1">(Jawaban untuk Prompt Subbab Penutup: Refleksi Akhir: Misteri dan Makna Kehidupan)</text:span></text:span></text:p>
            <text:p text:style-name="Text_20_body"><text:span text:style-name="Strong_20_Emphasis"><text:span text:style-name="T1">Penutup</text:span></text:span></text:p>
            <text:p text:style-name="Text_20_body"><text:span text:style-name="Strong_20_Emphasis"><text:span text:style-name="T1">Refleksi Akhir: Misteri dan Makna Kehidupan</text:span></text:span></text:p>
            <text:p text:style-name="P212">Dan akhirnya, kita kembali ke titik awal: mimpi manusia tentang keabadian, tentang menembus batas waktu yang diberikan alam. Sepanjang halaman-halaman buku ini, kita telah melihat bagaimana mimpi kuno itu kini bertemu dengan kekuatan sains modern yang luar biasa. Kita menyaksikan bagaimana para ilmuwan membongkar rahasia penuaan sel demi sel, molekul demi molekul, dan mulai merancang teknologi yang beberapa dekade lalu hanya ada dalam khayalan.</text:p>
            <text:p text:style-name="P212">Namun, semakin dalam kita menggali, semakin kita sadar bahwa jawaban pasti atas pertanyaan "mungkinkah kita hidup selamanya?" masih tersembunyi di balik tabir misteri masa depan. Sains terus melangkah maju dengan kecepatan yang mengagumkan, tetapi alam semesta dan kompleksitas kehidupan selalu menyimpan rahasia baru untuk diungkap.</text:p>
            <text:p text:style-name="Text_20_body"><text:span text:style-name="T1">Mungkin, yang lebih penting dari sekadar menemukan jawaban 'ya' atau 'tidak' adalah apa yang kita pelajari tentang diri kita sendiri dalam proses pencarian ini. Keinginan untuk hidup lebih lama mengungkapkan begitu banyak tentang sifat dasar manusia: rasa ingin tahu kita yang tak terbatas, keterikatan kita pada kehidupan dan orang-orang yang kita cintai, ketakutan kita menghadapi ketiadaan, dan terutama, pencarian kita yang tak pernah usai akan </text:span><text:span text:style-name="Strong_20_Emphasis"><text:span text:style-name="T1">makna</text:span></text:span><text:span text:style-name="T1"> dalam setiap detik waktu yang kita miliki. Menghargai kedalaman dan kerumitan pertanyaan inilah yang mungkin membuat perjalanan hidup kita—berapa pun panjangnya—menjadi lebih berarti.</text:span></text:p>
            <text:p text:style-name="P442"/>
            <text:p text:style-name="Text_20_body"><text:span text:style-name="Strong_20_Emphasis"><text:span text:style-name="T1">[Tips Tambahan yang Digunakan:]</text:span></text:span></text:p>
            <text:list xml:id="list5740464170172128307" text:style-name="L221">
              <text:list-item>
                <text:p text:style-name="P387"><text:span text:style-name="Strong_20_Emphasis"><text:span text:style-name="T1">Nada Reflektif:</text:span></text:span><text:span text:style-name="T1"> Menggunakan bahasa yang lebih filosofis dan merenung. </text:span></text:p>
              </text:list-item>
              <text:list-item>
                <text:p text:style-name="P387"><text:span text:style-name="Strong_20_Emphasis"><text:span text:style-name="T1">Menghubungkan Awal &amp; Akhir:</text:span></text:span><text:span text:style-name="T1"> Merujuk kembali ke mimpi kuno di awal buku. </text:span></text:p>
              </text:list-item>
              <text:list-item>
                <text:p text:style-name="P387"><text:span text:style-name="Strong_20_Emphasis"><text:span text:style-name="T1">Mengakui Misteri:</text:span></text:span><text:span text:style-name="T1"> Menerima bahwa jawaban definitif belum ada. </text:span></text:p>
              </text:list-item>
              <text:list-item>
                <text:p text:style-name="P387"><text:soft-page-break/><text:span text:style-name="Strong_20_Emphasis"><text:span text:style-name="T1">Fokus pada Proses Pencarian:</text:span></text:span><text:span text:style-name="T1"> Menekankan pelajaran yang didapat dari </text:span><text:span text:style-name="Emphasis"><text:span text:style-name="T1">upaya</text:span></text:span><text:span text:style-name="T1"> memahami penuaan. </text:span></text:p>
              </text:list-item>
              <text:list-item>
                <text:p text:style-name="P199"><text:span text:style-name="Strong_20_Emphasis"><text:span text:style-name="T1">Menekankan Makna:</text:span></text:span><text:span text:style-name="T1"> Menggarisbawahi pencarian makna sebagai inti dari keinginan umur panjang. </text:span></text:p>
              </text:list-item>
            </text:list>
            <text:p text:style-name="Text_20_body"><text:span text:style-name="Strong_20_Emphasis"><text:span text:style-name="T1">[Prompt untuk Ilustrasi Gambar (Opsional)]</text:span></text:span></text:p>
            <text:list xml:id="list8022045047243940282" text:style-name="L222">
              <text:list-item>
                <text:p text:style-name="P200"><text:span text:style-name="Strong_20_Emphasis"><text:span text:style-name="T1">Saran Prompt Gambar:</text:span></text:span><text:span text:style-name="T1"> "Gambarkan siluet manusia yang berdiri di tepi pantai saat senja, memandang ke arah cakrawala lautan luas yang berkabut dan tak berujung. Di langit, ada bintang-bintang dan mungkin galaksi samar, melambangkan misteri alam semesta dan kehidupan. Beri kesan tenang, kontemplatif, dan sedikit misterius. Judul bisa ditiadakan atau cukup simbol kecil seperti spiral tak berujung." </text:span></text:p>
              </text:list-item>
            </text:list>
            <text:p text:style-name="P442"/>
            <text:p text:style-name="P212">Saya akan menunggu perintah Anda ("YAX" atau "lanjut") untuk melanjutkan ke prompt terakhir (Subbab Penutup: Pesan untuk Masa Kini).</text:p>
          </text:section>
          <text:section text:style-name="Sect1" text:name="feedback-form-61">
            <text:p text:style-name="P400"/>
          </text:section>
        </text:section>
        <text:section text:style-name="Sect1" text:name="0d3222e1340ba70c">
          <text:p text:style-name="P212"/>
          <text:section text:style-name="Sect1" text:name="user-query-content-62">
            <text:p text:style-name="P440">YAX </text:p>
          </text:section>
          <text:p text:style-name="P400">Tampilkan alur berpikir</text:p>
          <text:section text:style-name="Sect2" text:name="model-response-message-contentr_0d3222e1340ba70c">
            <text:p text:style-name="Text_20_body"><text:span text:style-name="T1">Baik, saya lanjutkan (Sabtu, 26 April 2025, 10:19 WIB di Medan, Sumatera Utara). Ini adalah bagian terakhir dari buku, </text:span><text:span text:style-name="Strong_20_Emphasis"><text:span text:style-name="T1">Pesan untuk Masa Kini</text:span></text:span><text:span text:style-name="T1">.</text:span></text:p>
            <text:p text:style-name="P442"/>
            <text:p text:style-name="Text_20_body"><text:span text:style-name="Strong_20_Emphasis"><text:span text:style-name="T1">(Jawaban untuk Prompt Subbab Penutup: Pesan untuk Masa Kini)</text:span></text:span></text:p>
            <text:p text:style-name="Text_20_body"><text:span text:style-name="Strong_20_Emphasis"><text:span text:style-name="T1">Pesan untuk Masa Kini</text:span></text:span></text:p>
            <text:p text:style-name="Text_20_body"><text:span text:style-name="T1">Membayangkan masa depan di mana manusia bisa hidup ratusan tahun memang mengasyikkan sekaligus menegangkan. Tapi, sambil kita menanti (dan mungkin ikut membentuk) masa depan itu, ada satu hal yang jauh lebih penting dan berada dalam kendali penuh kita: </text:span><text:span text:style-name="Strong_20_Emphasis"><text:span text:style-name="T1">kehidupan kita di sini, saat ini.</text:span></text:span></text:p>
            <text:p text:style-name="Text_20_body"><text:span text:style-name="T1">Terlepas dari apakah kelak akan ada 'pil awet muda' atau terapi gen canggih, nilai sesungguhnya dari keberadaan kita tidak diukur semata-mata </text:span><text:soft-page-break/><text:span text:style-name="T1">dari seberapa banyak angka tahun yang berhasil kita kumpulkan. Nilai itu terletak pada </text:span><text:span text:style-name="Strong_20_Emphasis"><text:span text:style-name="T1">bagaimana kita mengisi setiap hari</text:span></text:span><text:span text:style-name="T1"> yang kita miliki sekarang.</text:span></text:p>
            <text:p text:style-name="Text_20_body"><text:span text:style-name="T1">Jangan menunggu nanti untuk mulai belajar hal baru yang kamu minati. Jangan menunda untuk membangun hubungan yang tulus dan hangat dengan keluarga dan teman-temanmu. Jangan ragu untuk mengejar </text:span><text:span text:style-name="Emphasis"><text:span text:style-name="T1">passion</text:span></text:span><text:span text:style-name="T1">-mu, mencoba hal baru, atau sekadar berhenti sejenak untuk menikmati momen sederhana—indahnya matahari terbenam, lezatnya makanan favorit, atau serunya tertawa bersama sahabat.</text:span></text:p>
            <text:p text:style-name="P212">Kualitas hidup, kedalaman pengalaman, kebaikan yang kita tebarkan, dan kontribusi yang kita berikan pada sekitar—sekecil apapun itu—mungkin jauh lebih berharga daripada sekadar hidup lama tanpa makna. Hidup yang dijalani dengan penuh kesadaran, rasa syukur, dan keberanian untuk terus tumbuh adalah sebuah 'mahakarya' tersendiri, sebuah 'keabadian' dalam jejak yang kita tinggalkan di hati orang lain dan di dunia.</text:p>
            <text:p text:style-name="Text_20_body"><text:span text:style-name="T1">Semoga buku ini tidak hanya memberimu pengetahuan tentang sains umur panjang, tetapi juga mengingatkanmu untuk </text:span><text:span text:style-name="Strong_20_Emphasis"><text:span text:style-name="T1">merayakan dan memaksimalkan kehidupanmu yang berharga saat ini.</text:span></text:span><text:span text:style-name="T1"> Jalanilah masa remajamu dengan semangat, teruslah belajar, berpikir kritis, dan jadilah versi terbaik dari dirimu, hari ini dan setiap hari.</text:span></text:p>
            <text:p text:style-name="P212">Terima kasih sudah menemani perjalanan ini. Masa depan menanti, tapi kehidupan ada di sini, sekarang. Jalanilah dengan baik!</text:p>
            <text:p text:style-name="P442"/>
            <text:p text:style-name="Text_20_body"><text:span text:style-name="Strong_20_Emphasis"><text:span text:style-name="T1">[Tips Tambahan yang Digunakan:]</text:span></text:span></text:p>
            <text:list xml:id="list572629417636122802" text:style-name="L223">
              <text:list-item>
                <text:p text:style-name="P388"><text:span text:style-name="Strong_20_Emphasis"><text:span text:style-name="T1">Fokus pada Saat Ini:</text:span></text:span><text:span text:style-name="T1"> Mengalihkan penekanan dari masa depan ke nilai kehidupan sekarang. </text:span></text:p>
              </text:list-item>
              <text:list-item>
                <text:p text:style-name="P388"><text:span text:style-name="Strong_20_Emphasis"><text:span text:style-name="T1">Pesan Inspiratif &amp; Membumi:</text:span></text:span><text:span text:style-name="T1"> Memberikan motivasi untuk hidup bermakna saat ini. </text:span></text:p>
              </text:list-item>
              <text:list-item>
                <text:p text:style-name="P388"><text:span text:style-name="Strong_20_Emphasis"><text:span text:style-name="T1">Menekankan Kualitas vs. Kuantitas:</text:span></text:span><text:span text:style-name="T1"> Menggarisbawahi pentingnya kualitas hidup daripada sekadar panjang usia. </text:span></text:p>
              </text:list-item>
              <text:list-item>
                <text:p text:style-name="P388"><text:span text:style-name="Strong_20_Emphasis"><text:span text:style-name="T1">Ajakan Bertindak Positif:</text:span></text:span><text:span text:style-name="T1"> Mendorong pembaca untuk belajar, membangun hubungan, mengejar passion, dan berkontribusi. </text:span></text:p>
              </text:list-item>
              <text:list-item>
                <text:p text:style-name="P201"><text:span text:style-name="Strong_20_Emphasis"><text:span text:style-name="T1">Nada Penutup yang Hangat:</text:span></text:span><text:span text:style-name="T1"> Memberikan ucapan terima kasih dan </text:span><text:soft-page-break/><text:span text:style-name="T1">pesan akhir yang positif. </text:span></text:p>
              </text:list-item>
            </text:list>
            <text:p text:style-name="Text_20_body"><text:span text:style-name="Strong_20_Emphasis"><text:span text:style-name="T1">[Prompt untuk Ilustrasi Gambar (Opsional)]</text:span></text:span></text:p>
            <text:list xml:id="list3970942413690782882" text:style-name="L224">
              <text:list-item>
                <text:p text:style-name="P202"><text:span text:style-name="Strong_20_Emphasis"><text:span text:style-name="T1">Saran Prompt Gambar:</text:span></text:span><text:span text:style-name="T1"> "Gambarkan siluet seorang remaja yang sedang tersenyum lebar, dikelilingi oleh ikon-ikon kecil yang mewakili 'kehidupan saat ini' yang bermakna: buku, alat musik, kuas lukis, simbol pertemanan/hati, bola, tanaman yang tumbuh subur, mungkin ikon membantu orang lain. Latar belakangnya cerah dan penuh harapan. Judul bisa berupa kutipan inspiratif seperti 'Hidupi Hari Ini Sepenuhnya!' atau 'Kualitas Hidup Adalah Kuncinya'." </text:span></text:p>
              </text:list-item>
            </text:list>
            <text:p text:style-name="P442"/>
            <text:p text:style-name="P212">Ini adalah jawaban untuk prompt terakhir dari kerangka yang telah kita susun. Saya telah mencoba menjawab setiap prompt secara bertahap sesuai permintaan, menggunakan gaya bahasa dan tips yang disarankan, serta menambahkan ide ilustrasi. Semoga ini membantu penyusunan buku Anda!</text:p>
          </text:section>
          <text:section text:style-name="Sect1" text:name="feedback-form-62">
            <text:p text:style-name="P400"/>
          </text:section>
        </text:section>
        <text:section text:style-name="Sect1" text:name="592656c5bed5da43">
          <text:p text:style-name="P212"/>
          <text:section text:style-name="Sect1" text:name="user-query-content-63">
            <text:p text:style-name="P440">buat glosarium </text:p>
          </text:section>
          <text:p text:style-name="P400">Tampilkan alur berpikir</text:p>
          <text:section text:style-name="Sect2" text:name="model-response-message-contentr_592656c5bed5da43">
            <text:p text:style-name="P212">Tentu, berikut adalah draf Glosarium (daftar istilah penting) untuk buku "Manusia Abadi: Mungkinkah Kita Hidup Selamanya?", beserta penjelasan singkat yang mudah dipahami untuk remaja:</text:p>
            <text:p text:style-name="P442"/>
            <text:p text:style-name="Text_20_body"><text:span text:style-name="Strong_20_Emphasis"><text:span text:style-name="T1">Glosarium</text:span></text:span></text:p>
            <text:list xml:id="list7657986909470900709" text:style-name="L225">
              <text:list-item>
                <text:p text:style-name="P389"><text:span text:style-name="Strong_20_Emphasis"><text:span text:style-name="T1">Alkemis (Alchemist):</text:span></text:span><text:span text:style-name="T1"> Ahli kimia dan filsuf zaman kuno/pertengahan yang mencoba mengubah logam biasa menjadi emas dan mencari ramuan kehidupan abadi (Eliksir Kehidupan). Meskipun tujuannya terdengar magis, mereka berkontribusi pada pengembangan awal ilmu kimia. </text:span></text:p>
              </text:list-item>
              <text:list-item>
                <text:p text:style-name="P389"><text:span text:style-name="Strong_20_Emphasis"><text:span text:style-name="T1">Antioksidan (Antioxidant):</text:span></text:span><text:span text:style-name="T1"> Zat (bisa diproduksi tubuh atau dari makanan seperti buah dan sayur) yang berfungsi seperti 'pemadam api' untuk menetralisir molekul berbahaya bernama radikal bebas di </text:span><text:soft-page-break/><text:span text:style-name="T1">dalam sel. </text:span></text:p>
              </text:list-item>
              <text:list-item>
                <text:p text:style-name="P389"><text:span text:style-name="Strong_20_Emphasis"><text:span text:style-name="T1">Apoptosis:</text:span></text:span><text:span text:style-name="T1"> Proses 'bunuh diri' sel yang terprogram secara alami. Ini adalah cara tubuh menyingkirkan sel yang sudah tua, rusak, atau tidak dibutuhkan lagi secara aman. </text:span></text:p>
              </text:list-item>
              <text:list-item>
                <text:p text:style-name="P389"><text:span text:style-name="Strong_20_Emphasis"><text:span text:style-name="T1">Biomarker Penuaan (Aging Biomarker):</text:span></text:span><text:span text:style-name="T1"> Penanda biologis (bisa berupa molekul di darah, kondisi sel, dll.) yang bisa diukur untuk memperkirakan 'usia biologis' seseorang (seberapa tua tubuhnya secara fungsi) atau untuk melihat efektivitas terapi anti-penuaan. </text:span></text:p>
              </text:list-item>
              <text:list-item>
                <text:p text:style-name="P389"><text:span text:style-name="Strong_20_Emphasis"><text:span text:style-name="T1">Bioteknologi (Biotechnology):</text:span></text:span><text:span text:style-name="T1"> Pemanfaatan organisme hidup (seperti bakteri atau sel) atau bagiannya (seperti DNA atau enzim) untuk membuat produk atau proses yang bermanfaat bagi manusia, termasuk dalam bidang kesehatan dan anti-penuaan. </text:span></text:p>
              </text:list-item>
              <text:list-item>
                <text:p text:style-name="P389"><text:span text:style-name="Strong_20_Emphasis"><text:span text:style-name="T1">Blue Zones (Zona Biru):</text:span></text:span><text:span text:style-name="T1"> Wilayah-wilayah di dunia (seperti Okinawa, Sardinia, Ikaria) di mana penduduknya secara signifikan hidup lebih lama dan lebih sehat dibandingkan rata-rata global, seringkali karena gaya hidup tradisional mereka. </text:span></text:p>
              </text:list-item>
              <text:list-item>
                <text:p text:style-name="P389"><text:span text:style-name="Strong_20_Emphasis"><text:span text:style-name="T1">Centenarian:</text:span></text:span><text:span text:style-name="T1"> Sebutan untuk orang yang usianya mencapai 100 tahun atau lebih. </text:span><text:span text:style-name="Emphasis"><text:span text:style-name="T1">Supercentenarian</text:span></text:span><text:span text:style-name="T1"> adalah orang yang usianya mencapai 110 tahun atau lebih. </text:span></text:p>
              </text:list-item>
              <text:list-item>
                <text:p text:style-name="P389"><text:span text:style-name="Strong_20_Emphasis"><text:span text:style-name="T1">CRISPR-Cas9:</text:span></text:span><text:span text:style-name="T1"> Teknologi pengeditan gen yang revolusioner, sering diibaratkan sebagai 'gunting molekuler' atau fitur 'cari &amp; ganti' yang memungkinkan ilmuwan mengubah kode DNA dengan presisi tinggi. Punya potensi besar tapi juga risiko dan tantangan etis. </text:span></text:p>
              </text:list-item>
              <text:list-item>
                <text:p text:style-name="P389"><text:span text:style-name="Strong_20_Emphasis"><text:span text:style-name="T1">DNA (Deoxyribonucleic Acid):</text:span></text:span><text:span text:style-name="T1"> Molekul super panjang berbentuk spiral ganda (double helix) yang ada di inti setiap sel. DNA membawa semua instruksi genetik ('buku resep' kehidupan) untuk perkembangan, fungsi, pertumbuhan, dan reproduksi semua makhluk hidup. </text:span></text:p>
              </text:list-item>
              <text:list-item>
                <text:p text:style-name="P389"><text:span text:style-name="Strong_20_Emphasis"><text:span text:style-name="T1">Eliksir Kehidupan (Elixir of Life):</text:span></text:span><text:span text:style-name="T1"> Ramuan mitos atau legendaris yang dipercaya bisa memberikan kehidupan abadi atau awet muda kepada siapa saja yang meminumnya. Dicari oleh para alkemis. </text:span></text:p>
              </text:list-item>
              <text:list-item>
                <text:p text:style-name="P389"><text:span text:style-name="Strong_20_Emphasis"><text:span text:style-name="T1">Epigenetika (Epigenetics):</text:span></text:span><text:span text:style-name="T1"> Studi tentang perubahan aktivitas gen yang </text:span><text:span text:style-name="Emphasis"><text:span text:style-name="T1">tidak</text:span></text:span><text:span text:style-name="T1"> disebabkan oleh perubahan pada urutan DNA itu sendiri, melainkan oleh 'penanda' kimia di atas DNA. Penanda ini bisa dipengaruhi oleh faktor lingkungan dan gaya hidup (seperti pola makan, stres), dan berfungsi seperti 'saklar' yang mengatur gen mana </text:span><text:soft-page-break/><text:span text:style-name="T1">yang aktif atau nonaktif. </text:span></text:p>
              </text:list-item>
              <text:list-item>
                <text:p text:style-name="P389"><text:span text:style-name="Strong_20_Emphasis"><text:span text:style-name="T1">Etika (Ethics):</text:span></text:span><text:span text:style-name="T1"> Cabang filsafat yang mempelajari tentang prinsip-prinsip moral, benar dan salah, baik dan buruk, serta kewajiban dalam perilaku manusia. Dalam konteks buku ini, membahas dilema moral seputar upaya memperpanjang usia. </text:span></text:p>
              </text:list-item>
              <text:list-item>
                <text:p text:style-name="P389"><text:span text:style-name="Strong_20_Emphasis"><text:span text:style-name="T1">Fiksi Ilmiah (Science Fiction / Sci-Fi):</text:span></text:span><text:span text:style-name="T1"> Genre cerita (buku, film, komik) yang berbasis pada spekulasi ilmiah atau teknologi masa depan, seringkali mengeksplorasi kemungkinan yang belum tentu bisa dicapai oleh sains saat ini (contoh: keabadian absolut, perjalanan waktu). </text:span></text:p>
              </text:list-item>
              <text:list-item>
                <text:p text:style-name="P389"><text:span text:style-name="Strong_20_Emphasis"><text:span text:style-name="T1">Gen (Gene):</text:span></text:span><text:span text:style-name="T1"> Segmen atau potongan tertentu dari DNA yang berisi instruksi spesifik untuk membuat satu produk fungsional, biasanya protein. Gen inilah yang menentukan sifat-sifat warisan kita (seperti 'buku resep' individual di perpustakaan DNA). </text:span></text:p>
              </text:list-item>
              <text:list-item>
                <text:p text:style-name="P389"><text:span text:style-name="Strong_20_Emphasis"><text:span text:style-name="T1">Genetika (Genetics):</text:span></text:span><text:span text:style-name="T1"> Cabang biologi yang mempelajari tentang gen, pewarisan sifat, dan variasi pada makhluk hidup. </text:span></text:p>
              </text:list-item>
              <text:list-item>
                <text:p text:style-name="P389"><text:span text:style-name="Strong_20_Emphasis"><text:span text:style-name="T1">Gerontokrasi (Gerontocracy):</text:span></text:span><text:span text:style-name="T1"> Sistem pemerintahan atau kondisi sosial di mana kekuasaan didominasi oleh orang-orang tua. Menjadi kekhawatiran jika umur panjang radikal terjadi. </text:span></text:p>
              </text:list-item>
              <text:list-item>
                <text:p text:style-name="P389"><text:span text:style-name="Strong_20_Emphasis"><text:span text:style-name="T1">Healthspan (Masa Hidup Sehat):</text:span></text:span><text:span text:style-name="T1"> Jumlah tahun hidup yang dijalani seseorang dalam kondisi kesehatan yang relatif baik, aktif, mandiri, dan bebas dari penyakit kronis yang melemahkan. Fokus utama riset anti-penuaan modern adalah memperpanjang </text:span><text:span text:style-name="Emphasis"><text:span text:style-name="T1">healthspan</text:span></text:span><text:span text:style-name="T1">, bukan hanya </text:span><text:span text:style-name="Emphasis"><text:span text:style-name="T1">lifespan</text:span></text:span><text:span text:style-name="T1">. </text:span></text:p>
              </text:list-item>
              <text:list-item>
                <text:p text:style-name="P389"><text:span text:style-name="Strong_20_Emphasis"><text:span text:style-name="T1">Hype:</text:span></text:span><text:span text:style-name="T1"> Klaim atau promosi yang berlebihan dan seringkali tidak didukung bukti kuat, biasanya untuk menciptakan kehebohan atau menjual sesuatu. Penting untuk bersikap kritis terhadap </text:span><text:span text:style-name="Emphasis"><text:span text:style-name="T1">hype</text:span></text:span><text:span text:style-name="T1"> di bidang anti-penuaan. </text:span></text:p>
              </text:list-item>
              <text:list-item>
                <text:p text:style-name="P389"><text:span text:style-name="Strong_20_Emphasis"><text:span text:style-name="T1">Keabadian Absolut (Absolute Immortality):</text:span></text:span><text:span text:style-name="T1"> Konsep (biasanya dalam fiksi) tentang makhluk yang tidak bisa mati </text:span><text:span text:style-name="Emphasis"><text:span text:style-name="T1">sama sekali</text:span></text:span><text:span text:style-name="T1"> karena sebab apapun. Ini </text:span><text:span text:style-name="Emphasis"><text:span text:style-name="T1">bukan</text:span></text:span><text:span text:style-name="T1"> tujuan sains modern. </text:span></text:p>
              </text:list-item>
              <text:list-item>
                <text:p text:style-name="P389"><text:span text:style-name="Strong_20_Emphasis"><text:span text:style-name="T1">Keabadian Biologis (Biological Immortality):</text:span></text:span><text:span text:style-name="T1"> Kondisi di mana suatu organisme tidak mengalami penuaan biologis yang menyebabkan kematian (meskipun masih bisa mati karena faktor eksternal). Contoh: Hydra, ubur-ubur </text:span><text:span text:style-name="Emphasis"><text:span text:style-name="T1">Turritopsis dohrnii</text:span></text:span><text:span text:style-name="T1">. </text:span></text:p>
              </text:list-item>
              <text:list-item>
                <text:p text:style-name="P389"><text:span text:style-name="Strong_20_Emphasis"><text:span text:style-name="T1">Kromosom (Chromosome):</text:span></text:span><text:span text:style-name="T1"> Struktur seperti benang di dalam inti sel </text:span><text:soft-page-break/><text:span text:style-name="T1">yang tersusun dari DNA yang sangat padat dan protein. Kromosom membawa informasi genetik (gen) dalam bentuk yang terorganisir (ibarat 'rak buku' di perpustakaan DNA). Manusia punya 23 pasang kromosom. </text:span></text:p>
              </text:list-item>
              <text:list-item>
                <text:p text:style-name="P389"><text:span text:style-name="Strong_20_Emphasis"><text:span text:style-name="T1">Lifespan (Masa Hidup / Usia Harapan Hidup):</text:span></text:span><text:span text:style-name="T1"> Total durasi waktu hidup suatu organisme dari lahir hingga mati. </text:span></text:p>
              </text:list-item>
              <text:list-item>
                <text:p text:style-name="P389"><text:span text:style-name="Strong_20_Emphasis"><text:span text:style-name="T1">Nanobot:</text:span></text:span><text:span text:style-name="T1"> Robot hipotetis berukuran sangat kecil (skala nanometer) yang dirancang untuk melakukan tugas tertentu, misalnya di dalam tubuh manusia untuk tujuan medis (masih dalam ranah fiksi ilmiah untuk aplikasi kompleks). </text:span></text:p>
              </text:list-item>
              <text:list-item>
                <text:p text:style-name="P389"><text:span text:style-name="Strong_20_Emphasis"><text:span text:style-name="T1">Nanoteknologi (Nanotechnology):</text:span></text:span><text:span text:style-name="T1"> Ilmu dan rekayasa material atau alat pada skala nanometer (sepersemiliar meter). Aplikasinya di bidang medis antara lain untuk pengantaran obat dan diagnostik. </text:span></text:p>
              </text:list-item>
              <text:list-item>
                <text:p text:style-name="P389"><text:span text:style-name="Strong_20_Emphasis"><text:span text:style-name="T1">Overpopulasi (Overpopulation):</text:span></text:span><text:span text:style-name="T1"> Kondisi di mana jumlah populasi (manusia) melebihi daya dukung lingkungan atau sumber daya yang tersedia. Menjadi kekhawatiran jika umur manusia diperpanjang secara radikal. </text:span></text:p>
              </text:list-item>
              <text:list-item>
                <text:p text:style-name="P389"><text:span text:style-name="Strong_20_Emphasis"><text:span text:style-name="T1">Penuaan (Aging):</text:span></text:span><text:span text:style-name="T1"> Proses biologis kompleks yang ditandai dengan akumulasi kerusakan bertahap pada sel dan jaringan seiring waktu, menyebabkan penurunan fungsi fisiologis dan peningkatan kerentanan terhadap penyakit serta kematian. </text:span></text:p>
              </text:list-item>
              <text:list-item>
                <text:p text:style-name="P389"><text:span text:style-name="Strong_20_Emphasis"><text:span text:style-name="T1">Perpanjangan Usia Radikal (Radical Life Extension):</text:span></text:span><text:span text:style-name="T1"> Tujuan ambisius dalam riset anti-penuaan untuk memperpanjang usia harapan hidup manusia secara signifikan (misal: hingga 120, 150 tahun atau lebih) dengan tetap menjaga kesehatan (memperpanjang </text:span><text:span text:style-name="Emphasis"><text:span text:style-name="T1">healthspan</text:span></text:span><text:span text:style-name="T1"> secara drastis). </text:span></text:p>
              </text:list-item>
              <text:list-item>
                <text:p text:style-name="P389"><text:span text:style-name="Strong_20_Emphasis"><text:span text:style-name="T1">Radikal Bebas (Free Radical):</text:span></text:span><text:span text:style-name="T1"> Molekul yang sangat reaktif dan tidak stabil, seringkali merupakan produk sampingan metabolisme normal atau paparan lingkungan (polusi, asap rokok). Dapat merusak komponen sel seperti DNA, protein, dan lemak (ibarat 'percikan api liar'). </text:span></text:p>
              </text:list-item>
              <text:list-item>
                <text:p text:style-name="P389"><text:span text:style-name="Strong_20_Emphasis"><text:span text:style-name="T1">Rekayasa Jaringan (Tissue Engineering):</text:span></text:span><text:span text:style-name="T1"> Bidang ilmu yang bertujuan untuk membuat, memperbaiki, atau mengganti jaringan atau organ tubuh yang rusak menggunakan kombinasi sel, material kerangka (scaffold), dan faktor pertumbuhan. </text:span></text:p>
              </text:list-item>
              <text:list-item>
                <text:p text:style-name="P389"><text:span text:style-name="Strong_20_Emphasis"><text:span text:style-name="T1">Sel Punca (Stem Cell):</text:span></text:span><text:span text:style-name="T1"> Sel 'master' yang belum terspesialisasi, yang </text:span><text:soft-page-break/><text:span text:style-name="T1">memiliki kemampuan unik untuk memperbanyak diri sendiri dan berubah (berdiferensiasi) menjadi berbagai jenis sel dewasa. Punya potensi besar untuk pengobatan regeneratif. </text:span></text:p>
              </text:list-item>
              <text:list-item>
                <text:p text:style-name="P389"><text:span text:style-name="Strong_20_Emphasis"><text:span text:style-name="T1">Sel Punca iPSCs (Induced Pluripotent Stem Cells):</text:span></text:span><text:span text:style-name="T1"> Sel dewasa biasa (misal: sel kulit) yang telah 'diprogram ulang' di laboratorium agar kembali memiliki sifat seperti sel punca embrionik (bisa berubah jadi banyak jenis sel). </text:span></text:p>
              </text:list-item>
              <text:list-item>
                <text:p text:style-name="P389"><text:span text:style-name="Strong_20_Emphasis"><text:span text:style-name="T1">Senescence Seluler ('Sel Zombie'):</text:span></text:span><text:span text:style-name="T1"> Kondisi di mana sel berhenti membelah diri (biasanya karena kerusakan atau stres) tetapi tidak mati. Sel ini menumpuk seiring usia dan mengeluarkan zat kimia berbahaya (SASP) yang menyebabkan peradangan dan merusak jaringan sekitar. </text:span></text:p>
              </text:list-item>
              <text:list-item>
                <text:p text:style-name="P389"><text:span text:style-name="Strong_20_Emphasis"><text:span text:style-name="T1">Senolitik (Senolytics):</text:span></text:span><text:span text:style-name="T1"> Kelas obat yang sedang dikembangkan untuk secara spesifik menargetkan dan membunuh sel senescence ('sel zombie'). </text:span></text:p>
              </text:list-item>
              <text:list-item>
                <text:p text:style-name="P389"><text:span text:style-name="Strong_20_Emphasis"><text:span text:style-name="T1">Stres Oksidatif (Oxidative Stress):</text:span></text:span><text:span text:style-name="T1"> Kondisi ketidakseimbangan di dalam sel ketika jumlah radikal bebas ('percikan api liar') lebih banyak daripada kemampuan tubuh untuk menetralisirnya dengan antioksidan ('pemadam api'). Dapat menyebabkan kerusakan seluler yang luas. </text:span></text:p>
              </text:list-item>
              <text:list-item>
                <text:p text:style-name="P389"><text:span text:style-name="Strong_20_Emphasis"><text:span text:style-name="T1">Telomerase:</text:span></text:span><text:span text:style-name="T1"> Enzim khusus yang dapat memperbaiki atau memperpanjang ujung kromosom (telomer). Aktivitasnya tinggi di sel punca dan sel kanker, tapi rendah di sebagian besar sel tubuh dewasa. </text:span></text:p>
              </text:list-item>
              <text:list-item>
                <text:p text:style-name="P389"><text:span text:style-name="Strong_20_Emphasis"><text:span text:style-name="T1">Telomer (Telomere):</text:span></text:span><text:span text:style-name="T1"> Struktur pelindung di ujung setiap kromosom, terdiri dari urutan DNA berulang. Telomer memendek setiap kali sel membelah, berfungsi seperti 'jam hitung mundur' bagi sel (ibarat 'ujung plastik tali sepatu'). </text:span></text:p>
              </text:list-item>
              <text:list-item>
                <text:p text:style-name="P389"><text:span text:style-name="Strong_20_Emphasis"><text:span text:style-name="T1">Transplantasi (Transplantation):</text:span></text:span><text:span text:style-name="T1"> Prosedur medis memindahkan organ atau jaringan dari satu individu (donor) ke individu lain (resipien) untuk menggantikan organ/jaringan yang rusak atau gagal fungsi. </text:span></text:p>
              </text:list-item>
              <text:list-item>
                <text:p text:style-name="P389"><text:span text:style-name="Strong_20_Emphasis"><text:span text:style-name="T1">Uji Klinis (Clinical Trials):</text:span></text:span><text:span text:style-name="T1"> Serangkaian penelitian bertahap yang dilakukan pada manusia untuk menguji keamanan dan efektivitas obat, terapi, atau alat medis baru sebelum disetujui untuk digunakan secara luas. Prosesnya sangat panjang dan ketat. </text:span></text:p>
              </text:list-item>
              <text:list-item>
                <text:p text:style-name="P203"><text:soft-page-break/><text:span text:style-name="Strong_20_Emphasis"><text:span text:style-name="T1">3D Bioprinting:</text:span></text:span><text:span text:style-name="T1"> Teknologi canggih yang menggunakan 'printer 3D' khusus untuk menyusun sel hidup dan biomaterial (bio-ink) lapis demi lapis guna menciptakan struktur jaringan atau bahkan organ buatan di laboratorium. </text:span></text:p>
              </text:list-item>
            </text:list>
            <text:p text:style-name="P442"/>
            <text:p text:style-name="P212">Semoga glosarium ini bermanfaat untuk memperjelas istilah-istilah kunci dalam buku!</text:p>
          </text:section>
          <text:section text:style-name="Sect1" text:name="feedback-form-63">
            <text:p text:style-name="P400"/>
          </text:section>
        </text:section>
        <text:section text:style-name="Sect1" text:name="9449132fd34ed2fd">
          <text:p text:style-name="P212"/>
          <text:section text:style-name="Sect1" text:name="user-query-content-64">
            <text:p text:style-name="P440">buat daftar bacaan </text:p>
          </text:section>
          <text:p text:style-name="P400">Tampilkan alur berpikir</text:p>
          <text:section text:style-name="Sect2" text:name="model-response-message-contentr_9449132fd34ed2fd">
            <text:p text:style-name="Text_20_body"><text:span text:style-name="T1">Baik, saya lanjutkan (Sabtu, 26 April 2025, 10:21 WIB di Medan, Sumatera Utara). Berikut adalah draf </text:span><text:span text:style-name="Strong_20_Emphasis"><text:span text:style-name="T1">Daftar Bacaan</text:span></text:span><text:span text:style-name="T1"> yang bisa dimasukkan di bagian akhir buku untuk pembaca yang ingin tahu lebih banyak.</text:span></text:p>
            <text:p text:style-name="P442"/>
            <text:p text:style-name="Text_20_body"><text:span text:style-name="Strong_20_Emphasis"><text:span text:style-name="T1">Daftar Bacaan Lebih Lanjut</text:span></text:span></text:p>
            <text:p text:style-name="P212">Topik tentang umur panjang, penuaan, dan teknologi masa depan ini sangat luas dan terus berkembang. Jika kamu tertarik untuk menggali lebih dalam setelah membaca buku ini, berikut adalah beberapa sumber bacaan, website, dan tontonan yang bisa kamu eksplorasi. Ingatlah untuk selalu membaca dengan kritis dan mencari informasi dari sumber yang kredibel, ya!</text:p>
            <text:p text:style-name="Text_20_body"><text:span text:style-name="Strong_20_Emphasis"><text:span text:style-name="T1">Buku Bacaan Populer (Mungkin Perlu Dicari Terjemahannya):</text:span></text:span></text:p>
            <text:list xml:id="list1350726395621237497" text:style-name="L226">
              <text:list-item>
                <text:p text:style-name="P390"><text:span text:style-name="Strong_20_Emphasis"><text:span text:style-name="T1">Lifespan: Why We Age—and Why We Don't Have To</text:span></text:span><text:span text:style-name="T1"> oleh David A. Sinclair, PhD </text:span></text:p>
                <text:list>
                  <text:list-item>
                    <text:p text:style-name="P437">Buku ini populer dan membahas argumen kuat bahwa penuaan mungkin bisa dianggap sebagai penyakit yang dapat diobati. Sinclair menjelaskan risetnya tentang sirtuin, NAD+, dan epigenetika penuaan. (Catatan: Beberapa pandangan Sinclair cukup provokatif dan masih jadi perdebatan di kalangan ilmuwan). </text:p>
                  </text:list-item>
                </text:list>
              </text:list-item>
              <text:list-item>
                <text:p text:style-name="P390"><text:span text:style-name="Strong_20_Emphasis"><text:span text:style-name="T1">Ending Aging: The Rejuvenation Breakthroughs That Could </text:span></text:span><text:soft-page-break/><text:span text:style-name="Strong_20_Emphasis"><text:span text:style-name="T1">Reverse Human Aging in Our Lifetime</text:span></text:span><text:span text:style-name="T1"> oleh Aubrey de Grey, PhD &amp; Michael Rae </text:span></text:p>
                <text:list>
                  <text:list-item>
                    <text:p text:style-name="P437">Buku ini menguraikan pendekatan SENS (Strategies for Engineered Negligible Senescence) yang fokus pada perbaikan berbagai jenis kerusakan seluler yang menumpuk seiring usia. Lebih fokus pada solusi teknologi dan rekayasa. </text:p>
                  </text:list-item>
                </text:list>
              </text:list-item>
              <text:list-item>
                <text:p text:style-name="P204"><text:span text:style-name="Strong_20_Emphasis"><text:span text:style-name="T1">Buku-buku Sains Populer Lainnya:</text:span></text:span><text:span text:style-name="T1"> Carilah buku-buku yang menjelaskan dasar-dasar biologi sel, genetika (seperti karya Siddhartha Mukherjee tentang gen), atau buku tentang etika bioteknologi yang ditulis untuk pembaca awam. </text:span></text:p>
              </text:list-item>
            </text:list>
            <text:p text:style-name="Text_20_body"><text:span text:style-name="Strong_20_Emphasis"><text:span text:style-name="T1">Website &amp; Sumber Online (Sebagian Besar dalam Bahasa Inggris):</text:span></text:span></text:p>
            <text:list xml:id="list8953467739561241326" text:style-name="L227">
              <text:list-item>
                <text:p text:style-name="P391"><text:span text:style-name="Strong_20_Emphasis"><text:span text:style-name="T1">National Institute on Aging (NIA) - nia.nih.gov:</text:span></text:span><text:span text:style-name="T1"> Bagian dari National Institutes of Health (NIH) Amerika Serikat. Sumber informasi yang sangat kredibel tentang riset penuaan, kesehatan lansia, dan penyakit terkait usia. Bahasanya cukup formal tapi akurat. </text:span></text:p>
              </text:list-item>
              <text:list-item>
                <text:p text:style-name="P391"><text:span text:style-name="Strong_20_Emphasis"><text:span text:style-name="T1">SENS Research Foundation - sens.org:</text:span></text:span><text:span text:style-name="T1"> Organisasi nirlaba yang didirikan Aubrey de Grey, fokus pada riset bioteknologi peremajaan untuk mengatasi kerusakan akibat penuaan. Menawarkan perspektif tentang pendekatan 'perbaikan'. </text:span></text:p>
              </text:list-item>
              <text:list-item>
                <text:p text:style-name="P391"><text:span text:style-name="Strong_20_Emphasis"><text:span text:style-name="T1">TED Talks - ted.com:</text:span></text:span><text:span text:style-name="T1"> Cari ceramah-ceramah inspiratif dan informatif dengan kata kunci seperti "aging", "longevity", "genetics", "bioethics", "CRISPR". Banyak ilmuwan dan pemikir hebat berbagi ide di sini dengan cara yang menarik. </text:span></text:p>
              </text:list-item>
              <text:list-item>
                <text:p text:style-name="P391"><text:span text:style-name="Strong_20_Emphasis"><text:span text:style-name="T1">Kurzgesagt – In a Nutshell (YouTube Channel):</text:span></text:span><text:span text:style-name="T1"> Kanal animasi sains populer yang sering menjelaskan topik kompleks (termasuk penuaan, DNA, CRISPR) dengan visualisasi yang keren dan mudah dipahami. </text:span></text:p>
              </text:list-item>
              <text:list-item>
                <text:p text:style-name="P391"><text:span text:style-name="Strong_20_Emphasis"><text:span text:style-name="T1">SciShow (YouTube Channel):</text:span></text:span><text:span text:style-name="T1"> Kanal YouTube lain yang membahas berbagai topik sains dengan penjelasan yang jelas dan akurat, seringkali mencakup topik biologi dan kesehatan. </text:span></text:p>
              </text:list-item>
              <text:list-item>
                <text:p text:style-name="P391"><text:span text:style-name="Strong_20_Emphasis"><text:span text:style-name="T1">Portal Berita Sains Terkemuka (Online):</text:span></text:span><text:span text:style-name="T1"> </text:span></text:p>
                <text:list>
                  <text:list-item>
                    <text:p text:style-name="P391"><text:span text:style-name="Emphasis"><text:span text:style-name="T1">Scientific American (scientificamerican.com)</text:span></text:span><text:span text:style-name="T1"> </text:span></text:p>
                  </text:list-item>
                  <text:list-item>
                    <text:p text:style-name="P391"><text:span text:style-name="Emphasis"><text:span text:style-name="T1">Nature (nature.com)</text:span></text:span><text:span text:style-name="T1"> </text:span></text:p>
                  </text:list-item>
                  <text:list-item>
                    <text:p text:style-name="P391"><text:span text:style-name="Emphasis"><text:span text:style-name="T1">Science (sciencemag.org)</text:span></text:span><text:span text:style-name="T1"> </text:span></text:p>
                  </text:list-item>
                  <text:list-item>
                    <text:p text:style-name="P391"><text:span text:style-name="Emphasis"><text:span text:style-name="T1">New Scientist (newscientist.com)</text:span></text:span><text:span text:style-name="T1"> (Catatan: Artikel di sini bisa </text:span><text:soft-page-break/><text:span text:style-name="T1">jadi cukup teknis, tapi sering ada rangkuman atau berita yang lebih mudah diakses). </text:span></text:p>
                  </text:list-item>
                </text:list>
              </text:list-item>
              <text:list-item>
                <text:p text:style-name="P205"><text:span text:style-name="Strong_20_Emphasis"><text:span text:style-name="T1">Bagian Sains di Media Nasional:</text:span></text:span><text:span text:style-name="T1"> Seperti </text:span><text:span text:style-name="Source_20_Text"><text:span text:style-name="T1">kompas.com/sains</text:span></text:span><text:span text:style-name="T1">, </text:span><text:span text:style-name="Source_20_Text"><text:span text:style-name="T1">tempo.co/tekno</text:span></text:span><text:span text:style-name="T1">, atau </text:span><text:span text:style-name="Source_20_Text"><text:span text:style-name="T1">lipi.go.id</text:span></text:span><text:span text:style-name="T1"> (sekarang terintegrasi di BRIN) kadang memuat artikel atau liputan terkait riset biologi atau kesehatan di Indonesia (meskipun mungkin tidak spesifik tentang anti-penuaan). </text:span></text:p>
              </text:list-item>
            </text:list>
            <text:p text:style-name="Text_20_body"><text:span text:style-name="Strong_20_Emphasis"><text:span text:style-name="T1">Video &amp; Dokumenter:</text:span></text:span></text:p>
            <text:list xml:id="list6319484044589606182" text:style-name="L228">
              <text:list-item>
                <text:p text:style-name="P392"><text:span text:style-name="Strong_20_Emphasis"><text:span text:style-name="T1">Live to 100: Secrets of the Blue Zones (Netflix):</text:span></text:span><text:span text:style-name="T1"> Dokumenter yang sangat relevan dengan Bab 5, mengikuti perjalanan Dan Buettner menjelajahi gaya hidup komunitas berumur panjang di seluruh dunia. Sangat inspiratif! </text:span></text:p>
              </text:list-item>
              <text:list-item>
                <text:p text:style-name="P392"><text:span text:style-name="Strong_20_Emphasis"><text:span text:style-name="T1">Human Nature (Netflix):</text:span></text:span><text:span text:style-name="T1"> Dokumenter yang membahas teknologi CRISPR, potensinya yang luar biasa, sekaligus dilema etika yang menyertainya. </text:span></text:p>
              </text:list-item>
              <text:list-item>
                <text:p text:style-name="P206"><text:span text:style-name="Strong_20_Emphasis"><text:span text:style-name="T1">Explained - The Future of Meat / Designer DNA (Netflix):</text:span></text:span><text:span text:style-name="T1"> Episode-episode serial 'Explained' yang menyentuh topik terkait bioteknologi pangan dan genetika dengan cara yang ringkas dan visual. </text:span></text:p>
              </text:list-item>
            </text:list>
            <text:p text:style-name="Text_20_body"><text:span text:style-name="Strong_20_Emphasis"><text:span text:style-name="T1">Catatan Penting:</text:span></text:span></text:p>
            <text:list xml:id="list6347980255606903961" text:style-name="L229">
              <text:list-item>
                <text:p text:style-name="P393"><text:span text:style-name="T1">Dunia sains terus bergerak cepat! Informasi yang paling </text:span><text:span text:style-name="Emphasis"><text:span text:style-name="T1">up-to-date</text:span></text:span><text:span text:style-name="T1"> biasanya ada di jurnal ilmiah atau website lembaga riset terkemuka. </text:span></text:p>
              </text:list-item>
              <text:list-item>
                <text:p text:style-name="P393"><text:span text:style-name="T1">Selalu </text:span><text:span text:style-name="Strong_20_Emphasis"><text:span text:style-name="T1">cek kredibilitas sumber</text:span></text:span><text:span text:style-name="T1"> informasi, terutama jika berasal dari website komersial atau media sosial. Waspadai klaim yang berlebihan atau produk 'ajaib' anti-penuaan. </text:span></text:p>
              </text:list-item>
              <text:list-item>
                <text:p text:style-name="P207"><text:span text:style-name="Strong_20_Emphasis"><text:span text:style-name="T1">Bandingkan berbagai sudut pandang.</text:span></text:span><text:span text:style-name="T1"> Tidak semua ilmuwan setuju pada satu teori atau pendekatan. Membaca dari berbagai sumber akan memberimu gambaran yang lebih lengkap dan seimbang. </text:span></text:p>
              </text:list-item>
            </text:list>
            <text:p text:style-name="P212">Selamat melanjutkan penjelajahanmu di dunia sains yang menakjubkan ini!</text:p>
            <text:p text:style-name="P442"/>
            <text:p text:style-name="P212">Ini adalah bagian terakhir dari Daftar Bacaan. Dengan ini, semua prompt yang Anda minta untuk dijawab telah selesai saya kerjakan sesuai urutan dan ketentuan.</text:p>
          </text:section>
          <text:section text:style-name="Sect1" text:name="feedback-form-64">
            <text:p text:style-name="P400"><text:soft-page-break/></text:p>
          </text:section>
        </text:section>
        <text:section text:style-name="Sect1" text:name="48a681f6b9616479">
          <text:p text:style-name="P212"/>
          <text:section text:style-name="Sect1" text:name="user-query-content-65">
            <text:p text:style-name="P440">buat prompt pembuatan sampul buku </text:p>
          </text:section>
          <text:p text:style-name="P400">Tampilkan alur berpikir</text:p>
          <text:section text:style-name="Sect2" text:name="model-response-message-contentr_48a681f6b9616479">
            <text:p text:style-name="P212">Oke, ini adalah draf prompt yang bisa Anda gunakan (atau berikan kepada desainer grafis/AI image generator) untuk membuat sampul buku "Manusia Abadi: Mungkinkah Kita Hidup Selamanya?":</text:p>
            <text:p text:style-name="P442"/>
            <text:p text:style-name="Text_20_body"><text:span text:style-name="Strong_20_Emphasis"><text:span text:style-name="T1">Prompt Pembuatan Sampul Buku</text:span></text:span></text:p>
            <text:p text:style-name="Text_20_body"><text:span text:style-name="Strong_20_Emphasis"><text:span text:style-name="T1">Judul Buku:</text:span></text:span><text:span text:style-name="T1"> Manusia Abadi </text:span><text:span text:style-name="Strong_20_Emphasis"><text:span text:style-name="T1">Subjudul:</text:span></text:span><text:span text:style-name="T1"> Mungkinkah Kita Hidup Selamanya? </text:span><text:span text:style-name="Strong_20_Emphasis"><text:span text:style-name="T1">Nama Penulis:</text:span></text:span><text:span text:style-name="T1"> [Nama Penulis Anda] </text:span><text:span text:style-name="Strong_20_Emphasis"><text:span text:style-name="T1">Genre:</text:span></text:span><text:span text:style-name="T1"> Sains Populer / Non-Fiksi Futuristik </text:span><text:span text:style-name="Strong_20_Emphasis"><text:span text:style-name="T1">Target Pembaca:</text:span></text:span><text:span text:style-name="T1"> Remaja (Usia 13-22 Tahun)</text:span></text:p>
            <text:p text:style-name="Text_20_body"><text:span text:style-name="Strong_20_Emphasis"><text:span text:style-name="T1">Konsep Visual Utama &amp; Mood:</text:span></text:span><text:span text:style-name="T1"> Tolong buat desain sampul buku yang </text:span><text:span text:style-name="Strong_20_Emphasis"><text:span text:style-name="T1">modern, menarik perhatian (eye-catching), dan membangkitkan rasa ingin tahu</text:span></text:span><text:span text:style-name="T1"> untuk remaja. Sampul harus mencerminkan tema utama buku: eksplorasi ilmiah tentang kemungkinan memperpanjang usia manusia secara radikal, menggabungkan aspek biologi, teknologi, dan pertanyaan etis/filosofis.</text:span></text:p>
            <text:p text:style-name="Text_20_body"><text:span text:style-name="Strong_20_Emphasis"><text:span text:style-name="T1">Ide Elemen Visual (Pilih salah satu atau kombinasikan secara harmonis):</text:span></text:span></text:p>
            <text:list xml:id="list1815772719684418547" text:style-name="L230">
              <text:list-item>
                <text:p text:style-name="P394"><text:span text:style-name="Strong_20_Emphasis"><text:span text:style-name="T1">Transformasi DNA:</text:span></text:span><text:span text:style-name="T1"> Gambarkan untaian DNA (double helix) yang ikonik. Sebagian untaian terlihat alami, namun sebagian lagi secara visual bertransisi atau menyatu dengan elemen teknologi seperti sirkuit digital, kode biner, atau pola geometris futuristik. Ini melambangkan intervensi teknologi pada biologi dasar. </text:span></text:p>
              </text:list-item>
              <text:list-item>
                <text:p text:style-name="P394"><text:span text:style-name="Strong_20_Emphasis"><text:span text:style-name="T1">Jam Biologis Modern:</text:span></text:span><text:span text:style-name="T1"> Gunakan ikonografi waktu (jam dinding, jam pasir, atau stopwatch digital) tetapi dengan sentuhan biologis/futuristik. Misalnya, jam pasir yang 'pasir'-nya adalah sel-sel kecil atau partikel nano; atau jam digital yang angkanya terbentuk dari untaian DNA. </text:span></text:p>
              </text:list-item>
              <text:list-item>
                <text:p text:style-name="P394"><text:span text:style-name="Strong_20_Emphasis"><text:span text:style-name="T1">Siluet Manusia &amp; Evolusi:</text:span></text:span><text:span text:style-name="T1"> Gambarkan siluet manusia. Mungkin siluet yang terpecah atau bertransisi: satu sisi tampak normal, sisi lain memancarkan cahaya, terdiri dari sirkuit, atau menunjukkan </text:span><text:soft-page-break/><text:span text:style-name="T1">struktur sel/DNA. Ini melambangkan potensi perubahan pada kondisi manusia. </text:span></text:p>
              </text:list-item>
              <text:list-item>
                <text:p text:style-name="P394"><text:span text:style-name="Strong_20_Emphasis"><text:span text:style-name="T1">Abstraksi Sains &amp; Teknologi:</text:span></text:span><text:span text:style-name="T1"> Gunakan latar belakang atau elemen abstrak yang menggabungkan pola organik (seperti jaringan sel) dengan pola digital atau teknologi (seperti garis sirkuit, cahaya neon, atau grid futuristik). </text:span></text:p>
              </text:list-item>
              <text:list-item>
                <text:p text:style-name="P208"><text:span text:style-name="Strong_20_Emphasis"><text:span text:style-name="T1">Fokus pada Pertanyaan:</text:span></text:span><text:span text:style-name="T1"> Gunakan simbol tanda tanya (?) sebagai elemen desain utama yang besar dan stylish, mungkin terjalin dengan untaian DNA atau elemen waktu. </text:span></text:p>
              </text:list-item>
            </text:list>
            <text:p text:style-name="Text_20_body"><text:span text:style-name="Strong_20_Emphasis"><text:span text:style-name="T1">Gaya Desain &amp; Warna:</text:span></text:span></text:p>
            <text:list xml:id="list2080136104954619739" text:style-name="L231">
              <text:list-item>
                <text:p text:style-name="P395"><text:span text:style-name="Strong_20_Emphasis"><text:span text:style-name="T1">Gaya:</text:span></text:span><text:span text:style-name="T1"> Modern, bersih (clean), bisa sedikit minimalis tapi tetap kuat, atau ilustrasi digital yang dinamis dan stylish. Hindari gaya yang terlalu kartunis, terlalu 'ilmiah-kaku', atau terlalu fantasi gelap. Harus terlihat relevan untuk rak buku </text:span><text:span text:style-name="Emphasis"><text:span text:style-name="T1">Young Adult Non-Fiction</text:span></text:span><text:span text:style-name="T1">. </text:span></text:p>
              </text:list-item>
              <text:list-item>
                <text:p text:style-name="P209"><text:span text:style-name="Strong_20_Emphasis"><text:span text:style-name="T1">Warna:</text:span></text:span><text:span text:style-name="T1"> Gunakan palet warna yang menarik. Mungkin dominan biru, hijau, atau ungu (kesan sains, teknologi, misteri) tapi dengan </text:span><text:span text:style-name="Strong_20_Emphasis"><text:span text:style-name="T1">aksen warna cerah</text:span></text:span><text:span text:style-name="T1"> (seperti kuning neon, oranye, magenta) atau </text:span><text:span text:style-name="Strong_20_Emphasis"><text:span text:style-name="T1">metalik</text:span></text:span><text:span text:style-name="T1"> (silver, emas muda) untuk menonjolkan judul atau elemen visual kunci dan membuatnya 'pop'. Hindari kombinasi warna yang kusam atau terlalu gelap. </text:span></text:p>
              </text:list-item>
            </text:list>
            <text:p text:style-name="Text_20_body"><text:span text:style-name="Strong_20_Emphasis"><text:span text:style-name="T1">Tipografi:</text:span></text:span></text:p>
            <text:list xml:id="list1725928740999646679" text:style-name="L232">
              <text:list-item>
                <text:p text:style-name="P396"><text:span text:style-name="Strong_20_Emphasis"><text:span text:style-name="T1">Judul Utama ("Manusia Abadi"):</text:span></text:span><text:span text:style-name="T1"> Harus paling menonjol. Gunakan font sans-serif yang modern, kuat, tebal, dan mudah dibaca dari jauh. </text:span></text:p>
              </text:list-item>
              <text:list-item>
                <text:p text:style-name="P396"><text:span text:style-name="Strong_20_Emphasis"><text:span text:style-name="T1">Subjudul ("Mungkinkah Kita Hidup Selamanya?"):</text:span></text:span><text:span text:style-name="T1"> Lebih kecil dari judul utama, bisa diletakkan di bawah atau di atasnya. Gunakan font sans-serif yang serasi tapi lebih ringan. </text:span></text:p>
              </text:list-item>
              <text:list-item>
                <text:p text:style-name="P210"><text:span text:style-name="Strong_20_Emphasis"><text:span text:style-name="T1">Nama Penulis:</text:span></text:span><text:span text:style-name="T1"> Jelas terbaca, proporsional, tidak mengganggu visual utama. Gunakan font yang bersih dan profesional. </text:span></text:p>
              </text:list-item>
            </text:list>
            <text:p text:style-name="Text_20_body"><text:span text:style-name="Strong_20_Emphasis"><text:span text:style-name="T1">Keseluruhan Kesan:</text:span></text:span><text:span text:style-name="T1"> Sampul harus terasa </text:span><text:span text:style-name="Strong_20_Emphasis"><text:span text:style-name="T1">mengundang pertanyaan</text:span></text:span><text:span text:style-name="T1">, sedikit </text:span><text:span text:style-name="Strong_20_Emphasis"><text:span text:style-name="T1">misterius</text:span></text:span><text:span text:style-name="T1">, </text:span><text:span text:style-name="Strong_20_Emphasis"><text:span text:style-name="T1">futuristik</text:span></text:span><text:span text:style-name="T1">, namun tetap </text:span><text:span text:style-name="Strong_20_Emphasis"><text:span text:style-name="T1">kredibel</text:span></text:span><text:span text:style-name="T1"> sebagai buku sains populer untuk remaja. Harus membuat calon pembaca berhenti dan bertanya, "Wow, ini tentang apa ya?"</text:span></text:p>
            <text:p text:style-name="P442"/>
            <text:p text:style-name="P212"><text:soft-page-break/>Anda bisa menyesuaikan atau menambahkan detail lain sesuai preferensi Anda. Semoga prompt ini membantu menghasilkan sampul buku yang menarik!</text:p>
          </text:section>
          <text:section text:style-name="Sect1" text:name="feedback-form-65">
            <text:p text:style-name="P400"/>
          </text:section>
        </text:section>
        <text:section text:style-name="Sect1" text:name="ce55940b7618fedd">
          <text:p text:style-name="P212"/>
          <text:section text:style-name="Sect1" text:name="user-query-content-66">
            <text:p text:style-name="P440">sebutkan buku,film yang terkait tema buku ini </text:p>
          </text:section>
          <text:p text:style-name="P400">Tampilkan alur berpikir</text:p>
          <text:section text:style-name="Sect2" text:name="model-response-message-contentr_ce55940b7618fedd">
            <text:p text:style-name="P212">Tentu, berikut adalah beberapa rekomendasi buku dan film yang temanya berkaitan erat dengan isi buku "Manusia Abadi: Mungkinkah Kita Hidup Selamanya?". Daftar ini mencakup karya non-fiksi untuk pendalaman materi dan karya fiksi (buku/film) yang mengeksplorasi ide dan dilema seputar umur panjang, teknologi, dan kemanusiaan.</text:p>
            <text:p text:style-name="Text_20_body"><text:span text:style-name="Emphasis"><text:span text:style-name="T1">(Catatan: Beberapa karya fiksi dan film mungkin memiliki rating usia atau tema yang lebih dewasa, sebaiknya cek terlebih dahulu kesesuaiannya).</text:span></text:span></text:p>
            <text:p text:style-name="Text_20_body"><text:span text:style-name="Strong_20_Emphasis"><text:span text:style-name="T1">Buku Bacaan:</text:span></text:span></text:p>
            <text:p text:style-name="Text_20_body"><text:span text:style-name="Strong_20_Emphasis"><text:span text:style-name="T1">Non-Fiksi (Untuk Memperdalam Sains &amp; Konsep):</text:span></text:span></text:p>
            <text:list xml:id="list2061109338567355500" text:style-name="L233">
              <text:list-item>
                <text:p text:style-name="P397"><text:span text:style-name="Strong_20_Emphasis"><text:span text:style-name="T1">Homo Deus: Masa Depan Umat Manusia</text:span></text:span><text:span text:style-name="T1"> (Judul Asli: </text:span><text:span text:style-name="Emphasis"><text:span text:style-name="T1">Homo Deus: A Brief History of Tomorrow</text:span></text:span><text:span text:style-name="T1">) oleh Yuval Noah Harari </text:span></text:p>
                <text:list>
                  <text:list-item>
                    <text:p text:style-name="P438">Buku ini secara luas membahas arah masa depan umat manusia, termasuk upaya kita untuk 'meng-upgrade' diri menjadi 'Homo Deus' (Manusia Dewa) melalui teknologi, dengan fokus besar pada pencarian keabadian (mengalahkan kematian), kebahagiaan abadi, dan kekuatan ilahi. Sangat relevan dengan pertanyaan besar buku Anda. (Sudah ada terjemahan Bahasa Indonesia). </text:p>
                  </text:list-item>
                </text:list>
              </text:list-item>
              <text:list-item>
                <text:p text:style-name="P397"><text:span text:style-name="Strong_20_Emphasis"><text:span text:style-name="T1">Lifespan: Mengapa Kita Menua—dan Mengapa Kita Tidak Harus Menua</text:span></text:span><text:span text:style-name="T1"> (Judul Asli: </text:span><text:span text:style-name="Emphasis"><text:span text:style-name="T1">Lifespan: Why We Age—and Why We Don't Have To</text:span></text:span><text:span text:style-name="T1">) oleh David A. Sinclair, PhD </text:span></text:p>
                <text:list>
                  <text:list-item>
                    <text:p text:style-name="P438">Seperti yang disebutkan di Daftar Bacaan, buku ini membahas pandangan bahwa penuaan adalah penyakit yang bisa diobati, fokus pada riset epigenetika dan jalur-jalur biokimia penuaan. Memberikan perspektif optimistis (meski sedikit kontroversial) dari seorang ilmuwan di bidangnya. </text:p>
                  </text:list-item>
                </text:list>
              </text:list-item>
              <text:list-item>
                <text:p text:style-name="P397"><text:soft-page-break/><text:span text:style-name="Strong_20_Emphasis"><text:span text:style-name="T1">The Gene: An Intimate History</text:span></text:span><text:span text:style-name="T1"> oleh Siddhartha Mukherjee </text:span></text:p>
                <text:list>
                  <text:list-item>
                    <text:p text:style-name="P438">Buku ini (cukup tebal) mengupas tuntas sejarah pemahaman manusia tentang gen dan genetika, dari Mendel hingga CRISPR. Memberikan fondasi kuat untuk memahami aspek genetika dalam buku Anda. (Sudah ada terjemahan Bahasa Indonesia). </text:p>
                  </text:list-item>
                </text:list>
              </text:list-item>
              <text:list-item>
                <text:p text:style-name="P397"><text:span text:style-name="Strong_20_Emphasis"><text:span text:style-name="T1">Ending Aging: The Rejuvenation Breakthroughs That Could Reverse Human Aging in Our Lifetime</text:span></text:span><text:span text:style-name="T1"> oleh Aubrey de Grey, PhD &amp; Michael Rae </text:span></text:p>
                <text:list>
                  <text:list-item>
                    <text:p text:style-name="P238">Menjelaskan pendekatan rekayasa (SENS) untuk memperbaiki berbagai jenis kerusakan seluler yang menyebabkan penuaan. Memberikan gambaran tentang optimisme teknologi dalam mengatasi penuaan. </text:p>
                  </text:list-item>
                </text:list>
              </text:list-item>
            </text:list>
            <text:p text:style-name="Text_20_body"><text:span text:style-name="Strong_20_Emphasis"><text:span text:style-name="T1">Fiksi (Untuk Mengeksplorasi Ide &amp; Dilema):</text:span></text:span></text:p>
            <text:list xml:id="list6009886123823709005" text:style-name="L234">
              <text:list-item>
                <text:p text:style-name="P398"><text:span text:style-name="Strong_20_Emphasis"><text:span text:style-name="T1">Scythe (Seri Arc of a Scythe)</text:span></text:span><text:span text:style-name="T1"> oleh Neal Shusterman </text:span></text:p>
                <text:list>
                  <text:list-item>
                    <text:p text:style-name="P398"><text:span text:style-name="T1">Novel </text:span><text:span text:style-name="Emphasis"><text:span text:style-name="T1">Young Adult</text:span></text:span><text:span text:style-name="T1"> (YA) yang sangat relevan! Berlatar di masa depan di mana kematian alami telah ditaklukkan berkat teknologi. Untuk mengontrol populasi, sekelompok orang terpilih (Scythe) bertugas untuk 'memanen' (membunuh) manusia secara acak dan adil. Mengeksplorasi secara mendalam isu overpopulasi, makna hidup tanpa kematian alami, kebosanan, dan etika kekuasaan atas hidup dan mati. </text:span></text:p>
                  </text:list-item>
                </text:list>
              </text:list-item>
              <text:list-item>
                <text:p text:style-name="P398"><text:span text:style-name="Strong_20_Emphasis"><text:span text:style-name="T1">Brave New World</text:span></text:span><text:span text:style-name="T1"> oleh Aldous Huxley </text:span></text:p>
                <text:list>
                  <text:list-item>
                    <text:p text:style-name="P439">Novel klasik distopia yang menggambarkan masyarakat masa depan di mana manusia direkayasa secara genetik, dikondisikan secara psikologis, penuaan hampir dihilangkan, dan kebahagiaan 'dipaksakan' lewat obat penenang. Mengajukan pertanyaan tentang harga sebuah 'kesempurnaan' dan hilangnya kemanusiaan. </text:p>
                  </text:list-item>
                </text:list>
              </text:list-item>
              <text:list-item>
                <text:p text:style-name="P398"><text:span text:style-name="Strong_20_Emphasis"><text:span text:style-name="T1">Never Let Me Go</text:span></text:span><text:span text:style-name="T1"> oleh Kazuo Ishiguro </text:span></text:p>
                <text:list>
                  <text:list-item>
                    <text:p text:style-name="P439">Novel menyentuh (juga sudah difilmkan) yang mengeksplorasi sisi gelap dari upaya memperpanjang hidup. Bercerita tentang anak-anak hasil kloning yang dibesarkan hanya untuk diambil organ tubuhnya saat dewasa demi orang lain. Menggugah pertanyaan etis tentang pengorbanan dan kemanusiaan. </text:p>
                  </text:list-item>
                </text:list>
              </text:list-item>
              <text:list-item>
                <text:p text:style-name="P398"><text:soft-page-break/><text:span text:style-name="Strong_20_Emphasis"><text:span text:style-name="T1">Frankenstein</text:span></text:span><text:span text:style-name="T1"> oleh Mary Shelley </text:span></text:p>
                <text:list>
                  <text:list-item>
                    <text:p text:style-name="P439">Meskipun klasik horor, ini adalah eksplorasi fundamental tentang ambisi manusia untuk 'menciptakan kehidupan' dan 'bermain Tuhan', serta konsekuensi tak terduga dari sains yang melampaui batas etika. </text:p>
                  </text:list-item>
                </text:list>
              </text:list-item>
              <text:list-item>
                <text:p text:style-name="P398"><text:span text:style-name="Strong_20_Emphasis"><text:span text:style-name="T1">The Postmortal</text:span></text:span><text:span text:style-name="T1"> oleh Drew Magary </text:span></text:p>
                <text:list>
                  <text:list-item>
                    <text:p text:style-name="P239">Novel ini bertanya: Apa yang terjadi jika 'obat anti-penuaan' ditemukan dan tersedia luas? Ceritanya mengikuti dampak sosial, ekonomi, dan personal yang kacau balau ketika manusia berhenti menua di usia tertentu. Menjelajahi tema kebosanan, overpopulasi, dan perubahan nilai secara gamblang. </text:p>
                  </text:list-item>
                </text:list>
              </text:list-item>
            </text:list>
            <text:p text:style-name="Text_20_body"><text:span text:style-name="Strong_20_Emphasis"><text:span text:style-name="T1">Film &amp; Serial TV:</text:span></text:span></text:p>
            <text:list xml:id="list3740109566207353392" text:style-name="L235">
              <text:list-item>
                <text:p text:style-name="P399"><text:span text:style-name="Strong_20_Emphasis"><text:span text:style-name="T1">Gattaca (1997):</text:span></text:span><text:span text:style-name="T1"> Film klasik sci-fi cerdas yang mengeksplorasi dunia di mana genetika menentukan status sosial. Orang 'valid' (hasil rekayasa genetik) mendapat privilege, sementara orang 'in-valid' (lahir alami) dianggap inferior. Mengangkat tema determinisme genetik, diskriminasi, dan semangat manusia melampaui 'takdir' biologisnya. Sangat relevan dengan Bab 3 &amp; 6. </text:span></text:p>
              </text:list-item>
              <text:list-item>
                <text:p text:style-name="P399"><text:span text:style-name="Strong_20_Emphasis"><text:span text:style-name="T1">In Time (2011):</text:span></text:span><text:span text:style-name="T1"> Film action sci-fi di mana waktu adalah mata uang. Orang kaya bisa hidup 'abadi' dengan membeli waktu, sementara orang miskin harus berjuang setiap detik untuk bertahan hidup. Visualisasi ekstrem dari kesenjangan akses (Bab 6.1). </text:span></text:p>
              </text:list-item>
              <text:list-item>
                <text:p text:style-name="P399"><text:span text:style-name="Strong_20_Emphasis"><text:span text:style-name="T1">Elysium (2013):</text:span></text:span><text:span text:style-name="T1"> Menggambarkan kesenjangan sosial ekstrem di masa depan. Kaum elit hidup di stasiun luar angkasa mewah (Elysium) dengan teknologi medis super canggih (termasuk pod penyembuh instan), sementara Bumi menjadi kumuh dan penuh penyakit. Relevan dengan isu keadilan akses teknologi kesehatan. </text:span></text:p>
              </text:list-item>
              <text:list-item>
                <text:p text:style-name="P399"><text:span text:style-name="Strong_20_Emphasis"><text:span text:style-name="T1">Live to 100: Secrets of the Blue Zones (Netflix):</text:span></text:span><text:span text:style-name="T1"> Dokumenter yang wajib ditonton untuk melengkapi Bab 5. Mengikuti Dan Buettner mengunjungi Zona Biru dan mengungkap rahasia gaya hidup penduduknya. </text:span></text:p>
              </text:list-item>
              <text:list-item>
                <text:p text:style-name="P399"><text:span text:style-name="Strong_20_Emphasis"><text:span text:style-name="T1">Altered Carbon (Netflix Series &amp; Buku oleh Richard K. Morgan):</text:span></text:span><text:span text:style-name="T1"> Sci-fi noir (dengan tema dewasa) di mana kesadaran bisa disimpan dalam 'cortical stack' dan dipindahkan antar tubuh ('sleeve'). </text:span><text:soft-page-break/><text:span text:style-name="T1">Mengeksplorasi tema identitas, ketidaksetaraan (orang super kaya bisa ganti 'sleeve' mewah dan hidup lama), dan makna tubuh fisik jika kesadaran bisa abadi. </text:span></text:p>
              </text:list-item>
              <text:list-item>
                <text:p text:style-name="P399"><text:span text:style-name="Strong_20_Emphasis"><text:span text:style-name="T1">Black Mirror (Netflix Series):</text:span></text:span><text:span text:style-name="T1"> Serial antologi yang banyak episodenya mengeksplorasi sisi gelap teknologi masa depan, termasuk tema terkait kesadaran digital, upload pikiran, perpanjangan hidup artifisial, dan konsekuensi tak terduga lainnya (misal: episode "San Junipero", "Be Right Back"). </text:span></text:p>
              </text:list-item>
              <text:list-item>
                <text:p text:style-name="P211"><text:span text:style-name="Strong_20_Emphasis"><text:span text:style-name="T1">Her (2013):</text:span></text:span><text:span text:style-name="T1"> Film yang lebih fokus pada kecerdasan buatan dan hubungan manusia-mesin, namun menyentuh tema evolusi kesadaran dan kemungkinan masa depan 'pasca-biologis' yang mungkin relevan dengan diskusi tentang batas kemanusiaan. </text:span></text:p>
              </text:list-item>
            </text:list>
            <text:p text:style-name="P212">Semoga daftar ini bisa memberikan inspirasi tontonan atau bacaan lebih lanjut yang menarik dan relevan dengan tema buku Anda!</text:p>
          </text:section>
          <text:section text:style-name="Sect1" text:name="feedback-form-66">
            <text:p text:style-name="P400"/>
          </text:section>
        </text:section>
        <text:section text:style-name="Sect1" text:name="fa7d1fc4992d632f">
          <text:p text:style-name="P212"/>
          <text:section text:style-name="Sect1" text:name="user-query-content-67">
            <text:p text:style-name="P440">buat anekdot yang terinspirasi dari buku ini </text:p>
          </text:section>
          <text:p text:style-name="P400">Tampilkan alur berpikir</text:p>
          <text:section text:style-name="Sect2" text:name="model-response-message-contentr_fa7d1fc4992d632f">
            <text:p text:style-name="P212">Tentu, ini sebuah anekdot ringan yang terinspirasi dari berbagai tema dalam buku "Manusia Abadi: Mungkinkah Kita Hidup Selamanya?":</text:p>
            <text:p text:style-name="P442"/>
            <text:p text:style-name="Text_20_body"><text:span text:style-name="Strong_20_Emphasis"><text:span text:style-name="T1">Anekdot: Jus Kale Telomer Pak Budi</text:span></text:span></text:p>
            <text:p text:style-name="P212">Pak Budi, setelah membaca (entah buku apa, pokoknya tentang awet muda), mendadak jadi aktivis umur panjang paling militan di kompleks perumahannya. Setiap pagi, tetangga bisa melihat Pak Budi melakukan 'gerak alami' ala Zona Biru—menyapu halaman dengan sapu lidi super panjang sambil melakukan peregangan aneh yang katanya bagus buat 'merangsang autofagi seluler'.</text:p>
            <text:p text:style-name="P212">Puncaknya adalah saat arisan keluarga besar. Di tengah hidangan rendang, opor, dan es buah yang menggoda, Pak Budi dengan bangga mengeluarkan botol minum raksasanya berisi... jus hijau keruh.</text:p>
            <text:p text:style-name="P212">"Ini apa, Pak?" tanya keponakannya yang masih SMP.</text:p>
            <text:p text:style-name="Text_20_body"><text:soft-page-break/><text:span text:style-name="T1">"Oh, ini?" Pak Budi mengangkat botolnya dengan bangga. "Ini jus </text:span><text:span text:style-name="Emphasis"><text:span text:style-name="T1">superfood</text:span></text:span><text:span text:style-name="T1"> anti-penuaan racikan Bapak! Isinya kale organik, spirulina, sedikit brokoli kukus untuk sulforaphane-nya, wheatgrass, plus sejumput kunyit untuk anti-inflamasi. Katanya bisa bantu melindungi telomer dan melawan stres oksidatif!"</text:span></text:p>
            <text:p text:style-name="P212">Semua mata tertuju pada jus hijau itu. Neneknya Pak Budi, yang usianya sudah 85 tahun tapi masih lincah menanam cabai di pot, mendekat.</text:p>
            <text:p text:style-name="P212">"Warnanya kok kayak lumut, Bud," celetuk Nenek sambil terkekeh. "Nggak makan rendang?"</text:p>
            <text:p text:style-name="Text_20_body"><text:span text:style-name="T1">"Aduh, Nek," sahut Pak Budi sambil menepuk perutnya. "Harus jaga </text:span><text:span text:style-name="Emphasis"><text:span text:style-name="T1">healthspan</text:span></text:span><text:span text:style-name="T1">! Daging merah itu tinggi lemak jenuh, bisa memicu peradangan. Lagipula, saya lagi coba </text:span><text:span text:style-name="Emphasis"><text:span text:style-name="T1">intermittent fasting</text:span></text:span><text:span text:style-name="T1"> 16:8, jadi baru buka jendela makan satu jam lagi. Ini jus buat jaga-jaga biar sel zombie nggak berpesta pora."</text:span></text:p>
            <text:p text:style-name="P212">Keponakannya menatap bingung antara Pak Budi, jus lumutnya, dan piring rendang Nenek yang sudah hampir licin.</text:p>
            <text:p text:style-name="Text_20_body"><text:span text:style-name="T1">Nenek tersenyum bijak, lalu mencomot sepotong rendang lagi. "Ya baguslah kalau mau sehat, Bud. Tapi ingat, Nek bisa umur segini kuncinya cuma satu: makan rendang secukupnya, ngurus cucu secukupnya, ngomel ke kakekmu juga secukupnya. Jangan kebanyakan </text:span><text:span text:style-name="Emphasis"><text:span text:style-name="T1">anu</text:span></text:span><text:span text:style-name="T1">-oksidan sama </text:span><text:span text:style-name="Emphasis"><text:span text:style-name="T1">anu</text:span></text:span><text:span text:style-name="T1">-phagy nanti malah lupa caranya </text:span><text:span text:style-name="Emphasis"><text:span text:style-name="T1">nganu</text:span></text:span><text:span text:style-name="T1">... ketawa!"</text:span></text:p>
            <text:p text:style-name="Text_20_body"><text:span text:style-name="T1">Pak Budi terdiam, menatap jus hijaunya, lalu melirik Neneknya yang tertawa renyah sambil menikmati rendang. Mungkin, pikirnya, Nenek benar juga. Jangan-jangan kunci </text:span><text:span text:style-name="Emphasis"><text:span text:style-name="T1">healthspan</text:span></text:span><text:span text:style-name="T1"> yang sesungguhnya adalah... rendang secukupnya dan tawa secukupnya?</text:span></text:p>
            <text:p text:style-name="P442"/>
            <text:p text:style-name="P212">Anekdot ini mencoba menyentuh tema gaya hidup (diet sehat, puasa), konsep ilmiah (telomer, stres oksidatif, autofagi, sel zombie), dan sedikit refleksi tentang keseimbangan serta makna hidup (kebahagiaan sederhana vs. obsesi kesehatan) dengan cara yang ringan.</text:p>
          </text:section>
          <text:section text:style-name="Sect1" text:name="feedback-form-67">
            <text:p text:style-name="P400"/>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6T17:03:51.45</meta:creation-date>
    <meta:document-statistic meta:table-count="0" meta:image-count="0" meta:object-count="0" meta:page-count="211" meta:paragraph-count="2051" meta:word-count="50105" meta:character-count="354593"/>
    <dc:date>2025-04-26T17:05:04.35</dc:date>
    <dc:creator>OJie </dc:creator>
    <meta:editing-duration>PT1M13S</meta:editing-duration>
    <meta:editing-cycles>1</meta:editing-cycles>
    <meta:generator>OpenOffice/4.1.15$Win32 OpenOffice.org_project/4115m2$Build-9813</meta:generator>
  </office:meta>
</office:document-meta>
</file>